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3.152in"/>
    </style:style>
    <style:style style:name="co5" style:family="table-column">
      <style:table-column-properties fo:break-before="auto" style:column-width="7.8366in"/>
    </style:style>
    <style:style style:name="co6" style:family="table-column">
      <style:table-column-properties fo:break-before="auto" style:column-width="4.1382in"/>
    </style:style>
    <style:style style:name="co7" style:family="table-column">
      <style:table-column-properties fo:break-before="auto" style:column-width="7.7083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1575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a_5f_labor">
      <style:table-properties table:display="true" style:writing-mode="lr-tb"/>
    </style:style>
    <style:style style:name="ta2" style:family="table" style:master-page-name="PageStyle_5f_a_5f_medi">
      <style:table-properties table:display="true" style:writing-mode="lr-tb"/>
    </style:style>
    <style:style style:name="ta3" style:family="table" style:master-page-name="PageStyle_5f_a_5f_vital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_lab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Old Database ID</text:p>
          </table:table-cell>
          <table:table-cell office:value-type="string" calcext:value-type="string">
            <text:p>Heureka ID</text:p>
          </table:table-cell>
          <table:table-cell table:number-columns-repeated="16382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_medi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Old Database ID</text:p>
          </table:table-cell>
          <table:table-cell office:value-type="string" calcext:value-type="string">
            <text:p>Heureka 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zZjXtJYCBsv7x3iTth2w==</text:p>
          </table:table-cell>
          <table:table-cell office:value-type="string" calcext:value-type="string">
            <text:p>C0B9DA3E1EA96382A25A957F5C11EC0F70C31D378B27409CDDC05C5E5A74F9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-IYl5IWsDlmagedEHQeXA==</text:p>
          </table:table-cell>
          <table:table-cell office:value-type="string" calcext:value-type="string">
            <text:p>5A9B558CAE58FA18F764FBA06401B93F66B4D78FB2CD33D0D881785F58BDBA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L4GQSA8heKkW-3OIUPbtQ==</text:p>
          </table:table-cell>
          <table:table-cell office:value-type="string" calcext:value-type="string">
            <text:p>4F90189C11EED57F5C19E52E46F096F41D280368ACF6F4306215EC3D82C456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2OHnmVDiTsJRz0G1ZwpcA==</text:p>
          </table:table-cell>
          <table:table-cell office:value-type="string" calcext:value-type="string">
            <text:p>FC3303CE0DDA16F34E75D99654C0FED0221290FF0353BAF98C2E4704D8D048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lWYdhtqMK164kWiO6bHA==</text:p>
          </table:table-cell>
          <table:table-cell office:value-type="string" calcext:value-type="string">
            <text:p>5EAA3DC65FCB7E7C95031BEB81DFBBA6421B816B7B8F40B1D2575C7BE5AF75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kEPpaFjpIulkU0_rIFDQ==</text:p>
          </table:table-cell>
          <table:table-cell office:value-type="string" calcext:value-type="string">
            <text:p>2D6A8907DAABDA8E4C9DFBC4BAF22E0F78531082E4DE9D11ADBA5C69F0ABDB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jB7IoFlkGP4JKJbMc9DA==</text:p>
          </table:table-cell>
          <table:table-cell office:value-type="string" calcext:value-type="string">
            <text:p>51752CFD71A2F8A4A19CA886D7CAF861D64F09335B5BA32F2F95FCA84232CF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W0P2GavKe428q6hvMO1WA==</text:p>
          </table:table-cell>
          <table:table-cell office:value-type="string" calcext:value-type="string">
            <text:p>4D274FF1E076D6B454A036111112D603FF0FE3B111A020E0019B6EDAB04B24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ygtB4Dx0vKZVq82Wa81wQ==</text:p>
          </table:table-cell>
          <table:table-cell office:value-type="string" calcext:value-type="string">
            <text:p>7780090DBAE3B9067C5FDEA5EAC439D88DB305F3BF1339A360DC7B68C201A2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-i7DYw7Rhxz7y-EHGkVrA==</text:p>
          </table:table-cell>
          <table:table-cell office:value-type="string" calcext:value-type="string">
            <text:p>67B919D2100B5171EBFB27E9A6A9E4681CDB967B6FF64DFEDEDCF44BF7CC54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vbVbdGEFE4HK66KBGGzCQ==</text:p>
          </table:table-cell>
          <table:table-cell office:value-type="string" calcext:value-type="string">
            <text:p>F4E8210452F4090FE72384D3496E92096CAEAE6BA52FA0B2940627ADA8920A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5wQcfW2eRuLXzxqJcv_UA==</text:p>
          </table:table-cell>
          <table:table-cell office:value-type="string" calcext:value-type="string">
            <text:p>364C3E04709F3AF7E267167F55C7CD2A64A15BC275B5DB3648E2ACECA1F2D5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7_A2S7mrSQbrbSw8iO6w==</text:p>
          </table:table-cell>
          <table:table-cell office:value-type="string" calcext:value-type="string">
            <text:p>FCA05693D05B432792E000BCF8B438A63746EFBF66C0A1F6483ACD344E985B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x2wx3twuhZ1u1j4mWd2yQ==</text:p>
          </table:table-cell>
          <table:table-cell office:value-type="string" calcext:value-type="string">
            <text:p>0126CB6FE0478AEDCA2A2AF0DB868C64B8E89A47C99D319873B1FB10F21F62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CQmSw8bTrXuCKWcimH0YQ==</text:p>
          </table:table-cell>
          <table:table-cell office:value-type="string" calcext:value-type="string">
            <text:p>9106F37878DC19345FB9DB03BF79C8C1096ED3394AC1F14B1CE9D70F95E3EA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pmIX1RtSgRyJuEePyU_Ng==</text:p>
          </table:table-cell>
          <table:table-cell office:value-type="string" calcext:value-type="string">
            <text:p>747C3570CFEB71F2B3E21B998459CF824020600E9122AAFB6617B6A5BA6018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lMMMze1b0C4lX-ihtOSQg==</text:p>
          </table:table-cell>
          <table:table-cell office:value-type="string" calcext:value-type="string">
            <text:p>52EFC6521E6234E9C0C80A1287C5AEE9C61A14D2CFE7C2188E879157D6163F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nQxFoIdGbDBDEl6GsL9w==</text:p>
          </table:table-cell>
          <table:table-cell office:value-type="string" calcext:value-type="string">
            <text:p>409BF926CFC115D2685EAC7F7E5BC2119FC8A5CBEC06F4D1E2F670F972514A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p3O7o1iZnZOMO0GJYQxpA==</text:p>
          </table:table-cell>
          <table:table-cell office:value-type="string" calcext:value-type="string">
            <text:p>47A8054D5E70CA85F1D6082E6705000F75BE2E87077FA1CF0747F15656E8C3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yqgbslR2lmo7dN64A4Yvg==</text:p>
          </table:table-cell>
          <table:table-cell office:value-type="string" calcext:value-type="string">
            <text:p>8DD5F381473A145C23B3FFAEAD22EF28C7289290A6BB9AEAB7BF08AA0A0779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p5IfWxm4xLX0_RUupTIAw==</text:p>
          </table:table-cell>
          <table:table-cell office:value-type="string" calcext:value-type="string">
            <text:p>A0497F7BBF3789831BA6A1E13423CD11DC98A8BB7BBD66E5C61577F0D300F9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rozgjHmzvA8K-bt7Xctw==</text:p>
          </table:table-cell>
          <table:table-cell office:value-type="string" calcext:value-type="string">
            <text:p>C548FB060624C1B687900DC040BC9B7E155BB41440145FD9D4225CD3252971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JCisbzdCLHGkKDy8SPvg==</text:p>
          </table:table-cell>
          <table:table-cell office:value-type="string" calcext:value-type="string">
            <text:p>C61F21B72FAEC9C06C301D17FFD957F4227951E55EE5ED342F76EBE164CBCB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89-lG_x-QEgucCxxAl8Dw==</text:p>
          </table:table-cell>
          <table:table-cell office:value-type="string" calcext:value-type="string">
            <text:p>52BA97F0D5B1DD6B5C69686F50BC9E63A0A24D3B260CB737BEBE53C5897EED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AFFf7-3uawIexRUULDd8w==</text:p>
          </table:table-cell>
          <table:table-cell office:value-type="string" calcext:value-type="string">
            <text:p>067D12E78BC13868B1CC628A6B2D63A957358B6E29F4771E63F426985195A2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ESDuaOe_aUhu786jbsWRw==</text:p>
          </table:table-cell>
          <table:table-cell office:value-type="string" calcext:value-type="string">
            <text:p>88730D64CD8FB7B1D7CBF1382222F5AA776CCC6821F5DA40B4061343A918B6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X_sDdqIGHhwY7NgWZ74Q==</text:p>
          </table:table-cell>
          <table:table-cell office:value-type="string" calcext:value-type="string">
            <text:p>4D3D0859A6F2793A069E9596105F4A2F216A069B9BAE2DC3B4949F2DEAAFB5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6BOyOUUAgXWtSdkLIm0A==</text:p>
          </table:table-cell>
          <table:table-cell office:value-type="string" calcext:value-type="string">
            <text:p>8A2A046C72392B632C0F6703590305B12C786F3341F79297722A75A80CBD9C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K4A1lQmzLnxeZR6ylUh6A==</text:p>
          </table:table-cell>
          <table:table-cell office:value-type="string" calcext:value-type="string">
            <text:p>11DB20A209B8EAAAA81E7455A9DAA6013A9B1205F37B4A181E2FA011F000AC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kDcofgrT6jGQjaItwhQw==</text:p>
          </table:table-cell>
          <table:table-cell office:value-type="string" calcext:value-type="string">
            <text:p>E0E345EB6F7DC574A78D3CB0EB6934A9CDE86331DB00458C128FFF96EF5C88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BjrGkR74uA6cxRavMdiYQ==</text:p>
          </table:table-cell>
          <table:table-cell office:value-type="string" calcext:value-type="string">
            <text:p>3E961382014DD8B267B30052840686429077A6488680035CFFEA1ABD3A7788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viU4wVCvof32pf9xcT0KQ==</text:p>
          </table:table-cell>
          <table:table-cell office:value-type="string" calcext:value-type="string">
            <text:p>56ACCECD842C7C69AFC04FDE25B172DAFA35FF7788EE832CDB8F00E82C7E3C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FYi-9v9w47AMMoHfHywg==</text:p>
          </table:table-cell>
          <table:table-cell office:value-type="string" calcext:value-type="string">
            <text:p>8A19E726D21F63F4D6556977F88F0AB7F83ED0DCA78E7B82561B81A6138323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JgVCsG2YN8SeMppGYhUQ==</text:p>
          </table:table-cell>
          <table:table-cell office:value-type="string" calcext:value-type="string">
            <text:p>52D3611657C57FDF01DA98DAC08E50BC0849C986EBC750919C71CA3D36DDAB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SYIpmwLKQ3R8NAkO7vgtA==</text:p>
          </table:table-cell>
          <table:table-cell office:value-type="string" calcext:value-type="string">
            <text:p>06B57458E7A5E2C06C3B70455319EE343C297D788C150B9FE631180A971636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s1cUPSQgp6Rj4xFohhmgg==</text:p>
          </table:table-cell>
          <table:table-cell office:value-type="string" calcext:value-type="string">
            <text:p>E4CFEB042D2EA85A37388A38E981D9B45C5DD0978EE64D14C400513995FD3F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3gi7SEE76qMuOGQNdPBOQ==</text:p>
          </table:table-cell>
          <table:table-cell office:value-type="string" calcext:value-type="string">
            <text:p>161A6E95D0E540CB790B6BBBDE20C16650FDCC3481E21236556A191034FA74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yeH7Xa-zfcYD36qmTdlqg==</text:p>
          </table:table-cell>
          <table:table-cell office:value-type="string" calcext:value-type="string">
            <text:p>787EF593DE14606A0F4D09478CBFB617D71135AB59AF53BCD78E81EBE09FFC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ne-iQS0g9i-1qC8QJAWA==</text:p>
          </table:table-cell>
          <table:table-cell office:value-type="string" calcext:value-type="string">
            <text:p>33F941F82E0A2AC534CC29CA65500FAA5A28F290436C4C13FDA3FB8F966CB6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zqrB0sBa1hgbYwUA6uOSg==</text:p>
          </table:table-cell>
          <table:table-cell office:value-type="string" calcext:value-type="string">
            <text:p>C3892C906DF52AEFCA7A1F3130308054EDD20F783249763C50171D875DE12C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gRCJkLo10o2KoWrXbClGw==</text:p>
          </table:table-cell>
          <table:table-cell office:value-type="string" calcext:value-type="string">
            <text:p>97EA4FA9A805D76FAC6CDA02BAEE1A47D51ECA20FFAD7B6443D80FEB4329AE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yUJid994zkOWCngukJw==</text:p>
          </table:table-cell>
          <table:table-cell office:value-type="string" calcext:value-type="string">
            <text:p>E006A76128180D908403BF0E30FAD3CE6B13296A719236837091499A0FC5DC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8ieMVCZzb4jkB9XYYALAA==</text:p>
          </table:table-cell>
          <table:table-cell office:value-type="string" calcext:value-type="string">
            <text:p>FCF72821D64660408618E00E5BBA267FB3EB180216D534CC557D8C39698CDE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kSZZddFByiOBzJxJFaA==</text:p>
          </table:table-cell>
          <table:table-cell office:value-type="string" calcext:value-type="string">
            <text:p>70B879763D94FCA540CEB8F27B2F9E424E9EF0C73CD8C81B82C7F709ED54BE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qRtsxuCLPJvoYkBXLCg0Q==</text:p>
          </table:table-cell>
          <table:table-cell office:value-type="string" calcext:value-type="string">
            <text:p>85A413F4DF25ED8A6B969B8DE8E8DD11130337842691BE65554483ACD4D7DF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AuW-vZmiTDm66sF3fbudQ==</text:p>
          </table:table-cell>
          <table:table-cell office:value-type="string" calcext:value-type="string">
            <text:p>E4A2B432E20EF49F1A07B4BBBCC00441FBA5922EAA2416CF6B227246091CF6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dyt9E_j-LqmaUEYejjEg==</text:p>
          </table:table-cell>
          <table:table-cell office:value-type="string" calcext:value-type="string">
            <text:p>FCBA7C008D6AC8FDF4E8139B97FE06446D54018D4CAEFE0BE3081FFF470EC9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MIRYl7kbCNkuoxhxfWFNg==</text:p>
          </table:table-cell>
          <table:table-cell office:value-type="string" calcext:value-type="string">
            <text:p>10107183D6152C0518F2F0C16F2FB9BB7F9688480FA3346C6F7520B606FF95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-vw3L49RSYdE87UcIexA==</text:p>
          </table:table-cell>
          <table:table-cell office:value-type="string" calcext:value-type="string">
            <text:p>A70292B8DE3E909979BE5D2A9407B3351BB3F07FAAE408836A4592E446830C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gdV8xH1WKalwcAsdZFR4A==</text:p>
          </table:table-cell>
          <table:table-cell office:value-type="string" calcext:value-type="string">
            <text:p>5448B826878EED85F23097AD9ACB3D03628D39AAA051BDC557EC6186BE1EC7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V10wdK7yE6IxLdFkB3mg==</text:p>
          </table:table-cell>
          <table:table-cell office:value-type="string" calcext:value-type="string">
            <text:p>67DC9D304140DEF1215C64530091E3A4994E30996BB3F3B490B53E159E816A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X6sRZsOyaLKZxk-rimkyA==</text:p>
          </table:table-cell>
          <table:table-cell office:value-type="string" calcext:value-type="string">
            <text:p>FFD32E71FABDF942FE8216B50D5861602C045B0F9972B5C02D0484E2F7FF09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nTBVoe0ra9kDrUoNoTsA==</text:p>
          </table:table-cell>
          <table:table-cell office:value-type="string" calcext:value-type="string">
            <text:p>F9366777FE47C8D970BC0CF434FA833052A038A719CE662B20574FD246EE4A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zz_z9EbkYdRKhcyWOtisA==</text:p>
          </table:table-cell>
          <table:table-cell office:value-type="string" calcext:value-type="string">
            <text:p>2E635AE06CF191E724DC3B3EB7CA0BD7CC49D026C3020964EBF699AB78282F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QqZ20tGxlKkXvsheh1hBQ==</text:p>
          </table:table-cell>
          <table:table-cell office:value-type="string" calcext:value-type="string">
            <text:p>90E3736CFA87DFF2BEF638F7013882DE954568666326FFB065FBEC30BB781F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huaLK0LoLHwMKGo_xESA==</text:p>
          </table:table-cell>
          <table:table-cell office:value-type="string" calcext:value-type="string">
            <text:p>8EF6EC9EF01366EA577867BB83D468BBCEE08967FAEA3B0789A970F0234B89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Mzp07Lypg3VsZsNW4s1w==</text:p>
          </table:table-cell>
          <table:table-cell office:value-type="string" calcext:value-type="string">
            <text:p>ACAE9EC0BCE230EBB4892AA187D471CD76979FE4A85102195DBAD67E6BA292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c9pd2PMD-QJld09dFDJEQ==</text:p>
          </table:table-cell>
          <table:table-cell office:value-type="string" calcext:value-type="string">
            <text:p>80D3AA3A6CE0B2B96D85B5E1ED7F60FECD947DBEF1BC5D39F38375E897EB4B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qmGgvcOErIjiHKs92Cz0g==</text:p>
          </table:table-cell>
          <table:table-cell office:value-type="string" calcext:value-type="string">
            <text:p>283431F4F831F795D2723A23C64FC7CF1844FE7D4ECC3CAF3EB42A3D1D7429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EDn9N6TybSieb96EUiXw==</text:p>
          </table:table-cell>
          <table:table-cell office:value-type="string" calcext:value-type="string">
            <text:p>8D7B7DE0B9D6394F3036F09D44691DD99E76E358D0FB26EB54D98061FAAA23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8lU3CWph2dzrF98Y0SKCw==</text:p>
          </table:table-cell>
          <table:table-cell office:value-type="string" calcext:value-type="string">
            <text:p>AC19A5B7D848ED3D1E1D3FB2DE87DC8182CEEAAA1D5C0E626AD9076E4FFC2E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ErjAqAXg0-zlx6uueflkg==</text:p>
          </table:table-cell>
          <table:table-cell office:value-type="string" calcext:value-type="string">
            <text:p>ED3555BB7A327626939E601B37DC656D2ABC369D3E755A7F70B507CB962D32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T2HbYmjXG8Gxh0uuxurg==</text:p>
          </table:table-cell>
          <table:table-cell office:value-type="string" calcext:value-type="string">
            <text:p>DF5A4772CB2AD78170A830FBDA67D9E775D94BD866173A4C36AFBBE423E18E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Bpp2zgsiae8OEVr6PjgsQ==</text:p>
          </table:table-cell>
          <table:table-cell office:value-type="string" calcext:value-type="string">
            <text:p>262EE18C7F4870AE5785E85C2635AC351C1800F34F74E3A95F716F81406172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0ZzMe7DumkziqfQkhlbIw==</text:p>
          </table:table-cell>
          <table:table-cell office:value-type="string" calcext:value-type="string">
            <text:p>C60F8250A86F9EDB54C76FDFAFE5CE209A9B9C5B506CCDF70F21C2023774A8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VhO7x8ODlhf4Ggqmw2bDA==</text:p>
          </table:table-cell>
          <table:table-cell office:value-type="string" calcext:value-type="string">
            <text:p>D1E2942944DCE610E1539D3BAE3DC546233CD05684005D724FBC2C5031565E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JPz_jFAxhvQIR5RZSFCNg==</text:p>
          </table:table-cell>
          <table:table-cell office:value-type="string" calcext:value-type="string">
            <text:p>3A304BAA7F138AC0B837E073B071B0BC138B82F14F5098DE79A5D8B8FAF42B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r9xBYoqYRjqOzwgy-O33g==</text:p>
          </table:table-cell>
          <table:table-cell office:value-type="string" calcext:value-type="string">
            <text:p>76DC6F05AD60EC50AF61EFA9991BFC2DF0E927529BA4B9A4908894F6A89BE3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7cjBhCZUhAK6-26O5yEw==</text:p>
          </table:table-cell>
          <table:table-cell office:value-type="string" calcext:value-type="string">
            <text:p>B28E896110245375894EEADF0E004051D3BF154454B35F9A26D754D8B15B90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6W5S1taa1YG_XPLjbW1YQ==</text:p>
          </table:table-cell>
          <table:table-cell office:value-type="string" calcext:value-type="string">
            <text:p>868A060633A5A6A1F9E03B043DE4E87B0B07F8F9BF58F4C3F04BD92B6C1683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pMNJqW_vBW4EaEhs9Bvbw==</text:p>
          </table:table-cell>
          <table:table-cell office:value-type="string" calcext:value-type="string">
            <text:p>B128090693152BBDB279490EBE78D6069C419FC777F51405779EC998691363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6hMhNflo7aFNukDODGC9Q==</text:p>
          </table:table-cell>
          <table:table-cell office:value-type="string" calcext:value-type="string">
            <text:p>393A0E923382E9DDBE94E718A30865AB8470BD4D24636566B33C7980B1BAFC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MG45p3Lg50d1ocFTPcng==</text:p>
          </table:table-cell>
          <table:table-cell office:value-type="string" calcext:value-type="string">
            <text:p>DECA7125F7F98F02F275FBF6A5D7DE270A203BC59E073D0D66518E12E0A546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k9gvnh32AVtmcy5xCH-KA==</text:p>
          </table:table-cell>
          <table:table-cell office:value-type="string" calcext:value-type="string">
            <text:p>EE31B999A6BAA670359B961CE88A4937F7EA0A6410735130EF280BEAE00E58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lXTgFntvLktOIMzNJcpZQ==</text:p>
          </table:table-cell>
          <table:table-cell office:value-type="string" calcext:value-type="string">
            <text:p>5C90FC53BDA2274FCF1A81915206A42576989A4B4A7393223403ECE635CFC2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kpBCRnQIDreb_kXiNTDQ==</text:p>
          </table:table-cell>
          <table:table-cell office:value-type="string" calcext:value-type="string">
            <text:p>6B39A354DC79EEC8CB75E0482C8C10601FED15802197899322F22AA71DF171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Ak7sjfFvjByajfqivQ-A==</text:p>
          </table:table-cell>
          <table:table-cell office:value-type="string" calcext:value-type="string">
            <text:p>B766E7E6CE52BD8FF2E2D2EA9748A2B3FED77A21AD6215E40D925C7DFD83C2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GoRdM6oV9NTT9qjTz6jg==</text:p>
          </table:table-cell>
          <table:table-cell office:value-type="string" calcext:value-type="string">
            <text:p>9EB02849ADDEB464EDC0CB3BCCEED5D7E5492E82282CE6B974F3C9FBD0B721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WMBwHkaURGNZHJ5UFsg==</text:p>
          </table:table-cell>
          <table:table-cell office:value-type="string" calcext:value-type="string">
            <text:p>0E49308865630EA44828E9902C6C525951D6E1AD7CD14A96A25BEC062A32D1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_F7jrgdWoHYrZIZPr6nA==</text:p>
          </table:table-cell>
          <table:table-cell office:value-type="string" calcext:value-type="string">
            <text:p>18F717B07124A10B8FB284D0C7900616E721822AB61FE4E0C71C31E6B17E18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2CFKXNES0Q9Sm7UQWSonw==</text:p>
          </table:table-cell>
          <table:table-cell office:value-type="string" calcext:value-type="string">
            <text:p>5C7FC0B89EA7F595982F6FAB74D41B6E2E5A1A115884C0C0539EC532A96B20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CKJBO9SZJj28Hbfi44rdw==</text:p>
          </table:table-cell>
          <table:table-cell office:value-type="string" calcext:value-type="string">
            <text:p>153F954AF78946D0009D1F0FED9E60B296718540838D5BF7D60CAE018B55CE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dk0A-7OnIVYHzSgAd0zWQ==</text:p>
          </table:table-cell>
          <table:table-cell office:value-type="string" calcext:value-type="string">
            <text:p>02FD2C579C5B7DDC890C733D10EE50BD0FE6862E3952DAAE472AE47417409E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OZot9JxrkJPPMT3wy8Ew==</text:p>
          </table:table-cell>
          <table:table-cell office:value-type="string" calcext:value-type="string">
            <text:p>6B6CD62537F445B6210B0FB9C492CE69E88D7FA5E16F4A378252571A325922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6_p7iJH4P1pcposOgjxw==</text:p>
          </table:table-cell>
          <table:table-cell office:value-type="string" calcext:value-type="string">
            <text:p>0A5D4F67DBB26C114AE787B3C14DCABFDAFD45BD5B56398C7B7DBB8C9B3593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nQQW6Rq3mo6IyoLOapwOg==</text:p>
          </table:table-cell>
          <table:table-cell office:value-type="string" calcext:value-type="string">
            <text:p>2F463338E4061822558C7520BB01476F4BCA64BEF4CE48EAD310353503108B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RjI-ja0Owi1GNavJsgLSw==</text:p>
          </table:table-cell>
          <table:table-cell office:value-type="string" calcext:value-type="string">
            <text:p>B0BC9339C09DB360AD2A0D688970F7CA7B87E2D439492BFC62A27AFB14DFD5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eAt9bUNGat2Q1RQrNDmiQ==</text:p>
          </table:table-cell>
          <table:table-cell office:value-type="string" calcext:value-type="string">
            <text:p>6778CBD1AF49CBA425356D0A79F0AC2CD5ECBFDDE37F7C16A18FC889EE67DA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ABwbVoeTtdWMhquYlMvQ==</text:p>
          </table:table-cell>
          <table:table-cell office:value-type="string" calcext:value-type="string">
            <text:p>657819F5243A49C9A5DE08323EFA7EBC99C9A082BC6DB61D007C7ECB4CEC15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8J1VEiTDfgPKm3TK3ybZg==</text:p>
          </table:table-cell>
          <table:table-cell office:value-type="string" calcext:value-type="string">
            <text:p>902BA7026DF7F46BD4861B8252650ECE942F487F513DC0D803FFCFD1776967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1UXon-GkRqMaMHBypLIQ==</text:p>
          </table:table-cell>
          <table:table-cell office:value-type="string" calcext:value-type="string">
            <text:p>48563775FDE0747E66A817FB20A4C76ECB88FF7D201BDFA31442108B22CF61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dTGC0Wb8SJs1JpqOcAzMw==</text:p>
          </table:table-cell>
          <table:table-cell office:value-type="string" calcext:value-type="string">
            <text:p>9CC894C1FDE7CBD165669AE4171B9C78B69A26F725A878204F8FCB74FF0932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9llEBngllt1DUx_qcmog==</text:p>
          </table:table-cell>
          <table:table-cell office:value-type="string" calcext:value-type="string">
            <text:p>547504226BEF840849995F65F3F97170A119F1581CC3823F5714A7A49540FA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kLIKbnxnyltyDC5rnhJA==</text:p>
          </table:table-cell>
          <table:table-cell office:value-type="string" calcext:value-type="string">
            <text:p>6B12426C039203F5912F6E2CA5B808C7884E7A1311F64DDDBAD3EC2AD56BFF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721fv9Clx_hmAd7ocbqaQ==</text:p>
          </table:table-cell>
          <table:table-cell office:value-type="string" calcext:value-type="string">
            <text:p>78084A407B0B63970051ABFA7D2122BE1E40958C386B7B58F4E70E8CF43198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W7bu0-T96Oe_oZ3ST9xw==</text:p>
          </table:table-cell>
          <table:table-cell office:value-type="string" calcext:value-type="string">
            <text:p>66840BA22B04682B70FCCA9CC540753E6D8B5F9ADA63B972D0CA8EB537AB8C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mgbVsXgr5kFlhxBecVw4g==</text:p>
          </table:table-cell>
          <table:table-cell office:value-type="string" calcext:value-type="string">
            <text:p>FF6EBEC4B5758C412AA7E109B79BFA46AD504F5D459320303C18916018EDC5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djNpHQhVwpKwoT1Bqt5sg==</text:p>
          </table:table-cell>
          <table:table-cell office:value-type="string" calcext:value-type="string">
            <text:p>60E207814B9605BAD50252FDFF726C3D0248F5E71AAA65CDBEF5AF2C1BB6B1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tQ4GUoK3vaCp9QtTsSbAw==</text:p>
          </table:table-cell>
          <table:table-cell office:value-type="string" calcext:value-type="string">
            <text:p>32EDF16F14D0DE0A807D7A560AFF70BBF101E0D7A0F84C3A56D84317514AD3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Y7tOT7PdodLVFZpAVv4g==</text:p>
          </table:table-cell>
          <table:table-cell office:value-type="string" calcext:value-type="string">
            <text:p>7257B19F9930C4C011CFB6053AEC904D8515334FD8A0045F853B2B186D33C3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4YeBC3TiybZLZdWmwWOpw==</text:p>
          </table:table-cell>
          <table:table-cell office:value-type="string" calcext:value-type="string">
            <text:p>18A4C27B749D4CD649C6E9368E577210390DAAE34B5DBD1C8F8F575B71C96E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bli6BHSwX4wWynIJUBiw==</text:p>
          </table:table-cell>
          <table:table-cell office:value-type="string" calcext:value-type="string">
            <text:p>428FB2A2853ECE83961607D8E8083C8CBB2C8A8A35461D11303028B24D0EB2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DBkT8qIZXGM3gYpzIoVA==</text:p>
          </table:table-cell>
          <table:table-cell office:value-type="string" calcext:value-type="string">
            <text:p>F4D018F563D5C63FE3BFA55835A30A5D74759F4B4F7E5132241B1FCB77E1A5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ncwMd45aqnV4cAFKbhzg==</text:p>
          </table:table-cell>
          <table:table-cell office:value-type="string" calcext:value-type="string">
            <text:p>251445651D6B801F071308D5FCA245694C6B800B84CBA091F665C13F8B2D0C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g2AFTjoBmIr9NtLFdbWtg==</text:p>
          </table:table-cell>
          <table:table-cell office:value-type="string" calcext:value-type="string">
            <text:p>0D63E9A02CA3C2151014EBC905272464840CB828FE392CB7F98D98C5165330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Z7Qh6ecKoCK1AYsEs9g==</text:p>
          </table:table-cell>
          <table:table-cell office:value-type="string" calcext:value-type="string">
            <text:p>A6DEFACA15FEB1EF9A60134E987FDCBD5CD724ABEF8A6F42AC3456E2F22076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tP2Qni20GSYr0GF2zHHEw==</text:p>
          </table:table-cell>
          <table:table-cell office:value-type="string" calcext:value-type="string">
            <text:p>B3F483126AA21F2F32EC1749A2C7155F30281E818B9E5A7067AF1D1D697450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dM8cpmc6YAN9SoAaMoyg==</text:p>
          </table:table-cell>
          <table:table-cell office:value-type="string" calcext:value-type="string">
            <text:p>49CABB2B736A6CE51E63752EB49D73E6AA28E53C2D4643A206837D4C8AFA60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EvMB1bQhWX0aHgeK8L6Mw==</text:p>
          </table:table-cell>
          <table:table-cell office:value-type="string" calcext:value-type="string">
            <text:p>2BE3ED887AA417CDB9414EE4F86D25827F4B684382B7138F1A37120C333920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FjhhmxXSP5_KGxCp1i6hg==</text:p>
          </table:table-cell>
          <table:table-cell office:value-type="string" calcext:value-type="string">
            <text:p>E53FE8863EB9A71F914DC88F401F587544472326E67EE25E8149165D53E27B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qyJcrb9MqCg2j50ZPqFg==</text:p>
          </table:table-cell>
          <table:table-cell office:value-type="string" calcext:value-type="string">
            <text:p>85A1DA5E59EEFF290D788AAB992E4596088BCFDE51236525845EE59B415FA0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PpZmtpIqcCsIV1h6hDlsA==</text:p>
          </table:table-cell>
          <table:table-cell office:value-type="string" calcext:value-type="string">
            <text:p>B2088BAB51098979419D5AD2EA3D7A1DA42AF158A0BEC4989C54CBA6EE5E1B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xOckDfYwqiWdXLSiZL6WA==</text:p>
          </table:table-cell>
          <table:table-cell office:value-type="string" calcext:value-type="string">
            <text:p>8DACD059E467C41800BB2B512E7FF1F9D110EFF186ADB78EC3FA1076FF3C42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j49zxP6888haLGfZAFfqQ==</text:p>
          </table:table-cell>
          <table:table-cell office:value-type="string" calcext:value-type="string">
            <text:p>DFA886212639D52F44E5B3DB6C036B75FBAAB98174D64892E2A88A95C3A67A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9qfemJQMy--5qE2zUx0g==</text:p>
          </table:table-cell>
          <table:table-cell office:value-type="string" calcext:value-type="string">
            <text:p>505D16BC202C308D8B5B7B8A909BC8D2FFA636A47D160EEE0E8658CF0AAFA3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spEAG58We6bi8kTh8GCg==</text:p>
          </table:table-cell>
          <table:table-cell office:value-type="string" calcext:value-type="string">
            <text:p>6A84E1557BF65E1D655B8AC0C058351E1AE1C96E320683CC4874F60F7F47EF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Pjofa6D6H04oCQLLUn4Q==</text:p>
          </table:table-cell>
          <table:table-cell office:value-type="string" calcext:value-type="string">
            <text:p>FD478AF5D0B9BD9C02E92CFA5BFA60FAB41CF2BE7D3EF890C25ECB24E30ADC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0jyKepzOflv93ABNmboHQ==</text:p>
          </table:table-cell>
          <table:table-cell office:value-type="string" calcext:value-type="string">
            <text:p>5235C6CC5089F3286929E33D6DF002DD30E3485DC7F663F1E07596EA443A6D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QjtdRj1_O2yN9vdnB-YLg==</text:p>
          </table:table-cell>
          <table:table-cell office:value-type="string" calcext:value-type="string">
            <text:p>DCE22B8A5E849D6A713F506BA663EBD8DDC57D35042A93576460A985733990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NaJ4rCrr_lc8WmRegTlw==</text:p>
          </table:table-cell>
          <table:table-cell office:value-type="string" calcext:value-type="string">
            <text:p>70380A329DC9F064FC9DE966771CEAA791DBCC688C5754916DB9E886C48354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dgltr7QiUSSC_tQF_mg==</text:p>
          </table:table-cell>
          <table:table-cell office:value-type="string" calcext:value-type="string">
            <text:p>82378F15C18C77A2F9A86E70BB611AFBBDCBA0513AE136AF874FF4D3757522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FMV3TJohAk6PW5jHirgYw==</text:p>
          </table:table-cell>
          <table:table-cell office:value-type="string" calcext:value-type="string">
            <text:p>4DBE9C5EE4D9142EC7B54D2D4A4B977098964A7D2800A389E5817931124040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nxvqnQ1UVDlythsxDXyw==</text:p>
          </table:table-cell>
          <table:table-cell office:value-type="string" calcext:value-type="string">
            <text:p>F788715D4C7FBE813D15F495241DBBD4655A7440FED600B9366B25EBEEE7BB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qq0_03r8Y6bHQY6Dl7ew==</text:p>
          </table:table-cell>
          <table:table-cell office:value-type="string" calcext:value-type="string">
            <text:p>0E64AA5777E3DB047D9BADEF59BCCC5F563F3159D67F2B66801ECD0933D8E0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Fbk9OYJRLGiSiDPz3IvA==</text:p>
          </table:table-cell>
          <table:table-cell office:value-type="string" calcext:value-type="string">
            <text:p>0E5ABA47C495CC3DD7C2DAAD749F048F0EB36745676A0A1B4ECE393726E8C9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hiaU2j6I3VrqutJcNY6Fg==</text:p>
          </table:table-cell>
          <table:table-cell office:value-type="string" calcext:value-type="string">
            <text:p>5B6502D69834D4AD29EC54C27476B958524BE0F24D670A2B8403998F4D769F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pachDDTVg37lO4M-YkvvQ==</text:p>
          </table:table-cell>
          <table:table-cell office:value-type="string" calcext:value-type="string">
            <text:p>16F6C3DCC157992591D73D5EA4C910DB130B96FCEF99F8747446FD8EA84588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yG6Nuu6RUnQivrW53AOKg==</text:p>
          </table:table-cell>
          <table:table-cell office:value-type="string" calcext:value-type="string">
            <text:p>6E44939351B9B280D37457FE3032A66A41ABE74675D1BD1CF6D3A33BA7B1B9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ehybjwcST410BezkvdoA==</text:p>
          </table:table-cell>
          <table:table-cell office:value-type="string" calcext:value-type="string">
            <text:p>79FCDE71809D61863B1635E62BA6E10BBDE84768B0DB741F32B7AEFEA0494C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b6MeJP2BMg6EOZuHx3VqA==</text:p>
          </table:table-cell>
          <table:table-cell office:value-type="string" calcext:value-type="string">
            <text:p>4E86BA34A1147F60FFD5DE2180C41F3CB992B88D3F0E63C0667C92588CF765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aSvh9wUbvq40_sd5II7g==</text:p>
          </table:table-cell>
          <table:table-cell office:value-type="string" calcext:value-type="string">
            <text:p>E310291BBB371EE26C0F44A5F825D7BC18B587F080E7BBE9FD7481CB416A2F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_EiLhLrzFAe21sgMbhgVA==</text:p>
          </table:table-cell>
          <table:table-cell office:value-type="string" calcext:value-type="string">
            <text:p>091FE9274275DAA20EFA5E88BD0A61E67FA8835E15BDCE2B69B04352323B49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oSS9RYQSGHqTHJ-x5oIQ==</text:p>
          </table:table-cell>
          <table:table-cell office:value-type="string" calcext:value-type="string">
            <text:p>FAD4134FFDEE2AC514D0947EC89B251C609E85BBF0A62127401F2071D1AFD1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vUqRz3qw41H5MtzMyDOg==</text:p>
          </table:table-cell>
          <table:table-cell office:value-type="string" calcext:value-type="string">
            <text:p>4A76AC77B1970E0CD5B8E2F0B517548506938634DAD013058491955859E9BD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YkikL-_yMfZ5i5dY-KKA==</text:p>
          </table:table-cell>
          <table:table-cell office:value-type="string" calcext:value-type="string">
            <text:p>A7F05F056F8AA8DFF3D49095167DE52BDB8EAF860F2D91F52AB59DE9580C15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gM5NWjeSQObbbZ23TI5w==</text:p>
          </table:table-cell>
          <table:table-cell office:value-type="string" calcext:value-type="string">
            <text:p>8EAE6A49EF7C4729BB46CD078E59CC6943EF7F0315019BAFB1761F46F12623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LZFTDjj9bZTqw-DqSJsQ==</text:p>
          </table:table-cell>
          <table:table-cell office:value-type="string" calcext:value-type="string">
            <text:p>0854F1B33C8431EE5A54E7F3388A85410BF73231F360B1A378688080899621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x-1QAwkrinejtSU1hdLQ==</text:p>
          </table:table-cell>
          <table:table-cell office:value-type="string" calcext:value-type="string">
            <text:p>540A57F3B0547299B444A39DB6A0A2AC27C2773A030AC65FF4923EC88DD0C7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czslwNZc_seH-HomG0rFg==</text:p>
          </table:table-cell>
          <table:table-cell office:value-type="string" calcext:value-type="string">
            <text:p>24D7BAF4BA3FF42D88F29E50D2E3BE6D39D6AA45A486ECDC1F3D219F6072A4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hzKh9xCg0-her9YHxq9A==</text:p>
          </table:table-cell>
          <table:table-cell office:value-type="string" calcext:value-type="string">
            <text:p>A449437C7AD274E35B9D76C8B4E7E23245DBC579D73F75567A3DA1D589B9F1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1-I2Oe-1Ui1mOZIkUMeA==</text:p>
          </table:table-cell>
          <table:table-cell office:value-type="string" calcext:value-type="string">
            <text:p>4899F8196027D3C1FB5745D04E73FB0A6EEC8E1A43FCAE5B129737466A3ECB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ltfqe05PDEWBVALj2GKg==</text:p>
          </table:table-cell>
          <table:table-cell office:value-type="string" calcext:value-type="string">
            <text:p>FB2E9EB1E95FAEADCDBEA064C3144410AE6B5257225C7FFD2B88E4BED21E6E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oUy5TM5NWZOK1uf_4n3w==</text:p>
          </table:table-cell>
          <table:table-cell office:value-type="string" calcext:value-type="string">
            <text:p>B6540D4F3FB8ECDA46595858708E8B048872A1FB628B209E66D619AEB46C9F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qdOaCQdgEH1mvoETW4aA==</text:p>
          </table:table-cell>
          <table:table-cell office:value-type="string" calcext:value-type="string">
            <text:p>04CF8515AD266A02B45681FE993CCD3D4E62AE937D22A1ED6CA98166D212E9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9snrTWMHDGKS0haHfcCbA==</text:p>
          </table:table-cell>
          <table:table-cell office:value-type="string" calcext:value-type="string">
            <text:p>271BACD6473B55E8A1F2A133356F81B31819F7E9637F1E1FC2702622FCE203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_MQEYlrD48FWBXK1f-5XA==</text:p>
          </table:table-cell>
          <table:table-cell office:value-type="string" calcext:value-type="string">
            <text:p>C14CD513B3048F61C7F0EDB51819C75BC431AD0F9E7031F51220BC242D27A5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0iJatnW9FvVBjae5r34g==</text:p>
          </table:table-cell>
          <table:table-cell office:value-type="string" calcext:value-type="string">
            <text:p>DD919F59E36C0769972173D48D997F97B250E9FD2DCE745BE74E8064D8F1EB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eHpIjptXg5dWdlw9Zyo0A==</text:p>
          </table:table-cell>
          <table:table-cell office:value-type="string" calcext:value-type="string">
            <text:p>83EA90D40307CEDDCDCD2FEA699C7E3D68A57C854CC47C46B4349468177C9B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8f44L96XjCyyrF7I-nKw==</text:p>
          </table:table-cell>
          <table:table-cell office:value-type="string" calcext:value-type="string">
            <text:p>E207536546CB69E1DE3909E10DA07354627491783928058AF297C9C7908DDB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-4b8d8fAWF59G4qLk1Rg==</text:p>
          </table:table-cell>
          <table:table-cell office:value-type="string" calcext:value-type="string">
            <text:p>D769156EFCECD5041EEE7216A23CC48E0F496CFB0AD5820F212129E183E652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YrCtQQRCo3MqJ3Gj7bnw==</text:p>
          </table:table-cell>
          <table:table-cell office:value-type="string" calcext:value-type="string">
            <text:p>D973F07A8D76A25605687D82ACB72904565356E39FC32EE48057509FDD55F0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AnVRmgvR_Q_liqYCfnKw==</text:p>
          </table:table-cell>
          <table:table-cell office:value-type="string" calcext:value-type="string">
            <text:p>D594CCE0B7B23AFCCD21934C0A1F8E9039A110D57C92EB9DF1D78FDDC4F070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1qKhDJaNf5FYML2qADxw==</text:p>
          </table:table-cell>
          <table:table-cell office:value-type="string" calcext:value-type="string">
            <text:p>24BC68A12A3216AC203196A9C86BDA19D75F8994755F1EBB58235F18A07D77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hrAI98pnnKOMIUaSEFKHg==</text:p>
          </table:table-cell>
          <table:table-cell office:value-type="string" calcext:value-type="string">
            <text:p>37205CC2EBC0952AFC48B9BBC5D9E88A4CFAFB526F12A8149332A214B7EDA4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MQcOz-vKYX5JP8nmWEpA==</text:p>
          </table:table-cell>
          <table:table-cell office:value-type="string" calcext:value-type="string">
            <text:p>30B246290BD22D17D7700BE01FE112B652A1DC0BDA1A9CE54267C9A90EAC3B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EQda7XuWHpWPyCFw76nw==</text:p>
          </table:table-cell>
          <table:table-cell office:value-type="string" calcext:value-type="string">
            <text:p>9B9F492AFA8928509A42F2045040A390908E33D4E67A919F938C4F81D72C40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yVQRgAmMg_bjVz6Bsugw==</text:p>
          </table:table-cell>
          <table:table-cell office:value-type="string" calcext:value-type="string">
            <text:p>658025FA738046261E4FD7D0EA1B857851AF2007A5278A55B1DF654EBF1003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ZNkpeSYqt4Ew-RpraUmA==</text:p>
          </table:table-cell>
          <table:table-cell office:value-type="string" calcext:value-type="string">
            <text:p>5A847097C099745C6356F492B8E5FC5C5302A72DCE53DDCB2E0B537C518E8E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70xul9f4J1dcZC2xYGv2w==</text:p>
          </table:table-cell>
          <table:table-cell office:value-type="string" calcext:value-type="string">
            <text:p>8ED4F6DE0FEA6D69D263214E58BE8B7A5494A7CFBADEB41C7FE16605189705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Z9AQjd-b1unsuWcwktzMA==</text:p>
          </table:table-cell>
          <table:table-cell office:value-type="string" calcext:value-type="string">
            <text:p>55789D1643207F36FDBAC905DCDE71E10865A0E42FE100564AFFC5926445F7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QxXotDzWY-UvQ9s9AFAw==</text:p>
          </table:table-cell>
          <table:table-cell office:value-type="string" calcext:value-type="string">
            <text:p>D0F8489059D513CCB2E4AB622E6D13B1483B37F5CB9BED8B93783CE889F79B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OVQoRRzEB1pmmWhI8j6w==</text:p>
          </table:table-cell>
          <table:table-cell office:value-type="string" calcext:value-type="string">
            <text:p>4D1E61F535AA42BFE40F33B16F779EA87B2E14CB1D08C9B1E4AA4D0728F985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-UpNRo0Zh8yxcokPWtAuw==</text:p>
          </table:table-cell>
          <table:table-cell office:value-type="string" calcext:value-type="string">
            <text:p>359D453810E8FF3056169016AB75C44294264D19DE7F9E818E1EAEEF8BE264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-Y5_HsXXk2pICAwNDfoCg==</text:p>
          </table:table-cell>
          <table:table-cell office:value-type="string" calcext:value-type="string">
            <text:p>D0A659EE621E3991553DE73DF218551720A384133E15A822A2E03164C7BA29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J575CRjBYcb5FxoY9p4g==</text:p>
          </table:table-cell>
          <table:table-cell office:value-type="string" calcext:value-type="string">
            <text:p>48D261BE05F28FE576546DEC494D306D563E9DE970F27C0115E95DE5CCA8F8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Hmm6C_VcUnd3Wc32lw8g==</text:p>
          </table:table-cell>
          <table:table-cell office:value-type="string" calcext:value-type="string">
            <text:p>0D87A7554ADA291225EFC3C1F7F6EF46C0E921FF9B67A7EEBAAD0462A678E4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Bdma1oVFabT_8RJ8E4eg==</text:p>
          </table:table-cell>
          <table:table-cell office:value-type="string" calcext:value-type="string">
            <text:p>C7A4870E8A269B5FAEE1415F12CAEAD4D78634ED1C8577E421248242E34FF1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F_PEbPyo-x6LdCs9a90Q==</text:p>
          </table:table-cell>
          <table:table-cell office:value-type="string" calcext:value-type="string">
            <text:p>7AADA4699775CD90040F0B089B25A7B85E0E87D5914967A9C1D317414AB116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0dpQHUhJf7Kp581sAAnkQ==</text:p>
          </table:table-cell>
          <table:table-cell office:value-type="string" calcext:value-type="string">
            <text:p>CBE61B241CC0499DAB2D8B00B6A804BEF40062AE0600225D987B353A6DAFBE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XY8gxQqKRLikcrP-Pth_w==</text:p>
          </table:table-cell>
          <table:table-cell office:value-type="string" calcext:value-type="string">
            <text:p>C2516C6739E54FA9FABFF033F030AD43208D05C8F4EAC0D3E2B2F49B4EA94A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SDm4BQIPiqFGqos-QtmtA==</text:p>
          </table:table-cell>
          <table:table-cell office:value-type="string" calcext:value-type="string">
            <text:p>0F986811E39034FB3080CF1E7DD626CEA918853110C8A1B2763F8624E6953F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k1VCHkLaLqNTXv95iIIkw==</text:p>
          </table:table-cell>
          <table:table-cell office:value-type="string" calcext:value-type="string">
            <text:p>CE2C62859890153DF3EBA1A9A627EBCEFFF828B705EC7103204AAAFD629E78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HlmnFf2EdKumQjZJ09cew==</text:p>
          </table:table-cell>
          <table:table-cell office:value-type="string" calcext:value-type="string">
            <text:p>54E6B9BABAE515705304E317E9835F290BE99E20BE58C81345540C0E5B20D3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tny8VCoDANN8ZbSAamF_g==</text:p>
          </table:table-cell>
          <table:table-cell office:value-type="string" calcext:value-type="string">
            <text:p>DA810CF49B506AC696363F29522AB7B5F4065F6BECEA0B88FF0A63B3FD9C5E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8rILSd2VKSNdCrjeWXzig==</text:p>
          </table:table-cell>
          <table:table-cell office:value-type="string" calcext:value-type="string">
            <text:p>107475AAF32AABD9DD938DB8486954243B82E4D59FC4125EB3249098A98ED7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vwks0yfGTQaE8V9w-zyA==</text:p>
          </table:table-cell>
          <table:table-cell office:value-type="string" calcext:value-type="string">
            <text:p>30D35E8BE9F9EFED1F804DF1CC849ABA262D22ACAB35F8368238C875696F00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Ey8GB1iZVnqB7lCNFTRg==</text:p>
          </table:table-cell>
          <table:table-cell office:value-type="string" calcext:value-type="string">
            <text:p>C0754A77928379493EA16BABFCF12BAD0F1AA0B08FA329939BC15DCCCDC317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n-00nk7f9eA27ib5cyng==</text:p>
          </table:table-cell>
          <table:table-cell office:value-type="string" calcext:value-type="string">
            <text:p>98B77E69DC812A27FA9D0825C5D04EF86938EF595575A6F83FF44460706F66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zK86epm42zkiotwQBPIYw==</text:p>
          </table:table-cell>
          <table:table-cell office:value-type="string" calcext:value-type="string">
            <text:p>7A8ADB59844ADEDE01578780CC878F2A2377DE6DC0945C694831A61F57A6E2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H5ehhHV1RAcSZkH4vqaFQ==</text:p>
          </table:table-cell>
          <table:table-cell office:value-type="string" calcext:value-type="string">
            <text:p>E5CDAE46C518739CD3334DB965FA658CD7D5758415E42D50AE138CBC48B203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3X8G_mlteGgnSD2Gh29cA==</text:p>
          </table:table-cell>
          <table:table-cell office:value-type="string" calcext:value-type="string">
            <text:p>E4462FCCCF0ECB95F8A3C70E092D8A93C2A6DE4BAA35054BE3E64853DAD95C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ktWx7YvDLRmVziW-B-e_Q==</text:p>
          </table:table-cell>
          <table:table-cell office:value-type="string" calcext:value-type="string">
            <text:p>E43662204E556C90688A51C6D7E77D07600C19FE6C9850B15CC8C7A26088BA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QtDsZ3OmszkEIwJowIdw==</text:p>
          </table:table-cell>
          <table:table-cell office:value-type="string" calcext:value-type="string">
            <text:p>28B62A1C3B3A8970D1CC47439A54E10DB919E2A78CE1F2CB2501980291BF36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41P_zZPhFDOCGU5ttuVOw==</text:p>
          </table:table-cell>
          <table:table-cell office:value-type="string" calcext:value-type="string">
            <text:p>71E46E32BBF2D80C2725762AC9A9B0155B95293FC4ACFC66F47E27B209BCF8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23KSjU6zPd3JKLCiTUIA==</text:p>
          </table:table-cell>
          <table:table-cell office:value-type="string" calcext:value-type="string">
            <text:p>1F5E9F967F90CA0F26766C2F69B1A256412757ABE6E025B5E45573BD385530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Zph1j25BA7-hNSdIaFUmw==</text:p>
          </table:table-cell>
          <table:table-cell office:value-type="string" calcext:value-type="string">
            <text:p>423893C4B7A28CBA4E0F3B30DB558A883371A9C711671591F012263B519691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IFCWeXaOydVSctUHqxnw==</text:p>
          </table:table-cell>
          <table:table-cell office:value-type="string" calcext:value-type="string">
            <text:p>83BAD092F59EA607E2E46FFBC5A58F14EF937DBE8D547A1EC250435A70792D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yN8IwuMUmNQRvLUDsoZw==</text:p>
          </table:table-cell>
          <table:table-cell office:value-type="string" calcext:value-type="string">
            <text:p>2CDDDD5089C7D3A4A5A938F675CD41EFCDF28C5433AE6ED1CFAA3BC74F316F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_bwim_mf-v-PQKSVFablg==</text:p>
          </table:table-cell>
          <table:table-cell office:value-type="string" calcext:value-type="string">
            <text:p>725AFC19A65A3924EDDFF5E46A466AEAAC336A906BEDEB5B40A3BA8ED08422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zIlGW3zkzOP6hDuLKkjtQ==</text:p>
          </table:table-cell>
          <table:table-cell office:value-type="string" calcext:value-type="string">
            <text:p>F85BA9AF4AE6CB463B1250983B0228784EDA68F4D6BF257792209586F68816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zla-YzYZc0ehkuWxAa5lg==</text:p>
          </table:table-cell>
          <table:table-cell office:value-type="string" calcext:value-type="string">
            <text:p>B42917DA36580C53EE85EB93032EA5DCD4F72FAC089C61FE8A296510A7FE3E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9cK5xBlq4KnEXZPUgsWQ==</text:p>
          </table:table-cell>
          <table:table-cell office:value-type="string" calcext:value-type="string">
            <text:p>7E15324D5752F7A799BF68DE3B036FA3159181770D01A2167194F8C4217165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bvLSve6LwmW8PuUaD68Q==</text:p>
          </table:table-cell>
          <table:table-cell office:value-type="string" calcext:value-type="string">
            <text:p>5F4FD52474D3F53CD6B2D924D63BF6ECD38CB97F52E431725601BF2D902297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BWIVr4tK-GCPsdYru2hgQ==</text:p>
          </table:table-cell>
          <table:table-cell office:value-type="string" calcext:value-type="string">
            <text:p>C0659AE063DC3ECF7461B511A7699F6AB355EA2EDBA664848FAA5FB84CE50A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4qpW-joaF_ipXtKBe490w==</text:p>
          </table:table-cell>
          <table:table-cell office:value-type="string" calcext:value-type="string">
            <text:p>E30F393BB627111F71C3362A48B3131B950BC0D87BFC5D59AEFD3BF4BB1F40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iKEa20fqonqOSO3Fpc9g==</text:p>
          </table:table-cell>
          <table:table-cell office:value-type="string" calcext:value-type="string">
            <text:p>A996065AFD16ECB472D2F0F6212AA3742AAACD3F3059722B940376627DDC8B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z3wXTNo5hZr-VlhCseRtQ==</text:p>
          </table:table-cell>
          <table:table-cell office:value-type="string" calcext:value-type="string">
            <text:p>89A9B4E9EED1BC0A3227269831726B747BAEA84BFE7665C48935BA80F6A820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LF1Z3-yqMBa-2mYWAYFg==</text:p>
          </table:table-cell>
          <table:table-cell office:value-type="string" calcext:value-type="string">
            <text:p>BED9CE56E2B53422F95DB5E77E1FE43BE92AA0CEC0E5E77EF439B9BACB5B91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-L_UX1DEOrxGrPx5dCq_g==</text:p>
          </table:table-cell>
          <table:table-cell office:value-type="string" calcext:value-type="string">
            <text:p>79F8A16DB19F44443539D107E6F11AD21FCE9FCD0F4AC8D1558C94DD603059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0VRcO3T7HW_XTTf3G5LVg==</text:p>
          </table:table-cell>
          <table:table-cell office:value-type="string" calcext:value-type="string">
            <text:p>B9FF9BC5CD3FF5723A6E6FBC169206B7C923B2E6C016E63B0ECD57F793FF7D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1bMjyrURqTE4MXGYN30g==</text:p>
          </table:table-cell>
          <table:table-cell office:value-type="string" calcext:value-type="string">
            <text:p>A7BCD1ECB1F606AB4F473239CC759CD33BE2C6C194237420B7607A695CA2BB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om4oxjBozZhv5F87_7_w==</text:p>
          </table:table-cell>
          <table:table-cell office:value-type="string" calcext:value-type="string">
            <text:p>738BCAD75DA5E3F4B16A58CFA25B5BC22E59BDBFC868FB28511F73033F5FCA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zbkL_aoX9fhRbw317wrqw==</text:p>
          </table:table-cell>
          <table:table-cell office:value-type="string" calcext:value-type="string">
            <text:p>E9EC4C23A56063072F43F62D9E50A1453A809BD1CE4D0E77CBE1BF2263DC54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b_aNbNiTsN-uoaJ9rVqeQ==</text:p>
          </table:table-cell>
          <table:table-cell office:value-type="string" calcext:value-type="string">
            <text:p>2E09338128D088B82E219CB7325D5B5CB97FCB4F6292D5F31E452436CEDC6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i1b7ZDzPzfs7ynm3LTCYw==</text:p>
          </table:table-cell>
          <table:table-cell office:value-type="string" calcext:value-type="string">
            <text:p>E9ADE40A332DCB9AFAABEB9510BB2FD4FB88BD3C6A10B17565BDEBEAC8A9D6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y_i_IQAZCuAv10u8EBW3g==</text:p>
          </table:table-cell>
          <table:table-cell office:value-type="string" calcext:value-type="string">
            <text:p>5E3AD8DC76D7F75BB1500EEAC2C0B203422FE5C1EEA7E5A7511D9162D042F1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aHVncTHkOYfQi5MitP0kQ==</text:p>
          </table:table-cell>
          <table:table-cell office:value-type="string" calcext:value-type="string">
            <text:p>E74066A6DF1E72D0AF983BB1868C5E99D82B9E58EA2162EC8EC2EC32751716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87HHZmCutw9bro9um-1Pg==</text:p>
          </table:table-cell>
          <table:table-cell office:value-type="string" calcext:value-type="string">
            <text:p>27B14DB0D067D25359E95F1D626B399CA20143C8F05271A314BA9394B1B0CA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ULG0PEEEQXDfnoApoygQA==</text:p>
          </table:table-cell>
          <table:table-cell office:value-type="string" calcext:value-type="string">
            <text:p>5376AA11291DBD90B3C49466C54A7131F689202C276131FF6CA7C67D0AEECE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JeZK8UOgB51yvUw7xG6A==</text:p>
          </table:table-cell>
          <table:table-cell office:value-type="string" calcext:value-type="string">
            <text:p>750B695D22F4EE91CA62015C7557BAC91E6EC5B8A7C2BFBD61B09A964962C6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HmpetU7lXJRREEBF2tNbA==</text:p>
          </table:table-cell>
          <table:table-cell office:value-type="string" calcext:value-type="string">
            <text:p>1057D830B6F016903F9995CF2ECF2EEAFD06E12DE42F74A8BDB508BACC0B3C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jMEkZb007-z_LgAqTbZmA==</text:p>
          </table:table-cell>
          <table:table-cell office:value-type="string" calcext:value-type="string">
            <text:p>56824ED22B31B3B0BA18C8096D3A26CC5FB25167A4BAA32FFA915E0652F96C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v5ueZKNxY5LMc3fVH75ZQ==</text:p>
          </table:table-cell>
          <table:table-cell office:value-type="string" calcext:value-type="string">
            <text:p>A74B2B54CE2297E3099DB050B682C89D3B1C9064AE143E381F3879DECA3406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GOY5kIGzelqS3akFLlPg==</text:p>
          </table:table-cell>
          <table:table-cell office:value-type="string" calcext:value-type="string">
            <text:p>31E55923BA85A67D519ABF269196E8360F41408028ADB470226E3BDE2E7F6F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fBz9pemJxtP6zjDKxvQQ==</text:p>
          </table:table-cell>
          <table:table-cell office:value-type="string" calcext:value-type="string">
            <text:p>14BF2BB85F7065FC8C2272130891AEAB80F523AA96A4AC069DC326B157E6E8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vrUNp3_k7ausmB0RJtqgg==</text:p>
          </table:table-cell>
          <table:table-cell office:value-type="string" calcext:value-type="string">
            <text:p>9CFD8963DF5577ADF14B095D307FF3E2877EA73CC56BAD14444850809E9FD7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knY6pZB-HPJDeN-MXF-1w==</text:p>
          </table:table-cell>
          <table:table-cell office:value-type="string" calcext:value-type="string">
            <text:p>F4CCD67C518D55BB6B403DDB17C263E0C7483FDCD242FCE6AB2C93F5F50BAF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gzZgXWK9jkrZIEG3GAiw==</text:p>
          </table:table-cell>
          <table:table-cell office:value-type="string" calcext:value-type="string">
            <text:p>23E0F49AF2AE2FE775B77EDB0A56CB2AD28ED3266767B4322E324E704C7B72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4pF1tO24J1oXqcQlx1KPA==</text:p>
          </table:table-cell>
          <table:table-cell office:value-type="string" calcext:value-type="string">
            <text:p>76439F1F4C07FFBD0F44997A287537F0BD9A701BFDA1A92EF6E15CB04B2F08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MLknNrFDf-ckEcuqQCJFQ==</text:p>
          </table:table-cell>
          <table:table-cell office:value-type="string" calcext:value-type="string">
            <text:p>E7AFB20CF2B14AFA80AE03D61AA5F73249051D58C87F22FF65918A8EADB229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nO73pFyN78_EKQrST23mQ==</text:p>
          </table:table-cell>
          <table:table-cell office:value-type="string" calcext:value-type="string">
            <text:p>7800F74CA736343091C218492021D3066CF06D8E9FF167A10721B8D48CA549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RKA2WdSXLlDfF4KGm3kkA==</text:p>
          </table:table-cell>
          <table:table-cell office:value-type="string" calcext:value-type="string">
            <text:p>C7874230F2D2ABD7529CE7DB1DE2018AB2710ADE2C579FEC811EAFDB746B71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-R0mAiZ6OeB8LOgY_EPQ==</text:p>
          </table:table-cell>
          <table:table-cell office:value-type="string" calcext:value-type="string">
            <text:p>A6FCB14E9EC28B7DDFBCC300F3D2AE63FD184E1A1C28633A2321B759D6060E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hCmN6VUA2P3bYwJYLzqA==</text:p>
          </table:table-cell>
          <table:table-cell office:value-type="string" calcext:value-type="string">
            <text:p>65B528D7DE84D83F5DD30059517655EA306FDFDAD45FE44CB20599B13E54C5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E8ppxHrMQ16Ez67iMsBg==</text:p>
          </table:table-cell>
          <table:table-cell office:value-type="string" calcext:value-type="string">
            <text:p>206B01DAB5106235EB671507219A279332364EB0F9161BF3B2463D3B511E30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29tCKOoKHZJtgGBgKiARg==</text:p>
          </table:table-cell>
          <table:table-cell office:value-type="string" calcext:value-type="string">
            <text:p>116087FEC5B568711E6105AAB4BA1563BDE2872AC18DF58AB23EFC33378577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gB4ZjQm5XNn3eOjK4-4hw==</text:p>
          </table:table-cell>
          <table:table-cell office:value-type="string" calcext:value-type="string">
            <text:p>7B08FF5198ED94177332171AAA7B24DE2F7643CF1C04314AEB520437147453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oE2RwJCECiOjjypYAF8vA==</text:p>
          </table:table-cell>
          <table:table-cell office:value-type="string" calcext:value-type="string">
            <text:p>744A226E3B39BED64B6D954476530D52488AF405A795CAF5F79178475B94E5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hj1QYOD_4PzLvd8_NdjvA==</text:p>
          </table:table-cell>
          <table:table-cell office:value-type="string" calcext:value-type="string">
            <text:p>4DFC499789CA57CD099D25AC008550C8CCCAE87C34020C666E040A75413A8A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AoFQT1HIM0L7kvTIFhZcw==</text:p>
          </table:table-cell>
          <table:table-cell office:value-type="string" calcext:value-type="string">
            <text:p>09973BAE690FCD7D86E223B67A9F43355CD49ABE3ACA53D18B3A5883A359C8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zIE4s6BqCmeDdTvM7uHKQ==</text:p>
          </table:table-cell>
          <table:table-cell office:value-type="string" calcext:value-type="string">
            <text:p>A759F712C23AD58A5DD40E424D4A5A01B21763A854EEDB13DD3EFF89BE2799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Q3Laz46P3DVuQtQL82G-A==</text:p>
          </table:table-cell>
          <table:table-cell office:value-type="string" calcext:value-type="string">
            <text:p>D66126B43CEF7EAE13A9D034231DF08423F892D7F60B2E4D7D17AD3BB0965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5YenhAzknPdCVrmbZbmA==</text:p>
          </table:table-cell>
          <table:table-cell office:value-type="string" calcext:value-type="string">
            <text:p>E1317E2B2AF28236E77EFCA5EC13712B00016F77F06A226301C70253978ABD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QwL4bB-R6EmwWcz2g2kg==</text:p>
          </table:table-cell>
          <table:table-cell office:value-type="string" calcext:value-type="string">
            <text:p>A1D6778286F9C5494F3E3DC8282859E11E9250CFAE81F9FA3164BA3A72C4BD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Bot_K5-bSYXp4tXwOSww==</text:p>
          </table:table-cell>
          <table:table-cell office:value-type="string" calcext:value-type="string">
            <text:p>936649FE191AE26C9A5E652346E58371B7CC316CA6264CE91F11F99E3C9959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g0Pu3FpZyjzL7gAaQ5SgQ==</text:p>
          </table:table-cell>
          <table:table-cell office:value-type="string" calcext:value-type="string">
            <text:p>A32B4E97328130B8435F4CCAECC32BA589CCC35E9325CECE5DC8A11D37620E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PmtoRc4-dOAgU9egRdOQ==</text:p>
          </table:table-cell>
          <table:table-cell office:value-type="string" calcext:value-type="string">
            <text:p>D8023C214A184CDB15222F28B38E233EBA4E820AB36B3E3D3398DBA5E75D5B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xBQsCaS8PiROyMsGPrr_w==</text:p>
          </table:table-cell>
          <table:table-cell office:value-type="string" calcext:value-type="string">
            <text:p>ADC4397522172459D4C214387C2EF3B70CDB4AC2DA563B50470587F550E2A4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i2RgdMRtpwJ44Xf5gKxEQ==</text:p>
          </table:table-cell>
          <table:table-cell office:value-type="string" calcext:value-type="string">
            <text:p>AD1CC5163A405AF3FC9E7AFB101C216FC67B0729DB320B4ADB4CBB450141D8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ORlYGnl54L51eaj-yWWg==</text:p>
          </table:table-cell>
          <table:table-cell office:value-type="string" calcext:value-type="string">
            <text:p>1D4803207A330BABE6A3C4EB80A47E766E4CBC2E9C446B8822614BD2C5A93C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GhlBbeV0D-FqkYVLFdAXw==</text:p>
          </table:table-cell>
          <table:table-cell office:value-type="string" calcext:value-type="string">
            <text:p>7D853339F70DE23ED87610F943F2DCBCE561C6CE667C8E9252590B81C1D269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Mbxi4Bc0yUjKHXqGvPzyA==</text:p>
          </table:table-cell>
          <table:table-cell office:value-type="string" calcext:value-type="string">
            <text:p>F7ABFD2007089EC8DCA89DD2DB98531BFBB493DB0D0D87814AF4A378329341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anwPeKkpeIAr124a_YoA==</text:p>
          </table:table-cell>
          <table:table-cell office:value-type="string" calcext:value-type="string">
            <text:p>C32CE1EDD99DBCBE971C28541259EF04BFDC27D177228D90201A2DB0E17D31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mwd8E-RVlXZPLWnj8UFWg==</text:p>
          </table:table-cell>
          <table:table-cell office:value-type="string" calcext:value-type="string">
            <text:p>B154175D996071BB0404534F15B8CBCD72DA4248FDD1181E1239372788A04E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x--JinPO1BIXXl1y1XAHQ==</text:p>
          </table:table-cell>
          <table:table-cell office:value-type="string" calcext:value-type="string">
            <text:p>E9EA6EB3C057D76099D296055CE43D1400820A3BB6D336935D58A1D64CBDAD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920geK78_LpLDs1hpuceQ==</text:p>
          </table:table-cell>
          <table:table-cell office:value-type="string" calcext:value-type="string">
            <text:p>CE63F6BA7A8DE1CC0EE8FB26D20F32866E4D5B66848E5EDB51B3BAF32D31CA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R24J-8scvczUStIItRmw==</text:p>
          </table:table-cell>
          <table:table-cell office:value-type="string" calcext:value-type="string">
            <text:p>9A3EBB0FA706C08894DADD20A53C1D9EC6E2C58560C55F02D535CB6AE99809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goy9A9rREqia2YR-sfyg==</text:p>
          </table:table-cell>
          <table:table-cell office:value-type="string" calcext:value-type="string">
            <text:p>EF8E7399B5096740DC392589676D65D13FA25926523279317C96437CA0B93E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bZ6sM_KuJ9E3-Rv4slKg==</text:p>
          </table:table-cell>
          <table:table-cell office:value-type="string" calcext:value-type="string">
            <text:p>BD797B5871E946EDD914A60F326A9A1AD638266D3F84DC53A311BD4338DBD4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En6F7Dgf8EEaoXd1bHywQ==</text:p>
          </table:table-cell>
          <table:table-cell office:value-type="string" calcext:value-type="string">
            <text:p>3FA68A78EFED4EC989C84641842A6F88C45B38309452232CC00F434B5CDD14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bxSMo0MCEF0xAOFl6XwA==</text:p>
          </table:table-cell>
          <table:table-cell office:value-type="string" calcext:value-type="string">
            <text:p>2E59403A2488513D116E1833C7E527EC5B28352358E10DCB95F5AD735AB977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PX2OHnvO4W2ABgcho74Yg==</text:p>
          </table:table-cell>
          <table:table-cell office:value-type="string" calcext:value-type="string">
            <text:p>9E9C70443FE6D6CF3B8A74A0736D1361826BB35F1CEBA3D6F02C3C48A0F263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BoLYbNBHb1aeZK0oDgILg==</text:p>
          </table:table-cell>
          <table:table-cell office:value-type="string" calcext:value-type="string">
            <text:p>F0ECA86A3621B161B5717C1E5D41AC9DC7375D7529FD052B20E66CF83037BB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pIzbCkJuE_7x5JJgdOcwQ==</text:p>
          </table:table-cell>
          <table:table-cell office:value-type="string" calcext:value-type="string">
            <text:p>760EFF05AE93B3B1CF0FDBC63B45A2CD7FAB12EBBB2E46E466DB123420B959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K6EyrSpt-IC1sbAfIA4sA==</text:p>
          </table:table-cell>
          <table:table-cell office:value-type="string" calcext:value-type="string">
            <text:p>F16A1E1A9217F61F394F294B5156945A1B97B8F81FFD6ED09040F132BEB9AF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FaEp35rcVNKYR2H7o4vUg==</text:p>
          </table:table-cell>
          <table:table-cell office:value-type="string" calcext:value-type="string">
            <text:p>582674331C29E94294A120E3665A5F1FBB436E4C178269B1CBCC6AC233C3AD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5weUAv7B1alwG_slqMzw==</text:p>
          </table:table-cell>
          <table:table-cell office:value-type="string" calcext:value-type="string">
            <text:p>7464D6CC4929E608218E95B0EADFB888353462AB3DD0396F19600EFF044FFA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hBXT51NKFAwuF2H1Exnw==</text:p>
          </table:table-cell>
          <table:table-cell office:value-type="string" calcext:value-type="string">
            <text:p>CDB601621B80CB0F7792A212EB246B613F403CBAA0638F1FFCE15D00F4AC93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t-e_DVbxXgsong4N0ndBw==</text:p>
          </table:table-cell>
          <table:table-cell office:value-type="string" calcext:value-type="string">
            <text:p>035B312D163E33D2DE0711756FF2384EEB374514B61956425F3C1DFF9D69C4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Uwr8xaHQfQC1G3l_39nGw==</text:p>
          </table:table-cell>
          <table:table-cell office:value-type="string" calcext:value-type="string">
            <text:p>F5C697CECE0A07450A67988885FDB0D8BFAF00917697570A147A44853BD1B6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kdLdf6rIbHcVvnQIsPbw==</text:p>
          </table:table-cell>
          <table:table-cell office:value-type="string" calcext:value-type="string">
            <text:p>9DCCBC3D5ACA5F6C097A3AB9681212810F10DE7567D0E17C55882842701872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SvkZvPlcUlyiVrS1npdw==</text:p>
          </table:table-cell>
          <table:table-cell office:value-type="string" calcext:value-type="string">
            <text:p>EA3EC83765DED5DC99383B4A081CD80AE739287BDD24D906FB51E96D613926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AeFIK4ZQT5NKX1hTEgTg==</text:p>
          </table:table-cell>
          <table:table-cell office:value-type="string" calcext:value-type="string">
            <text:p>F030FE2D5149832A455FC0CE20FCE40354238A2BD471A539ED4167F4F23C8B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neqZcQF-KYPuBK_LIQ8A==</text:p>
          </table:table-cell>
          <table:table-cell office:value-type="string" calcext:value-type="string">
            <text:p>997AB8627C777F47CDAA766B1854C636172FA6D04336A13CBD7757CE759275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bQ7AzFUf_ve-aKjpQ_luQ==</text:p>
          </table:table-cell>
          <table:table-cell office:value-type="string" calcext:value-type="string">
            <text:p>8B95F8088699F356795CB6FA8BDB8D14CC3B62298A55C56BEBE78B50B145DB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LpXflz9au2KkMMWnhSrdA==</text:p>
          </table:table-cell>
          <table:table-cell office:value-type="string" calcext:value-type="string">
            <text:p>F49DBB015A64B39C1C97E649731569BF07457FF9ADCDABCC4B9B9AB08A6C35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O7MZKZT_CBD9m08LReDxg==</text:p>
          </table:table-cell>
          <table:table-cell office:value-type="string" calcext:value-type="string">
            <text:p>2F7D3D285A2422936B988F45F994EE1FF2BA9346D9E70FD92C3779FB0414D5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n-1e872ol0lAntn0XuQg==</text:p>
          </table:table-cell>
          <table:table-cell office:value-type="string" calcext:value-type="string">
            <text:p>3D7DF0AF1B4EFCAFEE86FAD04C980A5DCFFBFFC22A64B48A048811D1A72358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HQicYORZHw4IW1r58aPng==</text:p>
          </table:table-cell>
          <table:table-cell office:value-type="string" calcext:value-type="string">
            <text:p>9F97FC77DA5DC22B1F8CF29EAE274381684596D25A10CA89F32F52DAA90F05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tEZE5AmJNoFr4zCneu4g==</text:p>
          </table:table-cell>
          <table:table-cell office:value-type="string" calcext:value-type="string">
            <text:p>E4822E14CACB88E36BF7E69B1E1ACB6013CBACA5A0A0BE5D6C697558E65775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xNAZE1lEZmdG3O9e2fwg==</text:p>
          </table:table-cell>
          <table:table-cell office:value-type="string" calcext:value-type="string">
            <text:p>A7D0BDC18F58892951AC7327F3B2A3BEDC6776A17C08D211DA17BB683891B2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KTjK-oQb519onXrQsyFA==</text:p>
          </table:table-cell>
          <table:table-cell office:value-type="string" calcext:value-type="string">
            <text:p>2F0E916A92BE20ED4B4F1766CB3DC485EDBD230622DB6D8D42E33C1A160FA3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WB4u-yac-ZT4Vp-Wz7N_w==</text:p>
          </table:table-cell>
          <table:table-cell office:value-type="string" calcext:value-type="string">
            <text:p>215261D22F343C3ACE5B210149E175C353212B4911D979D951849C26489C26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6fJITEAVYBFtBijgOSYbQ==</text:p>
          </table:table-cell>
          <table:table-cell office:value-type="string" calcext:value-type="string">
            <text:p>8ABFE7DEF3D80912F93ED15CE965BC5AD2C5343862048601211320340CEB39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wwgWWMMe-l3zJu9XU1pMw==</text:p>
          </table:table-cell>
          <table:table-cell office:value-type="string" calcext:value-type="string">
            <text:p>E0FA0815D6DC61092E3FD78C2AD53F9299DC33723294716D4DF344CD430DCC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KHaG0ewzUxAtUlpPJM1A==</text:p>
          </table:table-cell>
          <table:table-cell office:value-type="string" calcext:value-type="string">
            <text:p>CBF7465FD749D38E722E4175F93EC29CA1EAC4A5415AB3A4239FE8801F5FC6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D1buVoiI5mer4x8WosTw==</text:p>
          </table:table-cell>
          <table:table-cell office:value-type="string" calcext:value-type="string">
            <text:p>24F023C8012F42503EAA618176CDDD9778D09DF807161AB825B5990336BD0E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a5oigeBrzEnN-WFcvWUg==</text:p>
          </table:table-cell>
          <table:table-cell office:value-type="string" calcext:value-type="string">
            <text:p>FECF33FF50EB9FE0CB03CD347EF2AAE1FBA0F759326418F19B215AFDA59ADC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NZ2UTieK8XvEgU7mIP4Fg==</text:p>
          </table:table-cell>
          <table:table-cell office:value-type="string" calcext:value-type="string">
            <text:p>60F35C3D9A0F845C7B6171BBB10DFFCEE1DD79D616BDC6F70084A9CA557DDF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5lux2ncZPuUxviKELajg==</text:p>
          </table:table-cell>
          <table:table-cell office:value-type="string" calcext:value-type="string">
            <text:p>ACBE8BE108AB25F6F3F2CB98A1D6C019CAB40360E5D008616DA9F5D3090D61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Fn7wJAu7udpvZWD1cllg==</text:p>
          </table:table-cell>
          <table:table-cell office:value-type="string" calcext:value-type="string">
            <text:p>109B65EB5EAC504CFD6C7FF04C3F58411BB39399CE6A79187FCAEC68B216E6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zyXQ5Y_V7EwmA-9kOl-gQ==</text:p>
          </table:table-cell>
          <table:table-cell office:value-type="string" calcext:value-type="string">
            <text:p>E0AC368F6097ACB9C726F22475F678D2ABCF318943284D7AFEC163875670C3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VoXEe01R_nqEZoPwoviQ==</text:p>
          </table:table-cell>
          <table:table-cell office:value-type="string" calcext:value-type="string">
            <text:p>673ADC00AF90A19DB3C15684CF1AAA79644FD104037F86832AAA41B4D51D4F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9SCqAnBFalXJ8-mfgyY5g==</text:p>
          </table:table-cell>
          <table:table-cell office:value-type="string" calcext:value-type="string">
            <text:p>34D535642FB9EAF93BD72CFC7B90F88FF0C4234A1D95D7F5B8DB83E160E2D8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QvhvbDTuLZQmZVDZIOcrg==</text:p>
          </table:table-cell>
          <table:table-cell office:value-type="string" calcext:value-type="string">
            <text:p>43CD2F464708DDD311C02837F4FE360C98B55CAA8AC7C008B61C7FC237EADD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DuNjL_C1quCT3gGgawy0g==</text:p>
          </table:table-cell>
          <table:table-cell office:value-type="string" calcext:value-type="string">
            <text:p>69508988CE0F6030917D6DC9A1E9144AF7CAFD5692E7E084314E308ADE3497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zirWNDh5DIOjqpHc-59iA==</text:p>
          </table:table-cell>
          <table:table-cell office:value-type="string" calcext:value-type="string">
            <text:p>5EED1CDB0E60F4BC686FD0EB2CEB336051EF2E7F4A7237B94BF3A6E80623D6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8rBFZFq6YUS0LDYNMTHpw==</text:p>
          </table:table-cell>
          <table:table-cell office:value-type="string" calcext:value-type="string">
            <text:p>DD566F2DE0C7C85485A00AB5BA9BE4E5EC3BFBCAAB784D3400A3DDF76A9A42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iGO3SvaUtklJOlgWDIfg==</text:p>
          </table:table-cell>
          <table:table-cell office:value-type="string" calcext:value-type="string">
            <text:p>5D35A90F97FA4CA19F8F4EE16521917C66B5137B5863A641703F1820BA9E14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9QTYN17MKppMWjcxy-WuQ==</text:p>
          </table:table-cell>
          <table:table-cell office:value-type="string" calcext:value-type="string">
            <text:p>3771C2E746850A1380CD389AC85C2D1AD2AC66E4A497CFDECD2B3F02B7929D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lhoudG4ZUsHmtc3UC2trQ==</text:p>
          </table:table-cell>
          <table:table-cell office:value-type="string" calcext:value-type="string">
            <text:p>D40E00AF092360EFBB0A5BE99AE7914A459E448C750BD73E8C72FE8AB6F706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t75n87Ydr6nMNTqhYeiWw==</text:p>
          </table:table-cell>
          <table:table-cell office:value-type="string" calcext:value-type="string">
            <text:p>97E02ED1D730A987BAFB9D07DDC00612CAB3F4A84FD3936C95DABE6A1A55EB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us8ar84-E-gIVhQW_Vgw==</text:p>
          </table:table-cell>
          <table:table-cell office:value-type="string" calcext:value-type="string">
            <text:p>D8D2557D7B3499E62E2188DC09EB233EEDB00F16BA77917BE9D4B33BA01F00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fEPDktXGVYBYxBlkjHoZw==</text:p>
          </table:table-cell>
          <table:table-cell office:value-type="string" calcext:value-type="string">
            <text:p>C26C2425DD3D9924BC115D9337A912A00DB2D8751DA349316AA824CD84105A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TOCEbJv3qjRyBW9QRAfrg==</text:p>
          </table:table-cell>
          <table:table-cell office:value-type="string" calcext:value-type="string">
            <text:p>16E187A39471E4E0B84C900F79682A8636FCA956A13711A1988050099E7D9B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WXjThoOOTbMA-ZrLqCU1w==</text:p>
          </table:table-cell>
          <table:table-cell office:value-type="string" calcext:value-type="string">
            <text:p>E963D94197717C90E68B84FBCAA262107753C12C1CE1491ACDC79DB229A011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0GR6LmNRSbbYJb19qGJA==</text:p>
          </table:table-cell>
          <table:table-cell office:value-type="string" calcext:value-type="string">
            <text:p>E9774EF8619BC6CA27FBED2F573278CC9AA41A24DACB5A280F4B81D8D43B9A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RM8Oo9N-kkqtDrQGAS9Q==</text:p>
          </table:table-cell>
          <table:table-cell office:value-type="string" calcext:value-type="string">
            <text:p>466208C3C00E918C9DD804B9B69DD9B0DE13AF006AEA56B0D727AD273BE881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bm5W1sjvHbTFJMhIdqkQ==</text:p>
          </table:table-cell>
          <table:table-cell office:value-type="string" calcext:value-type="string">
            <text:p>BE1A75FC3A4EBC22CBDDA07AA226F5A405ED95EF26F4EE921E1F8DD03782E4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Nje8F3_yUAhwjC3BFMYQ==</text:p>
          </table:table-cell>
          <table:table-cell office:value-type="string" calcext:value-type="string">
            <text:p>D2AA6DF02234782044AB6C53BFCE1367EEEFD3F7011F2CF14FAD2F1C72B2C5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z5FMJuZ74q-8vdOnCbc9Q==</text:p>
          </table:table-cell>
          <table:table-cell office:value-type="string" calcext:value-type="string">
            <text:p>1B68495DEE0087B8E5CE42B011295FF753F202415800099AD2A48EB75A0CE7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TaucwmnFaXR4sIPF7Q5w==</text:p>
          </table:table-cell>
          <table:table-cell office:value-type="string" calcext:value-type="string">
            <text:p>84975B4FF76A8800BC392B0A08F7C00F61BC0B933248CD0592A1BBF1055EDD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_DrwiijSbriyqrvMNC07A==</text:p>
          </table:table-cell>
          <table:table-cell office:value-type="string" calcext:value-type="string">
            <text:p>37E570020879F10552478053DE09BC7A8CAED64538463DE05B7933133DBE2D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yLMoLI3CTzCn9IFUYxhnQ==</text:p>
          </table:table-cell>
          <table:table-cell office:value-type="string" calcext:value-type="string">
            <text:p>B39C21F96271CEB9EF8E5F206D8E1559D0BEA06E9C9EB796C54D1BBC128D95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-7hLx66KBNH0YjQj26_w==</text:p>
          </table:table-cell>
          <table:table-cell office:value-type="string" calcext:value-type="string">
            <text:p>1C200E33C8B9FA91247354A122C2F4F47D4CCC443F3CB511A6AFA0F8752D00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jmXyuOcGScCk7FTi6OG0Q==</text:p>
          </table:table-cell>
          <table:table-cell office:value-type="string" calcext:value-type="string">
            <text:p>E6FA5D1B150CF5C8E1FB09EFCCB949F5364141E5534D03CC15A1FD66B672CD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l3Vmdiq4R14XI866FZlg==</text:p>
          </table:table-cell>
          <table:table-cell office:value-type="string" calcext:value-type="string">
            <text:p>2DF1B5A73189A4E68453A5143D294B07B0853379EE827AA999CDEA0CE83B9A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rCquGvy4OEmXtZvukopXg==</text:p>
          </table:table-cell>
          <table:table-cell office:value-type="string" calcext:value-type="string">
            <text:p>AB58C07FB8D02403BCCBEEF9AA332E197E15E9FBE2E4073E2C63B5F4789F06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JUT08WhJwnHXgi1ab4pA==</text:p>
          </table:table-cell>
          <table:table-cell office:value-type="string" calcext:value-type="string">
            <text:p>024EC4DF721F05D1DC978D6EF5982834DA8B7B68A2F0AC314E652CA5416AC9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SWnZ9aY6x2QD_2nUr03kQ==</text:p>
          </table:table-cell>
          <table:table-cell office:value-type="string" calcext:value-type="string">
            <text:p>758B246AB17035844EB6B37CC72E025F18461435E955F8225452618FF6CD93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k2tJeF5EnAIauWC07s8w==</text:p>
          </table:table-cell>
          <table:table-cell office:value-type="string" calcext:value-type="string">
            <text:p>52D91BCE19B76D386D72F738CDE4671AAEE6FC46528FD7DA9DBEB2427FBB92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o5cCA-NpwhmPLf2JKXWAQ==</text:p>
          </table:table-cell>
          <table:table-cell office:value-type="string" calcext:value-type="string">
            <text:p>57B77223F1BB15F6D69A65C5284687BB0FBC9434402F6726B521AB8731E6A8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Ow6nYU4ugCG5cbUPBdcTg==</text:p>
          </table:table-cell>
          <table:table-cell office:value-type="string" calcext:value-type="string">
            <text:p>A6EA43D0C4F9D5EAF5F0217EB0AB4E87E0B69657BF541EC973E64D2E00F276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P_LFvPU5fwi1UJphLu8fg==</text:p>
          </table:table-cell>
          <table:table-cell office:value-type="string" calcext:value-type="string">
            <text:p>F129136F2918963BBDBF149D87629E1F1DCF0DC3B423E0CE60CAF919DE8A35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cw7iU1ksgYs6MFkUxF6jQ==</text:p>
          </table:table-cell>
          <table:table-cell office:value-type="string" calcext:value-type="string">
            <text:p>4F1198D3EDFA2852E290CE254CC96EA95A16B97297943BD3335F9BD83F4F8A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mQRwOjfjgeG5YriMJP_A==</text:p>
          </table:table-cell>
          <table:table-cell office:value-type="string" calcext:value-type="string">
            <text:p>858B83BD578010C5669E9E0B998C6AB1122E649F2F270CC0B1DDFDAE3669E0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t4hIXvnshyN4K0RlTlT1A==</text:p>
          </table:table-cell>
          <table:table-cell office:value-type="string" calcext:value-type="string">
            <text:p>23C44EB2E96CA663908D047474891BA43004C053F109D1F9464A91F0C87B13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jfbAsg8p5sasXb47RaYbA==</text:p>
          </table:table-cell>
          <table:table-cell office:value-type="string" calcext:value-type="string">
            <text:p>2FE115C1CD28EA759FB2D68A1B0C7D494F59A88126E0B737634BBC1C164899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A9gfXY7GIqCbAuUMD21A==</text:p>
          </table:table-cell>
          <table:table-cell office:value-type="string" calcext:value-type="string">
            <text:p>CDD42A58AEF5E61EB5F7BF221C0740BE206C7BDE3610281AFA72CA55684FCC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behkBC9cvYFw3jDcJ2I6A==</text:p>
          </table:table-cell>
          <table:table-cell office:value-type="string" calcext:value-type="string">
            <text:p>FD5010E802553B51F638B4B7C3871B5338A065524576326404837D739842A9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QhapzAeV0zYZHPCqzcZg==</text:p>
          </table:table-cell>
          <table:table-cell office:value-type="string" calcext:value-type="string">
            <text:p>955FB7E57AA0FD4149D12BBDA9C7DE37358C986C1E46423A47E428295BBDD1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TrlINdTRSiprBThZXt4Fw==</text:p>
          </table:table-cell>
          <table:table-cell office:value-type="string" calcext:value-type="string">
            <text:p>45D34D9862C5FA69C6F65203B746AB7679C4E4FB1FC3077C91278684BA1EFB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_2UlfFdBmmuSEhmF0jK5w==</text:p>
          </table:table-cell>
          <table:table-cell office:value-type="string" calcext:value-type="string">
            <text:p>52A999327ABBB0E42DFA5403EFF299E90E09E51BE2F2427F27A20333113B7D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-fXjQytlhs2fGslj9ZLSA==</text:p>
          </table:table-cell>
          <table:table-cell office:value-type="string" calcext:value-type="string">
            <text:p>F39BF93F9A51ED40C146F458ED8DFEEDDE6115B38938417E6124838175DF72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glTd6itdY-yhMTwXHQqQ==</text:p>
          </table:table-cell>
          <table:table-cell office:value-type="string" calcext:value-type="string">
            <text:p>05422EC04BFEA7A53198A6F3BB598D1E93EADE60141045CE4501D21EE4B083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Kxa1J0c-6CZwxRvo68g==</text:p>
          </table:table-cell>
          <table:table-cell office:value-type="string" calcext:value-type="string">
            <text:p>53D8FB1E687FDCD24DAAA6B4CBE4BB57881389DAEC33F983CB647C622C251A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2WA7TDHbcw5KYMMBKKFPA==</text:p>
          </table:table-cell>
          <table:table-cell office:value-type="string" calcext:value-type="string">
            <text:p>013E4ECF4ADAC09398B7328C952FCC526DA937DF567DC95FA1D2859598A0C8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3a6FJJ_TEFU8SW7cw8-6A==</text:p>
          </table:table-cell>
          <table:table-cell office:value-type="string" calcext:value-type="string">
            <text:p>D7D34731252E4D340505878F1224D7CE34D84F5AAA11DCC91EFCFB7DD86ABA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zwtjOzbfHJnbP1WZPXPw==</text:p>
          </table:table-cell>
          <table:table-cell office:value-type="string" calcext:value-type="string">
            <text:p>7F115D86FDE3430B9466E33DFAFF58E2B70A0F977D0E2BE7A4FE78EC851605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AgA5_MGURtxAmOhAmg7g==</text:p>
          </table:table-cell>
          <table:table-cell office:value-type="string" calcext:value-type="string">
            <text:p>C9D5C77ECFD37DBC3E0206F1D3C527485E142FAF6766B28D723EC4721750D6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3ne6q1Rgtds5hon59SIA==</text:p>
          </table:table-cell>
          <table:table-cell office:value-type="string" calcext:value-type="string">
            <text:p>1938A8DBDCE638B5CAC0858D9E50C94B45D5B8766C6CCE6B6E37F0601DCD21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xEP_ZGWNznwTffvdKFMzg==</text:p>
          </table:table-cell>
          <table:table-cell office:value-type="string" calcext:value-type="string">
            <text:p>C454930E9D2E2D629B88A1A4C0FCA78D9CDC2D8E23F422E862052D6B291671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s0IwrqqhUOVSb_J11-NgA==</text:p>
          </table:table-cell>
          <table:table-cell office:value-type="string" calcext:value-type="string">
            <text:p>B7C8BC5F7C5AB1A6176749E788F22C578314E59B5E3D71DCAF31B8DF0F7A62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V_HWL5XmqPABRjrDv6svA==</text:p>
          </table:table-cell>
          <table:table-cell office:value-type="string" calcext:value-type="string">
            <text:p>E37F408FE1D06A032983E2DBC724BD498C54422461A72EE5535338C955D9BD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_2GYjdCvrc8JmPueapZrw==</text:p>
          </table:table-cell>
          <table:table-cell office:value-type="string" calcext:value-type="string">
            <text:p>DC8EE4B6E0207B6047DA65BFBD8A982AE14EE5E6BEB272135AB5E661C6678F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5msUvykjERa9IO8IQQT2Q==</text:p>
          </table:table-cell>
          <table:table-cell office:value-type="string" calcext:value-type="string">
            <text:p>05280E3C01B3067D44641726F8971A82C8D888340F5118CD5F3E146D06DE57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A0_Onb7G5UsC1gLd8KxLA==</text:p>
          </table:table-cell>
          <table:table-cell office:value-type="string" calcext:value-type="string">
            <text:p>9D14F762BB406B93B59663E7E3FE775A4E5A36BCB627C0DB626883A1C1FC97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V10zMgc8xFVO6Iox6AGKQ==</text:p>
          </table:table-cell>
          <table:table-cell office:value-type="string" calcext:value-type="string">
            <text:p>1A270EF3CAB4512410C5257B84F813C28B03AF3898282C4884B1635B2AAC15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R-I4AP8_30XnQ2wQQwIAw==</text:p>
          </table:table-cell>
          <table:table-cell office:value-type="string" calcext:value-type="string">
            <text:p>24FA5B4E9A464C7E7CD3FDFF13383142C257985E9FAD710ED6597AB946FD75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2gcZJgN-qz57cAbTDAW4w==</text:p>
          </table:table-cell>
          <table:table-cell office:value-type="string" calcext:value-type="string">
            <text:p>7528E4BC49FCE551A44DC8054DB66DCF1A33BA01355FDA660ECAF1639907A3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W8spj2GbktUP9IWMhnaVQ==</text:p>
          </table:table-cell>
          <table:table-cell office:value-type="string" calcext:value-type="string">
            <text:p>0CD469864B598CC59AA0CBEBDEABEE93ECDA83BAEB344325F5FBD41B170226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mR77Hq8iuDDR3WJiPqpbg==</text:p>
          </table:table-cell>
          <table:table-cell office:value-type="string" calcext:value-type="string">
            <text:p>A48C0173E0710B21C7EADAC049210D99E79202EF834DA7BED3E9D416AA9658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bDeb1wzcx5EZYe4tYHkdQ==</text:p>
          </table:table-cell>
          <table:table-cell office:value-type="string" calcext:value-type="string">
            <text:p>4904AFFF7447859EC8DAA269147766DE97970C5052A9BA7FA799313D7E82A2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iqYHm0Dlcv2koOMcMJLow==</text:p>
          </table:table-cell>
          <table:table-cell office:value-type="string" calcext:value-type="string">
            <text:p>5103E2570285798B0953A71657125CC6A488A7A284557D78BF774FB278B1B6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kKG2FUnxio4MUdPXbWCoQ==</text:p>
          </table:table-cell>
          <table:table-cell office:value-type="string" calcext:value-type="string">
            <text:p>9CE36B66A862380A62FA32AE87B56D8FCAD209AC69EA32AFD0265F31AE4338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nB1rCNfz7J3Vr_OhSLkQ==</text:p>
          </table:table-cell>
          <table:table-cell office:value-type="string" calcext:value-type="string">
            <text:p>D009C188ADFB4F95041FDBA0CE717EE50ED4A834146B91AE562C73F383C81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ZtG3PJSwRPj5NSr_yg3aw==</text:p>
          </table:table-cell>
          <table:table-cell office:value-type="string" calcext:value-type="string">
            <text:p>52FA3D200BED39EB1265B53A990AAE3FEFC1F8532E3868455083497AC9917D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Ybzsg2a2A73EyRkG-9WgA==</text:p>
          </table:table-cell>
          <table:table-cell office:value-type="string" calcext:value-type="string">
            <text:p>5E5F39BACE594066A8D11B1CB94485B9FE48F181B051FFC5C57EE6F8751CBF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kNCXXMsPi3p2QKM-toCVg==</text:p>
          </table:table-cell>
          <table:table-cell office:value-type="string" calcext:value-type="string">
            <text:p>0B831AD847938BD39D8A807FDED4DB3FB6E21FCC5ABEDA78168F7094A7A59D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3qGaW34LpgqKgvZFVSPw==</text:p>
          </table:table-cell>
          <table:table-cell office:value-type="string" calcext:value-type="string">
            <text:p>A3FD8E94E15A2B4226D22328146E0FC5105F83D4DDABA623122637B26D8C94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TW_HKMbCzbuXd_Y_TooQ==</text:p>
          </table:table-cell>
          <table:table-cell office:value-type="string" calcext:value-type="string">
            <text:p>D2D62E4874948DBDD65C41CF41ED1B8EE9A60FEC8E3602DCC8900D7F02BFA8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Pu2kUQufqWAWDUy2aEUIQ==</text:p>
          </table:table-cell>
          <table:table-cell office:value-type="string" calcext:value-type="string">
            <text:p>7A681C622571A7236A0D6C66743596E0669F6FDB2F7CFD2E4F26D90D8CB4E6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ZCY2TMXY8ptk3PMPq_rQ==</text:p>
          </table:table-cell>
          <table:table-cell office:value-type="string" calcext:value-type="string">
            <text:p>2C3290A19D294034DC0D290D92E2D2AC59AAE25D8AEFAD9E4CAB5D8E12A407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w0suByFwqtsW_x7EZ7_kw==</text:p>
          </table:table-cell>
          <table:table-cell office:value-type="string" calcext:value-type="string">
            <text:p>211F096288846A7FDB36D38C410E7C919FB42F1BAF61196F4CF6D0A8DF410A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JE2tMb17AdPr0zQtDPg6w==</text:p>
          </table:table-cell>
          <table:table-cell office:value-type="string" calcext:value-type="string">
            <text:p>73F754F77BC8F8F0642BF0B00E850B06CD2E6A5A24A0D05496A8676F1FAC70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ZtnXErJPJ0QQDq1MMHhxg==</text:p>
          </table:table-cell>
          <table:table-cell office:value-type="string" calcext:value-type="string">
            <text:p>8305868375A608EBDEAFB62448D4C1522303B6F10BB7EEE0A9EDF547E295E9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0wx-_HYnpGgwglXHwzEMg==</text:p>
          </table:table-cell>
          <table:table-cell office:value-type="string" calcext:value-type="string">
            <text:p>A063935573778141A6AB15702280C0D61FB0081F03B456AFA09DAD60042603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5Ti472SH9TzQ4nHDZXUQ==</text:p>
          </table:table-cell>
          <table:table-cell office:value-type="string" calcext:value-type="string">
            <text:p>F5BE7E7E99D1FAEE28F7F3F3EE9421EA8687D5679EBB1F1F514C574AECE13F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g00riZR_8fnBVexHsZIcw==</text:p>
          </table:table-cell>
          <table:table-cell office:value-type="string" calcext:value-type="string">
            <text:p>9A8451CF4D95FA5B964BF1B050512168C4A43C1828131F517DAF36731DD9A6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p36t_BvrRBd1SNDcN9Cg==</text:p>
          </table:table-cell>
          <table:table-cell office:value-type="string" calcext:value-type="string">
            <text:p>628D10B367F471B3BA9F7C2C7621F6A024D659367DDBCE35E9B189C3ECFC18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4aAjJW6-UTTejX3ZVETg==</text:p>
          </table:table-cell>
          <table:table-cell office:value-type="string" calcext:value-type="string">
            <text:p>F0BE589605B3D77F18F42EFFCC3EA22FA34F34212E95D6CABB21585A3893BE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QnVgmZpncDTxBzhGVeVTQ==</text:p>
          </table:table-cell>
          <table:table-cell office:value-type="string" calcext:value-type="string">
            <text:p>9D599EC239F78E325A8FD50752A78A7B01635AFA433D0BC3C5089FF180F7EF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_iPSDNuC8kvbr5Aaqb8YQ==</text:p>
          </table:table-cell>
          <table:table-cell office:value-type="string" calcext:value-type="string">
            <text:p>A8E0FD62F2C3FD549F4A9A21375975C67386EC008D13791D55FB333CD0C207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dpX3bC8vslOu9M9nI8OIQ==</text:p>
          </table:table-cell>
          <table:table-cell office:value-type="string" calcext:value-type="string">
            <text:p>129970D233978F055713F1A4F30A1FB7FFE1FF723CCAFABF2B1D70DDEA7BF9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07mpV-sqv1gC_HGQtjJQ==</text:p>
          </table:table-cell>
          <table:table-cell office:value-type="string" calcext:value-type="string">
            <text:p>3BBD0CE1C97FEA4627F79AD0803C38796FE6248E6B9CC44754FF8901C05BA7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Yg8EGB5v744Ff6uMULt8A==</text:p>
          </table:table-cell>
          <table:table-cell office:value-type="string" calcext:value-type="string">
            <text:p>E81BBFFE77E0058F7474E84EB0B85B4909B520AC3837A5EBF0D68285544D6E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jePgCBhJ0jh_C40LoRgTA==</text:p>
          </table:table-cell>
          <table:table-cell office:value-type="string" calcext:value-type="string">
            <text:p>6DACCC4E233BA471AD91389AFD28E32A49BDE99B12C93623006D4A9B050CF0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4Z77M_n3eBuHUAB2Ek1g==</text:p>
          </table:table-cell>
          <table:table-cell office:value-type="string" calcext:value-type="string">
            <text:p>0F291A1792E81432A8A64E98353EE0C803F45321301F2D08C629234320FE08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k6ykU1IWdqVmjgxcEezDA==</text:p>
          </table:table-cell>
          <table:table-cell office:value-type="string" calcext:value-type="string">
            <text:p>36A15D74F50FD1C7CEF4E855B0F6C5ED03209E78202FB4EDE29515C1A75301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bGKWafh7GJ2eHgECphRg==</text:p>
          </table:table-cell>
          <table:table-cell office:value-type="string" calcext:value-type="string">
            <text:p>BA570C7D8837228168AF6A131F529F9ADC5ECC3011835FAF101786210D2C70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oQOf9cgKYqFyf-u6dBYw==</text:p>
          </table:table-cell>
          <table:table-cell office:value-type="string" calcext:value-type="string">
            <text:p>670E6D744545338B457A4E714435284B76F34D78592DFD5073F459DA620DED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L_PwMu5j4Hyl-u3usuYw==</text:p>
          </table:table-cell>
          <table:table-cell office:value-type="string" calcext:value-type="string">
            <text:p>52D4995B1648C0709E004EEF2ABB37876110D59C26B2E38A2F8E8BC8D13B04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L_PwMu5j4Hyl-u3usuYw==</text:p>
          </table:table-cell>
          <table:table-cell office:value-type="string" calcext:value-type="string">
            <text:p>5A525441176366278EE9F9FBBF643C76E146170EE08DD0D7B06F0BA7995ABB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Av4ujzbqkZGutiJIpLofw==</text:p>
          </table:table-cell>
          <table:table-cell office:value-type="string" calcext:value-type="string">
            <text:p>9B53DC30CD609F3E2FAE7DCC8ED8C50FDFAFBAED8D278EC3F88023A88DEE45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TGigpB4vw8xr7Qe-BqVaA==</text:p>
          </table:table-cell>
          <table:table-cell office:value-type="string" calcext:value-type="string">
            <text:p>4F4F17DA25E822FFB6BD16051E297C6F91E569600D169A85B8B38D55162081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BaoYUpYlL8fLsEboMUG6w==</text:p>
          </table:table-cell>
          <table:table-cell office:value-type="string" calcext:value-type="string">
            <text:p>5A525441176366278EE9F9FBBF643C76E146170EE08DD0D7B06F0BA7995ABB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-FBDdb8NtuZ9XXIvcebPA==</text:p>
          </table:table-cell>
          <table:table-cell office:value-type="string" calcext:value-type="string">
            <text:p>C94ABDF6142C0C2A1CAF3D4C8562B1AE44009250E8DCAED348AC228F91EF72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NxJVn7F0RaZ-HarbuC8ig==</text:p>
          </table:table-cell>
          <table:table-cell office:value-type="string" calcext:value-type="string">
            <text:p>D9834F207B4FA1BBCEAA1B6D6BF3153C87BD76DB7D050830E61A0BB623282F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7LOI95oJiyLactg0Jp_bg==</text:p>
          </table:table-cell>
          <table:table-cell office:value-type="string" calcext:value-type="string">
            <text:p>67D0EE0209FFB96DD12312381E48B3E5CC68E40D80F57E034D6395230618FE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dm6Rh9snwg1rYWT3qxL-A==</text:p>
          </table:table-cell>
          <table:table-cell office:value-type="string" calcext:value-type="string">
            <text:p>BA53D129377DCB331430F9CD419B3F83E9163D652EE7EF6B8F38A3B846D7F3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Z7l2jNwzHj8nJgmugzy3Q==</text:p>
          </table:table-cell>
          <table:table-cell office:value-type="string" calcext:value-type="string">
            <text:p>113E6E5225082C1DAC5AB3DBA31EF4B8E75C2CBB54F824473F20B60A9485B1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pjybmV-Fwj1bbQSk-ZXkg==</text:p>
          </table:table-cell>
          <table:table-cell office:value-type="string" calcext:value-type="string">
            <text:p>7B7DCA233A108B979EFC2411E2CEB01406F56E76B893EE44B809C408B68682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bFUPfvlvjsYrRif-HC2KA==</text:p>
          </table:table-cell>
          <table:table-cell office:value-type="string" calcext:value-type="string">
            <text:p>8CB2BCBB0A8D64161D148E567160635D126C342A16A7E217AE26A8C0F2C02C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8kqvCcjdLla9A0dYCmnQ==</text:p>
          </table:table-cell>
          <table:table-cell office:value-type="string" calcext:value-type="string">
            <text:p>48F77B135E57C2EF5ECD5B8484E8D0573E28A5C4FA4CEC1C4ED5112D8F2034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2YJRkIHfZGpTo-OJ8xvqQ==</text:p>
          </table:table-cell>
          <table:table-cell office:value-type="string" calcext:value-type="string">
            <text:p>2AB3899B229DF65C8DCEDF4E2694294EB5B86A61440110DEBA18739149CC6C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k-K7PFGeeJv9T6J4F7QyQ==</text:p>
          </table:table-cell>
          <table:table-cell office:value-type="string" calcext:value-type="string">
            <text:p>CAA18F0B07837687B923B82F984BBBB67E5F7A0B7A274A5025E92B93C791F0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QWcFTXa0t61wYt-6TVDbQ==</text:p>
          </table:table-cell>
          <table:table-cell office:value-type="string" calcext:value-type="string">
            <text:p>8C3B46002D1CD03EE3F0BF8B330CC5EE0DC9CFE9CC8797C21BA6ED3F59F3C6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vE-aVZPPR88S3jHHeHBJw==</text:p>
          </table:table-cell>
          <table:table-cell office:value-type="string" calcext:value-type="string">
            <text:p>852484E52BD6078705C31E0DF5FB2D6CEC1880D6DD8E8AE963C7D00165B83A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OiFi-yveRNlvrsItAV9Q==</text:p>
          </table:table-cell>
          <table:table-cell office:value-type="string" calcext:value-type="string">
            <text:p>1FCD2C3775D1A900BF10809E72DAA47C8A6D8C26E6CEABB1106C30CFD6A935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6efOPyJ88Ua-gVfV0JrxQ==</text:p>
          </table:table-cell>
          <table:table-cell office:value-type="string" calcext:value-type="string">
            <text:p>9D482E0E9B1D870CC66B6FB971FF655A0AF1B6954A0AEE7F2BD9CBCBD2D1A5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WiNsL4fWyev1mDtF2RPXg==</text:p>
          </table:table-cell>
          <table:table-cell office:value-type="string" calcext:value-type="string">
            <text:p>E9DFF020724687E6980F59E7B38DC1A75AD2BDB6BCB3ADB77EF30275CF55C9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DFoWi2k5ftJOf8z5i83w==</text:p>
          </table:table-cell>
          <table:table-cell office:value-type="string" calcext:value-type="string">
            <text:p>D92714412350F2AE59089E6C3310B03A054715752A83EB908C62D5C144E8FF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aH6ckq35dy5zZKE5wVGuA==</text:p>
          </table:table-cell>
          <table:table-cell office:value-type="string" calcext:value-type="string">
            <text:p>1F80508654D2A2781070808DB4D815A5EF6D69C0ADCA4030B48A52E4D69827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mgChC4pEygwGN2q59I4vw==</text:p>
          </table:table-cell>
          <table:table-cell office:value-type="string" calcext:value-type="string">
            <text:p>9252BE3B4EBF9F8CB03A3269D01EED61B6BB7F9D3636EB32A40A3ED7B0F6FB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fd6hlQD3uhiI4hxtZf2wg==</text:p>
          </table:table-cell>
          <table:table-cell office:value-type="string" calcext:value-type="string">
            <text:p>F4608840518A8B7E9570E9D16EDDF193993B6B9A3B240BAEAD3266D633A4C2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nupJ07Z2fsDsX4nmVggBQ==</text:p>
          </table:table-cell>
          <table:table-cell office:value-type="string" calcext:value-type="string">
            <text:p>C7A30420CB0DB066977B1267E3E609965D40B9B76E557DB990761595ACC38B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_yvFrk3nKPBCjdqP1RB_A==</text:p>
          </table:table-cell>
          <table:table-cell office:value-type="string" calcext:value-type="string">
            <text:p>98B53AF983E157972AEDAC180EF789B678497200A23F56B44561EAB6787910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JRBBi3x9Xy8BYaAr27cCQ==</text:p>
          </table:table-cell>
          <table:table-cell office:value-type="string" calcext:value-type="string">
            <text:p>6008B374673E37559E9F974267F9DC62C2DF3F3D20012ED0A2C1E9BEA2E426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KtlhptNboFTVhevPeqPVA==</text:p>
          </table:table-cell>
          <table:table-cell office:value-type="string" calcext:value-type="string">
            <text:p>AC44CEC314EDCAE199AAE973600E1FCBD7561BA746EF2A0E6C583DCC2B0316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ZCD06PWD-R1MleTYPnWQ==</text:p>
          </table:table-cell>
          <table:table-cell office:value-type="string" calcext:value-type="string">
            <text:p>B705F4BA65DE7009676E9AF4BAC7DB185311CD74222A34F4745A8375675DAD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rgLSeP_Ja2lGQYPz11xw==</text:p>
          </table:table-cell>
          <table:table-cell office:value-type="string" calcext:value-type="string">
            <text:p>DA1323294EB14070D8D46F10E7707EFDAF5AB06158141EBAE7DEAAB738146F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DEGzaNqNu3npnKuVmBGQ==</text:p>
          </table:table-cell>
          <table:table-cell office:value-type="string" calcext:value-type="string">
            <text:p>BC2A6F13A5CA47EDFE3BD495A2D4D612C43CE78CA8DC48164E546D96CECD66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3prCeJ-I48F3LHhOm2BQ==</text:p>
          </table:table-cell>
          <table:table-cell office:value-type="string" calcext:value-type="string">
            <text:p>D48D524AA47174FA6B792D53CA1010E440DDD79205B0ED7BA5B4BF3B2B7799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3uS2k4Oah2Dc16_7l4A==</text:p>
          </table:table-cell>
          <table:table-cell office:value-type="string" calcext:value-type="string">
            <text:p>840D188AAA01044F24416A2864229CCEEE5D79FCC176254AC967DB389B62AF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ZrvhR1iRHay3DNtETDG_A==</text:p>
          </table:table-cell>
          <table:table-cell office:value-type="string" calcext:value-type="string">
            <text:p>CB8592FF7DD64CC2F6F6F7DE82926204D922118A814DE9A7114CF5526B70DD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ORQG9OkDncXJrprhPF1Eg==</text:p>
          </table:table-cell>
          <table:table-cell office:value-type="string" calcext:value-type="string">
            <text:p>E10B93CC573B6A7787F0A6A75C38B249966B8540A954E029AFEE5728AEC221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kKxojiovOLT4uS58kLbw==</text:p>
          </table:table-cell>
          <table:table-cell office:value-type="string" calcext:value-type="string">
            <text:p>B44675358C43557D183285B3D9A2F9A49A7E4F0585807D0488BA255C889F82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8rDhB17tc3yI7lDLykmA==</text:p>
          </table:table-cell>
          <table:table-cell office:value-type="string" calcext:value-type="string">
            <text:p>BB1092A3385151DD97BA2C7C450FE2E8CBDCAD8196EB4BCC6ECD66C642A534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gtpURxRQI8N_riibb8cw==</text:p>
          </table:table-cell>
          <table:table-cell office:value-type="string" calcext:value-type="string">
            <text:p>84BCF5A9BB60C0277B9955F857D4CDDEF5B4F1CEAD1CC3FDEF0681C13DC46F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heXnlUsCzNL0Iahy5LgpA==</text:p>
          </table:table-cell>
          <table:table-cell office:value-type="string" calcext:value-type="string">
            <text:p>1E3BE1CB05FFD7E71685241D1D7CA99DEB80156A879FD4549297D3A627C272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akXFdJdh_SnSVDGL8sdqg==</text:p>
          </table:table-cell>
          <table:table-cell office:value-type="string" calcext:value-type="string">
            <text:p>36F96BFBC83BC1FAC4AAC51043748B7A49C67B850C5457F2DD6D786C9F8D65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bl-J5SNafPmtsjGavAD3g==</text:p>
          </table:table-cell>
          <table:table-cell office:value-type="string" calcext:value-type="string">
            <text:p>9F28FE56DB7513C9F3A7959686B3A259906BF369760BCF3354C7254F933E7A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0g-OoD6rC2-m3GJ-y_Dw==</text:p>
          </table:table-cell>
          <table:table-cell office:value-type="string" calcext:value-type="string">
            <text:p>6F637730339195F83936BF9A65C429B9D51CF5A0B2692B20E55C34C3B2E188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Ddiqjxf-oxhnzpfP6XTw==</text:p>
          </table:table-cell>
          <table:table-cell office:value-type="string" calcext:value-type="string">
            <text:p>3C7DAE9784937877CA3832088D3D8FB7841FDF2045A9271440D0ADE57834A6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XYVrctaWkLw4R_YnLz5Q==</text:p>
          </table:table-cell>
          <table:table-cell office:value-type="string" calcext:value-type="string">
            <text:p>5D6A6585F51D8558A5CBA12BFAAD1F44E92DB0D68746EF7F6ABDC02C913451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-zVjdpX16GlAECnClSWA==</text:p>
          </table:table-cell>
          <table:table-cell office:value-type="string" calcext:value-type="string">
            <text:p>209D3C3E3CE543884F8F9351DDB1DB7F89168C999C903EDA483654DFB79287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Pc0fB1kMxbgNbk45XMOA==</text:p>
          </table:table-cell>
          <table:table-cell office:value-type="string" calcext:value-type="string">
            <text:p>A7D10BE8877EE27968F02E4459BB45E6B258B8BAF2387A42934333CAEC2004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0AFwXFffn0gMBOZ07sZjQ==</text:p>
          </table:table-cell>
          <table:table-cell office:value-type="string" calcext:value-type="string">
            <text:p>508553A36BC96962C7306EBECAC9517F15B480899470665C102C2077341FB3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hAMfj_vMxGD5dvcK8BGA==</text:p>
          </table:table-cell>
          <table:table-cell office:value-type="string" calcext:value-type="string">
            <text:p>7117001CED3026AF3588DD96D95BDF9F14ABEA33F33118F1F87FD43AD979DA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xddLDU995fEiytlg_wjw==</text:p>
          </table:table-cell>
          <table:table-cell office:value-type="string" calcext:value-type="string">
            <text:p>D18C646CC8CE6BF7BDDA8B1A137E91044E843269501BB247457A7AB45BDDB6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xnzwCBTtmcioOcp4NvsFA==</text:p>
          </table:table-cell>
          <table:table-cell office:value-type="string" calcext:value-type="string">
            <text:p>CB29810D27A584241AEB759CE9342BD9BC46EF9E4D1BEBCFB8F884874F8618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nh74LlUubPYZQ6UH4JGA==</text:p>
          </table:table-cell>
          <table:table-cell office:value-type="string" calcext:value-type="string">
            <text:p>FB77891BFB0550B39D2810919F10167A50D4F492A16AF499D843FF874105D1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7KYbUo74dIuhJpxJdDITg==</text:p>
          </table:table-cell>
          <table:table-cell office:value-type="string" calcext:value-type="string">
            <text:p>2839A0DE2E24E19ECD6621C66C36F979741D8EE4FF4E1892137A47359994EB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D7_zKG1OLpOysGq4mEbzg==</text:p>
          </table:table-cell>
          <table:table-cell office:value-type="string" calcext:value-type="string">
            <text:p>F5349B21E53705C9C71C96A2D99FE260780D7D22A6AF17640BB3C6BBE11997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r0RkcV2zu0Mnw0gyTkc0A==</text:p>
          </table:table-cell>
          <table:table-cell office:value-type="string" calcext:value-type="string">
            <text:p>CB26FF88EC3F2A3342A73EFE8C810DAFA329DD14F236F0037C5E7DC02FB9E7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BFpyxcP7Dds-kAThoyhag==</text:p>
          </table:table-cell>
          <table:table-cell office:value-type="string" calcext:value-type="string">
            <text:p>7098E198863657CAB8D48B2E6B9BD0203B2FB2F454106D67F1E0381B9E8914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ncTBOW2xz_kbuSBfiHAQQ==</text:p>
          </table:table-cell>
          <table:table-cell office:value-type="string" calcext:value-type="string">
            <text:p>26CC98630017648D8EDF80638C8B3E89AD12DDD05B732ECE33E9E72AA2C616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HLo7FVzI2_xjO0c0bSk-A==</text:p>
          </table:table-cell>
          <table:table-cell office:value-type="string" calcext:value-type="string">
            <text:p>A407E2F9CAA8A8E5FE7A43383DFC78D45D206F74A0C0A41792B4CBBD017D88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vCd7TpB9NeMUZ7-zmW63g==</text:p>
          </table:table-cell>
          <table:table-cell office:value-type="string" calcext:value-type="string">
            <text:p>6E73CD309E4B31482BFAF6691927227141B22836377553A10E95716A04AA47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PRJQa5MKhELsI9nMbMvg==</text:p>
          </table:table-cell>
          <table:table-cell office:value-type="string" calcext:value-type="string">
            <text:p>12B86F952FB8C9BC8DD74FBF30D08BD63A8FE0F1F062C4F1E1FE7231122218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rJapWNCFPtuDMAFXCegxg==</text:p>
          </table:table-cell>
          <table:table-cell office:value-type="string" calcext:value-type="string">
            <text:p>1C53E7F68F43E0D430DF32AAA801263DC9ACFDA969A710D779F6D48710A0D4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8Je7JK6Y10CHeKexALamA==</text:p>
          </table:table-cell>
          <table:table-cell office:value-type="string" calcext:value-type="string">
            <text:p>3DD14F28654A667FD1AF3B41B5E6CF465DC05FCFA670FB5D34901910EDF1EB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pRZLQCTDfIAtTkT36rDMA==</text:p>
          </table:table-cell>
          <table:table-cell office:value-type="string" calcext:value-type="string">
            <text:p>BA03E277611A7ED46A014CE96B5E31110D6860D9892DB951B34B5841DD5957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Q3n8RdD4r7NW-VU5TLsrA==</text:p>
          </table:table-cell>
          <table:table-cell office:value-type="string" calcext:value-type="string">
            <text:p>ADF520F8D189D4962A8E3C1858FB723E59D81B4D5D5D47840C4E29F5608424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43KAmi1ux8sFrvdITflxA==</text:p>
          </table:table-cell>
          <table:table-cell office:value-type="string" calcext:value-type="string">
            <text:p>07E5DA23A6AB94FD5A0C23E167E0835DB7A29BB06158CC96533AA736F77ACD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aZRtQuZ_KRNK5L-uA0qQ==</text:p>
          </table:table-cell>
          <table:table-cell office:value-type="string" calcext:value-type="string">
            <text:p>0B1D4B2ED56BD1AC4BCF54DBC6A683AC1A8D91F526C9ABCC427F366FFA8584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cXZwuqwgkXzRFNsyZ3EQ==</text:p>
          </table:table-cell>
          <table:table-cell office:value-type="string" calcext:value-type="string">
            <text:p>E9F30D95D6D9810D36C7E0D78CF3F2D962934C9047AC8B96EB0EDB743CAC1F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ppCWwR6Zv19WVTBGQJLg==</text:p>
          </table:table-cell>
          <table:table-cell office:value-type="string" calcext:value-type="string">
            <text:p>5B252D7E1ED732967A7A0D0F7FC92962D1ADDA81201E8B99A10DE58459F9DD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3O2voCd4AkrtOuWaeKOw==</text:p>
          </table:table-cell>
          <table:table-cell office:value-type="string" calcext:value-type="string">
            <text:p>7120D8F55341F094CA6AC538AEE08698D04353A547F1120237A935B11A9051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_FIBHhdS79NOofY6gvpQ==</text:p>
          </table:table-cell>
          <table:table-cell office:value-type="string" calcext:value-type="string">
            <text:p>5F8D431BBFF425FB84FE97BAD7510B7822778EC332F113CFB904B15EF579B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mUFsej4baCvyobqYjyaA==</text:p>
          </table:table-cell>
          <table:table-cell office:value-type="string" calcext:value-type="string">
            <text:p>7535934C9F24EB87B5C9FA5A6B5F04EE03BD1573C19005C8B448382271BD20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xyajiATiiXbv2zgSZeTwA==</text:p>
          </table:table-cell>
          <table:table-cell office:value-type="string" calcext:value-type="string">
            <text:p>8811FD685E271ACD3B7DBEB00803EF4357DB72E31442000AC38539A92A991F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XOS2yAEAH9WxCpSo7M7g==</text:p>
          </table:table-cell>
          <table:table-cell office:value-type="string" calcext:value-type="string">
            <text:p>C82737599FE93D10CA8396B4544906C9DA0B88B490835F154F8620408FC791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-L7nIzsQ9k2Iiz8P7_xeA==</text:p>
          </table:table-cell>
          <table:table-cell office:value-type="string" calcext:value-type="string">
            <text:p>EB46BD3BF04651D6EEB3E3E793BF398FF631E91C4B68C0978F0A9C5523AEBC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HCwEEv65LfeI40u7HeEA==</text:p>
          </table:table-cell>
          <table:table-cell office:value-type="string" calcext:value-type="string">
            <text:p>1620D6C562CAB95942D528753D80559976C5244FB107EC07136B81F13DA8C9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Uq2ra8DosgMmSGb9X0rzQ==</text:p>
          </table:table-cell>
          <table:table-cell office:value-type="string" calcext:value-type="string">
            <text:p>5C075B7C401B5FB4C10838B2CE1ACB60F842DE437B8443FDAB94F87DE7B8EB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Sv3yj7aqo1wgzGNwMdSaw==</text:p>
          </table:table-cell>
          <table:table-cell office:value-type="string" calcext:value-type="string">
            <text:p>7EE1608ABB43041A43BCAA1B2CC7773A044E543B08E7E6474E0DD347554DBB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XMZHojqYyib0EnjhZ2kg==</text:p>
          </table:table-cell>
          <table:table-cell office:value-type="string" calcext:value-type="string">
            <text:p>630F75EDD10DE91337F741DDE3019CD0F801C8A486056A820FC37D6AE20EDC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o1n1grLPfL5YeUKgBL4rg==</text:p>
          </table:table-cell>
          <table:table-cell office:value-type="string" calcext:value-type="string">
            <text:p>E888444BE2FFFD829123250A2F769F7BD3717C8912753155CFE698EFF63108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WXoNNwBX5y5kLe661YI-g==</text:p>
          </table:table-cell>
          <table:table-cell office:value-type="string" calcext:value-type="string">
            <text:p>FF3024A7408BAA608DDDF4080AB5B4707831E71057415CF10C5341BCB2CA47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asuTGQXTiG6jp3uIbKaDA==</text:p>
          </table:table-cell>
          <table:table-cell office:value-type="string" calcext:value-type="string">
            <text:p>2D987C3BA3DBC6045CEC628954910241179E25FF83CB13CCD7733DCA7B7AA0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eHul7bRbBvNDdu0uvByqg==</text:p>
          </table:table-cell>
          <table:table-cell office:value-type="string" calcext:value-type="string">
            <text:p>BF67E0F45A7DB5F62228F437EF5211E9888E986E9811756B582C6A68D7CC62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j6Ah2R99fKaeYEPSk4hRA==</text:p>
          </table:table-cell>
          <table:table-cell office:value-type="string" calcext:value-type="string">
            <text:p>787D3F98E33740DEEBB74131401A67DA1FBB0E206206CA36ACFE1BE4C7A52D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DjJiH2ufqbTu6DangNPQ==</text:p>
          </table:table-cell>
          <table:table-cell office:value-type="string" calcext:value-type="string">
            <text:p>D4C5E648C2878A9BB5DFA76745A7E0D3BB65BD3AC96C71CF3F159E84EC3BE3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oXUg5Wm43vLSqxXwLYJA==</text:p>
          </table:table-cell>
          <table:table-cell office:value-type="string" calcext:value-type="string">
            <text:p>D20D25FBBD58BAA3BD776BA56EDF2F2C978C95BFE0D567873ED1BEAF5AB38D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TjFQ3qweHmPgUKvNk6ZIg==</text:p>
          </table:table-cell>
          <table:table-cell office:value-type="string" calcext:value-type="string">
            <text:p>67424172687007C3F8C14A227C497F111FD7851B7C2C28851B35F3E59D4346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QgpWQWUAmHKnCJPA661vw==</text:p>
          </table:table-cell>
          <table:table-cell office:value-type="string" calcext:value-type="string">
            <text:p>6393E31EF32FFCFEE430D0AAC4C1FEA18EA9A7F7C06121983ABAE7858DFF37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H3ERIDRVxoMDS2pM9EcMw==</text:p>
          </table:table-cell>
          <table:table-cell office:value-type="string" calcext:value-type="string">
            <text:p>9BB2D52D02D50464714DAF2083509A6AAF08827EA7AB98A15AE99B194A7790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r1f7gNF5bvP13pew-LNw==</text:p>
          </table:table-cell>
          <table:table-cell office:value-type="string" calcext:value-type="string">
            <text:p>CA29CA5B3ACE1557C0738164C43601965D852F32DBAE25E4164C5330CF0F72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q3j1Il5A8-RtQVTmqvyA==</text:p>
          </table:table-cell>
          <table:table-cell office:value-type="string" calcext:value-type="string">
            <text:p>B2E9979718A18A56FF49A728E2BB7764F272D4BB919B5077912CAF168D7660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QoLQwA86BYjyq6zMkgz4w==</text:p>
          </table:table-cell>
          <table:table-cell office:value-type="string" calcext:value-type="string">
            <text:p>70DA76D4BC0DB502CF1E7E2586F5FA58DFA607E8987F9CA1E15261DCF37BF4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VzQ4_450c7kEc2c-VWrMA==</text:p>
          </table:table-cell>
          <table:table-cell office:value-type="string" calcext:value-type="string">
            <text:p>48575522BA7B711596F03E7B92FBC94C06FD3F8AB9653799AB7D361810EA6B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mBpL4qZDY3jDnDspWAHIg==</text:p>
          </table:table-cell>
          <table:table-cell office:value-type="string" calcext:value-type="string">
            <text:p>16B3AE9EB77C6AF59C250772DFC259FFC411579D23AA78D6BED9869C4193BE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LIAb_mXN9ILV9P_lKY_eA==</text:p>
          </table:table-cell>
          <table:table-cell office:value-type="string" calcext:value-type="string">
            <text:p>3F852A0492E7D9E3C65EFC69F2B4BD89633271070CD51BB5103F23C6109ED5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7Rj24h8rTk4jRfnPylYDQ==</text:p>
          </table:table-cell>
          <table:table-cell office:value-type="string" calcext:value-type="string">
            <text:p>F8836BE8A1F86D1693672AB168DD05E40F01C288F1E3445BA2B187A6DF0D3D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4IqdrxZwJl7ia8RtXtag==</text:p>
          </table:table-cell>
          <table:table-cell office:value-type="string" calcext:value-type="string">
            <text:p>50336134524436FA2591F550EE5A896829BB4A12ADD9F6A9B1A9C6EEC29DA7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OQBGPfWLJli9WYDCqKLw==</text:p>
          </table:table-cell>
          <table:table-cell office:value-type="string" calcext:value-type="string">
            <text:p>4862204CB12D2CE1B328B56BD9144B377867A04E85D6A935E593F21EE2CCBC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K7pXnIZXSCSkj6zwcBw0g==</text:p>
          </table:table-cell>
          <table:table-cell office:value-type="string" calcext:value-type="string">
            <text:p>18AD224CA1EB8D36308AADAF091522565E76280062043332E8635B62BD41A1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kVp4usafo9zWE4BwTd50A==</text:p>
          </table:table-cell>
          <table:table-cell office:value-type="string" calcext:value-type="string">
            <text:p>C1F7130A3B3FBB98B7C64E5048F2FAF4899BEA4260AC57225C9E225949A6F4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gTPvXggdF5c3VGVD68zsQ==</text:p>
          </table:table-cell>
          <table:table-cell office:value-type="string" calcext:value-type="string">
            <text:p>8BEEDB53F8DDEB4F410DB2C4F5756F67B3CFCAE7E4689A400DFD6C40A38C30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Y-gxOLL27YtH1n9zcR0ow==</text:p>
          </table:table-cell>
          <table:table-cell office:value-type="string" calcext:value-type="string">
            <text:p>43AEF67DD2768DA3EF0A22752A864E60400C4627ED58354631CECC14B0F516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joWcWgKb5IZddPQgNl38A==</text:p>
          </table:table-cell>
          <table:table-cell office:value-type="string" calcext:value-type="string">
            <text:p>104DD12B5AD4468EBF7E12191AC8D148E84DCDBECF99C12EBDE22C1A99183B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h1ukYEQ3i_yVnBBNdFA==</text:p>
          </table:table-cell>
          <table:table-cell office:value-type="string" calcext:value-type="string">
            <text:p>2266CAD59E96CDAE93ECE8009DBEBEEB47567562C377550DC03D57B41C47A1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8HfwijGTUdgIxzNJcVhdQ==</text:p>
          </table:table-cell>
          <table:table-cell office:value-type="string" calcext:value-type="string">
            <text:p>383F0CBA475A460E858622F6A52A0AD18B826B1E4D5FFF121522FDF28441FC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2dYSqcpnXopbIckKNVw==</text:p>
          </table:table-cell>
          <table:table-cell office:value-type="string" calcext:value-type="string">
            <text:p>1F7BA958E25755182E5AD4BF547ED2674DCD0806C0F3F64E47C3ED163DE4A0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2XouldIjKahF6PZ5OtKKw==</text:p>
          </table:table-cell>
          <table:table-cell office:value-type="string" calcext:value-type="string">
            <text:p>0FA0F48423E724FF21DCFA3758DD3429D7A279A4849C432E8858647B5CAB00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hdHrRZ1VAKg6eO8-xPYQ==</text:p>
          </table:table-cell>
          <table:table-cell office:value-type="string" calcext:value-type="string">
            <text:p>1B2E125D03B3C4357A5C0441C2CFA4336DE9F6637C394D1684B4E73B1832A9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ZitdWdYGPCGjHd6sI9Vw==</text:p>
          </table:table-cell>
          <table:table-cell office:value-type="string" calcext:value-type="string">
            <text:p>60EA03A75DC538D1FEF88B85C4B96D6597CD686A47FFAFEBA32C5DF9560286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V-QNWG7aGx82SNzkB_5Ow==</text:p>
          </table:table-cell>
          <table:table-cell office:value-type="string" calcext:value-type="string">
            <text:p>86916A904F97CD65857D42C4C53E7F32A7AD5B4ABCE4C54E28C713A235038A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VntOlwu8pGpFqFpEwj8ww==</text:p>
          </table:table-cell>
          <table:table-cell office:value-type="string" calcext:value-type="string">
            <text:p>20212AC9C784AA6D6742937AD7746E6E0729E2D35B9BA7D7D785F2AF561498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leG2kI8Z-9SEbDx91yIA==</text:p>
          </table:table-cell>
          <table:table-cell office:value-type="string" calcext:value-type="string">
            <text:p>0BFDAB99D13A1B879346DC1269D738899FF26BC1E52B1CF5A7C690BD2ED6E6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0IKQHFHarTPgTT6VpA54A==</text:p>
          </table:table-cell>
          <table:table-cell office:value-type="string" calcext:value-type="string">
            <text:p>E131A09EE0A86A092C7B973D3EC81D15B5B3905E4B7F0A156F965FB2571D77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lrf70VIwAe6gEO3l_So-Q==</text:p>
          </table:table-cell>
          <table:table-cell office:value-type="string" calcext:value-type="string">
            <text:p>B0B67E6A434AF81B597BB3C4ED65923B7DE10778FF87FD0F708953704BFD55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cYY5EHvm0d45xAgziSRqg==</text:p>
          </table:table-cell>
          <table:table-cell office:value-type="string" calcext:value-type="string">
            <text:p>7B52EDDEDE6F058EE2F6BCB5510D23E632E43865C8E40302F31FE076CEF2EA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dDU5RcVapXmXsd9jZXHJg==</text:p>
          </table:table-cell>
          <table:table-cell office:value-type="string" calcext:value-type="string">
            <text:p>7E494C4C267194435A08F7BDE78F6292FD83C35A43E995ABE9B06E5CDE9986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XgfxyKJ43PbZeTVGlRKIA==</text:p>
          </table:table-cell>
          <table:table-cell office:value-type="string" calcext:value-type="string">
            <text:p>EEE1707CF3E9BA30B4D6D1897FE447C5CC341F912134C0F8E999A7A3AC2B92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5LY6459Kx5rocHL8Gk1ag==</text:p>
          </table:table-cell>
          <table:table-cell office:value-type="string" calcext:value-type="string">
            <text:p>B01FFF5705FCA2B89BC90B8DC87E4200BA677FDEB9457D5D7F70189501A83B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x-VrnVjDivXr3HzJB4vg==</text:p>
          </table:table-cell>
          <table:table-cell office:value-type="string" calcext:value-type="string">
            <text:p>9B8BA77D76B46AD7A1E5C9E1BC8D1939CD859C1C07B0B0D7A6A240B67D4766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2kEgsW94PO-xAo9ttJMaw==</text:p>
          </table:table-cell>
          <table:table-cell office:value-type="string" calcext:value-type="string">
            <text:p>03E2326E35A818A7B5FB0F48FF92AB1AF3577C7C77C9A5AD2F64D3C53989EA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lpjkvwsWwLdnSgahocdg==</text:p>
          </table:table-cell>
          <table:table-cell office:value-type="string" calcext:value-type="string">
            <text:p>E2FEAF7E57DF78B78595B011EF12F775305859661093AB440D3E16C236F1F0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Vw7FU-7DggyWS0RQZG9g==</text:p>
          </table:table-cell>
          <table:table-cell office:value-type="string" calcext:value-type="string">
            <text:p>E690E5A45411F6B5619C1066E33C8EDF201392B052C9EA9AF27BA9478B56AC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o9WD-vazXO5uHMCzQnoQ==</text:p>
          </table:table-cell>
          <table:table-cell office:value-type="string" calcext:value-type="string">
            <text:p>9C3CB3142C8224645894A0D856CD3AB43F44110FB32842DC801EFA19E5F327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1BIqXWIHHhRlHUzOkb-w==</text:p>
          </table:table-cell>
          <table:table-cell office:value-type="string" calcext:value-type="string">
            <text:p>4149539A3C5E58DB86B5967F0776BEED743D6134894F48D7FC258311AD72FF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5FtPU5YH1dYziELkEHd1w==</text:p>
          </table:table-cell>
          <table:table-cell office:value-type="string" calcext:value-type="string">
            <text:p>58515E2333D10CF00C60705997D22547D4F3E95AF1D5BA8DF8B447D12D00C0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Ps2-SVeGodxV8VPYd7fQ==</text:p>
          </table:table-cell>
          <table:table-cell office:value-type="string" calcext:value-type="string">
            <text:p>2BEF5173A84BE16533B1D86E3AD6CA336E356F4232CC60824564F1B75C96B7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OC-KuaaPMIixUrfAp7tg==</text:p>
          </table:table-cell>
          <table:table-cell office:value-type="string" calcext:value-type="string">
            <text:p>0558A268E4405294B646D2E490C19DEB802A0961290C28D62E8C08C7BBF6BF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S4Mhgg7ZIy3LbGFXOoYA==</text:p>
          </table:table-cell>
          <table:table-cell office:value-type="string" calcext:value-type="string">
            <text:p>014E94558126C53E838EC9ABDCC91ED0FCBE93D9600B86A7E82330C87DE383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qQaonRqa5F1Eb0ZxMjGfg==</text:p>
          </table:table-cell>
          <table:table-cell office:value-type="string" calcext:value-type="string">
            <text:p>125E93FECE447366E61F652D6A028407E62424EE665B3947FC62BEC3E517BB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1XDBbvuLNWTz65SIbvJg==</text:p>
          </table:table-cell>
          <table:table-cell office:value-type="string" calcext:value-type="string">
            <text:p>2EB4C5DA8461E2728EDBEDF3189249A14E14580F7657E9F1189F9D923F9C2F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3s_R85pInT_ZuaITpSAKA==</text:p>
          </table:table-cell>
          <table:table-cell office:value-type="string" calcext:value-type="string">
            <text:p>FA6C59CB99560CEDFA77A79917D51B332A06AE9EA2E0E7C9B707698CD0B6F8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LFoz-yOKdA6WjdW9s24vw==</text:p>
          </table:table-cell>
          <table:table-cell office:value-type="string" calcext:value-type="string">
            <text:p>7917DF07DAAE85B3EA106ABC9A88106170EA7FE00F2CA1156B417CEE5225AD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N3Z7CRzrtEOqC7gnQ0zCg==</text:p>
          </table:table-cell>
          <table:table-cell office:value-type="string" calcext:value-type="string">
            <text:p>17E257358B84424CF167D19C08E59D5804217D3C24C3596BC88D248DAB0E97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SuegKY5m2RbsSKRgDGSlA==</text:p>
          </table:table-cell>
          <table:table-cell office:value-type="string" calcext:value-type="string">
            <text:p>C278300E2E35BE75C1C11358100B58C9C8E6BD8FBD8B4E905B6AF8B61DCE22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_nBnMLkMtOAtARXf5nIw==</text:p>
          </table:table-cell>
          <table:table-cell office:value-type="string" calcext:value-type="string">
            <text:p>8F7AFCE3023A64EFD271AA3016E2891BFA0182D7B869B89530056360ABD2B6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Edi0d3hoRDQRTS3ltpOQ==</text:p>
          </table:table-cell>
          <table:table-cell office:value-type="string" calcext:value-type="string">
            <text:p>1361C8DA3D9F24CE83F640579AA9F969C1DDED36524AA7A909EF3BB663E954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SvN-0_mYqrgzePTBVBng==</text:p>
          </table:table-cell>
          <table:table-cell office:value-type="string" calcext:value-type="string">
            <text:p>215D51302D2C189CC3B1DEB9E28C1A266F580D78A972E96CF8FA1FC64B705C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QNjPCssk06dfgC19Nyvhg==</text:p>
          </table:table-cell>
          <table:table-cell office:value-type="string" calcext:value-type="string">
            <text:p>6DC80341ED33D4ADA36FAA34642E9C915E52F55015FEBECF5527ECF17E131F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5iMsPqmJBGV3ncyKKWPCw==</text:p>
          </table:table-cell>
          <table:table-cell office:value-type="string" calcext:value-type="string">
            <text:p>70FC48D865ADB02E87B4FD4728C95E0E42789D0BE5A9403300D900C39EC130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ZiDPUDKH6SHZld7aURNng==</text:p>
          </table:table-cell>
          <table:table-cell office:value-type="string" calcext:value-type="string">
            <text:p>CAD598CC414DC7B1D0B214EEB03B044A3FE49544128D6D1ACD853CA32D3DBF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zpCpPuv4HFHi0GaxFPSUA==</text:p>
          </table:table-cell>
          <table:table-cell office:value-type="string" calcext:value-type="string">
            <text:p>509A26D9A658F7B2EE0BAEE6866BDD37A1F8B5CDE766597560974D99E2B202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yWBA8-3rIj8eRtmlgB3mA==</text:p>
          </table:table-cell>
          <table:table-cell office:value-type="string" calcext:value-type="string">
            <text:p>963D2216AEE304233890BF24F588B10DDC5537DE7B0A1C912BE3750B893371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I23EuBwZ0TuoxUzA_ZYQ==</text:p>
          </table:table-cell>
          <table:table-cell office:value-type="string" calcext:value-type="string">
            <text:p>898170A73573431210BCC60938ACB601190B08320367620607B19900E6CAB2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dE7jNzy3ek0NC2EjH-cA==</text:p>
          </table:table-cell>
          <table:table-cell office:value-type="string" calcext:value-type="string">
            <text:p>1F03BAC8E6F05F1DFB6193C285E26A6793A5D7AF6FE6F1069A948D1D625182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dYBHSQbfEkbkEfyAlECQ==</text:p>
          </table:table-cell>
          <table:table-cell office:value-type="string" calcext:value-type="string">
            <text:p>E4DD9E6D8843FB5C6D6CD258F949B4683CF59E3F1BAC0A4212085D1267A8DB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d7LxCZHLLmSEXqlNHuiw==</text:p>
          </table:table-cell>
          <table:table-cell office:value-type="string" calcext:value-type="string">
            <text:p>804B90B58CD6685195F56652501BC9ACD1D5EE53DD9ABB182F9E03C755AEDB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lO0oCDtAaTMsbBIIv5wSA==</text:p>
          </table:table-cell>
          <table:table-cell office:value-type="string" calcext:value-type="string">
            <text:p>CB3186B2A8BA3DD108050A6CACC030F8E2500DA4C85A6CD0F9D11FD3E5D615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k-O01V6A4pU3w79rQ2YQ==</text:p>
          </table:table-cell>
          <table:table-cell office:value-type="string" calcext:value-type="string">
            <text:p>228E0CC2EAB0F8095BD01D49F699FD03F05939A60BA92B84974B6D183BFFD1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oLNKrPC_tk1ggsCCHJJg==</text:p>
          </table:table-cell>
          <table:table-cell office:value-type="string" calcext:value-type="string">
            <text:p>8C408FAC99C759D6D77C06AFBE0514D6AC01D6D47D84585FA77D9C918B0D2E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suTQccSUNzTbL-QgF7gxQ==</text:p>
          </table:table-cell>
          <table:table-cell office:value-type="string" calcext:value-type="string">
            <text:p>13A47C7E3FEC659AF51C44B5886C88A5BD11645F4814B80770A0C9B09FC75A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22CxX1cN1iaCdEOEH2Dg==</text:p>
          </table:table-cell>
          <table:table-cell office:value-type="string" calcext:value-type="string">
            <text:p>1D61CA68D8FC9A91DCB07003271DC4068A9A334CFF9D20369F3F0243E5645C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xOFac56toUTiFjjPrItdg==</text:p>
          </table:table-cell>
          <table:table-cell office:value-type="string" calcext:value-type="string">
            <text:p>89CDFB075133497C948CADE795A01D78FA93F67089E31AA500B22A4BC53489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tebZop5KxiS1hn--eqtTA==</text:p>
          </table:table-cell>
          <table:table-cell office:value-type="string" calcext:value-type="string">
            <text:p>0263399545E32C0E016C71E817DB6BFD78ACE59A53B0BE3AB6D739FCD70E40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vZLrpJOVsTpxcXjo7EaJA==</text:p>
          </table:table-cell>
          <table:table-cell office:value-type="string" calcext:value-type="string">
            <text:p>EAAFEED11127760C0F00703C4AE8629C6BC1EB0CB0063410F3D47A444A2045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-KIKgYQCzNDW4Saysa9OQ==</text:p>
          </table:table-cell>
          <table:table-cell office:value-type="string" calcext:value-type="string">
            <text:p>616D7EFB467747FFF53363FD2DAF049F2B7850C11AE8D2E16CFC3E89CC30AE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dmrQhndKd9ueS5jy-wRQ==</text:p>
          </table:table-cell>
          <table:table-cell office:value-type="string" calcext:value-type="string">
            <text:p>6C3718AE3D178E317774626A542FB0AFA3CD9F6AA4F8520B04B43F322BDA61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uHf0NYw_cxehOBtGmr8w==</text:p>
          </table:table-cell>
          <table:table-cell office:value-type="string" calcext:value-type="string">
            <text:p>C82C9174DFADEF680E1DC37C0C662BCD8325B5D18D6121DB2EC09F72A02AEF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jxtL2aDNn8rFcv8gq7ig==</text:p>
          </table:table-cell>
          <table:table-cell office:value-type="string" calcext:value-type="string">
            <text:p>124246A31EAD43D9865D79AC1B876D5CAB84071A0287B3A104ED8C0975BB23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bhjH1bg59LhBHI-rcgq8g==</text:p>
          </table:table-cell>
          <table:table-cell office:value-type="string" calcext:value-type="string">
            <text:p>C6430DA626098799F5096622DCEE14BE4DBE29ADC2D8517613B7E3ECBF5B06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bNmWGoleP5zEnzXbBl4lg==</text:p>
          </table:table-cell>
          <table:table-cell office:value-type="string" calcext:value-type="string">
            <text:p>2C80D986F1BFC1AF0A5608EB50892F1B3EB34225F008588140C9048504E05B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noUHASywiUeK0_gYrLSg==</text:p>
          </table:table-cell>
          <table:table-cell office:value-type="string" calcext:value-type="string">
            <text:p>9A2BAD8F23650AF72AD606653083F21F5EDF57B6DA1AFDFD19183B43816AB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quiVKWLjNp_n7ykzKuO-Q==</text:p>
          </table:table-cell>
          <table:table-cell office:value-type="string" calcext:value-type="string">
            <text:p>1DDF960C6E02AA37D073BEC694DCD346B91DF7739821391CB25F7C0CED02BA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4Abmjn9taAc0r0vKZLIA==</text:p>
          </table:table-cell>
          <table:table-cell office:value-type="string" calcext:value-type="string">
            <text:p>1950B17F1EA7ADF8BAB368DA20BA681185FEF7CD63BBBF86B1D8868C82A264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U_ZhfNyBtpbh3ruJp4HQ==</text:p>
          </table:table-cell>
          <table:table-cell office:value-type="string" calcext:value-type="string">
            <text:p>BE7E2CED1F7C8EA5622E21E333971B191C93579FD95A7D148B8C7ED154F8DA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kCvyKE7aKvBcnaFMc1gbQ==</text:p>
          </table:table-cell>
          <table:table-cell office:value-type="string" calcext:value-type="string">
            <text:p>7EBAEBF454753AD7291A993C4B73B4DBECB9CE6C2DB0DAF596AE19AECE1E4D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_P0n4w3usO45Iv1dqAAMQ==</text:p>
          </table:table-cell>
          <table:table-cell office:value-type="string" calcext:value-type="string">
            <text:p>5201469E18FDDF0BC015A301AB351334B8406510C9B0E9575B4A2339098FCE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Kfa99wOo4azhv-WDe5PA==</text:p>
          </table:table-cell>
          <table:table-cell office:value-type="string" calcext:value-type="string">
            <text:p>335341EDCB248A76651C83C9397E6A6BC9BD98C58F08FF0F0ACBE0C2D0F12C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65bHmllkTq3WaWReY1eg==</text:p>
          </table:table-cell>
          <table:table-cell office:value-type="string" calcext:value-type="string">
            <text:p>AAC46105C6A67EC0FAEB1970148AF707A971D58E3C576FED1AB1C4D193E3AD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9Wt8FySY2DLXsggYyL8Eg==</text:p>
          </table:table-cell>
          <table:table-cell office:value-type="string" calcext:value-type="string">
            <text:p>00CC72F6FB546B6470473F7D7E2C828FAABE5A14ECF2754ED31E627E8BC832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jsheUXIA-HhVw7_M8Odvw==</text:p>
          </table:table-cell>
          <table:table-cell office:value-type="string" calcext:value-type="string">
            <text:p>BB2B69C0B5094EB49AC2CE74E633D0E9B1900973F167CDE83F8D26FF018771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UykVgYC8VFqlp3hBug70A==</text:p>
          </table:table-cell>
          <table:table-cell office:value-type="string" calcext:value-type="string">
            <text:p>FD7167A2A709EDCC46FF66B83C42E1B15B05379650418C4320720F16A37326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vcLpvvlhQjBR-BFtkOVQA==</text:p>
          </table:table-cell>
          <table:table-cell office:value-type="string" calcext:value-type="string">
            <text:p>25B5743848054C4BEB67AFEB11C2C7692B7B48A48D821CC3F2DFB0BDAF7781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yXPcG8_j-RFk37pfjHN7w==</text:p>
          </table:table-cell>
          <table:table-cell office:value-type="string" calcext:value-type="string">
            <text:p>B982985D0E02984177936FA962AA098DA212E6516E9BE87140A80900348DCA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KbtBwzgf9trfk36UuwvbA==</text:p>
          </table:table-cell>
          <table:table-cell office:value-type="string" calcext:value-type="string">
            <text:p>3F344B4EDCC4ADFEAC0486EE703F3F798E67296EC7B70802ACE5ED2B2DE70E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lAKAST120HsjnJU78FhOQ==</text:p>
          </table:table-cell>
          <table:table-cell office:value-type="string" calcext:value-type="string">
            <text:p>B3FB557B88660A3B492E62349CD5FB849E4175BD62F0AB3D97A94E4D197AC9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NPZGKNFnXRaTruOc17zlg==</text:p>
          </table:table-cell>
          <table:table-cell office:value-type="string" calcext:value-type="string">
            <text:p>76FE4B63E5C4CA49656C0F17757B3FB18D56D95234A4B92F3623BB51EB9666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_-MDWN4IxBciNs37noJrA==</text:p>
          </table:table-cell>
          <table:table-cell office:value-type="string" calcext:value-type="string">
            <text:p>B7ABACF952055173661FC11FB06420341F0675533F064451326215D5AE086D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G59DPZr7aJq0zOEqTeswg==</text:p>
          </table:table-cell>
          <table:table-cell office:value-type="string" calcext:value-type="string">
            <text:p>63C21A659FCF0C48777552E9235A033081DB690054EBD5C81A4EB66FD271E5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X6fR7S_An8MuYtLA0WqQ==</text:p>
          </table:table-cell>
          <table:table-cell office:value-type="string" calcext:value-type="string">
            <text:p>A7322264766FCD43185B1AC9356775FA2CA8AD3EA252CB0B4AF1A338EF3317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lyGc1f4tid1QmJFIHv36w==</text:p>
          </table:table-cell>
          <table:table-cell office:value-type="string" calcext:value-type="string">
            <text:p>58D83D707BDC89F6C74B097B3D0266DA2B49F2B1683D1D72546A05D3652C80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yC12aQbmD0QlnrFsgbTQ==</text:p>
          </table:table-cell>
          <table:table-cell office:value-type="string" calcext:value-type="string">
            <text:p>C6D1DF4424095F6DD0A6777E3FF5D01C4CE07B2E8AC510247FE4A5CF23B7C5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2puQMMI--VdwdI2mUiFCg==</text:p>
          </table:table-cell>
          <table:table-cell office:value-type="string" calcext:value-type="string">
            <text:p>98A3F3DB14DE761DEC21932A21919ED6AB6CAC13A46DAA5BC9C2179ACE322C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kpwW0M21BlVjQOgN0XSuA==</text:p>
          </table:table-cell>
          <table:table-cell office:value-type="string" calcext:value-type="string">
            <text:p>37F740D5C9FCD9FA4D1A488155D2293E1AF2686250A468AE76AF5DED620FEA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XGhI_EZd11MALCRK4N2w==</text:p>
          </table:table-cell>
          <table:table-cell office:value-type="string" calcext:value-type="string">
            <text:p>F94BFC3934D07864517312E92A59BF3C986966950B7ED269C2CD6D8F090A43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FAGeJZUN0gyZGnB2xK7A==</text:p>
          </table:table-cell>
          <table:table-cell office:value-type="string" calcext:value-type="string">
            <text:p>0F0A2B7E8DEC88F398C04EC747113BD04FD9CF734B4DF59C08014011D786BD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W_SH5yvv08KqEwpoMyMg==</text:p>
          </table:table-cell>
          <table:table-cell office:value-type="string" calcext:value-type="string">
            <text:p>FBB34737D7E13DDC7639283FC9854DE00287B94016EB16F67E78123FEA4D3E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8E1WaVBH_4xkaxCFGuUQg==</text:p>
          </table:table-cell>
          <table:table-cell office:value-type="string" calcext:value-type="string">
            <text:p>4D52E000ED9D4F6AD572DF6335614E5981EB77885A3679FEA177062714E41E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D403Un8ABpbTsx1P-Y8lQ==</text:p>
          </table:table-cell>
          <table:table-cell office:value-type="string" calcext:value-type="string">
            <text:p>9F6A6965BE93D51BDB1AEDD5665FF92BA27DEB39A5AB33F74FFD8D796523EF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3HRR0eyMEwNJB6hMQSOxQ==</text:p>
          </table:table-cell>
          <table:table-cell office:value-type="string" calcext:value-type="string">
            <text:p>E20F670530EC653F49AFF0CA68ACF57B67395673589B93935E7791597FC237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HDEgEVWyoQp8pwp8Hv7DA==</text:p>
          </table:table-cell>
          <table:table-cell office:value-type="string" calcext:value-type="string">
            <text:p>59606146A2C6017F8BC2CAF0EED1BE876A28ACA92A62C98FC884FCBC1CA3A6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PX0kmL4Cq0f4jdq_IfAA==</text:p>
          </table:table-cell>
          <table:table-cell office:value-type="string" calcext:value-type="string">
            <text:p>28E05DB81BE89EB3B0D28070D750FB9279AC538E88889402D0610782759066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qy2xhZ2M_ukEoU7-6D8ow==</text:p>
          </table:table-cell>
          <table:table-cell office:value-type="string" calcext:value-type="string">
            <text:p>348BC5F72284F58349121FB91DBE0A0412CCFC7D99AE8B2A87D054AD63A319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Lx0gMnDARkedezJJnBQg==</text:p>
          </table:table-cell>
          <table:table-cell office:value-type="string" calcext:value-type="string">
            <text:p>48FD15EC64C0545AC6356CC5674F1FBC21893F944F96FFB41D88A69AD0B312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aymj48CfOGmY_0ikLmlQ==</text:p>
          </table:table-cell>
          <table:table-cell office:value-type="string" calcext:value-type="string">
            <text:p>5D15D205B9BAB1A286B8C7AB35A67F3EB2E2E571AF32CBF2C68710FE36C4FB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ZoY6ZFHWg8nnP69egHSvQ==</text:p>
          </table:table-cell>
          <table:table-cell office:value-type="string" calcext:value-type="string">
            <text:p>1FF954C26C02A16526FA7A32C16E843C27E76745934E0B06CD3B9DB2EDC3C4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xTIwUis9eMfmxj-K4seg==</text:p>
          </table:table-cell>
          <table:table-cell office:value-type="string" calcext:value-type="string">
            <text:p>EB4114006E39430875B630EC470106580476B2C7266BA21D28D3E320A863ED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0ny44_ij84jZihAFvEPw==</text:p>
          </table:table-cell>
          <table:table-cell office:value-type="string" calcext:value-type="string">
            <text:p>AF2DE28E5AF9D20BC2041DBE72163E241437C8640E539EDA9DEAE606C65150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YrXC6XmoAuI21dnEE2dQ==</text:p>
          </table:table-cell>
          <table:table-cell office:value-type="string" calcext:value-type="string">
            <text:p>C4E79FFBA0334E5AC749E4A5D307418D71C9C9212082F190AE16CE05EAF852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xV2pmqL2r0Y1_DMDaViw==</text:p>
          </table:table-cell>
          <table:table-cell office:value-type="string" calcext:value-type="string">
            <text:p>0D74602AC622663EEBEA74B8D2BCA541E4E39703B85213385FECDACC40067E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XnPcagbhuABa_j9_Uvhg==</text:p>
          </table:table-cell>
          <table:table-cell office:value-type="string" calcext:value-type="string">
            <text:p>71331F842D10C57AC884A2E04736B9855A777D0EFC1B59A52A860268FFD3F3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8r6fS_ItssYzf7w0u4Kg==</text:p>
          </table:table-cell>
          <table:table-cell office:value-type="string" calcext:value-type="string">
            <text:p>565EF552C5F9DDF57BF45F8FA28E4F71ACDF87788448E82F9EA10D687C6A04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EncvW661CJISY19L_vRAg==</text:p>
          </table:table-cell>
          <table:table-cell office:value-type="string" calcext:value-type="string">
            <text:p>AE6F386BEBD325F6F133A08034EA1AC4179FFB58775C6265FE1FB87B65F913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smhkmyuWwb0AeiiiXjXXg==</text:p>
          </table:table-cell>
          <table:table-cell office:value-type="string" calcext:value-type="string">
            <text:p>CE4158D8185B2315BA2FAC76575530F0CE65EA238FDD3E4027D103A7B60213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3-r2SwB4Q5YBSyf3EC7Q==</text:p>
          </table:table-cell>
          <table:table-cell office:value-type="string" calcext:value-type="string">
            <text:p>AF374333B5933EFF8E7DA1E1FDB6084DE6115B9720C1E3D031F0AF09C3EE5C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DgwaZKeNC1iHSJ-0GqBw==</text:p>
          </table:table-cell>
          <table:table-cell office:value-type="string" calcext:value-type="string">
            <text:p>BE5A22A9E0A29F5394CACCFECF89806A0F0D262A5AA01CD522CB6971492291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rZdL40PHCHyLLuoAohkw==</text:p>
          </table:table-cell>
          <table:table-cell office:value-type="string" calcext:value-type="string">
            <text:p>0495A74357B71CCA8D285438DD7BFE81CA2F61260C328F6AB075A213602331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PxxDesafoeXevCNT9jJfg==</text:p>
          </table:table-cell>
          <table:table-cell office:value-type="string" calcext:value-type="string">
            <text:p>8B90D2EA23F93514DEDDCEA617A1112D9D2E867CC72EFB8E6022540A8EACFE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0x0gwsdjL9oG5pyDRsrFQ==</text:p>
          </table:table-cell>
          <table:table-cell office:value-type="string" calcext:value-type="string">
            <text:p>E26EEE99DD27ECE092DA7C695A3E2AD9C6D6AC34B2827A95527DE5353B540E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JAT3QSLhnWmUaQPhN1Wg==</text:p>
          </table:table-cell>
          <table:table-cell office:value-type="string" calcext:value-type="string">
            <text:p>D383E0EDF63ED8E66D6054C4EBC510561D0B8E978813392754E6652E9843B5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2eoucZkm63I4kFCWr-65A==</text:p>
          </table:table-cell>
          <table:table-cell office:value-type="string" calcext:value-type="string">
            <text:p>6435C8011B0852F818995668BA5E2AE6A1BD488FE167ECEA3AE4A3289A5653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7-EO_rH1eS3L488f4WG2Q==</text:p>
          </table:table-cell>
          <table:table-cell office:value-type="string" calcext:value-type="string">
            <text:p>DABC63C18E98D6583FA3B21700B3461DD560816AD17ECCB5A7ED2DB6B1E970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U40qbPdjrZiZ1l4G499w==</text:p>
          </table:table-cell>
          <table:table-cell office:value-type="string" calcext:value-type="string">
            <text:p>ACB732AC62DD85136D3FFC22E18D601660DE83CEE4F353FAEC1550241033D1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p8hUPNVp7reAsnFlxmfg==</text:p>
          </table:table-cell>
          <table:table-cell office:value-type="string" calcext:value-type="string">
            <text:p>4C0D5FAB09B451EA1299E8B97EAA901F87CE9D23571A5C0CBDA9DBBB554D95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f3xjtQTjlSLdgb3F0NXKg==</text:p>
          </table:table-cell>
          <table:table-cell office:value-type="string" calcext:value-type="string">
            <text:p>7A4DB72B8627CB19F40A82E56D834BE2070691371A682A2C0448BE3CB87E92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9HZZrdZnHSGwBymTZph_w==</text:p>
          </table:table-cell>
          <table:table-cell office:value-type="string" calcext:value-type="string">
            <text:p>070302EF82A06C21568CE81C79E877076FF137E25DE27CE4111576EE69A11F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_qlh_jH0fEw21WRImd-0A==</text:p>
          </table:table-cell>
          <table:table-cell office:value-type="string" calcext:value-type="string">
            <text:p>A3A28AF17378272BE362E76236CC8F4AB095F0F43BA3F035EF1CF83CA629C9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2o9NzrYl-6Z7N6gSieinA==</text:p>
          </table:table-cell>
          <table:table-cell office:value-type="string" calcext:value-type="string">
            <text:p>1ECAEDFF63D794777B5456D452F464A8BAE13ED8ADC9DD64E435639F99A3B3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Z0nex2cizFA8qxhJJclQ==</text:p>
          </table:table-cell>
          <table:table-cell office:value-type="string" calcext:value-type="string">
            <text:p>59464653B8CD7B4465AFD0836F746EA5F8061D1FDBCC6506175D6FBF09FF7E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8gx8VLhGRYQw_ZsdeWrnA==</text:p>
          </table:table-cell>
          <table:table-cell office:value-type="string" calcext:value-type="string">
            <text:p>A564FA8B37FBD0C23A726231F0BF7E569C0D2FBDE443F0BEC4748E83BEDEDA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6EWd9VBySx54kiW6ruTw==</text:p>
          </table:table-cell>
          <table:table-cell office:value-type="string" calcext:value-type="string">
            <text:p>1C9395DF6EAA3AEA8B4C6A8435A83A9CD1C59E7576D280231C0662319A952A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AiLc1_QiXXNsXeT97VKg==</text:p>
          </table:table-cell>
          <table:table-cell office:value-type="string" calcext:value-type="string">
            <text:p>6E1347F13866113770FE1E54704F238804183CC0C5E50D596008CF9EB1BF0A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isk8enW2WDkuZblXg8Frw==</text:p>
          </table:table-cell>
          <table:table-cell office:value-type="string" calcext:value-type="string">
            <text:p>3133A4381123E6F29823F9699EAF9462DA66678352C5E920F38BE44D2D46C5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GYgf89orb2S6M0Nwf-Dw==</text:p>
          </table:table-cell>
          <table:table-cell office:value-type="string" calcext:value-type="string">
            <text:p>7FAF3AA229B2849AFCA637069841285DD059342056CFD158FA09689A95BEFB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CSLGnMCY_dLJLKjNG3X0w==</text:p>
          </table:table-cell>
          <table:table-cell office:value-type="string" calcext:value-type="string">
            <text:p>8DEE087D29C01B398182B82B566E26540A8FF6F6B01D1217BF996CB98C3C91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iM0eS7LSZ6CvqVi6JzVuA==</text:p>
          </table:table-cell>
          <table:table-cell office:value-type="string" calcext:value-type="string">
            <text:p>697DE97308269DB2226965737C2EC2CF360960F779266B34295ED3BB90EFB9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MENmkzhtD2ePpHW4w8V_Q==</text:p>
          </table:table-cell>
          <table:table-cell office:value-type="string" calcext:value-type="string">
            <text:p>7B0F5E62A43146A010712DE99956A8CC48416AD79D1AEACD8FA99E946E5FA6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ufnjBnZo33H6S78omuXug==</text:p>
          </table:table-cell>
          <table:table-cell office:value-type="string" calcext:value-type="string">
            <text:p>4E6BCADE2E1E3923F568E5FD73953EC5CD1B5E1B7392261F03B386A1627D1F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5k2I5gzVhnQutjkaFXyiA==</text:p>
          </table:table-cell>
          <table:table-cell office:value-type="string" calcext:value-type="string">
            <text:p>3FD2EA4C9CAEAB5341C337B951E79DE15E45C5314DB8C42251180F4A0FDC5F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edozw-vtuwyd_MaI2v6OA==</text:p>
          </table:table-cell>
          <table:table-cell office:value-type="string" calcext:value-type="string">
            <text:p>B9035A080F994D9285DD38C00C0EBA159D67CB279B8CE7BEAB5F6970B0DF5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GXOLn5vRzlC0iuo8kKGA==</text:p>
          </table:table-cell>
          <table:table-cell office:value-type="string" calcext:value-type="string">
            <text:p>51F9B189975A6AD785BDAD7D752A312AD8ABBB98CE28287932610A1FAB2150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GYo8rCeWiY3MY-pLIbfg==</text:p>
          </table:table-cell>
          <table:table-cell office:value-type="string" calcext:value-type="string">
            <text:p>D590CDD31F0777DC403EFBD3B1D89028B58BD8872EEC99996DB2F7259D69D5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5rW0PQAbQymZrCvF-bzw==</text:p>
          </table:table-cell>
          <table:table-cell office:value-type="string" calcext:value-type="string">
            <text:p>AE229EB7D926E39CF5EFA15EF9DB4E5AED013058ADE6DA4AE77108C9975D72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2whYnTTJKXJapUGSUx1ow==</text:p>
          </table:table-cell>
          <table:table-cell office:value-type="string" calcext:value-type="string">
            <text:p>355F1EDE842F4B6116300303E1443AD99D856B83B5E426977AAAE8CE5D3EE3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rdGzT2_yZmNqJeOKpMFQ==</text:p>
          </table:table-cell>
          <table:table-cell office:value-type="string" calcext:value-type="string">
            <text:p>81E05907C54F8487D8E1C24E28103717CA22C4C7CF0E58479C71BB7B929339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Cx2ZlXky0ICfMt_NdvnTg==</text:p>
          </table:table-cell>
          <table:table-cell office:value-type="string" calcext:value-type="string">
            <text:p>EA3A94BFF10366A2E9FA0F27254CC84F1445133E69A0C2FEAAEAEB038B9C39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kA1Vbj9D5eWMm4iDS1I6A==</text:p>
          </table:table-cell>
          <table:table-cell office:value-type="string" calcext:value-type="string">
            <text:p>A5797CE389DB51158058F27F40A98550407881AAEAC66FF498B4CBEFF7F7AC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BiyA5qEPz69i1XvRPa_g==</text:p>
          </table:table-cell>
          <table:table-cell office:value-type="string" calcext:value-type="string">
            <text:p>A926B4526266E0D4E2A385F50D60750D0C796DB9D2991AA5592ED9F867C320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2PIxWYXJ0sVC37dCY5nQ==</text:p>
          </table:table-cell>
          <table:table-cell office:value-type="string" calcext:value-type="string">
            <text:p>305109B3E586363958175E2246B2ACB452E41A7A0E9B6C4C1E5F67CE514D2F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2zgVEJeIuv_kiSCnD1Rg==</text:p>
          </table:table-cell>
          <table:table-cell office:value-type="string" calcext:value-type="string">
            <text:p>584056A0C6BB3E75C884F22B401194BE6231B64F068EEF738318975BCAAB9D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ZNDtZHkC_iTXh7xCh2Nw==</text:p>
          </table:table-cell>
          <table:table-cell office:value-type="string" calcext:value-type="string">
            <text:p>F9D0DD458F5DD9C6B0889B489FAA416EA63C4AAE029DAA43E37CE560351609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edIFu9T1UkO8IU0jldxHQ==</text:p>
          </table:table-cell>
          <table:table-cell office:value-type="string" calcext:value-type="string">
            <text:p>A57B9732748130185A7B63F66DF4C0A39949827DA2DF9E6A49ABD250A93CAE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vjUm-IQTTIj_TbML_zpZg==</text:p>
          </table:table-cell>
          <table:table-cell office:value-type="string" calcext:value-type="string">
            <text:p>D9D43388116C2AC5778CD720A33527DD496159F6A68449BA3FA37F855B4517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qCQXZhdI97bHYfAKs19ow==</text:p>
          </table:table-cell>
          <table:table-cell office:value-type="string" calcext:value-type="string">
            <text:p>6EFF1B1AEFE85F1CE9EECB9615A67318006FF8038EC948296058A93A45C146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ShyfqysXpoCjpPfhf6AsQ==</text:p>
          </table:table-cell>
          <table:table-cell office:value-type="string" calcext:value-type="string">
            <text:p>2CF794597DEB47284CE6C36DB16722026CF9BA844B1DE723687B02F0127640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TH077vFEZRbqw0Ft6om3A==</text:p>
          </table:table-cell>
          <table:table-cell office:value-type="string" calcext:value-type="string">
            <text:p>B6C3A0D1A820D164A168BBFD26A521CFA6A33D024E24737423370084E0A8F0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yc7xcwgxGzuG-7KRwDSGw==</text:p>
          </table:table-cell>
          <table:table-cell office:value-type="string" calcext:value-type="string">
            <text:p>B1F4670F1E459C7633E8B229DF00B130900CE02BB6FA85826152FEBD8839F3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Dqf287WoKj1gntWRSIO-w==</text:p>
          </table:table-cell>
          <table:table-cell office:value-type="string" calcext:value-type="string">
            <text:p>32FA5E2C8D62A4BCA0C60661EA4C8B37A98C9DC5EB0D8EFDDFD622E17BC396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nc9pEJZdQ8MtnNpJIaLfQ==</text:p>
          </table:table-cell>
          <table:table-cell office:value-type="string" calcext:value-type="string">
            <text:p>1458512B333B98A905775D20C2163973C04104A1DF8D45FE351F43CD4B9A04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rFLZBsTzvXsYJtk2I_k4w==</text:p>
          </table:table-cell>
          <table:table-cell office:value-type="string" calcext:value-type="string">
            <text:p>85264C08E5333480765A88C905271B23A75F9C79EBA2CACDD0789AEFB1F2A9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K2WxWkt9rC0BHifaK1rA==</text:p>
          </table:table-cell>
          <table:table-cell office:value-type="string" calcext:value-type="string">
            <text:p>F28A82EEA221877660B9916B5D2F30EB445B19444106F533399BD3DBCE89CA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o_tdHSAjs-5Xt3sjfMBA==</text:p>
          </table:table-cell>
          <table:table-cell office:value-type="string" calcext:value-type="string">
            <text:p>954DABDC50080ED1BDD8E5DE7C145F11D4CF8CE8818502A87412072C079AED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dQy2VfjLKWZ57U-9Gzlg==</text:p>
          </table:table-cell>
          <table:table-cell office:value-type="string" calcext:value-type="string">
            <text:p>7BC2673A5FE141CA74075E5A72AE067E16B3CEABBB272491FEAAEB1CF2495F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qrVCUQ4pMR4Plt0XhfLg==</text:p>
          </table:table-cell>
          <table:table-cell office:value-type="string" calcext:value-type="string">
            <text:p>1EEFE88008BA4BD6865E4731E4E6F4A77614F77D25B40ABE3B61CC4A19BBF4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U5dnLXf5Q8FLwSOaJR8w==</text:p>
          </table:table-cell>
          <table:table-cell office:value-type="string" calcext:value-type="string">
            <text:p>6F7CA9E5D51C5E5B2B4AD3E57B5102053DA53ED6C785B6F9402226E23A2254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1jQX0G74BhmZRVmT_di4w==</text:p>
          </table:table-cell>
          <table:table-cell office:value-type="string" calcext:value-type="string">
            <text:p>88E56857FC5EF0247F53216A7E4227BF36CB8E22FA98732BC37350BD4507F2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jhFS94s4q5eZe87zGO54Q==</text:p>
          </table:table-cell>
          <table:table-cell office:value-type="string" calcext:value-type="string">
            <text:p>51AA7498A3A45118874E34E72E66E0DF22B23A6181A6F70953BF96091073DD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BZVNaU-y3SJZOoDTwgLxg==</text:p>
          </table:table-cell>
          <table:table-cell office:value-type="string" calcext:value-type="string">
            <text:p>C02C4DB56C9A80EB48ACFD12D5462A4F56C11B35DED88A260AE82470AC8783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MBOMfNYXeMS6IxoPu2pQ==</text:p>
          </table:table-cell>
          <table:table-cell office:value-type="string" calcext:value-type="string">
            <text:p>7701F4E0CA9D3F58CA059B492B63AE95ECE6172CA10CCB127EE1235E7FBCD6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4srwC0lTYUpxYCU9O_Khg==</text:p>
          </table:table-cell>
          <table:table-cell office:value-type="string" calcext:value-type="string">
            <text:p>3E351BDFAD4B0B6D87EB69A82A93BBD23B74140AAF4FADC52130EFDF69DDCD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iXyNjfJ7rMQC9OYOQYP7w==</text:p>
          </table:table-cell>
          <table:table-cell office:value-type="string" calcext:value-type="string">
            <text:p>B3514092B33504822AA487A2D29C0805A90B3351A12681C742758A66936A58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-5j5YILm-ZHDdUdC3tlhg==</text:p>
          </table:table-cell>
          <table:table-cell office:value-type="string" calcext:value-type="string">
            <text:p>FCD220D405B0DBE7C96CC1A55FC711274255FD18BDAF67E1F864D60CE50C77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Jhd_OlHIbx0e_ADEyQTTg==</text:p>
          </table:table-cell>
          <table:table-cell office:value-type="string" calcext:value-type="string">
            <text:p>E5E12AAB70D78B146B3D44AB375A3402BAF8D7E9CEE7D52453A45504BF4F55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CKRF8esWUhVc7ryA_vbHg==</text:p>
          </table:table-cell>
          <table:table-cell office:value-type="string" calcext:value-type="string">
            <text:p>4748E004DD4C34E1775BE785812D87A8294A99ABE5B6EB40054057E8876A6A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fFqR60aHC58AN9l7TO_g==</text:p>
          </table:table-cell>
          <table:table-cell office:value-type="string" calcext:value-type="string">
            <text:p>BA46E575A39258135C8777A7C41A44433A5844034EFE7CDE6DC06C91F455CD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hA18knzegDmlz2aRMVF4Q==</text:p>
          </table:table-cell>
          <table:table-cell office:value-type="string" calcext:value-type="string">
            <text:p>0377AD2F6C5673BBF21F5352D00FAAD016FC45196B400755CF1A22441FFD43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60RXcK0fWSmiXuwWU0IA==</text:p>
          </table:table-cell>
          <table:table-cell office:value-type="string" calcext:value-type="string">
            <text:p>EEDBC4C63917DA0EE7DB6E3650955156DE19297B07518AEE20BD2937D2A21F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v9VY0Ip1F8SgXwe5xm1A==</text:p>
          </table:table-cell>
          <table:table-cell office:value-type="string" calcext:value-type="string">
            <text:p>D0D3346FD2725A2154B2486F5AFF98DE21CBE5BB6676661B61EBA97629CBA8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7Ye-QVA1ZLrh7EyKdbifw==</text:p>
          </table:table-cell>
          <table:table-cell office:value-type="string" calcext:value-type="string">
            <text:p>264F150FA0265049AD507914BF71BFF88A4E86ADB4107EA54FF0E8E258D349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s3TB54MZtnYbgcJN6wbA==</text:p>
          </table:table-cell>
          <table:table-cell office:value-type="string" calcext:value-type="string">
            <text:p>BF1B9CA5DD703AB8111F297F6EC63D3EDE3B0668EFDB715916A8A1D25E11B8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YK07j17TLqoS0jwtjjRHg==</text:p>
          </table:table-cell>
          <table:table-cell office:value-type="string" calcext:value-type="string">
            <text:p>299A8AB1712D42AAA4E800B04BD4395F3195BC43D83F1102185F41392E858C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gR4RS9-HjxNSx_ZkHB2Ag==</text:p>
          </table:table-cell>
          <table:table-cell office:value-type="string" calcext:value-type="string">
            <text:p>90C7169B235129A919563AC00B6905E874E03BFD73EB1D5DB3714DAE5B9750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ISKZ2Fg4FCPrcdoIalnQ==</text:p>
          </table:table-cell>
          <table:table-cell office:value-type="string" calcext:value-type="string">
            <text:p>A249B8D4BD6EA68327C9FC148A02E4DD7985D64DC2E838A471F8B0768F91AD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1YTm-d5E1zo3elmO1bbTA==</text:p>
          </table:table-cell>
          <table:table-cell office:value-type="string" calcext:value-type="string">
            <text:p>639FD92CE076A7C3C752DB66ED0CF6EFE328DF55DDF36F5E45EDDC32565ACE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Ep25gk57fVAdFE1SBoA2g==</text:p>
          </table:table-cell>
          <table:table-cell office:value-type="string" calcext:value-type="string">
            <text:p>CB9B3F37AA4667355804312E7A9532E5C96051D0CC68586492CA37ED194B01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J_ZFbAcro8d-_2olNIQ==</text:p>
          </table:table-cell>
          <table:table-cell office:value-type="string" calcext:value-type="string">
            <text:p>E93490F328054F1C40DC0BE07BE06A1207B8AD0DA82A209049970FDE37BFE2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cNY1fQSjC9xJOJnP9LtQ==</text:p>
          </table:table-cell>
          <table:table-cell office:value-type="string" calcext:value-type="string">
            <text:p>EECCA6F52FF116E59EF35928754D59870D062E6CDAE8DE51F95F8C033EE068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-tEhl6RdTMVbOeRBZi0zQ==</text:p>
          </table:table-cell>
          <table:table-cell office:value-type="string" calcext:value-type="string">
            <text:p>AA789D751F0E613FA06B4C8EDD0EEBED0D21E00B10B50A7FA4D98EFEB4B894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XOYrG3HD-nMlQzvVbJlg==</text:p>
          </table:table-cell>
          <table:table-cell office:value-type="string" calcext:value-type="string">
            <text:p>97FEC6486205D083834C1A1592691A5D8CB5C6D5C69CA7DF366A160D2046AE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P3XhUAaOIM_d7_xCP6TkA==</text:p>
          </table:table-cell>
          <table:table-cell office:value-type="string" calcext:value-type="string">
            <text:p>B2F149D3ADBEEC4C2F87C548DEF852E56082283E26552DCA96952C057407F5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sSKXTaj849XlM-MJdzEbQ==</text:p>
          </table:table-cell>
          <table:table-cell office:value-type="string" calcext:value-type="string">
            <text:p>2E92330F9BF3CE720CE6E3BF914A1BC36EA1578FCD4FA639D0E5A2DBD41CBB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2d7pcq0MeVHI8eCRkViNQ==</text:p>
          </table:table-cell>
          <table:table-cell office:value-type="string" calcext:value-type="string">
            <text:p>58ABAF92DCB491935DA3CC3DE371B672CFE00A09AFA4AD517B7DF1EDF5EE32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FTcMlkOuC-MPRiJ5GuHg==</text:p>
          </table:table-cell>
          <table:table-cell office:value-type="string" calcext:value-type="string">
            <text:p>ABAECB1115915F1B6B5B7255FB7AFCFC249E25015CFFBF90B193E63C34FE18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DBTJKOJwxC2L_t8ba3Jg==</text:p>
          </table:table-cell>
          <table:table-cell office:value-type="string" calcext:value-type="string">
            <text:p>4BC658C8DC5BBDED75766FBBAA1C69BE53377C618D2A25F80D3952E430CDF3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rdLAPrBDkhYQTxBdP1PA==</text:p>
          </table:table-cell>
          <table:table-cell office:value-type="string" calcext:value-type="string">
            <text:p>2A0478B323EE5170CEFBA265F046DC8ECD1CE6223F6F8349DE7EBF9D395A7F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znNpfMUlqMJ61VD894rg==</text:p>
          </table:table-cell>
          <table:table-cell office:value-type="string" calcext:value-type="string">
            <text:p>A571BD50AB0963642898F20C786332298C2D168A1B1517C7ECB68B9A17515D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yIHeR3qza1e0cu03norg==</text:p>
          </table:table-cell>
          <table:table-cell office:value-type="string" calcext:value-type="string">
            <text:p>1FD2DB270C425A9FBCAF3CAE8EF59D93B71E2C262DB4DCDF1AF17410711E2E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B3L07xws7RDgugg80s-A==</text:p>
          </table:table-cell>
          <table:table-cell office:value-type="string" calcext:value-type="string">
            <text:p>A360F9924DEE39E0A3B126BC577494B91F2D05DC8ECD64C092AC334FAC8522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RwPL5i11XHc7KENWcG0g==</text:p>
          </table:table-cell>
          <table:table-cell office:value-type="string" calcext:value-type="string">
            <text:p>D61796098507CB42BBD48D52309F7A75B47292D29A994EE38F3843B31C190F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XoA_J7WOZoLKuvRVeOUqg==</text:p>
          </table:table-cell>
          <table:table-cell office:value-type="string" calcext:value-type="string">
            <text:p>3A27618680203564B2AC3DA95FED50B01ADD1F12040DCAB10559ED44915B43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55SuiRIYloWfnujzlOPGQ==</text:p>
          </table:table-cell>
          <table:table-cell office:value-type="string" calcext:value-type="string">
            <text:p>0B61BAD0FEFAEC95CADD0E14DCC81444F2C7EC127DA7400D9995B8C1AFE1B1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4bsgTqNZv4Ls1e1_YOYcA==</text:p>
          </table:table-cell>
          <table:table-cell office:value-type="string" calcext:value-type="string">
            <text:p>97BD0451AB5A7CA20F54E3F28956EA83CD37B63DDC6558731D80DC9DD93E45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wMsLqgmFYIy2OEz0qSGQ==</text:p>
          </table:table-cell>
          <table:table-cell office:value-type="string" calcext:value-type="string">
            <text:p>C8063EDDA5DED7754AC5DEBE0597A750CB5728A2603BCA71B5048E4B148331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B84B7bLtDURavSXNztwQQ==</text:p>
          </table:table-cell>
          <table:table-cell office:value-type="string" calcext:value-type="string">
            <text:p>C862E7A61380AC4358DCA2AC53FE93110E8FAB01D47D973571E62E7CE75185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TgA5lVMiGp9vGx7cQk5w==</text:p>
          </table:table-cell>
          <table:table-cell office:value-type="string" calcext:value-type="string">
            <text:p>CE805BDDD914300FEA3C29AD3EC921F691711E0B84300BC15E4A593C80E193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OWhkF0Qiz40Vz8KgBphUg==</text:p>
          </table:table-cell>
          <table:table-cell office:value-type="string" calcext:value-type="string">
            <text:p>2A5D2098205ADCC7EB500B77EC4CFABED86E147C4156F1D1FAEECD11C8A655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QFmDOLVcBh_UlWpolP2w==</text:p>
          </table:table-cell>
          <table:table-cell office:value-type="string" calcext:value-type="string">
            <text:p>D78ECDF8A0AF4E44AAFD069E05C93908E0E9534840E18F34EA48F43EB19656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i8srSVJP8JOlExKFh_FVg==</text:p>
          </table:table-cell>
          <table:table-cell office:value-type="string" calcext:value-type="string">
            <text:p>769760591BE37892F05199A4842AFC5E6D4D4DF77DFAB567FEC71D45991A94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XPmN37LBoYpQlf_Uvhkvw==</text:p>
          </table:table-cell>
          <table:table-cell office:value-type="string" calcext:value-type="string">
            <text:p>BA33D04E707C26F61C735B734E8A6885946DA8727F2C35AB0E81DCC0BED824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bnUOz691PlljPErM6e9IQ==</text:p>
          </table:table-cell>
          <table:table-cell office:value-type="string" calcext:value-type="string">
            <text:p>D778E528A134E57DE18F82CA2A8733A098315E249FE72067CA4B2F584EC8CB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B6pMuCTleaJGeb7swbLLQ==</text:p>
          </table:table-cell>
          <table:table-cell office:value-type="string" calcext:value-type="string">
            <text:p>5F06998FF6368465ED47E53190F0875AEC39E97BE2A24D79F25F80475D81AB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XYf1Yt800FZxwsM6RfzGg==</text:p>
          </table:table-cell>
          <table:table-cell office:value-type="string" calcext:value-type="string">
            <text:p>0FD25C0C3904065F6992BABDB7BF0CCBCAC4B3453B19B201D5807C63E855C8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CpN-X8tTmewPCV990s1A==</text:p>
          </table:table-cell>
          <table:table-cell office:value-type="string" calcext:value-type="string">
            <text:p>47A902766080B2FC99D146815F0098AC58E0053F113114BE8F8C24F6169F0D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jhnZVOLmJ1rqPKUEa7sw==</text:p>
          </table:table-cell>
          <table:table-cell office:value-type="string" calcext:value-type="string">
            <text:p>F9D79AC3D3D849627275A91CAFBCDF2F073D6B07FA91A587E8F2934946B209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AcI4lnenvEEkavKyeKZw==</text:p>
          </table:table-cell>
          <table:table-cell office:value-type="string" calcext:value-type="string">
            <text:p>DEF4A0CA001C07F486E019F9C156EB51F1F9258D7C766BD7815DCC224443F7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LnXK-oiEsI6J4QTMs1Wkg==</text:p>
          </table:table-cell>
          <table:table-cell office:value-type="string" calcext:value-type="string">
            <text:p>A07B65D528FE491274BBF1E2FB124E4134B50CB9F7AE88F0011B5D2F92ECC6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H7YjtQ84cCnJImOtwixg==</text:p>
          </table:table-cell>
          <table:table-cell office:value-type="string" calcext:value-type="string">
            <text:p>97FD985EB634AAC3FC29FFF23B963B2821EC99FD37739088978606F9DEEA25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x8YOby9Ga2h1Jol3rykyQ==</text:p>
          </table:table-cell>
          <table:table-cell office:value-type="string" calcext:value-type="string">
            <text:p>A5A582BF073FAF4E6E528B07758DF0ACE9312C96F2F60A414AF900AEF272D7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L01D3CnyLHkraC8Ebf6DQ==</text:p>
          </table:table-cell>
          <table:table-cell office:value-type="string" calcext:value-type="string">
            <text:p>3357E50E21F4F22701AAA0D2909AA72751B09D8321DCE90455EA710C5B6BD2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0dwyATeysewmYgpc8s5Q==</text:p>
          </table:table-cell>
          <table:table-cell office:value-type="string" calcext:value-type="string">
            <text:p>A5A6DFE6318A84DD3A137B9E3443337F5F30ED7D0771D10B265009B83845E0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vHA6bLtpm6FovTCRPmQw==</text:p>
          </table:table-cell>
          <table:table-cell office:value-type="string" calcext:value-type="string">
            <text:p>BDDE7309618FBBC1F1F7B83C835D7739A28F87366D592D39C1FDB8F96D5E8C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9WsQIOBATMoOuqzrU4jtg==</text:p>
          </table:table-cell>
          <table:table-cell office:value-type="string" calcext:value-type="string">
            <text:p>5D32308D7EFA8552D1C33B360F1C4983FF2611CE29A9A6EAAB0488EF83E316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D4RS8sneT6j9MkM2lczcQ==</text:p>
          </table:table-cell>
          <table:table-cell office:value-type="string" calcext:value-type="string">
            <text:p>512BF6DD0CF4F05DD8CE043FD51E10C2277439102F987DEE7E13D5A07C6501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oB3jbJ-QVSZZZvkkHQcNQ==</text:p>
          </table:table-cell>
          <table:table-cell office:value-type="string" calcext:value-type="string">
            <text:p>EDDA4C039BF3505D18CE55FDD8BE95A3A3C59956C4FF8BA12020D7DEE41270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Tcgd7f9pvIU74WMQGDBg==</text:p>
          </table:table-cell>
          <table:table-cell office:value-type="string" calcext:value-type="string">
            <text:p>D4ADAB36EF9DEB92109AE5A4EDF511737A1AE8FAEA92A2043DAF4F5C12A9AC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JK7Ehdt5pjbTU7a3CbOVg==</text:p>
          </table:table-cell>
          <table:table-cell office:value-type="string" calcext:value-type="string">
            <text:p>F3A0741226E469B9460C25E783566D7DA75E6E0A5D48BE378C5C3F15B4FE84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bfCGYndrZwI3AdifOPNJA==</text:p>
          </table:table-cell>
          <table:table-cell office:value-type="string" calcext:value-type="string">
            <text:p>C6568F08B190AA3CF9FBE61AEEA14957D3B682DE4556F551C173E016CA84AB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hdQGV3iq6LDxjcPhv9Lmg==</text:p>
          </table:table-cell>
          <table:table-cell office:value-type="string" calcext:value-type="string">
            <text:p>D79ED8C55A423DB98FA9C5C05335E45A8F0EA5240C1E642354DDE147BBC894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0rpQl3U3xOnDFPmle9n2w==</text:p>
          </table:table-cell>
          <table:table-cell office:value-type="string" calcext:value-type="string">
            <text:p>FAF7BD1245EB23FF74EC9A8B03FEC3CBC30D82046C0D542C5CAAA9A53D5B48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F3qALhvjoYEoK4ApTYRw==</text:p>
          </table:table-cell>
          <table:table-cell office:value-type="string" calcext:value-type="string">
            <text:p>4FCCCB8020F0ACA134391E3378B8D30944055A51E293A77E163864825BE3A5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c-wLa1-OTi-JOxQHnXrg==</text:p>
          </table:table-cell>
          <table:table-cell office:value-type="string" calcext:value-type="string">
            <text:p>46E840DC9D7956C1CACEE37711E01270CE753F4085EE3647537770EF036BF1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MS7VHrXq8VGGjE9QhEhw==</text:p>
          </table:table-cell>
          <table:table-cell office:value-type="string" calcext:value-type="string">
            <text:p>19005C99FB33BB8FC8ED32C0EA7199EC0805E91DFE3BDC46F6096304379648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eBjBqi8WexW9HIoeUBEXQ==</text:p>
          </table:table-cell>
          <table:table-cell office:value-type="string" calcext:value-type="string">
            <text:p>DE536C0A9FF794433E17BD637A0A0DBC9B0EE1083C747A4533B424A509C94A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kqo3jHozKo38BGcAUU6g==</text:p>
          </table:table-cell>
          <table:table-cell office:value-type="string" calcext:value-type="string">
            <text:p>C38325FEBBF617CD44BEC58042B3A2ACAAAD89F6D344E52D278D05E45BD2F6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zbbd0-iYfzhX3Tta6FKg==</text:p>
          </table:table-cell>
          <table:table-cell office:value-type="string" calcext:value-type="string">
            <text:p>732FD81CEAB22A3FD2A75E57277F2A01E914ED508C64BA6F170477AE0B343F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8kmns36JQd3efFbd9vBrQ==</text:p>
          </table:table-cell>
          <table:table-cell office:value-type="string" calcext:value-type="string">
            <text:p>19A7DA73D2F346727EC7E397F6D56395E9A7D33017D0E34370F09E0F4C5271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trl3FY6ZpW2HeM_UCfFjQ==</text:p>
          </table:table-cell>
          <table:table-cell office:value-type="string" calcext:value-type="string">
            <text:p>2C96B97F7B8551FB9602B4BB3973C85CA57CCD972B971C633769B743B0A47B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jtjRpbXvtAVcpfPNhGZAA==</text:p>
          </table:table-cell>
          <table:table-cell office:value-type="string" calcext:value-type="string">
            <text:p>16E12E5700FFE4E5FEBC105D1AA5F0D39AAF69009E308D49C29FA584560AC3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Tc3t8UVFSebV5_lUx06Q==</text:p>
          </table:table-cell>
          <table:table-cell office:value-type="string" calcext:value-type="string">
            <text:p>88AA312BEEEC8082CE4F97FD4AADED800E6B9DBEF6E6301A68050146EEB62D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0pxUmKCcnhX1ja_dROLmA==</text:p>
          </table:table-cell>
          <table:table-cell office:value-type="string" calcext:value-type="string">
            <text:p>15F43B41D09900174BBDD8888AD93AEC4420AED23EAA458E9528E99EB2827C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ENJ94VupZN8qvnZvv1Hg==</text:p>
          </table:table-cell>
          <table:table-cell office:value-type="string" calcext:value-type="string">
            <text:p>DCCD9A09D0412EC9260CE4C5A26DDDD92B780F114C1F5FF189F0D30842D93E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JXTLxgWxE_1yuU26w7TNw==</text:p>
          </table:table-cell>
          <table:table-cell office:value-type="string" calcext:value-type="string">
            <text:p>EB5A678BD5692D75D822232DCF3447AD0CA7ADAD57640B26C038872712D6D5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vl8kQ6CB1V_pZ6exRwdw==</text:p>
          </table:table-cell>
          <table:table-cell office:value-type="string" calcext:value-type="string">
            <text:p>5F05678B54881A343F9E9EC68A4A27070565F62E8FBB54C865251F988FEAB9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MLaKSs4iruDfX-llCF5ow==</text:p>
          </table:table-cell>
          <table:table-cell office:value-type="string" calcext:value-type="string">
            <text:p>149EF525526DD7DD5FD12CC58CEAD29C96111AAFED9D211362A9447D57B42F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msl5jv4oZejXvCLrtUxg==</text:p>
          </table:table-cell>
          <table:table-cell office:value-type="string" calcext:value-type="string">
            <text:p>1374B31FED666C644A75DA4B1D9D57FAED3A9C7E25A6266A455D7695DA6DAA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Gj_8gr9q7lm73T9QroeXw==</text:p>
          </table:table-cell>
          <table:table-cell office:value-type="string" calcext:value-type="string">
            <text:p>ACE7723C60868C193CA7C58FA0E6B33B65A8CD99D7312B9494C030D0EE8A63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PeYowQF_0GnlmaNpEcCmw==</text:p>
          </table:table-cell>
          <table:table-cell office:value-type="string" calcext:value-type="string">
            <text:p>1B22091FF4AF6302ACE347875E79D8A5A89FD8ACA81D668FC24B0394D6BCED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26SW1oAl_Gdr0hnGP18iA==</text:p>
          </table:table-cell>
          <table:table-cell office:value-type="string" calcext:value-type="string">
            <text:p>F4A61B4B06B47F637A671356AA2C4A89362F6796F9948832CC980BE8677013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39mKm-ez77Z_srg7l2OOw==</text:p>
          </table:table-cell>
          <table:table-cell office:value-type="string" calcext:value-type="string">
            <text:p>3EE2CE4CC72A969D4C44C98E1E5C8E97FA2DF280731CD823F502B9A7A091FC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bOe4vqNe5167DLgKpNNoQ==</text:p>
          </table:table-cell>
          <table:table-cell office:value-type="string" calcext:value-type="string">
            <text:p>A485648716507926CE12AC92370FCBCC7E99406DE78C212DE7F0133AABB89D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xWcQP_PiJ-Y4aisHbxIng==</text:p>
          </table:table-cell>
          <table:table-cell office:value-type="string" calcext:value-type="string">
            <text:p>9DD34FCB41617BF67001F19E9063E6392735EE911218ECA9144FDD8E880E09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rrcPD0kDIw0vnJv1IBfA==</text:p>
          </table:table-cell>
          <table:table-cell office:value-type="string" calcext:value-type="string">
            <text:p>33EED25DEF82B31F66C1440F1374B11781647CBFE6B87362DF9F10D1670347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QNysAVBBmE31K0xuh6fYQ==</text:p>
          </table:table-cell>
          <table:table-cell office:value-type="string" calcext:value-type="string">
            <text:p>2A367BE104546DEBF5457D276FEA0E37BEC6E9364DFCC039C7ED87E178BCD5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-8DC6QCAC6_0oBzYriMw==</text:p>
          </table:table-cell>
          <table:table-cell office:value-type="string" calcext:value-type="string">
            <text:p>85A318E29D1C3A4E6373396A0C2E1B0FF152CB1F14F7F5AD71D0F0A00CA8B4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FRbKV2ya7is3MRxlEuX5w==</text:p>
          </table:table-cell>
          <table:table-cell office:value-type="string" calcext:value-type="string">
            <text:p>C8D626247F36BD2A6BB155FC715AE8B8FBCFB0A46F009410F995216C9B2499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5G8iDoewdPOzgvvXN9Ykg==</text:p>
          </table:table-cell>
          <table:table-cell office:value-type="string" calcext:value-type="string">
            <text:p>8A790437D5035256F725B197A3719C94B63E246D9D90DCE6AC87F2927E651C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Mh6B3qwrZ4Chhw7rgjKwg==</text:p>
          </table:table-cell>
          <table:table-cell office:value-type="string" calcext:value-type="string">
            <text:p>EF215E9BFB466E5E9D08644C0D8575A0A00135FF59244691B3A0C5974E9999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WDKaK4TeKumnILBeNrg-Q==</text:p>
          </table:table-cell>
          <table:table-cell office:value-type="string" calcext:value-type="string">
            <text:p>8A7414E84B5A7B88BD56B4F8F1ED62B68B7912E4CAC55F015C113B338BE7B4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W8Lb5vJ6UMrDnwm91I3g==</text:p>
          </table:table-cell>
          <table:table-cell office:value-type="string" calcext:value-type="string">
            <text:p>96DA4C372DC90B153DEA8C3EE8EA8E4F4027649BD970D54653CD0D94FA9E5E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8R_OS6EViOfqxqxk4vKVA==</text:p>
          </table:table-cell>
          <table:table-cell office:value-type="string" calcext:value-type="string">
            <text:p>1BD42247DC5DB8E262B6178F8F444C7F605B61A17FC9E6999DD0335D83BA2D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bS01oOVnR2V0ulRzGCDwA==</text:p>
          </table:table-cell>
          <table:table-cell office:value-type="string" calcext:value-type="string">
            <text:p>12D5A94B3338FF36B09E976C40CC6E970F98EDD458A85B69B9BC9E7E5B6A14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Tk2GptjkJ_eNHES9zgzg==</text:p>
          </table:table-cell>
          <table:table-cell office:value-type="string" calcext:value-type="string">
            <text:p>448C08F5359C28A57F4A4F577D03B8E9C8D9E199E63DDC0D2D6D4FA20CEDA6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uN2VFJUpCg96q6zsro8xw==</text:p>
          </table:table-cell>
          <table:table-cell office:value-type="string" calcext:value-type="string">
            <text:p>B86CFF0C30670080E10561E5058971B7AEA0A610047A76EC3DF61C1DA6CDAE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ddmJ-nJ1LqWpc4mcG-mPg==</text:p>
          </table:table-cell>
          <table:table-cell office:value-type="string" calcext:value-type="string">
            <text:p>F8401ADE17ABA6795204A75E44026821014CD80397D2135E65B49F8FBBCC29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wsaUaEj4ToE2hVg73g5w==</text:p>
          </table:table-cell>
          <table:table-cell office:value-type="string" calcext:value-type="string">
            <text:p>27910EF419D6C60A934D03B838E181133F8A47E62577169D621C1FD48257B1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NrKuxerNpTnP4idNMhQZQ==</text:p>
          </table:table-cell>
          <table:table-cell office:value-type="string" calcext:value-type="string">
            <text:p>6CE38365C21CBAEF0248FD4D2CE57C6258251E330F525650378BF470AAE130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xdYOPj8aOwiUbf-HJEEw==</text:p>
          </table:table-cell>
          <table:table-cell office:value-type="string" calcext:value-type="string">
            <text:p>8C29CD88F3AB83398D0B45A5FE5A4BAA255A58F78AD10A217B2817D67510F2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POh552alGRHxQqawIjEA==</text:p>
          </table:table-cell>
          <table:table-cell office:value-type="string" calcext:value-type="string">
            <text:p>FE2E13DD4DA6F7BC55DFE26CAAF0184E1881C416A2A6AF611461AAD0F62C4F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5RWdtBek6POG5doRueYzw==</text:p>
          </table:table-cell>
          <table:table-cell office:value-type="string" calcext:value-type="string">
            <text:p>AACD3A7FED9657264310D3DAF291DFBC2AA84FC878C38E25B7481A1F1DB1E9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fSRuPdvWseB8_XoYkE3ow==</text:p>
          </table:table-cell>
          <table:table-cell office:value-type="string" calcext:value-type="string">
            <text:p>329E51AC0CFD7F9F65BA6F006EC73D275547F78F5753E04D3D95DC6B3EA4C4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RqvLtlpTRkHv1m9L3auTw==</text:p>
          </table:table-cell>
          <table:table-cell office:value-type="string" calcext:value-type="string">
            <text:p>2178617F2ACDFBCD2433BCB449660E647051613BE0083E885E6E2F4795D841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gBq4-Iy1Id64ERAqTU7XA==</text:p>
          </table:table-cell>
          <table:table-cell office:value-type="string" calcext:value-type="string">
            <text:p>0908814D94E6BE23676D6ACE60BF976DCDF01A1641553336C5483C5CB6155A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LRj-F3ZN93RoOlX8_3aXw==</text:p>
          </table:table-cell>
          <table:table-cell office:value-type="string" calcext:value-type="string">
            <text:p>547D9CBC281320EBACD02FDF2C3C709022E1C666F5B24D915DB8ADF974BE4C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7WRDzreqCYOHbzDomnWPA==</text:p>
          </table:table-cell>
          <table:table-cell office:value-type="string" calcext:value-type="string">
            <text:p>C4FCE0958B0E584CFBE2A5220BBF04102AAA670D9BF24550A72C98E94C4F23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HMLEmHnGBNaYs3R6QVCw==</text:p>
          </table:table-cell>
          <table:table-cell office:value-type="string" calcext:value-type="string">
            <text:p>0AA73A3A2F3B4910A49BD7C8595111399F61A0F384F748DE8F34ADCB1DBD8B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iLKLY-cZCkHPqUVrsbnw==</text:p>
          </table:table-cell>
          <table:table-cell office:value-type="string" calcext:value-type="string">
            <text:p>8CFD671EE844E83AF2C434099243826E7D7332358E5BAE5CE9944354674BD2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rBrOif-wwo6H1STW478w==</text:p>
          </table:table-cell>
          <table:table-cell office:value-type="string" calcext:value-type="string">
            <text:p>A6DC69A7255BE6EEB07917D637C1E8E4A856C770ADA7224850E0A49EDC1278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7BVNnajIaPX33O5H-c46A==</text:p>
          </table:table-cell>
          <table:table-cell office:value-type="string" calcext:value-type="string">
            <text:p>9A67F51CE0E2BEF0925EC2BFA1DCEFCBE4624B3E4D2152E4E4727CE8002322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0OZTVq5YHAnmw62yXVX_Q==</text:p>
          </table:table-cell>
          <table:table-cell office:value-type="string" calcext:value-type="string">
            <text:p>E8F5882D7FD7CE26C35D7D75ECB1822E4B9A4787F0A234293AE6EC83919D39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H-vLInmFyZMQsj0-xZTQ==</text:p>
          </table:table-cell>
          <table:table-cell office:value-type="string" calcext:value-type="string">
            <text:p>6A195C1A9926A62373D44D3B2E98FE85CF36CA30630F6C6FD19AECCDE7AF28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GF7gw1bx_NIOXSk8ZyRw==</text:p>
          </table:table-cell>
          <table:table-cell office:value-type="string" calcext:value-type="string">
            <text:p>CAD5A4C06EAF1628183BC9F6C6561408344AAD77E1E0ED60A9C164F8557AEA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65preFfcjaLVMNcqdaWA==</text:p>
          </table:table-cell>
          <table:table-cell office:value-type="string" calcext:value-type="string">
            <text:p>462B8E502FBBE0A4B27AB3DD97D17AF762F7B4EEFA5CD26AC03C9E36D03033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2I6eDgcW_cmB_jGPhYZlw==</text:p>
          </table:table-cell>
          <table:table-cell office:value-type="string" calcext:value-type="string">
            <text:p>9B37E45F4B6ACA347FD441E8862E9D542E2D452975BEBC3D7AF88EC016B44D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3HngLMpmWIdDNkK9Wj4TQ==</text:p>
          </table:table-cell>
          <table:table-cell office:value-type="string" calcext:value-type="string">
            <text:p>C4D19E7F716E50B7E90CDB80767AE0AB0DD5A620B6C5DF93F90B4A77073045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xie2Uayho2j5VE6-oV6A==</text:p>
          </table:table-cell>
          <table:table-cell office:value-type="string" calcext:value-type="string">
            <text:p>4EC6370C2CA6190709B0B40853552AC2D8EF37DA3A9203BAF5BE9645AF7C4A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0NOHNNd2e1nlDL3SCC-_A==</text:p>
          </table:table-cell>
          <table:table-cell office:value-type="string" calcext:value-type="string">
            <text:p>80A51F1706A519BDCF303B8146C32D9354769DD5FAAF68B28EAD37504CAD87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PJ2cRPAISkyIsWG3_uA==</text:p>
          </table:table-cell>
          <table:table-cell office:value-type="string" calcext:value-type="string">
            <text:p>39364A25B5A35CED7DDD5DD8A7EE693B57BED502A979BE84A0F532589F8BFD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Yq81mtBEkoHU9iOKy4C4Q==</text:p>
          </table:table-cell>
          <table:table-cell office:value-type="string" calcext:value-type="string">
            <text:p>9F36AF9020308D1D184EEE7D9CB5D7CBDE48D353C09B56D1C6D1B48D55855C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5N1h4jQ8c_zpTo0xYjXQ==</text:p>
          </table:table-cell>
          <table:table-cell office:value-type="string" calcext:value-type="string">
            <text:p>115F95A74DC10A86193178C25232BF55DE412252A3A2CFE6BB514EC00C9761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XTjG0Hzn6Ci6xlDRtTVw==</text:p>
          </table:table-cell>
          <table:table-cell office:value-type="string" calcext:value-type="string">
            <text:p>F370EEFC25EE23B2B26E5CCF4C6FF3B167DE123C4D38FD9B2C9AE75945E1FF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6l8MbA-CaTGfCWr9W_SCQ==</text:p>
          </table:table-cell>
          <table:table-cell office:value-type="string" calcext:value-type="string">
            <text:p>FD1140D3CE71DCEB58A53730855CA5CA77331D5A9EBFBC2E58F1F9D6539066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COxDi1vlLpZbhNpj7dIaQ==</text:p>
          </table:table-cell>
          <table:table-cell office:value-type="string" calcext:value-type="string">
            <text:p>E8E11826172349F842A252CD444AF109EF6CEC27A8A7B067AFD3CA4B60C126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S32VZzMqtEi-1naevpsA==</text:p>
          </table:table-cell>
          <table:table-cell office:value-type="string" calcext:value-type="string">
            <text:p>1CC8F72400BE85A53F6BE818943FAD2781E7E9DE7C73733D5DE7B03CD99232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XKXrv_3-QfHId3b6MrM5w==</text:p>
          </table:table-cell>
          <table:table-cell office:value-type="string" calcext:value-type="string">
            <text:p>9416D6DE965F3F07D23968A523B39E37E2BF4877508393D490308D9133161E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Re-w464Bkaktmp2tH5BXA==</text:p>
          </table:table-cell>
          <table:table-cell office:value-type="string" calcext:value-type="string">
            <text:p>C854C1797ED2D166EE879B02887A8CA526689ECD9872D7510859A81879DD2D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uNJcXRUZ5OaUtNf4K1Hfg==</text:p>
          </table:table-cell>
          <table:table-cell office:value-type="string" calcext:value-type="string">
            <text:p>6558813BCDE583DFADEB04793A3EE5D4306F4D5A65EC095739B138E28755F2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Lrl8DtXFFK8c57Hv0PMYA==</text:p>
          </table:table-cell>
          <table:table-cell office:value-type="string" calcext:value-type="string">
            <text:p>89E8610CEC518A798D7C10BD4DC24562609EFB0C04CE53F85A93861562F9C2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M68SKu5jNfDEBXQC4JKBw==</text:p>
          </table:table-cell>
          <table:table-cell office:value-type="string" calcext:value-type="string">
            <text:p>0C204B14815615EC71C3F23189C13B583C5D34E432B163DAB8CAC73046607A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8sPxdWLfn0_AXKWqWbdJg==</text:p>
          </table:table-cell>
          <table:table-cell office:value-type="string" calcext:value-type="string">
            <text:p>3DABE92D8B2B1F00E2A953AD717610679B81894719A22D81D28244EE3BB8D5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xgO1ikZ1Sj_xzgKovtPg==</text:p>
          </table:table-cell>
          <table:table-cell office:value-type="string" calcext:value-type="string">
            <text:p>057FF2EB04B2B8CB24D5F7750B729A13313582C54C97D9866964E58DAC71E0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cIHL6NuIshwTPxXi71yzA==</text:p>
          </table:table-cell>
          <table:table-cell office:value-type="string" calcext:value-type="string">
            <text:p>FE2A5E842510D569C4F0585DF31AA570D9E9151AF802907F41297DF4639CFB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KXDRgP3zoj3QyIU8Tpv9Q==</text:p>
          </table:table-cell>
          <table:table-cell office:value-type="string" calcext:value-type="string">
            <text:p>CB0E24765144CBD28BCF7C60B15EF35527325C2AC6223C52C260A821D805A9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4vpkmIAaqNM5IsM72TiQ==</text:p>
          </table:table-cell>
          <table:table-cell office:value-type="string" calcext:value-type="string">
            <text:p>C5DA81334BEA8415DBDE546858E6175B22776AACDA3E5D4C1708772115CA32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FX3_1ccCNkpmll5euKtAA==</text:p>
          </table:table-cell>
          <table:table-cell office:value-type="string" calcext:value-type="string">
            <text:p>247F7B92EEB8D8F3F4BEEE2C77A8A104604672894064A913D918C038DE900E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Ts2IYZnqo2GQgJBzpEgfg==</text:p>
          </table:table-cell>
          <table:table-cell office:value-type="string" calcext:value-type="string">
            <text:p>C5A7ABA73A92105483AFD5D16096E5CF1AB0683FCFFA53824C57C54C3D3E7B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9ZLYPAginsEHfktSj0fXQ==</text:p>
          </table:table-cell>
          <table:table-cell office:value-type="string" calcext:value-type="string">
            <text:p>729422CA359C2BC0F89F8423A5FA78996341DA48269706851D1026A9DB21A8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F-ym21BQjsTXdhBEPoWkA==</text:p>
          </table:table-cell>
          <table:table-cell office:value-type="string" calcext:value-type="string">
            <text:p>AA21F890116D32BD793C2D4973AFB7B8C894023F51547E6AD0BAA7A64CD57C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JmP7VXBU0XedsP8PV5SA==</text:p>
          </table:table-cell>
          <table:table-cell office:value-type="string" calcext:value-type="string">
            <text:p>66C3E8A56253D1BEE44ACD22E9453EAA2997061458CAE5BBC0FDDB5FDEF6DD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lMTL5H1_lquH07IqmL1Q==</text:p>
          </table:table-cell>
          <table:table-cell office:value-type="string" calcext:value-type="string">
            <text:p>E94C79132517425F21828035D223D028413CE7481FA38E197DB951FF487B56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XJkY4QW9mr1jJxS1ObpQ==</text:p>
          </table:table-cell>
          <table:table-cell office:value-type="string" calcext:value-type="string">
            <text:p>86171564BB36726A624502A60A490C7A4C2062F7D0B789B9A7EF822F952130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xN09bVgJMf6DZxUKbPXDg==</text:p>
          </table:table-cell>
          <table:table-cell office:value-type="string" calcext:value-type="string">
            <text:p>D6F3B4AD587B6DCB3AFE6042B3C0A8595A3FF29505C0CB240E5505C718407C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mAR_Ld19ANAb02kjNC7g==</text:p>
          </table:table-cell>
          <table:table-cell office:value-type="string" calcext:value-type="string">
            <text:p>AD96AEDE515DFED082DFFA4726F229EED3EC5E73AB1A5628F86347EE3410BA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Q3AMk8MiuKl9bs5zIeThw==</text:p>
          </table:table-cell>
          <table:table-cell office:value-type="string" calcext:value-type="string">
            <text:p>2ED4287B040A6D78AE643E203B0E967C00F76955B134DD402069C2B746355E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i_NtVY5kc3GGXZvGkNCEQ==</text:p>
          </table:table-cell>
          <table:table-cell office:value-type="string" calcext:value-type="string">
            <text:p>A12F2D3C47293EB3AA6A5B1F4CCB65B8B4204955971C27238F56BD67F297B7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Ki-nlxy_TXb4X0c8yW8Bw==</text:p>
          </table:table-cell>
          <table:table-cell office:value-type="string" calcext:value-type="string">
            <text:p>093301BEB53E5706BCA4DDF1F6C4297043F1A9CBA0E9FFE4BC17F51F6148B8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kqN9SuP0wZ3oZYBTunLpg==</text:p>
          </table:table-cell>
          <table:table-cell office:value-type="string" calcext:value-type="string">
            <text:p>051871A6BEA1DE47D6219AFE56A5E2F183B4A0A0FB5EC14E90B7EBD2EBC042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dYQ2ENO7rtcJsqvNk4cUA==</text:p>
          </table:table-cell>
          <table:table-cell office:value-type="string" calcext:value-type="string">
            <text:p>3501D628D9B209691C546035DF1AC668825B75FD7BC30576BABC177509D1B0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K7JZ7DPKIq3GX6F8Un2Sw==</text:p>
          </table:table-cell>
          <table:table-cell office:value-type="string" calcext:value-type="string">
            <text:p>26CB113FA6CD6A8AE7007E566C314E3AB2F4514584DAF1CA269F5C7B1B2F41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7Il7rGBs3eiVOeoIOYORA==</text:p>
          </table:table-cell>
          <table:table-cell office:value-type="string" calcext:value-type="string">
            <text:p>0336C57B0402BC39E0265DF094A2157AB0572FC07267585E2E376B36B5A101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ja7u2_JNkFfP_0yNzkQ1w==</text:p>
          </table:table-cell>
          <table:table-cell office:value-type="string" calcext:value-type="string">
            <text:p>AB70620FA83324DC9A19BCF5F2E309E7BE45A4186FADDAC51FDEE551B67C7B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NQtUDua2UGYEPHsNrEYGQ==</text:p>
          </table:table-cell>
          <table:table-cell office:value-type="string" calcext:value-type="string">
            <text:p>A0D6A900D3539D316ACB35A7BBF10883C842A21F5D399D9E3E10643B50C7F1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WFip5TuwpT6av8OdQdig==</text:p>
          </table:table-cell>
          <table:table-cell office:value-type="string" calcext:value-type="string">
            <text:p>8C9238658CA2A709D156941D8BA3275E0F59435220A09B102207C835AAA376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HdJVrHC9S7dTaAaWLaioQ==</text:p>
          </table:table-cell>
          <table:table-cell office:value-type="string" calcext:value-type="string">
            <text:p>8E3A7EC9020E85652D6C8574F9DC6A6B97C64D38C30D2AEB5BB9F640650DB2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r8x9BaHwBxB3GwoB9Rfw==</text:p>
          </table:table-cell>
          <table:table-cell office:value-type="string" calcext:value-type="string">
            <text:p>CA34832A0E6AE239B6ED5E29504FF9F6FB2E103CB47A4666ED21D07B05B701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8WW4cP7ZUYa5U8vmhbQg==</text:p>
          </table:table-cell>
          <table:table-cell office:value-type="string" calcext:value-type="string">
            <text:p>6D8879932BDD6C92CDD42ECCB4EA4FC5A9CA3C5A58FB40087E4E43DDDDB036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aXEIVBEVOKqR1KUOBysxQ==</text:p>
          </table:table-cell>
          <table:table-cell office:value-type="string" calcext:value-type="string">
            <text:p>AC3AEF3DF4F1AA0E0794F44583355CB763B20FED6E2AAF861F86DE4A78E9A8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Ju4JMZBXUgL8aQqO3TFRA==</text:p>
          </table:table-cell>
          <table:table-cell office:value-type="string" calcext:value-type="string">
            <text:p>66EDA2F17BAA843B371CF763F988340BE6B4EF13A4A11194DA8F84F094728B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hLdaVEL4GM1O4K09I2fQ==</text:p>
          </table:table-cell>
          <table:table-cell office:value-type="string" calcext:value-type="string">
            <text:p>93FC4C94C59BB6F6B0D2F1226E590EF43DA05BFA88C18CC0371D555F6DDC1C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A5K_n1KeTQQN_bVI-_Uw==</text:p>
          </table:table-cell>
          <table:table-cell office:value-type="string" calcext:value-type="string">
            <text:p>1692C5B2BA3DA39A037F668565D30DBC773E1A833052EAF8256CC36B8A775D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hrdZqB9v4D9OLwUumZRw==</text:p>
          </table:table-cell>
          <table:table-cell office:value-type="string" calcext:value-type="string">
            <text:p>B9B16DD9686D5CC4A5B7DDDF9CA0E6BFA8E7E495E7B75439C23D921487FFB8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8CayoKrAgpUNlv73AKhPA==</text:p>
          </table:table-cell>
          <table:table-cell office:value-type="string" calcext:value-type="string">
            <text:p>1FAECAA11A958C7500EE9102D09F21E95B3EDFC22102D05C91328CD8FCA765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uMpmCjmxqNMT-VdN4HPlg==</text:p>
          </table:table-cell>
          <table:table-cell office:value-type="string" calcext:value-type="string">
            <text:p>C843FEC98EF9C457693D07F23F83D821A0E5BA9299194C04C6A929C32D9167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0yQtpV9OtLbbyoA5ljUg==</text:p>
          </table:table-cell>
          <table:table-cell office:value-type="string" calcext:value-type="string">
            <text:p>4F7AEAA6EB662530847EDD932F070F90C8CB21431948F1F262A419685B0406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f9I1WoGv8aHNoXT2vrHPw==</text:p>
          </table:table-cell>
          <table:table-cell office:value-type="string" calcext:value-type="string">
            <text:p>C8F920869E62FAC5DE2A399BCD7ECC543528BDD1FF14E09E17C74A80FCC805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QN5OcDr1-bdeGYKp2O-g==</text:p>
          </table:table-cell>
          <table:table-cell office:value-type="string" calcext:value-type="string">
            <text:p>1FB976A9CCE2044DEF4285EAA3E6D029A2462111B860B6B3AA2F58AFC89F52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l6Zjmdr9Mn5YjID9kck4w==</text:p>
          </table:table-cell>
          <table:table-cell office:value-type="string" calcext:value-type="string">
            <text:p>1AFABA5D570892E390A7BC060710A03692D233CE9C5BFEEE77C3BDDE2B7CF9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se3wiFzgWb1VIo-o2bZlQ==</text:p>
          </table:table-cell>
          <table:table-cell office:value-type="string" calcext:value-type="string">
            <text:p>7E505B7D44ACDF977020E890C5F4D61CF08389CE4AB37B74091D68D52C5685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uDh8yccbb1ZHTbtYiSdbg==</text:p>
          </table:table-cell>
          <table:table-cell office:value-type="string" calcext:value-type="string">
            <text:p>E293B0223E8808651409395F5EFA85B7FF0F3F2B2059B5937F91A53EFBE212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3eW88n0_N19iF4g_WoKkQ==</text:p>
          </table:table-cell>
          <table:table-cell office:value-type="string" calcext:value-type="string">
            <text:p>4AE24F50884EAAA9EB0C8F538128DE6F9755B617D1418DCEA96AC9B33B8837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2zdLDCbY5DbxFIl2bUi_w==</text:p>
          </table:table-cell>
          <table:table-cell office:value-type="string" calcext:value-type="string">
            <text:p>D1034035BEDC73D4927FE92CAD0EA49645E462B7A8781A655E7357F2431080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mh_BbBegRtd0ZLjsoShw==</text:p>
          </table:table-cell>
          <table:table-cell office:value-type="string" calcext:value-type="string">
            <text:p>741AE1EAE2043E3C57A0E8128F29D8D67A5E4793528AB38FF44448DF1ABDAF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IBn2ra0Jmx0Agdrka9sA==</text:p>
          </table:table-cell>
          <table:table-cell office:value-type="string" calcext:value-type="string">
            <text:p>CC4D47B0649AA0C2B7F6C50D3582C7913CB55BFE93A9AA5126D847EC6ECC3E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4YGAbnjAnx9_Lgs4HnQPQ==</text:p>
          </table:table-cell>
          <table:table-cell office:value-type="string" calcext:value-type="string">
            <text:p>01065C7F8C235BEE8ACC6834B531100EB67E1E1BAAB22D088F7AF2A897EFCE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FRAVeRerm34zfTwnctgA==</text:p>
          </table:table-cell>
          <table:table-cell office:value-type="string" calcext:value-type="string">
            <text:p>4DA92505F1CC98E27945A7642AD964D37B4C7F79BAD893E257F937A40EA836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VBlseTl3ic8T3RV64KumQ==</text:p>
          </table:table-cell>
          <table:table-cell office:value-type="string" calcext:value-type="string">
            <text:p>592DBA62A6F1AD4235ACA6D0A906D4C70D790BB0D23B37DC9F2D93632F8EBB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ssWjrhIe-uDXUHtBLqh6A==</text:p>
          </table:table-cell>
          <table:table-cell office:value-type="string" calcext:value-type="string">
            <text:p>B145A0C62904EADC944DD63F856E605E0463A99FEE75FF3F173D1DC16ADAD8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xcXYY-XM_xXTeanoe6dQ==</text:p>
          </table:table-cell>
          <table:table-cell office:value-type="string" calcext:value-type="string">
            <text:p>F52F85AD033340A8DE4C72804F27CFAD2B0248923BB0DD306BDD210646CDA2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UrrAeSmOm_zlBI0n4fuQ==</text:p>
          </table:table-cell>
          <table:table-cell office:value-type="string" calcext:value-type="string">
            <text:p>7D37E18065635312EB2F9AD86044A45E00119042BE836D6103D0CF669A7109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jKXonB-07bA6SE-UI9NlA==</text:p>
          </table:table-cell>
          <table:table-cell office:value-type="string" calcext:value-type="string">
            <text:p>C8AA49E6BBAABFDC6738651E6B37BD93DDF9E850BBC2C9256CD195D69AA389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i-oEhfyuqAuTXgbePQYA==</text:p>
          </table:table-cell>
          <table:table-cell office:value-type="string" calcext:value-type="string">
            <text:p>F8CBF0D1D9AD17C2B14265CC98A878C07419084FB2D877679AE99297802D71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__QKKuCZVD6WJ3Jo-NWLg==</text:p>
          </table:table-cell>
          <table:table-cell office:value-type="string" calcext:value-type="string">
            <text:p>0B4EBC79491EE649CE5DA5970B1998476BFDC01E3A74330C11115CEDE1EE1E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t_32KR-3lktht6DSeJnEw==</text:p>
          </table:table-cell>
          <table:table-cell office:value-type="string" calcext:value-type="string">
            <text:p>138E37A11CE58B334B188FA89C6CAA13EFB4C3CDA7A3FD4CFD4BD748B0A853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KmRBaWpwyH7vXTJI-5vg==</text:p>
          </table:table-cell>
          <table:table-cell office:value-type="string" calcext:value-type="string">
            <text:p>AA93A785627A2E81C161BB5B869E441F4710ED50A575BC59FB27B25ACB00A7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T0NZ8Ie-5EsbyM9TmTirA==</text:p>
          </table:table-cell>
          <table:table-cell office:value-type="string" calcext:value-type="string">
            <text:p>B8F0427EC163B9E6866C11371CCC0A08C7D7CCFC90800D853EDAE8EC33CB2C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aLtGno8EwA7UENyXrU2Q==</text:p>
          </table:table-cell>
          <table:table-cell office:value-type="string" calcext:value-type="string">
            <text:p>6715EC06E49592F378359F91F55B281FBBCB45EAA2C63D3146005B4C07611C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VG8w6LtvIjNZI49Tmt2gA==</text:p>
          </table:table-cell>
          <table:table-cell office:value-type="string" calcext:value-type="string">
            <text:p>F2BA9C2888A55905FD2E4D6013A43C9B79E27E29E7BC4182C02FF034C3CF75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BmJeWJguoQkrFRFEVEOuw==</text:p>
          </table:table-cell>
          <table:table-cell office:value-type="string" calcext:value-type="string">
            <text:p>2CBFE4C8A56C8789ADC52B1CAC3F665C2B5FD87A7369D87891BDF3A39CBFE8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X3ECtQj_ctEEz46fooVXw==</text:p>
          </table:table-cell>
          <table:table-cell office:value-type="string" calcext:value-type="string">
            <text:p>0E8CA39165E3F20078B34158E47B202835027A5C23CDDB8C06F679DCABC8EF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aXkf8NXMP21IG2aYn-qXQ==</text:p>
          </table:table-cell>
          <table:table-cell office:value-type="string" calcext:value-type="string">
            <text:p>93E184566C56B423F52ABDDD4B53EFE1BB89BEEE64A01D43C1B4332BE9DBF5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Q37A1qB74BHFeh_tmBhkA==</text:p>
          </table:table-cell>
          <table:table-cell office:value-type="string" calcext:value-type="string">
            <text:p>8563376611F5C9A5E9DB8019C36AA76A839DA72A1B023811D3668AC6680C98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ZkXFUB7tBaXFL_nixljA==</text:p>
          </table:table-cell>
          <table:table-cell office:value-type="string" calcext:value-type="string">
            <text:p>DC816F999FD2756CE792A6A679CA1EF456A6C6D2352214491BCD4071A78332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ez4GYisErtiOeZW3jGlg==</text:p>
          </table:table-cell>
          <table:table-cell office:value-type="string" calcext:value-type="string">
            <text:p>68410599AAEB752B52510BADD154AE89702F0EFC1D9CAEEEEB2366318C70B0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oy25Ltw2fUxNrwg2SAHg==</text:p>
          </table:table-cell>
          <table:table-cell office:value-type="string" calcext:value-type="string">
            <text:p>2B18760EAD3F56B7767DF47B60C3411F2ECD2DEB0BD27A8BF59A6D130F8371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hKkSt0DKDVUR_oZO-8CA==</text:p>
          </table:table-cell>
          <table:table-cell office:value-type="string" calcext:value-type="string">
            <text:p>58288CBB4466F05A3D573CCDE8DFDBE8D8996CC4F04967671C3CD20E661942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qtHIYnpUGj0USnJoHBOw==</text:p>
          </table:table-cell>
          <table:table-cell office:value-type="string" calcext:value-type="string">
            <text:p>93DFC465FE4C9BD2C1C22401B020920537506B5FC987145D9B931B91C8E816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f4SoiKqc4lzDW157JRxBQ==</text:p>
          </table:table-cell>
          <table:table-cell office:value-type="string" calcext:value-type="string">
            <text:p>9E3DA0DF8AD43E13CC44CCF100AC61087185EB22F8B88BD6544A8FFC6E69CA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4XPSxFGx2HK-wedkfDEA==</text:p>
          </table:table-cell>
          <table:table-cell office:value-type="string" calcext:value-type="string">
            <text:p>7EFA1B29FE1998E37399D9FAFE47A4888490BB916055A184E8C436D92ADEF2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3CxNMZaVj75DgoTkFyX2g==</text:p>
          </table:table-cell>
          <table:table-cell office:value-type="string" calcext:value-type="string">
            <text:p>B921837CF7360D8298F98C1BA98054C4591686B4DA2FB1A68DC1BC497F2B92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zz2QrKKQ8Wk51MN5VNWXg==</text:p>
          </table:table-cell>
          <table:table-cell office:value-type="string" calcext:value-type="string">
            <text:p>9406C947FEA2E53B69BA0D9DAE6A7A8F276FB52321ABED711EF44D9E9BAD7B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-RaYQWwUBMCWDovxY7AaA==</text:p>
          </table:table-cell>
          <table:table-cell office:value-type="string" calcext:value-type="string">
            <text:p>100BEAD93DB5F45F9A51AA4AC90AB23899C5135CD330E37692502F78E371AB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w6BLFqMyHh0jKMGJY6Apw==</text:p>
          </table:table-cell>
          <table:table-cell office:value-type="string" calcext:value-type="string">
            <text:p>D03814E03C7F0A027310482C1054F00E8B70EACAF72A447CD860EF2869CE73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WjIIElOTX0ftTwy2X3h0w==</text:p>
          </table:table-cell>
          <table:table-cell office:value-type="string" calcext:value-type="string">
            <text:p>B9CD5EF59A9CF921D31E3FD0869AA7910606BAA11A44326EE9C888DF91718A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J7bqrzKGDtlESymRPSdw==</text:p>
          </table:table-cell>
          <table:table-cell office:value-type="string" calcext:value-type="string">
            <text:p>EA65796E739766A1E77C61284800789C644485CA0FA5F5CF76070336588C49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yEthcKmiutmiSkGkwHGSQ==</text:p>
          </table:table-cell>
          <table:table-cell office:value-type="string" calcext:value-type="string">
            <text:p>EDF75EF394E3C9D3828A2A5CAA55B33B5729AED7AD6B286769D74A76ABF6F0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D4KtKHskOw_F33v-6olZg==</text:p>
          </table:table-cell>
          <table:table-cell office:value-type="string" calcext:value-type="string">
            <text:p>4351D3254DBB1904FF79F522FAC394BC31C3BF4037A1BDD45163CFF062C519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BQBWCXXnmPJUmSK3loag==</text:p>
          </table:table-cell>
          <table:table-cell office:value-type="string" calcext:value-type="string">
            <text:p>1CAE32890720B7ED2E66AB1611EACCB3BBCC2D020641A517A2E7B7C890DA06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bbNN04uaeMRTTGOLaXw==</text:p>
          </table:table-cell>
          <table:table-cell office:value-type="string" calcext:value-type="string">
            <text:p>38A82609F35286D3E7FC3B5639F80F0138C8E26EA47CF5950A7878BBD764C2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xpUWZCJw4e_F4I3fwQew==</text:p>
          </table:table-cell>
          <table:table-cell office:value-type="string" calcext:value-type="string">
            <text:p>F1F4ABD3ABF9A2920CEB0D32F910C24049E55DE4F5E9A259A5C3300D040685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mWlUbSkyaqr4rg5LK_pA==</text:p>
          </table:table-cell>
          <table:table-cell office:value-type="string" calcext:value-type="string">
            <text:p>1E6B945353651F80E4E59BCF5189185D7F12740179F09ECD25CA3ADA9FF77A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4hyUNC1WNEv3rZwN-vaw==</text:p>
          </table:table-cell>
          <table:table-cell office:value-type="string" calcext:value-type="string">
            <text:p>234CE5E39289A9B7AF39712C2335742D82E43ECC7CC4F798154B593D66CBBB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OB5dqGGpKsXmCUF1pHEgg==</text:p>
          </table:table-cell>
          <table:table-cell office:value-type="string" calcext:value-type="string">
            <text:p>D021F62B077C8FD7FF66E5FC99F4BE525BB1C19367322F483028953EC230EC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pf1uIvT1zJuoQL3bIbsRA==</text:p>
          </table:table-cell>
          <table:table-cell office:value-type="string" calcext:value-type="string">
            <text:p>2666166071B98B181354541395CE82242A1B9C39818CD4EDF074ADA1544382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oukWX6T-bkZj8zCUNLdeQ==</text:p>
          </table:table-cell>
          <table:table-cell office:value-type="string" calcext:value-type="string">
            <text:p>BC0575A676B0C2DE952D8FEF797D7CD020E0EFC24D564D32689DA0B2517F36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ueOTkX212mP2ZXwBtM-jA==</text:p>
          </table:table-cell>
          <table:table-cell office:value-type="string" calcext:value-type="string">
            <text:p>ABBEC46276320A3DD8B0FC942CC3AC0B947B152C29FE73C992156A2B5FCC34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mB0e7O5B_bETL3VO3FHvA==</text:p>
          </table:table-cell>
          <table:table-cell office:value-type="string" calcext:value-type="string">
            <text:p>FBBF8F400C46304E9C93BB3D2A816B00E0E0C7873208332F0B11B83ECD46DD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o1mCnHUQ-d-M6rLbR-R_w==</text:p>
          </table:table-cell>
          <table:table-cell office:value-type="string" calcext:value-type="string">
            <text:p>F11656F4661317C3EBC6A590518021B8708BE846E314C87AE5CDC692D31631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s_KUSW9Ugcob3KyPJXUew==</text:p>
          </table:table-cell>
          <table:table-cell office:value-type="string" calcext:value-type="string">
            <text:p>99BE1B7C680A9B0EE8D42A6E35ACCDDA992425AFD16BD8741FDC52D4A09ED4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IaVv8-sopKj4OmQw3kAA==</text:p>
          </table:table-cell>
          <table:table-cell office:value-type="string" calcext:value-type="string">
            <text:p>FF2A1FAAEAAF037029355D636F4F89E8B82FB77BED33F87C760BA7A2A988DE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my-PIz0yh2faDPqMSpkAA==</text:p>
          </table:table-cell>
          <table:table-cell office:value-type="string" calcext:value-type="string">
            <text:p>5B93B403C78804FB8EAD6399C16F09F43C2D39AB65893FBCCE9E3A4211C031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s9-VEXPPEt5YsRslJQAA==</text:p>
          </table:table-cell>
          <table:table-cell office:value-type="string" calcext:value-type="string">
            <text:p>61957758338D007534FE9C88810BC9AC64A7934D90B45AB03F179227962F0D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0h67fy_S42Pz7SkhN3rw==</text:p>
          </table:table-cell>
          <table:table-cell office:value-type="string" calcext:value-type="string">
            <text:p>0C8D6F4AB1B0EAC21D66EA826F10F13B7E23DCB10A51FA80E3C9130FEFED57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yO2TIhMfb2E5a36t49jA==</text:p>
          </table:table-cell>
          <table:table-cell office:value-type="string" calcext:value-type="string">
            <text:p>E7AB46EE95EF60CA2B1E26C568DD2D5BF3BC655AA68E091EB3D7A4543A657B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87qRt6iqFCOiPIQxOhXw==</text:p>
          </table:table-cell>
          <table:table-cell office:value-type="string" calcext:value-type="string">
            <text:p>550C08154B5E72D9B4DEB46032B7A3B67ABF6F4694A549342A491E9AC35FD3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TAir0JuQU6vbrQfu0yeQ==</text:p>
          </table:table-cell>
          <table:table-cell office:value-type="string" calcext:value-type="string">
            <text:p>78DAF2DFC1D4DEFDBBEC33E3C938BA054B327F154CE5012B7BAD0FD482CE87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TLzH2ONPOrNPjUykEpnw==</text:p>
          </table:table-cell>
          <table:table-cell office:value-type="string" calcext:value-type="string">
            <text:p>F36E404094EA4A2E806A34E54350D8715DA1D7B9B92D51FD5FBFADE57305C4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7j_hQUMv6Yhyyexy7AXg==</text:p>
          </table:table-cell>
          <table:table-cell office:value-type="string" calcext:value-type="string">
            <text:p>EC10CBFC14C91BFC3842E2ACEE004B13907C3CE5AB40D4655EBCF3BD317447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fMDiyqJRF_OGFHtIbAnQ==</text:p>
          </table:table-cell>
          <table:table-cell office:value-type="string" calcext:value-type="string">
            <text:p>811C9A8870DFDE18AE06D1322FC91205B2970E2E201E677F2B1BAC21B5E886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ZcxzWt5bUD8stvfgqhX6Q==</text:p>
          </table:table-cell>
          <table:table-cell office:value-type="string" calcext:value-type="string">
            <text:p>EAFB7BC8C104AD080DA32E13825A1D526FB4F7631DC4A60B09E836EA160F22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HxfXhNGcLmQSPFma6HA==</text:p>
          </table:table-cell>
          <table:table-cell office:value-type="string" calcext:value-type="string">
            <text:p>A3CF86B4835E957486D0D29747DABAB7CB958ECA4896E9903F114447E08406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eZfKW9Vkvp_GaZ1DykWzQ==</text:p>
          </table:table-cell>
          <table:table-cell office:value-type="string" calcext:value-type="string">
            <text:p>210466006EC2AFFABA3B0033B43ACCE19F57F22A618347AF24C0E60EF6DA5F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B_kO_c_MPyNTB1On7IE_g==</text:p>
          </table:table-cell>
          <table:table-cell office:value-type="string" calcext:value-type="string">
            <text:p>45AEADBFEE5E0A8CE903D4F2CF2DD883E307FD42E9E334E6BF3A16B1ADA812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EuzWs1vn7YREtremxqzVw==</text:p>
          </table:table-cell>
          <table:table-cell office:value-type="string" calcext:value-type="string">
            <text:p>34ACB6DE5B673A41A12C1A5E47C2DFEB2211EAD7A4ECA2EF8A01BCC4E26C40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CClXVDDWlFEbuld0vLh_A==</text:p>
          </table:table-cell>
          <table:table-cell office:value-type="string" calcext:value-type="string">
            <text:p>34F4B7DE78D7D249DFB1515BB2714C55142103F45EFDE933B31B6FE280EE5B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aXrb31DjQtthf36mROhw==</text:p>
          </table:table-cell>
          <table:table-cell office:value-type="string" calcext:value-type="string">
            <text:p>39884166B4B85FF8E16FBD2E15411B9B61057057666BD06F9A7E714D67AFD4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vbN3yDII9Y6Vx6Hm6uNdg==</text:p>
          </table:table-cell>
          <table:table-cell office:value-type="string" calcext:value-type="string">
            <text:p>D2730ABF1D2779D112883A5739B0BE2A1BA8B9366CB0A3E26D004B47A1C642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hoA79Oghzdc2h_wknufwg==</text:p>
          </table:table-cell>
          <table:table-cell office:value-type="string" calcext:value-type="string">
            <text:p>27D097999294CFBA7853706EE67976F2B63150F07CA76D793BDFB32515144A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ghRz1swDQZk5OkSjIdgTw==</text:p>
          </table:table-cell>
          <table:table-cell office:value-type="string" calcext:value-type="string">
            <text:p>544FB6015E28A06D5912023B18DD2286055646342A0E0BA4A821B97B8D6E91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5W41vJDDf2orG6wgONPSw==</text:p>
          </table:table-cell>
          <table:table-cell office:value-type="string" calcext:value-type="string">
            <text:p>2ADCFBE09380F24F747878425D769366FD4EDECE7E367F541854495619AACE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pTxuzXGgB7xUXPAmnbIEw==</text:p>
          </table:table-cell>
          <table:table-cell office:value-type="string" calcext:value-type="string">
            <text:p>D7D485990179917B64F0B976095F80EEC9651F71BE76E278762300162BA201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HYT4E7EGj3u72_7t5N6w==</text:p>
          </table:table-cell>
          <table:table-cell office:value-type="string" calcext:value-type="string">
            <text:p>959FE74EDB2F28C20AD0D8C376FA7F81B8E5A6A66CD72C52685D0FE53D9894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BYXbJBrvcCutrSd8kFZAg==</text:p>
          </table:table-cell>
          <table:table-cell office:value-type="string" calcext:value-type="string">
            <text:p>ED0C077B6A30BDC67E7D9B4419199B9A214028B22EC1EFCB412098927D4D75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WEhG5h_xIKs9ovRNYgCdw==</text:p>
          </table:table-cell>
          <table:table-cell office:value-type="string" calcext:value-type="string">
            <text:p>8EB50AB693C4AC4BF31C4BF79C1488274CCF37EC22A0D840BA4DB2F08F2D82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1oMzt3NZOGEtPkqA9cJLA==</text:p>
          </table:table-cell>
          <table:table-cell office:value-type="string" calcext:value-type="string">
            <text:p>B673EA760C2972AE8322BA475BB0B712F7BB206102A2FD72794E02A9473126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5U-LPi1bEWtVS-Fvt-yag==</text:p>
          </table:table-cell>
          <table:table-cell office:value-type="string" calcext:value-type="string">
            <text:p>81D0FBDD562A6397CE6525DAA6C60BF23B945C830FDD0AF151DE75A4B05343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xFu2D8txx2NAp29priOHg==</text:p>
          </table:table-cell>
          <table:table-cell office:value-type="string" calcext:value-type="string">
            <text:p>38D7343D2A8E1D05F8A6D350AE830A10A8C945589715B06659AABCBAF3DD4A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bObajmOYh4m0xKvrJn0tw==</text:p>
          </table:table-cell>
          <table:table-cell office:value-type="string" calcext:value-type="string">
            <text:p>1760B73649866778A9F95485B65EA163D2956975307CC5CAC98F175E43F84E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Q004XKtpTcC77lg4WBxg==</text:p>
          </table:table-cell>
          <table:table-cell office:value-type="string" calcext:value-type="string">
            <text:p>73CD4A5B46D417AD5899352005D7C2FD23EEFC0B87466D55DFD7B7939976AE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Y-FDnZDYF8kEzNzKt5Zdg==</text:p>
          </table:table-cell>
          <table:table-cell office:value-type="string" calcext:value-type="string">
            <text:p>3248B6C7981DB9BA46FA0E9BD1DA8B2E0426F732D44DB8A18674BB09931CE9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HKp6fBDPKFtXlLQkwc12Q==</text:p>
          </table:table-cell>
          <table:table-cell office:value-type="string" calcext:value-type="string">
            <text:p>D800F5BC8E2C77C8A93BAE9E6B7F27D903B1E50519A30F3DAA02BAAD656A40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vB8pkH1cmCO4zW81WTOA==</text:p>
          </table:table-cell>
          <table:table-cell office:value-type="string" calcext:value-type="string">
            <text:p>BF2258873B3CB44D424AE9A73DF8DC3A1243B5FD32ECFC945D4A55A7E6D60D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y_kwzVKavBer2diGDc4bA==</text:p>
          </table:table-cell>
          <table:table-cell office:value-type="string" calcext:value-type="string">
            <text:p>60DD25AE9B786BC462FED159BEB0D25FAC6593772AACC51527E8B936F859DB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ADVPG2qhjUBJUZvuktIA==</text:p>
          </table:table-cell>
          <table:table-cell office:value-type="string" calcext:value-type="string">
            <text:p>6964BE77BE3B80D3C3B138C370FBB80BE829F3CA6AB2CBD5ABF00E93C9B776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qgin6zASjyOcQQjIHU0WA==</text:p>
          </table:table-cell>
          <table:table-cell office:value-type="string" calcext:value-type="string">
            <text:p>C0AC2F677B6383493D89713D55E580EF973530A2F392DCA7054517F0C877A9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scyLm1LG1AQLYbCC-2EUA==</text:p>
          </table:table-cell>
          <table:table-cell office:value-type="string" calcext:value-type="string">
            <text:p>632F180319099993FEDC8CF4275674DFB5EF299CB92652408CBD76EC70012A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wCUNXpX9AHoiFEko4TkyA==</text:p>
          </table:table-cell>
          <table:table-cell office:value-type="string" calcext:value-type="string">
            <text:p>528AF9ADEE1FF3B8155CA6EACE7AFA85CBCC9C724B5E49528360242CEA7287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gc-eOsVRckQ2Dye3K3Gw==</text:p>
          </table:table-cell>
          <table:table-cell office:value-type="string" calcext:value-type="string">
            <text:p>D0AE37B04D92079514A2207DB34351156E51DCD381FB64F5B77A03D4B11AA8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_5pqZ9CwksVO1qG7Jo83w==</text:p>
          </table:table-cell>
          <table:table-cell office:value-type="string" calcext:value-type="string">
            <text:p>46525594169D56A990B5737593320EE9B02F94424F5532712CEBD9DABCDE15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5CJxzgmLpvpa050qq2g2Q==</text:p>
          </table:table-cell>
          <table:table-cell office:value-type="string" calcext:value-type="string">
            <text:p>4854FEA8AAAAB008B43C086F48EC918CE96EBFCB2A1910F7659CA20E7C1AC7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zcWtoZoQoR31zPFj2LABQ==</text:p>
          </table:table-cell>
          <table:table-cell office:value-type="string" calcext:value-type="string">
            <text:p>F4E55874726C2740C9367CE56F8CB2CEC802F529CD04E1C993342EEBC4C50D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8I68NcfP3WtIs-zU9929w==</text:p>
          </table:table-cell>
          <table:table-cell office:value-type="string" calcext:value-type="string">
            <text:p>44B79A4DBF424AC88DBF899F8DC789094DD1C8EA2C8B527BDCBFC267805EE8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kdGbVIQrTP1wexvoofj5Q==</text:p>
          </table:table-cell>
          <table:table-cell office:value-type="string" calcext:value-type="string">
            <text:p>1532B414D372E6F717B52269C9AB3BE5B4C48C28FBDDAAE11FE8023185FB8C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JF6Ok0p8-57kfuXRlrG0g==</text:p>
          </table:table-cell>
          <table:table-cell office:value-type="string" calcext:value-type="string">
            <text:p>71A2E1D6FAC4C1ECA7AB92622155257212E20A4F8FAB3E931FB4DA2E470CDD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TDbfbfSuyWVbnro1WOQ4w==</text:p>
          </table:table-cell>
          <table:table-cell office:value-type="string" calcext:value-type="string">
            <text:p>7AD6F77F0D42CB7485C68A7229C509AEA2809B8B99308D0B5306960E3ED22B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szLbmZ4g6rE0Cei1mSfBw==</text:p>
          </table:table-cell>
          <table:table-cell office:value-type="string" calcext:value-type="string">
            <text:p>D1D6D9403A66BFCD8051FA4929BC3D703DCCA88CBD86894820AD815B249C67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J_EPKwHvX2U1_5ArP_0Fg==</text:p>
          </table:table-cell>
          <table:table-cell office:value-type="string" calcext:value-type="string">
            <text:p>5B40805B5C3597839353C2D3019E1189AA590B65070809F459D4AFCBB80F51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Xz9WrH_BP1sE6PEaJJSgw==</text:p>
          </table:table-cell>
          <table:table-cell office:value-type="string" calcext:value-type="string">
            <text:p>9BEE1036273AD58CF09185AAB59210F3DEBCDEFD91BC7C5F24D1939B001811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1oHznCwEcM7iTs0KQ_Jfw==</text:p>
          </table:table-cell>
          <table:table-cell office:value-type="string" calcext:value-type="string">
            <text:p>3AB39B1526213377E203644048A6A1B70A3C93CA83B179BEC1A5AF642B5BF0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48vOMIJV0Je2GGTQ0Q6w==</text:p>
          </table:table-cell>
          <table:table-cell office:value-type="string" calcext:value-type="string">
            <text:p>2F65C27E801C73469BE0A5DCB8B91B8621BBD7F52C6C0FD5CFC8C1F26AA1BE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XKt-gyudTD6By7Py7AEw==</text:p>
          </table:table-cell>
          <table:table-cell office:value-type="string" calcext:value-type="string">
            <text:p>1C42EF1BFFA2038925251A28BF998F3CB396DD47CD12643ADDCA7D4D77CF19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MFxv-xacm_ZKWu1FCXQ==</text:p>
          </table:table-cell>
          <table:table-cell office:value-type="string" calcext:value-type="string">
            <text:p>CB35351705426614987ECAFB598641E778312E377ABBFCEC317FA6F247CEFC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fCjZl7AL-Var9JGHxTjQ==</text:p>
          </table:table-cell>
          <table:table-cell office:value-type="string" calcext:value-type="string">
            <text:p>7A8E7E5F81CAE9F2BACDE15D074CA0C5B52C6221EE4A09E3393BC677AADE5E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GSPtmEE2w0XMX6QuhK_-A==</text:p>
          </table:table-cell>
          <table:table-cell office:value-type="string" calcext:value-type="string">
            <text:p>24CED6824E3E45704DC73D198111E9D79F89FBB4479D7A8F8CCA0DC6E8074E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KpjHxodZfYTh26nwfoOrg==</text:p>
          </table:table-cell>
          <table:table-cell office:value-type="string" calcext:value-type="string">
            <text:p>551F2E5AB57BCB19687AB7735E19B0C44BAA52D4390BE321018D42522F30E7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fo2oTg1Vm9gyHZHXcovjQ==</text:p>
          </table:table-cell>
          <table:table-cell office:value-type="string" calcext:value-type="string">
            <text:p>A5A350E66FBEA81B0D84589F516599A6BB3273DCC9F83C6E5168924B7FC4D7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L0UKSG59W8VqXOcHEaKWw==</text:p>
          </table:table-cell>
          <table:table-cell office:value-type="string" calcext:value-type="string">
            <text:p>FA104334426E0100DEFB5CEA8A49C3FA48E64BA73D6CC61981E45976FA3618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loJI4yQDsfPC3L-s6i8YQ==</text:p>
          </table:table-cell>
          <table:table-cell office:value-type="string" calcext:value-type="string">
            <text:p>78AEBF3D03728C8D9B0B693CB8F97D340E6BD6F955C01259FF82850390EB34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ke-WuIMRH9rrBgkw6A5PA==</text:p>
          </table:table-cell>
          <table:table-cell office:value-type="string" calcext:value-type="string">
            <text:p>AA4988160616FA9A0288A8045F6236312ED4D998F7102996CE9C190B658E6B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ZeKoEhVAZJeuUkyasWjVw==</text:p>
          </table:table-cell>
          <table:table-cell office:value-type="string" calcext:value-type="string">
            <text:p>D4D26E600FE17B39FABC936A448DF55EB6C3D74463434E1DC9EF5ED445A92C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1a-5175xaYDU_Uv5xUTjw==</text:p>
          </table:table-cell>
          <table:table-cell office:value-type="string" calcext:value-type="string">
            <text:p>715E5C8A58C5728BBF1AB562CF157008BC07A4ADFA07EA8467037BCE3319B1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WjxFo_ina6_GLY7zKLQA==</text:p>
          </table:table-cell>
          <table:table-cell office:value-type="string" calcext:value-type="string">
            <text:p>44080C28385F62B0871993B6E6BA5EBD3EE5794ABD0630612CA857B32472FD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zm7iHVxYXTfD_iW5pMVg==</text:p>
          </table:table-cell>
          <table:table-cell office:value-type="string" calcext:value-type="string">
            <text:p>EFD20CC86E83F58508C224FAD1DA12187D328DD27DBF0A9C20443FF0076DB9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9EiXRdkF5l8eINx_qkuiw==</text:p>
          </table:table-cell>
          <table:table-cell office:value-type="string" calcext:value-type="string">
            <text:p>D7D040DC7551971FEEB3894540B3CF37EA35B049F11ED91467E263245CB38F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O5xBBgM5zVNTyuzxa79A==</text:p>
          </table:table-cell>
          <table:table-cell office:value-type="string" calcext:value-type="string">
            <text:p>BF8E2C4AA3E4370CC90A3D6358CD1B2E3703FA49FB4E6F955C7C8425E28EB9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MlkytOrIygR4A5z2TO5Q==</text:p>
          </table:table-cell>
          <table:table-cell office:value-type="string" calcext:value-type="string">
            <text:p>BCEF247A6D1C07F0DC5677B07F93037FD76EF88B13399D95C49F66C4D1869B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xkGshRTVtY9jYb4gVkwg==</text:p>
          </table:table-cell>
          <table:table-cell office:value-type="string" calcext:value-type="string">
            <text:p>0B9B51E46ADD7357A9E8CA3C3F7EC5601D1004FD708DCEE7312B8D29A71CA6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nrsDDTLKYiMghgrW8ufmg==</text:p>
          </table:table-cell>
          <table:table-cell office:value-type="string" calcext:value-type="string">
            <text:p>0B6A475CF43F7ACCB389C71D82D811CB2AD33E029F92E54375F5142F7A8A9B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4DY05zks8X_VFWZ9NF3UQ==</text:p>
          </table:table-cell>
          <table:table-cell office:value-type="string" calcext:value-type="string">
            <text:p>1FA6AF05B0DCA677D0B16B64EF01D93AF66A2998295455188C4E5C4616C0D2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LtTfmyanM_ItKMGu_upQ==</text:p>
          </table:table-cell>
          <table:table-cell office:value-type="string" calcext:value-type="string">
            <text:p>FC29616DED1759941195C3CBF18B22B3B6DE4B991A08604957046D2658E197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jjxVkwwL71I8_woPUB7ig==</text:p>
          </table:table-cell>
          <table:table-cell office:value-type="string" calcext:value-type="string">
            <text:p>4BD1B7752D06765A7EA178125C80B3FB2375E04AD05AC459C19D2FA74DDCB4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D1bVX1QYwVbASb01Oz_bw==</text:p>
          </table:table-cell>
          <table:table-cell office:value-type="string" calcext:value-type="string">
            <text:p>2632D1A67CDE0D2423C5B1994FC6DF4284DE64BD1584411DE35132C1D1FB26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otzpAEnsuXbpxAv_Qmtg==</text:p>
          </table:table-cell>
          <table:table-cell office:value-type="string" calcext:value-type="string">
            <text:p>83AEA5ACE4BD48C5E9CDED8CEF3C0D5DCC518D1DF26249DA547E2545611D82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pdVWyRKnGYjKks1Ap2IFQ==</text:p>
          </table:table-cell>
          <table:table-cell office:value-type="string" calcext:value-type="string">
            <text:p>4F8B45902B11AC01501EC8301AB6E924E432E2929EAF31218E87BC9878782D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-b6il7SLiFhuUiHIJ7Tqg==</text:p>
          </table:table-cell>
          <table:table-cell office:value-type="string" calcext:value-type="string">
            <text:p>D6896F5901A56D249E9CE89098CA61F167DD10B523CCDE6380E3A957571ED2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A4qRLMigfiQ5Uf2n9IaHw==</text:p>
          </table:table-cell>
          <table:table-cell office:value-type="string" calcext:value-type="string">
            <text:p>0C546BCAF593EBE965139B186E97D0405114CEF607285E8AC03E956CAC90D6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ocHRHqZfJ4tYHIm0olz_g==</text:p>
          </table:table-cell>
          <table:table-cell office:value-type="string" calcext:value-type="string">
            <text:p>5B57318B3326B11CF7CB05618F044E5424B7BA8DD987F8831A2A096AFB2381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WuB6bPgnW81xc85VBkeQg==</text:p>
          </table:table-cell>
          <table:table-cell office:value-type="string" calcext:value-type="string">
            <text:p>17A04FF2549934EC4B2EC3CE177A7446B03E2F2F741A32A40D076B0AA8036F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e5AQRJ1NbxyklhJHkwdBg==</text:p>
          </table:table-cell>
          <table:table-cell office:value-type="string" calcext:value-type="string">
            <text:p>A0C974EB602B232C9D3B84160E373973AB6B2E967EB6EA718BD096B51539DD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NlwMFij9T8lTKuGYi9Zhg==</text:p>
          </table:table-cell>
          <table:table-cell office:value-type="string" calcext:value-type="string">
            <text:p>35940A63646062F6121B0CEC436F6C081A0F8176BB622972591ED8F8D83D65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C4WjPTkwCKRyUMfE7wqMA==</text:p>
          </table:table-cell>
          <table:table-cell office:value-type="string" calcext:value-type="string">
            <text:p>7E2936EB41523BC666C905831CCFB4BD0B238F388EA15BD3442B530D3E167B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swMUv6CiMX_-i4vgLv3A==</text:p>
          </table:table-cell>
          <table:table-cell office:value-type="string" calcext:value-type="string">
            <text:p>331063893F6458E9E84148CA88C2B019D98E8170884B81E9CC5B79A082C9F6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56iacRuXit9NvFW8y_1Ig==</text:p>
          </table:table-cell>
          <table:table-cell office:value-type="string" calcext:value-type="string">
            <text:p>D044B95F42CE01EEE44CB8576ACC76C2421B2DBDF9F93FB0DCC063294904A0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nFcnANMwls9p8kBbzi9ww==</text:p>
          </table:table-cell>
          <table:table-cell office:value-type="string" calcext:value-type="string">
            <text:p>8F5B3D52B1985D048D46ABC3B1AA6E90C00EAC2F46FB0ACA92829D975E78B6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F81DDe6t8feYfrIbcHfg==</text:p>
          </table:table-cell>
          <table:table-cell office:value-type="string" calcext:value-type="string">
            <text:p>83D2E59FD06DDCFD617BBB04BD93BB4D66C326CC577AC13DADDE2C056602C4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AXN_vSuLY9DuzQAwuGBQ==</text:p>
          </table:table-cell>
          <table:table-cell office:value-type="string" calcext:value-type="string">
            <text:p>705112301F3E1622DA82AAC02AEE1C4865DA43453BD1A2258BC62B87C70594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Sz0caEB8h9ETIFcNTQFXA==</text:p>
          </table:table-cell>
          <table:table-cell office:value-type="string" calcext:value-type="string">
            <text:p>3638014B9353A376725120EFAF7B4E09FCED8933D1D765648AB3D9F1DAD8DF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S_R5zLvfrbLgnRZEV98mg==</text:p>
          </table:table-cell>
          <table:table-cell office:value-type="string" calcext:value-type="string">
            <text:p>3AA69DF0CE2FDFF4AC78746EFDCA912856F756F365E17451236909CA92562F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YUoIj_pnwXLsiDW6zehYg==</text:p>
          </table:table-cell>
          <table:table-cell office:value-type="string" calcext:value-type="string">
            <text:p>AD52B40B534913CD135E1273EEAA527C7D74C8F0FBC8FF0E1FFC5781F1A65C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XnwEoIbM2Nml1BMr2fhg==</text:p>
          </table:table-cell>
          <table:table-cell office:value-type="string" calcext:value-type="string">
            <text:p>6418EB595FFC85CB3CE39C73C2D14C4A40506B0D5F0205A8801948195B7AAB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OsWGo_NPWxeFbJQeYScg==</text:p>
          </table:table-cell>
          <table:table-cell office:value-type="string" calcext:value-type="string">
            <text:p>35BD95073DE1722EA1B8E0A9B674B8B94A316CE2BEAD9E5A7E003F8BE7385B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VC_G1EQ2lgFkAHKoYGVw==</text:p>
          </table:table-cell>
          <table:table-cell office:value-type="string" calcext:value-type="string">
            <text:p>3F1E000B7BAFFF9831AEEADC7B20C4F9B7F66ED8DF8400C1E599032CF49A90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qsUyC4hu2mzDGkQt8oG3w==</text:p>
          </table:table-cell>
          <table:table-cell office:value-type="string" calcext:value-type="string">
            <text:p>B3D36BDEDAE5DAB2DD5D786CE2662C90559154E3745E345807F3F29E366F64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S7spfFJDij-QGVB7ZZLA==</text:p>
          </table:table-cell>
          <table:table-cell office:value-type="string" calcext:value-type="string">
            <text:p>500EC013EB77384F86476B276BAF435F6372A6E04FF704CA14A982B11C81B5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-uqFQKxUtTImxX-pV2h5Q==</text:p>
          </table:table-cell>
          <table:table-cell office:value-type="string" calcext:value-type="string">
            <text:p>F00D9200E60FAE041871BE79DE667E1D9AF307E387C43824430646866FBAAE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6OJDTdV0Ivh8MKO0DAxGg==</text:p>
          </table:table-cell>
          <table:table-cell office:value-type="string" calcext:value-type="string">
            <text:p>5DEA10AE13204504D7B4F9FD1AB42BA4B4E9B43CF698BF157EF5D49375F83C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gI-FwTvhtgyPV8wflWCjQ==</text:p>
          </table:table-cell>
          <table:table-cell office:value-type="string" calcext:value-type="string">
            <text:p>78396BD4CC6BAEC10807CE01A270A02E07977A9FF0002B138779A162A2C5C4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WtuenHJIqOr69BgrdTXbA==</text:p>
          </table:table-cell>
          <table:table-cell office:value-type="string" calcext:value-type="string">
            <text:p>011BC7876DFF0E1B2874732624427E1D835EEE3545D1E3B9B491EDDA1D5061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kfzJqZD5rgdgzkZPImrg==</text:p>
          </table:table-cell>
          <table:table-cell office:value-type="string" calcext:value-type="string">
            <text:p>469B1045574DAF86792EDC7A829E7FFBB766EBDE184011FCA2B8791135D2F5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uQdAsVxK4wIqhkXm8obg==</text:p>
          </table:table-cell>
          <table:table-cell office:value-type="string" calcext:value-type="string">
            <text:p>FC82FB072F399875CC6041C8DC50661C992D14A0060550130FA4E840F5473C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jiLkq_HTLMGXP7ZPHhg==</text:p>
          </table:table-cell>
          <table:table-cell office:value-type="string" calcext:value-type="string">
            <text:p>E58D8DCE11E4CD0696CE5712425781C54F6092B4A3E991C0296453CAB37F89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A8LXNnjUTqZW7GUvzIzg==</text:p>
          </table:table-cell>
          <table:table-cell office:value-type="string" calcext:value-type="string">
            <text:p>5F398D56E9E1FA65E07965E100D5B42CA59B9707332AA3DD1521A69EA045E6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dPvlRhWkXeyLMLIbvnMA==</text:p>
          </table:table-cell>
          <table:table-cell office:value-type="string" calcext:value-type="string">
            <text:p>D318AD051F00AA57DE1F262CFC5B507B4ADA7592DA1E281F9DB226BBDB7FC2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13-76dBn_VN3iGVs_-wnQ==</text:p>
          </table:table-cell>
          <table:table-cell office:value-type="string" calcext:value-type="string">
            <text:p>86B739F40B563F2CAD89504B9E33958A67A395BD70B34FC444CE378CCD8B59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5rZOVghBYBCa5bvzXgmfw==</text:p>
          </table:table-cell>
          <table:table-cell office:value-type="string" calcext:value-type="string">
            <text:p>A0B7B4D75B183631EC7CEFB2D454D7649D08FF99233680899CF39A44098F54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so4RPpBwA_lvIaO-mImQ==</text:p>
          </table:table-cell>
          <table:table-cell office:value-type="string" calcext:value-type="string">
            <text:p>6304171F11AD14E9AC6C1AC5F4D5CE8C10838A65983BC9E4869DECF15FD2F0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cXjJvsKW1BadR6Gul3tQ==</text:p>
          </table:table-cell>
          <table:table-cell office:value-type="string" calcext:value-type="string">
            <text:p>CF425537493A9A534A3903E4DF691072EEDB8BF339922514B652B855D05F48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IEGqF-_WUJpq28LkOhIA==</text:p>
          </table:table-cell>
          <table:table-cell office:value-type="string" calcext:value-type="string">
            <text:p>0AC6D1802A06AC950174F17BD5511336298FC0AB916A50DEFF6AC45A9AD4F2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k5X_-AEzOxSrnyoExCww==</text:p>
          </table:table-cell>
          <table:table-cell office:value-type="string" calcext:value-type="string">
            <text:p>A3AD0F6CFCFBD48349E5D23B2AC589ECC32EF10FC99EA9886B2E870D2D7A5E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wMM7pzbIO0v4GTkJ3kj0g==</text:p>
          </table:table-cell>
          <table:table-cell office:value-type="string" calcext:value-type="string">
            <text:p>6DDA8B9729E0AA8119269B5AE984BE3ADD115154A73415709DB065F8DCBC3A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oH83WUbNQgfwd5Eg9BzQ==</text:p>
          </table:table-cell>
          <table:table-cell office:value-type="string" calcext:value-type="string">
            <text:p>FE26B461F2DABC585783BA3025F87E3979CDD3554921EE3E03EA93A72851EE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3gZ0KFRhztSjOVsJ9-Hg==</text:p>
          </table:table-cell>
          <table:table-cell office:value-type="string" calcext:value-type="string">
            <text:p>09A75AD231CA55A806FE0BA2D07DB412C536820EB96BB28D1C82AEC11DEA93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4PMh0yLR0C8iy_i1uB_SQ==</text:p>
          </table:table-cell>
          <table:table-cell office:value-type="string" calcext:value-type="string">
            <text:p>AB00987C013B51BCD812C4AF72A366799E1DF7297AA74E5EAF6C8FEF14F9B9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qnSEfBHTOhrijqRnUAd2g==</text:p>
          </table:table-cell>
          <table:table-cell office:value-type="string" calcext:value-type="string">
            <text:p>9B26130B30761CA15A65330884E30585E466BA8C151767C86D541BCC28544E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dcGVzCtbXSgswfP190xw==</text:p>
          </table:table-cell>
          <table:table-cell office:value-type="string" calcext:value-type="string">
            <text:p>38BDE4317A5FB4D6914DB4BD0D9EB4891F9739A02798C933FD60C4A35D5A88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9AtUs-XxwUDNuajR21iQw==</text:p>
          </table:table-cell>
          <table:table-cell office:value-type="string" calcext:value-type="string">
            <text:p>B1BA28D199C46B78C66CA5C37A9D66A8EB50A4FDFABC9CA337BBBA05703904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d_1WUuH7VT5K2fXVL9KJQ==</text:p>
          </table:table-cell>
          <table:table-cell office:value-type="string" calcext:value-type="string">
            <text:p>5717E9E2942E27F8C18F036C4241F5B0E3AF2F57622DB67ACE861EBAF8F958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bvbcuhRtZsX8vZnAxaYQ==</text:p>
          </table:table-cell>
          <table:table-cell office:value-type="string" calcext:value-type="string">
            <text:p>57CB5373BAC896D5B22607F91985BE6265650846CB4BCAF894E1C8F69ABB3A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V4iIcK-m2hYHDbHypeZ_w==</text:p>
          </table:table-cell>
          <table:table-cell office:value-type="string" calcext:value-type="string">
            <text:p>8E0857FBB93D68CE4A1A793FC540D95680EE770159A963F0EAFC60CCE2B124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Kr4YQZqjPZj62jLfmJagg==</text:p>
          </table:table-cell>
          <table:table-cell office:value-type="string" calcext:value-type="string">
            <text:p>0D2C8623F1188716696146C8176C2CFFDA1E53B6FD7CA027B19F41E6E6CC0E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5wcTK-JAUmmiFSvccHAhQ==</text:p>
          </table:table-cell>
          <table:table-cell office:value-type="string" calcext:value-type="string">
            <text:p>7540F89C6A37A5DBF4917D3D1BBBA6DDA0072433C817329D248219F01246AE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KPKEWdBqOiUCy0DylpXPw==</text:p>
          </table:table-cell>
          <table:table-cell office:value-type="string" calcext:value-type="string">
            <text:p>DA666336897F01534B4DAF5D7E2384C4AC4B2C6FD617CB85158301B317F7A8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2YwrvWdXNkK6wMsyW0Fg==</text:p>
          </table:table-cell>
          <table:table-cell office:value-type="string" calcext:value-type="string">
            <text:p>476F7B7AB63C10D715D0549B4AD71D1F7D6698AAB4C5BBD23A12774F959DF2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mT9Nhlf9SRJaKnEEpMFA==</text:p>
          </table:table-cell>
          <table:table-cell office:value-type="string" calcext:value-type="string">
            <text:p>A1B272E0A9B7673BBA63E9A13803BABB3B89F855597EBE9030A3C3307A5701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s_alGacj5wlAEMcnPRb0A==</text:p>
          </table:table-cell>
          <table:table-cell office:value-type="string" calcext:value-type="string">
            <text:p>689984DC73AF2F9FF9CE14BFB16D4C4027ABAD5C8A60FB1519F31B2878883D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qFt7B1WtZ2EOzLsKWPww==</text:p>
          </table:table-cell>
          <table:table-cell office:value-type="string" calcext:value-type="string">
            <text:p>13177CC6126076D73C20742C4F40D70D5C3711B40B785404B386A731C35385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SB9kvHSsXIlKsWXygaYYw==</text:p>
          </table:table-cell>
          <table:table-cell office:value-type="string" calcext:value-type="string">
            <text:p>21667FC94F253ABE8C723E9A0A7E59EC0E01D1D217111B95002CF2711DD579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7t1x6sMEmnOEzSrFYEDZw==</text:p>
          </table:table-cell>
          <table:table-cell office:value-type="string" calcext:value-type="string">
            <text:p>E386DC78E5B0B861713378AAC3F1F43A2157072CDD7B06489BB295C2AA0323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2-1c0rkInhXzK591DQMOw==</text:p>
          </table:table-cell>
          <table:table-cell office:value-type="string" calcext:value-type="string">
            <text:p>51DBC411838E9B279801604E3A1FEA27AF98E24A535784020D54FF8874B546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4kF2sukBI533DxPYKjqvg==</text:p>
          </table:table-cell>
          <table:table-cell office:value-type="string" calcext:value-type="string">
            <text:p>8AAA67A2AC059B4A73ECF386C8FB47E41E84925A5CBA4A78BBABA819A2D602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mBem228uEXO4SpVQX-8w==</text:p>
          </table:table-cell>
          <table:table-cell office:value-type="string" calcext:value-type="string">
            <text:p>277185D94BF2B4092370F039DBF2658995069BB6570C92F99BF8D996F1D00D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8adUF5wDRcgOqztOA8moQ==</text:p>
          </table:table-cell>
          <table:table-cell office:value-type="string" calcext:value-type="string">
            <text:p>26F99BCA661DDB4E4339B986ED854A1565F7AE5ED65A6864AA1D476EF7A11A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9qv3qZuzoH9itwJgfPBcw==</text:p>
          </table:table-cell>
          <table:table-cell office:value-type="string" calcext:value-type="string">
            <text:p>D7B7E4211EB0FDC9053520A057A4C3920325155676E1C5177E0C041966AF54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7sBOM2ajQcsjOVW6r7Uw==</text:p>
          </table:table-cell>
          <table:table-cell office:value-type="string" calcext:value-type="string">
            <text:p>E41798DDFD6B55E17EE386546A7AA55B660C170DF3A81FA93EBBADD5D4B80F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i2O-VczEK2oEJAFPOYY7w==</text:p>
          </table:table-cell>
          <table:table-cell office:value-type="string" calcext:value-type="string">
            <text:p>D22468C64F0FF6F982453E303FB99300EEFF94C8F13F5A791F62FF1D142BBE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5WUfdAAD3hcHVaEtrEMA==</text:p>
          </table:table-cell>
          <table:table-cell office:value-type="string" calcext:value-type="string">
            <text:p>B7352DDF4DD0B271D5E1325FDC26232D2BB305174F11E78291A4364AF98BD6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uaTUULQwV3gOskv2pBC2Q==</text:p>
          </table:table-cell>
          <table:table-cell office:value-type="string" calcext:value-type="string">
            <text:p>18E9C9C9F68F8F3E3843B6C52E0AFB2367B354CF09C5DB6FE9B761F4AA98F3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8KC01AFz3IaSQs33saqyQ==</text:p>
          </table:table-cell>
          <table:table-cell office:value-type="string" calcext:value-type="string">
            <text:p>16FE22497C923DBF4BBCB88AB26960292DEB914DB40A0F7197D6CAF5B0E9AB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KVrlOGcjsX37tGPy3PQ5g==</text:p>
          </table:table-cell>
          <table:table-cell office:value-type="string" calcext:value-type="string">
            <text:p>7C5035B184C76C26E5CEBD5D7E680CBA3B974DE9DE98A30330C03112D5596B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eI6vPOrp4QBblxTCrfPg==</text:p>
          </table:table-cell>
          <table:table-cell office:value-type="string" calcext:value-type="string">
            <text:p>913B3B44D447B7C3233CD784B7D486F7F310B9E4E000FF9C811099851F6866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GKF0KV-x40Qh7rBvZx8hg==</text:p>
          </table:table-cell>
          <table:table-cell office:value-type="string" calcext:value-type="string">
            <text:p>3E0C6C4E93D30CC43C44578429842D1AAF4169756A3808F7A69D177C7CCBB5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y32P5L7ZQp4ggcNVEZEbg==</text:p>
          </table:table-cell>
          <table:table-cell office:value-type="string" calcext:value-type="string">
            <text:p>4E8B9B7CF1D270C6EB3B7186E8046750719B2FDEDAD263ABC768370DF7AC14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yzguhwD3eyDAmlkCG6Jcw==</text:p>
          </table:table-cell>
          <table:table-cell office:value-type="string" calcext:value-type="string">
            <text:p>E46DB0FFFA3BB17AEBCBF6F5D1F990624F6CE34411DB03062C21D9B257C882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PeM_SpydLHOACz3vqx_TA==</text:p>
          </table:table-cell>
          <table:table-cell office:value-type="string" calcext:value-type="string">
            <text:p>B5393419A6731211A9F808A3BD4645450E214ECC569DE3F7B741046A828A01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JJ1V1Hle4Q7LNQXG_WVw==</text:p>
          </table:table-cell>
          <table:table-cell office:value-type="string" calcext:value-type="string">
            <text:p>31EC557503388304EACAC944834B2EEF7F5DE7FD1ACA181028F9DED0B46960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g_Vq0cWKMfaBezLzP4DAA==</text:p>
          </table:table-cell>
          <table:table-cell office:value-type="string" calcext:value-type="string">
            <text:p>0E6FE5F22C347F3720B5E9F8F21C8A28B374FAA4FD66CDF8A5C1EC6BF98645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VaZrnpiReV4pAfGIXoqoA==</text:p>
          </table:table-cell>
          <table:table-cell office:value-type="string" calcext:value-type="string">
            <text:p>45A411937BB267FF6A1366C567D9037AD920D0F05FAE8B1201E853269F7503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Hn0mKi0eKaQxZsq4Dlqw==</text:p>
          </table:table-cell>
          <table:table-cell office:value-type="string" calcext:value-type="string">
            <text:p>8153ED7C3719ED186727D272342060048ADDB23BE5CA2DD390702724EE8AD1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zjw8aOKg67BxyKU4Vpyzg==</text:p>
          </table:table-cell>
          <table:table-cell office:value-type="string" calcext:value-type="string">
            <text:p>FC66EA5F00BAB06CFD8E5B67710974F93B76676A4A2326641F3AC76AE9BE90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C78nCu2fCqiieV7t3g9g==</text:p>
          </table:table-cell>
          <table:table-cell office:value-type="string" calcext:value-type="string">
            <text:p>474C9777A3312FB64D0F334C429CB77B8E246F5D308FF5A854DB9428A37753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vqt7US_ttzqXTYoSX4PCQ==</text:p>
          </table:table-cell>
          <table:table-cell office:value-type="string" calcext:value-type="string">
            <text:p>2B7574C909A7B64EA40BC7A92D566B16A55F2821F34D0F007D3AC07DA29EAE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cNShHgzo5rZUtH7m41aVA==</text:p>
          </table:table-cell>
          <table:table-cell office:value-type="string" calcext:value-type="string">
            <text:p>213D82EF15BEF66ACAB274D3FE327977962EBACBAAE5B4523F69F5A633C19E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CcsSYzt-i4YzisQQ_BQig==</text:p>
          </table:table-cell>
          <table:table-cell office:value-type="string" calcext:value-type="string">
            <text:p>E24E105E05C5889CCD90F4711CBFA978192D869E8FBBEEDC6214AC39D7D275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6Zdm_uIl8Qi84L8MF8SrQ==</text:p>
          </table:table-cell>
          <table:table-cell office:value-type="string" calcext:value-type="string">
            <text:p>45BBC1F438DC85A17C4C33D502B7085474F9066DA67941BFF2AC13E695097D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2pDdpOvWXYKmNudcBTvqw==</text:p>
          </table:table-cell>
          <table:table-cell office:value-type="string" calcext:value-type="string">
            <text:p>3942F2897F03F4267C10530447F9669FE867C0E9BCB7C36D4FBC93F95D2BAB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Trew_0PUnuGyFZFVzRQg==</text:p>
          </table:table-cell>
          <table:table-cell office:value-type="string" calcext:value-type="string">
            <text:p>F42CABD19A2A340C94EDB7196537894FEFF5A4B39041C3CFC5D776BD6A1C1E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s6EJoOsfTVsHB5_uj_gQ==</text:p>
          </table:table-cell>
          <table:table-cell office:value-type="string" calcext:value-type="string">
            <text:p>EDE2A89D697EDC5D5943199AE5D7E6999F1D780885B8A22BF4300CB337B97B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ogDqGYGw7d13ShCTSuwg==</text:p>
          </table:table-cell>
          <table:table-cell office:value-type="string" calcext:value-type="string">
            <text:p>8E9E2D55448528EB2FAF6080CF6E2D7BB454DE1E5E2A86CD70E98A2BE2E230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ldTpZbyWA7qR6f6E6rXA==</text:p>
          </table:table-cell>
          <table:table-cell office:value-type="string" calcext:value-type="string">
            <text:p>A82F190A14AC827BA383E3DE43798CDE95A73D1EE6BB83531A7753111035EE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TAKaT5AXwYHENiKrdqhZA==</text:p>
          </table:table-cell>
          <table:table-cell office:value-type="string" calcext:value-type="string">
            <text:p>4371F5EADC8F2ADB866588996B02F56193918313944995A181A864CD5818B9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QgB9R0ooog-dHTXfiBuPg==</text:p>
          </table:table-cell>
          <table:table-cell office:value-type="string" calcext:value-type="string">
            <text:p>DDABA6B340BB59907311B536C19D8A52B3696C59B4D4BE3A12E886FA1F0CC9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_drK8Ki1jhzk_y0BF5KhA==</text:p>
          </table:table-cell>
          <table:table-cell office:value-type="string" calcext:value-type="string">
            <text:p>8AB163153D1425ABEE4A80C14790CA7C108995158D550221A14B25BE4447C6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4Zofj6CftjmvoRbDM1zmw==</text:p>
          </table:table-cell>
          <table:table-cell office:value-type="string" calcext:value-type="string">
            <text:p>CC6E0D78A99108120B1C8C5000D24E9994C022247E04D453447D903C487FE9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pSxERJsU9-83qAQQL8aHw==</text:p>
          </table:table-cell>
          <table:table-cell office:value-type="string" calcext:value-type="string">
            <text:p>59A75F2D4770C7A809F60B621D1744952943F3DF4C4C9DEED4C4EE63C4C88B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7eiyq-PvY1NCJeBjnqMTg==</text:p>
          </table:table-cell>
          <table:table-cell office:value-type="string" calcext:value-type="string">
            <text:p>4A62A104928D683FF8F89A6C611DCC8E802134DFF0C9919E5C829AC5A912B1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Q2Rjcs1cGdwOylu7PMMdw==</text:p>
          </table:table-cell>
          <table:table-cell office:value-type="string" calcext:value-type="string">
            <text:p>9EBF031A09F98E9C96D8E26A2C8A50C42A18F5B83C0A5C8E2667D8D74ED2F6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IoQJ3pt-cDjyHKF3RTg==</text:p>
          </table:table-cell>
          <table:table-cell office:value-type="string" calcext:value-type="string">
            <text:p>143C1D153B0EB338933FE1F6337580454D8D5798FED51604BD83D332C69361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7-QXwjB4TckenPP_a9hw==</text:p>
          </table:table-cell>
          <table:table-cell office:value-type="string" calcext:value-type="string">
            <text:p>BCA0944A5658C49662D344F1C43A4866C4D5BDB1BFB83841F97D096BA074FB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2KJvXqzq2YVcyLFQlQ==</text:p>
          </table:table-cell>
          <table:table-cell office:value-type="string" calcext:value-type="string">
            <text:p>1BA19DFEDB5406FAC8E4E1F44A4D78E7FFD10A6DF897BFEE1C71D01DD86E16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rYel_gM7p6YGflEJVUxMQ==</text:p>
          </table:table-cell>
          <table:table-cell office:value-type="string" calcext:value-type="string">
            <text:p>583F229FEBFBA350B457AD13359C48D69585A20FD8EF79D4D6C8C1E395F0D4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GctGYLsshX_Wl-DqBJQ==</text:p>
          </table:table-cell>
          <table:table-cell office:value-type="string" calcext:value-type="string">
            <text:p>731A575AC2E4E2068221380E8250DD94B860184A6EF014AAEAE6A7030A26E9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ZcowKU3lu5YzZZkyS6uxQ==</text:p>
          </table:table-cell>
          <table:table-cell office:value-type="string" calcext:value-type="string">
            <text:p>763B0F8461696BAA2524B09650A9FD9DC20630F23B9B89D9174523EA51BAD9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-U0SKEa_uheP6xRNg6Qbw==</text:p>
          </table:table-cell>
          <table:table-cell office:value-type="string" calcext:value-type="string">
            <text:p>BE3E64E10BFDF0FD33A1B1B4968F72DE6C6589C678AF5F038F263A37F68DD5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94lCWA85Ff5_DR4A-KAWA==</text:p>
          </table:table-cell>
          <table:table-cell office:value-type="string" calcext:value-type="string">
            <text:p>50A5760E7B1F247750608CBEB728EA4E5A087A4DAAF5B633247FF3107F580D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-BZHtzdKEAW4say-yaMA==</text:p>
          </table:table-cell>
          <table:table-cell office:value-type="string" calcext:value-type="string">
            <text:p>15BA3EC6576EE6865452C9801D4336B13BD7F924EEE530E30FFB14B0B390FF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-n4Yl_s9IWVj1rkU5r-Q==</text:p>
          </table:table-cell>
          <table:table-cell office:value-type="string" calcext:value-type="string">
            <text:p>658C48859E361723BC27FBD50CB5567EE1AD488B2E65151E2D2EBC8E712C6D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1CR3wHbPolc50udJtmgKQ==</text:p>
          </table:table-cell>
          <table:table-cell office:value-type="string" calcext:value-type="string">
            <text:p>EB2E6C0B6D881F69802AAD9A2AF0A4871C4A8B9426746E3766207878E8E72A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VeXGAtiUX6SCB7eG0_DOw==</text:p>
          </table:table-cell>
          <table:table-cell office:value-type="string" calcext:value-type="string">
            <text:p>AEECD3E8690D7327A15634C0574E6C34D59044EC07327F37F0AEC9C5217BE9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7DV1Lzy-wMERtLZUH8yfw==</text:p>
          </table:table-cell>
          <table:table-cell office:value-type="string" calcext:value-type="string">
            <text:p>65E50188771913987C61371725BC7EAED2696675A031C1F7A19FBC9B2358A5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-PiQdABs1mNP7OrK1yj_g==</text:p>
          </table:table-cell>
          <table:table-cell office:value-type="string" calcext:value-type="string">
            <text:p>41B807C8C152162838E15B590D6298DA67D255BE3EB4616BBAEB86244E356B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vcYa9tCZQyZvjSlFwsvfg==</text:p>
          </table:table-cell>
          <table:table-cell office:value-type="string" calcext:value-type="string">
            <text:p>4F548CFD561A2B494CCA622DE331D45A8CB5B1C9B866DC31BA84EA2CB763BB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Sa4gU5yKhp__9AjXXa_xA==</text:p>
          </table:table-cell>
          <table:table-cell office:value-type="string" calcext:value-type="string">
            <text:p>918AEC82C7E754E77A0942AB728B656C2722AC77034488E6102F263CB947A9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vWd4y4wg_vV9SkcMwGeDA==</text:p>
          </table:table-cell>
          <table:table-cell office:value-type="string" calcext:value-type="string">
            <text:p>BEED328267701E0B07DC1C5759C47BB2B98375525C4D844C11AC7D9553B9D7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DPVrp3CGfUxHXunLLgtBA==</text:p>
          </table:table-cell>
          <table:table-cell office:value-type="string" calcext:value-type="string">
            <text:p>29123E9D8BC5C635034D81C1EC2A18C4415A40C24E332F2FF7CC079DABBE3A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fTTfwYYi1GcSV1UYhT5YQ==</text:p>
          </table:table-cell>
          <table:table-cell office:value-type="string" calcext:value-type="string">
            <text:p>AEB9469A7DF1B4E1F250F4C25412E0FA71A5BE92F85E21054A0F2CAB7A415D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fTTfwYYi1GcSV1UYhT5YQ==</text:p>
          </table:table-cell>
          <table:table-cell office:value-type="string" calcext:value-type="string">
            <text:p>D4EEA000D41AF4066DE0821BD46CBCA2DD1C6A3FF541C4103DF80D0F21604F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gvggBW6zEk6SLxMVwDzmg==</text:p>
          </table:table-cell>
          <table:table-cell office:value-type="string" calcext:value-type="string">
            <text:p>A966437576CA1F34F0C754432EB43FC0C4FF6E4B6BF3D254CA747E44203A3F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GNVICq8ghs0aStPtiGIg==</text:p>
          </table:table-cell>
          <table:table-cell office:value-type="string" calcext:value-type="string">
            <text:p>97137E5FC3D51699B62D54778367ED6A67D5F9CF1EC7CA02AE7B95C5E2F98C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cxDCFqfTCH7tSx-NxVgvA==</text:p>
          </table:table-cell>
          <table:table-cell office:value-type="string" calcext:value-type="string">
            <text:p>15F4A7B3528C740E78086123870DA47CE423C8FDCEBECE4869C31E9FFE8C84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cxDCFqfTCH7tSx-NxVgvA==</text:p>
          </table:table-cell>
          <table:table-cell office:value-type="string" calcext:value-type="string">
            <text:p>61FE902D98B981A9649DEE3E690F83719E5B1358A0DEF83CF0A7DA2F2907CE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5KszeGxfraDLgsvcsO3A==</text:p>
          </table:table-cell>
          <table:table-cell office:value-type="string" calcext:value-type="string">
            <text:p>BB8C618065A40457FF6815CFDF6F5D7438A7DB2371E95A0B70A745723A6E69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tJNOZOrEuUNSz99ZhaCjw==</text:p>
          </table:table-cell>
          <table:table-cell office:value-type="string" calcext:value-type="string">
            <text:p>807872DCA0C10CC1DB4F1276D4115A365D088DD783959D2AA6ECB59B6F8774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Z_MOBocc7bu0AT7YCM1g==</text:p>
          </table:table-cell>
          <table:table-cell office:value-type="string" calcext:value-type="string">
            <text:p>841039951BB8DF27AC39D9267D41F8E302B476E64C5E0B04B43AC057D0FF0C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j632je7Km6JEVVUhrvfw==</text:p>
          </table:table-cell>
          <table:table-cell office:value-type="string" calcext:value-type="string">
            <text:p>15F4A7B3528C740E78086123870DA47CE423C8FDCEBECE4869C31E9FFE8C84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7uQZkcB2QTDwCwgTWn3tg==</text:p>
          </table:table-cell>
          <table:table-cell office:value-type="string" calcext:value-type="string">
            <text:p>4FA592916BC416FDBE5DB7A0034B3957321795B1A3219E780D2004C8A4161B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AHVPvEfjEDm8OTFar60g==</text:p>
          </table:table-cell>
          <table:table-cell office:value-type="string" calcext:value-type="string">
            <text:p>C166DC21D1D070DF2CF5DCF39CCA3FB5487D16EE2897A7E5E5DABEA7589854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pAZSSthjv14zEbNx9jpgQ==</text:p>
          </table:table-cell>
          <table:table-cell office:value-type="string" calcext:value-type="string">
            <text:p>AEB9469A7DF1B4E1F250F4C25412E0FA71A5BE92F85E21054A0F2CAB7A415D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bvzQs1ayGRf71ghl1BZQ==</text:p>
          </table:table-cell>
          <table:table-cell office:value-type="string" calcext:value-type="string">
            <text:p>D1F95747618123071F714AAE5887728AE01C50ED7AB42C62A07141EB7AE258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pwrJ0NPeR7qKSqwHGxFA==</text:p>
          </table:table-cell>
          <table:table-cell office:value-type="string" calcext:value-type="string">
            <text:p>F99D23E9E0A10CA2D33C9B494FF0B4729A7B08AEBA16DA751E4F52CA4A0985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rzxNmYcq3RcREfNc56Gw==</text:p>
          </table:table-cell>
          <table:table-cell office:value-type="string" calcext:value-type="string">
            <text:p>FA042C312EF1DAEDC7F0F05D2D1139E3865C0D2624838FFC5C433001ECB359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GSqD6KCF4Ol2LiqSFeAog==</text:p>
          </table:table-cell>
          <table:table-cell office:value-type="string" calcext:value-type="string">
            <text:p>A72EAD8D95592161AFDD3AF7CB0E3E9B935E747F8F9A79F39066903A2FE986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KzPK0nEVEEcdswpDTQQw==</text:p>
          </table:table-cell>
          <table:table-cell office:value-type="string" calcext:value-type="string">
            <text:p>46D2A93EDAA76C0A262EE772551FE171B93C54D8C7A472D6E231651D57121B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SsBXZj8SbqTncs-F0MBw==</text:p>
          </table:table-cell>
          <table:table-cell office:value-type="string" calcext:value-type="string">
            <text:p>83F3642065569B28E9E7432CDC2A61730FE4D5A350FBAA28325D1E9EC61053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J4c-_q2gQqk2akhq2nhRQ==</text:p>
          </table:table-cell>
          <table:table-cell office:value-type="string" calcext:value-type="string">
            <text:p>FA5751F605E9970DAF4DD8CA1642D9BE7AFEE11AE637FB40569BEF3BCC210F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QMxYEQJvtlHZkcfhODVAA==</text:p>
          </table:table-cell>
          <table:table-cell office:value-type="string" calcext:value-type="string">
            <text:p>6DAF7F57E5941FDEFAE5CF712F07EB9BED86EF5E0412A7C441F5463D043F91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0yDCgnTf5B8427j2bfsEg==</text:p>
          </table:table-cell>
          <table:table-cell office:value-type="string" calcext:value-type="string">
            <text:p>2F51FBBD3445C7F2144B4AB6781F1D38C346C5F9BFD5F2C0EFC0DAE9EAB709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CqIk9BMAi8BZMNTdpTj6Q==</text:p>
          </table:table-cell>
          <table:table-cell office:value-type="string" calcext:value-type="string">
            <text:p>621E48E6DEE69DD16D7435E959D0DB96382BB87B069A36EFE84D91778F3570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_ALhFsVfD_5BmoEOUzXQ==</text:p>
          </table:table-cell>
          <table:table-cell office:value-type="string" calcext:value-type="string">
            <text:p>AE13A0CFD73E6D200C7A4910EF364D0FCE43D31E15E7B92790D80BB75B598A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KeZIMX33vlwy18YWiplYg==</text:p>
          </table:table-cell>
          <table:table-cell office:value-type="string" calcext:value-type="string">
            <text:p>CFD71C935938B6D7D0E8395229949DFA50081E1D5F93DC06F3A0E783106B4C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RamQZfwLh0bTrG2QT0Aw==</text:p>
          </table:table-cell>
          <table:table-cell office:value-type="string" calcext:value-type="string">
            <text:p>0A58FBAAB48D87ACA652851B46472466C2557416407DD15A734BABFDBD7405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3busR86InF3V3vpDnoHg==</text:p>
          </table:table-cell>
          <table:table-cell office:value-type="string" calcext:value-type="string">
            <text:p>010842261298C6B08771A979F266E3955720A44BA04A2CF25D1FE72176371F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zfq-jmfyZuCl3kr4Mh-bw==</text:p>
          </table:table-cell>
          <table:table-cell office:value-type="string" calcext:value-type="string">
            <text:p>FE2A81F87FD1EC48D525FE914582255A735313413F29E7B0B2E16A9A4B5A86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4J8Wk1oJ8NziSK5d-ZEiw==</text:p>
          </table:table-cell>
          <table:table-cell office:value-type="string" calcext:value-type="string">
            <text:p>9851DA32A46249D36FE9038572F4F53BF3A9E8B12D9AE8496168FBF28E846C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tl37ksNp--Rc8waOvvew==</text:p>
          </table:table-cell>
          <table:table-cell office:value-type="string" calcext:value-type="string">
            <text:p>275E11C7BDAA5AEF72AAFB9E793E4A504F92230882C756EBAA92D591ADB757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uh1gSKn_zRSSc4WAjmgVA==</text:p>
          </table:table-cell>
          <table:table-cell office:value-type="string" calcext:value-type="string">
            <text:p>159C95810963FC8FF3A4F98E5ABAF6D6115E77D1DC55733EB5CC9C197D2ED6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-30bSV7fnvHJSmjZxjXKg==</text:p>
          </table:table-cell>
          <table:table-cell office:value-type="string" calcext:value-type="string">
            <text:p>7039B593A47E010CE56EB3C01B75AEF7099B7FB563E117A45CB2AE0669A5AC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eMFWKR_fTCKjYfYaTXvew==</text:p>
          </table:table-cell>
          <table:table-cell office:value-type="string" calcext:value-type="string">
            <text:p>AB998B9ED758C3B5C3D55D0C735AA7C770C3DC9763B8363FCF1830700B6BCF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9L0ejivezSFSG00J4D79w==</text:p>
          </table:table-cell>
          <table:table-cell office:value-type="string" calcext:value-type="string">
            <text:p>1378FB66D67F32C1FD53CF9CB4DE246C7F006DB402470D702AD57AC9506254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NwJmrezlQzTurHfq5uXA==</text:p>
          </table:table-cell>
          <table:table-cell office:value-type="string" calcext:value-type="string">
            <text:p>7CECC1B87E7CAB93F91ED7229174BC3F2BB531AEA0A5F56C6BBE52DC182AF5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J-MPJwD_-FmpyU2p0uvcQ==</text:p>
          </table:table-cell>
          <table:table-cell office:value-type="string" calcext:value-type="string">
            <text:p>33E2E6ED77433F2FE289971CA54FCA22C0D304C0CFB52D027814E65AD543B8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yJa5BXsWST4UqPfESU1dQ==</text:p>
          </table:table-cell>
          <table:table-cell office:value-type="string" calcext:value-type="string">
            <text:p>98572BC86A9A9EDD987C87BE0B86EF5ABC85A8323C5A5364F2846DA4BD9D3E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DS8pHHZfkJ1tIa7Vyx_dw==</text:p>
          </table:table-cell>
          <table:table-cell office:value-type="string" calcext:value-type="string">
            <text:p>3B1F19AA81673ED0A50661EE1438E48E6F2CCA9B7C29F76435A5D09378A765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Hjovq7incuRs7EVbaboA==</text:p>
          </table:table-cell>
          <table:table-cell office:value-type="string" calcext:value-type="string">
            <text:p>69C245A898B6D14054CB6113AD0D4DBDECADDA1900796477A2C05A60CDC1AB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9aZ6rqHd8D6kOF8MiSznA==</text:p>
          </table:table-cell>
          <table:table-cell office:value-type="string" calcext:value-type="string">
            <text:p>028370B46AA15E725E503FB196AD33ACAE3A31EB5980A4612D630F8C179CE6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cePZIX9_FcEu7Tt1eaYw==</text:p>
          </table:table-cell>
          <table:table-cell office:value-type="string" calcext:value-type="string">
            <text:p>225702FF4DA0115142240C342E598AF6CA70516EED411F9CC12234486F8F91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GY_q7W3y1wgdQIUJZOdaQ==</text:p>
          </table:table-cell>
          <table:table-cell office:value-type="string" calcext:value-type="string">
            <text:p>8FC1FD7949CAA1BE8C2A6A9164DE11F317521F7D4B7767A7819E4FC424C405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OkC081Z82WwZ8OY0d7kw==</text:p>
          </table:table-cell>
          <table:table-cell office:value-type="string" calcext:value-type="string">
            <text:p>9D6C9749C15B15B729A258BD5B84DB355CFB47DA4C338EDCB78A75BBD158CD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I6Hgph4Rlz-Jz81duwyFQ==</text:p>
          </table:table-cell>
          <table:table-cell office:value-type="string" calcext:value-type="string">
            <text:p>D04E062619F77187DF644D80B168E2B90688C7DA35E650C5E46E7692826009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ZcyC1u1C_CKug-s_ylcAA==</text:p>
          </table:table-cell>
          <table:table-cell office:value-type="string" calcext:value-type="string">
            <text:p>CA0A0DB6EC89805F4EFD69FF18948AA9E1FEEEF678BBEDB2DC6B44837C0757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XI6GJcBzTLFlEu332nvaw==</text:p>
          </table:table-cell>
          <table:table-cell office:value-type="string" calcext:value-type="string">
            <text:p>93424267AB950188CFB691B978920A6BFB570934F1C1BCB0FC72227C02F5CD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5nVIoZmLu16tM0UDHTd_g==</text:p>
          </table:table-cell>
          <table:table-cell office:value-type="string" calcext:value-type="string">
            <text:p>CC530EC606F3F0C0A88D0F7AB481BC037D6B7A471C604DE7219EBBCC300584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JTtMjaB_kXMYf2N5o0g==</text:p>
          </table:table-cell>
          <table:table-cell office:value-type="string" calcext:value-type="string">
            <text:p>3665A1CA4B21568CAC6EB77C47CF71C5DB81420B1B874C19B4C851DE86B2C3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En0nIiVi9TOq_meD32Sg==</text:p>
          </table:table-cell>
          <table:table-cell office:value-type="string" calcext:value-type="string">
            <text:p>6788E8C587760A6E654D685084F1BFCB34BB063D2AACBDC0550015FECAD76F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qYEglWEYZSfzL4J_Yp2w==</text:p>
          </table:table-cell>
          <table:table-cell office:value-type="string" calcext:value-type="string">
            <text:p>BF8DEEEE0C7E6E9AA4D115510890FC937648FFCFAEBF09EEE8EF48FA431B66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2Yd_WbY5VbBPDD18pGgsg==</text:p>
          </table:table-cell>
          <table:table-cell office:value-type="string" calcext:value-type="string">
            <text:p>0DBB99304129B72E757E330D7FD6006028B8BB7D7C1838B069FA256DE3A84E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zSdKMwUGJQYaOZKxKah9g==</text:p>
          </table:table-cell>
          <table:table-cell office:value-type="string" calcext:value-type="string">
            <text:p>F6DF0CFF753C0CD673950CB2A86D3DBFDF795E572D539E5E5EE677D43CF6AA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Y4iqs06iSaCS75EjiAEg==</text:p>
          </table:table-cell>
          <table:table-cell office:value-type="string" calcext:value-type="string">
            <text:p>B59FB6C6B4F1AB19461C8C5B276DC03032F6FA2BD4D379CFD86ABD188D9F5C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jIUx2lCTgvPGZOqJ7rmw==</text:p>
          </table:table-cell>
          <table:table-cell office:value-type="string" calcext:value-type="string">
            <text:p>A1933D2351BDFACA4D9E2CE9574DBBA32126F4096BC040ECB5D34355052E6E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rIfsCI2DG7ytpwiRg3bA==</text:p>
          </table:table-cell>
          <table:table-cell office:value-type="string" calcext:value-type="string">
            <text:p>F8FFDF96BF3BC88BA849FA3E85D7C3DBFBA98A91337EDBF5B2AA6D62368743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Zs1sai1YgXI7DznR8fOkA==</text:p>
          </table:table-cell>
          <table:table-cell office:value-type="string" calcext:value-type="string">
            <text:p>40D339EF6ED47718D30B9A57BF2F0E078D70F4151E57179FA58FE35E46E47B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BqAZ6s5ulksCcGE5XZglg==</text:p>
          </table:table-cell>
          <table:table-cell office:value-type="string" calcext:value-type="string">
            <text:p>095D3B160F4189298F415E66569C6AED7BC6301FB95496F5095D84079D92DF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LrkYbI7zc67QFla4yQCuQ==</text:p>
          </table:table-cell>
          <table:table-cell office:value-type="string" calcext:value-type="string">
            <text:p>EDCB5C64AB86BB33C10E7A74C16A0A8C805C2BD2AD636178BC35DED2346264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lphQZC-XmZfOkfOwHjrGA==</text:p>
          </table:table-cell>
          <table:table-cell office:value-type="string" calcext:value-type="string">
            <text:p>29A357A584C805CDACFCC3AD2D2ABE94CC4F72A17B2939044062522D242228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od5zJEvPi44sByar6kvJw==</text:p>
          </table:table-cell>
          <table:table-cell office:value-type="string" calcext:value-type="string">
            <text:p>FB7D3C7738F7CB90380602FE55133A9C8ED006809B835CF32758F1E835BADE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0Rg8SxZzzQlSDJ8qjlnxQ==</text:p>
          </table:table-cell>
          <table:table-cell office:value-type="string" calcext:value-type="string">
            <text:p>47C318BD8544E3F528E39691A4F03CC5D81A8A51FE2723FFD9945E6D59EAD7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34WXbyobYP1oPe0KGKPdA==</text:p>
          </table:table-cell>
          <table:table-cell office:value-type="string" calcext:value-type="string">
            <text:p>FBEA80A09960F4F130F564F494E9B8E6FD23A508953D2BA4780AF81D056B94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69115LhV_btyVoLU-D8Uw==</text:p>
          </table:table-cell>
          <table:table-cell office:value-type="string" calcext:value-type="string">
            <text:p>EBA730D3D6800F4AA821D8DFA9224FF9A08C3B53AC73B32339698E199FB697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0D6BfA-NtJyWARx-7W8Q==</text:p>
          </table:table-cell>
          <table:table-cell office:value-type="string" calcext:value-type="string">
            <text:p>55732C39091ED609553BE3E8A87D22B5F7CAA1751289C69C40EE15890C22EF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uE_k0FNiiYwbSzpPoMA==</text:p>
          </table:table-cell>
          <table:table-cell office:value-type="string" calcext:value-type="string">
            <text:p>4867E18063537617B667E7C32EEBABD7984F50F193857C4194EE1B9F89F36A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WeSFHUi1HbVLx5JI8_Yg==</text:p>
          </table:table-cell>
          <table:table-cell office:value-type="string" calcext:value-type="string">
            <text:p>65955EC32E91C2263A5252968023AB31B96451BBA8A669C1F7B03B448C65E8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MDIERZzF8iDyA8dce67w==</text:p>
          </table:table-cell>
          <table:table-cell office:value-type="string" calcext:value-type="string">
            <text:p>8753147249E5282D98853E814D9B144CA55AC6A77735D79BE6BAA44A9F0C42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wsOBzQxtF8_OIsRiXbeQ==</text:p>
          </table:table-cell>
          <table:table-cell office:value-type="string" calcext:value-type="string">
            <text:p>346C9FA5AC670B57B6583AE1031AC3D1F57F06FDC74A1CA37A9D725DA247FD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tROvF2vC7VD0Pw0Fpc5w==</text:p>
          </table:table-cell>
          <table:table-cell office:value-type="string" calcext:value-type="string">
            <text:p>1A33970A6F5D08B81DBFAA87988C8F2B2F29FA69107D36CCA2E7CD881F9484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TmBDJUiAenBvXQT7VMGDg==</text:p>
          </table:table-cell>
          <table:table-cell office:value-type="string" calcext:value-type="string">
            <text:p>32997FC285A3C1E5409E3A9F9BA35D90CA8460424361ABE5627FB2CAFCA910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9gnkCw9vXCGiyh9cauuYg==</text:p>
          </table:table-cell>
          <table:table-cell office:value-type="string" calcext:value-type="string">
            <text:p>2B2040B676CC8BB2C661EDD107B67AA6061CDCB7792FD46FF139D0B6D94583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9s1yy6Gi121ZwQXgwnfug==</text:p>
          </table:table-cell>
          <table:table-cell office:value-type="string" calcext:value-type="string">
            <text:p>76520ADCC09858C340C413DC6B5244FE5C77EF6455AEB07DFE2E54296D80C0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ldpc3hyXMACFim3eVZPiA==</text:p>
          </table:table-cell>
          <table:table-cell office:value-type="string" calcext:value-type="string">
            <text:p>8AAC9BF61CE246BD772C3EAFA902FDDF543A1BB4054171E08EE8A24D06D376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lHcJGel1EucoNe6xtJIvA==</text:p>
          </table:table-cell>
          <table:table-cell office:value-type="string" calcext:value-type="string">
            <text:p>B3DCA3C7112F5D6983FFA0859B8BF3083693F110ED95C5141BA80DDDF2C201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_YT0B1kqBqQX01S6YIIZQ==</text:p>
          </table:table-cell>
          <table:table-cell office:value-type="string" calcext:value-type="string">
            <text:p>FF7B6CB817C6D2EB8E988AC2EDE433391F65F3C9A8E0033C09ECCEF68C3B6D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fBNsPRwW47zbOQtjsKoA==</text:p>
          </table:table-cell>
          <table:table-cell office:value-type="string" calcext:value-type="string">
            <text:p>C370169B0D0D8E67E8B9DEF7D5207EE525870C59F9E446073AF4C11ECA1AB5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_WPjW_R8HcfFCjesczpfw==</text:p>
          </table:table-cell>
          <table:table-cell office:value-type="string" calcext:value-type="string">
            <text:p>A02749304AE6C1DE8F462D5D28BB0B54058E7F912D653BC9A5AC9CA070E963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5ul4hlZGthb-xFOjwqEMw==</text:p>
          </table:table-cell>
          <table:table-cell office:value-type="string" calcext:value-type="string">
            <text:p>36D864EF0D37D1B0DB743C2858A695745F98E221FD78C2F863C5A415640F62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4LA8Rinfe_yoq0nHzM7fQ==</text:p>
          </table:table-cell>
          <table:table-cell office:value-type="string" calcext:value-type="string">
            <text:p>6A88DF51F72D764F08E0BF6BB39A9BEF7BDB91786C40BF26E56852C2F6642B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0fZaD5QW4PyOHsLbGaxUQ==</text:p>
          </table:table-cell>
          <table:table-cell office:value-type="string" calcext:value-type="string">
            <text:p>D14E7980E47A600D19FCF942D02A3A0D2DE957E7E08ACC402509F59AB5AD69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l6j8Va9s1TX2dau3fFXKA==</text:p>
          </table:table-cell>
          <table:table-cell office:value-type="string" calcext:value-type="string">
            <text:p>59BB2CDF683B99AFB1F3CA3D080A3B60D31ABCF37951983BEDCDE757F53966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h0p_i5SVe0f41_fTTnYA==</text:p>
          </table:table-cell>
          <table:table-cell office:value-type="string" calcext:value-type="string">
            <text:p>7D5F375DEB4A455522B7F69B9F66C30C119B8BC6E5BE3E336B2D753C7AFB68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syyU6XzlLGglYCZifbkQ==</text:p>
          </table:table-cell>
          <table:table-cell office:value-type="string" calcext:value-type="string">
            <text:p>D38296C45B4B3E69B6EB891174E2E8A9CD709DC2C39EBE26CE1BA51C6AFF80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qDNmYka8Es23CUo6sqlfQ==</text:p>
          </table:table-cell>
          <table:table-cell office:value-type="string" calcext:value-type="string">
            <text:p>8AAE78588A255CF593E4E488546700AD8DDA083A39341CB763E508E68A7C47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NZ1iHONDIryGxOi-B2vA==</text:p>
          </table:table-cell>
          <table:table-cell office:value-type="string" calcext:value-type="string">
            <text:p>5736D7EA6817BDD26DFC3CDF2D1B32185CD718851657C8CAA8D56705B5584D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guDiiyb6lt6f2HG0AEdMg==</text:p>
          </table:table-cell>
          <table:table-cell office:value-type="string" calcext:value-type="string">
            <text:p>915DD04D4F91E34661AA5C55BA410620F26F330530B9C52B85C35D952BEA1E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wBoFnwuzOBkL8M_JD9Bg==</text:p>
          </table:table-cell>
          <table:table-cell office:value-type="string" calcext:value-type="string">
            <text:p>43696630FCDC032B18E319F1CF028A9F4439D012A9E2039E7E85DE6543DEE7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aQEc93QHNDxYh4aCQMipw==</text:p>
          </table:table-cell>
          <table:table-cell office:value-type="string" calcext:value-type="string">
            <text:p>E8582212F68B57B46A74E2BF06A8FA4A3E88AC5EACFAF3AFE4BAE83CA951A9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Zjq1s2Eep2pMKhVHI4nMg==</text:p>
          </table:table-cell>
          <table:table-cell office:value-type="string" calcext:value-type="string">
            <text:p>98314480199597AD1A4D838D1043B19F5ADFCC25172EE4651A47218AB1A303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KFwjdJnzYucGlYcxDwvQ==</text:p>
          </table:table-cell>
          <table:table-cell office:value-type="string" calcext:value-type="string">
            <text:p>60DD0638A48BA46672F09198C99BA46A8AC3FA90C9FE7A0A250478267E0AF6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kjAjLlCEQr6McXraox97g==</text:p>
          </table:table-cell>
          <table:table-cell office:value-type="string" calcext:value-type="string">
            <text:p>1625331699022B1812BF3023A603D07EF3E7BA29D80A70BE00DFC9AE467CE2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MHxHqvYfuDp-8ddSpD3Ww==</text:p>
          </table:table-cell>
          <table:table-cell office:value-type="string" calcext:value-type="string">
            <text:p>7A1297D147AED00D4E550571B5178B8E4915801D1A558810457941CB173C38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WR_k2qZy9ZGy6d4G9-clg==</text:p>
          </table:table-cell>
          <table:table-cell office:value-type="string" calcext:value-type="string">
            <text:p>142A8D5AF43C50A987299F24B9AC156C0614D5815499B1D41E22BD24E69AAD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G5pAQublBv-vmLkwjjE_Q==</text:p>
          </table:table-cell>
          <table:table-cell office:value-type="string" calcext:value-type="string">
            <text:p>B145CDFC6016FF9E68FD9A587406EB047FE4B07AF0A17533927C18AD72E755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xUXj9xFJrHKkiNIYXLA==</text:p>
          </table:table-cell>
          <table:table-cell office:value-type="string" calcext:value-type="string">
            <text:p>295B6406D279093DC5ABA814F1905764089C50B3B4B4FB9400215BC23FC891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0IPiIKtRVLxkSNQw4NKw==</text:p>
          </table:table-cell>
          <table:table-cell office:value-type="string" calcext:value-type="string">
            <text:p>623B2A20017862EF6C3C9318471AF3C341ADC498010E7101719FD0F73E05DE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TXWiaHpvaROmujrg4XpA==</text:p>
          </table:table-cell>
          <table:table-cell office:value-type="string" calcext:value-type="string">
            <text:p>1FF758E6D404AA8797A8C5AFFA146B317320E07178E2791432DACE7473C622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CrzQ-5bGstsJ6131A6MdQ==</text:p>
          </table:table-cell>
          <table:table-cell office:value-type="string" calcext:value-type="string">
            <text:p>38E4E259C3EB84549DD894AE4E4C5278BCC5B5D3046643847925DECBC750DF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CrzQ-5bGstsJ6131A6MdQ==</text:p>
          </table:table-cell>
          <table:table-cell office:value-type="string" calcext:value-type="string">
            <text:p>43498394286F62A44A75F2C8998672FCCB09F019D7E1987817876F44448E54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j1ZjmZewGm5vj6PqVJ6w==</text:p>
          </table:table-cell>
          <table:table-cell office:value-type="string" calcext:value-type="string">
            <text:p>4CF354DA0D5B57FD4AA7C2F19A7F4930386ED1F929763D75869DCCBD2B70B3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LU2RlbpRhfAmtUbtthpw==</text:p>
          </table:table-cell>
          <table:table-cell office:value-type="string" calcext:value-type="string">
            <text:p>1FD3F9393B26E7864C99EE4104E69D5C07F9A5623A7C8E429DA9DE96D06D8F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HefQMQp7zTfoKncn3-ew==</text:p>
          </table:table-cell>
          <table:table-cell office:value-type="string" calcext:value-type="string">
            <text:p>FAC98FC3D77516B993A73DD7A01EE93342E390A7CF5ABD203C203F1C1A660F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zF0LwfoUlMhbSWw7SZBpg==</text:p>
          </table:table-cell>
          <table:table-cell office:value-type="string" calcext:value-type="string">
            <text:p>19B9872304D605AB24432E5F1742835F09F1A39A366582A326DD7D085EAFD4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NHOdcvXXVf7CFMWRRS8Q==</text:p>
          </table:table-cell>
          <table:table-cell office:value-type="string" calcext:value-type="string">
            <text:p>94DA75174A78AE5189E2D0EDC3C3A2DD6A1790C0FA151592913971EAFBA8E7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s13Kro6BKQWNLxBuOWGLQ==</text:p>
          </table:table-cell>
          <table:table-cell office:value-type="string" calcext:value-type="string">
            <text:p>75A8DFA1484A59F942EF537F19B88CF5D24ADB2A9947E760D3C023CE4D3947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d9pASyYS2JDDsDMoF_w==</text:p>
          </table:table-cell>
          <table:table-cell office:value-type="string" calcext:value-type="string">
            <text:p>322864654461589FDED0C1BA3CA3E11D1773F858D9D97CFF6007D0282E1284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2lAoP_x_m1A9CWEf-yk2g==</text:p>
          </table:table-cell>
          <table:table-cell office:value-type="string" calcext:value-type="string">
            <text:p>02501045ED2F5F255B1D88405329C86C9C5EC27FBECAD45FAD48D113543BBE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rEd048T1dAgjpzQR2xCsQ==</text:p>
          </table:table-cell>
          <table:table-cell office:value-type="string" calcext:value-type="string">
            <text:p>354D6DC1BD47F3BD3F244AA4051B44E0450A4C1321621A0DE25509F07299A2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M7VkBoxiEytzYRbUVt4qw==</text:p>
          </table:table-cell>
          <table:table-cell office:value-type="string" calcext:value-type="string">
            <text:p>8DA7795D25009BD33CBBB3602C2DC03B0B7556769513D93319D83F85927854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lijPPBihv9sqJwktPeTQ==</text:p>
          </table:table-cell>
          <table:table-cell office:value-type="string" calcext:value-type="string">
            <text:p>AA0789E8A4972335E726658F9FEEFF2FE3A7C52E8D4365F35B3D16608EAE9E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iZdXCmXEoWhY41e8Ta9A==</text:p>
          </table:table-cell>
          <table:table-cell office:value-type="string" calcext:value-type="string">
            <text:p>A33C041A0427AA58BE4AD7B817B005AC1846B77BC50A5D7FC836E8150E39B3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QNGFeUHWJnrVKfCjRJ1eQ==</text:p>
          </table:table-cell>
          <table:table-cell office:value-type="string" calcext:value-type="string">
            <text:p>39B4534ACE7E7C167C80753E6BE3B1DC7B7A1A891AC89843BD11CF9B9D7B27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eKEUkiYUVTP4J881Eejdg==</text:p>
          </table:table-cell>
          <table:table-cell office:value-type="string" calcext:value-type="string">
            <text:p>43498394286F62A44A75F2C8998672FCCB09F019D7E1987817876F44448E54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FCQspyOh_ds0s67e2E7fA==</text:p>
          </table:table-cell>
          <table:table-cell office:value-type="string" calcext:value-type="string">
            <text:p>34060C8579DD0E37C67C61B42ED306C2710F74E1D2A44307132EB996C4C6F8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LPYh4v7rw2Ve4UT96Y7iw==</text:p>
          </table:table-cell>
          <table:table-cell office:value-type="string" calcext:value-type="string">
            <text:p>EC81E37C0AC4B98DED93EE4A73EE9C7A5D022F354EAA7B976A04AB22C8FC18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y-xpXArJzGt608tPwjHw==</text:p>
          </table:table-cell>
          <table:table-cell office:value-type="string" calcext:value-type="string">
            <text:p>C7FE85255593D65E91482A8A6A372E68AD760D494CA8613355E45101B6D666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kK5ovCGbWOyb_yFZZpbw==</text:p>
          </table:table-cell>
          <table:table-cell office:value-type="string" calcext:value-type="string">
            <text:p>130ED1D5152AFE03543B333FFE315E2FDB89339AC5F022F4D64D624A169E47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FCSNHN37RhedsqaRbJcYw==</text:p>
          </table:table-cell>
          <table:table-cell office:value-type="string" calcext:value-type="string">
            <text:p>D67E4A7C87658DAEDA9844DEF1B06BE3B69FA623CACC25313A752E71CCB4B8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Sk__ntchze3OxtUIAIoXA==</text:p>
          </table:table-cell>
          <table:table-cell office:value-type="string" calcext:value-type="string">
            <text:p>E65AE5FAE4E160E24A7475530FE2FCB4E59EC5CB5E466928453F8B7825249A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wiC3yCZQumJjqvrXnIMg==</text:p>
          </table:table-cell>
          <table:table-cell office:value-type="string" calcext:value-type="string">
            <text:p>E2B0BD34A893EB1464302316297C984820527E0B0FDC851536649B9701AAE2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Hku2-ITsGtf3fzgi_RMQ==</text:p>
          </table:table-cell>
          <table:table-cell office:value-type="string" calcext:value-type="string">
            <text:p>61B98B9AC493B6C782186A8A60A59E5A34F7EF9871D5B681CF98C815FE64DB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wrNqEEEZA43dSprHvpJQ==</text:p>
          </table:table-cell>
          <table:table-cell office:value-type="string" calcext:value-type="string">
            <text:p>DE3EC0E4F4029A7F0DF028EE4CF3DECB47BA044D72E73D65A2F26BDF192D6D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6Ot1E9uEegGRVaPgi-PYQ==</text:p>
          </table:table-cell>
          <table:table-cell office:value-type="string" calcext:value-type="string">
            <text:p>8B9223FDE6FC5DEF449328232CBB485155361AA9249CEFA033C3CEF24DC9EA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CFm21nk2ZxZyEPjjsD4tA==</text:p>
          </table:table-cell>
          <table:table-cell office:value-type="string" calcext:value-type="string">
            <text:p>79083E861A1F2F43A3B73DD55CDD6B2BEBB65906D190F7A57C9E0DD3DBF4CB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_03jbPJrTHmfAAMWMsyYQ==</text:p>
          </table:table-cell>
          <table:table-cell office:value-type="string" calcext:value-type="string">
            <text:p>4421D8AFAC05C54058A2C60C1C08964E9C9AA21628A092D85588B972ED2C4D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ZtQN58N530Yj4LMmacICQ==</text:p>
          </table:table-cell>
          <table:table-cell office:value-type="string" calcext:value-type="string">
            <text:p>7AA624B0868071BB791F38850B4B6C36B77A73744D25921509B6A0DFA471E4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OSkTzhrsPaRuBZaVtGmA==</text:p>
          </table:table-cell>
          <table:table-cell office:value-type="string" calcext:value-type="string">
            <text:p>7F456DDF3043DD63E32B1646CC4333F44088297773B281EB41ADAD6EBA19D4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_8diFo92pqhoHaFYdosPw==</text:p>
          </table:table-cell>
          <table:table-cell office:value-type="string" calcext:value-type="string">
            <text:p>125DE08E51001E58FEFEDC13A6C67A54261931A6CD3F62811B01F740BC8A43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79p4pG49-3zSjbo39Ao8w==</text:p>
          </table:table-cell>
          <table:table-cell office:value-type="string" calcext:value-type="string">
            <text:p>09D1112F9E135C437C873D7592303557593D640BDEA889CD80D4E11A2DD398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yhTup_cnx9oQftn12Qig==</text:p>
          </table:table-cell>
          <table:table-cell office:value-type="string" calcext:value-type="string">
            <text:p>889EB5D68D0E0289E51DB18EF15497B5FCCDFD15BD367CF8FDD9974EEA1E1A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T6mRZdN57ulvhYHxA2kQA==</text:p>
          </table:table-cell>
          <table:table-cell office:value-type="string" calcext:value-type="string">
            <text:p>46D780C971ACCF81ADDFC1C20CF4F8158145662F0E79FB8ED00BD441230A07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BpIWlexRnUM48-bcDbceg==</text:p>
          </table:table-cell>
          <table:table-cell office:value-type="string" calcext:value-type="string">
            <text:p>8493EEAA88C502192657AE5D0417C2E7953277A3D8EB6D532463256E88E481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Fn7wE-1mqzqxvfKJi9ww==</text:p>
          </table:table-cell>
          <table:table-cell office:value-type="string" calcext:value-type="string">
            <text:p>12965753B76F398FA0743DA6F07FC192B8320CC79CADE13394C000CF1E848A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2Ti__I5R_7JKI5yZ7ItQ==</text:p>
          </table:table-cell>
          <table:table-cell office:value-type="string" calcext:value-type="string">
            <text:p>B5250CC01993A37E251969802C590957E40F7A91E614C8392F72C79C9DE778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_Oq3tHN4ORWoN16r8dIhg==</text:p>
          </table:table-cell>
          <table:table-cell office:value-type="string" calcext:value-type="string">
            <text:p>2BE103A8793D02439E4834D09494A8EBD1FCFBD987F218EF547C91990F1223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g8LJa3JJzJ0DN-v0kefw==</text:p>
          </table:table-cell>
          <table:table-cell office:value-type="string" calcext:value-type="string">
            <text:p>A41138C25EE949F4453B51E563D4DD37C277A89B4C12E9EB5AFEDED1D0F4FC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hKg0FEvP9Vx-jHpcFuA==</text:p>
          </table:table-cell>
          <table:table-cell office:value-type="string" calcext:value-type="string">
            <text:p>32D3C1A5205BD2BA88778A971B4304E754A7A44F005815218FE1E9F0954256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GrIO7i9FBfTVugkaeoUQ==</text:p>
          </table:table-cell>
          <table:table-cell office:value-type="string" calcext:value-type="string">
            <text:p>755D6A26C63DAC457571DE65DF6042CDFAEB144E98CF1D78E76A07211F686F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IoqsC-n95Y3HrcZeP0iQ==</text:p>
          </table:table-cell>
          <table:table-cell office:value-type="string" calcext:value-type="string">
            <text:p>12D0AE1A4395C6A3FBF8CED36F4E16E5028C7E9EE073CEBE2B5E0566B7FAF4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0HtzyNinjaRlSn2uoA_YA==</text:p>
          </table:table-cell>
          <table:table-cell office:value-type="string" calcext:value-type="string">
            <text:p>981D4F06FE0825D00E3AC708A468E5D6B44676B7B17781C8AADBAE87E2C64A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BiGpI4v0qXXKy0MzzXJsA==</text:p>
          </table:table-cell>
          <table:table-cell office:value-type="string" calcext:value-type="string">
            <text:p>51496C1F1572545C92F1519E6EA0EA94924580C8DBE0B9F8050ABC43D4755F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XwadE3L6SnVpFHsiqF96w==</text:p>
          </table:table-cell>
          <table:table-cell office:value-type="string" calcext:value-type="string">
            <text:p>18F54128D86063C54913A5477BCD9C305960C5818F09731756C6D821123F70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GWCU206fewwvpGCB6bzOA==</text:p>
          </table:table-cell>
          <table:table-cell office:value-type="string" calcext:value-type="string">
            <text:p>7F660AA23823B3D2C475847D33537C6E19DB4EB85D7C3DEC52F73E9F57B7FF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M2ed-CNwD4tpt35fQxSbg==</text:p>
          </table:table-cell>
          <table:table-cell office:value-type="string" calcext:value-type="string">
            <text:p>1131C3A2C59801F2C757EC5691A931E2054E2880119A80C68105E8777960A7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iXlc7FuQeXzkU7PeInJbg==</text:p>
          </table:table-cell>
          <table:table-cell office:value-type="string" calcext:value-type="string">
            <text:p>84C8757223D3146619CB681600EBB3C47FC6BD7BE9655E8B0A88809FABAFE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ZHL9K79c0274Vz_PjN65w==</text:p>
          </table:table-cell>
          <table:table-cell office:value-type="string" calcext:value-type="string">
            <text:p>31E52993A984806E93B8EB25BF222AFEE9336D29B5CE16D99079A9DAD39990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P9zZxmX0pRpRRnGdSIkQ==</text:p>
          </table:table-cell>
          <table:table-cell office:value-type="string" calcext:value-type="string">
            <text:p>5E33B1CD65D258C609974AA3FAAD50EE0F1CA45DADA39FCA8B83673666F8E1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do77IsIn76DkJ_uTJEjw==</text:p>
          </table:table-cell>
          <table:table-cell office:value-type="string" calcext:value-type="string">
            <text:p>AC2774390FFD959AF007BB178EAB27ECF6599EA58E96161A134B174B6075C6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cumsUo6YH9Ws6ZWExrDmA==</text:p>
          </table:table-cell>
          <table:table-cell office:value-type="string" calcext:value-type="string">
            <text:p>C5FDDEB5F2F6AEBFE8C9EC34F89287969D857BDF61141F295DE67C03027F5B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4MvwOq90VbTncj6w3cKA==</text:p>
          </table:table-cell>
          <table:table-cell office:value-type="string" calcext:value-type="string">
            <text:p>667BE5B08DE5B07E3C0E9C72D4E211EC4968B8CE3B6DB06618545548628BD3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Xsa6DrHnjtQnXIS4HOb_w==</text:p>
          </table:table-cell>
          <table:table-cell office:value-type="string" calcext:value-type="string">
            <text:p>7D0021CC9244ECF4B369DB09634B4A2A72681B82399763BE060F8D33A5AB51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XqtJAb6wLbSvzDDZJN-A==</text:p>
          </table:table-cell>
          <table:table-cell office:value-type="string" calcext:value-type="string">
            <text:p>770DD5D1FDD5D8F667E96058303B8B675FAD3F7B512423644C38F43F630623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6ZQDXVVVnBRcFtDYHTiWQ==</text:p>
          </table:table-cell>
          <table:table-cell office:value-type="string" calcext:value-type="string">
            <text:p>E8CA15C60D65968AD4283DC20AA0438B7A655B0CE21B6BE449B937267BB0C4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NQ80KC_iGQIdQWFrEXABA==</text:p>
          </table:table-cell>
          <table:table-cell office:value-type="string" calcext:value-type="string">
            <text:p>BC3EE5ECF5C6300E544D338AC849B8999B0413BDE823A95592EA1527135DF7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I8wUa3OjJBdEzmn8yMaQ==</text:p>
          </table:table-cell>
          <table:table-cell office:value-type="string" calcext:value-type="string">
            <text:p>B5DD1EEBC9C126124B0D487C23507329FE418037916D19F4FE6E1154A499DC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0nWS15oBwJ39WClmpFGGg==</text:p>
          </table:table-cell>
          <table:table-cell office:value-type="string" calcext:value-type="string">
            <text:p>19178BEB15577C7BC1594B9B916DD1E12516FFD8EF7FF2F6AE81A7F86CB43D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3gflNlbHFcS7wFRyxUrw==</text:p>
          </table:table-cell>
          <table:table-cell office:value-type="string" calcext:value-type="string">
            <text:p>A0015473ADE5C1D01D1BA124990A2B591553B4E7C84792D15F0CC814DDC17F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yTqVL8MZsBznOW5nDDRuA==</text:p>
          </table:table-cell>
          <table:table-cell office:value-type="string" calcext:value-type="string">
            <text:p>F1C6239421372D865D45C36F4C8499200885A5935350909CB431F4B74E9870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ahnJZzJBlGu1kEpVCrFQ==</text:p>
          </table:table-cell>
          <table:table-cell office:value-type="string" calcext:value-type="string">
            <text:p>0ACB0A7D4B26C340101AAEDBC5ECE1A53FA9F04B0194E599836645D084CAA9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yynLIy7FFAgosDl-8Log==</text:p>
          </table:table-cell>
          <table:table-cell office:value-type="string" calcext:value-type="string">
            <text:p>A48390AD0DF43D09D8E1FDC902607B2CD76B802EE44CBD3F483870EE4B7288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x9Y0SLcWt0kVwkGodFNgQ==</text:p>
          </table:table-cell>
          <table:table-cell office:value-type="string" calcext:value-type="string">
            <text:p>448133B394EC04E751A40EFBD6DC7E2141DC98636835A948245D86DF9F3687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6C6KlWaPq3-PY3G-fwbWg==</text:p>
          </table:table-cell>
          <table:table-cell office:value-type="string" calcext:value-type="string">
            <text:p>C9AE74B2B8CA221F338F63D52ADFA861250FA8F6C8888779D8DDE9B27B4ECD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s62pJKsoKqV8ZYZO0dnKg==</text:p>
          </table:table-cell>
          <table:table-cell office:value-type="string" calcext:value-type="string">
            <text:p>25524B7F5C05604803CBAE58E9F2762072289DB9B3BCA4925092F57BE332BD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7QLUpgIyRMC17QDk_-O-g==</text:p>
          </table:table-cell>
          <table:table-cell office:value-type="string" calcext:value-type="string">
            <text:p>AB2929971D318D2432FA2F93042E1A2ADB099B9900166E80B17C62FC2E90D9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bAV6TK5AE-FQNh8ovUxA==</text:p>
          </table:table-cell>
          <table:table-cell office:value-type="string" calcext:value-type="string">
            <text:p>DD8C98987EC2FF313303AAD62F83E15A701B357E0338488BA383ACE67ABA29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p4TXsps3jRzSfKREMhSQ==</text:p>
          </table:table-cell>
          <table:table-cell office:value-type="string" calcext:value-type="string">
            <text:p>88D53BB908EC7A275C4D7EE097E87B6386DF1232487BD37A2237DFAFCB9AD3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jzZckH1lJw2LTbthhDXew==</text:p>
          </table:table-cell>
          <table:table-cell office:value-type="string" calcext:value-type="string">
            <text:p>8B497A908838B25F911B8A86B5852DF59F34107D712DF307AE82272BFA1232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4b-TvPZWqVFj7shmRvruQ==</text:p>
          </table:table-cell>
          <table:table-cell office:value-type="string" calcext:value-type="string">
            <text:p>B69CC7CA8E2675DD0D1088EBBEF1A5D0AD5FF810A4C44AB7C6ECD0AEC7D4A0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YdVoBDITyKd1FhuQuj2IQ==</text:p>
          </table:table-cell>
          <table:table-cell office:value-type="string" calcext:value-type="string">
            <text:p>803ED0464F542E010A0B461D8F3E13622436B8AC2205E387344C1E9C4A68E0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3Cz2wCDuy2pbWYEYgoZg==</text:p>
          </table:table-cell>
          <table:table-cell office:value-type="string" calcext:value-type="string">
            <text:p>804746DE73C2F51571381E06C41C5FAE5CB33D378BFE2CE0E485F107E8BB59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gLsGsNkL03pMRvO3zv45A==</text:p>
          </table:table-cell>
          <table:table-cell office:value-type="string" calcext:value-type="string">
            <text:p>B2383AF64A3DFFE708DA14ADE8FACA3F6B25D79C2476C1DB1BD38B0A189FDE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h51BMt84vJC7K83ghSIKA==</text:p>
          </table:table-cell>
          <table:table-cell office:value-type="string" calcext:value-type="string">
            <text:p>3B5D7598AC03C01EFD21C34E7EC537E805CF5F26C7E24103EFFBF783E306E9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Hx8j5y_1bYwJl9UBAJ72A==</text:p>
          </table:table-cell>
          <table:table-cell office:value-type="string" calcext:value-type="string">
            <text:p>0A58BF38E03CE41888175B24F3C36590BCE8C6439C457BC73B688A83428E4F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QE13ZsNCJgsK8cdGirJtw==</text:p>
          </table:table-cell>
          <table:table-cell office:value-type="string" calcext:value-type="string">
            <text:p>B7EA740F2CAC30DA0BECBE9A9F36DEC6B71AC7EC1FBABD39039B7299C6F3CB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oBIWVBtYyXA3318rle6Hw==</text:p>
          </table:table-cell>
          <table:table-cell office:value-type="string" calcext:value-type="string">
            <text:p>9DEB2EC9495DD1DF7CB4201DDA2273B637B5BFFA9566D39C8625EC599FF16E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5aTE5o-qZtfZ7XqYr9hlg==</text:p>
          </table:table-cell>
          <table:table-cell office:value-type="string" calcext:value-type="string">
            <text:p>487A81A6AAA75AF482132D7F363ACFE32B5F3EE079D1C4B49EBE523063AC44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3OC6e0Ae2-O4OujR3cwjg==</text:p>
          </table:table-cell>
          <table:table-cell office:value-type="string" calcext:value-type="string">
            <text:p>3AADCA6244362B70123DA55351E51D6F131A2698FE1EC953520363360C4EF4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gNBpWPYK_5i7MwGWveN2g==</text:p>
          </table:table-cell>
          <table:table-cell office:value-type="string" calcext:value-type="string">
            <text:p>2C31B1C34DB71C7F8EB7BEF1AADD298BCB61A880B873713E2978CB2E99FCDB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_AJE3rkuJQVv62ldAtVpg==</text:p>
          </table:table-cell>
          <table:table-cell office:value-type="string" calcext:value-type="string">
            <text:p>8C00B321CC32D8E60D20028B3A852168789B3237C67E53DD9ED0739E292A01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0591og0OBf1j0k2zYqFdA==</text:p>
          </table:table-cell>
          <table:table-cell office:value-type="string" calcext:value-type="string">
            <text:p>06C970EF4419289EDA14FAD8F25EC661094E51C526304DF3C283F4215DA04D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tWEYXsjCoWYgGfoNFSbdA==</text:p>
          </table:table-cell>
          <table:table-cell office:value-type="string" calcext:value-type="string">
            <text:p>D78C065E14CD6AE7336E88DBA0E59E4AFB98A37A8FF40AFE33B202142995B2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0_ZWkQ6ffhsUWzwshQADw==</text:p>
          </table:table-cell>
          <table:table-cell office:value-type="string" calcext:value-type="string">
            <text:p>4245E7B6E766675D9CCA0FF2EBB304A7BC55286B138F2C8CB24281475EBA71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g7iQiHwmVZqd-9sVJUfeA==</text:p>
          </table:table-cell>
          <table:table-cell office:value-type="string" calcext:value-type="string">
            <text:p>D2158BE5810534BED3D33149A92335CC31616C1D93C58C35F20664F57E1A92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ttsGms85D6Yctz09kcRg==</text:p>
          </table:table-cell>
          <table:table-cell office:value-type="string" calcext:value-type="string">
            <text:p>4A7804FEE3A962B42C39D7A639A7223AE945530321FFE8552C3A0412D0A481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6uumJO0h_uG6ybSGGagQ==</text:p>
          </table:table-cell>
          <table:table-cell office:value-type="string" calcext:value-type="string">
            <text:p>B8619E0EF3131782776A8245D1004C069EF805B8B6A88E0FC45B1E1BDDB3A0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HV45dqkVPtUUzzHqTehvw==</text:p>
          </table:table-cell>
          <table:table-cell office:value-type="string" calcext:value-type="string">
            <text:p>6DAD253107141DC7FA6CC460A5EC5B40D8845787010C9D2FF46FA0C4FEFF27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MMDVpZjop6jx_S5G8CzA==</text:p>
          </table:table-cell>
          <table:table-cell office:value-type="string" calcext:value-type="string">
            <text:p>F9FDFE9FE056926FCA3161442146A46D42F079C33286C395FF7EB1F9EC3D07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5_A4AXOkniVcD4FGZMQ4g==</text:p>
          </table:table-cell>
          <table:table-cell office:value-type="string" calcext:value-type="string">
            <text:p>3E887E7AA13ED77A355697E71748CDA43576E8A23D91907CE7AF6EFAB9C7AA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7EEp7pno7igLYFOZW5mqg==</text:p>
          </table:table-cell>
          <table:table-cell office:value-type="string" calcext:value-type="string">
            <text:p>3F5CB4C45993BE30999BE7740B19FC3792BBAD92F03EE0AD7198A2A5C49301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OzOtP5ZpKN7PG2Vq6Hxw==</text:p>
          </table:table-cell>
          <table:table-cell office:value-type="string" calcext:value-type="string">
            <text:p>44D76BA5F1BBDA4D7D987DC19FF7A08067811E3B5C8C4F9EB207B2B058F926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_0t8LvsknqGCvpAnuL6Kg==</text:p>
          </table:table-cell>
          <table:table-cell office:value-type="string" calcext:value-type="string">
            <text:p>99DDEB08AA1DCF8C64E6A9818B373B50DBD6D9563DFB2A9C0453F72A4BA0A6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kqarO27LlNQUoLVUK4LRw==</text:p>
          </table:table-cell>
          <table:table-cell office:value-type="string" calcext:value-type="string">
            <text:p>AEA20D7AB8A69634CD1C4D2D1B140288F399B9EE143A038C7993C72716906A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99gPecela1kveU4LyuoA==</text:p>
          </table:table-cell>
          <table:table-cell office:value-type="string" calcext:value-type="string">
            <text:p>9B492389603BCD9570F8A9FCD64810943FC1E7C06AC24F1EA08801B4B31463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TlJuR2toMZmhTzpHtNrQ==</text:p>
          </table:table-cell>
          <table:table-cell office:value-type="string" calcext:value-type="string">
            <text:p>6822FCCE064F7A2DA07BA4E1092C789890950D2ADF794022A94172B30B1785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5SoZAXFCGDDLVIqM8Agew==</text:p>
          </table:table-cell>
          <table:table-cell office:value-type="string" calcext:value-type="string">
            <text:p>744819F35F2D45586D866132A33D79ADAF22C8BD6025B19196184C95F48FFD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7vzw4vKwu6-lKpNlOueg==</text:p>
          </table:table-cell>
          <table:table-cell office:value-type="string" calcext:value-type="string">
            <text:p>8DED15FD0D29F585CBE967FBE726E471594E8EA4F254240DFAD1FBC8EEA1AA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bQphXqY9jUJfsVxBhjlw==</text:p>
          </table:table-cell>
          <table:table-cell office:value-type="string" calcext:value-type="string">
            <text:p>E6C5B9C2EB507508D8D612573B51A1168EB8C847CF67BF89660AE0785A224A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RofBKJJs5-GoUzEqAUkiQ==</text:p>
          </table:table-cell>
          <table:table-cell office:value-type="string" calcext:value-type="string">
            <text:p>C9FEAF50CFA7AA486A63DCD92588409CD1B154CA7EB4E8E9C96EFE66E1F944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-_fVAnV_d2C1JKSD3ZOuw==</text:p>
          </table:table-cell>
          <table:table-cell office:value-type="string" calcext:value-type="string">
            <text:p>EE7EF59C065E332CD8B99B1F6D95AA99034227A37CA8CEB30330B28731AC52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P7DoZOn6diDZY68xVrjPg==</text:p>
          </table:table-cell>
          <table:table-cell office:value-type="string" calcext:value-type="string">
            <text:p>8FD228B4A395721568D0C4D361430211B1C9830332AF1C1AD40E71A99E7085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w4ccFSVyKkPc2pWe8oS9g==</text:p>
          </table:table-cell>
          <table:table-cell office:value-type="string" calcext:value-type="string">
            <text:p>D1025139C7D3D0225C381D4AC9745692F7E82C67D277B0B9E463876C4CE2FE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nC2uXkl3y-unA77xSvqkg==</text:p>
          </table:table-cell>
          <table:table-cell office:value-type="string" calcext:value-type="string">
            <text:p>65ABF2D0C3EE5EE2673A83C18E4B46632D52B9545C8A27F77400FA61EA79FC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LAT3fQZODQpJsj6ifzNg==</text:p>
          </table:table-cell>
          <table:table-cell office:value-type="string" calcext:value-type="string">
            <text:p>13C3EED62C2AB401D05F40480019206F7AAEF1A5095D81B22E0BDE803702F1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nLWd8ArG_y_mUiURPnXw==</text:p>
          </table:table-cell>
          <table:table-cell office:value-type="string" calcext:value-type="string">
            <text:p>99DCC24A2770750D09051A4531FE386E56802640B39A6E2006ABA1C079CD7E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UXKAfmr3nZ0kMAKBoSsg==</text:p>
          </table:table-cell>
          <table:table-cell office:value-type="string" calcext:value-type="string">
            <text:p>95945E51CAD0A61FFBF0A15C5B96BAA8571C576DFE7229917CB1EC1CA9FBC1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xmqpPS33JxVYKeUz27kew==</text:p>
          </table:table-cell>
          <table:table-cell office:value-type="string" calcext:value-type="string">
            <text:p>37EADA0916AB6C2EBAFF43C7CB013CF8D16F6FFD19F131D13EEEDA34906B3A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bDi8OwJ9X3k4XXsiynEg==</text:p>
          </table:table-cell>
          <table:table-cell office:value-type="string" calcext:value-type="string">
            <text:p>F8690D55ADF298130CE73AEBD9A49CF7C5017B9FDAFA28B5CB085571B60855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5gVoCELbNSAFoOfCnIA==</text:p>
          </table:table-cell>
          <table:table-cell office:value-type="string" calcext:value-type="string">
            <text:p>4452B8C201ACE755031085BA3D174DCE8E47217DD655E4DB3F487B78CEA0BC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HkyKbJcaRMqTwX3pKDIw==</text:p>
          </table:table-cell>
          <table:table-cell office:value-type="string" calcext:value-type="string">
            <text:p>387E0F54D9035DC55065935CD6D284811419277B28B4C1DEF9CAC0B5E378D3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KuFYaCCL92uPStzSYFMWw==</text:p>
          </table:table-cell>
          <table:table-cell office:value-type="string" calcext:value-type="string">
            <text:p>E3DA379D8FAF4A487BC4C1B3A242C8282A856414D32F0A8A7F0339AEB856A5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OeYcZBNl_4TSsrPwCw3zw==</text:p>
          </table:table-cell>
          <table:table-cell office:value-type="string" calcext:value-type="string">
            <text:p>FE1DD4ED20D9DCAF2E47F2E6DBDAFCB679F1930AB84303AA1AE6C07AB60EA5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6OOXrIzQhEbDQJbJ83u9w==</text:p>
          </table:table-cell>
          <table:table-cell office:value-type="string" calcext:value-type="string">
            <text:p>66749C5F8CF11222F758D4593D9254F79A647130492D33098E630A54D2948B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H_U-aanRDuUSeENcRkqg==</text:p>
          </table:table-cell>
          <table:table-cell office:value-type="string" calcext:value-type="string">
            <text:p>A1FF4E6423BB3D0E35A50970D71915F900061D4E3397AF07201FF138F9BA6E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d9uf5GwUcfv0eyxH7PmA==</text:p>
          </table:table-cell>
          <table:table-cell office:value-type="string" calcext:value-type="string">
            <text:p>3BE99B0FEB1C4F33258A3B48D0EC482ADC8852150DD587FF4DCF3859EC2028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qy0-CgQAXrlCjLGPrIlKQ==</text:p>
          </table:table-cell>
          <table:table-cell office:value-type="string" calcext:value-type="string">
            <text:p>64B0E2BC8F7388A7AB01E4738F0492DB613D57A55F668D1C6B83D3A8B26587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Jw7m54Cyk59Y4Icg6_QQ==</text:p>
          </table:table-cell>
          <table:table-cell office:value-type="string" calcext:value-type="string">
            <text:p>594F486D2366B91C054DBEFAA74D13F88FD545FF752EB2AD4615C53446C63C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0od-05fK91u7GGXRDfmw==</text:p>
          </table:table-cell>
          <table:table-cell office:value-type="string" calcext:value-type="string">
            <text:p>D2FC419093190C37092D87B79692B8D53D42CC12666FB6D442C0D1798DB20C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vbLtuRjtL2NQNC9yTb91Q==</text:p>
          </table:table-cell>
          <table:table-cell office:value-type="string" calcext:value-type="string">
            <text:p>AF59EBD6C502E41E6B1F16BBC74EA27D898198675606D0DD3C4BE4C99FD8DC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WiwxU1j3hiXShCka1RZAg==</text:p>
          </table:table-cell>
          <table:table-cell office:value-type="string" calcext:value-type="string">
            <text:p>DC64998C4D67BBF07D6065214293CF31DCF7DE5761800DE8A3903BD1F4D03B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a7Q3X5qgFS_VhgzzxZmA==</text:p>
          </table:table-cell>
          <table:table-cell office:value-type="string" calcext:value-type="string">
            <text:p>F3B8960C0F0F84C4BE11BF37EE283ABA9C5E2D673A5091D31148FAB126CE79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OhWkcfi6MJV-mMAhU4GKA==</text:p>
          </table:table-cell>
          <table:table-cell office:value-type="string" calcext:value-type="string">
            <text:p>C14113144608A461CF886A30F19B1CA5AAB1BB299813FDFC99EC814C42F580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3yrTk_fmO1fi9GCoHa0A==</text:p>
          </table:table-cell>
          <table:table-cell office:value-type="string" calcext:value-type="string">
            <text:p>53B1988A0E9E9F2F7037358CCEC1D6225DD4762CF077D696398A759D00026B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kVg5mnHA2oouwZO8TOXxg==</text:p>
          </table:table-cell>
          <table:table-cell office:value-type="string" calcext:value-type="string">
            <text:p>C8C12308EF96510C6D7413958E99469F6E7B7D545F92D5E688FDA5B29C0D7B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Y5M9AZyUrM_KWya4d2Qg==</text:p>
          </table:table-cell>
          <table:table-cell office:value-type="string" calcext:value-type="string">
            <text:p>74974DCB1101316F088C2D3A6528AC62AA77048422A55DA01D4C29ED4E53FB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TVaiQlYqRMUr96r8kgEwg==</text:p>
          </table:table-cell>
          <table:table-cell office:value-type="string" calcext:value-type="string">
            <text:p>0710B5804A8932D789694E851D49C4170F9D0E594E6BD1FCBD4C1ED8905DCB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Os8SSvru8sfhXG5hCSsOQ==</text:p>
          </table:table-cell>
          <table:table-cell office:value-type="string" calcext:value-type="string">
            <text:p>EE1FADE95198F7FD62535CE223FC92A393AB768133C9D4C6A23834C48CAD51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uyxSMdR9M5DSnxc0xs26A==</text:p>
          </table:table-cell>
          <table:table-cell office:value-type="string" calcext:value-type="string">
            <text:p>3E3550A6C0596ECAC097D7A4086FA8D727A00469FD2B2A257B168E1AF1EEE8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GDmfi7b3HXPa6Kihlu1zQ==</text:p>
          </table:table-cell>
          <table:table-cell office:value-type="string" calcext:value-type="string">
            <text:p>FA9A4890B866EB60022790BE8E49EFC99C1DA7B67845CAB3F2A4B750296516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ZxZD3f73hhdMnV30MYKFA==</text:p>
          </table:table-cell>
          <table:table-cell office:value-type="string" calcext:value-type="string">
            <text:p>981CC5B8E60E097E8035B50D757099CD8F0D273E397BC38695D53178BE914B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_KKgCl5ZyHCBX-kVbpHCA==</text:p>
          </table:table-cell>
          <table:table-cell office:value-type="string" calcext:value-type="string">
            <text:p>78A13D5AC6F63B6084757D9E9708D282BE365D2509E195B533538026D2EC3A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LIeSp3bM3kHCr84hKFHyA==</text:p>
          </table:table-cell>
          <table:table-cell office:value-type="string" calcext:value-type="string">
            <text:p>132CC75220828F8D9A4F0A627B0B5C4D0CF80B0BDF008E942895430E05C9A7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-QDG3WGtwmVeGs-o0nnw==</text:p>
          </table:table-cell>
          <table:table-cell office:value-type="string" calcext:value-type="string">
            <text:p>BF6F9069279618184AFBAF7C035A0D8792DD8481D2C8EA6E0B0B2A473B1208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VKn0nKduVmALOxddrS0jw==</text:p>
          </table:table-cell>
          <table:table-cell office:value-type="string" calcext:value-type="string">
            <text:p>4726095375770FB5C9E22D1D2435BB46627213D24DE9EEF2A780666A79AD56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-Kl1QWoXIrZJ61oJtljnQ==</text:p>
          </table:table-cell>
          <table:table-cell office:value-type="string" calcext:value-type="string">
            <text:p>7FC7B153A2FBFDBA1008825227C0FECEB1C9A2C917A97891B23BF4FB14BF46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HpqmTiAiLqHsMBwD5OhFQ==</text:p>
          </table:table-cell>
          <table:table-cell office:value-type="string" calcext:value-type="string">
            <text:p>0BEDB1F592DD6C08B72D1A03F520AE146912B25FCD121DD9E6CD78E44ABE8F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00fFCILH4PpaFGLQwxnHQ==</text:p>
          </table:table-cell>
          <table:table-cell office:value-type="string" calcext:value-type="string">
            <text:p>3C2BC807099E1A5A5643F0FC7D648B4C700014E1C09C3238E03F0493933D94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qaRqxPWCNN3j3apwJamg==</text:p>
          </table:table-cell>
          <table:table-cell office:value-type="string" calcext:value-type="string">
            <text:p>25591ED4E5F7625CBFCCB00EC47997FF728DFF700181AA847D133FACE9072A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igSABLqrtLtFc83ZIu4g==</text:p>
          </table:table-cell>
          <table:table-cell office:value-type="string" calcext:value-type="string">
            <text:p>4877FD7F841568BD78F897B57DECACCC43C44C6855A8F335CD0A88C5C37E22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JSQp7V2s71tZpCUuYbDTw==</text:p>
          </table:table-cell>
          <table:table-cell office:value-type="string" calcext:value-type="string">
            <text:p>B3094D711D1747D88D71D87B74A448D6A789D78227954D0A97817B891CB838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lZ-2eIsd4ZsMz_ZseVww==</text:p>
          </table:table-cell>
          <table:table-cell office:value-type="string" calcext:value-type="string">
            <text:p>24A71C84D6BAFCF1712BAB0CCE436845FD01FC9C441146F36311F3670B9DB9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sUjPo4FRPF837I3BKw4Gg==</text:p>
          </table:table-cell>
          <table:table-cell office:value-type="string" calcext:value-type="string">
            <text:p>83705EAD5CC48704693E81EB84455C22F7883F28845C866EC95E6893EE5C1E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mQL3ec_YNlrrHmUa1UdA==</text:p>
          </table:table-cell>
          <table:table-cell office:value-type="string" calcext:value-type="string">
            <text:p>14CA6BC89927B8BA1859B568514BB166E46C56BC684E31225EB6855CF01D64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0-G6NblqK_QjYWIMjUPHA==</text:p>
          </table:table-cell>
          <table:table-cell office:value-type="string" calcext:value-type="string">
            <text:p>AD1E65ABD27DDC7412C17F8B224377EC9A18C79C83DBF2E82DC37E0E8EB9AB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lhR7qLZ39ZdsecKqhZXg==</text:p>
          </table:table-cell>
          <table:table-cell office:value-type="string" calcext:value-type="string">
            <text:p>01874E5F706BFD49D8925F07966917C35E73F747695CD5100715C7E007ED43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G0upi_9spgsuux_BV3YCg==</text:p>
          </table:table-cell>
          <table:table-cell office:value-type="string" calcext:value-type="string">
            <text:p>7C54DDA5E610B29F67C848E5C6E92DE6454E1FDADCFEB55613F4040EB3CAC4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YY19ygQ3FDAy2hcQdGEPQ==</text:p>
          </table:table-cell>
          <table:table-cell office:value-type="string" calcext:value-type="string">
            <text:p>3CCAF43E399B7B2AA4935D4FDE92755647158052850354D1E2E8E82534EA85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39GzqYx5W-S__qVxE7jDg==</text:p>
          </table:table-cell>
          <table:table-cell office:value-type="string" calcext:value-type="string">
            <text:p>DBF123A09970F732BA5EDB907F5794C8519BBF1CB5E66D5E448D0BE985249D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_h3DnxFNP9L28Xwm0Irg==</text:p>
          </table:table-cell>
          <table:table-cell office:value-type="string" calcext:value-type="string">
            <text:p>D05A6EC109AE93D42FA7B06D2DA3E18C2ECCBA22008A711348A5AA52CC3E43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qszw5jMRNsTqpYVtE5qww==</text:p>
          </table:table-cell>
          <table:table-cell office:value-type="string" calcext:value-type="string">
            <text:p>35B834E6C4531B2570B2A0AD4DB30C32071DE33DE2E3A8979FA3175986025A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-RqiHaTPttC6RkbFbvCg==</text:p>
          </table:table-cell>
          <table:table-cell office:value-type="string" calcext:value-type="string">
            <text:p>DA85CD00F3181F1187BD62AED8FA63A71DE82E801CBE639940A87361697C43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_K8IgQnzpIwxKKSdfTYQ==</text:p>
          </table:table-cell>
          <table:table-cell office:value-type="string" calcext:value-type="string">
            <text:p>5469BEEADDD0ACF4EF71CC0BAE356136ABF5B6D96232456B665AD2E210AE2C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f9YlaXH0yGO1OwDVPTfKQ==</text:p>
          </table:table-cell>
          <table:table-cell office:value-type="string" calcext:value-type="string">
            <text:p>E10BBBCB663379F3CF0B076AF81C48DF21B31322535B9A4369FA450C005118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jWkIWkHSmdRtQNiRwj8g==</text:p>
          </table:table-cell>
          <table:table-cell office:value-type="string" calcext:value-type="string">
            <text:p>62CF8263F75B9E7A6AB5356D4E27FBC1C7D7DE73F391DC45ACBE5ECDF9EE6C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kpNDUs4Q2DE88c179Lew==</text:p>
          </table:table-cell>
          <table:table-cell office:value-type="string" calcext:value-type="string">
            <text:p>CF1FAEF99A9B95D5B710725C72567DF9B3DC9B9F58D0DBF7D87C957BB79E3A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fc-DMcUNW6es4KrEszNzA==</text:p>
          </table:table-cell>
          <table:table-cell office:value-type="string" calcext:value-type="string">
            <text:p>90A5BA0C6A712E560EE5FE59304080AF3A02BF88C85DC2ABC3930129FC93C5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ch_6_FhhAsMs8ER-fPbg==</text:p>
          </table:table-cell>
          <table:table-cell office:value-type="string" calcext:value-type="string">
            <text:p>8E389C85DCFE640E29ABE71FCE0BF89E3469E84D61F20921B0E54FC84F6647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3CQr2pU1fZ_WUkfTViBgw==</text:p>
          </table:table-cell>
          <table:table-cell office:value-type="string" calcext:value-type="string">
            <text:p>CE8097B536F4167D3915E9CA692E01C4393259550BDA01B5341170335E37C6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iuZxZLp91j8mHnUP2547g==</text:p>
          </table:table-cell>
          <table:table-cell office:value-type="string" calcext:value-type="string">
            <text:p>8157D801849DDF08602214D4A6059008D8375F245A1CE4FF9FF5FC16B6668A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Q0BjlaQkq13x6qZ5vW4A==</text:p>
          </table:table-cell>
          <table:table-cell office:value-type="string" calcext:value-type="string">
            <text:p>1BE19730394691C356F128113F62B33919E68A7471C11FC33B1C421E46F3B9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zQxozcKeQYJIFDrFiy3yQ==</text:p>
          </table:table-cell>
          <table:table-cell office:value-type="string" calcext:value-type="string">
            <text:p>B71DE2B172F852696532CDA14CE8BB59CE57930C8F76329E05A3F2A92A30EE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uXxjGs14T8MaOqQIAGNg==</text:p>
          </table:table-cell>
          <table:table-cell office:value-type="string" calcext:value-type="string">
            <text:p>07E298A20BA6F9992040FB9B40FE6396C3D07AEB14E84106D8B02CFED42DF2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xicLeQByKJHMzhmeHD6NQ==</text:p>
          </table:table-cell>
          <table:table-cell office:value-type="string" calcext:value-type="string">
            <text:p>1BD3F0E10A59E11FD9227212329C62DD2053EA261971941EA7121F356D86F1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HCSFqxvNTAiSVJoNpg3w==</text:p>
          </table:table-cell>
          <table:table-cell office:value-type="string" calcext:value-type="string">
            <text:p>C8859668E1D95A4878DAABF2BC5D8C9176C73BEF3B1A0BFCFC37C7DDAB0A5F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dvBUEVEtdmFjT8o8dR6_w==</text:p>
          </table:table-cell>
          <table:table-cell office:value-type="string" calcext:value-type="string">
            <text:p>DF98F0B602A7BEC2ED1CD64EF51BF3BD346597924BB610030A1937BFF20DE5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V31PrbiIT_H4Im8uFcDA==</text:p>
          </table:table-cell>
          <table:table-cell office:value-type="string" calcext:value-type="string">
            <text:p>E14A839B69A385E396BB6231EB219135F01515E51FB6D601013E7A7696AC14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kCh7Wa3lxXkgXIr5oV0g==</text:p>
          </table:table-cell>
          <table:table-cell office:value-type="string" calcext:value-type="string">
            <text:p>8E3EFAEAAFC3BC9B39696F7433BA1DD2B8EF81F5CABD265626DE9AD6D3C65F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FdMZj60rmLAbUwUAB2Itw==</text:p>
          </table:table-cell>
          <table:table-cell office:value-type="string" calcext:value-type="string">
            <text:p>6B1A413C6BD7AB09A665844BF4FC9E3BDA1DB832D5979B30233371674C262F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e03zyhLxIB0lXdjUJpHEQ==</text:p>
          </table:table-cell>
          <table:table-cell office:value-type="string" calcext:value-type="string">
            <text:p>367026E70B2B5FA6AA12A4C243A4B68ACDA4D1498FD935F9AE06495C25AE24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XZ-80AipsvQnhyk4ESa2A==</text:p>
          </table:table-cell>
          <table:table-cell office:value-type="string" calcext:value-type="string">
            <text:p>6C6196EDCCD0FC8C3D3B1CB985F5577146CDE4CC699936525A72EBD2F32238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9yY8Gux7IsY96SfhasjVA==</text:p>
          </table:table-cell>
          <table:table-cell office:value-type="string" calcext:value-type="string">
            <text:p>FA2155676281C4DF52CC8C182A24E2EEBE3AE8B368D2E53ECD8B1AF2713750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9TdAj034FtB3e1qndN4jA==</text:p>
          </table:table-cell>
          <table:table-cell office:value-type="string" calcext:value-type="string">
            <text:p>CB54DD7813C99E2FA908320FBA06D2B389848304B49DBB0AD5C47B78861B07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2Zf7zrJ4pjWkC1nMS6seQ==</text:p>
          </table:table-cell>
          <table:table-cell office:value-type="string" calcext:value-type="string">
            <text:p>F082AB3A85C2B75D398ACDA9B2862A64B4289CB3B42BBEC8C91D05D9006558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5GKXlr3kFg9lR4n2pfbQ==</text:p>
          </table:table-cell>
          <table:table-cell office:value-type="string" calcext:value-type="string">
            <text:p>84D91A3BDA2A6D4CC00BACE400C53F1346F5F2E0BA609270957930D5783C3C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_R-F-xOAEx4yrT3m45A-g==</text:p>
          </table:table-cell>
          <table:table-cell office:value-type="string" calcext:value-type="string">
            <text:p>72CA89664FB0D433579B59EAEAB8F74BBB8A07FBF3AFDAC49562783E4C835B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-e3Jyf3NyVIP88WbvYLuA==</text:p>
          </table:table-cell>
          <table:table-cell office:value-type="string" calcext:value-type="string">
            <text:p>36DDD74C0DAF685FA4D1C001942CA087C0C2F515416077DB3F9B902CA68137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KqmbRcI8sTun3xOzmdkA==</text:p>
          </table:table-cell>
          <table:table-cell office:value-type="string" calcext:value-type="string">
            <text:p>BB0889ECC96ED13B26714876E1DDCE4CE810EDB73072E86520BFA873202A77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2c4D7GHqvcPFlvpK6aAUQ==</text:p>
          </table:table-cell>
          <table:table-cell office:value-type="string" calcext:value-type="string">
            <text:p>92E227A7F3133BBC296ADF2FBE481D5F3027BBCFAF245A03ADFDA1485B51BF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0DZPdvm8-JzHpa5nQfQ5g==</text:p>
          </table:table-cell>
          <table:table-cell office:value-type="string" calcext:value-type="string">
            <text:p>C65D1D79B452E20484F33D98C8A397D7A952336485101EF1DF5A535486A010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t7ECqxPvtU1hV1cWNareA==</text:p>
          </table:table-cell>
          <table:table-cell office:value-type="string" calcext:value-type="string">
            <text:p>CB0E151574F6AD66AA80A8933A572DF76AAF754ED8B4684F5B81E02F2C95C2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JthRfp45My4Wj4CECbfQ==</text:p>
          </table:table-cell>
          <table:table-cell office:value-type="string" calcext:value-type="string">
            <text:p>C6C997614C60FB96930A25CFA168584890D3E975F46030BF8BB571205FC054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sZuyd3PEFD2mkr1BLgbA==</text:p>
          </table:table-cell>
          <table:table-cell office:value-type="string" calcext:value-type="string">
            <text:p>F69DD93061440A59108602BB83AFF3F3793FDBE52BB6F6FF30C056399F5E5C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XGpYJX1p6MJfqetK7hcOQ==</text:p>
          </table:table-cell>
          <table:table-cell office:value-type="string" calcext:value-type="string">
            <text:p>FCDAF6C5D899B375C5EC14351B0325F33F8629080BB8C4042FA04DAA061CD7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54Lmdd7SyomkosPzGi8aA==</text:p>
          </table:table-cell>
          <table:table-cell office:value-type="string" calcext:value-type="string">
            <text:p>A42C2017F825F53C7D562711292908C0BBC3432D7A005FC29585A6A7F82A19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fHMVf1w250fqUfX3MxJpw==</text:p>
          </table:table-cell>
          <table:table-cell office:value-type="string" calcext:value-type="string">
            <text:p>FC69FFB8756E659958563861BDA0B2F2E9D8358DF6D8A2D62B54F61CD305CB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J5HUq6iRv7JGLA2mUiHA==</text:p>
          </table:table-cell>
          <table:table-cell office:value-type="string" calcext:value-type="string">
            <text:p>0DFEF7C697F6BBAC3741EEBE28CA0228FC19979EB298FFF51DADA11BECA46A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3RqlOlwy5kuYsxMxpYfYQ==</text:p>
          </table:table-cell>
          <table:table-cell office:value-type="string" calcext:value-type="string">
            <text:p>28B22CAC35EEEA297E917BC164DDF425678557233E79A00FD71A481C0BB6FA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C6FsKE7D3zo3IBlkJ_NYQ==</text:p>
          </table:table-cell>
          <table:table-cell office:value-type="string" calcext:value-type="string">
            <text:p>95A1E32FFC10FE981F2095426C44B692C54F26D3CC424DC6901ED55D836DC7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n6RFNhTs90wwuDM4vhYZA==</text:p>
          </table:table-cell>
          <table:table-cell office:value-type="string" calcext:value-type="string">
            <text:p>84EAA30517960D685536D823818CFFCF5FACD2DB817BA8EAC790483951398C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8nr_8FS3-fieeY_MUfAg==</text:p>
          </table:table-cell>
          <table:table-cell office:value-type="string" calcext:value-type="string">
            <text:p>0ECB75383C0B2933332E1209EDE860A358C91154FCD561579A1856BBAEF989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4YcK1Fxr34R2rlymNQhBA==</text:p>
          </table:table-cell>
          <table:table-cell office:value-type="string" calcext:value-type="string">
            <text:p>C8B89297ED4C2CEC7181C10BDBA8A8BFEA141BBD407F253706D4A5C0446044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bSb2lcwaBfNEbwy1nmyJw==</text:p>
          </table:table-cell>
          <table:table-cell office:value-type="string" calcext:value-type="string">
            <text:p>CA4C8CBFD0C00DD13711974F99ACE53361D0120EC4D42028818F5F5081CE46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0Q4pdj49yJVm2M2VBiNXw==</text:p>
          </table:table-cell>
          <table:table-cell office:value-type="string" calcext:value-type="string">
            <text:p>4ECAE2C319F9EB180A45CD6596336CC945C19ECD4CA331A172422070BBB419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5dpyeq3obddN1_OCUu27w==</text:p>
          </table:table-cell>
          <table:table-cell office:value-type="string" calcext:value-type="string">
            <text:p>9C366B577E330D741457CDD6DA7ED718DB7FED27CA3FFE77141AEE9938F34C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i0LBt7sxwLFYpXkV8k1g==</text:p>
          </table:table-cell>
          <table:table-cell office:value-type="string" calcext:value-type="string">
            <text:p>5B331FC20AFA575E6FA2AA38455B9108F65FD282B6ACE2997BD453CF2EAF3C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5knpxa9MZzuTWulnQF-A==</text:p>
          </table:table-cell>
          <table:table-cell office:value-type="string" calcext:value-type="string">
            <text:p>9A4FB0EF9F81926E01B5AEF9EFB8BB4832A7B0A8E523CF2B64D09319DD7CF5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8ImAdZYA1IPXw0jWKDvg==</text:p>
          </table:table-cell>
          <table:table-cell office:value-type="string" calcext:value-type="string">
            <text:p>7F107B0EC292706EA7AC233A819D80CA6F9B0A31AB0B9B22A5A2AC045215F2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99R3qU_-t-bUba3y3oWg==</text:p>
          </table:table-cell>
          <table:table-cell office:value-type="string" calcext:value-type="string">
            <text:p>DFA5EFF1F9E25B19AD308CB16E119D931FB39F3A98EDE7F79CABF6D58F3E93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55bEBPtiwKoqYWch48Sg==</text:p>
          </table:table-cell>
          <table:table-cell office:value-type="string" calcext:value-type="string">
            <text:p>966779C787A7D72B7F9E180C4E2EB878925B86809D3ADC97067214F1AAFA8C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IREWfTNonFh8uYLlZkzw==</text:p>
          </table:table-cell>
          <table:table-cell office:value-type="string" calcext:value-type="string">
            <text:p>FF5F124ED89A7A6816E382BF525E763AE669AD9E3675843F5EE2970F7D6081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R5O8XafzZjWdjsQFt03A==</text:p>
          </table:table-cell>
          <table:table-cell office:value-type="string" calcext:value-type="string">
            <text:p>07C02AEF51A8D3623C506ED553670587429FE7C358031E30433FEAA905CCEA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J1KCkfWA8OwUFWA9MoXvA==</text:p>
          </table:table-cell>
          <table:table-cell office:value-type="string" calcext:value-type="string">
            <text:p>E9CD9F7ED5A88329810CD1B9C4046BB1FC3ABB008D63C2B4D38446831E1AE0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PA7HYL3t5jyQFp7TPGKQ==</text:p>
          </table:table-cell>
          <table:table-cell office:value-type="string" calcext:value-type="string">
            <text:p>4D4386842FA051E46C35790FD4C7913363E6FDA28A6FAAE4AABAF2D34CA1D9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q5A8JzYyg90L-mWLnkBQ==</text:p>
          </table:table-cell>
          <table:table-cell office:value-type="string" calcext:value-type="string">
            <text:p>E897829876EBE2A35747DFF59FD369011931B8B7AEF4FF2AD1FCFCB011EB03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oi4QUZiEMCdTm8VJH_6BQ==</text:p>
          </table:table-cell>
          <table:table-cell office:value-type="string" calcext:value-type="string">
            <text:p>70AB521E6935DF025D9C513D8623AF130BFD6CB9913363AF366E790627DC3A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WVE7xQBf0dwoDUg5HFag==</text:p>
          </table:table-cell>
          <table:table-cell office:value-type="string" calcext:value-type="string">
            <text:p>F8E9CA6C1D4890381F5D2A26EB5AD92EFBE723C5495F86424B46DD787E51E9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BfzOHpUkaPFwGZtCxhGQ==</text:p>
          </table:table-cell>
          <table:table-cell office:value-type="string" calcext:value-type="string">
            <text:p>92FE441770ED549A74C8DDD14BBB970061B11D04343FB095FFBE5F46C7E1F2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Y9-Cf67CxYvxSN0zzLi2g==</text:p>
          </table:table-cell>
          <table:table-cell office:value-type="string" calcext:value-type="string">
            <text:p>DB5B50EAF8FA5A74E72E6E839F9D4E3BB8326C56641BBA7DE2B27450B4AA50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N6dSP8QfUOmFG9fuXBtRQ==</text:p>
          </table:table-cell>
          <table:table-cell office:value-type="string" calcext:value-type="string">
            <text:p>1E908D6EF5CE3FED5586CF6162F9808B4C232B0473FDA9E07F03791EDA6FB2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VtszecAtjeQlZtCjVgbfw==</text:p>
          </table:table-cell>
          <table:table-cell office:value-type="string" calcext:value-type="string">
            <text:p>DCB9D64623740D8DD03A2B81DF75D3662EEFE87B67786CD045BDF3E20A83DD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YJ7NQANh4CFDYRnWtGW7w==</text:p>
          </table:table-cell>
          <table:table-cell office:value-type="string" calcext:value-type="string">
            <text:p>93B172F5140525C150A6B4257D9EA7AABE9F88F1BC71D5B9D0477FDE248CD6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4FFHWqq7TN9HIkJmAH-w==</text:p>
          </table:table-cell>
          <table:table-cell office:value-type="string" calcext:value-type="string">
            <text:p>85775E65030E28432D8926433E4E44D4F42C6B8FE2F71AC2BC1980F5AC0C3B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QEkt-bArn4SEr7huvi5A==</text:p>
          </table:table-cell>
          <table:table-cell office:value-type="string" calcext:value-type="string">
            <text:p>18CEA6285073B8135E3C40BD8912E8BDD9A125E0F54DC203F600ABB08CB5A0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6cE8urNtR6GYhW1JPENg==</text:p>
          </table:table-cell>
          <table:table-cell office:value-type="string" calcext:value-type="string">
            <text:p>9326A1B5E3F2567180343B5187EA91F6178BDE3F32393BA52EB505AFA72F37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hR4K2QLNgwfgGsOb2ZDA==</text:p>
          </table:table-cell>
          <table:table-cell office:value-type="string" calcext:value-type="string">
            <text:p>B093AEE9B02A7918ECB7E7835C4303CF36110AE1693FC444A9B219D8226713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Fd6i6c2TKzWcKeHez4yg==</text:p>
          </table:table-cell>
          <table:table-cell office:value-type="string" calcext:value-type="string">
            <text:p>E43C57DB2988524866A56B0D0D33224BCDD6E3EECF76A1D910234C6929B1EC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O1cXO9ioz5cEDvHA7sdw==</text:p>
          </table:table-cell>
          <table:table-cell office:value-type="string" calcext:value-type="string">
            <text:p>216547D320E7D12CB17C24B0233E8C23AAD697F5F87A2CAF416BBA17925910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23cBT4GRg1b9XUzK6nlbg==</text:p>
          </table:table-cell>
          <table:table-cell office:value-type="string" calcext:value-type="string">
            <text:p>618E64E4AF7B38B4024C509770A1F3007F48D3D95800EC6FD18DA76C14C1A8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IAVN4fJXBvh6uJ5oGQyg==</text:p>
          </table:table-cell>
          <table:table-cell office:value-type="string" calcext:value-type="string">
            <text:p>5FA71AE34270CC2F58B5683C817A72618C84614DD5F56E9B9D33EF8EBB6D06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Glfm8sR-maFrJx8han-g==</text:p>
          </table:table-cell>
          <table:table-cell office:value-type="string" calcext:value-type="string">
            <text:p>98990BF8088D086B4F9F1FCCB79F0946731898483226283F1EA485AB1660CA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UxfBTj1of1rruM4qi6USA==</text:p>
          </table:table-cell>
          <table:table-cell office:value-type="string" calcext:value-type="string">
            <text:p>5A9BA8F10B860BDDC545C7256CD5B9AE11667F57AE71D9E19D64C11EFC9451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VZQkSeDI6xvVq64g0GQTQ==</text:p>
          </table:table-cell>
          <table:table-cell office:value-type="string" calcext:value-type="string">
            <text:p>451465D7872A03725BC159B4741423E2172D42881FC6A251B3636AFE3C1F95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wKL-tGX5Iz3Hly4VS3YHg==</text:p>
          </table:table-cell>
          <table:table-cell office:value-type="string" calcext:value-type="string">
            <text:p>DDEF621F8C9F0E83BFFB3F27AAB14F6E6E32B841B5447E5F2766899DD4A141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m13sTkskP2nrDS2WqJqQ==</text:p>
          </table:table-cell>
          <table:table-cell office:value-type="string" calcext:value-type="string">
            <text:p>F169D304CD329C3A82C88DF32AD04AF5909DD9B39D27D412E042F9B345A4A4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yrEddrmpEF1Vl1Vsh3X5Q==</text:p>
          </table:table-cell>
          <table:table-cell office:value-type="string" calcext:value-type="string">
            <text:p>6836DD3698DA3701F7EAA5902C9D166FC3057A3462585CB0343A15FA4A111E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afP40rtblNkSai9gdAJZw==</text:p>
          </table:table-cell>
          <table:table-cell office:value-type="string" calcext:value-type="string">
            <text:p>EDBEFD75B0D20352E222F02FD9C87F63E57F29897A6D00D69196F98D52ACA7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BZOc4v20HAhFpUS1-TK3g==</text:p>
          </table:table-cell>
          <table:table-cell office:value-type="string" calcext:value-type="string">
            <text:p>138B067CDB0446B5FDE3F01C5FB171B2E01B3CA71D853ECD42E97AD4F63BAD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gvHAmZ08dOYnmVjA-B1g==</text:p>
          </table:table-cell>
          <table:table-cell office:value-type="string" calcext:value-type="string">
            <text:p>295BFA5FC4545228C3760B4254E921C9374AE013BCEA6A2E714F5644BCBACE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iw3CCtEKzEO4gUuFQTMQ==</text:p>
          </table:table-cell>
          <table:table-cell office:value-type="string" calcext:value-type="string">
            <text:p>B4F38333D2BA6BFC13E7838C71AD3136C99CBD1882B19A519691315FE8F13C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hsMQR6fnU2KIj1oXLEJg==</text:p>
          </table:table-cell>
          <table:table-cell office:value-type="string" calcext:value-type="string">
            <text:p>4EF48F0D99EA0CB52D42F39FEFF594233D6BE1AF35582344993D1BB0793EA2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hsMQR6fnU2KIj1oXLEJg==</text:p>
          </table:table-cell>
          <table:table-cell office:value-type="string" calcext:value-type="string">
            <text:p>EEA3426D931820EBC20DD4512D113B8160CC7587637480566A14D197E37CA0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HIL9fTzbvYI_nBI5X5Qzw==</text:p>
          </table:table-cell>
          <table:table-cell office:value-type="string" calcext:value-type="string">
            <text:p>302F57972586D9FAEB3A356D5EBD250748C83181CAEE425099B10783EED782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9VD4SsXU5EnhjP_gDQHvw==</text:p>
          </table:table-cell>
          <table:table-cell office:value-type="string" calcext:value-type="string">
            <text:p>268A23042ACCFB5A2B9A99AE95EE07F79B0BE89BD71C95482F0728F8B32CA2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8JZr_XpBOcHz2HBOi2Eg==</text:p>
          </table:table-cell>
          <table:table-cell office:value-type="string" calcext:value-type="string">
            <text:p>E1AEEFB90F7D5CC72A6835D8AD5F8404F8BDCCC785227C1DF11AE369FB940C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3tM7ncd9s6mL0C5dm64yw==</text:p>
          </table:table-cell>
          <table:table-cell office:value-type="string" calcext:value-type="string">
            <text:p>D371CB428ED961BACE0457260D4A89A20B9C3518739525BA2E7453CDA02DF5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8KiwXwhc6BIw_8u4F504A==</text:p>
          </table:table-cell>
          <table:table-cell office:value-type="string" calcext:value-type="string">
            <text:p>0B91EF2456D1B706E644482D098EC2B95C5609FF99871B65F3881306ADF70A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_QSxSlLvutxDUXnmIUv6Q==</text:p>
          </table:table-cell>
          <table:table-cell office:value-type="string" calcext:value-type="string">
            <text:p>4EF48F0D99EA0CB52D42F39FEFF594233D6BE1AF35582344993D1BB0793EA2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_QSxSlLvutxDUXnmIUv6Q==</text:p>
          </table:table-cell>
          <table:table-cell office:value-type="string" calcext:value-type="string">
            <text:p>EEA3426D931820EBC20DD4512D113B8160CC7587637480566A14D197E37CA0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lv2GA2aVciyeeiF-LfDQ==</text:p>
          </table:table-cell>
          <table:table-cell office:value-type="string" calcext:value-type="string">
            <text:p>E76E1C435D04B85C540F56F410841EF4B750047BC0948C4F0B0F841B3091DB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1umu6llfJyMbupA0v1hg==</text:p>
          </table:table-cell>
          <table:table-cell office:value-type="string" calcext:value-type="string">
            <text:p>AFB6BB8B835D4FE6108510C76E7A1532E69DFF4BA8D9C4EB783E18E34938BC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9WLujIKxGsQyxRE4bN0A==</text:p>
          </table:table-cell>
          <table:table-cell office:value-type="string" calcext:value-type="string">
            <text:p>3D298F40B3E95E7D530BE7779C113E29A9D5957C5E4F83BA67E7149EA837D4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tFay0wWO3K73MmfZfj_Q==</text:p>
          </table:table-cell>
          <table:table-cell office:value-type="string" calcext:value-type="string">
            <text:p>4809AD9341E84210CC177C28592B6439F6D02116F57AD3ED58E4201E1A31F1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McY7jFvChmyRUwRoSd78w==</text:p>
          </table:table-cell>
          <table:table-cell office:value-type="string" calcext:value-type="string">
            <text:p>0CFEB73E7E7FF4B7AB6BEC4BFF63B4AF697D41BDBA5A7E3D94BBF621EC0A21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xNHyVhET9K4FKKLRJ4kg==</text:p>
          </table:table-cell>
          <table:table-cell office:value-type="string" calcext:value-type="string">
            <text:p>0F208B8424F1CF2CCC2476AABFD5B62A2A079E03133EA494D60C8E91FE2699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G55WOTQryx7MqUbMnWHg==</text:p>
          </table:table-cell>
          <table:table-cell office:value-type="string" calcext:value-type="string">
            <text:p>8D2CFB1357AFF7C4DF1D17930650B111642C029F4E366CDECDB516F922E672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__XaHaKemvf3ddQiOoOQQ==</text:p>
          </table:table-cell>
          <table:table-cell office:value-type="string" calcext:value-type="string">
            <text:p>E8A0DF449F945B513D957C32E63CF93EC4EE45F485ADC629AA1BD702D2EA81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9p94Bq3Xy5ORRDus37Hg==</text:p>
          </table:table-cell>
          <table:table-cell office:value-type="string" calcext:value-type="string">
            <text:p>3073B07FEAA09AD3040013B1F4B5CD3560AC22FE0304E6AF2C782B78E6522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HnzqJZzOv5nNkzgjh3mg==</text:p>
          </table:table-cell>
          <table:table-cell office:value-type="string" calcext:value-type="string">
            <text:p>34AF48D093742A4E315DCA5CF8FB48E34598BFF3CC30D9DCEA7ECA94117641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aQ0xn5JLm5xUOBs6WQ3qQ==</text:p>
          </table:table-cell>
          <table:table-cell office:value-type="string" calcext:value-type="string">
            <text:p>F7B20146DEFB679F8E9365118E6A7CBB156A46270FD1B502B1E06B7E51F2E5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awt3eUrKrHYtG_a39espQ==</text:p>
          </table:table-cell>
          <table:table-cell office:value-type="string" calcext:value-type="string">
            <text:p>A69DB6AC22BDA293FF3A89AFFB43667EE3685BB8A9585A5C9A801DA411EE22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Z9v-SafDQZUrrrazHl1yA==</text:p>
          </table:table-cell>
          <table:table-cell office:value-type="string" calcext:value-type="string">
            <text:p>A42CD4B577B0650E55B9424684ACE78195BC8A06942FF5357756D87DDE39F1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_ck-9bW_TJ7fNa8B5Oumw==</text:p>
          </table:table-cell>
          <table:table-cell office:value-type="string" calcext:value-type="string">
            <text:p>DBBBC7F42EAFEAAB7616B4CEB066F62CB8CB7C281B7F06AC54C2D82F9A4314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F0QxR3rS6kb4eiVbIgVJA==</text:p>
          </table:table-cell>
          <table:table-cell office:value-type="string" calcext:value-type="string">
            <text:p>5C1C4D41EC33C43AF281F8A277B149A5D4A8A6972F49E8920B17BED0CD3F29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beH6QxnUmTHl-i2bXWHiA==</text:p>
          </table:table-cell>
          <table:table-cell office:value-type="string" calcext:value-type="string">
            <text:p>10D677419EF37103FE25765418460921C7AC7D7A325E0AA22F3D846AF12D2B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CZVTmaMd7FFo3Rf74bIAQ==</text:p>
          </table:table-cell>
          <table:table-cell office:value-type="string" calcext:value-type="string">
            <text:p>40407E93ACC9AFA6C4FD7126C73740AF8C062E571E849A320AF25934DD40F2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0p4iSHlOD8xGDSkS9JZw==</text:p>
          </table:table-cell>
          <table:table-cell office:value-type="string" calcext:value-type="string">
            <text:p>72DD80F32328FD8EB7F870870280E2EDA6C78A05D98949F89D7A2757D4566B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6c6YPilw18XEzzIOlNxg==</text:p>
          </table:table-cell>
          <table:table-cell office:value-type="string" calcext:value-type="string">
            <text:p>B065081F03C96C210125AC46A3FEBC7E259F36CBF7F0F446F7AA3F42C1DEB1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8kCAKF69hJOat-pKa2EVA==</text:p>
          </table:table-cell>
          <table:table-cell office:value-type="string" calcext:value-type="string">
            <text:p>9C56E52B16E810BDD0821207B65DD19C0238366608E1C662E2443FD9E70687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cgGdnj46Kx-XWDycR1gg==</text:p>
          </table:table-cell>
          <table:table-cell office:value-type="string" calcext:value-type="string">
            <text:p>20E64FE0284005ECD62F718B254D574F0E9ED14A26D9750B9AA756FD06713A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Y8u8tQOtBHJPFr7Zn2GQ==</text:p>
          </table:table-cell>
          <table:table-cell office:value-type="string" calcext:value-type="string">
            <text:p>ECFCA413013B2FF0E02D8B644B4F5CAD7BC5B76C5EBAB14DB754AABAA65EE1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1Up5ecceEEF8_BjRaSpCg==</text:p>
          </table:table-cell>
          <table:table-cell office:value-type="string" calcext:value-type="string">
            <text:p>574747F5A33847FF24560DC5598072FA4755071A06AE00A3BF6CE9029128A7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nmPQl4sNDvK9JFAIzAUg==</text:p>
          </table:table-cell>
          <table:table-cell office:value-type="string" calcext:value-type="string">
            <text:p>6A357FB17BB914A95113A5BDD1CC5023E144461CFA27B4259AAF58A3AB7D41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wg8Dg_YqwXI-TPd0EnOKg==</text:p>
          </table:table-cell>
          <table:table-cell office:value-type="string" calcext:value-type="string">
            <text:p>652A0499AC9E93C4F3D7AAE1343209BE782372FBDB696A6468EFFE3C05A737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DWUQFgJN9t5dVvpwLMnIA==</text:p>
          </table:table-cell>
          <table:table-cell office:value-type="string" calcext:value-type="string">
            <text:p>9045AEB0F707E07977C56DED535D1B6540372AB9D2D47F9970ECE4A07F1475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3311ApAMupYeoq105PIA==</text:p>
          </table:table-cell>
          <table:table-cell office:value-type="string" calcext:value-type="string">
            <text:p>9D5295FE50EDCE360AD57448F4E790BDA9A2239277E7ABA6B0C33D47FA0AEE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pOhrHsWjYqmX_C7ZH38rA==</text:p>
          </table:table-cell>
          <table:table-cell office:value-type="string" calcext:value-type="string">
            <text:p>3459ED3754927F2F334CA79CA151FEC8B925212931402A0663E5F293ECFEC2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NmgyxzwGuv_tB9_5_-Qw==</text:p>
          </table:table-cell>
          <table:table-cell office:value-type="string" calcext:value-type="string">
            <text:p>D2DA388F20CD90D3EF5F9A13F7D663CAFFEA2AC0661A031E3B080F0CBFDB96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6VAqLtVAnhn6pcsT7SE3g==</text:p>
          </table:table-cell>
          <table:table-cell office:value-type="string" calcext:value-type="string">
            <text:p>7EE70440015C4B02B02AACE5B779554DE848706E25B7597CB090B332126275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jmtfEZeFek92m7ZdzTQA==</text:p>
          </table:table-cell>
          <table:table-cell office:value-type="string" calcext:value-type="string">
            <text:p>DCED176ED555840B381872B8A6FBB3516F8D6F472F1D587758DA278ED37E73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Mi4tz1KGt3eqttjInbAQ==</text:p>
          </table:table-cell>
          <table:table-cell office:value-type="string" calcext:value-type="string">
            <text:p>A07394906782D21D0E9DF5601F20811153FA60307255ECDEE1F2A6051A122F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a-GT8ff_gtw-N-0UHdOg==</text:p>
          </table:table-cell>
          <table:table-cell office:value-type="string" calcext:value-type="string">
            <text:p>407018CFAEDA6B6BE4D92465F8C6A87A3E6F874F0583DE484D2C3ABF9B4B0B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TcZ0OfAbPRnkeX3pVikgw==</text:p>
          </table:table-cell>
          <table:table-cell office:value-type="string" calcext:value-type="string">
            <text:p>9E4486AB0FC0491E778D0D1A79138E944390BB98C0A81367DBD28434105742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UYQcG77aYnTjX0IHjDg==</text:p>
          </table:table-cell>
          <table:table-cell office:value-type="string" calcext:value-type="string">
            <text:p>D4DC06A69B1F7177334100FFA97A52A32556922ADF751BF1979FA5CA53E5DE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PhcyQg6AltNbfglJgTkw==</text:p>
          </table:table-cell>
          <table:table-cell office:value-type="string" calcext:value-type="string">
            <text:p>B4B7B81711A71041AA194A31A1E9E0573C8CB10D482CF5E107F20571F068D2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7AGDs_TdVGlZOd7zK55fg==</text:p>
          </table:table-cell>
          <table:table-cell office:value-type="string" calcext:value-type="string">
            <text:p>04A1328518C2562FFDADE7FD541BA0B7623E62795680439D11AF18A3166756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1TSfnL13II4JGm7ejmXqg==</text:p>
          </table:table-cell>
          <table:table-cell office:value-type="string" calcext:value-type="string">
            <text:p>1A7622D5A66322CE02AB6B47942A2FB19249B3B3188B65BD4B14269B303A55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5SQpKOnPtSlANZ_FQo4g==</text:p>
          </table:table-cell>
          <table:table-cell office:value-type="string" calcext:value-type="string">
            <text:p>78031BFC918C1C41AF798F667C9E694EDD6B4085E9C449C92D7AE715629E1D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vIaOPHs7p5kBm-A2TCOug==</text:p>
          </table:table-cell>
          <table:table-cell office:value-type="string" calcext:value-type="string">
            <text:p>D316EE2DE4D82B40E158D1F185CC9CDC9A4CAFD644899C0E0CD55D24A41EB8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0RH7PrLlTKtE4Mw0MnnQ==</text:p>
          </table:table-cell>
          <table:table-cell office:value-type="string" calcext:value-type="string">
            <text:p>A1356159C1A53BDDA25648DE7D965B8B5BFC0FE6CEE39DEDD39BF04BF8F31F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fgRcaw4dZDYZktK2ggSRA==</text:p>
          </table:table-cell>
          <table:table-cell office:value-type="string" calcext:value-type="string">
            <text:p>2B0986C5457A515C9F8BD372C4611D288178F66A2DF761A5848EA27A487521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05CtvG59ky58XbjVVMkRQ==</text:p>
          </table:table-cell>
          <table:table-cell office:value-type="string" calcext:value-type="string">
            <text:p>B0A1363F327C3359D14DACE4B928D72259ACD2A12BC5418661F505CD4424F4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RGdVyHn2IvmCD74Ud2F0g==</text:p>
          </table:table-cell>
          <table:table-cell office:value-type="string" calcext:value-type="string">
            <text:p>132DEC9328916BA344A3EF5A436FF9743B5CCEFEBF9B5E2F42378577B991B7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VCxZPwPgUzoDDTVZWlZJQ==</text:p>
          </table:table-cell>
          <table:table-cell office:value-type="string" calcext:value-type="string">
            <text:p>C9E04F915615EECF8C988162C35021A5FA9D3445B87931FBD4D22A89EFA1E1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AAHXGmeC8Buw7GOiu7GOw==</text:p>
          </table:table-cell>
          <table:table-cell office:value-type="string" calcext:value-type="string">
            <text:p>61C47333797BFE80676D47C1483FF7508FF1BE6087E048955BC0AD35FEF6BA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PoJTv5OYxeqNhk6e4uzNQ==</text:p>
          </table:table-cell>
          <table:table-cell office:value-type="string" calcext:value-type="string">
            <text:p>C63CB4DE19871D93B7F109195476C553F39E32CB376120D1D772D6BD0C0C3F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E4e15DMbCi1U2ypPiFpXg==</text:p>
          </table:table-cell>
          <table:table-cell office:value-type="string" calcext:value-type="string">
            <text:p>EAAF64E20D9BAF23AF27848A91FAEDCC4348A786586212809E612851DAEFFE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qRsruRtplLMmZBDmj-rTw==</text:p>
          </table:table-cell>
          <table:table-cell office:value-type="string" calcext:value-type="string">
            <text:p>5427971A6D8E02D6259BF997EB417549AB8312655819AD1928B9B939749466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_C_IxHW_Vs64-4Jlfcsw==</text:p>
          </table:table-cell>
          <table:table-cell office:value-type="string" calcext:value-type="string">
            <text:p>45FA390D720C7478BF7D7BC35F3C0425785D38792E54CA4DE4C9817C4E2902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PX0QsFiWEpnJRgkR0to3g==</text:p>
          </table:table-cell>
          <table:table-cell office:value-type="string" calcext:value-type="string">
            <text:p>A758D99B5D2E676E26E87EA965388B996C2621C33F760B44EA2EDACD3C52A9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ofCH3whS1lZtq2L-YVWg==</text:p>
          </table:table-cell>
          <table:table-cell office:value-type="string" calcext:value-type="string">
            <text:p>929E639D7B2699D0B61989294BD9B1B93B4AD1FCE4F74A0036174BFA6D130A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nlBteq8wfHf4GPDAwqDag==</text:p>
          </table:table-cell>
          <table:table-cell office:value-type="string" calcext:value-type="string">
            <text:p>DCB2583031504A802AD3181341B03AC77706DAE0155A283D7F7F1C4C88EAAC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eo7XatPTjIPHlEbp_cXKQ==</text:p>
          </table:table-cell>
          <table:table-cell office:value-type="string" calcext:value-type="string">
            <text:p>E593DDEA89163790F78C98495ED73782FB5B0C17807D8394C01B843C0D6559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Qo61vKaXkt0od6A-mGICQ==</text:p>
          </table:table-cell>
          <table:table-cell office:value-type="string" calcext:value-type="string">
            <text:p>9D71D8DBD174730D63BFAD15408EF9450B61826A75AD49898BFFDD5D9C9A0B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QfChZbAA_GJHA1kv7FqA==</text:p>
          </table:table-cell>
          <table:table-cell office:value-type="string" calcext:value-type="string">
            <text:p>BE7788C6010468D49D0E3439026411DE6D331B2C6677448A0744A942D8A481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KKOSQyjXSnBEsv9en5MA==</text:p>
          </table:table-cell>
          <table:table-cell office:value-type="string" calcext:value-type="string">
            <text:p>107291946BB76F5C1024215B708ECE0F32627E81739403E222C61F147CBF1F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Jz4A3Dy1sCOuQV-ZgRww==</text:p>
          </table:table-cell>
          <table:table-cell office:value-type="string" calcext:value-type="string">
            <text:p>3ADAC5A38AA0871F47537A343C3B320B4EE6C3184E9981381AC9EDF648A8FC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aoPiVaE6zV4JCUqlCXWQ==</text:p>
          </table:table-cell>
          <table:table-cell office:value-type="string" calcext:value-type="string">
            <text:p>43B1B53E99AF715CA9F2B7C8445D9D30F2DAD3547934C29171021FA8ADB17C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dkoc_pIbpQToFpjFkyQg==</text:p>
          </table:table-cell>
          <table:table-cell office:value-type="string" calcext:value-type="string">
            <text:p>5CDD4AD97888605135DB81A55CDE0209C429A30F4887824A96DD3510730058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tgDeJOpJMz4Qe-WlWxpw==</text:p>
          </table:table-cell>
          <table:table-cell office:value-type="string" calcext:value-type="string">
            <text:p>586186F54347A2ECC96C857C7E9DABD29EF64B93DD4AB634B614D9CC27915B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A0edqyiAL7yfWPiAFH6Q==</text:p>
          </table:table-cell>
          <table:table-cell office:value-type="string" calcext:value-type="string">
            <text:p>2DD7C43600CB9F22363A863DFC31B21FC8DC09114091B4D5865055D0651BFE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tc5Hor1mP-pBNEoobSHsg==</text:p>
          </table:table-cell>
          <table:table-cell office:value-type="string" calcext:value-type="string">
            <text:p>2C97BD1AC1E16286672F4C1AD2E2585E1E0B15B11B456A1B782837B41505E4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bovSOvf9caLuvmRPoK4Cw==</text:p>
          </table:table-cell>
          <table:table-cell office:value-type="string" calcext:value-type="string">
            <text:p>9835F5B95653E2BECFE30F1028030F7E3906872B21064571745BA8692CCFCE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IQ_5fDh-zMZJkjY17aaLQ==</text:p>
          </table:table-cell>
          <table:table-cell office:value-type="string" calcext:value-type="string">
            <text:p>F4819CE99CF75C3C934130724CBCF627CE4C932C8B328CEC3A3C214A075C79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8C_9xXk6-4fOT-BXIDgw==</text:p>
          </table:table-cell>
          <table:table-cell office:value-type="string" calcext:value-type="string">
            <text:p>3B246EF6FFEAAAE48517C8112CDB93E1C441C48A514FE62BA80D08DEE5C74A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QX8x2D3X9aKEwQ87KC30A==</text:p>
          </table:table-cell>
          <table:table-cell office:value-type="string" calcext:value-type="string">
            <text:p>8702376DB8C92C832D0B53D8E214D618EAEC347D39B2DA86177107B7C5E72F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FoDhrSEsIxQyKhTo3Tg==</text:p>
          </table:table-cell>
          <table:table-cell office:value-type="string" calcext:value-type="string">
            <text:p>E40C17C2F5D9D5ED45C28CD89C8BE870B2F6143A521AE7A9651C404BFA5D20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9K-dP1OjNijd28CO0UAg==</text:p>
          </table:table-cell>
          <table:table-cell office:value-type="string" calcext:value-type="string">
            <text:p>FF9D45FDC2BF4D85854A5657ED49C0AA97E6071A0CA662F23153A6395E019A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g9kfaWcI2ZYcp7ghymFg==</text:p>
          </table:table-cell>
          <table:table-cell office:value-type="string" calcext:value-type="string">
            <text:p>2549CC71C7E1490FA2AF2247FB03A8CDBFA0A5D3886E8F7A433248096A1EED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UjcgPvWazNowk6VKYughw==</text:p>
          </table:table-cell>
          <table:table-cell office:value-type="string" calcext:value-type="string">
            <text:p>079BCBC303749F010460BA212FE0F88C3857D5E460A8EA258F91F09A5241EC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EFiw7rpNVQCTxguJPd_A==</text:p>
          </table:table-cell>
          <table:table-cell office:value-type="string" calcext:value-type="string">
            <text:p>8907A0CAFB5E9F2349AC51784872A92DF33768B57C75B1976284A012BE304E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EFiw7rpNVQCTxguJPd_A==</text:p>
          </table:table-cell>
          <table:table-cell office:value-type="string" calcext:value-type="string">
            <text:p>C506F710454065382B25C086C93FDDFC472F04AAF51176DC16295CE1BC0502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rmXa8-4o1gyx1pb5z3Dtg==</text:p>
          </table:table-cell>
          <table:table-cell office:value-type="string" calcext:value-type="string">
            <text:p>05642C3DD9A860CD4733CC8FEB66AAEB149D0395820069A9F34BE3C6055D2B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PcDQAiC8p_hP4Zxg2pCcw==</text:p>
          </table:table-cell>
          <table:table-cell office:value-type="string" calcext:value-type="string">
            <text:p>CDD33D6A9ABDDE4ABD2A7262E6521900DE6C93ED9AB1A2B764FD77E245F7D3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Y4ea5tUqLxrvbWSTVVCoQ==</text:p>
          </table:table-cell>
          <table:table-cell office:value-type="string" calcext:value-type="string">
            <text:p>D1F74F37EC985E470B30D07F3CFBB9D6BD36CDC65FB2D231C17533F806035A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OzEweZxdy49WuDaa6opWA==</text:p>
          </table:table-cell>
          <table:table-cell office:value-type="string" calcext:value-type="string">
            <text:p>00A539872E0E7A66F5168EE27E8459E1FEB8C0E0E66DD1FEB579D81B2090E0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ov23VCzu03zNp9E1HjRKw==</text:p>
          </table:table-cell>
          <table:table-cell office:value-type="string" calcext:value-type="string">
            <text:p>8907A0CAFB5E9F2349AC51784872A92DF33768B57C75B1976284A012BE304E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4I9lnx2E0xxas0gQq89g==</text:p>
          </table:table-cell>
          <table:table-cell office:value-type="string" calcext:value-type="string">
            <text:p>5E7414565395967C07CFBB432BE59688B6C8DBB0C1E69A686DF71F77BE5A83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cJuTt0VhxJKKkb9ehNXHg==</text:p>
          </table:table-cell>
          <table:table-cell office:value-type="string" calcext:value-type="string">
            <text:p>F61AABF38A0D501A676DC8F82C389D382C329CB9E3D612EF4AA0B298AD2AAA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0WVXExYWELqxqOtl4Dpwg==</text:p>
          </table:table-cell>
          <table:table-cell office:value-type="string" calcext:value-type="string">
            <text:p>F1864AFE16F073CDEB99EB49E250B89918A51991DE5393C56E2822A12BBD59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8_yQJFgbsHtPyMZ64d4hQ==</text:p>
          </table:table-cell>
          <table:table-cell office:value-type="string" calcext:value-type="string">
            <text:p>F4F71C0CAB3041724715704C1FF5EAF2B03F9B9728CE4FA079B98776CC97E0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2O_9ITOGOrCCHuXVa5KfA==</text:p>
          </table:table-cell>
          <table:table-cell office:value-type="string" calcext:value-type="string">
            <text:p>29EFB73C4718E03029B739A36831AB441F439DF31077F0EC6A9119EFEF96D8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sP55s0wQEFBCjy9PHg4og==</text:p>
          </table:table-cell>
          <table:table-cell office:value-type="string" calcext:value-type="string">
            <text:p>40655D429CEE60CA60C39E60575A89FAC9AC635D1572C72FB1EBE1076467AA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HUVBNayia_aZxuEZk8z6A==</text:p>
          </table:table-cell>
          <table:table-cell office:value-type="string" calcext:value-type="string">
            <text:p>000EA2ADE81C558D6ADC6A1F46CBD2CBB913CDCDE1EB85E8D685EC9DED02ED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88nmrwWRLRerd1Lx4lkZA==</text:p>
          </table:table-cell>
          <table:table-cell office:value-type="string" calcext:value-type="string">
            <text:p>D14B0388602604B975C359B1EB94E47A57ADD2F2C85237A5B38BF9114E411E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9J_-5FOfCXwA_EZRhyYlg==</text:p>
          </table:table-cell>
          <table:table-cell office:value-type="string" calcext:value-type="string">
            <text:p>FDEC037942C460149CAB395217FB227EE6876FD7F08D02012E2D63D9ECCF5F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Y8iHu5EXcxdaYuGEXbPFg==</text:p>
          </table:table-cell>
          <table:table-cell office:value-type="string" calcext:value-type="string">
            <text:p>E683A0C327F57BB8D626612024A211720E8B6945A8B73BEEC4898445F8CED9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6uOy4xV32MChoDo1R-bYQ==</text:p>
          </table:table-cell>
          <table:table-cell office:value-type="string" calcext:value-type="string">
            <text:p>949C9E3A190269F5F3E34739896456E2C5F8BE9442F5D1BA74091AEED6FAC4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zZ7W3PLaty6W5dcWWIUJw==</text:p>
          </table:table-cell>
          <table:table-cell office:value-type="string" calcext:value-type="string">
            <text:p>36BD2F9A4CC165843EA4E9876BC899BC805D32850D262FE47D56C2FCA65EF1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SddzrgiHxZRiHx2x_fWXA==</text:p>
          </table:table-cell>
          <table:table-cell office:value-type="string" calcext:value-type="string">
            <text:p>002CBC69F117A01FE01429B56FA2A0D3E3A6C04A95C7C79039ADB85117D0A0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XlavPODT_ffcESUOA4OA==</text:p>
          </table:table-cell>
          <table:table-cell office:value-type="string" calcext:value-type="string">
            <text:p>E36460869097F1242F969E941874EF015F745AEF48ADC7D471AAC102EB0A42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GXGr7VgtzE5eqAqXJLgOg==</text:p>
          </table:table-cell>
          <table:table-cell office:value-type="string" calcext:value-type="string">
            <text:p>BE7A395E9949CAD8EAE39175AA7F0A95B002FB65947741F84D9F0C3305A34E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7P0Z_71KSog5XUZy6geQ==</text:p>
          </table:table-cell>
          <table:table-cell office:value-type="string" calcext:value-type="string">
            <text:p>E9569C68C5CB5916B9881C12A4BBA8B7E662D7F713E2EE391ECD4BE9262AC3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KRFEJA22SwWNFz4IYsxSg==</text:p>
          </table:table-cell>
          <table:table-cell office:value-type="string" calcext:value-type="string">
            <text:p>A163B64F2BDE0FD5217BA2AB807D955996B9FA5D295B2DC88F55549DC2F282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q_KLtxdE4Mgia-lVlXNA==</text:p>
          </table:table-cell>
          <table:table-cell office:value-type="string" calcext:value-type="string">
            <text:p>7C868748ED36C2C1BBF103C99135810B689C8645829408F4E562926A43C383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vG6eCtI5CE_V0WTyWzJA==</text:p>
          </table:table-cell>
          <table:table-cell office:value-type="string" calcext:value-type="string">
            <text:p>48E127E7DD6D9CCCF2A9D4FB162EB877E6BC07EA7D5363EA3AD5280ADB3F95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gtt1q3T9J-u6XxWUxI9aQ==</text:p>
          </table:table-cell>
          <table:table-cell office:value-type="string" calcext:value-type="string">
            <text:p>B7C94294F66B74CE3441125A4B7E9E0834FBC4A0DA8E56BF6BA07C10F7F49A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G9KWckfJIoVE2No6vzCug==</text:p>
          </table:table-cell>
          <table:table-cell office:value-type="string" calcext:value-type="string">
            <text:p>4C68A91442915B32F780A1B771BE48BB4CBE662DAF0C7424EF40AC78A74B7D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RI5R5QHLkLHzhrTsuAM7A==</text:p>
          </table:table-cell>
          <table:table-cell office:value-type="string" calcext:value-type="string">
            <text:p>647D8F0A723280B5D5977B311098F2CD64F34C4F7EBD9E7F1634882C9EAAE3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I8IYkIk7GCRIcw0Zy6dQ==</text:p>
          </table:table-cell>
          <table:table-cell office:value-type="string" calcext:value-type="string">
            <text:p>418C57169F56C5D4763F39FDB86DFDB80918E19497E4706C20444FDC6EDFFE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1puTQwxCRtsRgZyExSCCg==</text:p>
          </table:table-cell>
          <table:table-cell office:value-type="string" calcext:value-type="string">
            <text:p>C2B0AFB73B9EB515DE588094CB9EEC0BBE24B3D8254B6852C2D03EF23B521B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GVpCMEMo5RozIuVdB2cQ==</text:p>
          </table:table-cell>
          <table:table-cell office:value-type="string" calcext:value-type="string">
            <text:p>B35F7C5F52DE08A49439A99E12E7839438DA2083EECC7B815BD4CC4844CACE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29GKjAeEdeQm6_0NWpOA==</text:p>
          </table:table-cell>
          <table:table-cell office:value-type="string" calcext:value-type="string">
            <text:p>69B60BA1DEE44B30873840A0E73FAAA4BD1DE6D2A1A633B40F447875786BBA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PLfNdh4Y9Xo4DxbXliRg==</text:p>
          </table:table-cell>
          <table:table-cell office:value-type="string" calcext:value-type="string">
            <text:p>81B3454734062A40A7DF1E143D569A6A601C10F02D03F28BF279A2B17B9F12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-mXZJn0rAWdgwrkudxHA==</text:p>
          </table:table-cell>
          <table:table-cell office:value-type="string" calcext:value-type="string">
            <text:p>3D59AA290C9ABFE09516206BE82DA204B5BAA9BA229D8943A203645F253511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564wYoPPNqiTnOyLXYUw==</text:p>
          </table:table-cell>
          <table:table-cell office:value-type="string" calcext:value-type="string">
            <text:p>2C3936EEFCD5E4EE11714EE9080052D1A33CBB3E9627CE2BD75A8838871436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0LwWkQXxhzrp0Ktxnj-vg==</text:p>
          </table:table-cell>
          <table:table-cell office:value-type="string" calcext:value-type="string">
            <text:p>D1352021417BDE8265849362D48AFF36320173F8CF868D834DE236453FD748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J2IJB8JxOSf-O4U29U-A==</text:p>
          </table:table-cell>
          <table:table-cell office:value-type="string" calcext:value-type="string">
            <text:p>3C743B362ACB5074556530BD379F4C3148D63B2279D73279647D07DCD2F8AB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cUFQsQCy8Y3dgwdsywow==</text:p>
          </table:table-cell>
          <table:table-cell office:value-type="string" calcext:value-type="string">
            <text:p>F583A85CC1153FD85B63478B1D232CC8029DEDB323CB17A7EC3E0E16D25B00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FbWMImVKlNES2Vzv04BQ==</text:p>
          </table:table-cell>
          <table:table-cell office:value-type="string" calcext:value-type="string">
            <text:p>DBEC78EF19A567E49FC540B391F6258E36A4C2BF433136F155091DE919A1EE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7vNJe0wtXLyXNkZu-sVHw==</text:p>
          </table:table-cell>
          <table:table-cell office:value-type="string" calcext:value-type="string">
            <text:p>74B015F7774CE95313909440E93AD4D86B6BE9BEF9C900FFD17181A223A3AF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7ynXMTQABKj1Z3uqiLeug==</text:p>
          </table:table-cell>
          <table:table-cell office:value-type="string" calcext:value-type="string">
            <text:p>6780190E9F3920D7AFCD031ABC84B2CFAE5E554B3D10C5BD3083C3D00B95A3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hp2fC-SdDTbOuSCndmJnw==</text:p>
          </table:table-cell>
          <table:table-cell office:value-type="string" calcext:value-type="string">
            <text:p>D75B6C50BCE97750512313E3EDB77A276D85119CEEFD72F6697FD1AD86E496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4elPos2QjvzEgXjNzlaDg==</text:p>
          </table:table-cell>
          <table:table-cell office:value-type="string" calcext:value-type="string">
            <text:p>9F4586F27735A8C51E2BF758EC1553E199C761403301371A085DC71F96506B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SrK14ECHIt8bZgZINtkkQ==</text:p>
          </table:table-cell>
          <table:table-cell office:value-type="string" calcext:value-type="string">
            <text:p>B51A2057694F5861C7B403DFA938FC0902FBAC1FAD0A780B65EE65712CD228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WusQ6O6m9syIFkR8-r2Q==</text:p>
          </table:table-cell>
          <table:table-cell office:value-type="string" calcext:value-type="string">
            <text:p>FA8A652C98E0F63307BE0F3BB81DBC6D777928E17CB8456D8C9FB36EF91524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k4wRrKtCTqqPYBmFhVLHg==</text:p>
          </table:table-cell>
          <table:table-cell office:value-type="string" calcext:value-type="string">
            <text:p>E98738C03DEA3D88146EFF8C98352E98CFF38AC13E85BFB2271271EA373E4C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VSKM5lvKnedo4CaPQ-lSg==</text:p>
          </table:table-cell>
          <table:table-cell office:value-type="string" calcext:value-type="string">
            <text:p>7DBC7E270701A8C2AAF7EB38D13D941362EB8DA54744FF068032308A22ED23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df5pGbwV37g_vX5kL-pTw==</text:p>
          </table:table-cell>
          <table:table-cell office:value-type="string" calcext:value-type="string">
            <text:p>6B5544862B850DD5519248556AF4933708D574DC60C6F68F35831FDA8A5B38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RuSSqF6CCnm6DGRJaoZA==</text:p>
          </table:table-cell>
          <table:table-cell office:value-type="string" calcext:value-type="string">
            <text:p>38CBEF0809931132BC5F35143F1CD52CF5CDC99C3AC4C638BD9828219F1AC6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CAW5-VwC0rRfXrr_e7eAQ==</text:p>
          </table:table-cell>
          <table:table-cell office:value-type="string" calcext:value-type="string">
            <text:p>AAFDE558FC42BAAD7DFCC560619A014EB207A3F5ECC93684584D5773B84C3D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2xx_P_ALlF25wInO6QJwA==</text:p>
          </table:table-cell>
          <table:table-cell office:value-type="string" calcext:value-type="string">
            <text:p>44470530F108FBE1D64D6EDE4A594529E74994352E20347DF918BB0FF9C90F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xsV42FI0QouZfcyC_TFYQ==</text:p>
          </table:table-cell>
          <table:table-cell office:value-type="string" calcext:value-type="string">
            <text:p>DC5B1D39409AC4C821BFAB3646CF777648AADAB627D2C6BD8EE8BE097D8D01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VLJbmu-PFsovGz4yx1PQ==</text:p>
          </table:table-cell>
          <table:table-cell office:value-type="string" calcext:value-type="string">
            <text:p>89FE05CA6DF9FE0EF843E905891E7F412776FA366C7C65EF4A383D928057F3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X0AvZsEy4wlO5VBDSDZFw==</text:p>
          </table:table-cell>
          <table:table-cell office:value-type="string" calcext:value-type="string">
            <text:p>E0121BCAAF4474313C9F0B4BED3F3FA1C2982226476F51C61E354D4455526C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8cvdsU9z1-HB8j9lv7Zxw==</text:p>
          </table:table-cell>
          <table:table-cell office:value-type="string" calcext:value-type="string">
            <text:p>3BE74AD8DB7B87BE9009CAC52157C198DA7BEE325D90ED514120F122FDC3CE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f5wJ-3u1y11EU2pViudg==</text:p>
          </table:table-cell>
          <table:table-cell office:value-type="string" calcext:value-type="string">
            <text:p>25704C6FE50D97F967537C79C17B76F3B70F544703C959D20AD347FC774ACC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mWLNa6Le0JmgBmhwmOqw==</text:p>
          </table:table-cell>
          <table:table-cell office:value-type="string" calcext:value-type="string">
            <text:p>927B24425C18664F19680802B947C9E7C3B21965627290852261F7A8A14719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K2V7XuURZjoL1KX8zzmw==</text:p>
          </table:table-cell>
          <table:table-cell office:value-type="string" calcext:value-type="string">
            <text:p>F8726485D1647A924F0EE3DF24EE88F7FF7365CE4383392A3C89CE89EC4923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BK-KfZTiU9CEqw7eQcn-w==</text:p>
          </table:table-cell>
          <table:table-cell office:value-type="string" calcext:value-type="string">
            <text:p>98E1AC1E95A1B903982C161903625F5FB9BE30A9223713B0B77D97772C6200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kAOCC_1pZkfQcIRbDCPA==</text:p>
          </table:table-cell>
          <table:table-cell office:value-type="string" calcext:value-type="string">
            <text:p>21DB3AA6FEEA63EA4E705DC9227270CAB5EEA8F16B03170DA9A0D10D41172F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Q2xJVUVntl3xiQYL9tCg==</text:p>
          </table:table-cell>
          <table:table-cell office:value-type="string" calcext:value-type="string">
            <text:p>A5002B75AED9C29D989EA82740FA5465FB65D8F3959C8CC59ABBFF8F35E0C3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pcf7LL6NSBL4a4ZqZqaJA==</text:p>
          </table:table-cell>
          <table:table-cell office:value-type="string" calcext:value-type="string">
            <text:p>34F26BB0817EAA1B13D8585CEFA820B1B1E25F66561EF28DF4D7ECB939DD52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_E3hFjksm-bOS2sKX4fIA==</text:p>
          </table:table-cell>
          <table:table-cell office:value-type="string" calcext:value-type="string">
            <text:p>1E770112C54130CDB3922F605E1B99D6ECB2556E0AA0C8709A7C9C57FFD663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65CxANw6qXhYuWOJK4esg==</text:p>
          </table:table-cell>
          <table:table-cell office:value-type="string" calcext:value-type="string">
            <text:p>11339B37BB4A07E31893BF6ADA92189DDF698420D3F796B87A85522B6CA880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2e7GNPST7tx3xrS0Z5oA==</text:p>
          </table:table-cell>
          <table:table-cell office:value-type="string" calcext:value-type="string">
            <text:p>E01757650D5A1E38176A2C94079D0E118755D1E7059E5492ED4303D1EC52BE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0iAcoqi-Q3t7Ea5YiHBw==</text:p>
          </table:table-cell>
          <table:table-cell office:value-type="string" calcext:value-type="string">
            <text:p>AD488E387269402C98E84DD145CC836DC13768C12E16BE34DB7BDDA1CC5747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1HbQEPg_YQZWu-prttlw==</text:p>
          </table:table-cell>
          <table:table-cell office:value-type="string" calcext:value-type="string">
            <text:p>9F2A33A114CD957F40329ED8D7248A7ECD74EB8F274469D2449FA7798E2CAE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cppObEDWzHu4uHWwROCjQ==</text:p>
          </table:table-cell>
          <table:table-cell office:value-type="string" calcext:value-type="string">
            <text:p>20E93FAC68CCE9A5EB43945CED558007F2B42601ABD91DB5F9AC8780E9B145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I8gnfs3QzNxfig-0ALw==</text:p>
          </table:table-cell>
          <table:table-cell office:value-type="string" calcext:value-type="string">
            <text:p>4046E0F8AFD557836B6625B53E560B5AF5AB3380B39E414BB014621B3D06A9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LlCRDbFtdAlL7X6iYWAfA==</text:p>
          </table:table-cell>
          <table:table-cell office:value-type="string" calcext:value-type="string">
            <text:p>ECCB45347C4ACA6CBC922E91CE9F014C389A375D9805E792E65DED3473718B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CqkI0BIMATo5KXzUMSow==</text:p>
          </table:table-cell>
          <table:table-cell office:value-type="string" calcext:value-type="string">
            <text:p>084F71570355A6E7EB68ACBEEFAB9590DAC4233D702A8E3011B92B25B2B48C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rj-Bs-JOqQ9nCdKJHqBLg==</text:p>
          </table:table-cell>
          <table:table-cell office:value-type="string" calcext:value-type="string">
            <text:p>A5E9BAC64DEEDCAE6702EA9CB9F1F7B609E21D32335986D06D7DA7BDE59BE0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LrPLWr2JrJXo0dpVp3ldQ==</text:p>
          </table:table-cell>
          <table:table-cell office:value-type="string" calcext:value-type="string">
            <text:p>068530176505A1163BB1E9DEE9AC3871559534BAC2838F581E452BC0A10EC0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0WQK66RrMV72hGap-C5Mw==</text:p>
          </table:table-cell>
          <table:table-cell office:value-type="string" calcext:value-type="string">
            <text:p>A5C6CC0FB40A47805C2B0992800B6BE5D794FCA6C26A32A0C898ABB44ABA6B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x1IVgUdFH0fY3cyCpXj6g==</text:p>
          </table:table-cell>
          <table:table-cell office:value-type="string" calcext:value-type="string">
            <text:p>766C72081A565CAD5781D31B813DF3C9B94F65D0A53DC2960533811EFAF609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EN5WKb1Z_mSFsmk2Wb7bg==</text:p>
          </table:table-cell>
          <table:table-cell office:value-type="string" calcext:value-type="string">
            <text:p>109F699FA9A3A9AE5950FA44015A242D353EC09419F4E5BF5B82072F2A23F9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Rpg5iGgFVlZId3kfaDkgg==</text:p>
          </table:table-cell>
          <table:table-cell office:value-type="string" calcext:value-type="string">
            <text:p>940B3E307B1B30D883DCC4CCC9632F0F05DA2703024FBF65FB7BF193127D14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wsFBeWvxrFTfM-Q080_-w==</text:p>
          </table:table-cell>
          <table:table-cell office:value-type="string" calcext:value-type="string">
            <text:p>37B20EF0D44239862ACFC8B117F8F0D8D42E1EB639B3933C505E52511ABCDA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LOZRFBETxZmrVrmXA8Mw==</text:p>
          </table:table-cell>
          <table:table-cell office:value-type="string" calcext:value-type="string">
            <text:p>C1DE5E5B43E89EF682F77595E38F927960ADE47AAECB8A0ABE79E3856EB6F2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3U-t9EluZPq7brg5MRNRg==</text:p>
          </table:table-cell>
          <table:table-cell office:value-type="string" calcext:value-type="string">
            <text:p>5AE4FC303A166E358A5AC92A799EC19862F913560349096D864D59927368AE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1OAFwkIsiHgKgcLDxs5w==</text:p>
          </table:table-cell>
          <table:table-cell office:value-type="string" calcext:value-type="string">
            <text:p>A97F6390E0ED60630E6412C60BD6651E6287FF870B48353F7C44C74E1F0CE6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whGSdHx8U72PMdseTUr5g==</text:p>
          </table:table-cell>
          <table:table-cell office:value-type="string" calcext:value-type="string">
            <text:p>F64DC1451BDF246AEB0417EA966FE4CB11129435CE3BB79FDF8A9556BE2B32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2iFGBCyVT0udDVBNfh6Q==</text:p>
          </table:table-cell>
          <table:table-cell office:value-type="string" calcext:value-type="string">
            <text:p>B0FB2B330795952AAEC0C9EB35237C13EADF74BAF37D6C03F2D68DAA863DCB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XhzhD1yJs1lezlgHKF_w==</text:p>
          </table:table-cell>
          <table:table-cell office:value-type="string" calcext:value-type="string">
            <text:p>C5ACFE2154AB9C8991F60FD0D13069845EA1DEEC2FA7B539E6C5FC4277B9FC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V-RIrYtuny9aRodb6TIjw==</text:p>
          </table:table-cell>
          <table:table-cell office:value-type="string" calcext:value-type="string">
            <text:p>96CE3B8D83960CD6FDEF2D15E1E9620D54F1051C55261882DE74F11A0A4AA5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8LMU68aHYa-DuglPDajxw==</text:p>
          </table:table-cell>
          <table:table-cell office:value-type="string" calcext:value-type="string">
            <text:p>7E2DB4832C45C44AD2607CA512F901C2168D71099DEB59F618F3C9B8606611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FGYIuVmrTOmOxjkZ-CZyA==</text:p>
          </table:table-cell>
          <table:table-cell office:value-type="string" calcext:value-type="string">
            <text:p>976AB182C0321927C8A24665A429BCA4B64036E8CADC0DC72351628A48DCA0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LrRw57587CfrJcy0I1HPA==</text:p>
          </table:table-cell>
          <table:table-cell office:value-type="string" calcext:value-type="string">
            <text:p>9944BFD5D5A5512CC39070379725B5300FBAC717AC696304460380E9A9389F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HL53jGq0bK22XwRXI-jEA==</text:p>
          </table:table-cell>
          <table:table-cell office:value-type="string" calcext:value-type="string">
            <text:p>1C7CF56509E6BDF359A0658C0EA2A100E5C7C627BC01D6129D009F8F65D1C0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tfwCN2xZYNWnObki-Fjw==</text:p>
          </table:table-cell>
          <table:table-cell office:value-type="string" calcext:value-type="string">
            <text:p>ED3AD8E3A36EC25EFF78EFA566A235A023659EAE87622794CB743CE9D42FFB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br62YaG-PwRoiKijWLhQ==</text:p>
          </table:table-cell>
          <table:table-cell office:value-type="string" calcext:value-type="string">
            <text:p>F069DCBD2BE14ADF50E094C1D8C2DFCA315D92DBDC0E438DCC0E2F61BEE06D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atnw04ChCKJx0nVG_DZJw==</text:p>
          </table:table-cell>
          <table:table-cell office:value-type="string" calcext:value-type="string">
            <text:p>F15ED72573323EE959E9A290D9C5274FB838C04D1884B71288F9AC25329EB2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UxgtRw00MvyDeDg8UPvA==</text:p>
          </table:table-cell>
          <table:table-cell office:value-type="string" calcext:value-type="string">
            <text:p>4086A011C44D56BAC41CD051B6C4B5DD4D10183C6070DE5FC3825D467C5032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-_BTq_APw3iUdgPDM9sLw==</text:p>
          </table:table-cell>
          <table:table-cell office:value-type="string" calcext:value-type="string">
            <text:p>FA81BD1178E155418DFFDF8201906C5B8ECCCBABBDCAB6B2D7E4CCE068B2D6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cDsGggtSOmgy5XDCgrBQ==</text:p>
          </table:table-cell>
          <table:table-cell office:value-type="string" calcext:value-type="string">
            <text:p>7869B374AC4AF4D60886803A09D5B33D8607A5EAF8FF5DB68A4BE452F8F2A9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F08kiWK2mq2x08Eq50qiw==</text:p>
          </table:table-cell>
          <table:table-cell office:value-type="string" calcext:value-type="string">
            <text:p>CD948204F3DEADAA52936CAF1B57A3A5257938C73605C1187C426B77573A45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OxkBJvv4W0LPvDK36Dl4Q==</text:p>
          </table:table-cell>
          <table:table-cell office:value-type="string" calcext:value-type="string">
            <text:p>7B2F67109F4C2049BE9B8AE67349EA69E132B7561E861B122849816656DBB5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z63gU3Yc1WqZiNlZc8jOw==</text:p>
          </table:table-cell>
          <table:table-cell office:value-type="string" calcext:value-type="string">
            <text:p>7E02CA0E6993E291D787B4F1E26698EEC0B5B98CAB3AE9B9E410B6E5382241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344SnVpjd9G4JKvKg5Y8Q==</text:p>
          </table:table-cell>
          <table:table-cell office:value-type="string" calcext:value-type="string">
            <text:p>E1AE39CAC6B111D88F0698545D3720F26C243E1BF88E01068CBF8B47FA49D7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8SEpkzjTG0_7W0bP3IatA==</text:p>
          </table:table-cell>
          <table:table-cell office:value-type="string" calcext:value-type="string">
            <text:p>E93E8AC75EBE3701568957843C5A41BBC6090CD0E6A8CABCA1BAE0BF063840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sJtX13GdW6Hn4TpXA-Uwg==</text:p>
          </table:table-cell>
          <table:table-cell office:value-type="string" calcext:value-type="string">
            <text:p>1385DBE26E05821C8243797094A59EBE2127EE534A4A550256132ACD36CE17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aOIImO5htkYaJvCH6Zyrw==</text:p>
          </table:table-cell>
          <table:table-cell office:value-type="string" calcext:value-type="string">
            <text:p>7DC524DF7DA6A659747AE5AD086E05C42333E32055BFD2874D0E6D44887136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eBbXeVRtA9vy_mWW4GhOA==</text:p>
          </table:table-cell>
          <table:table-cell office:value-type="string" calcext:value-type="string">
            <text:p>26A164BF22EA7253189C8A303BA292E296C492F5DE28EBF9E709A2F97061C2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FP-XI_BKfXF5fJ-kn7GsA==</text:p>
          </table:table-cell>
          <table:table-cell office:value-type="string" calcext:value-type="string">
            <text:p>6271BAC24A09F49EAE8F2BE2C763C6853C10C49E78A99D23CDF6BDD763764A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90MqTB_CptzPlkE3eSgHA==</text:p>
          </table:table-cell>
          <table:table-cell office:value-type="string" calcext:value-type="string">
            <text:p>97540749C993E9271A247ABBE9B368DF2BFFB39DF79CDC81E561C3C5A4254F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qex-U8CtK2ovFXt8tueDg==</text:p>
          </table:table-cell>
          <table:table-cell office:value-type="string" calcext:value-type="string">
            <text:p>972365E522E8045AC584E1381E397BFB6C0A07FC0669E46623308E390F49F2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Yaak0hMCT7ft0-SnS5DZw==</text:p>
          </table:table-cell>
          <table:table-cell office:value-type="string" calcext:value-type="string">
            <text:p>F6DBD084A08159D0725087BF2F6004BF2B1F03D8238765964960880E3F63F2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rXjcHanrTC1W9P86nUDJw==</text:p>
          </table:table-cell>
          <table:table-cell office:value-type="string" calcext:value-type="string">
            <text:p>B25F85C634B22F10F616A5E4780F8D28BA0B5E37A5FAD954D482C0866B0710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cJ1Iaf-MRRzADL_cWcgQ==</text:p>
          </table:table-cell>
          <table:table-cell office:value-type="string" calcext:value-type="string">
            <text:p>7EA58B7C3528C7E0805DFD73F9BE096E2AD6086F51C44DBE5FB45D47861B69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aWJAC5WDoVIN4fdjWFEQ==</text:p>
          </table:table-cell>
          <table:table-cell office:value-type="string" calcext:value-type="string">
            <text:p>046B82D5F972450B628ADB5FD84120A8BDF70061C9039E697C5823E4FF158C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lJf0uQppTKT3gdrsQ9og==</text:p>
          </table:table-cell>
          <table:table-cell office:value-type="string" calcext:value-type="string">
            <text:p>544F030D9CEB426C61054C637BC77A824D33A06C985433C4BDB8E2B2C1017A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6LLLEx5mJCMltcQyPnsw==</text:p>
          </table:table-cell>
          <table:table-cell office:value-type="string" calcext:value-type="string">
            <text:p>042BECC7B6F6B5289193407212FD57D490140DDA4D96BCC7ADDB347CDE1452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0dJpVhBG6oBcDkePojywg==</text:p>
          </table:table-cell>
          <table:table-cell office:value-type="string" calcext:value-type="string">
            <text:p>096F921A427877D2A325ED8BBE5B65831715AD271AFCB19D48ACFC6CF076D9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TnaJ2dNXK9TKjHN70ObHw==</text:p>
          </table:table-cell>
          <table:table-cell office:value-type="string" calcext:value-type="string">
            <text:p>1C3F2C06DA8C0C138B63F3F5A4999A47654EAB9F73A651507ED61FD14C5749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76a5AsD35_VVsn8HRPjIg==</text:p>
          </table:table-cell>
          <table:table-cell office:value-type="string" calcext:value-type="string">
            <text:p>894E78AE942BBFFD6406CA55B007C33C79547D5A698FA4EFCDD0330A4F884B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MSAvUCaVSaoA3x-uEUHg==</text:p>
          </table:table-cell>
          <table:table-cell office:value-type="string" calcext:value-type="string">
            <text:p>9AD3A58C375F7A5A54E806436210EC73F1D145378D7D96A30E2182C304756B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DJC3a0X8dC6vEnXdX-sg==</text:p>
          </table:table-cell>
          <table:table-cell office:value-type="string" calcext:value-type="string">
            <text:p>9B001A1C0D37445F75673AF9FBB0548668C0DF1E4539A334986E9BFC6C3D60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f-djc9iY5leeQBbXkmuEQ==</text:p>
          </table:table-cell>
          <table:table-cell office:value-type="string" calcext:value-type="string">
            <text:p>9F71BE84DCC07D09024D5F94A567D37FD7089204F180388E525B9003D32CF7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LTn6o7eGwB_s3yoK5YH1w==</text:p>
          </table:table-cell>
          <table:table-cell office:value-type="string" calcext:value-type="string">
            <text:p>981C5F11F4F96C42024F8313D678DEB91C15B22A450E1FAB3BC012100F9A59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23j6P0KQf3kfBJWTnE8w==</text:p>
          </table:table-cell>
          <table:table-cell office:value-type="string" calcext:value-type="string">
            <text:p>7682DA34363CEF627BD2D59634F32A9B91BF3C82DBEDBB1CF869AC5AA0EE1F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vZ30A4yqaIYe8tDsPMNQ==</text:p>
          </table:table-cell>
          <table:table-cell office:value-type="string" calcext:value-type="string">
            <text:p>D82ED8AA247500A17DE6398316783682488189CBAACA9827747CA04897FA7E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01SRGH0uh7X4XhAb1Xtw==</text:p>
          </table:table-cell>
          <table:table-cell office:value-type="string" calcext:value-type="string">
            <text:p>F1564938F774B345C325577AFA8CAF4C05CCD09ADB79425119DD1B608FB4F1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c8le5tAaQoeQK451O_aDg==</text:p>
          </table:table-cell>
          <table:table-cell office:value-type="string" calcext:value-type="string">
            <text:p>AB26F81248F79966369CD730A4F2E6F4C179FC35B331BB70F109F39FCD88CF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4ZRgWfMh9Kju7CjWmUBg==</text:p>
          </table:table-cell>
          <table:table-cell office:value-type="string" calcext:value-type="string">
            <text:p>218B13466C1828AA9F6F57DED240CF290A076D8DD87E522A4AA052EFF57B29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ZYpRVl_ii2AW9ZrghshJQ==</text:p>
          </table:table-cell>
          <table:table-cell office:value-type="string" calcext:value-type="string">
            <text:p>433070486735DE49FAEFDA7B29D3724EF2D3945FDCCCA8DB901361116692CB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ulAtttIp-tMuqOGmW0yg==</text:p>
          </table:table-cell>
          <table:table-cell office:value-type="string" calcext:value-type="string">
            <text:p>6E11FEC4B797FEAD05902AEFA578BB6333F8B4DA4E37D9AC38C18EE4DB3A65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6bkOJhv1dj4g7qDfQ-TVA==</text:p>
          </table:table-cell>
          <table:table-cell office:value-type="string" calcext:value-type="string">
            <text:p>DFB0CAF9B16B3E38918D1A87C0CEBC2E834C4F257C0F0015E639505AA6CA57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h-7QwrTB4g-53J8FT0GxQ==</text:p>
          </table:table-cell>
          <table:table-cell office:value-type="string" calcext:value-type="string">
            <text:p>925262EF7110E0EA06C853A9D70F0DB4D699A3E7944B4A201CE3A0B6CC829B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IX3910OLOEr0VtaZKGOg==</text:p>
          </table:table-cell>
          <table:table-cell office:value-type="string" calcext:value-type="string">
            <text:p>C08F60758B39604C55BA5E41205C94676D6910733E37900E5B6379A2E556DB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QrQ2Gv7VONfQFMxaHbZQA==</text:p>
          </table:table-cell>
          <table:table-cell office:value-type="string" calcext:value-type="string">
            <text:p>DE6F4A3B3029E9E721E908EEC662F546828FF01C8D6B7C9C08E457494DD5C5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wXWtkg3G6cV7I9tllnEMw==</text:p>
          </table:table-cell>
          <table:table-cell office:value-type="string" calcext:value-type="string">
            <text:p>66EBF2EB1A74E83930AE1883577B2CF297E59AA42AC106F39092B804C5D1C6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cntfYrPtpXIEXo4k67zQ==</text:p>
          </table:table-cell>
          <table:table-cell office:value-type="string" calcext:value-type="string">
            <text:p>6A9C07DE15849464633ACEA49F8F2CD4CAE1316FD232CACE6F24D7E2A577B4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9kbiSBz3dWgx52tsOTsLA==</text:p>
          </table:table-cell>
          <table:table-cell office:value-type="string" calcext:value-type="string">
            <text:p>D7A13D2E4CD8F52DDB589691FB85B8D064023E7A2C13A175F1DC66CC46A924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qAET11w7aR_bmQCMsgVQ==</text:p>
          </table:table-cell>
          <table:table-cell office:value-type="string" calcext:value-type="string">
            <text:p>BF23570CAFA9CF80FDB30143108CF10E252FFE649748885B8C978232B809F7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qjhibWT5C0iBmwfr87Bw==</text:p>
          </table:table-cell>
          <table:table-cell office:value-type="string" calcext:value-type="string">
            <text:p>EFF8A104A68E0596980283D1BC007B7A6E453F5F2C80B8D05723C8F20B8905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LSRyUi5zvFnWXGy2E77yQ==</text:p>
          </table:table-cell>
          <table:table-cell office:value-type="string" calcext:value-type="string">
            <text:p>4756B2BACC871B4A4A5DAC4D0DD777D9BFD7A49BCACAB1AF17450D63DD22DD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xKUNOmUuhsp6_i1TqJXqQ==</text:p>
          </table:table-cell>
          <table:table-cell office:value-type="string" calcext:value-type="string">
            <text:p>4E462F0FDAACC9F07E68026AED67AAD30DF174F2F56D303C932C1247C6382A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fXn02a7MumBBje-2wgOw==</text:p>
          </table:table-cell>
          <table:table-cell office:value-type="string" calcext:value-type="string">
            <text:p>1EC723EDDFA6DBE59DC3DFEF4B8E8FFD893DA7BB46B2BE46C0955B5616DD09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sASb4ZgyZS0xJ-O93agQ==</text:p>
          </table:table-cell>
          <table:table-cell office:value-type="string" calcext:value-type="string">
            <text:p>8F414025BF886D65037DF01B42C1F4AAF352B741068B4854FCE37E25B13051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Y00b-ccP443EGBN_OkNw==</text:p>
          </table:table-cell>
          <table:table-cell office:value-type="string" calcext:value-type="string">
            <text:p>43470DEC9987E4CD6AE808387E79BC91D4531D8DDE4053D236D586E1763851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qqw-wZL9KwCsfyvHqXLg==</text:p>
          </table:table-cell>
          <table:table-cell office:value-type="string" calcext:value-type="string">
            <text:p>F16A25BE6160164F01B38DCFCB167FDA197407C6326EC582DB9DB8E63227D9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8cKBRYcIiMM-dBmUBVXJg==</text:p>
          </table:table-cell>
          <table:table-cell office:value-type="string" calcext:value-type="string">
            <text:p>B172C091AFB8C89BB9C38081394B59EC07C409428DAAD7DCE793754BC6B5A1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7hqGdWBzMvKQZv1RPwq2A==</text:p>
          </table:table-cell>
          <table:table-cell office:value-type="string" calcext:value-type="string">
            <text:p>37B432DF5E44D956E1A5BCC6AE490867D391C79802C0EDA7F73FF70C8CF3C6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Ut1OnJcohCI-JFB6bDJuA==</text:p>
          </table:table-cell>
          <table:table-cell office:value-type="string" calcext:value-type="string">
            <text:p>9DAE9D7B42D9960852038BDDD3304296422BAAFD5548FD4F72861CD8C39DAC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imVhwNgLGQO5jAsreFxTw==</text:p>
          </table:table-cell>
          <table:table-cell office:value-type="string" calcext:value-type="string">
            <text:p>213EEFCF8ABF1B3343539D9E468422CD8708F0AB394CC9B4E9EBA337C482A0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snwItxmas6z4M6fgojuzg==</text:p>
          </table:table-cell>
          <table:table-cell office:value-type="string" calcext:value-type="string">
            <text:p>0E1EA181E7E77E1E5ED594BD5CAC062CC92B63AAAC17AE4D105DB0C55F0E8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8wFVQY2O_QP0AiVXsTa1Q==</text:p>
          </table:table-cell>
          <table:table-cell office:value-type="string" calcext:value-type="string">
            <text:p>E22F7A6690C3AD674E05C60E71EA45F9321048D8A229D63C3C633199700434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iz7KKqBc2J4ttJt6qDz2A==</text:p>
          </table:table-cell>
          <table:table-cell office:value-type="string" calcext:value-type="string">
            <text:p>2194F4E7D67D1CCCFDBA62ADEB199F1935A21DA635810BDA08B2EF343C1BB7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wGokcLsxqsbe_suTJBvlQ==</text:p>
          </table:table-cell>
          <table:table-cell office:value-type="string" calcext:value-type="string">
            <text:p>16722974D2E31DBFBD9CC4C451E12F92C54378BB00C00EE2561343FE655AC6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3W_RdZab7Rjc71oZkNIA==</text:p>
          </table:table-cell>
          <table:table-cell office:value-type="string" calcext:value-type="string">
            <text:p>3794989E035B2C415E890259E6B37A2B28FFCBD303191F246E745FA376A55F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7C75sBsJiz-nsk2JMR0A==</text:p>
          </table:table-cell>
          <table:table-cell office:value-type="string" calcext:value-type="string">
            <text:p>826AC1CF698959C7BE37582DF7F95E26EC09B0F2CA57F75146DE30FCAF912E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jddgHREJeN2koeHkquYaA==</text:p>
          </table:table-cell>
          <table:table-cell office:value-type="string" calcext:value-type="string">
            <text:p>D73ED51FABCB0BEC201F7700309526CFD343B1E1F96BF3CC878079D4A8CA79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J3N3L8tLjQtrL77Rqkg==</text:p>
          </table:table-cell>
          <table:table-cell office:value-type="string" calcext:value-type="string">
            <text:p>516F9E5C4643E539DC88B313041363CD423A07F38B75CD244ED46D19B2CD05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7Ji_98_5qkn7BU5KfWDA==</text:p>
          </table:table-cell>
          <table:table-cell office:value-type="string" calcext:value-type="string">
            <text:p>91F13B04A4E174CA43D38D4457CCEBC8897CE4CBE94EA97566A1132E699CDC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6SEIz1q7GaOWSqSCXRi7Q==</text:p>
          </table:table-cell>
          <table:table-cell office:value-type="string" calcext:value-type="string">
            <text:p>E42637BDD681F2565EEE518AD4505F39E464D173E77AF6E96D2A3E9213D05B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O5YVE5yrlZTDRuhKs4dg==</text:p>
          </table:table-cell>
          <table:table-cell office:value-type="string" calcext:value-type="string">
            <text:p>85BDA96A0031FFA7BA004CD917989978B294B1357D30CEE69876A948C41316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l68mX4lqY22aQK8ooOcw==</text:p>
          </table:table-cell>
          <table:table-cell office:value-type="string" calcext:value-type="string">
            <text:p>D77673B256ADE3F1A6B9F1D2BDA9E4B2A3CB2E86C1ADEC24217E921773FFB9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x46pgwjJ-pzSQv2tdbkng==</text:p>
          </table:table-cell>
          <table:table-cell office:value-type="string" calcext:value-type="string">
            <text:p>AC0949C9BF538FC537DF0694433904B0853F290B94C4F728DD2B25B4A08F37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B94UQi245fQw5ckkySwQ==</text:p>
          </table:table-cell>
          <table:table-cell office:value-type="string" calcext:value-type="string">
            <text:p>0F61296237499E1DF18415CC673A44C2362A7427431E6AE4B3BE7D114E80DC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HeAsm6nLaX-5wFwkCGgQ==</text:p>
          </table:table-cell>
          <table:table-cell office:value-type="string" calcext:value-type="string">
            <text:p>DFC9D370242FDC84F36C29EEF01AE6D221EC66EB46E9D0290436B2792FC444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IfRaoB-iJBA_SFINlE4Q==</text:p>
          </table:table-cell>
          <table:table-cell office:value-type="string" calcext:value-type="string">
            <text:p>99906172D2D0673FCA83EFB34FF9627A032ED02C6986D8C856162A73230C9C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TdYxAznSQ3eVlp8rM7OAA==</text:p>
          </table:table-cell>
          <table:table-cell office:value-type="string" calcext:value-type="string">
            <text:p>C5FCBDA7F2A052ABB68A01AEBF283D35D76E32D897E74836616EBC3EF5C562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UESD7nUMzCrrP3QrzOkQ==</text:p>
          </table:table-cell>
          <table:table-cell office:value-type="string" calcext:value-type="string">
            <text:p>6407163C7FDCBD33956BBC01EB0651B2A7B45C691C268F6CF33162E0F3943B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PCugUuKCTVjsFgEHtBrQ==</text:p>
          </table:table-cell>
          <table:table-cell office:value-type="string" calcext:value-type="string">
            <text:p>F8D496A5A276BCFD0BF026AF25A0C05941BC1842A5AB01EB7654F3BC6B3D9E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WVbtt9I-jJop3xY7rUJyA==</text:p>
          </table:table-cell>
          <table:table-cell office:value-type="string" calcext:value-type="string">
            <text:p>27E64CABE5FF1AA471DBA54993EC20F49E6B0C6A2157AC0285C33587F5B1A0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oATxuSapTpf1IcfVJwig==</text:p>
          </table:table-cell>
          <table:table-cell office:value-type="string" calcext:value-type="string">
            <text:p>0A3BFD99D6BEC8F9B8AB796382020DF979F9BF9B0DF54278CC4CCA90AF7B2D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yD3VvPx3wxI0GwyVVHG3A==</text:p>
          </table:table-cell>
          <table:table-cell office:value-type="string" calcext:value-type="string">
            <text:p>B03CAC51A4E59FAF3CE4CD2A84FF0C18148C539BAE42254A75933347BC6561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GG70pN846KV-oujg-BJ1g==</text:p>
          </table:table-cell>
          <table:table-cell office:value-type="string" calcext:value-type="string">
            <text:p>BB8EAA8613E993E24D8035091DC67E1AB8C7ED1076BBC350813F27DC1C3423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Guu1KgrOzsr5zNIlaBHFA==</text:p>
          </table:table-cell>
          <table:table-cell office:value-type="string" calcext:value-type="string">
            <text:p>3328AF9DE29C071D9421205595152FFE6C522133982E8E307A28288346B6A6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Igu81MdEKgiRiI-YfQz2g==</text:p>
          </table:table-cell>
          <table:table-cell office:value-type="string" calcext:value-type="string">
            <text:p>619BC6F000AD55CD5D9DDBF22E2F7175CB0A9E77A4D03FAF50A60D52E2011D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Q_tdunXCDQ5sJ5day8Hg==</text:p>
          </table:table-cell>
          <table:table-cell office:value-type="string" calcext:value-type="string">
            <text:p>80898AE25352C4B6555E904F38E3554BD0220AF4BE0F12CB3DBA2006E26FA5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piykpmUDs-6ywQou86IFQ==</text:p>
          </table:table-cell>
          <table:table-cell office:value-type="string" calcext:value-type="string">
            <text:p>576783CB686C3A6F6602C8DBBDC5EFFACA946C3B71926E13DEFBE0E54C8A41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Bc8xTVFPysnz_aMtGak-A==</text:p>
          </table:table-cell>
          <table:table-cell office:value-type="string" calcext:value-type="string">
            <text:p>D6484CB98C641B52B6CF44F97820D9A7C1DB96692145A8586F04377C1762F0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viz9h3IeLbFKPb1UvgvuQ==</text:p>
          </table:table-cell>
          <table:table-cell office:value-type="string" calcext:value-type="string">
            <text:p>9AAD81D60F0C9F0FCC479D13AA7267AFA76EF4C0711362AEBDA959C6E698D0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tMU-ejhHBF6OG8mBr9NPg==</text:p>
          </table:table-cell>
          <table:table-cell office:value-type="string" calcext:value-type="string">
            <text:p>5543D63CAE17E2D8F7A37C1648AF3FFBC8C65902313A272A09B00EB14E85E0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tMU-ejhHBF6OG8mBr9NPg==</text:p>
          </table:table-cell>
          <table:table-cell office:value-type="string" calcext:value-type="string">
            <text:p>9AAD81D60F0C9F0FCC479D13AA7267AFA76EF4C0711362AEBDA959C6E698D0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q3ztiyrs9jjFMOFRMO9nw==</text:p>
          </table:table-cell>
          <table:table-cell office:value-type="string" calcext:value-type="string">
            <text:p>2B3A4EC87DEC7162ABB53C6BE321D72548545A9746CFA26C9A2468070AFDA1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hFJ_8GhRx3wKbQcdZImg==</text:p>
          </table:table-cell>
          <table:table-cell office:value-type="string" calcext:value-type="string">
            <text:p>1421C6EB06E1699BDFE95AEEA03BE3EB12FCB44304A69C3C7A93904A005839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sHy4YQyH6ydzx8A2UagQ==</text:p>
          </table:table-cell>
          <table:table-cell office:value-type="string" calcext:value-type="string">
            <text:p>406D1129A7EF9DC957DE6C488CB9BCAB961C38607E427E5B74EBD22A2FACD5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kBs-XQhBKS4I0XjqSylg==</text:p>
          </table:table-cell>
          <table:table-cell office:value-type="string" calcext:value-type="string">
            <text:p>B6D8418025DC2E4B8A7D131C1B9220B0784D5D124DF5FC45E121DB12FCD09D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PDOZ7BPioX4Jila4NpKBw==</text:p>
          </table:table-cell>
          <table:table-cell office:value-type="string" calcext:value-type="string">
            <text:p>B95ABEB7567917FA21BFAE8748BCCAC1EAB8B0BB45C1B357808ABB79E49667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1W2MrW5LbMrEFGY2434A==</text:p>
          </table:table-cell>
          <table:table-cell office:value-type="string" calcext:value-type="string">
            <text:p>1DBD65F775BDD87E402B2DBD29A0C1CFB0F40196532150957A44A2ADC1789A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YIK7lE2AW6mR6Okx1rOQ==</text:p>
          </table:table-cell>
          <table:table-cell office:value-type="string" calcext:value-type="string">
            <text:p>2E6365DD7F88E560AF0EE591FC1A58D400DD6AB459AC9E89BD2649073E2860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oX4Au2r8Scdnf1o9p0-g==</text:p>
          </table:table-cell>
          <table:table-cell office:value-type="string" calcext:value-type="string">
            <text:p>E0B3A5C664B78A703C5FF723CB8F3064275B94F2FF2947D56982EF45AF23AC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niqSJtjX2kvzwU4JGV_FQ==</text:p>
          </table:table-cell>
          <table:table-cell office:value-type="string" calcext:value-type="string">
            <text:p>F769E62624FD974B1F7472C45AB7D7C497F270652F68357C7C8AB3DB35EF78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tgCTUpJnC_S2T3lLgeIfA==</text:p>
          </table:table-cell>
          <table:table-cell office:value-type="string" calcext:value-type="string">
            <text:p>F73B22AA8E87AADC575BD025E33EC6E6DA5E6A615FAC7947C11237DA4A92F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-7deBCpJCvbW_pVD9uozQ==</text:p>
          </table:table-cell>
          <table:table-cell office:value-type="string" calcext:value-type="string">
            <text:p>472C441D19A535F7DB24E0464AFBD2387B7A33B6E0243932475BDEA8AC363B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45dF7Kr82tlDglerf2Qhg==</text:p>
          </table:table-cell>
          <table:table-cell office:value-type="string" calcext:value-type="string">
            <text:p>E7FF1E73DEFB50718A77CDE7AFC3652615479ABFD66CAB2A257F4DEADC33F5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hZrf4a1xq-soGHf5NI_Fg==</text:p>
          </table:table-cell>
          <table:table-cell office:value-type="string" calcext:value-type="string">
            <text:p>262DA5D5D3966EFF2AD90F84706DC849E5664DA97F32854FCF091ABE88FF0A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RPKA905MrXiNZxPyPuvwQ==</text:p>
          </table:table-cell>
          <table:table-cell office:value-type="string" calcext:value-type="string">
            <text:p>C1840FEC31E5B4A027A125A30CF9167E45A4CBEA66F998725663C49F87FE7C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VS4dce3HfIqSvN-LU2H7Q==</text:p>
          </table:table-cell>
          <table:table-cell office:value-type="string" calcext:value-type="string">
            <text:p>35716238CBC8F52EB3CC5C13341203C788640337C04682FADEEC118294C7B9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95929SErQy8AcpyLKku0g==</text:p>
          </table:table-cell>
          <table:table-cell office:value-type="string" calcext:value-type="string">
            <text:p>80D609C41B35C67A789B5134AFE9132EBC770625CAAC722BD4A7AD47A748FD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yNClvdpu_z2ccUW8a7rlw==</text:p>
          </table:table-cell>
          <table:table-cell office:value-type="string" calcext:value-type="string">
            <text:p>C9049AD8740A62290A5B805751469C58F2ED16D53A21465C669F997C5D0AB0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Zma88qd1RwOyoKusgXgA==</text:p>
          </table:table-cell>
          <table:table-cell office:value-type="string" calcext:value-type="string">
            <text:p>50A125F552DBADEEC115386AC535A03077E58F63D52B50C3D24C691047A413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7_SA9l_IirzGmbDthToQ==</text:p>
          </table:table-cell>
          <table:table-cell office:value-type="string" calcext:value-type="string">
            <text:p>D6CCAE2DC212BC2B00C1DC892DDDF025E836C899442A458B6637060A55F576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g-Pz4f0TiNadYCs9sAKg==</text:p>
          </table:table-cell>
          <table:table-cell office:value-type="string" calcext:value-type="string">
            <text:p>66107C92F1332BA76A603BA7562A309CAD54FF0B89720F68145C714EB83E47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PyHphKCW1M3KpHbhLqrw==</text:p>
          </table:table-cell>
          <table:table-cell office:value-type="string" calcext:value-type="string">
            <text:p>4E710BED025DEC6AFB7E031372880A5DD3AFE67B35CD7725F62E0B96FDD88B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1r9Nj0Weczvr0brJnkaA==</text:p>
          </table:table-cell>
          <table:table-cell office:value-type="string" calcext:value-type="string">
            <text:p>CF2FDB90C448CCFAD5B057BDDD8D4F29043282165B847390E7900099DB4220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mQwoSHDuK3vFvZYw-i-g==</text:p>
          </table:table-cell>
          <table:table-cell office:value-type="string" calcext:value-type="string">
            <text:p>41B0703E920D20ED4FEEEC824DB07C0132D70B5B7CA8AA6E6B1E0153359AD8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cuAnKXxl9YTSYiMfZquqw==</text:p>
          </table:table-cell>
          <table:table-cell office:value-type="string" calcext:value-type="string">
            <text:p>520F1B42439FF5FA54E87CE017B79416475E4652BD529213E6CDEDA4437088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NOUYwMdFZESApoFJMzQXQ==</text:p>
          </table:table-cell>
          <table:table-cell office:value-type="string" calcext:value-type="string">
            <text:p>5F3559379AECE8B94D5E408E795F345D60D9FFB50825191EA674B30595B975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vs7aY86ariXaA7d70-2cw==</text:p>
          </table:table-cell>
          <table:table-cell office:value-type="string" calcext:value-type="string">
            <text:p>BC451395B1FF65476330360597D028A4C39C8FC6C7EFC4E8D6B8ACAA9274C8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askzSvTNeGtXRBzbG82VA==</text:p>
          </table:table-cell>
          <table:table-cell office:value-type="string" calcext:value-type="string">
            <text:p>F0C15A6339D6CE4E8680C9AD6B6974B7F8F64E2DD9FB18BD9B0A28186DB13B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hx6k00u0NJayRBTiwI7nw==</text:p>
          </table:table-cell>
          <table:table-cell office:value-type="string" calcext:value-type="string">
            <text:p>6DA336B892D41884237B08AD6352B0ACC4FB084FFD1ACEC53EC032CF73FE93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2fuTfxmUK70S3UUKy0cqw==</text:p>
          </table:table-cell>
          <table:table-cell office:value-type="string" calcext:value-type="string">
            <text:p>BEA65C99DF5088B0A8B120B7267B6C279E13DA7921812DDF1A417AF6687615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HyEUNZy_y6LVbcGyASHg==</text:p>
          </table:table-cell>
          <table:table-cell office:value-type="string" calcext:value-type="string">
            <text:p>442F0B10FACB34DA6771A3CF3E48CD5840F92B856E8D4A201AF9B4DC3215E4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zaxaEpStn8uq562i6UkjQ==</text:p>
          </table:table-cell>
          <table:table-cell office:value-type="string" calcext:value-type="string">
            <text:p>3B4949570FF350BD570E9D4CD82F93B8A9BDEC07D395BF2DFBAC4CC4E30C76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2rk1Uz_RR1Uh0z0lZyChQ==</text:p>
          </table:table-cell>
          <table:table-cell office:value-type="string" calcext:value-type="string">
            <text:p>264FA553A08D595CC6ED8EB4250CA1C77AE711DA15E063EB35BBB94328345E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BgA6R5mq8HykLrDDpR6hA==</text:p>
          </table:table-cell>
          <table:table-cell office:value-type="string" calcext:value-type="string">
            <text:p>6EB58A90DC70F5F01931A44608F4D6CE9037D9A2DCA4E37BB076CEAC4BAF46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B21i_WIqmX97A_842O6Sg==</text:p>
          </table:table-cell>
          <table:table-cell office:value-type="string" calcext:value-type="string">
            <text:p>7BBE52F351613B7181419FD9309A2ADD9D43E5AE4B30D43F14FDF0C60299D5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93olPNSx7oUwFDqwkWZQ==</text:p>
          </table:table-cell>
          <table:table-cell office:value-type="string" calcext:value-type="string">
            <text:p>D947FF1276CB019523FE867DFC9862E7CE7BDA5EFF7514F4DAF48A2F3B206D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0dF5bf9vTHrNg47vf3gEg==</text:p>
          </table:table-cell>
          <table:table-cell office:value-type="string" calcext:value-type="string">
            <text:p>C1D75FD9EBABEE55F165D3021AAB079CD33DDC6C2B60D40E93634DD6FE7235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_3aHxCvJtRLiLg2TEljg==</text:p>
          </table:table-cell>
          <table:table-cell office:value-type="string" calcext:value-type="string">
            <text:p>7B35D19F93E19D5B2F78104074CEE6A158582B9090DA4D056030C3E4CF58ED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HH9OXi8an1EvUxSSspiUQ==</text:p>
          </table:table-cell>
          <table:table-cell office:value-type="string" calcext:value-type="string">
            <text:p>CD6011B320FC205B8072D5B6FD6C9C70B07F409B0D49BB6594C314AD62F3BC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55DQYu8V4kcbc8oqCz8HA==</text:p>
          </table:table-cell>
          <table:table-cell office:value-type="string" calcext:value-type="string">
            <text:p>891C6A03B59393921C2C01B7B2C6D5A466B19875CEE6CC6C64B761FE3B4000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by7LSD2aoxxRdtay6kXIQ==</text:p>
          </table:table-cell>
          <table:table-cell office:value-type="string" calcext:value-type="string">
            <text:p>3E98DCF696A11CE95C231700198CF55841D4E75BB869F7543D03FED2C0A4F0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kTBeGGNemTOg7GOTXJcbA==</text:p>
          </table:table-cell>
          <table:table-cell office:value-type="string" calcext:value-type="string">
            <text:p>E2E1B5956F82C5C1D6687557C8FF9ABD9047FF062076711F40B088F46147E2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bhhD1MscGQP0Z0IttJ4WQ==</text:p>
          </table:table-cell>
          <table:table-cell office:value-type="string" calcext:value-type="string">
            <text:p>59517312785F0F918E68C932ACA7D2D185C26D2D969540C48A1E91BD0FC528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xrRE_kJoqozd1S-wXB2pg==</text:p>
          </table:table-cell>
          <table:table-cell office:value-type="string" calcext:value-type="string">
            <text:p>9C79247D96BC18ECBD3EB1A8CA25CC804FBED946B462CCB9BDAAF1615CF9E1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ye9eryzDVKVG3dZ2nDewg==</text:p>
          </table:table-cell>
          <table:table-cell office:value-type="string" calcext:value-type="string">
            <text:p>C26F68AB83832F882CF23CE9536DCE3BD747712951B8611E7437B4A0BEEB73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OABwP3SR8ouQbMmS2Mlw==</text:p>
          </table:table-cell>
          <table:table-cell office:value-type="string" calcext:value-type="string">
            <text:p>8AAB5295A9B7DEC14E6E247D68D0C08D22E86D5B5F32786DB0CFC6B3C23480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3UsHayJQ3m4U4waXc8q3g==</text:p>
          </table:table-cell>
          <table:table-cell office:value-type="string" calcext:value-type="string">
            <text:p>59E6F0E2333FBE09FBFE4573A570A02CE12B26157557F8403F3983F5156EC9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QpN8hVBJ4xkVa1XEGGEAg==</text:p>
          </table:table-cell>
          <table:table-cell office:value-type="string" calcext:value-type="string">
            <text:p>6AB18C093EB15718DD8F26EEE2A21B4D6E03A69D68E95B989E08DBA3DABF5E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4g4izIAuB6MbBKpwRj9Kw==</text:p>
          </table:table-cell>
          <table:table-cell office:value-type="string" calcext:value-type="string">
            <text:p>3F02233ACBFC50E1BF9984DE80190FB8F0ECA9CCFF9E5BE07A7EF1BA4AF3D3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RRvkqtH3FCSsVR2aUig==</text:p>
          </table:table-cell>
          <table:table-cell office:value-type="string" calcext:value-type="string">
            <text:p>B42FEDC8A3B5DBA00FFF68AD986DAE1A5A22DA9CA333091D1E42AF7A94F8FE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fDawzDN2dLO52qehLDFg==</text:p>
          </table:table-cell>
          <table:table-cell office:value-type="string" calcext:value-type="string">
            <text:p>D175B4914612ABF08281F7FC00CB31CB2AC75D5CA9E487D08490E711823F98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2WBPiG-OzMSE9JyjoLBA==</text:p>
          </table:table-cell>
          <table:table-cell office:value-type="string" calcext:value-type="string">
            <text:p>7095AC13AC18412C4E50A309E8756A5D47603863FC61FA731FF4DB055F0FB0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_H4t9X1pswx_MAfzjmBw==</text:p>
          </table:table-cell>
          <table:table-cell office:value-type="string" calcext:value-type="string">
            <text:p>6985697025E966618C2F2816FCFC037D8772BA917319B3954C7A3759C49B0A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CGwnUMQ1DUNzr8Znn5Hw==</text:p>
          </table:table-cell>
          <table:table-cell office:value-type="string" calcext:value-type="string">
            <text:p>F43C2F9D784373F55240EF3B42E29446B39FC333E75A55A272D0E15C9B9AFA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-tY0CRcQfwXr_tHJnZ4Dg==</text:p>
          </table:table-cell>
          <table:table-cell office:value-type="string" calcext:value-type="string">
            <text:p>8C22140E7CCE16D264F121DDCC8E666D23F42634A531EF82B665004A577843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RXRuNGtzUgp7BTqKwddQ==</text:p>
          </table:table-cell>
          <table:table-cell office:value-type="string" calcext:value-type="string">
            <text:p>19E298E3E7BDD2B82850A3F435708B12BEB24C15F5B9FEA5DF16076ADDF367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Usi5Dma-TOArzGRfVdI8w==</text:p>
          </table:table-cell>
          <table:table-cell office:value-type="string" calcext:value-type="string">
            <text:p>18CA19B33CD0C85F2057F5F63E4096F48CD6BD5BED082A4EF48AB05BD6D299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CX6vj5xXs_OTAzDelp6wQ==</text:p>
          </table:table-cell>
          <table:table-cell office:value-type="string" calcext:value-type="string">
            <text:p>5B816957B32F78C9117C30C8C8BC0FB3BEB7A5EEA9B97B179D4C7AF5AAA7EA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FQmo3G1dNWfhrXikpJOgg==</text:p>
          </table:table-cell>
          <table:table-cell office:value-type="string" calcext:value-type="string">
            <text:p>7C4793C7F30BCE9EEACA3EBC74B5F9DC636BB112E04633FC5EB391AA6A2687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ItHHiWF98-p2MlDQ4iLlQ==</text:p>
          </table:table-cell>
          <table:table-cell office:value-type="string" calcext:value-type="string">
            <text:p>F895BE799E289B047FD83EC73E6A1FA2B58970E6B8A28FABED71AF9D4911BC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SDW-WjOT2yVZ23di85pw==</text:p>
          </table:table-cell>
          <table:table-cell office:value-type="string" calcext:value-type="string">
            <text:p>AEF7BBD96E9B19DE4EE51FB2013736DD595B4A42D0C52F23C931679BF926AA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m6Ju-wuyaLL0Oi__HadiQ==</text:p>
          </table:table-cell>
          <table:table-cell office:value-type="string" calcext:value-type="string">
            <text:p>0872EF01065D11611C574FEABF9E72EC364C68EDA79C2CE18F22556C6C1EF2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TYIMLontAhT3PT1cTBLIg==</text:p>
          </table:table-cell>
          <table:table-cell office:value-type="string" calcext:value-type="string">
            <text:p>65CBA6E9BB5F674100D6914DF84083F4310E943FFC6EEF9D056CAF0BC95A07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EQenbVK2c3XU71FHsEvsA==</text:p>
          </table:table-cell>
          <table:table-cell office:value-type="string" calcext:value-type="string">
            <text:p>3CC6E7AB1E86134AB7DDD1AA8EF2C9111647C8503F6BC835CF06C0B95CCC98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9RZR4lijyxkpe6ksSWnQ==</text:p>
          </table:table-cell>
          <table:table-cell office:value-type="string" calcext:value-type="string">
            <text:p>39A9C0C9E5E8F1350FD00948055041CC3E0FF6C362354890735E7AEF82E5BE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H_Qdk0FgTASlBXg2dNYQ==</text:p>
          </table:table-cell>
          <table:table-cell office:value-type="string" calcext:value-type="string">
            <text:p>082F2FE36183A59F4DDDC5A49C60D86D06A18938C1F158B842D7D4060FB2BF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WSjuEEJl3koQmPhTPzAqQ==</text:p>
          </table:table-cell>
          <table:table-cell office:value-type="string" calcext:value-type="string">
            <text:p>DF2E4ACCD48101E26EBB48928347B412714B7A54FDF80B02A1E98E0BDF7C9D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No4VpDiApgfWOgBBRJfog==</text:p>
          </table:table-cell>
          <table:table-cell office:value-type="string" calcext:value-type="string">
            <text:p>24392444C6FBF6F17D3F78AAD36E8C2239D3CA8A467A95C8635E7D672E1E04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6wfYiqWt2Kt06ghvRsSA==</text:p>
          </table:table-cell>
          <table:table-cell office:value-type="string" calcext:value-type="string">
            <text:p>F6130F87D0F50161BD34B7164569134A59F413C67127B8D545965610894943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PpH66yghRdkKo07UNMVg==</text:p>
          </table:table-cell>
          <table:table-cell office:value-type="string" calcext:value-type="string">
            <text:p>F4958F9F51FA757FA9C46F3A19D57745B5CB55BD5C1E9C22F8D143E8EFD7DE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Vgbk6x0RA6g90HvzojCQQ==</text:p>
          </table:table-cell>
          <table:table-cell office:value-type="string" calcext:value-type="string">
            <text:p>5ECDCBA1374F8DF32A57E07A57DAF3466821ABACFC4177B4ADC0E1E52C2EF4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HjL10Cbc8yW_F0ZTxWfg==</text:p>
          </table:table-cell>
          <table:table-cell office:value-type="string" calcext:value-type="string">
            <text:p>61D411D7E479EDEE994706E2963E55A8755E6028085CB783A2903676F5480F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yBTw5Qe3x0zVrDBYy0MSQ==</text:p>
          </table:table-cell>
          <table:table-cell office:value-type="string" calcext:value-type="string">
            <text:p>53C49D15D774BAE82E86B5E52D587CD88A2418966832E19A930EC6E58D7BE9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72vCfzEWg4NLOzpYcU4bg==</text:p>
          </table:table-cell>
          <table:table-cell office:value-type="string" calcext:value-type="string">
            <text:p>8CCFAD71852071A7EF05A31960DF0CA330FBF7C34FA3F8D341A85C433B92ED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13tXskbEKaUiImX0ouTQ==</text:p>
          </table:table-cell>
          <table:table-cell office:value-type="string" calcext:value-type="string">
            <text:p>735164EFFDC9BFCDD5BFAF2937E580BBE978593D3133B2CCED583C5251A995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6TGTy8aSX7ZaM1dAlQPbA==</text:p>
          </table:table-cell>
          <table:table-cell office:value-type="string" calcext:value-type="string">
            <text:p>27A31876BDB1C065D0250ABE6B1DFAE4B020AA2B8FA5369DE4B2DFCCB0411B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IjWGuBrPcWI1RQJ5mbnVA==</text:p>
          </table:table-cell>
          <table:table-cell office:value-type="string" calcext:value-type="string">
            <text:p>F3F2C1E3FBBC2FA8ED4BDE4DAE9EB49BEBF396F2F016B050F8484AFFDE2CA9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nw4UU8kx0We4TrOBLgzA==</text:p>
          </table:table-cell>
          <table:table-cell office:value-type="string" calcext:value-type="string">
            <text:p>5D5352854C9A5574C0000836E1F2FBF62B11FB0D7CC357C4A3994B3E265D48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xlni1fwcz_ZTscXbe5CQ==</text:p>
          </table:table-cell>
          <table:table-cell office:value-type="string" calcext:value-type="string">
            <text:p>446679BDF459777880DC82A80DEF851A9D19B71625789857E9FF32732D6E22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EHgs0KA_rEW0UNVOWJ4w==</text:p>
          </table:table-cell>
          <table:table-cell office:value-type="string" calcext:value-type="string">
            <text:p>D1CE4A181BA23B2E6DAED50AFA25863AE04C5B89B1E6272EB907CFE9DDAD98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kSh7qlPzKsJZ6mkJ8iFgA==</text:p>
          </table:table-cell>
          <table:table-cell office:value-type="string" calcext:value-type="string">
            <text:p>E54C5F9B258DE6AED9DA7B91C369E6D5A848153F3F075022DF85A72FAF33EE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t2Bt23AJ4uTY9B0omSRg==</text:p>
          </table:table-cell>
          <table:table-cell office:value-type="string" calcext:value-type="string">
            <text:p>31F6A31FF3CFC9B81476970B6B40ABA54E455AB5CBA51CA0036092A6064DB8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4l1Bj9g0CJL0AQXQ8hheA==</text:p>
          </table:table-cell>
          <table:table-cell office:value-type="string" calcext:value-type="string">
            <text:p>3C59778C6348704F6F4499B3AC47AB0166F80F875B758CD91BF05C9A999D13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bt9Np6TcSJVSCMz7vjHmg==</text:p>
          </table:table-cell>
          <table:table-cell office:value-type="string" calcext:value-type="string">
            <text:p>70847A8DDCF9DDA6BA91F5534B44DC7A98DF8ED1E70497B79771745C61546B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FNadu4STsBntaMUVfQseg==</text:p>
          </table:table-cell>
          <table:table-cell office:value-type="string" calcext:value-type="string">
            <text:p>EE7508F1B369EF238AAE4FF7F69FB84DE44987AA27481D284857D691F7E2B0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q15Gl1Ohelm4eZ-ZmsbSg==</text:p>
          </table:table-cell>
          <table:table-cell office:value-type="string" calcext:value-type="string">
            <text:p>0F84A874570ED84CE17A322EA1A461CB253878539975B405739D51E359D402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WT0r868Qt8aUXNkVxyXw==</text:p>
          </table:table-cell>
          <table:table-cell office:value-type="string" calcext:value-type="string">
            <text:p>30B963B28E9979F83A30D5E6FBC93E6A3D2D9B60C942F51507969C86AAEEDC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ts-fuxTEbSRGktgRl1-Nw==</text:p>
          </table:table-cell>
          <table:table-cell office:value-type="string" calcext:value-type="string">
            <text:p>CF55D575E24126043C01B84A0DF147589990D11F495C6473D269E969CB7DF1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VQPXUKFBGLvn3rjuCO2Eg==</text:p>
          </table:table-cell>
          <table:table-cell office:value-type="string" calcext:value-type="string">
            <text:p>9773E4385A5E9A0D97404DCC0A7EFAB23560016B174F5F7D868F0964B3C083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4YKIWQBrAnVFdD32OcNw==</text:p>
          </table:table-cell>
          <table:table-cell office:value-type="string" calcext:value-type="string">
            <text:p>76D88FF7A9936AFA489BADE2BB89F2DC98484A5E7CA267D235FE0BC0C3BC12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TQYk_Zi28CX7QK4XQDPWA==</text:p>
          </table:table-cell>
          <table:table-cell office:value-type="string" calcext:value-type="string">
            <text:p>AEC9CEB987D27D8D2EAD674551A579D72F50A523D17406E42AB2836BD5E2E3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qJUxKTcUhAIHXghmp00VQ==</text:p>
          </table:table-cell>
          <table:table-cell office:value-type="string" calcext:value-type="string">
            <text:p>CEF09648336E94A0EA4C5C58E0DF551B934E51FE0D49986D3E36D42755830A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VZiOCVRlmdUzBVPlqx8eg==</text:p>
          </table:table-cell>
          <table:table-cell office:value-type="string" calcext:value-type="string">
            <text:p>FADE5DA45203C2E2E12A69F2F71D1ACD2361CEE467484F9E625ED9F615287D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GYXavk1-5ShR8nw8s94iQ==</text:p>
          </table:table-cell>
          <table:table-cell office:value-type="string" calcext:value-type="string">
            <text:p>22D942098F17B6E8AD3FA94F200D86939503F249BC438B100D7ED119F7B9CE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sA6qfdhOcwpJSmJ9SCFA==</text:p>
          </table:table-cell>
          <table:table-cell office:value-type="string" calcext:value-type="string">
            <text:p>4D7D7ED7D410ECBCAED738B5CDE5377CBF34E464E169624C82140AAFC4ADAB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R5eb8GfKonuf_nnjMsAYA==</text:p>
          </table:table-cell>
          <table:table-cell office:value-type="string" calcext:value-type="string">
            <text:p>F46283DB53BDC1A8A9673C052D9A337833817E91D1E57B08FF024F998B2149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6pUjgeyFglDnGGieMmvjg==</text:p>
          </table:table-cell>
          <table:table-cell office:value-type="string" calcext:value-type="string">
            <text:p>03205E89A24076891D246AF23255C1E9B9ADE0958E5F344850C383A4853ADE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6pUjgeyFglDnGGieMmvjg==</text:p>
          </table:table-cell>
          <table:table-cell office:value-type="string" calcext:value-type="string">
            <text:p>CEF09648336E94A0EA4C5C58E0DF551B934E51FE0D49986D3E36D42755830A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zbbLQ_P0-_cD2UBy3btYw==</text:p>
          </table:table-cell>
          <table:table-cell office:value-type="string" calcext:value-type="string">
            <text:p>0F5C89D8C0CC088DCA82D8C23CB597A1A51EA87615529E6E3DF44AA2D1C97B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8SgYLgm8uWA6Ew0H5o4og==</text:p>
          </table:table-cell>
          <table:table-cell office:value-type="string" calcext:value-type="string">
            <text:p>504B878AC813BB079F1613C71FD2F6F31678D9382401B272804CFA35C43EB1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yWsCm7qCsC4rTJ9DmtAw==</text:p>
          </table:table-cell>
          <table:table-cell office:value-type="string" calcext:value-type="string">
            <text:p>34D6DB46CF8915EAF175A66976B4259B322ED5E23141FBB55EDD93707327EE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_ZAg3mgD_qSJII9-YO0oQ==</text:p>
          </table:table-cell>
          <table:table-cell office:value-type="string" calcext:value-type="string">
            <text:p>088917DC49FB978007928BF6C818A47298305F01BDE40F1029A01C05ABC996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9GlEA-x60jO3dGgOIoXDg==</text:p>
          </table:table-cell>
          <table:table-cell office:value-type="string" calcext:value-type="string">
            <text:p>F9101BCC2AD0F54C1385F2983DF082F660FAEEC19A4D9725AE8A0344D3034F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XWcGVPyAzvsX3snbUu7oA==</text:p>
          </table:table-cell>
          <table:table-cell office:value-type="string" calcext:value-type="string">
            <text:p>C0B25C821AC9D4CA20E857D19260B105FF371CC3C78BDA0C8ED80392DD2E99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9cw7Ie5dcKHV60cQbFOQ==</text:p>
          </table:table-cell>
          <table:table-cell office:value-type="string" calcext:value-type="string">
            <text:p>7CE99B73F5F304242333B7E70C334B21C5145DB838278B9B5A6BE74CE9B206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DTJwKzdLcY4NCts63zdA==</text:p>
          </table:table-cell>
          <table:table-cell office:value-type="string" calcext:value-type="string">
            <text:p>B597B66237B1D8725BE974FC84A1CA424F9644288EDC2E1CE6CFE473C87B7F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oq-m4zmlRyM3xcL6yuUA==</text:p>
          </table:table-cell>
          <table:table-cell office:value-type="string" calcext:value-type="string">
            <text:p>AC6DA77C7DDF79041456115B9E5D908457E7CA8E8A6906FCF3490DAA1317C5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K-b3cwDnJBVsagGwN84Q==</text:p>
          </table:table-cell>
          <table:table-cell office:value-type="string" calcext:value-type="string">
            <text:p>F53131E1544063A44716D37728EE8B01F6BBD715A6878F777CEFB9EEFF82DD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4Ad9Wi0aRfdrFfCR8FPsA==</text:p>
          </table:table-cell>
          <table:table-cell office:value-type="string" calcext:value-type="string">
            <text:p>6737DD2C6E12AA6BABD185AE8A68C5E35DAD69B5B371677022D6B4D1A5E66C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obBjyEbCbIkbUW3XwSOng==</text:p>
          </table:table-cell>
          <table:table-cell office:value-type="string" calcext:value-type="string">
            <text:p>F7C101159B8F23CEFFAB2EB10EFC1F2303F9424C26487E1FD3DA5BB600E6C2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I-jILoKOBivsqIK3SePg==</text:p>
          </table:table-cell>
          <table:table-cell office:value-type="string" calcext:value-type="string">
            <text:p>70764820F7DCFC58D823A19325E9C6E980D281518771D3938312684849ECD0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jhWgBjDNWO0L3kQyzN6g==</text:p>
          </table:table-cell>
          <table:table-cell office:value-type="string" calcext:value-type="string">
            <text:p>B24BF7B65F54BEBF7C6E4AA4C078564A1A0755EF94824F00B50F7F436ADE8D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EInKtXtM71E_SDm6YfRA==</text:p>
          </table:table-cell>
          <table:table-cell office:value-type="string" calcext:value-type="string">
            <text:p>26B72951A1E1635178CC68792B288A9029B85FFEE4F1136BAE88107B270A0E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hMolsPwa3T-dv0C4O3RQ==</text:p>
          </table:table-cell>
          <table:table-cell office:value-type="string" calcext:value-type="string">
            <text:p>1447AAAE825866F4D11307247B2197A0CC93BCB976F591400E8F200BF9CA9F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BwZj9KAefXhLeMZSe_z9A==</text:p>
          </table:table-cell>
          <table:table-cell office:value-type="string" calcext:value-type="string">
            <text:p>1B736DC490542EAA829608BCEF66396127CE2B8591F748B913E37887151896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zF2FCCEc01Cv4eajRDsjw==</text:p>
          </table:table-cell>
          <table:table-cell office:value-type="string" calcext:value-type="string">
            <text:p>73C44EB506467696F2E3D175C73E36D19348EA848615D83FC28D17E1EBB8B0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_rQhqilNkQwR21LkCoyQ==</text:p>
          </table:table-cell>
          <table:table-cell office:value-type="string" calcext:value-type="string">
            <text:p>DF762CFFDB1B39C1B8EB60ED64776CB2D0B4040360A567B7F84C919EC0E952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S7oYbcXbl7DKJ7OpXYsw==</text:p>
          </table:table-cell>
          <table:table-cell office:value-type="string" calcext:value-type="string">
            <text:p>737685D3AD311872EBEEBEC6519AAAC4DFA728EBC406FCF1643A71F2B4D96C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jbgF9MdcIf5FkEOTX1HSQ==</text:p>
          </table:table-cell>
          <table:table-cell office:value-type="string" calcext:value-type="string">
            <text:p>270FA544022BC07354BEE51D19CA0ECCA67778EC4F1ED0BC26AF5D5D6728FC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TGlYEfSOItX2FrurCFw==</text:p>
          </table:table-cell>
          <table:table-cell office:value-type="string" calcext:value-type="string">
            <text:p>E96FDD2CF28502B35CDD1DA0E9629258D44D3B4985DC73870DEDE0C0692563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yI4I7SgLA61xhhuDEEuCg==</text:p>
          </table:table-cell>
          <table:table-cell office:value-type="string" calcext:value-type="string">
            <text:p>CC8BAE30D190A6C4129DCF20369CE8D7B082B981CC43EB05DFBD6876B2CB6D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bnxtd_Csc44pxDiKFmGBw==</text:p>
          </table:table-cell>
          <table:table-cell office:value-type="string" calcext:value-type="string">
            <text:p>1D791AB94C5CB52B7DAD288281CF1236DC833293B0B8AC6B7C20AD668D35F3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QEfc7WrsTvsZsDWPoIdg==</text:p>
          </table:table-cell>
          <table:table-cell office:value-type="string" calcext:value-type="string">
            <text:p>BB5E6CBC725BC454D07CAFD9D28341F13ECC667D4FCBD39E160AAA15AA7DDE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c3Ht0cOuKRBi7sdTWoexA==</text:p>
          </table:table-cell>
          <table:table-cell office:value-type="string" calcext:value-type="string">
            <text:p>6B0160D810DD45888FC2A8D0EB741B33C5293E41E9B8F89AAE7D3760B161F9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1V1w3pXjdtGKVLAWrdZQ==</text:p>
          </table:table-cell>
          <table:table-cell office:value-type="string" calcext:value-type="string">
            <text:p>1123ABEEC3774FF01E056D90407DD33CBFC45298D31150E2E833352F9CF8F0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znI4InEJSu6LgG6iZYSuQ==</text:p>
          </table:table-cell>
          <table:table-cell office:value-type="string" calcext:value-type="string">
            <text:p>D721AA49FCBDC324653EE0E1921EE38FC11815622DA88B069A6FE9D82DCEB7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qbBSnSGj2LyrjsAprrgLA==</text:p>
          </table:table-cell>
          <table:table-cell office:value-type="string" calcext:value-type="string">
            <text:p>C516D3519A1330E6AB45EADF29C24F8650B246B82E8D3AE3E633E620B2FAC3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K09PLDg0s9_zvIgdJaRQQ==</text:p>
          </table:table-cell>
          <table:table-cell office:value-type="string" calcext:value-type="string">
            <text:p>52003CB59CE1E1E38282EEC789894AE27AAC754D472734F60D74A4EE3E7AED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FJu-1VeimmNTSyYM8qYEw==</text:p>
          </table:table-cell>
          <table:table-cell office:value-type="string" calcext:value-type="string">
            <text:p>BDB86ABA08897DADD48E65A205EE0A96F19B8DECE1D8CD90311C9CB7382371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GGxT2lGXbqW7xEw0xwyCQ==</text:p>
          </table:table-cell>
          <table:table-cell office:value-type="string" calcext:value-type="string">
            <text:p>6D3A7BD4D3AC91EA5B47853F2AC5BB0CF0115091C2DBA5FF5A61DD460DC93D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43sRtN8zZn9q8lgCYhOxg==</text:p>
          </table:table-cell>
          <table:table-cell office:value-type="string" calcext:value-type="string">
            <text:p>3142ECB1E362A2F94FE3A7295D4DF3EF5ECDB35AACC7359BC1998436F238F5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yvEfwPo3HE04xoiTHqrvg==</text:p>
          </table:table-cell>
          <table:table-cell office:value-type="string" calcext:value-type="string">
            <text:p>7647A1A830A134D62E33816605EFE52B14F8F8A3A37B8D3B786FA942347E5B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1t4ouqjDmvF-CMiYC5OZQ==</text:p>
          </table:table-cell>
          <table:table-cell office:value-type="string" calcext:value-type="string">
            <text:p>8EFD8381351A78D932627E7CDF674EFF540178CA561B1EF7A72E77E6C2828D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qEyYCj5m_1eFiesStF_-A==</text:p>
          </table:table-cell>
          <table:table-cell office:value-type="string" calcext:value-type="string">
            <text:p>204B972A9AA73829324E0ED2CFAAB4B4E77740607E9267A351D8EB9C3DF171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LGjxRNr692O3sCKtZpKFA==</text:p>
          </table:table-cell>
          <table:table-cell office:value-type="string" calcext:value-type="string">
            <text:p>E63CF27E2B9A1DBA136E853B786450A8295EA1B7C93C57D1720FF6C14A2EE3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f5YERX2uh7uhZgpy5eGqA==</text:p>
          </table:table-cell>
          <table:table-cell office:value-type="string" calcext:value-type="string">
            <text:p>88C9308DAFFB4412D204B71D3394AD5A239DD039A2A3FB4E38E9B996DF6D51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KEE0SRct1jokGzrt4B1sQ==</text:p>
          </table:table-cell>
          <table:table-cell office:value-type="string" calcext:value-type="string">
            <text:p>A9EAEB319D3567E0F086875EB01CBA87BD134F263EBC78702AEB2F5F7AE0B1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jkFXTHm2-BrLL1d6loibg==</text:p>
          </table:table-cell>
          <table:table-cell office:value-type="string" calcext:value-type="string">
            <text:p>A01824B5F6A2A87851A3F599DB97A212B15DA78B3B7AB3B0548DEF66DDF355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LSzcMflTw8bXWV_1WkSLw==</text:p>
          </table:table-cell>
          <table:table-cell office:value-type="string" calcext:value-type="string">
            <text:p>02F1D2737CE613019A88415CD2CDE94B574014344382AEB2E475A4D02E67EB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pAtFhoJV9xw6KGffifalQ==</text:p>
          </table:table-cell>
          <table:table-cell office:value-type="string" calcext:value-type="string">
            <text:p>1CE6A51BFBC0E9B074CCF25C198E7EFABB3D97E537EA2D7C78010A8C12CDD4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gH6lBqTYnBpeDaGkZ6_3w==</text:p>
          </table:table-cell>
          <table:table-cell office:value-type="string" calcext:value-type="string">
            <text:p>F49FC8C86B162EE688526F4645BD9CFA43DC4FAA81526CF9474F0DEE7F987F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GX1BI1BmkJwVCnfNhc3w==</text:p>
          </table:table-cell>
          <table:table-cell office:value-type="string" calcext:value-type="string">
            <text:p>6A2A5D1CC171CD34F2FAF8C7873E22C16AC9637E52C5A95D9F6B254B923A7C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Tw46fP-we_HqRPUiGzm4Q==</text:p>
          </table:table-cell>
          <table:table-cell office:value-type="string" calcext:value-type="string">
            <text:p>615F4C62E676488984A03C1D3AEDEF1D5E77196419A386537AE62C059F8BF4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3GmduE2R8AhJzY-Neeow==</text:p>
          </table:table-cell>
          <table:table-cell office:value-type="string" calcext:value-type="string">
            <text:p>3193E8C56581FCFE195EDB26A4B9ADF1B749B5C6DEDA60BCA5A12F38E06F8F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bcoH2RsVNe900cVSEXog==</text:p>
          </table:table-cell>
          <table:table-cell office:value-type="string" calcext:value-type="string">
            <text:p>4A06BBCCC4C3A8B27557EA0C95ACFF2B68BEDAAF255374CD6DFF0D27F8EA9F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hCU28JP4DUS0cEdhjzCQQ==</text:p>
          </table:table-cell>
          <table:table-cell office:value-type="string" calcext:value-type="string">
            <text:p>A33F871D9DA10BA6F982E3879D147D214BDC21AEFF246F246D8647B8916259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XUVzQ1mt_MjziHwvv629Q==</text:p>
          </table:table-cell>
          <table:table-cell office:value-type="string" calcext:value-type="string">
            <text:p>797CE956031F8DC770C83BA9CD7855E8C08E64E1F633DEA0DF63611BE9C105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mW_ZhvPWK_BdS6V_NNECw==</text:p>
          </table:table-cell>
          <table:table-cell office:value-type="string" calcext:value-type="string">
            <text:p>9BC144FF79837B1B81C62A11B11BCE890135163B9F06EE63FF6CA8B5276740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5GIz_n2SVdeHbXTS1dhQ==</text:p>
          </table:table-cell>
          <table:table-cell office:value-type="string" calcext:value-type="string">
            <text:p>D85A800F6690C155A0986913E04CE2ADE87C4663DE371D50888F6ECE16544B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_AOpYI2BHoKEZIDAVEqg==</text:p>
          </table:table-cell>
          <table:table-cell office:value-type="string" calcext:value-type="string">
            <text:p>69217D121EC27C2DA21F96DF3E0D80583C2A24D3B5D4D3803FE32C29246688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Gu3pFOy-THADwoZE2P1DA==</text:p>
          </table:table-cell>
          <table:table-cell office:value-type="string" calcext:value-type="string">
            <text:p>CDD63001238BE6C8BB44C9018331522FDEF30ADE0ED213C770EECCF4C52D59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ZHqVl32bvdxp3XARPmQaw==</text:p>
          </table:table-cell>
          <table:table-cell office:value-type="string" calcext:value-type="string">
            <text:p>1667B9CCED951FE75069A29506427E400B4E01B1B457F6C6B42F294A1DACEB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xww0fK2t6beHM9LTWqag==</text:p>
          </table:table-cell>
          <table:table-cell office:value-type="string" calcext:value-type="string">
            <text:p>E7EFB5FF10C8B3508251B6BF8A0BD5CB7D94569DD89B23829D001A75C12EDB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qC5PXLLdpUzvhcAiorng==</text:p>
          </table:table-cell>
          <table:table-cell office:value-type="string" calcext:value-type="string">
            <text:p>A3627ACF608B354DDCDE3AAABFBB2BB2C2FC135DF06ACACB3942699F440AC3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6IKTJiEoBkLnjBjU-BRg==</text:p>
          </table:table-cell>
          <table:table-cell office:value-type="string" calcext:value-type="string">
            <text:p>2EC1312CB0C30ECAD219B0DE30E0DFC4B63123C5C157440258600E57C8CB86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Bj8393vLRkYXw2zMelkA==</text:p>
          </table:table-cell>
          <table:table-cell office:value-type="string" calcext:value-type="string">
            <text:p>800BD8C587D66A68BE13A1BFCF6CE31A58FD398142C0B734C5EAE693EAD33E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BKO0Rc5b9s77fthyOwVA==</text:p>
          </table:table-cell>
          <table:table-cell office:value-type="string" calcext:value-type="string">
            <text:p>47E874478F14E9708E8D019D768F82FFFA418E36255A189D0AEA90970033A7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d43pAvmNVIwIM_zXw2Yw==</text:p>
          </table:table-cell>
          <table:table-cell office:value-type="string" calcext:value-type="string">
            <text:p>7006643BBE76BF59EED5481C94530886AE9BBBA88026BC0779EEC1DCF67910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7V3ctxNWWvrInDObYlLg==</text:p>
          </table:table-cell>
          <table:table-cell office:value-type="string" calcext:value-type="string">
            <text:p>E659828950C374407C66DA881AFE5094531DB3417EB1C405A5E29BF9F27CB2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lvb-5iKg5aBC5a4d3Ilg==</text:p>
          </table:table-cell>
          <table:table-cell office:value-type="string" calcext:value-type="string">
            <text:p>127A8517773D96871481359CC5B814F1837B280CF4545A493DA658DCBEB470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fvQ4mZiPdeFTXjxAx0Mlw==</text:p>
          </table:table-cell>
          <table:table-cell office:value-type="string" calcext:value-type="string">
            <text:p>9D3706739B74D57D8380CD6B3328DBCA32DD91AD0C150B53D55386ACC3AB00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2Mk48-9b3Uw7iT0A6lGg==</text:p>
          </table:table-cell>
          <table:table-cell office:value-type="string" calcext:value-type="string">
            <text:p>F6283E5EA088E8BEC4D81FDF93272761B7A8F04598FD4379FDE611E3758F63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c75yeHOdw3MGLJf7AmcJw==</text:p>
          </table:table-cell>
          <table:table-cell office:value-type="string" calcext:value-type="string">
            <text:p>42C5AF9B4F0B6AB1A04C3181D81141DBC5CE293080F70C7D1EEC2C1B00A714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FF9k_Sy_QeJvqEhVmBjw==</text:p>
          </table:table-cell>
          <table:table-cell office:value-type="string" calcext:value-type="string">
            <text:p>5DE7911AB30E76D98D91F19B9C5EA691C5C12A79C17AF3C3163116AA688225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m8TvVqrIk1VOJJG3BDxQ==</text:p>
          </table:table-cell>
          <table:table-cell office:value-type="string" calcext:value-type="string">
            <text:p>282D857A0541B6BE1AF19FBB22AB37369656A7A17710E88FE45F567356F244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dwmkyVDpF62a5vKPA46Q==</text:p>
          </table:table-cell>
          <table:table-cell office:value-type="string" calcext:value-type="string">
            <text:p>474C60DE9CAA0F03939F7D33EBA73FE1F0C5FC5FAF3F122443EFBC9179DE80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EpXkItIXw5-tFx_-pcDg==</text:p>
          </table:table-cell>
          <table:table-cell office:value-type="string" calcext:value-type="string">
            <text:p>B835FC1CA264EC8396B89C38033781C914EC0D2B6DE32F81CF15DC1F40C911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5w0BZGOfDWhz_7xpMukXg==</text:p>
          </table:table-cell>
          <table:table-cell office:value-type="string" calcext:value-type="string">
            <text:p>89F40EA5B669E6F087BB0FE89B987234B528B4217A07012B2A91325DD7953D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fUamsF1XUxniOayI5fHbQ==</text:p>
          </table:table-cell>
          <table:table-cell office:value-type="string" calcext:value-type="string">
            <text:p>3E6535F13494C8503A01C8472DB206433C20630E40109031FB09A077C0E17A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0LIKc2teOXB79LIOUIWw==</text:p>
          </table:table-cell>
          <table:table-cell office:value-type="string" calcext:value-type="string">
            <text:p>1F894DD7A6541D857D629D07A439322D3647A03358A34FCAC95ABA38B57422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elPMIwDIySh_wkNv9ogw==</text:p>
          </table:table-cell>
          <table:table-cell office:value-type="string" calcext:value-type="string">
            <text:p>4990E530B67E138B676E0CF1320503385AB2F98CCD785316699C75129195EB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_KfBFlebfdqgdWs_D-c9g==</text:p>
          </table:table-cell>
          <table:table-cell office:value-type="string" calcext:value-type="string">
            <text:p>8E0F8330536AAD9BB742E9ACD57EA56A18F11DAE8F78C22B8E26E14724AB09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cWTDB9SQ4HGoI7iUWXBQ==</text:p>
          </table:table-cell>
          <table:table-cell office:value-type="string" calcext:value-type="string">
            <text:p>AD5C167339330A678EC1A5276B4D01DA7A5B78019389D82627ED695B0E2D75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JZ199lp8Jlhj_kTVUZ3YQ==</text:p>
          </table:table-cell>
          <table:table-cell office:value-type="string" calcext:value-type="string">
            <text:p>27009EB49E389ED0AC40753D0886242451A2AAA5276DDCB238BAC46B2125C5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chJEDdh7r42qpsS_y6pUg==</text:p>
          </table:table-cell>
          <table:table-cell office:value-type="string" calcext:value-type="string">
            <text:p>E4953E21F2BDEBBE7E2FB5A6CFC773D9B32EE56FDFD0038F88FDE275BC17DF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d3Xx9CM_eMrxJQfM8SY-g==</text:p>
          </table:table-cell>
          <table:table-cell office:value-type="string" calcext:value-type="string">
            <text:p>152FEA1F0CF2BA7C675DAEE5401DBDE13B2F67FAC70D4A37F148A65EB26A49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MhUE86Va7tBCha9TAuRkA==</text:p>
          </table:table-cell>
          <table:table-cell office:value-type="string" calcext:value-type="string">
            <text:p>AE29F534BC5C5C688522DD4F9F2C885ED7AD3F58BA911232D328CE335EB8FE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-Wdyb9_-4GWLCd4rB1IFg==</text:p>
          </table:table-cell>
          <table:table-cell office:value-type="string" calcext:value-type="string">
            <text:p>350B08BABEDA72CD00BA82EFF9F25268A149C8B9F562118882110B30F2EC04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4kot71G7qHfnJU6cyUhig==</text:p>
          </table:table-cell>
          <table:table-cell office:value-type="string" calcext:value-type="string">
            <text:p>79977DD8B8D2EC23BB89BF76B83D000FFCF949EA5A0E62B5BC2E456FB3F777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cf2f7dmC_GQQZ6eLR3xnQ==</text:p>
          </table:table-cell>
          <table:table-cell office:value-type="string" calcext:value-type="string">
            <text:p>08DC9BDDF2EF7675A7ACC2ABAEC11A02E3CEBD7073D0287548E22775D1FAD2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W2CNS77WtaQQxnsIjc79A==</text:p>
          </table:table-cell>
          <table:table-cell office:value-type="string" calcext:value-type="string">
            <text:p>5384155D980C80D9966118E5237A844C7B9DBD22E964F11A74E349D720CA67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u2v77bGU_5ftemTAJd8w==</text:p>
          </table:table-cell>
          <table:table-cell office:value-type="string" calcext:value-type="string">
            <text:p>2C87B4EADD4C1F0BA4E9A86366E71A365C9E62E4EFADA5463DE7DD02D9251A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r6_Ym38RCtmG-SIqUS3Q==</text:p>
          </table:table-cell>
          <table:table-cell office:value-type="string" calcext:value-type="string">
            <text:p>5C75FCEE01107551189A66282CF3F6E88B0C9A079C809214B3AED13E7B5C70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u8StosuxuaTA085P3YNQ==</text:p>
          </table:table-cell>
          <table:table-cell office:value-type="string" calcext:value-type="string">
            <text:p>D94BFD3AC4B634232F4B158E810CF96D324403E6A3138361FAEF2A6470752F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naddUTkNclKe-AdBmHJlg==</text:p>
          </table:table-cell>
          <table:table-cell office:value-type="string" calcext:value-type="string">
            <text:p>3E0980BB5E5B1AD2DE22EE4D753625DD4599170B432D6B62553227268EB238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yDPErF2wtPb7C8f7GjTQA==</text:p>
          </table:table-cell>
          <table:table-cell office:value-type="string" calcext:value-type="string">
            <text:p>846006ABFF97AD302989995A3CE9248F4978C5D092A4C46DF4D381C340BDD4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TT7WPEyCBncZig5aimepA==</text:p>
          </table:table-cell>
          <table:table-cell office:value-type="string" calcext:value-type="string">
            <text:p>10619728B7B70F43100792945CC4667F53AD024BEB8CDD07CE385FA8A945DD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Gwtn8Zsv1OWIuy3mIvRA==</text:p>
          </table:table-cell>
          <table:table-cell office:value-type="string" calcext:value-type="string">
            <text:p>EB53B2E2963C8F092BE73420582FD34944757B79323A9CED19CB71700E8F94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loQTcenOVdTI0UXes-tQ==</text:p>
          </table:table-cell>
          <table:table-cell office:value-type="string" calcext:value-type="string">
            <text:p>631753EA1A4518AD92B54EE9608D756F4322F3A167ABAB2E69E64DAB1C524E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a9KaWU6msoFKMvqeh_A==</text:p>
          </table:table-cell>
          <table:table-cell office:value-type="string" calcext:value-type="string">
            <text:p>1D2D60845B52CCA0C7FF2379554349E4436A11822BCCDF0327C508982A6130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7N6d26DJ_XeCkTg_uVUJQ==</text:p>
          </table:table-cell>
          <table:table-cell office:value-type="string" calcext:value-type="string">
            <text:p>4812A0A81A3AC2ABE7904D1E2958BB521885BCD264BA7EEC14E89ED771636F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gs2Q0RBigTDBP2ZI0wAPA==</text:p>
          </table:table-cell>
          <table:table-cell office:value-type="string" calcext:value-type="string">
            <text:p>68D17F30398A3C49CE768A04A6CC2D62EB2E3DF4444FBAA55D6C4FDD6F9CA7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x01Ldifq0NT_YG_0CuqVA==</text:p>
          </table:table-cell>
          <table:table-cell office:value-type="string" calcext:value-type="string">
            <text:p>09ED47A2DE0BC6995B96A815AF89C9EC4CFE2A0F3F0742463C20E59F9E5057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NmJqwkMZ5rMJ_nlzzyKA==</text:p>
          </table:table-cell>
          <table:table-cell office:value-type="string" calcext:value-type="string">
            <text:p>C086179803CA771FC06809270541A198BF35C141934520FC1780026E99C471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zQBKYGrAMSCZG0yPYzOnw==</text:p>
          </table:table-cell>
          <table:table-cell office:value-type="string" calcext:value-type="string">
            <text:p>CBEA89A1A13B40827BFB16F380CBAAC4F2187556BBAAEA2538F8CB688462C8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T_BhAl-hR57PbZ7jg5w==</text:p>
          </table:table-cell>
          <table:table-cell office:value-type="string" calcext:value-type="string">
            <text:p>54BC5E0CF72A3AAA60D2A514F832539CE28ECB63190525F974F48B2F2BCAA4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WiXk3DlqA-N69Ji9RBdQ==</text:p>
          </table:table-cell>
          <table:table-cell office:value-type="string" calcext:value-type="string">
            <text:p>71A1F5F4BFEBD5F165E96AADA414B20C460174721B52FCE2FDE04357EFDB36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aUvRVCG0bpQp64XR1uWRg==</text:p>
          </table:table-cell>
          <table:table-cell office:value-type="string" calcext:value-type="string">
            <text:p>D9200166B2605A9DC4D5977B84533B6FB8541B5C62AB9F628AEC0CE128A450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InZMxIAicqyNnlLQhgrg==</text:p>
          </table:table-cell>
          <table:table-cell office:value-type="string" calcext:value-type="string">
            <text:p>A0063E8CA1E704924951AB53B8C1861822A80EA553C51FF96E9DBE5CCB025F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uPU318whgYxDTpl9Yy3_w==</text:p>
          </table:table-cell>
          <table:table-cell office:value-type="string" calcext:value-type="string">
            <text:p>4EF451ABDAD9C018809C461BF4ED420CC8EA31F6EF580AFC864DDDD125F2C5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S1xce0nwsZ5U4HDhzG7w==</text:p>
          </table:table-cell>
          <table:table-cell office:value-type="string" calcext:value-type="string">
            <text:p>2BA4F8BC8FBA6AC1AF9C3119D0E1B6BC0661204325D0C6F95D80726ABDCDAD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UBDb7_67OSpnYZIqzVEg==</text:p>
          </table:table-cell>
          <table:table-cell office:value-type="string" calcext:value-type="string">
            <text:p>54F6090F02DECF0C016E24BB947FA33D11AF5D42FCCA0D7A9C046C8AAF90A7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hdiT3pQN8wBMoi7uznmw==</text:p>
          </table:table-cell>
          <table:table-cell office:value-type="string" calcext:value-type="string">
            <text:p>477C92D52403F7131AEA955957E4C519A7E91B84D13C97689C3300A1606140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ZWrjMjCFG_Uf463gBY6dw==</text:p>
          </table:table-cell>
          <table:table-cell office:value-type="string" calcext:value-type="string">
            <text:p>9FCCB8B04DA461B4824172446C443B17CA087095ABFE985896AB137FC06D73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MmzQadxKx6meAAndEC1w==</text:p>
          </table:table-cell>
          <table:table-cell office:value-type="string" calcext:value-type="string">
            <text:p>C74DBA5FA1763833F8322C7822BD3FD65F1205D86F678B777FB68A81CEC1C4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aOa_RioNTqzjIMQVLaipA==</text:p>
          </table:table-cell>
          <table:table-cell office:value-type="string" calcext:value-type="string">
            <text:p>FF09417A0095BE3C54E2CAE0FBD397285E5C9BB4956DBFDFA2FEBE00E999C8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HKdShkf6mLgJbVq36u4wQ==</text:p>
          </table:table-cell>
          <table:table-cell office:value-type="string" calcext:value-type="string">
            <text:p>4FC0B012B78795765FBB592708FA0C9F4455CE6DBA3A7B7CFDECDB7C26C301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kBinCjx0ER8YFrG9bKr0w==</text:p>
          </table:table-cell>
          <table:table-cell office:value-type="string" calcext:value-type="string">
            <text:p>90361A6C4A86E480B7D756E3C1916A5F430C08F072AAD5007CA26ED3698A64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niEh9cSWatA7sdHAW7DOg==</text:p>
          </table:table-cell>
          <table:table-cell office:value-type="string" calcext:value-type="string">
            <text:p>49EEFA52F1BC8A6BFF92923338CD9D37BBB2DF44A83FFAD690243EF7CD0CEB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tWGHq8isoePwKB1tBBfBg==</text:p>
          </table:table-cell>
          <table:table-cell office:value-type="string" calcext:value-type="string">
            <text:p>1412776E85780EAA31982C69B08C213677F62715167AA1D6A8BBF85D0D45F8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RBGUUKPIhYO34WWi38vAg==</text:p>
          </table:table-cell>
          <table:table-cell office:value-type="string" calcext:value-type="string">
            <text:p>5C6E123B0B12E62FD8C49262D4B437B39A872B4EEEABF2B8B32F9BFF49F24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4hN0RjAwU699rTbZ4DoYQ==</text:p>
          </table:table-cell>
          <table:table-cell office:value-type="string" calcext:value-type="string">
            <text:p>48952B357F2517DEC58791512B2780F5829390B0C87E86F325ACF06447C3D1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j-rVzuJVbyNePqmL9rEg==</text:p>
          </table:table-cell>
          <table:table-cell office:value-type="string" calcext:value-type="string">
            <text:p>202E5BAFE34677EBEB419C1EEA97FEB1D6875B19FD3EBD85686887395F43FE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ipCDkVPbfFOX_3tBnECA==</text:p>
          </table:table-cell>
          <table:table-cell office:value-type="string" calcext:value-type="string">
            <text:p>DB712B3EC3855DD0AE2A68A02F50F6087FBB4A5770867251B2A4BF805B4ED7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GRpbYhgG6eZq-ly8gKDA==</text:p>
          </table:table-cell>
          <table:table-cell office:value-type="string" calcext:value-type="string">
            <text:p>CB6BB9374897AB52D815B5FFD59B4E34D4070CCA4BADBADC53E61B4CFC5C61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MCol0NnMeRBo21BrJB7IA==</text:p>
          </table:table-cell>
          <table:table-cell office:value-type="string" calcext:value-type="string">
            <text:p>9DAF622B92EB23F6C00568950E66CD555802B9215CAEE25CB0AAB96B3FD19C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pZC7AAuu_3McRTTYyg2xQ==</text:p>
          </table:table-cell>
          <table:table-cell office:value-type="string" calcext:value-type="string">
            <text:p>052FA7519A70D923FAF95A9DEE94E4B04C555198EA315EB6D4C94981C7DF01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p0iwxPGgKeS6XcB8aWZQ==</text:p>
          </table:table-cell>
          <table:table-cell office:value-type="string" calcext:value-type="string">
            <text:p>E0E799AABA0F84FDFC0ABFDEA3907B1123EA1058586881EA98D2EE08884EB0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XI6VAp0mrIIqZnS-lFRGQ==</text:p>
          </table:table-cell>
          <table:table-cell office:value-type="string" calcext:value-type="string">
            <text:p>23D30A24110F2F71CC3829E7BB4FAD90458366BC41E778FCA45CCE67A7ADB7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XI6VAp0mrIIqZnS-lFRGQ==</text:p>
          </table:table-cell>
          <table:table-cell office:value-type="string" calcext:value-type="string">
            <text:p>3FDCEB1326A59B5F11991F15C7A297739857818F488B81E89D6AB26D62452A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mqm5aPe9rKDCOXNpehoOQ==</text:p>
          </table:table-cell>
          <table:table-cell office:value-type="string" calcext:value-type="string">
            <text:p>A97311499A112F9588DF19D88A229041E452EA226A2670CF0CA1F936769018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XSTITwtuj5iSHhIVtaiQ==</text:p>
          </table:table-cell>
          <table:table-cell office:value-type="string" calcext:value-type="string">
            <text:p>60A5BDF0B44218AC854D7E71038A2DB037F506CEA98B971188B6868A1B616C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m4YEm2IfktMcpFSP_mRw==</text:p>
          </table:table-cell>
          <table:table-cell office:value-type="string" calcext:value-type="string">
            <text:p>FA12DA885AF06D085C6C95EB4C6CBA028B9D7D411052BECEA92388459C93BC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bhbGwC6cy_5Tad7FW13w==</text:p>
          </table:table-cell>
          <table:table-cell office:value-type="string" calcext:value-type="string">
            <text:p>7019F0F83C4CF178B9B7ECCCB53075D5020126114F8A2F0F5DB24EC55A36F5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jw9NoW3uVR-ny9ApZT19Q==</text:p>
          </table:table-cell>
          <table:table-cell office:value-type="string" calcext:value-type="string">
            <text:p>7AD8FA152B9E3E96483DDDDACF564BA4BC8148525CA1F1A9B19E2560B6884F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OiU71s12EAfrkdGdc5ZQ==</text:p>
          </table:table-cell>
          <table:table-cell office:value-type="string" calcext:value-type="string">
            <text:p>40FA491A4A5E65C32B30E6BF8C0526E02376656F94CBD22F9C63EA067161A8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BKB3n__80cleDYubfIOQ==</text:p>
          </table:table-cell>
          <table:table-cell office:value-type="string" calcext:value-type="string">
            <text:p>18587E64AA203BA546B1ABB0441746D9AEC1860D1AECCD23DECE6228B00724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TbfkPEAP4SfC3DJNJqZw==</text:p>
          </table:table-cell>
          <table:table-cell office:value-type="string" calcext:value-type="string">
            <text:p>32B89FCBFB041AAADB97C6075168D0FFBCA10BFF290B34FDC358EB8AC8BE6B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VzFv_Rj9dt-eQ9ekzbEoA==</text:p>
          </table:table-cell>
          <table:table-cell office:value-type="string" calcext:value-type="string">
            <text:p>FE9481B1CAE90466AB30CDD095C9207BC805803AA8109F054B7E2C59E6D537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8QjtY611cvVICxgwqeKxw==</text:p>
          </table:table-cell>
          <table:table-cell office:value-type="string" calcext:value-type="string">
            <text:p>1E645B51A3DD0E690E541AD89A722EA6BD3B6899743AD579634C5F22569DB4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jb-2_H5T1pkpjKLIjow==</text:p>
          </table:table-cell>
          <table:table-cell office:value-type="string" calcext:value-type="string">
            <text:p>ECA64D928DFEDC79EDF12D169063E07099649B96D25F484EDFBF09C40A636D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5q7sSk4I52Ey76_s1PP3w==</text:p>
          </table:table-cell>
          <table:table-cell office:value-type="string" calcext:value-type="string">
            <text:p>23D30A24110F2F71CC3829E7BB4FAD90458366BC41E778FCA45CCE67A7ADB7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7LpIOFdKLUOyS6lY7Iyww==</text:p>
          </table:table-cell>
          <table:table-cell office:value-type="string" calcext:value-type="string">
            <text:p>9569BA0F5C195DB2AFA145703C5B124CE664DCC8D61EC2F1BC203273B75E7C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DzochQBlqzWy5clUDiJUw==</text:p>
          </table:table-cell>
          <table:table-cell office:value-type="string" calcext:value-type="string">
            <text:p>F4A34BBB6ACD46B0612B80086181CCD8922D7EA061B9119737D3345359745B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yrx_8fSdfZhsc0Xe5DkIg==</text:p>
          </table:table-cell>
          <table:table-cell office:value-type="string" calcext:value-type="string">
            <text:p>BBDA61FCDE66B16EF786DE3E510019BC794C1D92148D0837386DB68279AD89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6R167cNQEnuoILMIDn_Jg==</text:p>
          </table:table-cell>
          <table:table-cell office:value-type="string" calcext:value-type="string">
            <text:p>E0A883D99F03EEF435FBCDD886FE714A1BE38E80122D5D75F23668301E9942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jdJeWXt4CcmSM_Ny1M8WQ==</text:p>
          </table:table-cell>
          <table:table-cell office:value-type="string" calcext:value-type="string">
            <text:p>EA7F146B28882D3F60C44884898E9968679E057E76A5063BC89CB496A60085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tQiRVYh1NP9qDL9HMkkqQ==</text:p>
          </table:table-cell>
          <table:table-cell office:value-type="string" calcext:value-type="string">
            <text:p>85F6DC653E2F5927F93390047294C1C772F881DA42F0DB7364D06B869D8F5E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XQw5_XifuUxsqlEby_fWw==</text:p>
          </table:table-cell>
          <table:table-cell office:value-type="string" calcext:value-type="string">
            <text:p>86F1A83C97EFA2C0245948AB3E35A4461382119BF9B05F8A16EF4709E58814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TotEK20icfRZgMewDhLA==</text:p>
          </table:table-cell>
          <table:table-cell office:value-type="string" calcext:value-type="string">
            <text:p>75C8934E81C30F75CC081A326404EF9F110D7D5C7BE5ADB6ECDCD5FCF9BFB1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_qkvSfqPkQl5v88osbV-A==</text:p>
          </table:table-cell>
          <table:table-cell office:value-type="string" calcext:value-type="string">
            <text:p>16D4C8AB404CE12C31532A03F765739C72611002FE4EAD7D1B9A528ECBC65C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ROL9_I5VcY3BVywEZ3oA==</text:p>
          </table:table-cell>
          <table:table-cell office:value-type="string" calcext:value-type="string">
            <text:p>4ABD5BCE14527F8CF6AED78C3DFAF09DDF21CD9730332EC885792967AA3A6F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Ccjc9bE471wiyxezqH3w==</text:p>
          </table:table-cell>
          <table:table-cell office:value-type="string" calcext:value-type="string">
            <text:p>B1FF7C106FE4063F13288381F30B684242409924DCC1CF9B164EDC9116C8BE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SKHjkL62b8ENVLMV4vZOw==</text:p>
          </table:table-cell>
          <table:table-cell office:value-type="string" calcext:value-type="string">
            <text:p>B246A7358AC8997895973515F55A45863A6A10885529B14E7CC9A79595983B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MgLUL5Pggf93X5YoGcn_g==</text:p>
          </table:table-cell>
          <table:table-cell office:value-type="string" calcext:value-type="string">
            <text:p>13796005FFD6A227FA3D46D1B1978D6D2440A8EDD252C1153CA8C9E59EB127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VlWikUi41pOCAzUnCG9A==</text:p>
          </table:table-cell>
          <table:table-cell office:value-type="string" calcext:value-type="string">
            <text:p>1C538BACFEA5B1B9A391200FC104E9F6C3DBF620D9AE1E2F84A0119124E55B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uNyVTn0KnhmfKuIO8kd0w==</text:p>
          </table:table-cell>
          <table:table-cell office:value-type="string" calcext:value-type="string">
            <text:p>A837448E6A31D5D4633F86B24F644AD8401F52829C99374642F81815B0A13F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ekx2_xgVDXctlk7SddCQ==</text:p>
          </table:table-cell>
          <table:table-cell office:value-type="string" calcext:value-type="string">
            <text:p>2A40F429C7180A7EEF97BDB5B90834F9B99C1E75C2A6676593973B1389B98E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UgjPZn9CceEZNvCIFaw==</text:p>
          </table:table-cell>
          <table:table-cell office:value-type="string" calcext:value-type="string">
            <text:p>8941C99C9386C10943BAE9E673ACE1F32D3F46BD031B99F5F276230B514982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0DggDEgDPsVPbkjhleXmw==</text:p>
          </table:table-cell>
          <table:table-cell office:value-type="string" calcext:value-type="string">
            <text:p>9787C2E61F36518244FAD23C92939F3AD5F50DCEBA9F21A49ED2746E15C9A6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kR1QQRdjBHdt4MEVYjjQ==</text:p>
          </table:table-cell>
          <table:table-cell office:value-type="string" calcext:value-type="string">
            <text:p>F9D9C6D128A5BD4A1FA4F6AB66207A49FB978FC8E159952A5B9F2B51FB2260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9CYjixJWl2OB3W1d0b3_w==</text:p>
          </table:table-cell>
          <table:table-cell office:value-type="string" calcext:value-type="string">
            <text:p>71F08B4807E2934117A1A73C4ECB4BE3929A1C34A6B7178626EF744A02BCFB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97gHMsBMhHgTmaE4mb4g==</text:p>
          </table:table-cell>
          <table:table-cell office:value-type="string" calcext:value-type="string">
            <text:p>1EEA5D77C906482BFA86EE0E006BB1FA48CE513C345EF084E6CFC6BD6BBA26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tseUNpOjRITe4vYLVwgA==</text:p>
          </table:table-cell>
          <table:table-cell office:value-type="string" calcext:value-type="string">
            <text:p>15C929800A1A4E14E07C8616A38B2B0D0A0B19BC81C1CC1FC6F197ADAC0023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UErWIKNNpZRXigSMQD7g==</text:p>
          </table:table-cell>
          <table:table-cell office:value-type="string" calcext:value-type="string">
            <text:p>5568D39360BB78EF4DE985BB72B94AC915C26289EE44E9C0A9BC883D746B0A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dTIp074znkbHG8ZYCSXw==</text:p>
          </table:table-cell>
          <table:table-cell office:value-type="string" calcext:value-type="string">
            <text:p>8CCD0CAF1605FC4CEDFC3A566D6F66BEE35EB6F1D4567F7B82F921D9BAB898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Ieh69Nip5nUIhPZC7gsnQ==</text:p>
          </table:table-cell>
          <table:table-cell office:value-type="string" calcext:value-type="string">
            <text:p>072EA71601874307BBC1247C4C9CD52AFEF90BBA191B7857C08269F436A4AF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9SLmHaOGee4y-vKkukJgA==</text:p>
          </table:table-cell>
          <table:table-cell office:value-type="string" calcext:value-type="string">
            <text:p>0B0311C337A2CCDF401A27DEF58031ECC8BDA03640D235017BFFF9E5F7FAB0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RvlwfUgg5EH5j38adGIQ==</text:p>
          </table:table-cell>
          <table:table-cell office:value-type="string" calcext:value-type="string">
            <text:p>F9E2ED34EFEACFBAF02A4728F40F6F5A7E7844935D3A3FA3C29539342D8580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QIQmwFmdJzBXvMEvix02Q==</text:p>
          </table:table-cell>
          <table:table-cell office:value-type="string" calcext:value-type="string">
            <text:p>DF5BA29B4CA8EF2E4B0E5E10E5BE8A79070C92D4DFD9FE18B026E11A1D5D51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fB__Sml50lS6L1MRRFpdg==</text:p>
          </table:table-cell>
          <table:table-cell office:value-type="string" calcext:value-type="string">
            <text:p>49AB70380F07A12B8DEAC6CA8255D0E78DB4995314A9F244F31E16BF964470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LCWkARVEXZmYnu8djYlIA==</text:p>
          </table:table-cell>
          <table:table-cell office:value-type="string" calcext:value-type="string">
            <text:p>E9C4D868BC24C8518EEECFA12B9FDB18507E061FCC9204ABFE14779C281DBC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2PudKHubVR2JeyvgpVGg==</text:p>
          </table:table-cell>
          <table:table-cell office:value-type="string" calcext:value-type="string">
            <text:p>A74A28FFA360DF0FDC12344486E3380BFAEDC43F0AB4C4A3AD878DABE333FB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wjiNFIG8ZBUkx6Ux6z0kg==</text:p>
          </table:table-cell>
          <table:table-cell office:value-type="string" calcext:value-type="string">
            <text:p>8A4DD135FEB8EA6E88481B401D6A2E9088C256094194227F2F65E58ECD5B3C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l_smcEhS-uazWSuWWrSrg==</text:p>
          </table:table-cell>
          <table:table-cell office:value-type="string" calcext:value-type="string">
            <text:p>CC45A5AE704CCC3C8261D5B30FFB3BAAA53AA3DA1AE75D1F592153FC9448CE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nbkQ3-9UgTaARA3-Y4_Q==</text:p>
          </table:table-cell>
          <table:table-cell office:value-type="string" calcext:value-type="string">
            <text:p>A6114F3C801EADBC74B7291C34F94449D1F634B16AFB30E5E83B2CA48653AE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Wpa03572uh5W4NwmUeJtw==</text:p>
          </table:table-cell>
          <table:table-cell office:value-type="string" calcext:value-type="string">
            <text:p>57F5173887AF9B5D701427FD236920EFE02010FF21000A1049FC4870CDB00F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4lpXrllx9R1uloFR1yKmw==</text:p>
          </table:table-cell>
          <table:table-cell office:value-type="string" calcext:value-type="string">
            <text:p>C782E93E8E2FE5D3954981BE34C4039856D5B8D2CC1D7DFB365F7158D9E361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Pc8wccpXuc_Gpq9d7Ezqw==</text:p>
          </table:table-cell>
          <table:table-cell office:value-type="string" calcext:value-type="string">
            <text:p>FD4F9AFCB11877365B8A918FDA18F4705330EFDB037384F658915A6DD712B5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Ya4OaGMIAPN3nnUwu5L4w==</text:p>
          </table:table-cell>
          <table:table-cell office:value-type="string" calcext:value-type="string">
            <text:p>260F3C397BC5B0A69A42AE75812685A53BBB762F94DF827682638692587EFB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pvfdZhFxGp-Kik19_nfg==</text:p>
          </table:table-cell>
          <table:table-cell office:value-type="string" calcext:value-type="string">
            <text:p>267BAAAAECE10AF29CE1C575071729742E19B0D73EEDAB36F8AC5EFB71331B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3w-7z_1FldTv3ektV_Kig==</text:p>
          </table:table-cell>
          <table:table-cell office:value-type="string" calcext:value-type="string">
            <text:p>8FE0D250DBFDC874B973523E96D97414C21EAE36F9310E1ACF52C0AA461BD9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QNQFTQQufa_J3Qp58dnRA==</text:p>
          </table:table-cell>
          <table:table-cell office:value-type="string" calcext:value-type="string">
            <text:p>494227A0F204DFDF0BF2DF3D6C5E493CD7EB74C08E0F7B998F08ECB72274B3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6ykf4PZcC0uBmOE0zD6Sw==</text:p>
          </table:table-cell>
          <table:table-cell office:value-type="string" calcext:value-type="string">
            <text:p>C3B92F12BE22DCF069D7F47B57562E6769DD43DF6498060C57977F15A0AFAD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bWq0F5DJd2R7nb3gP9dQQ==</text:p>
          </table:table-cell>
          <table:table-cell office:value-type="string" calcext:value-type="string">
            <text:p>F22A9C5E10536CCC2C79579E794B1619BA7776AD813C512F99330A02470BEB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DYJz6k7fvilchQ4oK_E_A==</text:p>
          </table:table-cell>
          <table:table-cell office:value-type="string" calcext:value-type="string">
            <text:p>F59B0B532A6D5EEDDF976C2DFB5113D1AAA49F681DEE4052F16C22CD0C15A6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iUbqNFqz5dL6OcmGi3Pw==</text:p>
          </table:table-cell>
          <table:table-cell office:value-type="string" calcext:value-type="string">
            <text:p>684909850B5D7D4E5B4B708E8E619E8767E31BC0FF2C88122E3ABCF9E670F9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xk0zvMjoVY8eDg0RFLkQ==</text:p>
          </table:table-cell>
          <table:table-cell office:value-type="string" calcext:value-type="string">
            <text:p>755EBEA6BF6FAE1F0A345170C1B4D7AD186DD729E2B1CF727B1ED345D438F9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1uMHHMTlrLEeCRLmSusA==</text:p>
          </table:table-cell>
          <table:table-cell office:value-type="string" calcext:value-type="string">
            <text:p>334A371B9409B9383A4511D6AB691881DA3302A7FAF287B3D01E854842A882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qfBphJkouFXoXkxT-MDQ==</text:p>
          </table:table-cell>
          <table:table-cell office:value-type="string" calcext:value-type="string">
            <text:p>25C5DC9EE16439079CB7EA9A6A4992F11C2B2A9BC52BA44E381881D79B371B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0OaodFMk4D5P_HzvYao4g==</text:p>
          </table:table-cell>
          <table:table-cell office:value-type="string" calcext:value-type="string">
            <text:p>8EFFAAB67BA6B444DB5F31AE9335698429996CC0F15DB1601640732FB70F2C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5YzyywFWYtIzjeslmPwQ==</text:p>
          </table:table-cell>
          <table:table-cell office:value-type="string" calcext:value-type="string">
            <text:p>6B90D8F4E941FD8139196AD2920ECFDC0B80FC7696655B480837D590201C2B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5ygW8bjUx3W02nnsyrDsA==</text:p>
          </table:table-cell>
          <table:table-cell office:value-type="string" calcext:value-type="string">
            <text:p>C8A1474E8BC63E66EABF2CB230117B4FFE216E95C25C0C8B6F9DFFE714015B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5wEJqNLD-zKosPAyppbw==</text:p>
          </table:table-cell>
          <table:table-cell office:value-type="string" calcext:value-type="string">
            <text:p>6CAF1055790E974D6FC995517C16C8AC1A19DE0BE7334DB609C12BB7BE686D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2SJQjw81x-dkKmA56hg9g==</text:p>
          </table:table-cell>
          <table:table-cell office:value-type="string" calcext:value-type="string">
            <text:p>9DFD1061B264127953D9DC6DA256DB53952EBDAD30F15284B1FE8C8D50D550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wz1Fa0gjYYM-AORBOZ7g==</text:p>
          </table:table-cell>
          <table:table-cell office:value-type="string" calcext:value-type="string">
            <text:p>F70551DBF97721B715677CBBDDD115744A841F5FD9EDDEA06BFD31A7DC76A2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OfEpfsSoJCWhBgRXq8Sw==</text:p>
          </table:table-cell>
          <table:table-cell office:value-type="string" calcext:value-type="string">
            <text:p>2558898D9CD3477A0D0287BC1C855C0A57F82001E78F42D171EFF3AE5D23B5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2yuklpYfhFvehUNtefYA==</text:p>
          </table:table-cell>
          <table:table-cell office:value-type="string" calcext:value-type="string">
            <text:p>4A11726F6188E670FD81A4CB1A0E7DA8FF18F0E6D601668933E777EF352FA5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dEdaU6fAzEPvYKESqDBA==</text:p>
          </table:table-cell>
          <table:table-cell office:value-type="string" calcext:value-type="string">
            <text:p>51799D11048D5BF20F00EB2EFD0D4104FAA6BB7D67B789D40BC829122273FB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FZyCCp30tIpr4idadMBqQ==</text:p>
          </table:table-cell>
          <table:table-cell office:value-type="string" calcext:value-type="string">
            <text:p>6C51D2538E53634BC217838249C02127563C25DE759CBDFA3D03183DEE6166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b9d61NfLJhxfWvoNugvA==</text:p>
          </table:table-cell>
          <table:table-cell office:value-type="string" calcext:value-type="string">
            <text:p>5E6FDC830B40D15F5569133FDEE9816CFF6788B10F8090B16164B6529214AB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9ANERaz5-Be78-fHmMFg==</text:p>
          </table:table-cell>
          <table:table-cell office:value-type="string" calcext:value-type="string">
            <text:p>20A756267E744D7E4918ADCD7F9E76DED0710F59AD450F90FAE9BB58F076DE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9YBxCN3rx05BZN9I1kRZg==</text:p>
          </table:table-cell>
          <table:table-cell office:value-type="string" calcext:value-type="string">
            <text:p>146610E02D08B7D974EFF6876DDFDDCC5E785D6119DAEE475371EACF7391AF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yBYtriRxIWfG7StLKAMRA==</text:p>
          </table:table-cell>
          <table:table-cell office:value-type="string" calcext:value-type="string">
            <text:p>E5125465103C53E651E9B141688666468211FCB64B88E8D6D7B25C36C8C005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1vUDlSaMEL4bC5qp9nXSQ==</text:p>
          </table:table-cell>
          <table:table-cell office:value-type="string" calcext:value-type="string">
            <text:p>1E839463DE85B78760B456AAA4E34D62AEE867682E2317FE48F01C3AB20122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3rvyfCdZogORCYY9BXYGQ==</text:p>
          </table:table-cell>
          <table:table-cell office:value-type="string" calcext:value-type="string">
            <text:p>06F1C5141F94264C4105261234FD7FE178C395F098E1CC485C78A4DB504C24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gjrCDOrH8ZB9FpuiNFgHQ==</text:p>
          </table:table-cell>
          <table:table-cell office:value-type="string" calcext:value-type="string">
            <text:p>EAE36564835C8A1D8B2182B75CBEAFF2131BD1DC6BB4B165E1F194C4FC0773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_BJrJ01hq7NGshg3Lzxw==</text:p>
          </table:table-cell>
          <table:table-cell office:value-type="string" calcext:value-type="string">
            <text:p>D973CD5B868D6FA906C3E75D30A42C15C639ABD8AA7371F5C7005048C93C53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vREqkxm4Xb2PcgaCAPB-g==</text:p>
          </table:table-cell>
          <table:table-cell office:value-type="string" calcext:value-type="string">
            <text:p>7060C6C3D7F0346A76463FF9BFDEC0B2CD92D4AC43F89079B4FC3DEB9648BB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xau7DVlEGtOT1yuLSqIA==</text:p>
          </table:table-cell>
          <table:table-cell office:value-type="string" calcext:value-type="string">
            <text:p>1FB8707348DD47A85BF3F78DC1BB0D1F4D9D2B08CED989112F6EA09B9D6F0C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zC1dWi7C-MrsrR3VVBSw==</text:p>
          </table:table-cell>
          <table:table-cell office:value-type="string" calcext:value-type="string">
            <text:p>2D4AF0D4BCE7388149CD073143F001B50DB07752608B135AD136BB34C0FDAC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mSLvXKn8N8uzcF6JF1Hw==</text:p>
          </table:table-cell>
          <table:table-cell office:value-type="string" calcext:value-type="string">
            <text:p>DF712768F590109AE166795EADBC81139896A77FD0DFB94E547059EBAF016B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Lja3pgWMXxzQWxxYNG5Q==</text:p>
          </table:table-cell>
          <table:table-cell office:value-type="string" calcext:value-type="string">
            <text:p>A33D24BD4D67DD5377BB6CA046E0D9C8610A3572A851743470AECAE659ED04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gz3IThgHlPqX0ijPQaXA==</text:p>
          </table:table-cell>
          <table:table-cell office:value-type="string" calcext:value-type="string">
            <text:p>6136749FF76B1F0047F6E6064B9528EE405592E9748A6CADA112CEC2E71940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5EzFBjERpJ9CBotwUgww==</text:p>
          </table:table-cell>
          <table:table-cell office:value-type="string" calcext:value-type="string">
            <text:p>BAF80596E8D3C13323EE5E86B8BB31C615619EEE1DEEB7075087ADF4569C15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KGhJaFZkabMZAo8vEbew==</text:p>
          </table:table-cell>
          <table:table-cell office:value-type="string" calcext:value-type="string">
            <text:p>131C541CD8F91ADE6C29C9FAA6C910875B4B1DBECC05A23EE14E302E0FE762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6lRxtsC14o000SzqYo8mw==</text:p>
          </table:table-cell>
          <table:table-cell office:value-type="string" calcext:value-type="string">
            <text:p>1DDD287E14DC6DE7E7AD7B6AD98519F2DE11BBB230E4A90A7335890B03D9EC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-b487FgAWI37C3XScGeOg==</text:p>
          </table:table-cell>
          <table:table-cell office:value-type="string" calcext:value-type="string">
            <text:p>2A33889CBC2E14C326E55E932C3E2245F9180ED4E632C25B6C0C60A6685578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-f0zvubhBV9wpk2Cbl5pA==</text:p>
          </table:table-cell>
          <table:table-cell office:value-type="string" calcext:value-type="string">
            <text:p>4F0A74969599589836698717C21B8610F324CD6AE6C404411591711A0AB315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MM5mshUa8UlVfAWWioDw==</text:p>
          </table:table-cell>
          <table:table-cell office:value-type="string" calcext:value-type="string">
            <text:p>1AAC3FA870986DE4D692D96CFF3E93300DE2785407118516CE474B4AE23859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nplOuqhgkiZHeZYhJLrCQ==</text:p>
          </table:table-cell>
          <table:table-cell office:value-type="string" calcext:value-type="string">
            <text:p>B74D609C02B3ED413981407C8FE7866CC9BC89B648749EA264A98915A3700B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TT_MF339KnavYmbOVS57g==</text:p>
          </table:table-cell>
          <table:table-cell office:value-type="string" calcext:value-type="string">
            <text:p>7C37E02788E901E4A14177BCC72FDC2B9DC6326FA0FB774E8CBC2B3815EFE4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t8InsaSF2eGQVtla3yMxg==</text:p>
          </table:table-cell>
          <table:table-cell office:value-type="string" calcext:value-type="string">
            <text:p>BC67C664564D1245E4BAB21C518CED96978A324628053E8D805ACA43FD763B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ctMXu4dp8Den7oVqPsz_Q==</text:p>
          </table:table-cell>
          <table:table-cell office:value-type="string" calcext:value-type="string">
            <text:p>84FEDB4D96ADEDDAC6C1FE6107B368819007DCB1DF741791429855719F4E21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UFCjZ9-df3Kchgm9FjMOQ==</text:p>
          </table:table-cell>
          <table:table-cell office:value-type="string" calcext:value-type="string">
            <text:p>C848F4E8CBF7D93C738586F114A15E907F2162C30AEE8BC6892CA4EFABF8BC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ZsBiA4Fkb4f_6UgVC2hAg==</text:p>
          </table:table-cell>
          <table:table-cell office:value-type="string" calcext:value-type="string">
            <text:p>2E9544EBDA384AC39705D452B6187378299B9E5113999D04E959D54A989B63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nrAefhkVfhl8b4g3H_30Q==</text:p>
          </table:table-cell>
          <table:table-cell office:value-type="string" calcext:value-type="string">
            <text:p>5D82C6A62DB003331A1C0C9370DA387325A76D9BA63EA020A019618A6449F0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RqBwJu3NU4ufoDY1xkZvQ==</text:p>
          </table:table-cell>
          <table:table-cell office:value-type="string" calcext:value-type="string">
            <text:p>657C060141D069BBC3B69378C6FE09B6CAAAEC457F33D0FCF842143C230C63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BI7eezxlQwkIiTHcauzyQ==</text:p>
          </table:table-cell>
          <table:table-cell office:value-type="string" calcext:value-type="string">
            <text:p>4983C6A45E1C8C2CB8F2B86A7BB61196DB91AE7507E222577046F26617A2E3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v_jsBqcP_tWj67RIZRhnQ==</text:p>
          </table:table-cell>
          <table:table-cell office:value-type="string" calcext:value-type="string">
            <text:p>2B3CEAEC462C6E4CF16F09D34A0323435F1E7EAAB3534C1CE270D27E68E6B2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m0cwJY4DaoVPcfvEZgbA==</text:p>
          </table:table-cell>
          <table:table-cell office:value-type="string" calcext:value-type="string">
            <text:p>56089D48CE2A288E6AEC73B521E36238B1496AFCB7C05FE1E0E62D26258CBA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PSEVhZaEwloCAvVri1WRQ==</text:p>
          </table:table-cell>
          <table:table-cell office:value-type="string" calcext:value-type="string">
            <text:p>2B9EC0E449DFF8623ECF48C4B8983D718A7D81F5F78B4822D7F03555737362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mIhujTJN_yu1_l3RqfpfA==</text:p>
          </table:table-cell>
          <table:table-cell office:value-type="string" calcext:value-type="string">
            <text:p>8CD6F9CB5A926C6B8C325D0F0865B324B1B7FF2DC18A3CFA81CA8BAC8B56F1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38T42fNCAlSGmCfgLn61w==</text:p>
          </table:table-cell>
          <table:table-cell office:value-type="string" calcext:value-type="string">
            <text:p>B29C6A2A49B3A2240DC42CB13A7DB251DC6475B9DB50D521700414F0773C85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pGjsn_nblCVBoUnOrilRg==</text:p>
          </table:table-cell>
          <table:table-cell office:value-type="string" calcext:value-type="string">
            <text:p>767CEC52612C0E674E14E96BE4B24861E02F79FC82FA2C8B13DC6FEEEBD815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wU_EbJSsa6L6SU7larE8w==</text:p>
          </table:table-cell>
          <table:table-cell office:value-type="string" calcext:value-type="string">
            <text:p>EA51997F7C3CAA239CFB898556B37918C0D7059EE97F793F6D0D4FA2FD3839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fzmIkjTMpTjdjxg3Z-QQ==</text:p>
          </table:table-cell>
          <table:table-cell office:value-type="string" calcext:value-type="string">
            <text:p>069C702C318D0CC7CD130FFD46A9F73151E141874D55EB5F091BD53EC1EC46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J3JXoxtv5vUBV3j1Nn-wg==</text:p>
          </table:table-cell>
          <table:table-cell office:value-type="string" calcext:value-type="string">
            <text:p>42540B9E378EC5E43AA40DDCA33378CD5E39BE4493BE50C5DE1B8301219DDC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jn_6cL3bZ1AFn670iyMw==</text:p>
          </table:table-cell>
          <table:table-cell office:value-type="string" calcext:value-type="string">
            <text:p>5C55263DFB451CBC8625B28C879EA84D7937E170C345A957B339FAC4A34367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i9fD_Ezjkko5CdYGm8oA==</text:p>
          </table:table-cell>
          <table:table-cell office:value-type="string" calcext:value-type="string">
            <text:p>6D628DD24F7CD8A71B7B7101B2D06A6FA5F6D0BC8DAA8679D838F85877CCC6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0tKHkwPrpKAwV7yQTRznA==</text:p>
          </table:table-cell>
          <table:table-cell office:value-type="string" calcext:value-type="string">
            <text:p>B4221ADD3990FD303623AE9244DD8133DDFAB4248DA7C2FDB8F24C0AFA480E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zu2jB8w4-zo24R74c6P9g==</text:p>
          </table:table-cell>
          <table:table-cell office:value-type="string" calcext:value-type="string">
            <text:p>7DC409BE98B2DEC0ACA00DE86A69991166B721C445A7D59093F1CD2D14D97D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za_-vlMwZs5HmU93QCv1w==</text:p>
          </table:table-cell>
          <table:table-cell office:value-type="string" calcext:value-type="string">
            <text:p>15818A2CF2AC106060DB84D3E51C84EB4B3C89CF64820EE978144D6E4749E3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7W35yUvWRY_7ttNIh_knA==</text:p>
          </table:table-cell>
          <table:table-cell office:value-type="string" calcext:value-type="string">
            <text:p>4A85AB25A5DED2E0DE7A6FBC1D797D51F5F30AC94BB65757CCF5AA32721400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R6xcTpMwRGDPABtks-yOQ==</text:p>
          </table:table-cell>
          <table:table-cell office:value-type="string" calcext:value-type="string">
            <text:p>8B01817CAC2A94DC06E020BD80616A2B664C34457DCD2DBEB3DB12EBD33562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HwHWDaaF3goi0yjgJ3fSw==</text:p>
          </table:table-cell>
          <table:table-cell office:value-type="string" calcext:value-type="string">
            <text:p>FE09AB3DE461EFD91B5708CEDE266CEE869D438B549674CD9378884C806962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BZF5ADmLSHv6SEQxDtd8Q==</text:p>
          </table:table-cell>
          <table:table-cell office:value-type="string" calcext:value-type="string">
            <text:p>E18BA7668BF52BADE108342AE558886B0B2E1F4617A3F89865EE9D990E3B6E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nQ0JqcivMbtz2-38u1lQ==</text:p>
          </table:table-cell>
          <table:table-cell office:value-type="string" calcext:value-type="string">
            <text:p>00140FF44D84B49765BCDFA37AAD2C0444CDDDB9D05DDCCFF940D155A06DED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51JkDiGbMlqIweog4Nwg==</text:p>
          </table:table-cell>
          <table:table-cell office:value-type="string" calcext:value-type="string">
            <text:p>A379DA4BCBFC61F40BAF8205B4112CEE46DBA68D19A38D698E5BF0234125C8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6UrYcqEdcB-XXfiNvqLtw==</text:p>
          </table:table-cell>
          <table:table-cell office:value-type="string" calcext:value-type="string">
            <text:p>E8031FAE57E5AB3628DA86732D1D2651139E90E5B3870CA609F84F90110E0B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3BaaqqX6xxX3jagMEFwQ==</text:p>
          </table:table-cell>
          <table:table-cell office:value-type="string" calcext:value-type="string">
            <text:p>9C96A00B8AE2F449B50263C2E27A695E28AD18E63098BD90368A37E045E2C3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Lm3TcdeYtncOIW9ZxGPg==</text:p>
          </table:table-cell>
          <table:table-cell office:value-type="string" calcext:value-type="string">
            <text:p>8D06AF5B8226084FDAFD92CD2F93F7E4DD05634C29C4B04FECC1D77DA48A91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b-Q3EuBdBfMwM_H9sh5w==</text:p>
          </table:table-cell>
          <table:table-cell office:value-type="string" calcext:value-type="string">
            <text:p>5B60E4C1EBCBFA871388120AB62D95232DEBEB7457A78AEC7D21670FEFBC96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lHXYxsC-66hqZem1_xr_Q==</text:p>
          </table:table-cell>
          <table:table-cell office:value-type="string" calcext:value-type="string">
            <text:p>6145E4847D8BE0B69EC9974CE1D516E791F5222B971D9F2909D000F33728BE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Qiux7yDb3hZSMI9OjWQxw==</text:p>
          </table:table-cell>
          <table:table-cell office:value-type="string" calcext:value-type="string">
            <text:p>670497A8C8706BE67F5D65B459DE6BF1570CD4BFFCC176BDBF2ED6AED11F98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U4qQh4qGGSlp1E5c6lXRw==</text:p>
          </table:table-cell>
          <table:table-cell office:value-type="string" calcext:value-type="string">
            <text:p>C12F83A37CC44EB709A2019664D973094672B8851E8C8B9C7065BD231C1C47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UJ0KIqFzDaejz8UUl4JDQ==</text:p>
          </table:table-cell>
          <table:table-cell office:value-type="string" calcext:value-type="string">
            <text:p>EE37510AC15DCD311571CAA8EE2ECA159C3C7350B1ECFE5F00F191FE6C0BC1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7E1uwQAAXdUBgXor4mOSw==</text:p>
          </table:table-cell>
          <table:table-cell office:value-type="string" calcext:value-type="string">
            <text:p>FCF3FF2BD5460A6D50B48F61E9E05AC02948C3E7D2D399F2C0B9EB0BDFB00D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9b31BzyrBzTZMk4V3ofw==</text:p>
          </table:table-cell>
          <table:table-cell office:value-type="string" calcext:value-type="string">
            <text:p>C74737460439847B3869F00908C7D46C4F21DF3AF5870DBD33CB77B13BB9B4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d49y6N3dqCqxbevSfrr4Q==</text:p>
          </table:table-cell>
          <table:table-cell office:value-type="string" calcext:value-type="string">
            <text:p>E5C4EE7088F3328B819AADE51362641C1D39F279A8E8009CEB8745247D6043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dFjpwq-uke1tB5oNFVteA==</text:p>
          </table:table-cell>
          <table:table-cell office:value-type="string" calcext:value-type="string">
            <text:p>B3F6593108E4587A77A29A378EFBE5EE100D5768156DE4005BD95E41204CB9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KWeMWiZ9AyBGlfoyS-6zA==</text:p>
          </table:table-cell>
          <table:table-cell office:value-type="string" calcext:value-type="string">
            <text:p>7D309A42A84F657C767BAB8D27F32116F657B337524DB17765B3837B0D1DA6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7EVi2HL1PNVFCwkfbpM-w==</text:p>
          </table:table-cell>
          <table:table-cell office:value-type="string" calcext:value-type="string">
            <text:p>D44C3AE5DEFFABA3C3D6E608DBD74F0AAD07A7BB5545DC4971822365CAE2D0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f_1tsj94t38azOxy6PtJA==</text:p>
          </table:table-cell>
          <table:table-cell office:value-type="string" calcext:value-type="string">
            <text:p>31BEB52A1CE3686D545A8008E77AA1FCBCBF3225A81504A0E590FBECB589E8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vJq_CuALIuzIyVmQlpjoQ==</text:p>
          </table:table-cell>
          <table:table-cell office:value-type="string" calcext:value-type="string">
            <text:p>C44F3F6A63CDE4333307415076BD433FDDE2E48B920043384E156A70592D7D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V3LnH-RO3PYxCy9_e0RvQ==</text:p>
          </table:table-cell>
          <table:table-cell office:value-type="string" calcext:value-type="string">
            <text:p>4BFE6159E0D3980C90B359DFE6BD6B195AEDFAAA1A89FB7AAA44CD1D7A4493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gkF-0ntMTAe3h3HgvugXA==</text:p>
          </table:table-cell>
          <table:table-cell office:value-type="string" calcext:value-type="string">
            <text:p>03D0DBA31846F61BBAE95C042BC7A20EF02A4CF920BBE22F85CE89744CF890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FCzIHFNW8LVtwUWeEfPg==</text:p>
          </table:table-cell>
          <table:table-cell office:value-type="string" calcext:value-type="string">
            <text:p>79BDE28067B15538C5D308D6819DA3091B38D5651C2B3FA64C50252F7BAF70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sjO6pDaSk3iK8DvW91sEw==</text:p>
          </table:table-cell>
          <table:table-cell office:value-type="string" calcext:value-type="string">
            <text:p>9430B445008FF48407CC9F27FFA87098BCA42E14781F345E1EC38E7160C368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-8F9fqDn5yWE3fhCCiptA==</text:p>
          </table:table-cell>
          <table:table-cell office:value-type="string" calcext:value-type="string">
            <text:p>8FDD46B4819ABE647CF18651CE1C84D0CC92906952FAB9E3949648479214A4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tAyPbVUXU2HVrckiqoaDQ==</text:p>
          </table:table-cell>
          <table:table-cell office:value-type="string" calcext:value-type="string">
            <text:p>4E0AD23199B2CA9D45CAD0CE32C2A0A910038F009F844FE9D0087989D83EFE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kBB2vbwmv_nfgmEZ4N2Q==</text:p>
          </table:table-cell>
          <table:table-cell office:value-type="string" calcext:value-type="string">
            <text:p>9506499512C059B0012BB1A3464C680F56FE92175C4372661C573B53BE898D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kBB2vbwmv_nfgmEZ4N2Q==</text:p>
          </table:table-cell>
          <table:table-cell office:value-type="string" calcext:value-type="string">
            <text:p>B14ECC82B557D2FE6F76D2390D2C8A8F4F2D83FC40AC8A4F533CD0CA539DDF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12ZOAJb-6ZrP75zy7ibzQ==</text:p>
          </table:table-cell>
          <table:table-cell office:value-type="string" calcext:value-type="string">
            <text:p>2DA70DC1E00068251451B4CA9A6185AFFAE1ECC1BA6B49DD16C78647F83B79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meE1YVSVrwIvg_TwlACuA==</text:p>
          </table:table-cell>
          <table:table-cell office:value-type="string" calcext:value-type="string">
            <text:p>9506499512C059B0012BB1A3464C680F56FE92175C4372661C573B53BE898D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meE1YVSVrwIvg_TwlACuA==</text:p>
          </table:table-cell>
          <table:table-cell office:value-type="string" calcext:value-type="string">
            <text:p>B14ECC82B557D2FE6F76D2390D2C8A8F4F2D83FC40AC8A4F533CD0CA539DDF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QLRC5JPoc5AftmlZeag==</text:p>
          </table:table-cell>
          <table:table-cell office:value-type="string" calcext:value-type="string">
            <text:p>10A4687C100C265CC1CDD8A704EF46A9AE6DC0F753A43BB752F8F047E52E5A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_GvJVpzhwOs3MCzthAAtQ==</text:p>
          </table:table-cell>
          <table:table-cell office:value-type="string" calcext:value-type="string">
            <text:p>10A4687C100C265CC1CDD8A704EF46A9AE6DC0F753A43BB752F8F047E52E5A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_GvJVpzhwOs3MCzthAAtQ==</text:p>
          </table:table-cell>
          <table:table-cell office:value-type="string" calcext:value-type="string">
            <text:p>C3F3AA68964FE0681B9C7C0A5FB43C5F10083951C0ABE1B477C3945439388C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mdOlYSLFPHI19PVWes9Lw==</text:p>
          </table:table-cell>
          <table:table-cell office:value-type="string" calcext:value-type="string">
            <text:p>1EC34F2D296C2383CDDD1D3370E75DCC633F03F1D0EAA17DA9AF5773A98E83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ZKi1pdf-qwpBNVJStSGQ==</text:p>
          </table:table-cell>
          <table:table-cell office:value-type="string" calcext:value-type="string">
            <text:p>257524555BA9FB6B85E28F9E1734E3FC8D080613361BA2C7C83FB29B6E9384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KMi0X-jEaWRKI1jXSYyg==</text:p>
          </table:table-cell>
          <table:table-cell office:value-type="string" calcext:value-type="string">
            <text:p>691A89D0F15F25F6524CD0792F04A25C0AC001A0D285345C25E79AE2FDF67C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mAbmgpM351cx9wiEDwNg==</text:p>
          </table:table-cell>
          <table:table-cell office:value-type="string" calcext:value-type="string">
            <text:p>BB183601A94D4F509382D9C5095CDC0EA204AF502838C2C12AF8E1AF8DB34B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hb3yQsLBd-0Ai-9ANdr4g==</text:p>
          </table:table-cell>
          <table:table-cell office:value-type="string" calcext:value-type="string">
            <text:p>DD450D9D19E509ABC491A677A927535A576F2B6C87645D9C9958C5DD4F5E37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HoWLa6tjrj3euMTr3rWXg==</text:p>
          </table:table-cell>
          <table:table-cell office:value-type="string" calcext:value-type="string">
            <text:p>1DD205EA3F20002D6B51F3C50CD6B097E95871DE769FE00A7DEC17741C95C6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JzdXSfF3iapgGlo35h_wg==</text:p>
          </table:table-cell>
          <table:table-cell office:value-type="string" calcext:value-type="string">
            <text:p>FCBDBFE2FB4C1F4232B8EC9DD7993B5A78B6B15FB46F66DDB8832EBFABDA00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yd24gRsppDG-t4dgHXXlQ==</text:p>
          </table:table-cell>
          <table:table-cell office:value-type="string" calcext:value-type="string">
            <text:p>D21ADA701CD867D3B4F1FCA3E07304C161D48A7650439C6D221FCFDA7801E7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xNZ8ve_yt4lF9PHwt7ykw==</text:p>
          </table:table-cell>
          <table:table-cell office:value-type="string" calcext:value-type="string">
            <text:p>5313D134093F895B72B8F98A132C2479C7A7B075CB377DCF41A6591F7BD733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0p-dbMIXBMN893BzRw9Cg==</text:p>
          </table:table-cell>
          <table:table-cell office:value-type="string" calcext:value-type="string">
            <text:p>719DF1B129352898CD0F7076DA30990F51DBAB6DE69D6151665F3E0267DDEF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j5braKn7okx0N8tzmpxg==</text:p>
          </table:table-cell>
          <table:table-cell office:value-type="string" calcext:value-type="string">
            <text:p>C68B70DFDA96A84A36A79884547F878175231CDCFDA30A4014916181429D03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ckyV4gQScnpdmtF3JSZOA==</text:p>
          </table:table-cell>
          <table:table-cell office:value-type="string" calcext:value-type="string">
            <text:p>BF1A21BD1AC9E3975381EB062F9B3B985E53528A46ED08E31709C1A7366657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SN_R5Obm--SdojXPE14vA==</text:p>
          </table:table-cell>
          <table:table-cell office:value-type="string" calcext:value-type="string">
            <text:p>2C4B27E4EA91A062E8FB3735FD6E1A5C0AD170DF064817D0B0F49ABBD45E8F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5O0URG5Z6MRxYz8RQJWJA==</text:p>
          </table:table-cell>
          <table:table-cell office:value-type="string" calcext:value-type="string">
            <text:p>919B3F8849121E2322CE529A4BB12359D9B0B32871A18699587AD68F3A2A0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FUUlxHD7IqCyyyiokN1g==</text:p>
          </table:table-cell>
          <table:table-cell office:value-type="string" calcext:value-type="string">
            <text:p>DE407E915D9D8F3783A04DCF4E269CAB92D1917A4C8951D8AE64ED303CE7A2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xxYnM-ZrZNJi_nR-PQbg==</text:p>
          </table:table-cell>
          <table:table-cell office:value-type="string" calcext:value-type="string">
            <text:p>D0ECBB4D74DEA771E2594678B8FC736140B4985134AF259CF636D736B5F6C1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oOWOa5crQu_Eo5K6K7fg==</text:p>
          </table:table-cell>
          <table:table-cell office:value-type="string" calcext:value-type="string">
            <text:p>001417D4ACEA3144232AEA73D443D5C00C2AE62900AA042A405959982FFCFB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MtXiwHtQ5Nvsu6lnrvDaw==</text:p>
          </table:table-cell>
          <table:table-cell office:value-type="string" calcext:value-type="string">
            <text:p>98B2DC0D8C587B5564B6A5727AD2F833EE2CB1B81DBEED10767827B6D6B723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33B1RMr0ayNlpSiJGceA==</text:p>
          </table:table-cell>
          <table:table-cell office:value-type="string" calcext:value-type="string">
            <text:p>9726476818B687DDA2CC566A6A690109A6B64C50F5E3617F35DCEFECFB736E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Fc3gQvPdo1RKp-ZG-IMQ==</text:p>
          </table:table-cell>
          <table:table-cell office:value-type="string" calcext:value-type="string">
            <text:p>B9DF0DF8551CBBFA5CAEE6F45546C44A90AFD2DBB4E1FA57B96E1A238DD6C4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huGYTItt7eduA7GLQiiA==</text:p>
          </table:table-cell>
          <table:table-cell office:value-type="string" calcext:value-type="string">
            <text:p>70CD5023F9880AAA16FBB510D0EEA7F4ECAA87FD2869C7903BFB60166D2828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sBUU7lI0MUsuSRSirwHTA==</text:p>
          </table:table-cell>
          <table:table-cell office:value-type="string" calcext:value-type="string">
            <text:p>4C3107EBE5BC99475289B61C92BCCBCFDFE8B2D85355604975387EDC1C1235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XMw73ig9wd5PeLAlYy7A==</text:p>
          </table:table-cell>
          <table:table-cell office:value-type="string" calcext:value-type="string">
            <text:p>1BDB00EC3C5102D90428AAA25B16AC6F9C8C4CF9CB2E102162D82C033B1CE6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9lVBx3QNehkc26Xnjk0Zw==</text:p>
          </table:table-cell>
          <table:table-cell office:value-type="string" calcext:value-type="string">
            <text:p>3E4C1D4A7ABD24F3DEB01237AB0409B02AE333AD9D0527E1B0B5619EF5B275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G55pk9P7Ht870PFV6LuDw==</text:p>
          </table:table-cell>
          <table:table-cell office:value-type="string" calcext:value-type="string">
            <text:p>4D434220408408C8A16B05C1DA1D9937358C0E695ECD93AAA10DB8EF63405C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80EFXs9jMgLndKCBEXVhg==</text:p>
          </table:table-cell>
          <table:table-cell office:value-type="string" calcext:value-type="string">
            <text:p>B0D3282A98F19F48C72B0C6458C04045B502E323D30B9B18504E802715B9FC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MrAPOa3-TxGtBP5tIIXg==</text:p>
          </table:table-cell>
          <table:table-cell office:value-type="string" calcext:value-type="string">
            <text:p>3687AA43F799363D34E2A6B83CA3651FF86CCC3B5FBBE34B13CCD1B842F2C6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6A--_xDg4xMjQoBAdD66w==</text:p>
          </table:table-cell>
          <table:table-cell office:value-type="string" calcext:value-type="string">
            <text:p>1068257D3ED6CBF2565EA2966DC6233C3293456CA47A622651890F073E062B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Z4XddQ0yDN0iHhIGhO4w==</text:p>
          </table:table-cell>
          <table:table-cell office:value-type="string" calcext:value-type="string">
            <text:p>D520432031A13296A9D3146DEE18AD2782FB2E013CEC3275A64126DC7A4AA8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-dFb-4jZv-HyVaPZxYxA==</text:p>
          </table:table-cell>
          <table:table-cell office:value-type="string" calcext:value-type="string">
            <text:p>C6D7321B2CBE6FFC258490D06566083CF2B7D3503AF78550D17185A441C6EB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ZME-HetM2R1xtmGsEGxA==</text:p>
          </table:table-cell>
          <table:table-cell office:value-type="string" calcext:value-type="string">
            <text:p>BC0CF7626AF72FEBA6027C9A749A850B1272B7A8801D8068AC597C496347CB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cqnYIXUNZ439K27QnpbaA==</text:p>
          </table:table-cell>
          <table:table-cell office:value-type="string" calcext:value-type="string">
            <text:p>CD5DF5A7BCA1D225C17BA1265ECD946DF1013053AA58DD8B755FF04A1A7837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KQQb9rOjJzje0lo35cZoA==</text:p>
          </table:table-cell>
          <table:table-cell office:value-type="string" calcext:value-type="string">
            <text:p>9CBD6D663495507D914D28C8B187714F5E277C5AEA412112A4079E01504FD0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6ULbnyUbm41GtVdDGNueA==</text:p>
          </table:table-cell>
          <table:table-cell office:value-type="string" calcext:value-type="string">
            <text:p>3570DC383B9918EE7566E1C4537F49A60703292E3DA06E2E7B5F77F7312E34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YlM7tdEg7EVyLp_TGG6fQ==</text:p>
          </table:table-cell>
          <table:table-cell office:value-type="string" calcext:value-type="string">
            <text:p>F9016654FB9B4F6C3E26A8228673A1E81F20157D42103728B3747D76E82160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u_ZXepJbMANjFVKJSOnw==</text:p>
          </table:table-cell>
          <table:table-cell office:value-type="string" calcext:value-type="string">
            <text:p>60AB88E1123EC82509E1FFF14D2BCF7B38C0F108874934533B7265846F59DA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ED6y_QwGXb5VBni9vBPQ==</text:p>
          </table:table-cell>
          <table:table-cell office:value-type="string" calcext:value-type="string">
            <text:p>7A62EC78562E469FDDE851CDB89A58A0F7B080F5626418268737F5D4F397E8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AATZAcjHPWHDFsd_sClQ==</text:p>
          </table:table-cell>
          <table:table-cell office:value-type="string" calcext:value-type="string">
            <text:p>5C9CC1A1C51A9B9E398AC40E19160A28CF0EC227CFEBD9D1E0165B5AD78CFD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H-4kUuvDqQHF0NOSgGMog==</text:p>
          </table:table-cell>
          <table:table-cell office:value-type="string" calcext:value-type="string">
            <text:p>121A5F8AA7DDBF2B2032A472B9C733FD6F8A7DC04723ECDF9BD8E4DDAD5C3D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26wJk8ywyZHdHMtMHhhSg==</text:p>
          </table:table-cell>
          <table:table-cell office:value-type="string" calcext:value-type="string">
            <text:p>A44A16556C3CF774572C1FCD591AA68544068757D02937AF52CA7295ECC6C5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RBuNCvsgPpaWred0xttcQ==</text:p>
          </table:table-cell>
          <table:table-cell office:value-type="string" calcext:value-type="string">
            <text:p>7F000EB7DF793635DA897747B29D1C1C7FEC1E72E6EC3BBD8AE5E9BA1B1B03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ZLxrYirhPig3FSX0kT93w==</text:p>
          </table:table-cell>
          <table:table-cell office:value-type="string" calcext:value-type="string">
            <text:p>6D19A4626986ED789EB33289DC2232F4884566035367C75E7A66F1A06B47F0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lRtUd0VEU5VvMc2TX4YA==</text:p>
          </table:table-cell>
          <table:table-cell office:value-type="string" calcext:value-type="string">
            <text:p>A3696C10C2F1FB3BAE7FBCB85B084B51A9A71895FBE5E92D1EFACBB4D03061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b-1IXo3Tc0oVXqBL5l8DQ==</text:p>
          </table:table-cell>
          <table:table-cell office:value-type="string" calcext:value-type="string">
            <text:p>B78EEF7E9CC32A8BA9D15E5CF88CC54E0B553F4DD21F31A4FA8427D2D1C539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t4qhxh7gbA-3JotFpr9A==</text:p>
          </table:table-cell>
          <table:table-cell office:value-type="string" calcext:value-type="string">
            <text:p>F4A38626830220D1CB8F2A0B986DBB5B4BC04165B64019EB24FC7773CFD2BA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M-PmwC6M-Sv_yvIf4LfQ==</text:p>
          </table:table-cell>
          <table:table-cell office:value-type="string" calcext:value-type="string">
            <text:p>36918F4C25972E0F2ADA49E1F4005ADE9CD49BEFEF131B706EAEC268B40CF0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VLB2UqrskhOYjcsZ4Z6w==</text:p>
          </table:table-cell>
          <table:table-cell office:value-type="string" calcext:value-type="string">
            <text:p>DAAD65B9A3123021DA802F6B6B0EC7F0DE2E08DC726B31C73032501AE231A2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S75LnqWtup6IpJ58nQsQ==</text:p>
          </table:table-cell>
          <table:table-cell office:value-type="string" calcext:value-type="string">
            <text:p>B9ADFA97B042C943AD964A4C870E72494799752F3F14B0DB412E71E01F0347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ZsVsseWqhu2A38aGNsHw==</text:p>
          </table:table-cell>
          <table:table-cell office:value-type="string" calcext:value-type="string">
            <text:p>0B8445197A2BFA6E79EE55B9E9AF09804193849F822BFB6BD16EC486D521C3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hpp5ZN5ikYU-vNVVnfayA==</text:p>
          </table:table-cell>
          <table:table-cell office:value-type="string" calcext:value-type="string">
            <text:p>5BA186FDD0D04DC2AD52BEA692064B7D624E049E308E8FB98E64500C22C0BC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uML35M-tLfvug2xAxGGg==</text:p>
          </table:table-cell>
          <table:table-cell office:value-type="string" calcext:value-type="string">
            <text:p>3792489205069A1D73EB9AA93F69A8D3D8AAD5AC40098BA5A665217784D85E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iDfZUDRBqGPL3I8Fka9sw==</text:p>
          </table:table-cell>
          <table:table-cell office:value-type="string" calcext:value-type="string">
            <text:p>0397A4B24556E88C7D68D37E79A630FAF9161DB2EB9260C56E3F5573C9BBED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9h2rak_UhwbmQ5GHqHRtw==</text:p>
          </table:table-cell>
          <table:table-cell office:value-type="string" calcext:value-type="string">
            <text:p>B77371B5447976E826C14F4E3D73147DEB329FE10CEF5A909EBB17618211BA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TxAaemp1wXbTno0PV6UkA==</text:p>
          </table:table-cell>
          <table:table-cell office:value-type="string" calcext:value-type="string">
            <text:p>C6FC49FDC7E0023ABBDAE7A9A07448406CC034F94AB24B8F4941F0BC229A1D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bPRBoGfq6gA-yLbkpuVw==</text:p>
          </table:table-cell>
          <table:table-cell office:value-type="string" calcext:value-type="string">
            <text:p>BEF9BBEE71A9088C87BA0B00F05B95F5C89856F71CA7C40FFB9DB79E5F8F40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nDY5uYoUN1QRiSB8q6NKw==</text:p>
          </table:table-cell>
          <table:table-cell office:value-type="string" calcext:value-type="string">
            <text:p>7CDDD317F777AA42BB252CA0FEF1EDD485159FA71AAEB8762074A738A86E2F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nBlFxcPXx8iH2f4YdiCoQ==</text:p>
          </table:table-cell>
          <table:table-cell office:value-type="string" calcext:value-type="string">
            <text:p>C9CD1E4254B253115CCFABE2DC865085BE4D04B4DE8A41E4CF086192349E0B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jplNOG1DCuCdw6vl62Fg==</text:p>
          </table:table-cell>
          <table:table-cell office:value-type="string" calcext:value-type="string">
            <text:p>6F052B4C463099DA188E01C7448DDD72A1AF88B9519580F12BC70DC9FD2A46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pUIIdH7RYyqvB7qabRwQ==</text:p>
          </table:table-cell>
          <table:table-cell office:value-type="string" calcext:value-type="string">
            <text:p>1CC2595C72D7A58C8055B268E42629EB2F154AA7351D0AC6D54AA8B541A471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VE3KnWqcPspqv-Z-JDomQ==</text:p>
          </table:table-cell>
          <table:table-cell office:value-type="string" calcext:value-type="string">
            <text:p>807D17F5EDA62D937308E10C0D34B49AEB8FB484D9B10AF9BF5771C70BA38B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8-7PPEotOPl9gdzK6QPg==</text:p>
          </table:table-cell>
          <table:table-cell office:value-type="string" calcext:value-type="string">
            <text:p>3433769282165392C18D18141885015C9FE23F58BF4B137886D99A756D6592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sAoXQjRGxqPUGhfIRg4Q==</text:p>
          </table:table-cell>
          <table:table-cell office:value-type="string" calcext:value-type="string">
            <text:p>BAF52B752030798EB7D9E443E10E4B3D1970AEA85F99CEFDC6DAC8F21124D3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zIjbBt9ZCiR5EZJJIGLMA==</text:p>
          </table:table-cell>
          <table:table-cell office:value-type="string" calcext:value-type="string">
            <text:p>DC0D8AE054A4417785C4A0D9F364875CB29221FF6696AD2F30696576B8E6A6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mZqi0rygaWVHu9VH63iA==</text:p>
          </table:table-cell>
          <table:table-cell office:value-type="string" calcext:value-type="string">
            <text:p>891A9DE1C16BF819CD1BCBAB22F2651E465F01D0F80EC2FBF8B7ECD6E3FC6D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Heor0z5MApNPStWGz0NA==</text:p>
          </table:table-cell>
          <table:table-cell office:value-type="string" calcext:value-type="string">
            <text:p>40E6C5B315844BB36E54B01179E5D5795B62E4A7AE9E7974073A65718041B8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pUO5xFxEtEUN2WH7Pubhg==</text:p>
          </table:table-cell>
          <table:table-cell office:value-type="string" calcext:value-type="string">
            <text:p>3579BEFF5B2774989A372D99FE6ED03A4C8D8853E395EB2056858723DC160A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pmw3Gy3QIWuHuGHl8BuRA==</text:p>
          </table:table-cell>
          <table:table-cell office:value-type="string" calcext:value-type="string">
            <text:p>FBED085A22BB78683C0864E82BBD9326114EDD3D63FC7B965C437C4B7B28C5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etZQK8bD_7Jqn4FZxriXw==</text:p>
          </table:table-cell>
          <table:table-cell office:value-type="string" calcext:value-type="string">
            <text:p>1FC39ED2B0BAC474BA7AF44F8E1893A5EA4263B560CDB1478E8AE078F40A9D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LLr4tLlSYd1OfINA40RQQ==</text:p>
          </table:table-cell>
          <table:table-cell office:value-type="string" calcext:value-type="string">
            <text:p>9E9AC570926F5476A5E313F3190CCD8B4343E66F8D5EFA0891ABC1503AB5A2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w7eS79-2HqT7E6xD66_dg==</text:p>
          </table:table-cell>
          <table:table-cell office:value-type="string" calcext:value-type="string">
            <text:p>8BCC72576859A177D0AB4ED52D5CA518D2E6CAE0B1556B2DD4D0554F482B35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JuB7WkaCzgxHN96PnKAFw==</text:p>
          </table:table-cell>
          <table:table-cell office:value-type="string" calcext:value-type="string">
            <text:p>C88247AC108F6EF8005E21C11F2A82D0422BE0FDFD91E32175B51344BAB614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dSoj0lHi6yDXz5X5102sQ==</text:p>
          </table:table-cell>
          <table:table-cell office:value-type="string" calcext:value-type="string">
            <text:p>B204759164FCD3F92EC3DD4086FF5753059A344F88ED310D31A59CD1D3F5AB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sRDsmFeoIclWg25_zDDIg==</text:p>
          </table:table-cell>
          <table:table-cell office:value-type="string" calcext:value-type="string">
            <text:p>3539EFA69D4797A1D95A96560261DAD0F180552A35B4E1CB01CD39B9A8B335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ZC1FiMtOiMORxm5My415w==</text:p>
          </table:table-cell>
          <table:table-cell office:value-type="string" calcext:value-type="string">
            <text:p>3E0FEAD71D8EF62B62FBFB874EFA72B1C31DE11793D111CE7A86BBCA131455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8QMh67qdqGhmuKiTNV1FA==</text:p>
          </table:table-cell>
          <table:table-cell office:value-type="string" calcext:value-type="string">
            <text:p>CAE6690327559AB222636957ED78CB13A69CF36DC7FDD846E54FFCD76126A1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j_yOTewW1C0M2KaWEQpA==</text:p>
          </table:table-cell>
          <table:table-cell office:value-type="string" calcext:value-type="string">
            <text:p>10F4E083D953D5FD197B6413BDA8EEAC0BE6D42489E9F147EEA33E3E8AD92A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G1BRyoVndauk4PM2yk6g==</text:p>
          </table:table-cell>
          <table:table-cell office:value-type="string" calcext:value-type="string">
            <text:p>678905E790915161F0401BF8CB21CCD0BF941EBB770AD3BE265C208886044D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Out_N-8sBIm_a97K-6Q==</text:p>
          </table:table-cell>
          <table:table-cell office:value-type="string" calcext:value-type="string">
            <text:p>44D90415F55AAEF536F6EDE819D090456C6EC1FF2B3403743546C1A52B2F74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KJsna4ZHSxYpg9Kn5Tg0g==</text:p>
          </table:table-cell>
          <table:table-cell office:value-type="string" calcext:value-type="string">
            <text:p>96B9A85FC1D6D0611C4A2D2CB1C6CB1D79BC9EFA9A876BDE2673C40369A26D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pQIoip8x8Ss_94t8mTAQ==</text:p>
          </table:table-cell>
          <table:table-cell office:value-type="string" calcext:value-type="string">
            <text:p>3D483884E498A54BBF785527D427DF19312C04241F2388042C6D6D63128E20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Z02zh0TMbgXWS5Dwj1ARg==</text:p>
          </table:table-cell>
          <table:table-cell office:value-type="string" calcext:value-type="string">
            <text:p>FF54BC785D5FCEBAE66291298E5DCA79C98C1A3B136E10F382BB1FDD0AC085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8R3Tdp6nCO4lPpNYXlsIg==</text:p>
          </table:table-cell>
          <table:table-cell office:value-type="string" calcext:value-type="string">
            <text:p>C5874F8F839750CF7FED72D4DE923A82ADFBF37D6819D74C2156D87AEB20A5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Gxf7YaaPsCoheJz97FmVA==</text:p>
          </table:table-cell>
          <table:table-cell office:value-type="string" calcext:value-type="string">
            <text:p>BBFD71AD7E02D23D946EB2D24F43056FF8779886F1E296745E63AF077EA75B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nLkuEnz8MyBI3EimZkK9A==</text:p>
          </table:table-cell>
          <table:table-cell office:value-type="string" calcext:value-type="string">
            <text:p>254481DA6EE271C97454D902BF16E8A9AD8F23B70F084B989881584B0626BC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-l7JqmuGSfVu4GNJpnOw==</text:p>
          </table:table-cell>
          <table:table-cell office:value-type="string" calcext:value-type="string">
            <text:p>0047AB899E62336B7E2BB466F1DF6C313599DB7FD5EBF9EE6359EDB97B7B18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kFolIGrmxrHe77k2KqP-w==</text:p>
          </table:table-cell>
          <table:table-cell office:value-type="string" calcext:value-type="string">
            <text:p>AC18E35B06AD51F8B2442F0C26B698CBB1FF73DAB45F10B15CC78B98F7F5C0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kr80DDVFgRodwXK427_Dg==</text:p>
          </table:table-cell>
          <table:table-cell office:value-type="string" calcext:value-type="string">
            <text:p>909FD7C37C90E798FBEB3D976A872A95A6DD2F528F2D304D6349E299A3B43E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tyKRpU6lOjIB-afEXTbdg==</text:p>
          </table:table-cell>
          <table:table-cell office:value-type="string" calcext:value-type="string">
            <text:p>ABAA9808D6AD92A9B2DCD5CF230A97A8F63067AA025528BBB81D99F6B85E11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ZYmfZRrB524gDJODRskQ==</text:p>
          </table:table-cell>
          <table:table-cell office:value-type="string" calcext:value-type="string">
            <text:p>A076B9BB68F6E28F47C3308D14D109D9941E6D1AF737B0FC3D315D001547F6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4hJZZYC_FJswQw42QPTA==</text:p>
          </table:table-cell>
          <table:table-cell office:value-type="string" calcext:value-type="string">
            <text:p>46F7F759128BFD2C1AF774F8BD3F8038E4319BF1EA0E4F5E8CF4A86975A0EC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wVtrvhLalZqhUtNfN_hAQ==</text:p>
          </table:table-cell>
          <table:table-cell office:value-type="string" calcext:value-type="string">
            <text:p>F5BBE7245308953377F578D5415C8B1D8184B553A1ECBC860C3D6894F406A0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J8gx2SuaH10bJE-o5QIQ==</text:p>
          </table:table-cell>
          <table:table-cell office:value-type="string" calcext:value-type="string">
            <text:p>BB2D1AD0CF2E1C08E80CF73DFE463555BCBAB2EA872CAA76958FC629EB09D1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wnnFh9NXnPcia3xrIRrA==</text:p>
          </table:table-cell>
          <table:table-cell office:value-type="string" calcext:value-type="string">
            <text:p>C192A1161E11E001E0989B0CDE1BEB361A0822DA3BC87918F35E02D4DD4B41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6uwjU8vj9Cghnzb_0xucg==</text:p>
          </table:table-cell>
          <table:table-cell office:value-type="string" calcext:value-type="string">
            <text:p>B3312263D17403ED45A097F53B2477FB1E4D73B4D4D88B21646C415B2FF37B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7lny4sdiuRtsRTRFFkWA==</text:p>
          </table:table-cell>
          <table:table-cell office:value-type="string" calcext:value-type="string">
            <text:p>DD88A1229C34ADA7A79769D0546AF0C038EAF9E32D9AA61973B70CB764737B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XHLYKGeacWWGggmflOg1w==</text:p>
          </table:table-cell>
          <table:table-cell office:value-type="string" calcext:value-type="string">
            <text:p>B2F51B13AFD216E15EBFF78AD84C2C6BB4E13055D31507AC88CCAC244E1DCF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J7TRmHwXRnR5UPN4Jcw==</text:p>
          </table:table-cell>
          <table:table-cell office:value-type="string" calcext:value-type="string">
            <text:p>11417D137FBF5ECD39DAB090E991E1C6E34C107AD3AD94CB1985FC0E35DE11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J7TRmHwXRnR5UPN4Jcw==</text:p>
          </table:table-cell>
          <table:table-cell office:value-type="string" calcext:value-type="string">
            <text:p>46F7F759128BFD2C1AF774F8BD3F8038E4319BF1EA0E4F5E8CF4A86975A0EC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VuNpiiWsysZUgqWfppWnw==</text:p>
          </table:table-cell>
          <table:table-cell office:value-type="string" calcext:value-type="string">
            <text:p>5875BF30FB6A32563CD2EFCE45CDFCC3E136C2B538633651614B409A171D64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6cx6GroPpIGTO8ylXxJg==</text:p>
          </table:table-cell>
          <table:table-cell office:value-type="string" calcext:value-type="string">
            <text:p>F179067B8F9D6A8743631931F042D20F772C33A8C56512C3778565E01BA66B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KTN_qjERA_X_B5DPt16w==</text:p>
          </table:table-cell>
          <table:table-cell office:value-type="string" calcext:value-type="string">
            <text:p>F70AEDE4FF8E1A3755D6600355B774043AA45FF2BC523AB1E8FA64D4E6B1B1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cJhD0-M3Ma2rkGhX7LQyQ==</text:p>
          </table:table-cell>
          <table:table-cell office:value-type="string" calcext:value-type="string">
            <text:p>F6C6EF5926FBD51F6AF32D7E85EAAB4F1CDE379151BE72737709265696FC4B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CfAtw8O3bNwzCrUle0tMQ==</text:p>
          </table:table-cell>
          <table:table-cell office:value-type="string" calcext:value-type="string">
            <text:p>CD584B7A0BBB0658C6940FBFBFB48C5C008F802ADC56A4A561EC67949357E1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LATZ0vlHJhrK7bJ3GY1TA==</text:p>
          </table:table-cell>
          <table:table-cell office:value-type="string" calcext:value-type="string">
            <text:p>B57E449F341F7A7D7078500FC28B4858CF8ECFEBC44A8788468FD4D5514311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2lljeOOQtqm-4CT1mjO3g==</text:p>
          </table:table-cell>
          <table:table-cell office:value-type="string" calcext:value-type="string">
            <text:p>280E34C849A383CE056102E560158F41DBDD73EA41FC94C2A6F6F87E2EB1E3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DV37EKSNHV7VSZ6S6NG5w==</text:p>
          </table:table-cell>
          <table:table-cell office:value-type="string" calcext:value-type="string">
            <text:p>43FA7DBB0B0C79CA08EE94CA18970315F275E88307CD037919752CB7F191C6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HwOImqgReP9HcoY5Sze7w==</text:p>
          </table:table-cell>
          <table:table-cell office:value-type="string" calcext:value-type="string">
            <text:p>2C72ACB4B8E93E67B876463577F9409BA8E603289F4CF275B3DE663DEDD721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BNcvSaACdrMPJCWZ57TkQ==</text:p>
          </table:table-cell>
          <table:table-cell office:value-type="string" calcext:value-type="string">
            <text:p>7F49829C88B0B78F83CEEB5EE3948484948C69E28A38836A2AF573294B9F0F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48OI7mVaA-3GdfTUCz3g==</text:p>
          </table:table-cell>
          <table:table-cell office:value-type="string" calcext:value-type="string">
            <text:p>F9294031C493D437E4F67ABB7F1F17696B19F2F10DF31FDE3DD10BBEAD64D4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VIk8bErf9_gmqhBDUh0og==</text:p>
          </table:table-cell>
          <table:table-cell office:value-type="string" calcext:value-type="string">
            <text:p>AFB42A4D564C50E28C84B818C2EBA529A4A5E879DE055DCF0953F57CF4003D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rOd9L5A-bYqQpHTflgxvA==</text:p>
          </table:table-cell>
          <table:table-cell office:value-type="string" calcext:value-type="string">
            <text:p>C89B65BDBDBF9B9FEE1781BB07CA4AA4201A364907CA5ABBACCB50BBEE3954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N7wiIyR0SB4ofw7HtHKdA==</text:p>
          </table:table-cell>
          <table:table-cell office:value-type="string" calcext:value-type="string">
            <text:p>B85DB2A085812DCF84C9723FEEA5440EE5B79ED57774CB1554E435F68FA619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R4Fq0HIcO5Dy0B-0t25eQ==</text:p>
          </table:table-cell>
          <table:table-cell office:value-type="string" calcext:value-type="string">
            <text:p>43630B262D87DA39B8B390A949AD3970A1E5F4966C4A295E1BA90D51CDEEC7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S2j_DkCeKSHZG3lvUUkrg==</text:p>
          </table:table-cell>
          <table:table-cell office:value-type="string" calcext:value-type="string">
            <text:p>ACA04FF5ED16A7BCEFC6A1F20FE47197BF492C8967C3BE220D5C65D2ECDE35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K3n8xb7JoH3o52KPR-4Qg==</text:p>
          </table:table-cell>
          <table:table-cell office:value-type="string" calcext:value-type="string">
            <text:p>819FB15D4CBB572872AF7169396ED84B29DAA3D908800BA3253093389E6646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CxI0s2Ox_izTeFJ7Q6xPg==</text:p>
          </table:table-cell>
          <table:table-cell office:value-type="string" calcext:value-type="string">
            <text:p>3A61577670C5599B58A5B7C79E1E6E8AE665B00A1AD8271317F042178F1F7D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5W5Vs_AFCxYhWLWT1WDng==</text:p>
          </table:table-cell>
          <table:table-cell office:value-type="string" calcext:value-type="string">
            <text:p>CD98E63C123893A13B2EB4AACCA25977B234767B03D35AA430F219C07B6A54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2mcHbWwQw1b3DmUG8B6IA==</text:p>
          </table:table-cell>
          <table:table-cell office:value-type="string" calcext:value-type="string">
            <text:p>C9CA7B57BAE1AFA0DAF5BB2903D1E278F586ACF686F5121D22B47BB7E8B897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e5x7_Rhw8y66NPnObBlw==</text:p>
          </table:table-cell>
          <table:table-cell office:value-type="string" calcext:value-type="string">
            <text:p>5836A62F27F3D74BC65227572EFA7502C2E07242D0116B7DD31AF50AC4FE66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r2P4f9-6Iu3yQpeYzPjw==</text:p>
          </table:table-cell>
          <table:table-cell office:value-type="string" calcext:value-type="string">
            <text:p>3ABD82564126F66032A8E4C8782D634FD88A0C28C8CF426F4C1606BC815234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5lTtBavczJzkLKdkb07TA==</text:p>
          </table:table-cell>
          <table:table-cell office:value-type="string" calcext:value-type="string">
            <text:p>45A0A47BE8386EEF1752270C83FEFB7962CF92BFBB032866DF0BCBD46EAE7B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P6TK7mFe9jjVTsils3YA==</text:p>
          </table:table-cell>
          <table:table-cell office:value-type="string" calcext:value-type="string">
            <text:p>6512706E38CD51A27AD7C62C2776B9A9E12928B862C8D694C71459674367FD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5eVl46HEiyasGmw3uZ9zA==</text:p>
          </table:table-cell>
          <table:table-cell office:value-type="string" calcext:value-type="string">
            <text:p>B16CE43942D63C9A088D401A9D45CFD77DB90922389A2C534CED671D7D8FDD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WhDnzVddBMN6p7VpIGRA==</text:p>
          </table:table-cell>
          <table:table-cell office:value-type="string" calcext:value-type="string">
            <text:p>E14B81C52FC06EB525AE391F1DB3FCA28540E27B03AF10CBD637CD06776F0F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WIcUTu1x9KMDLE8iurcw==</text:p>
          </table:table-cell>
          <table:table-cell office:value-type="string" calcext:value-type="string">
            <text:p>423F9F73B5B8AA3E28263F0FB686FF746D4F7657613FED7E0F4FF03DBDA680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ThXhL6WvNBVO9jFUP0ptQ==</text:p>
          </table:table-cell>
          <table:table-cell office:value-type="string" calcext:value-type="string">
            <text:p>2CA3F4368C8ACE13C383F5772224522DE7FFB5C76BFD04F70A9F3E2EBD6737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k1_dodF0y9-t2dxaPFjw==</text:p>
          </table:table-cell>
          <table:table-cell office:value-type="string" calcext:value-type="string">
            <text:p>EE1B5F108CC4B871DACF943FADD935B7FCF8240297CD4EC91C87E41CC3AFA3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Cz6AyQn2uEg3HGBDx_Ag==</text:p>
          </table:table-cell>
          <table:table-cell office:value-type="string" calcext:value-type="string">
            <text:p>636EB194B1E8A466DCB032391D28DEE135F9DFBF6E5E4DB91C12C70C9681C2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bVUZcY_53rETc6FKKygw==</text:p>
          </table:table-cell>
          <table:table-cell office:value-type="string" calcext:value-type="string">
            <text:p>29790B7B67ADAEF5FF6796300EC2DED33032A715C1C0B6CFFB07A645F7C854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MxJwz97gBd9ldO9AgE__g==</text:p>
          </table:table-cell>
          <table:table-cell office:value-type="string" calcext:value-type="string">
            <text:p>DA377E1E0BBE23CDA15FE113BD6DB82CF6EC98FD83B07FA2839942C6DDF1F8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pbMdUHnDX7_JthWOjXwLw==</text:p>
          </table:table-cell>
          <table:table-cell office:value-type="string" calcext:value-type="string">
            <text:p>7FF9258F176686412DDD9B0BA2D63A077E681E8C7F73BD3BEE4169AB848221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0AVn4u_VVSVuBhJq7YhA==</text:p>
          </table:table-cell>
          <table:table-cell office:value-type="string" calcext:value-type="string">
            <text:p>A23365F62E54D2D839EA588E101F086A9030764FA4C36A31DD20D6DF88F132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0e9GcEBFXJh54UUZzF8w==</text:p>
          </table:table-cell>
          <table:table-cell office:value-type="string" calcext:value-type="string">
            <text:p>A3FD0EE4F4EFAA10F582CEF2FA88095D60EE37FFDC62B5524F6EB8704C79E8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OoJd0bgGw8ydjaGkOk9ig==</text:p>
          </table:table-cell>
          <table:table-cell office:value-type="string" calcext:value-type="string">
            <text:p>E0C01FBBBC60DF89651A086071EF37959666ECF300CEEC8B64BD0D9B279EF9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3Ct5SfazcOy0OGM3oDMoQ==</text:p>
          </table:table-cell>
          <table:table-cell office:value-type="string" calcext:value-type="string">
            <text:p>7D256B3F949036BBF82938392B6D47DC40FF40359AE8616563B88F4D968A96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H6DQggFsC3NMDW0b-vPA==</text:p>
          </table:table-cell>
          <table:table-cell office:value-type="string" calcext:value-type="string">
            <text:p>AAFC793389B638203ACAF4783F34FD9A89E1C3DC4778770C72A5A24DCF8A79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CSREHKDN8d_tl6GQEgdFg==</text:p>
          </table:table-cell>
          <table:table-cell office:value-type="string" calcext:value-type="string">
            <text:p>3877B2D599ED9AE037BFACB13BAB55C160EC865746911C0BCA59CB3A57C0B2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qS1LeCilHDyGFEJ4NxHw==</text:p>
          </table:table-cell>
          <table:table-cell office:value-type="string" calcext:value-type="string">
            <text:p>BDF0688E06A8BFE87E7B32502E8FD038F473437B6826DF2C327166E62F79CE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VHL3xFpux0VgNE9Iem1wQ==</text:p>
          </table:table-cell>
          <table:table-cell office:value-type="string" calcext:value-type="string">
            <text:p>183BA93B05764F6659CA9ACE58054481154B39ABB07977446EB3782F3556B0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EdSwlqwZ2sZPrYow22EA==</text:p>
          </table:table-cell>
          <table:table-cell office:value-type="string" calcext:value-type="string">
            <text:p>BBF569ECD84C68AB06687AABC44DAE6B9B7049C35FB5D0254864DCFA0DEB51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viPrAR0wZ6ZyPS7B03o2A==</text:p>
          </table:table-cell>
          <table:table-cell office:value-type="string" calcext:value-type="string">
            <text:p>50CE1EF17E8C6D18884E262CFFECA7EBA78412F16C8B2F47D190553FB5C6EC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ep7MeiQTSTDNEmXxM00A==</text:p>
          </table:table-cell>
          <table:table-cell office:value-type="string" calcext:value-type="string">
            <text:p>34B91BAEDA8EB08B5F08A03850CE9812F1521C1641F9BA944F2EC5CB3499C8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HixeNHm2ckjSN-suIWBA==</text:p>
          </table:table-cell>
          <table:table-cell office:value-type="string" calcext:value-type="string">
            <text:p>6AA3E0622BCA02F9F502C5E4E85C4CEA53D6B48547C5390F779397E69D5AD7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axqZzmzdFrC7fflpKdRHg==</text:p>
          </table:table-cell>
          <table:table-cell office:value-type="string" calcext:value-type="string">
            <text:p>917F66816EF864746A41DA020B0E38552718A30287261307081ACEF45CB149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Chg8LSdwV7JoI2x5s5uZw==</text:p>
          </table:table-cell>
          <table:table-cell office:value-type="string" calcext:value-type="string">
            <text:p>148E97EBCA160D085BD4A8C59BC3F9717FD3C5318A67A0846F2A873E838575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0cc0ciqcWDta5_7ua4XLQ==</text:p>
          </table:table-cell>
          <table:table-cell office:value-type="string" calcext:value-type="string">
            <text:p>24B505CBE9EC7A9330CCDA72B1372D5AEE46ADFCE51D7CEBE272F2A5EF9CFC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yx7TRA192e6YVLqzgh-DA==</text:p>
          </table:table-cell>
          <table:table-cell office:value-type="string" calcext:value-type="string">
            <text:p>38112E7A31677FFD9168D4E8520FEC8E1ACFB061BD4CA83AE1C250B764A3BC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awQmRVDTpdx-3VQnvjOQQ==</text:p>
          </table:table-cell>
          <table:table-cell office:value-type="string" calcext:value-type="string">
            <text:p>E344558BC6C01C16003B997CFCDD17794A51F0A41C6E2B3B43F6B5F48E46E6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GisZ4kx4FcJS0y__qzaBg==</text:p>
          </table:table-cell>
          <table:table-cell office:value-type="string" calcext:value-type="string">
            <text:p>9A525DA29F686C1F4245414F5108A85893294D361394A85F4CF7C24DA8A210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AEEB3fTLHPzLVYP7wUzFQ==</text:p>
          </table:table-cell>
          <table:table-cell office:value-type="string" calcext:value-type="string">
            <text:p>C1DEE76B1C695D76E2934F45CAE686748D3BB63B7E5FB33ECE1DFE7C5861B0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Qwzh7uVxfIyAglJaiF3aA==</text:p>
          </table:table-cell>
          <table:table-cell office:value-type="string" calcext:value-type="string">
            <text:p>DCC8EFBB98C8237DC5EBABF8263E3F9D0D4F1FB6E3788FA44DCD76711963A1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wDccd2OVizVpU8IRGWCQ==</text:p>
          </table:table-cell>
          <table:table-cell office:value-type="string" calcext:value-type="string">
            <text:p>0BF58DEA53123FB7C76E45820AD06049514C8188E2903B35FF4B589B1661B8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wDccd2OVizVpU8IRGWCQ==</text:p>
          </table:table-cell>
          <table:table-cell office:value-type="string" calcext:value-type="string">
            <text:p>4CCA763008DF2642C8098573CE8C9118CC61EF4F30977E6EAC6EC79533C4A3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pG01vhJqC8P_dBsJIXig==</text:p>
          </table:table-cell>
          <table:table-cell office:value-type="string" calcext:value-type="string">
            <text:p>BEE8740842E3153A5C2CECDB240E867EA74504EBA4E583CF627D307B811DC9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Cn-LDcuE9NXMEn1_ayTjg==</text:p>
          </table:table-cell>
          <table:table-cell office:value-type="string" calcext:value-type="string">
            <text:p>8E9F8EDE9EA3F8B902CD1CA970FECF20A49C5CF0AE165D23F01D51CEF1AB17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Oo603ZMZ69VgHYvAdFYg==</text:p>
          </table:table-cell>
          <table:table-cell office:value-type="string" calcext:value-type="string">
            <text:p>1B7746D85A82AD19BF07E2FE38584A00C88A535110CBC98D432D4E455CF256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FADv-zpZ7RRL34t9U8Fw==</text:p>
          </table:table-cell>
          <table:table-cell office:value-type="string" calcext:value-type="string">
            <text:p>E992F8E96FD3E4C5E580E1F3853977870C20EF3E4C58D6F2306DDB65ABBC85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MDpHd2g8mESYu_hpacrsA==</text:p>
          </table:table-cell>
          <table:table-cell office:value-type="string" calcext:value-type="string">
            <text:p>BADEA3C150A2A701FE56B075BC4FF82E77B34D61EE864F192FC2E022E67DDA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35RFY8cmbW4nSkQ1ID0w==</text:p>
          </table:table-cell>
          <table:table-cell office:value-type="string" calcext:value-type="string">
            <text:p>11CA3A6F5226413584CE57EBA4FE5CF2C10EA9BF25E816560F1EC7F849DCA7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GaKQ0Hmn0WkpI6asbXOSg==</text:p>
          </table:table-cell>
          <table:table-cell office:value-type="string" calcext:value-type="string">
            <text:p>9C5513905C27A362F84E4D78FA36B84FFECE855E2318B5FE7A99F5921844E0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GtqGlUFp8QegEr9goT3A==</text:p>
          </table:table-cell>
          <table:table-cell office:value-type="string" calcext:value-type="string">
            <text:p>BAF91E555F6ABD583B46AEA1003EBDF58EB385435B2D237E48F583A7FFD3EE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0MHBpTZqOlrH9XtLcVdeg==</text:p>
          </table:table-cell>
          <table:table-cell office:value-type="string" calcext:value-type="string">
            <text:p>0BF58DEA53123FB7C76E45820AD06049514C8188E2903B35FF4B589B1661B8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Xc-WPdsie-05-4BpcFsg==</text:p>
          </table:table-cell>
          <table:table-cell office:value-type="string" calcext:value-type="string">
            <text:p>04A54DA01A7386F922D517BA787A194570B18B81514E878B9CFCD9C403E2A6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9UNXvuA4DeHUm2xJaGghQ==</text:p>
          </table:table-cell>
          <table:table-cell office:value-type="string" calcext:value-type="string">
            <text:p>F85CEE10194E68D32128538203F9EDC09F83424E39008BFAC4E5C2AD13C31F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47VhvcyvepUuUhp3pUqQ==</text:p>
          </table:table-cell>
          <table:table-cell office:value-type="string" calcext:value-type="string">
            <text:p>4FFCBE3AAD863DD02AA076AA7AF383166637154E50B89A0FB215DF922BB318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oWY65s1Icbh0aO-lX4fyg==</text:p>
          </table:table-cell>
          <table:table-cell office:value-type="string" calcext:value-type="string">
            <text:p>9F3A255B14D8350CD2C59AC2A68A965C425BE832FDCD74B38A2E2DE6E40592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C9JdS8xIJoL2pPSuoEGA==</text:p>
          </table:table-cell>
          <table:table-cell office:value-type="string" calcext:value-type="string">
            <text:p>D0857788318CF68D4910921E730E724ECC3BF112E920440C6E3E87571785B7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Vh3CEn-TgZwfaeDDSwaNg==</text:p>
          </table:table-cell>
          <table:table-cell office:value-type="string" calcext:value-type="string">
            <text:p>CE87607FBA2F3F770AB530857214D5E872C6A886E90D011751E07142D67A5A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67sP9oCKYrgp0OWd_yx_Q==</text:p>
          </table:table-cell>
          <table:table-cell office:value-type="string" calcext:value-type="string">
            <text:p>BFB03060060F7B35909A764801678619485BA0AAADD7772BDDDDB18C574CAD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BldrS13aN-r7LFrH677g==</text:p>
          </table:table-cell>
          <table:table-cell office:value-type="string" calcext:value-type="string">
            <text:p>5FF670A1BAB2D5632755BD4FF52C6DD6801B2013D3A5964E3D43967372F78F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tTyTzjl8wg68pWcAoA==</text:p>
          </table:table-cell>
          <table:table-cell office:value-type="string" calcext:value-type="string">
            <text:p>BAEF6B874333A7A922CEE4F713673F3871D8A8DC6C8C09E849B015BD36B783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wthaY0EUJKQeG41LoRFWA==</text:p>
          </table:table-cell>
          <table:table-cell office:value-type="string" calcext:value-type="string">
            <text:p>BBD43A456AD7EFE868A02CD8F30F983C244AFBBFCB8837BF3ABBEAADCDF33F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V1-MlOFl-mUyzCEIchw==</text:p>
          </table:table-cell>
          <table:table-cell office:value-type="string" calcext:value-type="string">
            <text:p>C8454787359CC46C5D4887888BB2650035C38768EED0FBF0937247927A05DE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nspkeLASbKSq-X5SsriA==</text:p>
          </table:table-cell>
          <table:table-cell office:value-type="string" calcext:value-type="string">
            <text:p>C3C285C6B48BF1CA4692468B849F5A8E6D3DCB6BC6BC3422BC4D91D3C4E1F7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lu9uFgZQJCkLyCRDPhWg==</text:p>
          </table:table-cell>
          <table:table-cell office:value-type="string" calcext:value-type="string">
            <text:p>FC734F55F420D3B42C7DE71DD0580A7AEE6D84B2A97FFFE6981D783CF85C27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O6OjkZGxaBmHnxnnPMVGg==</text:p>
          </table:table-cell>
          <table:table-cell office:value-type="string" calcext:value-type="string">
            <text:p>DB79A04C1CD9EBDAA5FCB05AAAC7867747B14DEFEE31917FD2A74488ED815B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xYI8qTqvRiFRHi4li4XBg==</text:p>
          </table:table-cell>
          <table:table-cell office:value-type="string" calcext:value-type="string">
            <text:p>3C67F414E38810D312DE08123CA608B6E4FB940CB2EC0A6B1ED917E13D8B20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5-5asoAdERa0FIbevD41w==</text:p>
          </table:table-cell>
          <table:table-cell office:value-type="string" calcext:value-type="string">
            <text:p>BB4F234FF63AC354517CF87B3CFC23416B921649886C6B12C052C22D251CE0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pOClrd2dhAdmLx96fp3w==</text:p>
          </table:table-cell>
          <table:table-cell office:value-type="string" calcext:value-type="string">
            <text:p>7B221D7C24C712979428B00EEA3962EBDE7738ED75E0883FBBB81A1023BF52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zYUK2t_kV-Ok0tJBjNAw==</text:p>
          </table:table-cell>
          <table:table-cell office:value-type="string" calcext:value-type="string">
            <text:p>1CBA1AC3C15699EFAFDBCE7ABA6E2B482DC937860B60F257F5CBE87F07D8E1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Qgo4JblwOlmtP2wD7asQ==</text:p>
          </table:table-cell>
          <table:table-cell office:value-type="string" calcext:value-type="string">
            <text:p>8F4A0215F39FE134F9A9C2D450CDAA6D891DF166628A4F2911506084943403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X3Z3QqbnWU_ScyYwTwFxA==</text:p>
          </table:table-cell>
          <table:table-cell office:value-type="string" calcext:value-type="string">
            <text:p>3A9EF56175A6DD5CA6957C513C439BA325D9BC5DA127CEBC63B0D09A4EFD66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CATAidfXajn5jC3KHN7Gw==</text:p>
          </table:table-cell>
          <table:table-cell office:value-type="string" calcext:value-type="string">
            <text:p>2AB8E64A196C33A5467E1C1D4A7CB9A743884840FF98120B373373BCEB15BD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Njl3Eh3jtSpNjF39P4kg==</text:p>
          </table:table-cell>
          <table:table-cell office:value-type="string" calcext:value-type="string">
            <text:p>C9E32E49A98C3189D439A517840BB5E04BB1D5506980E1D2960C05D87C20F9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BWlFM37NMRkBKZAF7CrjA==</text:p>
          </table:table-cell>
          <table:table-cell office:value-type="string" calcext:value-type="string">
            <text:p>60073515F2FD990E75E71DD0DD2831F9D2280A5780B0F451EED362FA05D06D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ea68LT_VXm_CpKCChyKQ==</text:p>
          </table:table-cell>
          <table:table-cell office:value-type="string" calcext:value-type="string">
            <text:p>4D7F744EA46DDF9015312AA22E7CD9A7A0FE96A31E698A35482F51CAA0A080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vE3MEh6mjY27DdHyc4ug==</text:p>
          </table:table-cell>
          <table:table-cell office:value-type="string" calcext:value-type="string">
            <text:p>09DE2094C2469974E8BA6411FF181107AA1996F80FCD8E7DF65470533924BF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CY_WYxKSSZa-JTrBJiJCw==</text:p>
          </table:table-cell>
          <table:table-cell office:value-type="string" calcext:value-type="string">
            <text:p>084927DEB26D6171A140B8CDE28ED60FC8799A070FB03B9313BCC409C46A2E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My-BwypBRdkkFPoS_eSmw==</text:p>
          </table:table-cell>
          <table:table-cell office:value-type="string" calcext:value-type="string">
            <text:p>219FBB1206E3A290FEFEEDC98A851B0338EE39352FF991612D4A5B5C94363A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V5NnkSCqepfHfbDpbG40g==</text:p>
          </table:table-cell>
          <table:table-cell office:value-type="string" calcext:value-type="string">
            <text:p>B21E719BC2550FA844850EB89003BD33ED19507FD3AD3BF6D8D58D7CC38891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djN2LcpsWrRX3jYKSbldQ==</text:p>
          </table:table-cell>
          <table:table-cell office:value-type="string" calcext:value-type="string">
            <text:p>53AAB65D12F3AA5BC63A41C30838C1ED2C63A47933FED317F1DEB458F37056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NeWgmy9IrliDekDghGAbg==</text:p>
          </table:table-cell>
          <table:table-cell office:value-type="string" calcext:value-type="string">
            <text:p>0B0E1D7BC470D468DEB3EC575B506BC8E079B820B8E934D9C71B69B20A68FC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_rLTnupftTsPv03B19Q0A==</text:p>
          </table:table-cell>
          <table:table-cell office:value-type="string" calcext:value-type="string">
            <text:p>537C26C09E5E3C2FED4E7ADC484470D5B7CD2D49396989AC086818D1B3600B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NSSvLg85SiiAGMmmWf9pQ==</text:p>
          </table:table-cell>
          <table:table-cell office:value-type="string" calcext:value-type="string">
            <text:p>FF6903C560BEDA7160699CE3B271EF792659975F297DB6973893AA9213AF54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OmJaQmFzhg2BxyWyhPTlw==</text:p>
          </table:table-cell>
          <table:table-cell office:value-type="string" calcext:value-type="string">
            <text:p>A0A79B6D79808D5CFACCFB12D072DFABE6005DE6F3B84192D348FF502B4BED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llpmziYMkTch1l0jrgCQA==</text:p>
          </table:table-cell>
          <table:table-cell office:value-type="string" calcext:value-type="string">
            <text:p>3E2511659CC9C643CA5061F116CFA9120F29F118A47D2BB4AB75C03024DB6A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ZwfcHhhFGqMG_p3VZMXcA==</text:p>
          </table:table-cell>
          <table:table-cell office:value-type="string" calcext:value-type="string">
            <text:p>43360214CD9757BEA082A463BA134CD843B876686937D8FD45DBD249B5A501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5IRQMiQIZfNdoHAHQ6elA==</text:p>
          </table:table-cell>
          <table:table-cell office:value-type="string" calcext:value-type="string">
            <text:p>A936B36FB3B887538F972DA1E0A403EAC7FF9B73AFFA32EE6492FD9149CE95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VT-8AMIZHJbR-f5u3ZbA==</text:p>
          </table:table-cell>
          <table:table-cell office:value-type="string" calcext:value-type="string">
            <text:p>DF3DB4215D465332667F79A0873141D89A9C9744D7AEE92B4628B8CC054C13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94lbnqEcZ2NktSvOHv4ow==</text:p>
          </table:table-cell>
          <table:table-cell office:value-type="string" calcext:value-type="string">
            <text:p>AECFD39E6CE255F12579E96ADB031FE636DE6DA165BFDD4F4B6BBB80D454FA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w0gSHUG5KqmO6Bv1E8-w==</text:p>
          </table:table-cell>
          <table:table-cell office:value-type="string" calcext:value-type="string">
            <text:p>E702FF9059A94B30C03CC11E8CF465497AA87016C1286028D63F0C5C512DC8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LfN6wmnLeaW7N2EhxRsw==</text:p>
          </table:table-cell>
          <table:table-cell office:value-type="string" calcext:value-type="string">
            <text:p>47BFDAD7674C9CC52F20D7AED3B8E0BB87782F512E6B82973B7EECD868C73D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yx8oAf_MmuxBwUOyneBDA==</text:p>
          </table:table-cell>
          <table:table-cell office:value-type="string" calcext:value-type="string">
            <text:p>FE2DCD27E14C80992C3D31187C25FEBA11FB2A748EA3E1A73323ABFD2614CE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NL8ri1OQOuw3m2F_n7IQ==</text:p>
          </table:table-cell>
          <table:table-cell office:value-type="string" calcext:value-type="string">
            <text:p>66712E0E00A7193CB6A6B28D827DFF1C1FDD76742976694804EC334DB3CFE0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_2-B6mc9b9plP0lvwTgxA==</text:p>
          </table:table-cell>
          <table:table-cell office:value-type="string" calcext:value-type="string">
            <text:p>FEF4EFAF098AEE899A3A4D9C09DFA103CE679A0D2F568C0FDB8E41797949B0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01qxW_pjZ5Imspvasmm5A==</text:p>
          </table:table-cell>
          <table:table-cell office:value-type="string" calcext:value-type="string">
            <text:p>F4D4A620CE7E26F0DB929F047830C34AAB59BB38E35F542F9533C1D2A331DE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MlNYzxxoa5wkqXrkCRzbA==</text:p>
          </table:table-cell>
          <table:table-cell office:value-type="string" calcext:value-type="string">
            <text:p>39AF4044535CDF87796A78C72AB03391F09D4583FABA483713EA7400FCB239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MEwwtCOk5GIjoOdS2ZQ==</text:p>
          </table:table-cell>
          <table:table-cell office:value-type="string" calcext:value-type="string">
            <text:p>9F866C8A1A7C981D8A96498A5C152E366EB0F22ECAAA8351DF6D55BC1FEA67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GIcfzfvFwBpTlKQLLCR2Q==</text:p>
          </table:table-cell>
          <table:table-cell office:value-type="string" calcext:value-type="string">
            <text:p>A18FDEDCD1A737D36E58D2E14CED0CDD5BABD115501F1F529F8C32399B03CD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4SGi3pFViwo025S7gS-LA==</text:p>
          </table:table-cell>
          <table:table-cell office:value-type="string" calcext:value-type="string">
            <text:p>C81F7268F32719BA4853A24DA67553010F3798B86F62286823B76ADF80CDE1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xPlRBAscPi3iHPP4nbRA==</text:p>
          </table:table-cell>
          <table:table-cell office:value-type="string" calcext:value-type="string">
            <text:p>1E76397B2A088FE8481A7A756392A07CF7A6B7306A691395C72D7F1A7617581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z3ZwdH6RXkHyN2wiBbMdw==</text:p>
          </table:table-cell>
          <table:table-cell office:value-type="string" calcext:value-type="string">
            <text:p>7B1B65FFFC56D5D8F6F42EADF0A9C5E82F7337D667DFEAF1C86FC484797021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5nU6KiVeO2sZ0ohadelg==</text:p>
          </table:table-cell>
          <table:table-cell office:value-type="string" calcext:value-type="string">
            <text:p>F7305DF70D3584166AA127FBF2C2A8F8AE7A5BE4F183C3A7C268DFC3B3C924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Kj4saOHtyWxKdoABJw-3g==</text:p>
          </table:table-cell>
          <table:table-cell office:value-type="string" calcext:value-type="string">
            <text:p>737BC2829AB1988D86523A0E6BC7A4E72D85DBDC3EC7F7CC3CB9068D5FC2FD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ISlTLj1BzXZRor3jqB8w==</text:p>
          </table:table-cell>
          <table:table-cell office:value-type="string" calcext:value-type="string">
            <text:p>22163D8051148714C286BE18B3E1E0A0D9D8AFFFF3CE26B45A508315FEF37A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OmLx6JW9EvIRXGJt5KqyQ==</text:p>
          </table:table-cell>
          <table:table-cell office:value-type="string" calcext:value-type="string">
            <text:p>8A78FD29E1300AB6364AC18E7C409C839A36292289208EE0ACCEB257AEAF61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NdY5uiJ-VIZ4STQ1B68A==</text:p>
          </table:table-cell>
          <table:table-cell office:value-type="string" calcext:value-type="string">
            <text:p>E56D414510526C9C687DF99A39511635CA63B37A10E184005DFEC49B841BCE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gbxTiTyhjVtpTeoG5STDw==</text:p>
          </table:table-cell>
          <table:table-cell office:value-type="string" calcext:value-type="string">
            <text:p>B5E7EEE35F0D8D2F44393FDD26029A3E9937975830F23DD529C3B881DB3945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EEVFh0U557KxDtQnNaTA==</text:p>
          </table:table-cell>
          <table:table-cell office:value-type="string" calcext:value-type="string">
            <text:p>5146D1B77DE944EB324D8A916F26B6FB76364AD966AA8F5E6AEBCB910F387C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7F2lseDj2u-hKHK_734nQ==</text:p>
          </table:table-cell>
          <table:table-cell office:value-type="string" calcext:value-type="string">
            <text:p>E04E43603510DD91009FAADCF6DF0FDE9BD70A668CF50704AC7010B169AC14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fyI5683-H5PIxQLUtWCPA==</text:p>
          </table:table-cell>
          <table:table-cell office:value-type="string" calcext:value-type="string">
            <text:p>5F4C465427BE76239BE6B90CE045DB1C62FB426E21FA5743D3821B87AE2BFD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JdV1CALLRDvfyFft5F4mQ==</text:p>
          </table:table-cell>
          <table:table-cell office:value-type="string" calcext:value-type="string">
            <text:p>82B9B27D454322AC8D3E46B7B8CED99332CA056B6A7F7302C95D821A233CBB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gQ9NrtPSPEjkBOvzfAtfg==</text:p>
          </table:table-cell>
          <table:table-cell office:value-type="string" calcext:value-type="string">
            <text:p>B43B9C2FEDB5325F5E7D5E2E19B341DDD9EA9105387D8ED78AA3D94E1985F4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7CGq3pj1flSZM3KcWqqmw==</text:p>
          </table:table-cell>
          <table:table-cell office:value-type="string" calcext:value-type="string">
            <text:p>AE5BEBF2E13C5A7276465CE37C0BD8789A9FDD9D044512AD6C6C0A3C32D123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2xdRXrZzfrX5l27tbRuwQ==</text:p>
          </table:table-cell>
          <table:table-cell office:value-type="string" calcext:value-type="string">
            <text:p>CA3376D0FF8B6AF7BDAC1C7C100503DE3DD469AD231A8D42727AC4408D4086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mS7C3vGS78BPtN00YlRzw==</text:p>
          </table:table-cell>
          <table:table-cell office:value-type="string" calcext:value-type="string">
            <text:p>FDF2AE4F8AA3A9FE356E2325E8FBAC28655AAC423D9274C4AC960AE2A6E620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6SIKA5CVHV8aLJKfVqK3g==</text:p>
          </table:table-cell>
          <table:table-cell office:value-type="string" calcext:value-type="string">
            <text:p>C78299059FA643970D823DEAC6E3BD9FA0F8CB2947F3A6A600FD0814C9AC2D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U3cgbF6EgywV1cTCxBqA==</text:p>
          </table:table-cell>
          <table:table-cell office:value-type="string" calcext:value-type="string">
            <text:p>D48B71502C409BFB07787B05FB01B24E8E122048985750F6049277FA32B524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blLrLZG7SYN3gzTRRmRPQ==</text:p>
          </table:table-cell>
          <table:table-cell office:value-type="string" calcext:value-type="string">
            <text:p>EBBAFD7DFDACCA29DC39DB5B9FCBEE9B590AB477E7D832E7FA3DCD53D1A3D5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W6gplaK8nGAs_wUJtH5dA==</text:p>
          </table:table-cell>
          <table:table-cell office:value-type="string" calcext:value-type="string">
            <text:p>B07E06089AD3B664EA87B04DEF1EB64A70278D3DD9FC4D16E8B992326025BB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k_8ZrBKIVAJ3uZDKORrg==</text:p>
          </table:table-cell>
          <table:table-cell office:value-type="string" calcext:value-type="string">
            <text:p>8C845940074E7CFFABD12AFF102B37868CA37E3093675C9A74970DC87994FA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U6_Ojk_xfYulCDvIW8Fw==</text:p>
          </table:table-cell>
          <table:table-cell office:value-type="string" calcext:value-type="string">
            <text:p>A2B6B47DB078097FF1F20F7382663756C9E11359D645BEC4A112F8D1C72309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TreJXDW69QetGZqmxFAlg==</text:p>
          </table:table-cell>
          <table:table-cell office:value-type="string" calcext:value-type="string">
            <text:p>99BCC6A22BB4BBF46180C519ED2B6B6D029E3CDB75569DB72C6E7C9B8F9513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4oZKn23uySo4c6WuX5mg==</text:p>
          </table:table-cell>
          <table:table-cell office:value-type="string" calcext:value-type="string">
            <text:p>A9FA625CEACAC2CFB5D52960DC20CC06560BA4458F1EC02B0DFB08738922FE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oVWMBxVYTvDecigPA7tw==</text:p>
          </table:table-cell>
          <table:table-cell office:value-type="string" calcext:value-type="string">
            <text:p>80EB3BA09E21BE04050B574E1B15BB1F7A54232FF2FAEB6C69E981B5E2D232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7tpA_X2u8I702U2tuU-g==</text:p>
          </table:table-cell>
          <table:table-cell office:value-type="string" calcext:value-type="string">
            <text:p>1F2383ECB0196DD81EA1D8F3569EF54A70BE444F8205708594416209E445B0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7oZDGzo0Bt82ioqy0jodA==</text:p>
          </table:table-cell>
          <table:table-cell office:value-type="string" calcext:value-type="string">
            <text:p>86F3FC19B1E973991BED8BF3CE9863159CA22CCF82AAD45D9B16480656547E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9iJVaRCNgziS0LS_uosw==</text:p>
          </table:table-cell>
          <table:table-cell office:value-type="string" calcext:value-type="string">
            <text:p>647D1F5CAD0FDFB6B2ACD9F02FB89699B08BC3E5AE52FE63406CF4527B0106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YCf55-HYY474Eb3_JHVw==</text:p>
          </table:table-cell>
          <table:table-cell office:value-type="string" calcext:value-type="string">
            <text:p>5F683D5F1878B1ECDFC8F1543677582D64F392B9DB061EA416E0A070278222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fzOmxsmp7xV2JEwx7C3Mg==</text:p>
          </table:table-cell>
          <table:table-cell office:value-type="string" calcext:value-type="string">
            <text:p>696409502087EFF34507E8EEAA1CB794B4784C01DB289B49DC6C197D7EE529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0fef9t9q6GhKhUx6Yldbg==</text:p>
          </table:table-cell>
          <table:table-cell office:value-type="string" calcext:value-type="string">
            <text:p>274A15803A3AE82427A7A62A53B5486B2A866C6CD885D3D2F3B3CD1F6BA299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aX1mEoIIuc0LkD_FdbkrQ==</text:p>
          </table:table-cell>
          <table:table-cell office:value-type="string" calcext:value-type="string">
            <text:p>8FA83B751357361ACE547D8E771AC6CCC21E472F0E1A96E2E093C9C5F1E2CC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aYqZOVlxkoprOSig_3OQ==</text:p>
          </table:table-cell>
          <table:table-cell office:value-type="string" calcext:value-type="string">
            <text:p>4CB48C8CE6A6E9350CFD46EA1823813155972FCA36118FF2893CC5D002C0F1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6-6hSMIubZG7QgQrZ9SA==</text:p>
          </table:table-cell>
          <table:table-cell office:value-type="string" calcext:value-type="string">
            <text:p>D284528C3534A499BDA9157E56AF05C520E3F6B8CF1B29876875A58D0A57A8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fr3LpyMoDS8ZHR3_tuylA==</text:p>
          </table:table-cell>
          <table:table-cell office:value-type="string" calcext:value-type="string">
            <text:p>CC6C752AC5212C8DE5C7585AE6BC3028DAB6F7E2FFE72080C08BE25B8E1D7C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bAuny9VL8tNMchl4aryUg==</text:p>
          </table:table-cell>
          <table:table-cell office:value-type="string" calcext:value-type="string">
            <text:p>3C5A66A9AB09CDB3E54735658F1F4ABC77D4B666BE5E00F33148CED65B52DD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LciLtv8IIpWGPS1eIP5Ow==</text:p>
          </table:table-cell>
          <table:table-cell office:value-type="string" calcext:value-type="string">
            <text:p>625C85DA564EEEBD17F1FF2B9E5401CF3453F815927D81F9EB66B5EF9164E7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45t8EFf0FZc1FCe536-Q==</text:p>
          </table:table-cell>
          <table:table-cell office:value-type="string" calcext:value-type="string">
            <text:p>93472BA6B58F70A9DEE315B4BA6DC6D958CF7C023B377FD9A99DB471056436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s1jgaVxk1W2_7_namFgvQ==</text:p>
          </table:table-cell>
          <table:table-cell office:value-type="string" calcext:value-type="string">
            <text:p>8346D1D46F6354536AC394ECA2631F5997458F314193DA1F2E84070609D4BD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T-W33XZVWdSjcK_Lk7tkw==</text:p>
          </table:table-cell>
          <table:table-cell office:value-type="string" calcext:value-type="string">
            <text:p>9DC4000E457408877AA0A4303C204B8CE0A347E7CF06EC08540DFFE9F60CEE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w7ydzMlvKJXNdOPoRmK_w==</text:p>
          </table:table-cell>
          <table:table-cell office:value-type="string" calcext:value-type="string">
            <text:p>B474CFAF29064DE704BE8A029515FAB8A5CDA5DFBD7642D63A043618870394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xguQRJ4jg3aaVo3Xgvs8w==</text:p>
          </table:table-cell>
          <table:table-cell office:value-type="string" calcext:value-type="string">
            <text:p>3616A992E11ADE75B282B47233E4C5180ECDD861D83445FD341BD3B519A839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CaVG3KKT4ivrfoF1SGSQ==</text:p>
          </table:table-cell>
          <table:table-cell office:value-type="string" calcext:value-type="string">
            <text:p>1C9DA7C5DF3593FB3A0421DA401AD0BFC168429FBE3B16C30BC563D9C6F362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kCNI1BUMo7FkhdzhxdrIA==</text:p>
          </table:table-cell>
          <table:table-cell office:value-type="string" calcext:value-type="string">
            <text:p>72735A6CF66DF5582DC2F9DBBF7DC4BBDCC525CF2123498686CD7214563ADD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Lp6LD3SUB_eNOcWnDjSMg==</text:p>
          </table:table-cell>
          <table:table-cell office:value-type="string" calcext:value-type="string">
            <text:p>04309FD804B9DA65D2F910D126C7D309D12684874A1AACF7B5C47940756925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vJBmfg9rSNBsw-5pyjE7w==</text:p>
          </table:table-cell>
          <table:table-cell office:value-type="string" calcext:value-type="string">
            <text:p>0020F5F5A1D20696BF7C8719C91DAA66D198D8E0820AD2DBE451B371412647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e_NT7D1q7ViLOVBtmQPGA==</text:p>
          </table:table-cell>
          <table:table-cell office:value-type="string" calcext:value-type="string">
            <text:p>49540E25AE07B4B8D58DEED69C0A552DA7C57102D27CF19633A9B8CBBDB39B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ss74aKouG-1uVpB438Qg==</text:p>
          </table:table-cell>
          <table:table-cell office:value-type="string" calcext:value-type="string">
            <text:p>BA7777586B894C588C0AB9286E58DF1D76FEDEA78A4EE40D8111F15F965308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WKYNbBzwvWyAycMkDoIQ==</text:p>
          </table:table-cell>
          <table:table-cell office:value-type="string" calcext:value-type="string">
            <text:p>A916F72CD2728E0B66319EB17592371773AF4504CB22E463C59294FEB7FB48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NGmdwo0CCB0LZ3ayXAcw==</text:p>
          </table:table-cell>
          <table:table-cell office:value-type="string" calcext:value-type="string">
            <text:p>157EAB25399526309E5889EBD8118C1BBBEDC7389C75DD445863A76951BD42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9K9LPCtuvz1sYILqqL14A==</text:p>
          </table:table-cell>
          <table:table-cell office:value-type="string" calcext:value-type="string">
            <text:p>D9E5F481E24ECD43206ED83FA74D9426C8BDB6C58DA1186C768CCE6090B566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CyB1mqBUsGsM1FrXOxhUQ==</text:p>
          </table:table-cell>
          <table:table-cell office:value-type="string" calcext:value-type="string">
            <text:p>50C0351FC30D711C833E948FBFA2E3D9953EF3F7DF94C1332D895B93C2198B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4v4fAV55PAcHz2WbwAtXw==</text:p>
          </table:table-cell>
          <table:table-cell office:value-type="string" calcext:value-type="string">
            <text:p>AF6AD9B805AEA850C7ED191924748B26873F7F5ADF96217CF0229B7FF33491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kw4KrTUCpsqX8OCo4VvYg==</text:p>
          </table:table-cell>
          <table:table-cell office:value-type="string" calcext:value-type="string">
            <text:p>9F6DCFC73FC9FCE92E0CB5AE9886A7814E8A058F0DE7768A129FEA62F9FB82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pwGFve551uaO8EmX6hwBQ==</text:p>
          </table:table-cell>
          <table:table-cell office:value-type="string" calcext:value-type="string">
            <text:p>BCBD10C33169F4297850866501BA9C4A25DC7B136FA83D51CB84A99E407425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sq8hHPsjsDFu1gHMW_Krg==</text:p>
          </table:table-cell>
          <table:table-cell office:value-type="string" calcext:value-type="string">
            <text:p>7ED03182F9C7660CF77DB0A86567AE684B373F3E5D0850CF291D52919010F1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ygEb-kXWqF_YQ6iOZz_8A==</text:p>
          </table:table-cell>
          <table:table-cell office:value-type="string" calcext:value-type="string">
            <text:p>A613AABDA45F710DCD68EE7178CBEB9079903552EEE90F8E2C4A28BEA74E5F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_1ujhovdoRT0HWUQoJS2Q==</text:p>
          </table:table-cell>
          <table:table-cell office:value-type="string" calcext:value-type="string">
            <text:p>5ABF0EC6B6E81430A3C988B57CC7569C59766829C9E90EC01DCC29BDBE505C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DUbGw2umPPKNZC6hhDbg==</text:p>
          </table:table-cell>
          <table:table-cell office:value-type="string" calcext:value-type="string">
            <text:p>F73ABBE385863274223A5106A216C7852E3AFDF39CC4B5C7E9BB6B04E0CD65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xgZ92zaWwvuchri3jvE9Q==</text:p>
          </table:table-cell>
          <table:table-cell office:value-type="string" calcext:value-type="string">
            <text:p>A60422F38B44F7CCF2601C89F4842CB81511F86288E47ACDA6F3E7F1BAA32E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2QI1nkTtMqDQZRg839mQ==</text:p>
          </table:table-cell>
          <table:table-cell office:value-type="string" calcext:value-type="string">
            <text:p>8A6D26BCD0F89217204072DCE79B04B12D8ED4C2A8BB88782036FBE5F8D8CD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MfqX14IcU-Zxn5geOKTmQ==</text:p>
          </table:table-cell>
          <table:table-cell office:value-type="string" calcext:value-type="string">
            <text:p>D6C9A8F1B547B69C3C428BD1F900DE9A49DB5EF13D90A66B116645BC9AAA4F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-Vjiup1h_t7NX8WwU9Xg==</text:p>
          </table:table-cell>
          <table:table-cell office:value-type="string" calcext:value-type="string">
            <text:p>1AFD3193DC93B88B1AE34806BC0B9136AB4842F7F9FE647BFAEDC6F6C28C2B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hb2ARjqu9YQAe16y8C_YQ==</text:p>
          </table:table-cell>
          <table:table-cell office:value-type="string" calcext:value-type="string">
            <text:p>22D8BDFE629A64FF324E0471BED6E55D7488AF7EA42E31E10047C9E5355ADF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NPbKjrG9bk8NfY3OqDFA==</text:p>
          </table:table-cell>
          <table:table-cell office:value-type="string" calcext:value-type="string">
            <text:p>26572688C10199A65BBB22C149CDC7A1C568B1A37160AC53596E9CC7176A6C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oJGXonpO-ukgS-wSH_7NQ==</text:p>
          </table:table-cell>
          <table:table-cell office:value-type="string" calcext:value-type="string">
            <text:p>C4653A2D59CDA6C4CE2DC54F57F6D1BDFF02E102BD34458937176236729BFF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2eIpZee6UFgqDvvsNpQfQ==</text:p>
          </table:table-cell>
          <table:table-cell office:value-type="string" calcext:value-type="string">
            <text:p>D6195BEBD08924554EF1236F42999F10C0739CF8213776E5B14CB7BED03F4F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yQlGiBUQiGXz2leKXP8A==</text:p>
          </table:table-cell>
          <table:table-cell office:value-type="string" calcext:value-type="string">
            <text:p>BFD774BFE21F270038FA974D7FF8352634BEDDCDCEDDC1068EBEE7F646F85C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E3tCo3EHYTZr1n04r1Yw==</text:p>
          </table:table-cell>
          <table:table-cell office:value-type="string" calcext:value-type="string">
            <text:p>B5E75085A13B98492C3A8C99A22A3FC5219BF54229CB017B9092677D3992AE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8Gmw4WsEKxUlzF4SH8ItQ==</text:p>
          </table:table-cell>
          <table:table-cell office:value-type="string" calcext:value-type="string">
            <text:p>F04B463AA9A3BB8A2DADDEB701104C247DA89B6815B74D125ABCD29EE50D02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IKfiJoMqUWs4G27yRDug==</text:p>
          </table:table-cell>
          <table:table-cell office:value-type="string" calcext:value-type="string">
            <text:p>EAD4BBD2B0AB80F700EE74FC2A5376DF07B4D24A486FD28F93A8AF3AD17DBD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bEuRR70lAInouNvtcgZHw==</text:p>
          </table:table-cell>
          <table:table-cell office:value-type="string" calcext:value-type="string">
            <text:p>C45E23EFE6688571D9D652CCA1683EFC7DE2FB27283805CDA4CC81E29E8401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Evnc9QHtqpBM1YQSRAnaw==</text:p>
          </table:table-cell>
          <table:table-cell office:value-type="string" calcext:value-type="string">
            <text:p>522535C0520ADE0FABA4FA9CB66088804E6E7CD8455EBA49394ED917C2152E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kITIG9VbelTXEgZPJf9lA==</text:p>
          </table:table-cell>
          <table:table-cell office:value-type="string" calcext:value-type="string">
            <text:p>6D6BD1D1AE47B84EF2F2A4279817C7EB454D3FBE0515757AB61F77E768C0A8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gPJZPhq-eOR9p1xbk_DcQ==</text:p>
          </table:table-cell>
          <table:table-cell office:value-type="string" calcext:value-type="string">
            <text:p>E5A298FE965C6A4F91A8FAAEF8891C71EF5F27E1A224398408590281AD6433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QoMOSM9BeJpqw-xkDS_w==</text:p>
          </table:table-cell>
          <table:table-cell office:value-type="string" calcext:value-type="string">
            <text:p>5A736C64427645783B3566F17018195445B96433B640BB921B3D562D913DAA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bMeBy5JFV6CGDLJi0fI9g==</text:p>
          </table:table-cell>
          <table:table-cell office:value-type="string" calcext:value-type="string">
            <text:p>942136748B69A630CD74B7BEDBDB29F5AEBC6071761592CD15EDD09485AE7B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aERI1ZtZLxaAlKgW0zSA==</text:p>
          </table:table-cell>
          <table:table-cell office:value-type="string" calcext:value-type="string">
            <text:p>F46F9B8ACE8172DAEE6CEB0DE09012E6F00222887D15DB04263B6FDB6EA1D3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eP12QDmJPiLkVQdQQIH_Q==</text:p>
          </table:table-cell>
          <table:table-cell office:value-type="string" calcext:value-type="string">
            <text:p>A0A86A887637089EE36D664C63F679E784FCDA3AD6564C32BF7465C4617A5A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Vg3ZDB1G_tTDHBqLRt_g==</text:p>
          </table:table-cell>
          <table:table-cell office:value-type="string" calcext:value-type="string">
            <text:p>64156F795E0871727849E32ABA8B9B0929AE010086F7DC4E6030DDA0FF48B6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HPT_5NdiY2ykkPj1DPlhw==</text:p>
          </table:table-cell>
          <table:table-cell office:value-type="string" calcext:value-type="string">
            <text:p>AB83037AD0AC4761477E76090DA3EDD5E729971A2DD7C76721BEB252CA1B41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4zYtYL4EtzZApHG6xRqAQ==</text:p>
          </table:table-cell>
          <table:table-cell office:value-type="string" calcext:value-type="string">
            <text:p>C33B5D95642AC2EC21FD2F96FE3C6C5B7B87164050C8D527D0A63C2E7A78FC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uQ8jmyIKXWtZ-pWZQtwBw==</text:p>
          </table:table-cell>
          <table:table-cell office:value-type="string" calcext:value-type="string">
            <text:p>1E91CDD0A9551D24FD966D67036F149BCEA4FAE7B5782609A6A0E4109EA6A0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-v8AnWwvS-A8HYwx-sGag==</text:p>
          </table:table-cell>
          <table:table-cell office:value-type="string" calcext:value-type="string">
            <text:p>D43A84A493BEC218186A1199731BC579E144F87FE1FC769AB384435CA2972A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5p8LzBxLqznvaM735debA==</text:p>
          </table:table-cell>
          <table:table-cell office:value-type="string" calcext:value-type="string">
            <text:p>2844493F516A38517B1FFF9F7B78E5CC38A226DEBC0E42F16B6A943BB4489C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d0OBU-GgBXwSUAVcTYT9Q==</text:p>
          </table:table-cell>
          <table:table-cell office:value-type="string" calcext:value-type="string">
            <text:p>37D789033A2D291462749BB1DE023EFFCEB24FECF7AD6032105DC0EE61A7A6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Pkc_J1x_Aa8gJ_iAmstdw==</text:p>
          </table:table-cell>
          <table:table-cell office:value-type="string" calcext:value-type="string">
            <text:p>1B3E184D8DB4D0FCBAF4ECB68BFCA2F77C40FD651F6FD64E3668BCC0E46460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Wiwztm16aNAwQRwJ2OYFw==</text:p>
          </table:table-cell>
          <table:table-cell office:value-type="string" calcext:value-type="string">
            <text:p>623332BF8A6E2F6560F2255BA613F353171914B792FFFD0128AEDD0020814C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ifHvSZbDXa-EgJql8lqA==</text:p>
          </table:table-cell>
          <table:table-cell office:value-type="string" calcext:value-type="string">
            <text:p>D8FB6B2CAE968529AB8985DD801B08F034043B6FEAB4467F86881EF8D25CA9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TzUIkR9kvJmbtLWAJvKZw==</text:p>
          </table:table-cell>
          <table:table-cell office:value-type="string" calcext:value-type="string">
            <text:p>8EA0D028FB4064A8899065414DAF9A806EEBE76DE0AE650698A27EC0F264BF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KcPosTa6Oxy5Glso6PcA==</text:p>
          </table:table-cell>
          <table:table-cell office:value-type="string" calcext:value-type="string">
            <text:p>8AAB5DC581FC0E99279CECCDFD85F7118551F63BEE04C2799D819736F39B23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7GeOeFbxPqzvvj7MYngw==</text:p>
          </table:table-cell>
          <table:table-cell office:value-type="string" calcext:value-type="string">
            <text:p>D4DB17D14A152B9E77CFC171BE74B0632A876B867140376EDA53FF73BF814C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-cMsAr3MvcslY6y_Z6jg==</text:p>
          </table:table-cell>
          <table:table-cell office:value-type="string" calcext:value-type="string">
            <text:p>3B9196D4597FAE11946B00B3C18940D98880F996C187796F5DA873E354A7BE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-cMsAr3MvcslY6y_Z6jg==</text:p>
          </table:table-cell>
          <table:table-cell office:value-type="string" calcext:value-type="string">
            <text:p>EAD4BBD2B0AB80F700EE74FC2A5376DF07B4D24A486FD28F93A8AF3AD17DBD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uJoszyi7H-2yzZzYs-FQ==</text:p>
          </table:table-cell>
          <table:table-cell office:value-type="string" calcext:value-type="string">
            <text:p>B703C55092E5166FCBCD5595E7495B10DFCF4016653E9532A309A9F3FB1C4D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dfEqHR9Z3pFy3kMLvs7A==</text:p>
          </table:table-cell>
          <table:table-cell office:value-type="string" calcext:value-type="string">
            <text:p>11C28CCDCF6B152D1F8A8B9FBBF9BB4B5CF1F08BB543E615C7340A54E3E04C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_nkicksBKl1wHmYLTL81Q==</text:p>
          </table:table-cell>
          <table:table-cell office:value-type="string" calcext:value-type="string">
            <text:p>6F7DCEA38655B75F59ABA4D9B2836891583F31D381D3DD993781FD8183C662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9x_cZSHFfkx6JCPmvbXcg==</text:p>
          </table:table-cell>
          <table:table-cell office:value-type="string" calcext:value-type="string">
            <text:p>73C5926148D4CC095CABF7631B6DB6D4E5B478EB6C92464E38945B9CED2680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xfjIHH3cee12x9xSR4Eg==</text:p>
          </table:table-cell>
          <table:table-cell office:value-type="string" calcext:value-type="string">
            <text:p>792A8D26FCEAF097871A6D6EDE3D525B60E598D51E95D7AC05267BD0FDCED9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B3XflruGV4yH5xGft-jCw==</text:p>
          </table:table-cell>
          <table:table-cell office:value-type="string" calcext:value-type="string">
            <text:p>D38D0D4567540FB929177069F66028058952EE2C4EFE58A27884523C04328D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ulPRhz1AF9Cgn07Fr3Gw==</text:p>
          </table:table-cell>
          <table:table-cell office:value-type="string" calcext:value-type="string">
            <text:p>CA0A4B1E7802E50EDD25350F13F678FE22A95A8EA3CBD9613BA13B47AF0004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kf_WdS6yvHnj79E4EXj8w==</text:p>
          </table:table-cell>
          <table:table-cell office:value-type="string" calcext:value-type="string">
            <text:p>8693FC0661FBE98ECCA93B969FF5C9021414453A6008101AEE1B6C65C2EFCC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fQZigs9UofgoGwD0OjWsA==</text:p>
          </table:table-cell>
          <table:table-cell office:value-type="string" calcext:value-type="string">
            <text:p>F46881E6B268C354F25A8707432EA240C63E80430C259431A62EEE37197C86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IyWSgmRsO-aSsdEeDMPVA==</text:p>
          </table:table-cell>
          <table:table-cell office:value-type="string" calcext:value-type="string">
            <text:p>F1EF49E38E0FAF5E7CC866CD19148B67CC066715F9F1D998F0394853580798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JR9B5quaTsp4RuZ37CwDg==</text:p>
          </table:table-cell>
          <table:table-cell office:value-type="string" calcext:value-type="string">
            <text:p>28A43ACDEEC281594C3A6A7AB1BB69292B1CBD4A2A348CAB1D1A6BC0D4797B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qjTTcL9n1E7g-yWw-l8iA==</text:p>
          </table:table-cell>
          <table:table-cell office:value-type="string" calcext:value-type="string">
            <text:p>E46B05AB07C8EEA09358583766786467C6D4253B343B32C390F0621623E0C5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SOi9rDpPge3DaWzsg90aw==</text:p>
          </table:table-cell>
          <table:table-cell office:value-type="string" calcext:value-type="string">
            <text:p>496CC6B9019DFCCCAE0D1CE0F897A59858CD44CE200078BB192EC2E172F6A0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LByVEj0yKBlt5GAdhuxiQ==</text:p>
          </table:table-cell>
          <table:table-cell office:value-type="string" calcext:value-type="string">
            <text:p>E416D0F7FFC62B2793D3A0E05E2249BE5F3947AE70A5484704FEC0482774B3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mA3KgGVafzClMyjkOT6Yg==</text:p>
          </table:table-cell>
          <table:table-cell office:value-type="string" calcext:value-type="string">
            <text:p>9675B9E8DAAC0090847D03ACCF7C85F649010C2A93937C4B24983FBE4FC0D9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H9FN7JKtJa61E9WgFWuWQ==</text:p>
          </table:table-cell>
          <table:table-cell office:value-type="string" calcext:value-type="string">
            <text:p>636705C35F275B5F418E702E847090AFD6E7E02A87D431066D4529A133FB71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QCS_x_LLxNsqym1qoabzw==</text:p>
          </table:table-cell>
          <table:table-cell office:value-type="string" calcext:value-type="string">
            <text:p>41917C8F4827705E645D5732DF0BBB8117B82A6B98A3808C51790C6C6A2A52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2A20tAUrlsTnLswl3IY4w==</text:p>
          </table:table-cell>
          <table:table-cell office:value-type="string" calcext:value-type="string">
            <text:p>67FE7737B46019EA1CC121F8251464CF32156FE5ED8222EE8A0CC438977FAF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Ct7BBGfiQPMan6CVuKQw==</text:p>
          </table:table-cell>
          <table:table-cell office:value-type="string" calcext:value-type="string">
            <text:p>979DFB13C1BF952D6213E1B729AA3B9740B3D590FCE6C152C24B57FB4A6616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fPV2fjmjKCVNlrhBNlXhg==</text:p>
          </table:table-cell>
          <table:table-cell office:value-type="string" calcext:value-type="string">
            <text:p>2CCD46750F76AEEC65DCD282CAF23134D41B90ABBE386844FC4150DF2A1749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wxN0qxnAeV2h2YJS40Zg==</text:p>
          </table:table-cell>
          <table:table-cell office:value-type="string" calcext:value-type="string">
            <text:p>5FEA4DB83E908E7A4FE1B2E5543619B5954B63491F526E200085C95F094DB2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zltfFsiZs2TkcQWq3vOQ==</text:p>
          </table:table-cell>
          <table:table-cell office:value-type="string" calcext:value-type="string">
            <text:p>CB388A4B34C585CAA70A724AF1CB0E539B35EB3337B695F83DCFE6CC749FC5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TKShAbO-UhElBjaxaQBPw==</text:p>
          </table:table-cell>
          <table:table-cell office:value-type="string" calcext:value-type="string">
            <text:p>6F95394687B0F957CA08FFCE2CC1B8B168B2E1830722503E175C8F49455411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Z0CqVtuVNq-2gh-RUWw4A==</text:p>
          </table:table-cell>
          <table:table-cell office:value-type="string" calcext:value-type="string">
            <text:p>8ED60480B4C5B146730146C561E58F1A55720927E36745FD73707C0CF2E226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Xnd7v9VFTAoxBgFjqzcyg==</text:p>
          </table:table-cell>
          <table:table-cell office:value-type="string" calcext:value-type="string">
            <text:p>D5ECFC3BCA99BA0831D9335B342861522A1B155286CEB37855FFE3E29D6DA0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27lmS3G6CMeqfGY8R72_Q==</text:p>
          </table:table-cell>
          <table:table-cell office:value-type="string" calcext:value-type="string">
            <text:p>B42FBBAE184CEB8D2A9C9733EF2A82F3B83790F60B9F716528BF8F2C8B5DA8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qLQX1pBgGYmGtuRhNTvtg==</text:p>
          </table:table-cell>
          <table:table-cell office:value-type="string" calcext:value-type="string">
            <text:p>3429EE660C81C6BF4A6E843613D716D10E7C25850A89C68B7BB337079B59D4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rb_G5yBzQZ3aTZkL-i5Fg==</text:p>
          </table:table-cell>
          <table:table-cell office:value-type="string" calcext:value-type="string">
            <text:p>6BAF918C57C545A6DCC068AD298254994B98B3C4D71AB49536A147B65976B4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Y5pBMcWpkq2HtQfQQlXuA==</text:p>
          </table:table-cell>
          <table:table-cell office:value-type="string" calcext:value-type="string">
            <text:p>1C12A8486EDAA8D3C712A1201A5A3C502BBD1619D0553E7C91AAD11D7E306A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2_YDhSj2-OWYQBwYc46Bg==</text:p>
          </table:table-cell>
          <table:table-cell office:value-type="string" calcext:value-type="string">
            <text:p>739F1CB3B079AB103E26CD193FC8C255A5094DE3BE66C005C7ABAECEAB212A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dty9rg1dkQXSOgIyvUZcA==</text:p>
          </table:table-cell>
          <table:table-cell office:value-type="string" calcext:value-type="string">
            <text:p>8F4E69A828FFED044253DA9FCCD128531CCA71369C095DCBA73343DB248706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zxzOoSkm1vDaalzBWFwQ==</text:p>
          </table:table-cell>
          <table:table-cell office:value-type="string" calcext:value-type="string">
            <text:p>ED4372AA1901B9237E028312066420A46B488B55FFC6E06535E4C126063107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6BtsvuZwUexas8MdgLA5g==</text:p>
          </table:table-cell>
          <table:table-cell office:value-type="string" calcext:value-type="string">
            <text:p>8B43F62483DFC95CE4522680EE9758617BD8DF6496C121E2BC77211E80CE89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vsC3M9qRXQkRRMvE5kVg==</text:p>
          </table:table-cell>
          <table:table-cell office:value-type="string" calcext:value-type="string">
            <text:p>A7C7DE9B1CE669048A888EF2211BFCFF370A23EA4A2E9224ACCCA75587C3E1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TUnKrtsmoowEWiCoaHhQ==</text:p>
          </table:table-cell>
          <table:table-cell office:value-type="string" calcext:value-type="string">
            <text:p>35F977358F6DB8D4CB9FD71314FA44A24495C86213DDAC52855BE0176EAC49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03FlyQk_4w9OGyU_l5btw==</text:p>
          </table:table-cell>
          <table:table-cell office:value-type="string" calcext:value-type="string">
            <text:p>C822D7036707C30251AB369A8AA26CA5040737DDCE0F1E37BE79C7B265251F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-PKSDMaYfPevq5Co45eZw==</text:p>
          </table:table-cell>
          <table:table-cell office:value-type="string" calcext:value-type="string">
            <text:p>265F5F38C7ED31827E20B6BC5CE01BED4A303FA26D047E871D6DECAF4EF832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agqQtN7B2-kQlUu0cgRg==</text:p>
          </table:table-cell>
          <table:table-cell office:value-type="string" calcext:value-type="string">
            <text:p>729FBB95D0B5B075DC76AFA2507EC98371110D7376E65F33C51C692EC40451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uUS53DBryAy60ln4KzWg==</text:p>
          </table:table-cell>
          <table:table-cell office:value-type="string" calcext:value-type="string">
            <text:p>BA16A83D75E60A136F35D7FD660B1C6731D68D83100AC56AE88192896D113E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ovrPsWFm5SrkciOYEr-ag==</text:p>
          </table:table-cell>
          <table:table-cell office:value-type="string" calcext:value-type="string">
            <text:p>F97B8EF7D8FA78E63ACB10B7B2C92B77C34078179321F45646C59E473028BD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v4NPWx3vkTSypH3-TCjew==</text:p>
          </table:table-cell>
          <table:table-cell office:value-type="string" calcext:value-type="string">
            <text:p>4006CE3E50A87AF3AEEBC70E47CDB12D55816EFC3931FD9B7A0B178FFDF940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LSpXLyxpR9yXa6xFmFtfw==</text:p>
          </table:table-cell>
          <table:table-cell office:value-type="string" calcext:value-type="string">
            <text:p>6EBFAA7EC9FE5C7729A2FBBA039E252330868B5880A48C0334A8370E9EB57F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ORtVYoNxsrh3FrxKRwZBw==</text:p>
          </table:table-cell>
          <table:table-cell office:value-type="string" calcext:value-type="string">
            <text:p>CA81C8E18FE7708D5568FE9CA3952F51ED8A5D3DA8EC65137177254A0B0464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LEbPRkTXBm8M-I-Cmmmg==</text:p>
          </table:table-cell>
          <table:table-cell office:value-type="string" calcext:value-type="string">
            <text:p>19CFA1F8B4EAC2CEDBD0175B225CBF19B809FC5D69A5F399BF937DA5C51CB5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2ANg_0VUGvB5klgq-iFw==</text:p>
          </table:table-cell>
          <table:table-cell office:value-type="string" calcext:value-type="string">
            <text:p>DBB3C2703FEBB61A6073F410CFF2B758D25A9B6885F5C2AE766465B417CD95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pT2X4Oq4e1jD49tzEptA==</text:p>
          </table:table-cell>
          <table:table-cell office:value-type="string" calcext:value-type="string">
            <text:p>B246467483FF7A6F27340470D9DB80FC1AAF84B82C59BCF353BF80F5CACD30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lO_jt1EHvmyIRItAAE7g==</text:p>
          </table:table-cell>
          <table:table-cell office:value-type="string" calcext:value-type="string">
            <text:p>948E0EF298E79C90E3FD7B28A9977749669A0CC056844B50EC2A36CB76F77C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TaG313wHYnmVb00x6f1JA==</text:p>
          </table:table-cell>
          <table:table-cell office:value-type="string" calcext:value-type="string">
            <text:p>0C8CBC4A2FE1CE273EBE64BA9EE97542FDA64CF2BE3CD90D61473B5D9E415C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Wu66UdGsaFabrFuK39nww==</text:p>
          </table:table-cell>
          <table:table-cell office:value-type="string" calcext:value-type="string">
            <text:p>CFC2C0E37A3F41E8F1BC95D0B1524B2EA6CBBE5556D86A675393A307C9281F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Ql2WQZIk0PFjPj66khnw==</text:p>
          </table:table-cell>
          <table:table-cell office:value-type="string" calcext:value-type="string">
            <text:p>568FB02ECD277A9F74E32317F29EFC23147CC23ACB9379BB3ED3013EE0DDF5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wt5FYZytU4VlUe7zsxjQ==</text:p>
          </table:table-cell>
          <table:table-cell office:value-type="string" calcext:value-type="string">
            <text:p>089198B55AE2EFE433D49FF0C79E702D7AA4F97ED811A441C641CFEC9E665E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6XsgU-zINbT-b-A64sHWQ==</text:p>
          </table:table-cell>
          <table:table-cell office:value-type="string" calcext:value-type="string">
            <text:p>FD4EAAB1DB556C9B38B2AA16DC1ABC6FB3951F0CA6074FD57F712CA24A6747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OBbGWChlfJL19ehbLDyg==</text:p>
          </table:table-cell>
          <table:table-cell office:value-type="string" calcext:value-type="string">
            <text:p>48B040FB6794D0032C24777668FDF71B9A4739700679F7397917C9B3AD2EC4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9VM3R70-Qo43TCMRnfljw==</text:p>
          </table:table-cell>
          <table:table-cell office:value-type="string" calcext:value-type="string">
            <text:p>779BADB369EC142AB080FFDB2621D27B32268E20AA8205250ECEF451193BD9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MugP6omSPPL1IkvCohyg==</text:p>
          </table:table-cell>
          <table:table-cell office:value-type="string" calcext:value-type="string">
            <text:p>C2A365843818D127E4BC947B45F980F053222B632FC8B03D53C8EF95EDFEC8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gVUELyQdv6KRvc-qMWWDw==</text:p>
          </table:table-cell>
          <table:table-cell office:value-type="string" calcext:value-type="string">
            <text:p>845FE462234E0B80DFB00B469900D628B95317FDFD5A563A374CE2A05B7E84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2nYkSwdZuaoXwUaZpCY9Q==</text:p>
          </table:table-cell>
          <table:table-cell office:value-type="string" calcext:value-type="string">
            <text:p>C121DAEF644674550E6B20273B516B6E5120D31D28CDC7F4F572F9A546A3AD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yND-DL9wf_qBlWpx3NcYA==</text:p>
          </table:table-cell>
          <table:table-cell office:value-type="string" calcext:value-type="string">
            <text:p>BBB791F29C990B41C5C8BA1300337DF62624CDA1CEFF182E63FB2B8186ADED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VCMELAbuw_SpbRMWLbrdg==</text:p>
          </table:table-cell>
          <table:table-cell office:value-type="string" calcext:value-type="string">
            <text:p>5E6CEAA94C78B5693E6814FA5E479EB45494EF1DB2B75B5A0CCD5F20B73715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Bm26F3_uQ-uwgmwv2WQzA==</text:p>
          </table:table-cell>
          <table:table-cell office:value-type="string" calcext:value-type="string">
            <text:p>8CBA9524F941327212C4EE400C2DC8E1BCDCD06040C24F162739EA0F4D2F3F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TbLrPVSqReDWqm08q8PbQ==</text:p>
          </table:table-cell>
          <table:table-cell office:value-type="string" calcext:value-type="string">
            <text:p>519439226C62B59333733213B3AADADF646D64482043F16785C2FBF5453C7E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E6c8UD5vlzX6OmZhpJDBQ==</text:p>
          </table:table-cell>
          <table:table-cell office:value-type="string" calcext:value-type="string">
            <text:p>3A61C2A096646CF777DB8A8F8739BAE8C380818FDDEB3454C78CF67B0BDD5C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zTpGPn0ublD0zdkquLSA==</text:p>
          </table:table-cell>
          <table:table-cell office:value-type="string" calcext:value-type="string">
            <text:p>22221437A40942FE3D25FD880A8D2A8D231A9599D3CCE80DB0F57A1443A9C2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CTVT3FgUNT89D1uCx9VPg==</text:p>
          </table:table-cell>
          <table:table-cell office:value-type="string" calcext:value-type="string">
            <text:p>75774196473D119BDD31CA9FE110CEC63ABA79B6F26AD53DD09D5255E8B147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Yb88jUEXWbPg1ZEYTXzQw==</text:p>
          </table:table-cell>
          <table:table-cell office:value-type="string" calcext:value-type="string">
            <text:p>B029D3AE2472F09BA749F9E771EDEF3A2B0B664EA1E36742563BF6C43D616C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hsusyV6AheUso1FCG6Gg==</text:p>
          </table:table-cell>
          <table:table-cell office:value-type="string" calcext:value-type="string">
            <text:p>45172AD8BD147B6214D19C518F3AF199CF5FBEF8E990DC97D6010AFD441EE4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NwDUyNAPO6ytIPgP8_A==</text:p>
          </table:table-cell>
          <table:table-cell office:value-type="string" calcext:value-type="string">
            <text:p>EFAD6D288478386C7FD046942A1B255338A268FF73EE23B8350021D7FB1CA6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6D-gi73UegEY8C2Iwil3g==</text:p>
          </table:table-cell>
          <table:table-cell office:value-type="string" calcext:value-type="string">
            <text:p>F35F7076F01418061A4F0AF2461644B01D0075EE38DBBBA9FB65E2986978EB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2wb362aKUyaFhVK0F3-Q==</text:p>
          </table:table-cell>
          <table:table-cell office:value-type="string" calcext:value-type="string">
            <text:p>61A3D41C5D52495F1940B179C44835CCD6CFE07A67E6357B45F28050A244DF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9qiCT8L6U98mxFgw-wpw==</text:p>
          </table:table-cell>
          <table:table-cell office:value-type="string" calcext:value-type="string">
            <text:p>BEDE6B6F321466F4952A8C2156BE16BC9DD1B136375397ADE6ABAAF8F222F4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hhO04hvjK6vGTIHCp1w==</text:p>
          </table:table-cell>
          <table:table-cell office:value-type="string" calcext:value-type="string">
            <text:p>BCF434E37BDE5782FBA1D0658B4339B4514237B5E883012370C1E58E892552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q4Wq5E6dEHoXbz_Fl1ZiA==</text:p>
          </table:table-cell>
          <table:table-cell office:value-type="string" calcext:value-type="string">
            <text:p>5A1ED95A17CE5255F7C5DEEDF9FEEC412C42373609726AB286D1A601A9BB28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XRNV-kEeJ4kxOUKfYVphQ==</text:p>
          </table:table-cell>
          <table:table-cell office:value-type="string" calcext:value-type="string">
            <text:p>02703BC645187C8E51879E962F68EFF3EE2913933B332E1774739A697B01D9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_YwO0uIKGdk1bFci2o6vQ==</text:p>
          </table:table-cell>
          <table:table-cell office:value-type="string" calcext:value-type="string">
            <text:p>F6C6B3BA0EC98DA7265FF75168C3538BA20E807B0507B0CB5AE1FF08486C3E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WyyFhveRScDF8wNs56O7A==</text:p>
          </table:table-cell>
          <table:table-cell office:value-type="string" calcext:value-type="string">
            <text:p>04345E255103DFA08B57FA66FE1C15C5F66258E29E70D967BCEE7D3BD27A92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FTuKfrb2mvA4wES2vqCOw==</text:p>
          </table:table-cell>
          <table:table-cell office:value-type="string" calcext:value-type="string">
            <text:p>705365AC5F5594A6F0F221323D3884E3E9E945144A3C302C113B8C1780F611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dg-3O7rpADKbbzZ_HY_PA==</text:p>
          </table:table-cell>
          <table:table-cell office:value-type="string" calcext:value-type="string">
            <text:p>3FD066B6E718684A4BECF234022F5B14E59482741A969EF5A43F0386B518E7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PfEVFHZ_BELLIgpEafTBQ==</text:p>
          </table:table-cell>
          <table:table-cell office:value-type="string" calcext:value-type="string">
            <text:p>8DF52CE5A6DC8E6AD6212A897ED092B87F05A857764C24B077A3DBB32731A3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5UAPok994_Ai5dUwfVt1w==</text:p>
          </table:table-cell>
          <table:table-cell office:value-type="string" calcext:value-type="string">
            <text:p>6EF7F24F642BE0B0DA8B619C474D5A932BA8D236AB22A175AF324F0BD98020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YoRnbwydymQX_Whg9a7Lw==</text:p>
          </table:table-cell>
          <table:table-cell office:value-type="string" calcext:value-type="string">
            <text:p>ACEA38D0B22D7AE38CB34544625CCDFFA93875861743BF7194CA1A1E708909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dt-B4OkpoO4fjllJQxrA==</text:p>
          </table:table-cell>
          <table:table-cell office:value-type="string" calcext:value-type="string">
            <text:p>09B74A8E61FD3CB7F6F809178B0AFE8D27D8AAA140D3F3EE8935FEA914D02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K5bLOx55nixD8x9hpQw==</text:p>
          </table:table-cell>
          <table:table-cell office:value-type="string" calcext:value-type="string">
            <text:p>62FCF0E89076D6C4F83FE5E541AE981880B0175ECCC76609E4CDFC04524E08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LpRqlbgtxxDmCsQIioXg==</text:p>
          </table:table-cell>
          <table:table-cell office:value-type="string" calcext:value-type="string">
            <text:p>A22F050FA527FA7181CCCDA0F58500F56E3E63111B148BDE26588F072D52B9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0zUhhPc_Kfgvvcn9j_2uA==</text:p>
          </table:table-cell>
          <table:table-cell office:value-type="string" calcext:value-type="string">
            <text:p>22D02573B0624D0BD03A3DC2FE8A1B5331C99BC5C25C814731EE15F5B29828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3ZuGainvUGkrprXsAiiMg==</text:p>
          </table:table-cell>
          <table:table-cell office:value-type="string" calcext:value-type="string">
            <text:p>726C0B99D56A3C3D318B38EC8B3E80EA333EF5AC709556C827C76450F217A2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3ZuGainvUGkrprXsAiiMg==</text:p>
          </table:table-cell>
          <table:table-cell office:value-type="string" calcext:value-type="string">
            <text:p>E8CD94BA62F196C7B66A5E1739748F1123671829A14D88E22F49D6357E4DB0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Qe8ysLgKk2ptTMqdkRuQQ==</text:p>
          </table:table-cell>
          <table:table-cell office:value-type="string" calcext:value-type="string">
            <text:p>379B06BD30F43F67EB2FE59CC699FD633AC6307EF0280ACEF8B692BE9CB585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8_reylWImYOYozeUlSDTQ==</text:p>
          </table:table-cell>
          <table:table-cell office:value-type="string" calcext:value-type="string">
            <text:p>CFF30C7782B0B6B4EABF25CCEF4D1591AD23DB80061DF14765D69B442AA6F8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WPFkPsFZWLj960juH80g==</text:p>
          </table:table-cell>
          <table:table-cell office:value-type="string" calcext:value-type="string">
            <text:p>E4EF8D56960F39CCE30F967D88E25494327D3A238AF4F062DFA6532C38E46D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ywIRkubmmhBzbbwkUiIg==</text:p>
          </table:table-cell>
          <table:table-cell office:value-type="string" calcext:value-type="string">
            <text:p>F22D84DC799B491F7D63473123558C81A733D97253A3334716AC1553081A50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1utZ0G3S5xY16YsWr9Q1g==</text:p>
          </table:table-cell>
          <table:table-cell office:value-type="string" calcext:value-type="string">
            <text:p>78FE9D65CE55318EEE7122AA9C832BC27C99A59FA865078F0CB91DDC8460A8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VoDkor6LeyOSvEcYvKHBQ==</text:p>
          </table:table-cell>
          <table:table-cell office:value-type="string" calcext:value-type="string">
            <text:p>F79A4A0D2948D7484F10E0CE1D6A9AAE138FFDF8A514552612C56C1377BF5E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Q0wH2qUeW41Za5ZhQMfg==</text:p>
          </table:table-cell>
          <table:table-cell office:value-type="string" calcext:value-type="string">
            <text:p>EDE547E1651218411C40BCA2BB66CC8B4A5A3FDA49C6FBCACFC02CD9357B9A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6Fwp_8nFx0O6Y-OtOk74Q==</text:p>
          </table:table-cell>
          <table:table-cell office:value-type="string" calcext:value-type="string">
            <text:p>DAD80207E7DA97F2CA77EF91E83957716F58B241DC3FE114E3381D5E9D6861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gHwzqbKjXDQaYfrcuyA==</text:p>
          </table:table-cell>
          <table:table-cell office:value-type="string" calcext:value-type="string">
            <text:p>B2D8EE8E226ADF8D54A23CE8626CB6BA851766C1ACB5E6E1A81277D1C0EB2A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39aJCrihGI3jBW0TNSsg==</text:p>
          </table:table-cell>
          <table:table-cell office:value-type="string" calcext:value-type="string">
            <text:p>2B148BD6F32799E998882B8077C2DEFDF572276BBC315FA7266D801842A2C8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_odkc9Xc6w9XOyN43QauA==</text:p>
          </table:table-cell>
          <table:table-cell office:value-type="string" calcext:value-type="string">
            <text:p>FA24441F15014B93444CAACF027DB784EC86DDF9E0B47FF6C7A87B0B610A30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FB-9-wZhp90bc70fMN-Mw==</text:p>
          </table:table-cell>
          <table:table-cell office:value-type="string" calcext:value-type="string">
            <text:p>E89F99C2F789F61C5DE73DD19D4288037F0ABE4985C5A29A2E09F4AE7B1693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PzEXvmo3BUak9qv3xrd8w==</text:p>
          </table:table-cell>
          <table:table-cell office:value-type="string" calcext:value-type="string">
            <text:p>6688497860584AAA42464E1CE04366AA596539D3EF5CDF5CF666AC7E27CB26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mqijd9CXVLSUY26nITIA==</text:p>
          </table:table-cell>
          <table:table-cell office:value-type="string" calcext:value-type="string">
            <text:p>EEC00C70DC5B64EF8BA56099ACF504F9C3D4060F185089EDBF5B0CCF3980CF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W6gZJPENxe0PSA0y93Naw==</text:p>
          </table:table-cell>
          <table:table-cell office:value-type="string" calcext:value-type="string">
            <text:p>290E32E016B8820BE9681360DC20165DB3C3B1406E25FF9C22A8ADCFBE9144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ZRmrAZP4ZxikWtHrHvow==</text:p>
          </table:table-cell>
          <table:table-cell office:value-type="string" calcext:value-type="string">
            <text:p>726C0B99D56A3C3D318B38EC8B3E80EA333EF5AC709556C827C76450F217A2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ZRmrAZP4ZxikWtHrHvow==</text:p>
          </table:table-cell>
          <table:table-cell office:value-type="string" calcext:value-type="string">
            <text:p>E8CD94BA62F196C7B66A5E1739748F1123671829A14D88E22F49D6357E4DB0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grAhM9FjCL8lIew2MUaA==</text:p>
          </table:table-cell>
          <table:table-cell office:value-type="string" calcext:value-type="string">
            <text:p>5E7D6474945A84C0741886F200A28696F83FD1E49DE7E2EE8F56E1124B4746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Fdj6GnhVKS7hFJ28lC_rw==</text:p>
          </table:table-cell>
          <table:table-cell office:value-type="string" calcext:value-type="string">
            <text:p>8FAA276FA2B424578C39D8572CD13FBD93E423F6C585AC65BEC71D4D05252A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hne4Omy1BNX2KIO7RH95w==</text:p>
          </table:table-cell>
          <table:table-cell office:value-type="string" calcext:value-type="string">
            <text:p>D50B14B6E8B032C11677B9AF06021531773F8B60DB15695D39CDB053AB6218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iqOVr9UyHL9qeZtGV_B_A==</text:p>
          </table:table-cell>
          <table:table-cell office:value-type="string" calcext:value-type="string">
            <text:p>BA5F6FD539025C8CC2D0F1A9CF0ED9852EAB6D8E5CD1837F8AEC4ACC8C3DCF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h-htmVqydjfoFNDlVr_Q==</text:p>
          </table:table-cell>
          <table:table-cell office:value-type="string" calcext:value-type="string">
            <text:p>A29DBF39BEEC4947398D6DE0378AD14B344A2FD5F8EE39EB3C9F0425ED90AE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GOJrmOtLcnG9XK-D94-OA==</text:p>
          </table:table-cell>
          <table:table-cell office:value-type="string" calcext:value-type="string">
            <text:p>673A4BDB0199195CD5243A339A6E2C5D0AD9DA61EB9B427766DF0A5BE84113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hsopnHNTV11fvb--HVY1Q==</text:p>
          </table:table-cell>
          <table:table-cell office:value-type="string" calcext:value-type="string">
            <text:p>A80D4683E7B5C9DDEE66FFC3DA9600C88562CD5AAA3DCDB38F2B6AEBA639CD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v6-un6BxWpWkU4qu1_KkA==</text:p>
          </table:table-cell>
          <table:table-cell office:value-type="string" calcext:value-type="string">
            <text:p>23E9225276C07EF376FF488096F4CDD7B56EE1BC7AF6C1D656D150F70747CF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2eCyzu9Lxsh8_nA8PunEg==</text:p>
          </table:table-cell>
          <table:table-cell office:value-type="string" calcext:value-type="string">
            <text:p>1F814329CD5F95043ED89B815DDAA22E366F1D4207DF2F251EE57E25EA8376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vHSSLEVw2G7pFvLkns3Q==</text:p>
          </table:table-cell>
          <table:table-cell office:value-type="string" calcext:value-type="string">
            <text:p>A1A110E864898A05FBDF536F6CB547A6500AB4ABB25428B8BFC4AA40476120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YoeL7Tn1NjvRMr-MI6XQ==</text:p>
          </table:table-cell>
          <table:table-cell office:value-type="string" calcext:value-type="string">
            <text:p>B1BCFCEF8C9F2704E0FC40B5C12D1AE5671DB684E7ED5BC2306F9AD606883C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Js82FfG0EXSrT0uscHyhQ==</text:p>
          </table:table-cell>
          <table:table-cell office:value-type="string" calcext:value-type="string">
            <text:p>5B71C9910497AD5AD95060EEC3971F8B35EA63758A80CED339DE771C0007C5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2n1Ua9ZyrazHYpF-Ae5rQ==</text:p>
          </table:table-cell>
          <table:table-cell office:value-type="string" calcext:value-type="string">
            <text:p>DD7994D8269D852F9871D8E1B763C52B154ABC194A0874DF0D07F134F08D2A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dVXf2AomlpD78Zn0l2eiQ==</text:p>
          </table:table-cell>
          <table:table-cell office:value-type="string" calcext:value-type="string">
            <text:p>A5EA73B5F969AD3FD0996F48CAD0FEAE3F2E7AC0D0762772C7FCDC0236E7F9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y5xs-nHmCEIM7I17jTxw==</text:p>
          </table:table-cell>
          <table:table-cell office:value-type="string" calcext:value-type="string">
            <text:p>CCF317AB083BDD8EAC53C8BD22C66E66072FD230171C44D1100B0BD3691E01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PfKejr5Js7Um5SFp6OGjw==</text:p>
          </table:table-cell>
          <table:table-cell office:value-type="string" calcext:value-type="string">
            <text:p>19EA558B65C52369B569649192265BA0CCE817845514C8A4661EB047107D75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X80YbTQtRXe4j4ylV3Q==</text:p>
          </table:table-cell>
          <table:table-cell office:value-type="string" calcext:value-type="string">
            <text:p>79434CBD7BF26C89476F6CA4F8AB34AE44392614FC411FF51336D2F779D872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4N-iMh_SL-kLQZr5Y7DAg==</text:p>
          </table:table-cell>
          <table:table-cell office:value-type="string" calcext:value-type="string">
            <text:p>EB5AB3F4904222A0FD1265CE29F08639F8AD9332014F5AB3CE27F89EC1EC67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94gM-L2Cae8aKXmQPM69g==</text:p>
          </table:table-cell>
          <table:table-cell office:value-type="string" calcext:value-type="string">
            <text:p>76BCAEFC5A946532D620F4143082F27AB3FF631C1B98CCB47641A59DF1A1A9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PLL4NFBNUBTR2BATzNw==</text:p>
          </table:table-cell>
          <table:table-cell office:value-type="string" calcext:value-type="string">
            <text:p>3D778170BDA55B240B2B9ECD4F3B4AABE0F3A8FD3AE3BC56DC50D94BA2981F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2GZnY-QFBjUleEj8t-x5Q==</text:p>
          </table:table-cell>
          <table:table-cell office:value-type="string" calcext:value-type="string">
            <text:p>AB0B88789F4F25B39F17CF7E6A410A331AA9F8E8C519A25F9C2A3AC7484111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A-Yhb8_dNYbUjgD8qIiQ==</text:p>
          </table:table-cell>
          <table:table-cell office:value-type="string" calcext:value-type="string">
            <text:p>D7A7636CD5304DADBE3A35AA37D71EF65AD00D01481D6294B7464E545130BB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oTx2VWzktFD3vjrUhzSBg==</text:p>
          </table:table-cell>
          <table:table-cell office:value-type="string" calcext:value-type="string">
            <text:p>B826774981C573C0D7AB772D19404ED16A9A95E5A5EB276355BFB754B4EE90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-QPPbZd7dQHn-2aXRuAxg==</text:p>
          </table:table-cell>
          <table:table-cell office:value-type="string" calcext:value-type="string">
            <text:p>D4EF83048EB8FB0B17A29EB39F84F8AE52FE80B12C8B142C86E4F901106BAD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PUhuUQNBWaBAsfPaD6vg==</text:p>
          </table:table-cell>
          <table:table-cell office:value-type="string" calcext:value-type="string">
            <text:p>B4246F5287E3404C84B161B86304012940228B44A85C3273BA57BDAE04ECBA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gHh4FY4HJJ1OwJYxVz7wg==</text:p>
          </table:table-cell>
          <table:table-cell office:value-type="string" calcext:value-type="string">
            <text:p>2D1E100DA1799F80B1C22CC9B4DBEF1AB12C0651427A78E7C3A2D7C7BD59CE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QYLZN5A6_bzpHy-N9f1A==</text:p>
          </table:table-cell>
          <table:table-cell office:value-type="string" calcext:value-type="string">
            <text:p>0F736D903B432A8D2DDFB2D694F8BA7F3F373D61B5392A4F03E2BC1E889693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KdLkOuj4NMrXJ_Y1f2AA==</text:p>
          </table:table-cell>
          <table:table-cell office:value-type="string" calcext:value-type="string">
            <text:p>BBED2632A6AD9A6BB7C74E917B04B7166DE63B28C688ACFC19F613286F1C1B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KjUQG6EDcKY-dGsks_fQ==</text:p>
          </table:table-cell>
          <table:table-cell office:value-type="string" calcext:value-type="string">
            <text:p>877CD41006E1413051C30C397BC55758432920D804DF35641CA60FD668DFD7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jg-kQNRm31Otwtcri6fg==</text:p>
          </table:table-cell>
          <table:table-cell office:value-type="string" calcext:value-type="string">
            <text:p>F99C45DB55A016BE3CE95A6521E4895AC341AA5037101FCBB57F41F96B9D7B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gxke2M5G6Q1sYixSLmTZA==</text:p>
          </table:table-cell>
          <table:table-cell office:value-type="string" calcext:value-type="string">
            <text:p>17E42F0857DB71E7DA8BBFD97B6709B0F38E2F1232E8764EFAF61B7FE4CD82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scX39JclA_WJNHSxY5-9w==</text:p>
          </table:table-cell>
          <table:table-cell office:value-type="string" calcext:value-type="string">
            <text:p>AEE839A64D2DC8BB02CFCB20B7F56E2EC478D5CF0011676B6A561A711BC18F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zpXSl8g0ebdGsUP-t5Xcg==</text:p>
          </table:table-cell>
          <table:table-cell office:value-type="string" calcext:value-type="string">
            <text:p>EC07A1B08ACD035CCD0F8E40DFF0CF2010ECD591BBC5D75D3B0A477BF1DCB1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B8BRwnZTCrVnlCeiqqeYw==</text:p>
          </table:table-cell>
          <table:table-cell office:value-type="string" calcext:value-type="string">
            <text:p>63375B0494C5E1005B6B951D7F2CD7F405792B29E7C14B4822262F7B57998F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TkAy-uBmrWVffBUBD6ahw==</text:p>
          </table:table-cell>
          <table:table-cell office:value-type="string" calcext:value-type="string">
            <text:p>49BBDB0F268ED86302B9505C4A285EA511880FD244BC3447B6197FFA176FE6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GTCnPF4QBlt5YoSMLsUEA==</text:p>
          </table:table-cell>
          <table:table-cell office:value-type="string" calcext:value-type="string">
            <text:p>5D999962205FB00DC4AFD15967739A5AD041F184571D97E5BB53007FF3631F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vVUr3Wh9lupZ-rxLuzYg==</text:p>
          </table:table-cell>
          <table:table-cell office:value-type="string" calcext:value-type="string">
            <text:p>B7A599597388421F1C36D6303CA4705598FE318A0825998472A88B6F7EE0A8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2Rvh-vTRNDs75D-4Hz4SA==</text:p>
          </table:table-cell>
          <table:table-cell office:value-type="string" calcext:value-type="string">
            <text:p>4B925ABC1EFB3F52F476C439C0C9CE00B8F985F05FCDA6CAC8D46304D29FE5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P_wris5GmA9erKe5inYg==</text:p>
          </table:table-cell>
          <table:table-cell office:value-type="string" calcext:value-type="string">
            <text:p>ECB60D36608959D7C55A2B44DFF0690CB819F26498474877D3A70765B1340C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YqYYuJcDpJr5SryAVQ1g==</text:p>
          </table:table-cell>
          <table:table-cell office:value-type="string" calcext:value-type="string">
            <text:p>26FCFC4F78ABA16EFCEF75D60AEE3E172D1AD094460494634CE4C255C08846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C0XOiIoMXiKzyG2pyQKw==</text:p>
          </table:table-cell>
          <table:table-cell office:value-type="string" calcext:value-type="string">
            <text:p>6A0D1EE9E0E81106D25E380EAC77A32EA52759432168E32CE8D6129A936B08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9GREy3yVH3xzq8EGP2-g==</text:p>
          </table:table-cell>
          <table:table-cell office:value-type="string" calcext:value-type="string">
            <text:p>9DA717E54E9C630FF4A08BA8FE77918DB61624F0E777588BFEEF7C4DD5726A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Xs-iwcsTBr9XpND8nY_2A==</text:p>
          </table:table-cell>
          <table:table-cell office:value-type="string" calcext:value-type="string">
            <text:p>E12B9B0288A19EA9738E4F001B654FB0841327156DD6E303A7E9A4E6346630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_svbm41fr9Pll1gyVCJhQ==</text:p>
          </table:table-cell>
          <table:table-cell office:value-type="string" calcext:value-type="string">
            <text:p>DF38913E862DC19C388206CE17A5113F7838E99F2A4E24992D03BE593CABEB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3Ewei6w6MU7qyqmEMQ2nA==</text:p>
          </table:table-cell>
          <table:table-cell office:value-type="string" calcext:value-type="string">
            <text:p>80CF0154E88EDBD4681696C2ABC19E1E55B255CC114140EA17278AB308552F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0DaoA1_MyCtCbpy5XnVsg==</text:p>
          </table:table-cell>
          <table:table-cell office:value-type="string" calcext:value-type="string">
            <text:p>FDADFBA2CEAD81AB8117030B146EC9791AE3DD9438D4F7C46B846F38E85A9A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3v6Y2KMPQn-ZaPpZfvDlw==</text:p>
          </table:table-cell>
          <table:table-cell office:value-type="string" calcext:value-type="string">
            <text:p>DD147D5C985D7DE424E8D2264AC7C7040728C7A372EF4859D6DD07FA3262A0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8Ogg_o1Rtxjj3Zh6Y5O1Q==</text:p>
          </table:table-cell>
          <table:table-cell office:value-type="string" calcext:value-type="string">
            <text:p>23BF56FCEFB88CE962F009DA19B55C9105BFFEE68F6962A4D52781F32BE375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YcwfzllJfIgrHKzcF5cA==</text:p>
          </table:table-cell>
          <table:table-cell office:value-type="string" calcext:value-type="string">
            <text:p>B53FCE34C4C091F84DE86931C9CF226E8E9BD57A130C4FDA1F48584FA71B86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SxYzKUfckQohtELCEmA==</text:p>
          </table:table-cell>
          <table:table-cell office:value-type="string" calcext:value-type="string">
            <text:p>F32FC0C60ABBC565096B70175B56E080DF06E2DED940C1893F729E84FA4D66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Y09JmyvIpfH9Ggn15oOg==</text:p>
          </table:table-cell>
          <table:table-cell office:value-type="string" calcext:value-type="string">
            <text:p>3C0C8BFE2C269614F9B376091B900BEFA1CD9565F9D367A9AF9EE23B46F888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yjQL3Pir3W36VXErCa6jA==</text:p>
          </table:table-cell>
          <table:table-cell office:value-type="string" calcext:value-type="string">
            <text:p>4B6F1F874F6D3F8CA7324A2446076739E8BE9B8E3B6E77BFA88FBB256AEA25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KFxIDVL6Ebo_NR0b4zslA==</text:p>
          </table:table-cell>
          <table:table-cell office:value-type="string" calcext:value-type="string">
            <text:p>12E52A49B5DE499EC9EC47323B4D6DB6978F2DFBFFD6CBE159D9BC90BBEA5D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OcP2q1_2i4jXR-h3mphA==</text:p>
          </table:table-cell>
          <table:table-cell office:value-type="string" calcext:value-type="string">
            <text:p>75AB62F333986DB6619C40484D26BB87A89CB7DCEDD7642F8E079FA762D62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NxBT3oT5hYoKRm_E4g2g==</text:p>
          </table:table-cell>
          <table:table-cell office:value-type="string" calcext:value-type="string">
            <text:p>91E9945972D770AAFE3A4531BAD04E14C2B3A2EBACF013A775ECBD1AECCA09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ISNnXxdkjL7iyBQMXWWA==</text:p>
          </table:table-cell>
          <table:table-cell office:value-type="string" calcext:value-type="string">
            <text:p>C9EC8DC1A3BCE40866573EB8F6DAF02160D577276E6661CE55731F0FD9F6C6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gbPq8Zs01EQDG-4EPudUw==</text:p>
          </table:table-cell>
          <table:table-cell office:value-type="string" calcext:value-type="string">
            <text:p>13EB8DC1D9F8975BE53DCFDF44227C0486947F66ACA7FDD588CD15C59DB28F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g8dqGoJUKY8O072us33w==</text:p>
          </table:table-cell>
          <table:table-cell office:value-type="string" calcext:value-type="string">
            <text:p>6DDBB647E27BAEF47D83F5978D2C98488F51C0240262789421EAE73F60F4C8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7qgwmqs2LpTRpe7fOQbFA==</text:p>
          </table:table-cell>
          <table:table-cell office:value-type="string" calcext:value-type="string">
            <text:p>5A075171EB981D3429B5EE2F6DB8D69475C091CC2C5C63841D2603CFAE7299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cmCT7sunBXobb4PZ-SPDg==</text:p>
          </table:table-cell>
          <table:table-cell office:value-type="string" calcext:value-type="string">
            <text:p>1877DD4B76CCA9081AFF45A57234437AE2EEA5E175BF5043005C060B46F462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HEvIkBOapZrgIoONze4uQ==</text:p>
          </table:table-cell>
          <table:table-cell office:value-type="string" calcext:value-type="string">
            <text:p>3BAD8A6EB70182DBB7640F53067CDE745D933FB633964AD9E5CCACE9108D38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H8c_HOeUnY59r8JpbsAQ==</text:p>
          </table:table-cell>
          <table:table-cell office:value-type="string" calcext:value-type="string">
            <text:p>457E770FAFF06E7A269B89FBB9D4B19DB31192304F986196FD2E6FB7B388B3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H8c_HOeUnY59r8JpbsAQ==</text:p>
          </table:table-cell>
          <table:table-cell office:value-type="string" calcext:value-type="string">
            <text:p>F6CFD172FB8CCAEB1C4076E94BE5182730CF6AD429680DF15F2EC7B41CD86A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Hf6kGfgwoEn8rZLCfEwjg==</text:p>
          </table:table-cell>
          <table:table-cell office:value-type="string" calcext:value-type="string">
            <text:p>9E2552952B35D8533334B59E38EFC630EC42AF087A2B3A33D8CD8F98FE5C4B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bXLmkOVipgUQhsJQz6nyg==</text:p>
          </table:table-cell>
          <table:table-cell office:value-type="string" calcext:value-type="string">
            <text:p>71E99BE38205B5C04AB0422DF842869335756EA219DE1AD650106C6EF5313B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1HjYn9qnwxalCbVlmUaCw==</text:p>
          </table:table-cell>
          <table:table-cell office:value-type="string" calcext:value-type="string">
            <text:p>861207C959D9D4D7DB7A5E03793C3A5C47A8091E6946E7A017AA91E2D6BA10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3xFS5nEf7kZCYLJIoyNw==</text:p>
          </table:table-cell>
          <table:table-cell office:value-type="string" calcext:value-type="string">
            <text:p>BEC7996D4026B1175CDD693F4A76340FAAAEA5D20EB5D14F20BACDD1580166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cByxSOPgychjwDbl34nw==</text:p>
          </table:table-cell>
          <table:table-cell office:value-type="string" calcext:value-type="string">
            <text:p>2D4ACD45D93FF084C791D8BCE99F378420D689DEFFED943A270F4532406241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2eWu3Ny-H6vThJnAeIyw==</text:p>
          </table:table-cell>
          <table:table-cell office:value-type="string" calcext:value-type="string">
            <text:p>345A593781F7058E9F4968D1261D8F1BE0205833EA87BD824D899F0DC093C0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sjO6dxKa5cMRX-LMORWw==</text:p>
          </table:table-cell>
          <table:table-cell office:value-type="string" calcext:value-type="string">
            <text:p>8BB6E19E9C15FF48207E8BDB1D539214098B0C3AFA132671DAB5FA35AB8ABB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MyBVB81yupL1vChzuYBfQ==</text:p>
          </table:table-cell>
          <table:table-cell office:value-type="string" calcext:value-type="string">
            <text:p>F6CFD172FB8CCAEB1C4076E94BE5182730CF6AD429680DF15F2EC7B41CD86A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vF6qHjTeTl3zACSG7QWGg==</text:p>
          </table:table-cell>
          <table:table-cell office:value-type="string" calcext:value-type="string">
            <text:p>B889C81476B776F2A421B3CD66E6AF1A45B571E6231C6E757DF9517F5D3F8E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ERHOCp28ghcOB-2G-LUQ==</text:p>
          </table:table-cell>
          <table:table-cell office:value-type="string" calcext:value-type="string">
            <text:p>8A8E4B28A6C26758E0BBAD3E214D53960C43315AB946AD301E66DBE2113AF8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GV4OPo6xoPDkwrnaVOWNA==</text:p>
          </table:table-cell>
          <table:table-cell office:value-type="string" calcext:value-type="string">
            <text:p>CA830A221EAEA7C6949B768CABACB574DEEC652887B4F4AE875685EE7FE232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q2UR7B48BBMiRrHD877Q==</text:p>
          </table:table-cell>
          <table:table-cell office:value-type="string" calcext:value-type="string">
            <text:p>BA045723EA8648F470D434C5E32F94DC09DFD1D9E2A72BB5CF080093D75F04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fHedHoir6Txs9yjmrHlA==</text:p>
          </table:table-cell>
          <table:table-cell office:value-type="string" calcext:value-type="string">
            <text:p>1857774E19014B1C8969F6537CB01B2498037953C3056025DB6349D23A36B6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ny6omofsGgm6kATwqVow==</text:p>
          </table:table-cell>
          <table:table-cell office:value-type="string" calcext:value-type="string">
            <text:p>2E190B6C56FE8169A0EA15EA8DC3D2F3AB7941DB3D641FBA3C66751F3356B0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9GhHjjIAqmLpTmYlUna0Q==</text:p>
          </table:table-cell>
          <table:table-cell office:value-type="string" calcext:value-type="string">
            <text:p>A5ADC47C96F397E922163EBBA753AFCE988E9DB9E790E6042EE38320AF1E52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GPPv53_PSuGHST8WpkNcQ==</text:p>
          </table:table-cell>
          <table:table-cell office:value-type="string" calcext:value-type="string">
            <text:p>247EDB0A29C48C2088E5283CC0DA5330A8FE762A71BB49B428F0B255BC04E9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m2OCRUPzEFNvp1Vcqti8g==</text:p>
          </table:table-cell>
          <table:table-cell office:value-type="string" calcext:value-type="string">
            <text:p>9565F570FC3B4933215113666C88796136D9938CFA769ED97FAF118B907D62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lkz2epkISAB8KqHtmgHwQ==</text:p>
          </table:table-cell>
          <table:table-cell office:value-type="string" calcext:value-type="string">
            <text:p>EB8E33A4459ED516092E8304FB14EFB6A39C53A07D011DF8D1F5A4E311EFC9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tShxS78IwoYbJQpI7aQ==</text:p>
          </table:table-cell>
          <table:table-cell office:value-type="string" calcext:value-type="string">
            <text:p>A206386A05A4362067F965D2FFDEE84FBE3ED1699002DEFB73CB23ABB17546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Tvxc4KEJDv2r7nuQO4x8Q==</text:p>
          </table:table-cell>
          <table:table-cell office:value-type="string" calcext:value-type="string">
            <text:p>EFB39C447C0E05D07D7E6153F8826B2C569B7E9CDE8269C541DD8270E6EA7E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6KKkhGxkmcb-rTmN4Hdg==</text:p>
          </table:table-cell>
          <table:table-cell office:value-type="string" calcext:value-type="string">
            <text:p>2B3BC0FA4686BADEA70BCD9051E562D11663946ED5118D5E5A2AFF79E856DF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rWprZ-Uieooh1dwaCUzA==</text:p>
          </table:table-cell>
          <table:table-cell office:value-type="string" calcext:value-type="string">
            <text:p>0AE6D87C1A78A0626D9CEC737693CEE0F216715A1BC09E8A9579903A84C5D6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_Ud-w5L9tJMAo6le7gjw==</text:p>
          </table:table-cell>
          <table:table-cell office:value-type="string" calcext:value-type="string">
            <text:p>FB6E5833B34E50DF927C819156BC2D388EC654D218176D34C2A86DE11E0D70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0oNthzFjWXAJ6cdeX_Dw==</text:p>
          </table:table-cell>
          <table:table-cell office:value-type="string" calcext:value-type="string">
            <text:p>740237EE23F32328AD8B89B3F5792C65D039553F8C0DD9F4DB22F4B7DE97E5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jGta1Bxx5SXe7hH6Swvw==</text:p>
          </table:table-cell>
          <table:table-cell office:value-type="string" calcext:value-type="string">
            <text:p>C95162EB328697D26921EC6C1C428D1DC55366B93E50A9DD878E8A79E64202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0rRLbYBUoUQzOzL27lU_w==</text:p>
          </table:table-cell>
          <table:table-cell office:value-type="string" calcext:value-type="string">
            <text:p>E519AAB329DC683F2620258870C06F9C08043CDF74A9B725D55C89C1529BB1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IN9yx03kQF58UEtMGZtQ==</text:p>
          </table:table-cell>
          <table:table-cell office:value-type="string" calcext:value-type="string">
            <text:p>2F9B5AD30D318848723C510948903CBE09AE0D5A039173435D6A8AC120F667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9bSEkIiEyEB82KWGFHpfg==</text:p>
          </table:table-cell>
          <table:table-cell office:value-type="string" calcext:value-type="string">
            <text:p>2EBC5EF5EFBCD1B914ED6CA35DFCEF277FFEDBC97B9EC55E947D3AFA596207B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9tcf138HioQPR-yBduedA==</text:p>
          </table:table-cell>
          <table:table-cell office:value-type="string" calcext:value-type="string">
            <text:p>C86A48402B921195FE6FAAE16026DFDA283E7A857D6F8C295CFA8327D1F866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wD_l8Lq87lT6Ve30nScVw==</text:p>
          </table:table-cell>
          <table:table-cell office:value-type="string" calcext:value-type="string">
            <text:p>F1D68869FDB1E91DF61567A485D7408ADED20222125E17A52CBDE9D2339D0D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i-5o_S3iavDtwk8-vrELA==</text:p>
          </table:table-cell>
          <table:table-cell office:value-type="string" calcext:value-type="string">
            <text:p>6524C948E958D006490E5C6168E2153920C9E2DED343B5BE92DCAE9D235691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74DsO7pFQojHtcb6jMWg==</text:p>
          </table:table-cell>
          <table:table-cell office:value-type="string" calcext:value-type="string">
            <text:p>558C56C10108F1D2B8287F54426C7BBE72FC52DA4F226445291FADB66DCFC2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SGmKdzsLYFki2jx4vslQ==</text:p>
          </table:table-cell>
          <table:table-cell office:value-type="string" calcext:value-type="string">
            <text:p>CF9474C3C908F47BFCA4426E7526A3FF113406ADA8983C54856CE6D2321204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mGYvEl1R5M6ZCfLHY2AhQ==</text:p>
          </table:table-cell>
          <table:table-cell office:value-type="string" calcext:value-type="string">
            <text:p>1B91DEF1C9695982210C93FCE1FC2483BC426AB8BA90A4F5A6DCA5E21F882C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b7SbIVQ9obYbp8NOsqeDQ==</text:p>
          </table:table-cell>
          <table:table-cell office:value-type="string" calcext:value-type="string">
            <text:p>68C5F16A123178278AD7B813932264A007D52B22C7EFA265FB9430C999C057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0Z7JyamMLN_RZDbriN0SQ==</text:p>
          </table:table-cell>
          <table:table-cell office:value-type="string" calcext:value-type="string">
            <text:p>08A851B0FB989D003D964055D209C0048FCF198569EC7835DCA01C97461A83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5u6sfScKjS55U3TgVyIQQ==</text:p>
          </table:table-cell>
          <table:table-cell office:value-type="string" calcext:value-type="string">
            <text:p>AACC4B2A7EE637099A107E92F68FA2826FC006A9FB5AF41803D037F4771F64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8PXtOuLHm9zIc-CffFHPw==</text:p>
          </table:table-cell>
          <table:table-cell office:value-type="string" calcext:value-type="string">
            <text:p>9434222E3DCCEB85B061003FD4248A989E2A3757D763785336116F0C403A1D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CAALEjEAS4QcQycJBSjyQ==</text:p>
          </table:table-cell>
          <table:table-cell office:value-type="string" calcext:value-type="string">
            <text:p>BFF84C1CC7043238896F539ECA7980BB0580640BA61E3C677A4403CF442587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WG65-NPim2jUSfD_P8Z_g==</text:p>
          </table:table-cell>
          <table:table-cell office:value-type="string" calcext:value-type="string">
            <text:p>77C54F4BB263E6226F2B2B04C9540961ABD374FBA512E6CA955446ED656912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XbZbcCHnFWNK5QP3Aaug==</text:p>
          </table:table-cell>
          <table:table-cell office:value-type="string" calcext:value-type="string">
            <text:p>2DF2ECBC033D960B5E8425675218FD456DCC3261B3828A0B813A5B3343DDDF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dqYtVq0I9mY2vY6_DdRMQ==</text:p>
          </table:table-cell>
          <table:table-cell office:value-type="string" calcext:value-type="string">
            <text:p>FADE7E01479B66FA10D5E2F01AF042441E4EACCDB583AFC3A03D537BEBB622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eyrx231H2qgSHGZiTEIQ==</text:p>
          </table:table-cell>
          <table:table-cell office:value-type="string" calcext:value-type="string">
            <text:p>99EF9AE6914062213980C7069F2212F0BD2A348746F756F0BB2653C11ACF71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DNd_GNkNtPcONC9qyCfLA==</text:p>
          </table:table-cell>
          <table:table-cell office:value-type="string" calcext:value-type="string">
            <text:p>35CAB688711E91A9E3CAB78A6B3CAA8E2245B1EFFAE8DA81933C416F10A034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95oLzjd9rUqJQ-mw4RBw==</text:p>
          </table:table-cell>
          <table:table-cell office:value-type="string" calcext:value-type="string">
            <text:p>141CE183915148CDD926D57ECCA3BF5C41DEC399E8F2917B64154AF370DBD2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l8wiMtzDDAAcSG9mUL2Nw==</text:p>
          </table:table-cell>
          <table:table-cell office:value-type="string" calcext:value-type="string">
            <text:p>0929D6E9AECD7D977698420B85F73EF25A3AA066F814CC84323F4DEB2C3C53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GPb_tCM6a23tOUKOio--w==</text:p>
          </table:table-cell>
          <table:table-cell office:value-type="string" calcext:value-type="string">
            <text:p>FA29382A96B05A77E57F407DC69DE86BED5B925EC30667272D08924B0B966F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q0Y04e5vIhebYp_9ADQBw==</text:p>
          </table:table-cell>
          <table:table-cell office:value-type="string" calcext:value-type="string">
            <text:p>B5417729B2A0327D49C13C5507BB37BC05239223F83A1EB5860BAAE698239E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VODiKdRF_FxGJ_XK6sVA==</text:p>
          </table:table-cell>
          <table:table-cell office:value-type="string" calcext:value-type="string">
            <text:p>F557A61AFEB3E8AAF2CE293BA3513995DC61DDCEBE52BBCBCA5775BF508A1B4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-6INajVMUnUW2CL7m67tQ==</text:p>
          </table:table-cell>
          <table:table-cell office:value-type="string" calcext:value-type="string">
            <text:p>AB6F66E745A1C15ABB29DE1B26583354B661096E15CAC734F5771474AB00A5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Gz6IlGvkojSrNrh8ytA==</text:p>
          </table:table-cell>
          <table:table-cell office:value-type="string" calcext:value-type="string">
            <text:p>884DC197FEBB8C75BD408808F8E064E8C213F633BF1FCFC3F9051716732B8E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gHsJA8U9dqKRuU7dshB8g==</text:p>
          </table:table-cell>
          <table:table-cell office:value-type="string" calcext:value-type="string">
            <text:p>C9F79CD9702807DEA1CDB2DA64D8C6C7E67F523537F7C7865CC9726E745329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j_bLrrHptwasnCsQ0n5VQ==</text:p>
          </table:table-cell>
          <table:table-cell office:value-type="string" calcext:value-type="string">
            <text:p>8564E6262DE14EC4D8610A9FDAE0750E0524634032B3227A4848E646824159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C0xFuGr4vxzicjkjSalw==</text:p>
          </table:table-cell>
          <table:table-cell office:value-type="string" calcext:value-type="string">
            <text:p>545CF0B36D7C52B087AEB0BE3F45712C42FC865FB41F8530B411579A594AEB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65Y1o9P72FZKFagRp2_A==</text:p>
          </table:table-cell>
          <table:table-cell office:value-type="string" calcext:value-type="string">
            <text:p>672C029800B7D58EA1E3209C37273468030BA73744BFC8876C3A23F9AB089D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k0Ei6hu9_4NXUPbtDUHA==</text:p>
          </table:table-cell>
          <table:table-cell office:value-type="string" calcext:value-type="string">
            <text:p>6C69D12ABE43CE48DD77C1D8FAEDAE0ABD0BC1B1E2ABA7F8B3B699E289A9AD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ik7nNaEAfEDkxdVTYo5EA==</text:p>
          </table:table-cell>
          <table:table-cell office:value-type="string" calcext:value-type="string">
            <text:p>F4B5E38EBAF610760B58A98E71248851D938FDB68B177110A91C3D452FF787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zeQr-FHGb1f3H8IuEXUQ==</text:p>
          </table:table-cell>
          <table:table-cell office:value-type="string" calcext:value-type="string">
            <text:p>19A76B364E5E087EC90169619441782B3B6F9DC6E002EEA6EADEDA9F94CAD1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vlT1x-v_8dSvH2c0tPMQ==</text:p>
          </table:table-cell>
          <table:table-cell office:value-type="string" calcext:value-type="string">
            <text:p>1052BC907EC6CC615F2296D5351342E32D7B5864F386A9D737DDF14107766F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H2LKtLWS9NQ_V_1TaNtQ==</text:p>
          </table:table-cell>
          <table:table-cell office:value-type="string" calcext:value-type="string">
            <text:p>2DC4E58B46E7C512A756F0ED56492755D8BDF9E9D24AED5EBE4BF8039D4DE3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0mekVKiMvA3rBMd-cQ1aQ==</text:p>
          </table:table-cell>
          <table:table-cell office:value-type="string" calcext:value-type="string">
            <text:p>89DD96BF21B1D0D4BC3A23C6C9E4AFFC94EFBB45EB9AE5DE9D2615DD0C20FF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TDpuUYduWZAxaw4c1-oqQ==</text:p>
          </table:table-cell>
          <table:table-cell office:value-type="string" calcext:value-type="string">
            <text:p>EC77087AC5DD60DE18DE4EC51C8401DD9C066E4AC5E6155336D9F5A97ACA7C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t4IhmKhcdNWIh0n4qnJQ==</text:p>
          </table:table-cell>
          <table:table-cell office:value-type="string" calcext:value-type="string">
            <text:p>8EB02A01D09F8179A9BA4F20899836CDC94AC769B97A046BB322984613E7F1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JVsUCCN9Nn7lneXcpthXg==</text:p>
          </table:table-cell>
          <table:table-cell office:value-type="string" calcext:value-type="string">
            <text:p>6AC28529A9C0F60CA9FCC4DE9BA186E03136628D3D6EC3169F7D45110942A5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PU3WvEbDsR8RripnC-ojA==</text:p>
          </table:table-cell>
          <table:table-cell office:value-type="string" calcext:value-type="string">
            <text:p>7076BDF9F8A6F4867C6FAEADF4BADA1BC9919EFED29B42079E23F69A1200C9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ddCg42ZQ2Yq3zbWZzoOQ==</text:p>
          </table:table-cell>
          <table:table-cell office:value-type="string" calcext:value-type="string">
            <text:p>CA3B9C354FB17EB280DC2698F2A91FAD0F1B07AF3E7A4688E68ABDC18F8C08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VRik9BiZA1V-ke-l2Nuw==</text:p>
          </table:table-cell>
          <table:table-cell office:value-type="string" calcext:value-type="string">
            <text:p>051D78343AA3E28A2E1B48EB5DF5B6353A19BC344802482240FE37D3D5161E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mTC27xw7GiidoINIVZ82w==</text:p>
          </table:table-cell>
          <table:table-cell office:value-type="string" calcext:value-type="string">
            <text:p>D0D7D3EA6B41B36793643EAF7A6937B9575F7E8FA1651A3E1215F0A871D690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Jfv5B3nsPXYWmdvkwNxQ==</text:p>
          </table:table-cell>
          <table:table-cell office:value-type="string" calcext:value-type="string">
            <text:p>A747F7B3651A331BD2F9E508269DA3D050E8393979AFC78393D96F0AA1EA2A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M-n0Ymz2V3EmfYMWD9WxA==</text:p>
          </table:table-cell>
          <table:table-cell office:value-type="string" calcext:value-type="string">
            <text:p>902A6C62EC79F6E4F07B29B589C64DE693E2E0862DDC584D02CFE6031682DA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Yto9oeypi_bAjbea8BZEw==</text:p>
          </table:table-cell>
          <table:table-cell office:value-type="string" calcext:value-type="string">
            <text:p>9FAA758015087B4AABA230D84588C4855430063844DB51D21FF516E930EA6A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Yto9oeypi_bAjbea8BZEw==</text:p>
          </table:table-cell>
          <table:table-cell office:value-type="string" calcext:value-type="string">
            <text:p>C4CA2CBC014C23985CFBFB6607FF91673860CBB91406AACCE12BC39A7A81F6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YuT7HQc2MdjDYfutHw-yA==</text:p>
          </table:table-cell>
          <table:table-cell office:value-type="string" calcext:value-type="string">
            <text:p>5AFFA22EC4F659ED8FA4DAD2E10B9CF87A3A89F1F308E929225ECBE42E0C54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bT5IBviOEqwTl1AKSvHNw==</text:p>
          </table:table-cell>
          <table:table-cell office:value-type="string" calcext:value-type="string">
            <text:p>9C8A9E6CB3C2B7F6338C04184BC55E066F505EEBBA4F2D8D5162D7639C2E74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qzlZgdewP4rwnCLa7yV-w==</text:p>
          </table:table-cell>
          <table:table-cell office:value-type="string" calcext:value-type="string">
            <text:p>F493561BA71AE8797A93CF0081C55DB330B7CDB8A6066A88B51A83AF15B2C0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K2URem0aVlqXWdV91cSQ==</text:p>
          </table:table-cell>
          <table:table-cell office:value-type="string" calcext:value-type="string">
            <text:p>1FA1A68DA11D4EAE0B7CD2B8CCC42D426B0ED851BCC57DA1D373A17C3D1F14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hWzCA_DDNbciBWYnE8Hxg==</text:p>
          </table:table-cell>
          <table:table-cell office:value-type="string" calcext:value-type="string">
            <text:p>A2AD855DEEF6D4F02CE999A893A0A1D6731F5847EE290852BAC4FFD9957321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_ajTKVPzsEekblcTVw__w==</text:p>
          </table:table-cell>
          <table:table-cell office:value-type="string" calcext:value-type="string">
            <text:p>B26507DA956D08E1ADD143D8036B836CB9477478DAAF9DE8BCE4B5B4931ED7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v9VpBud5K0i48kaT-MGUQ==</text:p>
          </table:table-cell>
          <table:table-cell office:value-type="string" calcext:value-type="string">
            <text:p>72EDA87F1CCA4B3C47B03F1D1855C73263725F98212FFF6C87A36966824666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0aUcO2fZQ_kOgfE2rUsQ==</text:p>
          </table:table-cell>
          <table:table-cell office:value-type="string" calcext:value-type="string">
            <text:p>8669B3B02A52199CF430B7395086245D02EED26B1A72FC26815027E5CA69E9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_oa0riDfXCO-Az-IQpz0Q==</text:p>
          </table:table-cell>
          <table:table-cell office:value-type="string" calcext:value-type="string">
            <text:p>A2F3A7F1A8F56B7489A1B5ED7FF1F35F7B30EE50976B769AF2D5F1021B5C91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_vZ9zEb3sx6bjWhQg2L4w==</text:p>
          </table:table-cell>
          <table:table-cell office:value-type="string" calcext:value-type="string">
            <text:p>F8E04EA6382F139A3FAEB0425055BB2079C2134FF4D2E3AE3B19705878DA29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20DsfdigPJsXKOJqcEKg==</text:p>
          </table:table-cell>
          <table:table-cell office:value-type="string" calcext:value-type="string">
            <text:p>C4CA2CBC014C23985CFBFB6607FF91673860CBB91406AACCE12BC39A7A81F6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p16-UTABsqekwLXrfIIQ==</text:p>
          </table:table-cell>
          <table:table-cell office:value-type="string" calcext:value-type="string">
            <text:p>3CE5570E768E35FABF07FDC4DD35C151F518F2C3E48B9AA0F13D516E7166F0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9PW1v9_u6EbIRmtLa2YpQ==</text:p>
          </table:table-cell>
          <table:table-cell office:value-type="string" calcext:value-type="string">
            <text:p>7D5D4ADAD100A197F9BD90DD3329C177340F49790BD714AFFEBB29898470A6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TouQM7iM5YJvVxXsSaXw==</text:p>
          </table:table-cell>
          <table:table-cell office:value-type="string" calcext:value-type="string">
            <text:p>3DBDC149C3DDF2136E077AF42496CEE172E0321CDDB94CF8EB7B385D792725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7QjhKGEmiXYrhp34h0uIA==</text:p>
          </table:table-cell>
          <table:table-cell office:value-type="string" calcext:value-type="string">
            <text:p>6206551038501AFDA36ED6EE7A5039FD0C129CC89F24CDDE247F89EFD6F5D3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bHuIA3QLgtXyxL9BSp0ng==</text:p>
          </table:table-cell>
          <table:table-cell office:value-type="string" calcext:value-type="string">
            <text:p>C465F5183B38FD01335B882319FE42952185739B94F1E39689464E12462809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geKNGTOSh6GuHsyUKWv6g==</text:p>
          </table:table-cell>
          <table:table-cell office:value-type="string" calcext:value-type="string">
            <text:p>2954036EBDE321E694A3EBE082A88368C837D51597949F97081EAE9F79AFAB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-3hAQYj8Leg73ijRdUwg==</text:p>
          </table:table-cell>
          <table:table-cell office:value-type="string" calcext:value-type="string">
            <text:p>AC3AE81F1E41EC46060FA66E5931366798A0731008C153C4CFF9CB628DD584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7Gq_V-MAFpXNMoXATrdog==</text:p>
          </table:table-cell>
          <table:table-cell office:value-type="string" calcext:value-type="string">
            <text:p>B9A7E4AA4204AE94CA016DA894C89F6D066F9D4EE293EDD88AAC59DA4C291C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MQ2mxUUbQlg2SuQQgxtg==</text:p>
          </table:table-cell>
          <table:table-cell office:value-type="string" calcext:value-type="string">
            <text:p>E076A2F8A792499829C395DE54110CBEE02538B0E531EBFF5760D2AD9B142A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Jr_1MVz1MDCpKE9MBiQw==</text:p>
          </table:table-cell>
          <table:table-cell office:value-type="string" calcext:value-type="string">
            <text:p>E88D8DC615663A8BAB792E5B28D1033E4FBF0F4A6FE31417E4A6C2C3735AE9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k6blCfuJYPIu3M0hFzgQ==</text:p>
          </table:table-cell>
          <table:table-cell office:value-type="string" calcext:value-type="string">
            <text:p>45332AAA7639CE0F57F4E323E1B075CEB8D8A46281358D795F074F005E4B0A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UVIkciGOuiGAIeqth2kmA==</text:p>
          </table:table-cell>
          <table:table-cell office:value-type="string" calcext:value-type="string">
            <text:p>7B31C5FCAACD493CEC0BE0B569A6DE04F600A2CF35128852A8AD35AE27EB53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tBdiFjrA88CQ9IKLLT2w==</text:p>
          </table:table-cell>
          <table:table-cell office:value-type="string" calcext:value-type="string">
            <text:p>656C9757BA600D668810D84C42FF6B4D0F79245D0A064C7AD0DF4633B030FA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HPsxHlwBTe0K-18eD76w==</text:p>
          </table:table-cell>
          <table:table-cell office:value-type="string" calcext:value-type="string">
            <text:p>30A0336A98C3A686B7BB32ACAF2E6DA117F143CBCC161BA7B5A6A4EA0E80FC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jIwKBTBVby_Q4P1KgcN-Q==</text:p>
          </table:table-cell>
          <table:table-cell office:value-type="string" calcext:value-type="string">
            <text:p>BDBA36AB7CD4045C1167EC63F4754D3F84444F2AE56A4052D3899AB351B5E1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bJSOa1m99Qyww4BvxvhA==</text:p>
          </table:table-cell>
          <table:table-cell office:value-type="string" calcext:value-type="string">
            <text:p>848BA167AB3556C65C5BAE7C407DD3735F14E04DCBE1F24817E9FD58727500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GN71cxOm4GDAHO0b19Pg==</text:p>
          </table:table-cell>
          <table:table-cell office:value-type="string" calcext:value-type="string">
            <text:p>FCCA8CCF1F91BB8E333B3172F34C951153F25BC61E9C4CCECF78B9D31FA471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GU2cVBccbSfFuwt07bG8w==</text:p>
          </table:table-cell>
          <table:table-cell office:value-type="string" calcext:value-type="string">
            <text:p>19E20C3D5A5D9906DA37956DF9C2EB32505E4DF56546D3C2CF1A0203C21EEC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a0KK9Ogr-58aBpc4Qm7kg==</text:p>
          </table:table-cell>
          <table:table-cell office:value-type="string" calcext:value-type="string">
            <text:p>F522B026794A1E72E812905D3FAD627C75FB1EB7211F832A78CFE4477F182F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TT4kBBqPAt0OMiUB79Nqw==</text:p>
          </table:table-cell>
          <table:table-cell office:value-type="string" calcext:value-type="string">
            <text:p>DF694713FAED23D9449946FF5DA60CE6971A56CD18031A71B72F7DFEB00728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EqAuGT3yWujc6rBm5W5Ew==</text:p>
          </table:table-cell>
          <table:table-cell office:value-type="string" calcext:value-type="string">
            <text:p>456C15DA02C92778B4DEF2B4503AFAA7CCDBA2F300A99C5D146352111F66F8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MhsKriqDKCsenMtPLtXg==</text:p>
          </table:table-cell>
          <table:table-cell office:value-type="string" calcext:value-type="string">
            <text:p>46CFD44478B05C6B93EA18BC06D5DD2A48AD72A5CC044F74FCB655542269EA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8SoJKcviNFqWJNOwsdg==</text:p>
          </table:table-cell>
          <table:table-cell office:value-type="string" calcext:value-type="string">
            <text:p>A4CB46205C9FC0C5077C260894DC86078EEECD63E77A884D9B26800039794B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8Q5pjKMJLHZcAQQEXivkA==</text:p>
          </table:table-cell>
          <table:table-cell office:value-type="string" calcext:value-type="string">
            <text:p>D6BC0B6AAACEDD1BFF2CBB04EAC6E3CAA06E90127DB2125622CADD45A5FC4C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BvjS7Z9-XLsvuYzTgtTDg==</text:p>
          </table:table-cell>
          <table:table-cell office:value-type="string" calcext:value-type="string">
            <text:p>E74FEA1A8682BF1A3B618803B5AFA144DF2B4CBACE3F893D4F2AE0FE4CDCFB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XX396gmrDt3ODPG8OY8w==</text:p>
          </table:table-cell>
          <table:table-cell office:value-type="string" calcext:value-type="string">
            <text:p>E8A6E75B8879B9B3D12A9A8CE78091156E40FAF99B08534A285045F7353ABA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lMypFJVY7xLOCkIqihKRg==</text:p>
          </table:table-cell>
          <table:table-cell office:value-type="string" calcext:value-type="string">
            <text:p>5097C358070F8EC15322C613817B8B02DC12CC83EC22443CBA387F3A7F2971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enTEScPyZCLdWKaKoPSA==</text:p>
          </table:table-cell>
          <table:table-cell office:value-type="string" calcext:value-type="string">
            <text:p>4873785FD9914426406E0D964523D6CD39A2B96807CFD6095CB9850E8E0F60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PzKkQUSR9x34S-R-zISgw==</text:p>
          </table:table-cell>
          <table:table-cell office:value-type="string" calcext:value-type="string">
            <text:p>CFC921648B8F815D3265B09C2C5242F0C0F94B86230E7BB3602652D75485DF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I7inj0Stbm3f19-iMLaw==</text:p>
          </table:table-cell>
          <table:table-cell office:value-type="string" calcext:value-type="string">
            <text:p>98DA6E4EF3DCC37F503A07812ACB22B4DC2EEF43F9B7BEDA01F04EBB80E808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f5f5cWrKnMXb7FjdNrtWQ==</text:p>
          </table:table-cell>
          <table:table-cell office:value-type="string" calcext:value-type="string">
            <text:p>0F1670A024253232E7EBF9B0EFE52028CA1FC2D44D727D05996006D5FC6778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yIR0eZHQ1y9oFkjHkYiHQ==</text:p>
          </table:table-cell>
          <table:table-cell office:value-type="string" calcext:value-type="string">
            <text:p>B3A046EC1DA181EC51E8E36DA8F4D28ACBA3F9064D915E044D1B5895817DBB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2V-OgT3JbZmgtevpRbQw==</text:p>
          </table:table-cell>
          <table:table-cell office:value-type="string" calcext:value-type="string">
            <text:p>40CF26781B305966D4DF645A7542991FA98149DBED6567CDF0F435123584BA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L-zEz1sUrUvZ-j5rIgOQ==</text:p>
          </table:table-cell>
          <table:table-cell office:value-type="string" calcext:value-type="string">
            <text:p>F0FB7A0AE9206BF49D0E4C90E24E2E3E27C852D4F5EFC5AFB873C9FAB44ECD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QyZYmpAhNLpUIw6-XY15w==</text:p>
          </table:table-cell>
          <table:table-cell office:value-type="string" calcext:value-type="string">
            <text:p>3F851A1D24AA59D460BFFF9CF1069396C3AA210146F4D1A637E1D5B9D93CAE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_ZWMVUGxqXND-mbhD-ByA==</text:p>
          </table:table-cell>
          <table:table-cell office:value-type="string" calcext:value-type="string">
            <text:p>ECDA5745CD4B5128DB2CF6E1CE8236F4B39A5F462D20225BB0193C35A35707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gSf158P-5NW6fqDtrUSHg==</text:p>
          </table:table-cell>
          <table:table-cell office:value-type="string" calcext:value-type="string">
            <text:p>0146792ADDD1FFEB94DC446194C14CE454E8A2B76E4CC0D589E139AEAA7825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xclO-Yqtwc_up22LxJsg==</text:p>
          </table:table-cell>
          <table:table-cell office:value-type="string" calcext:value-type="string">
            <text:p>B86447C9D7C770C29241BD62A25AF658A063674820C47CEDC95E5C5D5D1F3E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9Sdbv-VCu-vvpgch0MXA==</text:p>
          </table:table-cell>
          <table:table-cell office:value-type="string" calcext:value-type="string">
            <text:p>D054575AEBAD26B738E8DE4DFCE49A0EE2509F38735342B6F1876DFB20625D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OaWECbfViNpI_-JyOhZSg==</text:p>
          </table:table-cell>
          <table:table-cell office:value-type="string" calcext:value-type="string">
            <text:p>D0B993973275840C5DD8CD8B11AED71846954FDBA07F25E724ACEA06141891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Rag2F7lYRlE-T8AZct5Q==</text:p>
          </table:table-cell>
          <table:table-cell office:value-type="string" calcext:value-type="string">
            <text:p>977A8255AA4E60ED82F8486D62A6EB9772A1483BDF5388C8D854F7F3F4F5F0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rPeB-t6SkexDKqxk6v9A==</text:p>
          </table:table-cell>
          <table:table-cell office:value-type="string" calcext:value-type="string">
            <text:p>C513A3071A799C697475E0131E5C9A16654FBF5FFC90BB6B337A4C895CE7D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DNYOtaqBzWOKVqVLvV6g==</text:p>
          </table:table-cell>
          <table:table-cell office:value-type="string" calcext:value-type="string">
            <text:p>AD6427D0E12FA55AFB75933FCC753F783723529C82D27CA0BEA37972746962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N5szZgDxGfiKaHq87BlBQ==</text:p>
          </table:table-cell>
          <table:table-cell office:value-type="string" calcext:value-type="string">
            <text:p>27892A1DF18B99845C26B6AC51E4E6C0723B3AF944B9C350D4402384504200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BSHzrMKbCRaEmli7wxzuw==</text:p>
          </table:table-cell>
          <table:table-cell office:value-type="string" calcext:value-type="string">
            <text:p>250A4FD95F1398FF06DEE3C080361882B16188DFA5F8EC539B1F8E8CEEE7BF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tbL3Qlhto7pqp7rOWYGQ==</text:p>
          </table:table-cell>
          <table:table-cell office:value-type="string" calcext:value-type="string">
            <text:p>FE08979FF4B70596CC61306A5560C5938DC9D3E380D3BD77BA2CB128161100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KCVEcNBf0hPf1_-hAieg==</text:p>
          </table:table-cell>
          <table:table-cell office:value-type="string" calcext:value-type="string">
            <text:p>AA6220E31863F00F8B4D99E95DF4C3BFCA0C4B944EDC4111A41CABED970A1C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NhSl4cYey6g4TeFEy7U0Q==</text:p>
          </table:table-cell>
          <table:table-cell office:value-type="string" calcext:value-type="string">
            <text:p>235D67968CC2A6D6A4D1264070E2DB84002BF45B9ECD1D2E5F7675A3AB5AAF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SMbZOKpA8zHzp60vfrM1g==</text:p>
          </table:table-cell>
          <table:table-cell office:value-type="string" calcext:value-type="string">
            <text:p>7AAF892D83F509EC21C9A97A6B608788E18375CFAF050FCEFDBAA0443DA476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h1tNf9h_vzZQnCvg_imVg==</text:p>
          </table:table-cell>
          <table:table-cell office:value-type="string" calcext:value-type="string">
            <text:p>D4D75C4B79D8F2253755C8D4C10109FAB68EA6F4EF67892CD365AB049182E2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pf-cJPkCS-dYEUkD5_TMg==</text:p>
          </table:table-cell>
          <table:table-cell office:value-type="string" calcext:value-type="string">
            <text:p>3CDCD9498A5354BBEB319EAB2BF83CA500D4CCE440CF0EDF2E516618F3A0BE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hQ9Sc-0pIE20KaAACpssQ==</text:p>
          </table:table-cell>
          <table:table-cell office:value-type="string" calcext:value-type="string">
            <text:p>00C9B16D7BF2B6359599A7CE8559E598DEFE7ECFCF73CE9F67251E53CE9246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R4Zaixek1XmFxpSTxeIjA==</text:p>
          </table:table-cell>
          <table:table-cell office:value-type="string" calcext:value-type="string">
            <text:p>0BAAE50C0B8AB164CB18BFBC63BCF131968779D1608BA1CDB016AD431204AD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LQpmA72FX7k5On3Clfu0g==</text:p>
          </table:table-cell>
          <table:table-cell office:value-type="string" calcext:value-type="string">
            <text:p>60EB4DE4CB17AD9F83569B1C04AFE33BFBFBF96C4C46BAF92D12035A0FFFE7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7LSS9_jKrFYRHvwIIT4Kw==</text:p>
          </table:table-cell>
          <table:table-cell office:value-type="string" calcext:value-type="string">
            <text:p>BD80C621231D167FF0B07D9BFD1E8333FC1BF05230963ABE148633BA374533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Fj42BB7JLSlfk5tWg1Ccw==</text:p>
          </table:table-cell>
          <table:table-cell office:value-type="string" calcext:value-type="string">
            <text:p>5ED78FB7437DF9C7E0683B9E13454B674FB9743D2B0207604FD18AED1E79B5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X3jQry3CFRaAgDHK5x8Ag==</text:p>
          </table:table-cell>
          <table:table-cell office:value-type="string" calcext:value-type="string">
            <text:p>F39535424FF46EC35A743D166301950D3A2CA8A4574BFC2BECD95720685ABF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ZTjY476U7p1AFKnWihegg==</text:p>
          </table:table-cell>
          <table:table-cell office:value-type="string" calcext:value-type="string">
            <text:p>D58AAE97C2E1D67FBE5049501016EC3064D56DE0DD0F300160E7799D58D606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-LRbQeV5rQcPeppV8urA==</text:p>
          </table:table-cell>
          <table:table-cell office:value-type="string" calcext:value-type="string">
            <text:p>AE0F621164CA1C06BE6C01FD2B3206E6DA0E1643AA56C94405BF9E555DF45D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QhKuJBYVsT6gfk4fN3VcA==</text:p>
          </table:table-cell>
          <table:table-cell office:value-type="string" calcext:value-type="string">
            <text:p>33F272DDD30F62607250B02BCBF13D306AEAFEAA54E3228F6E18B41178FF48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NLPMfd5KuJ3hrGAIhdSA==</text:p>
          </table:table-cell>
          <table:table-cell office:value-type="string" calcext:value-type="string">
            <text:p>A149FD5F836D10AEF9B19EDFD43BCDB78CFBBB40E1F899315B02467CCF9850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Z1jqBgi4CAh7AMChtN3w==</text:p>
          </table:table-cell>
          <table:table-cell office:value-type="string" calcext:value-type="string">
            <text:p>759CBDD862143058ACB4E20A8DC23E95D56478778096990D4B456953B2168C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vbdQRNhVBZvygFlwoneSw==</text:p>
          </table:table-cell>
          <table:table-cell office:value-type="string" calcext:value-type="string">
            <text:p>50D44962CC32DF519ADAE2E2949B99887D4A50992C07A1BA6D600E0AA7C559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3GMmAFuRUeODe5YGzYF_g==</text:p>
          </table:table-cell>
          <table:table-cell office:value-type="string" calcext:value-type="string">
            <text:p>FB2D384E111386AE06594BBAA91C167B47647D6736C2610113067DE7752C68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H5cowfjUzhXmTQcB83RuA==</text:p>
          </table:table-cell>
          <table:table-cell office:value-type="string" calcext:value-type="string">
            <text:p>EAD22FB2EBCF714431E20C6C888A646BFBE50E92CCA2548DC2B85158904BAC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z_nrrNz-y9wDiqk2k-J9w==</text:p>
          </table:table-cell>
          <table:table-cell office:value-type="string" calcext:value-type="string">
            <text:p>7D5E70FB634EE1E55EFF52771A91FAE7A62B4E4182894A2DAE580251D26A98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5fGwdlYN4Ezk3t7IhMPzA==</text:p>
          </table:table-cell>
          <table:table-cell office:value-type="string" calcext:value-type="string">
            <text:p>967C6088650E9A27249F75BD12E2E2EF2BE1DED27C262D372A07AF5843AD6A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5L5thOWyvsiHzfpecOQEQ==</text:p>
          </table:table-cell>
          <table:table-cell office:value-type="string" calcext:value-type="string">
            <text:p>8F20ECE54620C756721AA3AD6C470702DA9C3306FE27AA33A8291C2D5E47E5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fK0n1kKP2x4iP_Quveamg==</text:p>
          </table:table-cell>
          <table:table-cell office:value-type="string" calcext:value-type="string">
            <text:p>F1E0DE026F995B15440D9861598731729E5B9086ED89ACBE229253FCBF3120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Hn_UX7FwRf1ADPtYw9zA==</text:p>
          </table:table-cell>
          <table:table-cell office:value-type="string" calcext:value-type="string">
            <text:p>F7E53755CDADD66E1C9B56E6BC4400B5AEFFB3C7203486DF6CE602180FC455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jjOTaq3yEOSvYvrPWLD7w==</text:p>
          </table:table-cell>
          <table:table-cell office:value-type="string" calcext:value-type="string">
            <text:p>C6D7A23AA2B672B10E1F3F201630B58595AB6499AD6F6CDA7DAC87CF5262B9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ieR2yWnoorv22gXpoC2A==</text:p>
          </table:table-cell>
          <table:table-cell office:value-type="string" calcext:value-type="string">
            <text:p>2F4B2F63D0210EC54F29055E21606BE4255724243DF4D3FBDFD47A36EF66B2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mNDLzqe-bgH5Wx1121C0g==</text:p>
          </table:table-cell>
          <table:table-cell office:value-type="string" calcext:value-type="string">
            <text:p>4B323CA0E0E7E8AC6CAF800F3459B8350A0BE58FE80AD8107CF59CF1B9A4E8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tOy-pQgXESWnCScGTGHQ==</text:p>
          </table:table-cell>
          <table:table-cell office:value-type="string" calcext:value-type="string">
            <text:p>745BD7242D1F046143E3F7536C33A279A2D84193E5D296CAF7DD83B025C138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0Gjt5SzCKn_euvHQpXegA==</text:p>
          </table:table-cell>
          <table:table-cell office:value-type="string" calcext:value-type="string">
            <text:p>06073D829D3D5CA77AAB8DBED2A684550239400AFA2ECDF4F79CC4DAC2E5ED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9S5SyJfMHgK9CKDa3n8Vw==</text:p>
          </table:table-cell>
          <table:table-cell office:value-type="string" calcext:value-type="string">
            <text:p>888D55E724578EB5DD5BE47BFC3BFF860C656FAF5C380007ABF62B21F0C98E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PEcvmSshoPuRlyyfyYv-Q==</text:p>
          </table:table-cell>
          <table:table-cell office:value-type="string" calcext:value-type="string">
            <text:p>03DB43F53795347F72DC61D43C16CEC6F0C4AD82922EE364819038296A276C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-sYq52fcrg8J-kRll2aQ==</text:p>
          </table:table-cell>
          <table:table-cell office:value-type="string" calcext:value-type="string">
            <text:p>18D6505C6EFE3C90159AC9643BD84A04460F756DEA7A007F291E3DCD02BF8B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13wiijw8_TSvJPbxLQkw==</text:p>
          </table:table-cell>
          <table:table-cell office:value-type="string" calcext:value-type="string">
            <text:p>B5296F998872505B669D9F479362EC2DBDA510935C3BA7824AC4F2641EDDEE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sKqZqe8WNOZvWkqadpBg==</text:p>
          </table:table-cell>
          <table:table-cell office:value-type="string" calcext:value-type="string">
            <text:p>E6540864E4315DFED4E9161C550CA211F726F1166D4F221009BA2A7F2824F9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lucb2S_FLd7nlB9YoyaQQ==</text:p>
          </table:table-cell>
          <table:table-cell office:value-type="string" calcext:value-type="string">
            <text:p>14553AD78C2F62F5896B136652DDCA9D2313205620D4D3CB48D928CEE6A35E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YBlQvVpUBJzNcGVF-Dulw==</text:p>
          </table:table-cell>
          <table:table-cell office:value-type="string" calcext:value-type="string">
            <text:p>E1F4E04671DCB2F8E1C0CCF9006F877DA6DB93E8EB06271EF817B1C1FF393C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AhQ3uaoMnNrlLuCaDm3A==</text:p>
          </table:table-cell>
          <table:table-cell office:value-type="string" calcext:value-type="string">
            <text:p>1F9D4451198434F13DCDB7304C66D8E6ECAB04B96673BD372F08FB80977099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goJQQofXoAxz5CP0q5pw==</text:p>
          </table:table-cell>
          <table:table-cell office:value-type="string" calcext:value-type="string">
            <text:p>51FC5A9116A045A7571D26C999DF680477D8385A000ADC936F843DEF1779EC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3HFHRP6dm_XhOlNTBTYiw==</text:p>
          </table:table-cell>
          <table:table-cell office:value-type="string" calcext:value-type="string">
            <text:p>63AA3CBDC48C08F03B9B9986D63CC8AAE5CAA4961EE0268802949548A8A491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5rTF_XuCgKdbbjn7m6aYQ==</text:p>
          </table:table-cell>
          <table:table-cell office:value-type="string" calcext:value-type="string">
            <text:p>72D0514DC0DBEB70A7D7CF7C4184CD10DD28A322BF09DA22C70B80145D4758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LurPJPlcc_RKz3HHX1-FQ==</text:p>
          </table:table-cell>
          <table:table-cell office:value-type="string" calcext:value-type="string">
            <text:p>9B1065CC2DE3C2AA2E25D4EF798370B999DF5FAA788B2EB3AF0D8EE6D32D71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ARaVreHf0wtWbtP0uKTFQ==</text:p>
          </table:table-cell>
          <table:table-cell office:value-type="string" calcext:value-type="string">
            <text:p>EAF0DB97661E2CA3A49A406F3EC2D260FFF0519F6173196B4F86E39B0E8060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YDlBsjEnDO0FXn0VORijw==</text:p>
          </table:table-cell>
          <table:table-cell office:value-type="string" calcext:value-type="string">
            <text:p>72B075C3F46FD77CD7474D7F800A832CE2563DFA480EEF9A028E7BEB805A04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YLtT28A9wJtrNj3aKZwg==</text:p>
          </table:table-cell>
          <table:table-cell office:value-type="string" calcext:value-type="string">
            <text:p>29124A6FA75337E5FB421B0CBDBFE57B434D7047CFFC4DC20854900797CD18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e-3o_kHdTtIbwEuehQFHg==</text:p>
          </table:table-cell>
          <table:table-cell office:value-type="string" calcext:value-type="string">
            <text:p>C5CAA8E1CE085F1DD1706595A59E00669564B03C5EF2DC86D79D3967F241F8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RHn0gBTQQxlc57Ku6Ovcw==</text:p>
          </table:table-cell>
          <table:table-cell office:value-type="string" calcext:value-type="string">
            <text:p>89AAE3CB2B4F9B3CDA158369DDD1FEF9F92166BF69A3C2F300B5853116C4E8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oro9a_6aODa4KMo24Mn1w==</text:p>
          </table:table-cell>
          <table:table-cell office:value-type="string" calcext:value-type="string">
            <text:p>9594286C7D499F278B2282B696BE0FF1C26734362300F8B54F5EBE115F4D37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8iZ4-KVEqO5_l01IDrI-A==</text:p>
          </table:table-cell>
          <table:table-cell office:value-type="string" calcext:value-type="string">
            <text:p>D5EB4C74792F4396E3C47F68A52CA3BE910617132EFB975A5FEADD0D4CEC39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p3sGc0qW4uNZicV3Teag==</text:p>
          </table:table-cell>
          <table:table-cell office:value-type="string" calcext:value-type="string">
            <text:p>2AD2DBC50145719D67A5AEC33A2A5EC0499012F301BEEE3A517F3B698C483F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5zn_Hw5-qLe2zQQl2Nuw==</text:p>
          </table:table-cell>
          <table:table-cell office:value-type="string" calcext:value-type="string">
            <text:p>C5E0D9EAAF9B951129281EE6124384630C28D53E6613169A051E34F5D80235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YnCynqYW6jVP9_U6PTIYA==</text:p>
          </table:table-cell>
          <table:table-cell office:value-type="string" calcext:value-type="string">
            <text:p>F85A06A856205F468CAC77BA727FA5DF2ED693FA44CB06FA07F4C8F84ABA77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4mXipKGc73TFRR3WLSXA==</text:p>
          </table:table-cell>
          <table:table-cell office:value-type="string" calcext:value-type="string">
            <text:p>7E5D250AA2C73E3D050C23F5F7FBB9C0D9CC71BC7FA6A849D95824A19CE145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LCtc5R0hVmKFytVaDEyg==</text:p>
          </table:table-cell>
          <table:table-cell office:value-type="string" calcext:value-type="string">
            <text:p>4441ACA32A9986C04FB9B8DC1AB32A090FCA538926FCF869135C59AE1F355F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1EoONakUqMvo7OkPNykfA==</text:p>
          </table:table-cell>
          <table:table-cell office:value-type="string" calcext:value-type="string">
            <text:p>F1AD822A55C54FBA55305DB2642C0017F98C60C7434AC6D41007F8ABD9EF90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3zt4G5tl8R9AzQQoVitZg==</text:p>
          </table:table-cell>
          <table:table-cell office:value-type="string" calcext:value-type="string">
            <text:p>208AE70DE1DE51B3ED8D8D7B279EBC7934BD85B4F294A615C53A04E70C2FBE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WPXoUcREvBSqXkofgj6Xw==</text:p>
          </table:table-cell>
          <table:table-cell office:value-type="string" calcext:value-type="string">
            <text:p>24294EA0BE4ADF0404CB6619FC1787CE43F3032609C6D23FC595AC4AF561B6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wtD5sLGIGWM0K_HHhkqHg==</text:p>
          </table:table-cell>
          <table:table-cell office:value-type="string" calcext:value-type="string">
            <text:p>396A9821CD5CCBCD87BD7CDF21A125DBB7FAF92B61F0F284E07DCE5A9B0AEA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XnaZNnVgbjINlkvxpNCWw==</text:p>
          </table:table-cell>
          <table:table-cell office:value-type="string" calcext:value-type="string">
            <text:p>A701332CBAFB914F3146EB566D8AA0D73690FACB016C54B8090CEF331A2FE9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7Al4bBEbTzbiHmk_Q5sRg==</text:p>
          </table:table-cell>
          <table:table-cell office:value-type="string" calcext:value-type="string">
            <text:p>CA0904D064B90E71A2E808BC6FF913B9CFACC39DA4F1820BFC2616750EE312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X5NdfAddfy-mW-vDcXRg==</text:p>
          </table:table-cell>
          <table:table-cell office:value-type="string" calcext:value-type="string">
            <text:p>8B2A6AB22D56ADA9B76BC4810F8978995B90A2EA506CF4AE18A7525DDFA996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PNnTCWWNA_vHDOZWt-g==</text:p>
          </table:table-cell>
          <table:table-cell office:value-type="string" calcext:value-type="string">
            <text:p>428F9D47FA342627AA2C722C41F8B12DD8E911189A13BD8769554BF4D6397D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RoVB_mQNPoU7MaHOOcLKQ==</text:p>
          </table:table-cell>
          <table:table-cell office:value-type="string" calcext:value-type="string">
            <text:p>D7039265B5B5F5F05A4B878EC6A6F1B4825995D5314C5E798CC721FA98C982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f2fH9lLkemfaoj6_UXccA==</text:p>
          </table:table-cell>
          <table:table-cell office:value-type="string" calcext:value-type="string">
            <text:p>610B95D6623C9BB0A783B91AFA8E18860EE69427E25E03535BAFAE5C6EFE6E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HmoeywTdhp6i7qfHg6TOA==</text:p>
          </table:table-cell>
          <table:table-cell office:value-type="string" calcext:value-type="string">
            <text:p>0642084A1A0CF85B2A9D60EC99E67C4085F8E85294F452CEE073F829746420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qikinmVbA1_KVLrmuCBA==</text:p>
          </table:table-cell>
          <table:table-cell office:value-type="string" calcext:value-type="string">
            <text:p>ADAD3A95E63FC86BED5CF348271A194046165B17D093D1CDBA907FE307F10D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bJgKHrnsiE43iDjKxfQQ==</text:p>
          </table:table-cell>
          <table:table-cell office:value-type="string" calcext:value-type="string">
            <text:p>2BC58850B27C9D095BE00589779441AF5245A8230117359E067C78409AAED9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R3pe_kq91ieMt5gNTLYA==</text:p>
          </table:table-cell>
          <table:table-cell office:value-type="string" calcext:value-type="string">
            <text:p>17295FAEF4A9B857F422B215E62ED40BDCFFF7575241FBC7D9E198AD4AD267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mVAX_r4TImyvAHdhYaxQ==</text:p>
          </table:table-cell>
          <table:table-cell office:value-type="string" calcext:value-type="string">
            <text:p>6D95E8E3A3D994FC7A99E10C6F6FA865E117CF50A87C4EC49B7EC79D08BF97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0aG7iOwDKAZlikApRTw==</text:p>
          </table:table-cell>
          <table:table-cell office:value-type="string" calcext:value-type="string">
            <text:p>FF2B3F474FF4E017082186A29C1745AF4A08C2D740D9DDA4B1528D041F1F96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SRHXYCq9JOkHCiWI-SVMg==</text:p>
          </table:table-cell>
          <table:table-cell office:value-type="string" calcext:value-type="string">
            <text:p>D02C495526B1490045892AF180A0C3272A60712A3A6485A539515E7EDB71D9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5RKHK-NbNOBspfSDAJG2A==</text:p>
          </table:table-cell>
          <table:table-cell office:value-type="string" calcext:value-type="string">
            <text:p>EDA961351782966E90D48B1CA3F89B144E80BC28BC9E212C709CD460A9590C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DZ4AYQG4lDNEK8bD3eInw==</text:p>
          </table:table-cell>
          <table:table-cell office:value-type="string" calcext:value-type="string">
            <text:p>9AA440786119A673CB2EEF0301415C0390708F4D26EDE5A415BF93FA0F8B49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uWPEqUlf64DXc1VZ35Ug==</text:p>
          </table:table-cell>
          <table:table-cell office:value-type="string" calcext:value-type="string">
            <text:p>44EF4AA128C4158FCF5177573ACAA2DBED72E7E8E7DF65D00169B449CC13469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VgSefjDWYBD60CQG7Z-Q==</text:p>
          </table:table-cell>
          <table:table-cell office:value-type="string" calcext:value-type="string">
            <text:p>B2DF04E95ACF645ADA844BCAE1580FED34BE7EF358248F0CE411CB88F4ABD7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N6NNNZqT4a1Ib2q6aOPtw==</text:p>
          </table:table-cell>
          <table:table-cell office:value-type="string" calcext:value-type="string">
            <text:p>400807B92F68AC32693883BBB8B87EBC66F44399AA8ED5C7C5D05A5DD4A0D7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qnNdhJueL0vF4wuOHf1pQ==</text:p>
          </table:table-cell>
          <table:table-cell office:value-type="string" calcext:value-type="string">
            <text:p>787469381A595EC04332C6FB6BBEE27AB6161FBA15CCCFFC4E353F77C78EE1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UoUahXLCqnNCS9oynqBwg==</text:p>
          </table:table-cell>
          <table:table-cell office:value-type="string" calcext:value-type="string">
            <text:p>B79470206B17D5D4B2E5D6D3EDB09E3C3101E02A1A980B3D6443999C3ADB3E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fAWvk6KRfgNIqqkPT66yw==</text:p>
          </table:table-cell>
          <table:table-cell office:value-type="string" calcext:value-type="string">
            <text:p>1920B6EB3A261D907E0DD4792BDE0090D961A01877A88DCB5F8786805D2FC2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fAWvk6KRfgNIqqkPT66yw==</text:p>
          </table:table-cell>
          <table:table-cell office:value-type="string" calcext:value-type="string">
            <text:p>AC43AD198DDA439FEA2E55005453025BE4D46CFFECE8F1A1B34E92F5894972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wtea4uAPkyx3wpfRroLoQ==</text:p>
          </table:table-cell>
          <table:table-cell office:value-type="string" calcext:value-type="string">
            <text:p>D35A1AFB8E1B069432ABD8809DC949D9BB2E8B0F0522F4B65C080226B42BDF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3AKzkGBihSerM2VZ0Cymg==</text:p>
          </table:table-cell>
          <table:table-cell office:value-type="string" calcext:value-type="string">
            <text:p>BDB39427528A874AE4DFBBB6F0635CD48330708359D24D3BC3654E3FB6E8ED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qJQF2X_2HqcNlbw5CSFEw==</text:p>
          </table:table-cell>
          <table:table-cell office:value-type="string" calcext:value-type="string">
            <text:p>D75F77ABDABD28DE7DEA47432B6CA3A612A21136BD39BAEC1BB9DD964B0A36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5n3ZCmGvvtWCkwOsLo7ow==</text:p>
          </table:table-cell>
          <table:table-cell office:value-type="string" calcext:value-type="string">
            <text:p>1EDC1925B60859F15B753FF073C33FA14B7FF9B5FD75B964780A79454A7920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O26TRNffkZqvg4f64Y5Ew==</text:p>
          </table:table-cell>
          <table:table-cell office:value-type="string" calcext:value-type="string">
            <text:p>D2CD7939885101EA12CA77D1AE72670FFDB0B878A309DC5ECCF995987438C7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9GOBAQFHkIJR24izB2zPg==</text:p>
          </table:table-cell>
          <table:table-cell office:value-type="string" calcext:value-type="string">
            <text:p>1920B6EB3A261D907E0DD4792BDE0090D961A01877A88DCB5F8786805D2FC2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w8v-4rVK9v5jCRbf_PaVQ==</text:p>
          </table:table-cell>
          <table:table-cell office:value-type="string" calcext:value-type="string">
            <text:p>75487CF4B23C9DF39E23922084CFE34FC9EAB0CB39E3A61913AFB2F110F5AE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nod2iDl_-c-dnl7_0U2Dw==</text:p>
          </table:table-cell>
          <table:table-cell office:value-type="string" calcext:value-type="string">
            <text:p>E1D4A446C8CAE3D7C0F2ACB34CD1DCBDC467CB7280AEF689D4944C1242D653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VRVdMs8jl9LQi12Uyd4aQ==</text:p>
          </table:table-cell>
          <table:table-cell office:value-type="string" calcext:value-type="string">
            <text:p>DF3EC18466D1EB1C28A11328674808EC490478BB99C03FA9C7CB44C0097520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SdVJwHwtaFv5t0BZTBhhA==</text:p>
          </table:table-cell>
          <table:table-cell office:value-type="string" calcext:value-type="string">
            <text:p>4988C594014BEA9EC8DCC715D0BB27118423694CB4EE58E5F7CB4EB0764347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Z1bLeNj7MlVBJcJd0s_Q==</text:p>
          </table:table-cell>
          <table:table-cell office:value-type="string" calcext:value-type="string">
            <text:p>97F78861D5642071DD7D6362B739AB5793FD748CEE136C1C67C48B3A22D99C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JGUL1F_MqqrOi_cVA-2g==</text:p>
          </table:table-cell>
          <table:table-cell office:value-type="string" calcext:value-type="string">
            <text:p>F1435F9B48A81892269C927CFAB33E492653346C7DA5B04E2964F9F1CE973C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RcYWzBFoqdYaREO_pWjg==</text:p>
          </table:table-cell>
          <table:table-cell office:value-type="string" calcext:value-type="string">
            <text:p>B0D1039575BCABC884AAFB14AD550B56B801D03BCE48D207DDD1ACD9E13B79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J2yLczLdhYV_jE06B40Kg==</text:p>
          </table:table-cell>
          <table:table-cell office:value-type="string" calcext:value-type="string">
            <text:p>32E2DDC4C08B49EBB233DB07FA60A244F9404FDD6218946060AD126074C0FF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VyzX0CcFER8lC4X_8zgw==</text:p>
          </table:table-cell>
          <table:table-cell office:value-type="string" calcext:value-type="string">
            <text:p>6D5AB33ABE11E834D428EA7E9352FE5782B8E1F5AD1EDC31690084C6CAE40D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92qkb2K3cmKcQK_484C5w==</text:p>
          </table:table-cell>
          <table:table-cell office:value-type="string" calcext:value-type="string">
            <text:p>9C4052EB9BB1CB65DDFC4D2339B2787DF2A0A9E02EBBFBE1B3CADBFCC1EF01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S8ey2RVzgWjXzk6_37BQ==</text:p>
          </table:table-cell>
          <table:table-cell office:value-type="string" calcext:value-type="string">
            <text:p>1CE0B60AEF61062200C13363AE630812A63473B826FAB95BDA065D2B519B5C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HBNHztENc3yy9jI0EhA==</text:p>
          </table:table-cell>
          <table:table-cell office:value-type="string" calcext:value-type="string">
            <text:p>41DB6DA959EB0B16D8E192E2BB1473A266F0EF6D2C4251028AC9BDE979F3C7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zt_zHGXzoGdlKAbOLcOQ==</text:p>
          </table:table-cell>
          <table:table-cell office:value-type="string" calcext:value-type="string">
            <text:p>33AD0C1A2A3810FF0BCA18D10CCB9D1E1C17A0E417DB0B8EE1B1BA98D16289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QRgQQ4T0RrOg3TGx6mIw==</text:p>
          </table:table-cell>
          <table:table-cell office:value-type="string" calcext:value-type="string">
            <text:p>F0693DD65F26F013624C30BF17619271006130535ED38893FF67B865B5ACAE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Bl_4Rf0uDAGkg-8ZfKEgg==</text:p>
          </table:table-cell>
          <table:table-cell office:value-type="string" calcext:value-type="string">
            <text:p>75DDDDB31E98D4A6E87B2C9E41E5AF29EA5CDA04F8CB0B3E624E2226933033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wLF3UxcS4Ho0_J7EOC9Q==</text:p>
          </table:table-cell>
          <table:table-cell office:value-type="string" calcext:value-type="string">
            <text:p>E4DF15A00448D8833F6592FF57507B5E34AC9D73AB662558DA116384CE7F0F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iiooAoHl_5KiP67EfOBQ==</text:p>
          </table:table-cell>
          <table:table-cell office:value-type="string" calcext:value-type="string">
            <text:p>E0E986F90A87A440CC007C7A2D51E8C91BF0B9E57BFD244CA386DD57E0763B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usutXEF-zC-1gp8PMYFg==</text:p>
          </table:table-cell>
          <table:table-cell office:value-type="string" calcext:value-type="string">
            <text:p>9E239C55970B9821E4C9C8A1404F3062E82FD6895A34805445E8B5D12C40A3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h-cBNDAu6R8DJJW26Ebw==</text:p>
          </table:table-cell>
          <table:table-cell office:value-type="string" calcext:value-type="string">
            <text:p>7767F1456B6324D920B3ED1BF5C10280C10A3BBDA6AC8808CF0D8147046A10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uRkYM4XVNX0TUaq28HkQ==</text:p>
          </table:table-cell>
          <table:table-cell office:value-type="string" calcext:value-type="string">
            <text:p>D06B78901EB4FC2A16252B2AB79C36FB7A445DCF38333399B60605361273CC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cnSbvCjJKxiyVuN1fDiw==</text:p>
          </table:table-cell>
          <table:table-cell office:value-type="string" calcext:value-type="string">
            <text:p>D7933B93210AA40F635054796DE6A55528C333103883F2315FA4C2B62C982E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nI4T4zjiQEhTL_3eAqXDg==</text:p>
          </table:table-cell>
          <table:table-cell office:value-type="string" calcext:value-type="string">
            <text:p>A2995DA5A54C210CEE3FEB4FB0475A29DB460168ADC20DA9496FC317BB3B31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y--xV8m7KeH-jJ196_d9g==</text:p>
          </table:table-cell>
          <table:table-cell office:value-type="string" calcext:value-type="string">
            <text:p>3B779A4603FFFA1668F988A3BBFC1E638F7F8C2EAA6B0A9095F0FDCA397E9E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MHq0Y33kxEpgxV4LB3bw==</text:p>
          </table:table-cell>
          <table:table-cell office:value-type="string" calcext:value-type="string">
            <text:p>8833EF782EB0BB85A2FE3CED257F2B24347E92E6CD24D6492FEF16A131857D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AsPU_Eh0wEhah_NRHBA==</text:p>
          </table:table-cell>
          <table:table-cell office:value-type="string" calcext:value-type="string">
            <text:p>5B6A5DDF69EB249635B52910C649CDD7B6AD8C2E2B621C07F369FDDBD2FA00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upDSO2WMqI8XkV93ZNkA==</text:p>
          </table:table-cell>
          <table:table-cell office:value-type="string" calcext:value-type="string">
            <text:p>78704C3909C983A993BBD953F4FEDDC39A574651E8BDC82EA4E2C82D67A42C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FNTssfmL2cD3ssCP5NvwA==</text:p>
          </table:table-cell>
          <table:table-cell office:value-type="string" calcext:value-type="string">
            <text:p>FDD09D7C958F2370F42D495DB403C2152C9BEC0D64482F77F4BA2FE8959425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XgpbNfZzGv59g6gBTT_tA==</text:p>
          </table:table-cell>
          <table:table-cell office:value-type="string" calcext:value-type="string">
            <text:p>C54B342B4845D2E22574C2FF7203B32A24F9A8EDEF65DEDFC382D784FD3DBE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dqWMBMEbbVBmnsoChlqkQ==</text:p>
          </table:table-cell>
          <table:table-cell office:value-type="string" calcext:value-type="string">
            <text:p>A3FD84DF179825473C48B59CFA5E6121EF8E158525876F2A94D8C14817ADE6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gvYwEB4R9H2HW-kqUgVg==</text:p>
          </table:table-cell>
          <table:table-cell office:value-type="string" calcext:value-type="string">
            <text:p>FEB84030C445ACE05CA87ED7E1AC1D3B3D6C199EC188D8D4E67796150BC50A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t-JRNVuzcopKRRWVjwZWQ==</text:p>
          </table:table-cell>
          <table:table-cell office:value-type="string" calcext:value-type="string">
            <text:p>F81A2F52B0EACEE76CA7222F9A9FA04FB2FD3E99D39B505D49BA275A2BD39C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ROCjNbNkjT5z2nfXTOWlQ==</text:p>
          </table:table-cell>
          <table:table-cell office:value-type="string" calcext:value-type="string">
            <text:p>813F341765695C501AED3C7B2A34B4E22BC4BAE390F2C2E8A6EA1337B40BAB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-TPuQrKf03DOqQiRNtWFg==</text:p>
          </table:table-cell>
          <table:table-cell office:value-type="string" calcext:value-type="string">
            <text:p>D71781C479447BBBEBE55C2B91ADDD2BFCF9342610F89E28C39D374FC028EE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mIPpapnPvAeA05hUjtxg==</text:p>
          </table:table-cell>
          <table:table-cell office:value-type="string" calcext:value-type="string">
            <text:p>ACE4F39B35B5AC68FEE4367C006C222BFA7360BA00E4ED0A0F790959376478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JRx6mJtkrfbfqKWUFPeqA==</text:p>
          </table:table-cell>
          <table:table-cell office:value-type="string" calcext:value-type="string">
            <text:p>8F95DF1AAFFC1C6ED0E066482B5A9D0894A3250DC52CE9010E5E64454FDB9C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ebf0YTclESXcrta7Pd6QQ==</text:p>
          </table:table-cell>
          <table:table-cell office:value-type="string" calcext:value-type="string">
            <text:p>8B8A9220AF6ACE1215BC1CEE292F75DBD55467473AD233D6BFC49C1F7ECF0A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qIzwoe9N3FzZ0uH0CCPZA==</text:p>
          </table:table-cell>
          <table:table-cell office:value-type="string" calcext:value-type="string">
            <text:p>863634F93E9B5AD5A35C75766BFCC76CBD86CAD2C9FE83F57BEF51E3878B1D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Qyf7Um4bsV5kf0IWzTE7g==</text:p>
          </table:table-cell>
          <table:table-cell office:value-type="string" calcext:value-type="string">
            <text:p>C4B02E0BBC3F9380E491B9EFE7564578FAA1332B2A0EFA525CF1AEE58DDB39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DGLoyXDxPYXv4Oq2FKbQw==</text:p>
          </table:table-cell>
          <table:table-cell office:value-type="string" calcext:value-type="string">
            <text:p>67972417700898CFA49F0383597845AB08CDAC1861573943AEBC3986892B2E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vCNQZuXIL-w6P6_BVB5Ow==</text:p>
          </table:table-cell>
          <table:table-cell office:value-type="string" calcext:value-type="string">
            <text:p>4980B8BD88DABC3483CCD35BE3B2B2BE072903499ED9E43F9E5902393C2A02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3Y2AlDtqgX9JWuxynBWA==</text:p>
          </table:table-cell>
          <table:table-cell office:value-type="string" calcext:value-type="string">
            <text:p>4F50796F42106EA24A31BF203483E57BDC3275E3ECF6AA223D117667888793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3Y2AlDtqgX9JWuxynBWA==</text:p>
          </table:table-cell>
          <table:table-cell office:value-type="string" calcext:value-type="string">
            <text:p>E752F93D1CE8B983B7203C129B4F560926AC0653522AD5B4D4BEEB8D3FFF64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O4quQRZlpv0BV5SRHG2w==</text:p>
          </table:table-cell>
          <table:table-cell office:value-type="string" calcext:value-type="string">
            <text:p>34DC3AA8867DA2F2D5F905DC1AA432F7324F4925FC53E65B1B17C4C8AC3B25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ilxJWwhdrBUhm-IZu6vg==</text:p>
          </table:table-cell>
          <table:table-cell office:value-type="string" calcext:value-type="string">
            <text:p>E06A4B814C95D498716315B66BD80502A0EDEE801103D9FB148304E41C1A69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ysoTsIE9xo63YNUEb_GQ==</text:p>
          </table:table-cell>
          <table:table-cell office:value-type="string" calcext:value-type="string">
            <text:p>5F7830FC7A670B76CCEBD5B6A75479A4AAB5E237A1CECA35681B8408AABE94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Jv0ld6hcMh7XQCRgEy-A==</text:p>
          </table:table-cell>
          <table:table-cell office:value-type="string" calcext:value-type="string">
            <text:p>90EA4B4DE1D6C3DF9F6FCB01A56FAB36D78E1A11E16DBE50CD1B0DFE70785F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JGYYXi3fQYQ6n78er0Fg==</text:p>
          </table:table-cell>
          <table:table-cell office:value-type="string" calcext:value-type="string">
            <text:p>FB0253171AFD260DBCB8E822A20C74C650AA0E20B7EE7975639C2AC305DBC6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pfullK_LucPulDB2JCrQ==</text:p>
          </table:table-cell>
          <table:table-cell office:value-type="string" calcext:value-type="string">
            <text:p>6743CAB0687D25829C033AC238783B0371BFCFEB972C7F5CFDD324AE9055D3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VdKGA3d2vtbJ7i73lFyQ==</text:p>
          </table:table-cell>
          <table:table-cell office:value-type="string" calcext:value-type="string">
            <text:p>EF1D97550A2C2DF9F0953E0DFF8CA0C98705A2C3EDBBD37C52A5A9D19CAD7C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2REaoKlivIOmXoE2AVLgg==</text:p>
          </table:table-cell>
          <table:table-cell office:value-type="string" calcext:value-type="string">
            <text:p>B44A8BF3994E7E810CC66B56939D0C0BCC1463224CC5F74D4E26D74CB17FCF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4XIziAZzHcnf7kz5G4xnQ==</text:p>
          </table:table-cell>
          <table:table-cell office:value-type="string" calcext:value-type="string">
            <text:p>0A95E47255F3D67195E227B1514FDD07F3E2DEFF459C64E440077F2A698053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FfqybeRX0l2NUcBuMtBQ==</text:p>
          </table:table-cell>
          <table:table-cell office:value-type="string" calcext:value-type="string">
            <text:p>5DFEBCA21ADC96F0A19D51513B681AA32734BA1CC392244BDFD68609C8A216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6Z95csMjUOiGK3f4T2-g==</text:p>
          </table:table-cell>
          <table:table-cell office:value-type="string" calcext:value-type="string">
            <text:p>EBC0F111C4C37E16B1E1E2E343FE23CC65B7579ACBEAAE4694E9D9B8E699BA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cf8KbxyQ-pz4xACwmFQ==</text:p>
          </table:table-cell>
          <table:table-cell office:value-type="string" calcext:value-type="string">
            <text:p>179F85963FA8F01D29B53B5007129320BACBA853AB7F84B351F2085DE208E6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FJ9tt3U1huH_7cYLY4Jg==</text:p>
          </table:table-cell>
          <table:table-cell office:value-type="string" calcext:value-type="string">
            <text:p>ABC56FF8387EDD257AFC43234A45E0D9CEF2E182C8365ACE2C56B2B4E79CF7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V15kQoNIYZn3la-SnlMA==</text:p>
          </table:table-cell>
          <table:table-cell office:value-type="string" calcext:value-type="string">
            <text:p>2585AA2FA666306EAC15897261B90A6F043409944E556594A26654E23ED4C4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WAko_8BT4BCDCqttqvXQ==</text:p>
          </table:table-cell>
          <table:table-cell office:value-type="string" calcext:value-type="string">
            <text:p>CAB662859838DD01344A3D63AC4909DE848DFB4F67184A4DC8AAA86C591ECB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he_Fqv-wCZzP5IHRubPag==</text:p>
          </table:table-cell>
          <table:table-cell office:value-type="string" calcext:value-type="string">
            <text:p>217EDCC8B2A564B5DA1D0C826DFB0EEE3051F3E534C902D4E952B57C6FA0DD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xnx4RPNAKGadvAyhBqZQ==</text:p>
          </table:table-cell>
          <table:table-cell office:value-type="string" calcext:value-type="string">
            <text:p>4F50796F42106EA24A31BF203483E57BDC3275E3ECF6AA223D117667888793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Zxnx4RPNAKGadvAyhBqZQ==</text:p>
          </table:table-cell>
          <table:table-cell office:value-type="string" calcext:value-type="string">
            <text:p>E752F93D1CE8B983B7203C129B4F560926AC0653522AD5B4D4BEEB8D3FFF64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uxBftYKMu9T1OUkZszaA==</text:p>
          </table:table-cell>
          <table:table-cell office:value-type="string" calcext:value-type="string">
            <text:p>7EE690E88D37F41BF9551D9CA14036FE9E9D28861F08CCC58B72B71B9BB561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zHmNISudC3EQpmWVi2HmQ==</text:p>
          </table:table-cell>
          <table:table-cell office:value-type="string" calcext:value-type="string">
            <text:p>0C3B31AD19E93544354F5796546B6FF8206DEF56D52C8BE891799585F1C0EF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xwlxhRORrgN18D9T60g==</text:p>
          </table:table-cell>
          <table:table-cell office:value-type="string" calcext:value-type="string">
            <text:p>E24C9BF553FAB3A73B511A47A318BC6C27709E05C0013A5DD9B8AB8E2421A9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fOd9l0SjJyXk_eEvgWleg==</text:p>
          </table:table-cell>
          <table:table-cell office:value-type="string" calcext:value-type="string">
            <text:p>5F99894BF5CEC01E56ACCEA89C234795152A3E551DBD9024297E1EB3B9C352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Yqq8480splghnx_jBQhpg==</text:p>
          </table:table-cell>
          <table:table-cell office:value-type="string" calcext:value-type="string">
            <text:p>B0CA4B9EAAD913124799F1A4C884A0FF7FA46BB6BB13A27CD83298E4D365E3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gkgIv9La_rJWz0PQ7BTwA==</text:p>
          </table:table-cell>
          <table:table-cell office:value-type="string" calcext:value-type="string">
            <text:p>DA82A3E768D8F85648351F370EB7996A9F1D7EC8046DBAEC52B7AD3D1D9192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g9fBUJqEy5lDYEQcNTxA==</text:p>
          </table:table-cell>
          <table:table-cell office:value-type="string" calcext:value-type="string">
            <text:p>9C84BD49A1D92741A510367D71610EFCF078A2D7C0BF0757F45F506CBF7FB6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MWb1yhWPaScZpvniaXbeg==</text:p>
          </table:table-cell>
          <table:table-cell office:value-type="string" calcext:value-type="string">
            <text:p>9EF7B6B9946FB5346048BC86367233BDF57F957C041CBF849B2CBEE076EE4C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PPlpmeYEd_uSc45QIjMw==</text:p>
          </table:table-cell>
          <table:table-cell office:value-type="string" calcext:value-type="string">
            <text:p>79AEFF85ABE31EBEBA40A58F0AB1DEF144E41B3ED593B8C1D19BBCE6E3C5F9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_qYxY5nOzc2EIg1qp24Zw==</text:p>
          </table:table-cell>
          <table:table-cell office:value-type="string" calcext:value-type="string">
            <text:p>E7BEF493116DEBCA0DA31DABE4682711A10D73B6C8F98BF5ED2B0BB6E5AF3F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HFd3_8zoL6HVJLZsK4TA==</text:p>
          </table:table-cell>
          <table:table-cell office:value-type="string" calcext:value-type="string">
            <text:p>DE71D17255927C36D535560DE569962023519E663974BC7F6B9660B1BCC203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PyAYK04vL5tM4zyGxY1tg==</text:p>
          </table:table-cell>
          <table:table-cell office:value-type="string" calcext:value-type="string">
            <text:p>0D3474976BFD17231FE806570C89F8108A45B87AA16ABF5BEBF79E3C72BA89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0LEvhdBNljz07lMMAYJBA==</text:p>
          </table:table-cell>
          <table:table-cell office:value-type="string" calcext:value-type="string">
            <text:p>6994EFE67FD4EEEAB12B43126DC24AD2F01CCFC5CB29D4362768776B674B13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e8kJYbdNZt50md5PV4dBg==</text:p>
          </table:table-cell>
          <table:table-cell office:value-type="string" calcext:value-type="string">
            <text:p>D4843106E14E819FD197DE93719EE4961BCE1C8A9F5610ED1D2A35636530FC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eL91noH1tT0tL__hbn1zw==</text:p>
          </table:table-cell>
          <table:table-cell office:value-type="string" calcext:value-type="string">
            <text:p>1E9D1E55FE65DB3F7BF3ACFB92B5340D339E19E7ABD89DE4F2CD678C4F5F0B2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6H8SZlrtIhYyXvvvaBZA==</text:p>
          </table:table-cell>
          <table:table-cell office:value-type="string" calcext:value-type="string">
            <text:p>D2D6656FF128E20141498215A4FCFFBF962FBE9467CA8734E164CC40EEB18F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MqVHRqwyPh1BJkk6AHmA==</text:p>
          </table:table-cell>
          <table:table-cell office:value-type="string" calcext:value-type="string">
            <text:p>8447E4E81E59A9D9D0F2DB0B798060C3E4316CA9C2D852DC63970DA0D4C29C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VCT2HbFSGJuKvNARG8jGQ==</text:p>
          </table:table-cell>
          <table:table-cell office:value-type="string" calcext:value-type="string">
            <text:p>F80BDF74AAC3A06CF55E69B70732858853940B36D51156B4580DC4DB060B0A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X9G0EO9uGtvJxMOhuCEg==</text:p>
          </table:table-cell>
          <table:table-cell office:value-type="string" calcext:value-type="string">
            <text:p>8EBEAF003AFAE4B044AA0F73C50A0BAD1A7199E510DB38FD48AF05D93F10F6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wSNdzOuooT66xKA-7eeHQ==</text:p>
          </table:table-cell>
          <table:table-cell office:value-type="string" calcext:value-type="string">
            <text:p>A30A1409AEC965FDDEDFD480090C3F05470526A226C92AB389315E31551875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FqS6pOWchEq1YtYtXcVoQ==</text:p>
          </table:table-cell>
          <table:table-cell office:value-type="string" calcext:value-type="string">
            <text:p>5A89CCC85D6EF41E074167DA2D0B285B0EEA2B58402F562F0EC6FAC1EB0920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qYaElKOaj6dA6lrwkQLeA==</text:p>
          </table:table-cell>
          <table:table-cell office:value-type="string" calcext:value-type="string">
            <text:p>19A155CAD91A4F99ABE2E029BFE63E3A75F2F47071408A6AF56A759B96B61B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IfXawTk68DTfidhetl4w==</text:p>
          </table:table-cell>
          <table:table-cell office:value-type="string" calcext:value-type="string">
            <text:p>11175A60BC9067EB8FDD7895AA9CDBDB18BA50FF097A53B6748B1EA1DDFFBC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oB4RzNI88xvREA0DTxGg==</text:p>
          </table:table-cell>
          <table:table-cell office:value-type="string" calcext:value-type="string">
            <text:p>51379203BA2B9FEA81779BF69C557F5E227EDC003CE2643BDEF94903E2F503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WefMUcgsAECUfsoN4KzEw==</text:p>
          </table:table-cell>
          <table:table-cell office:value-type="string" calcext:value-type="string">
            <text:p>CDC8419291B8D996B5ACA7A91FF89CA10049FA4BB74E6614DDE17654710991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XM7TShpZdVq12mgVo9UsA==</text:p>
          </table:table-cell>
          <table:table-cell office:value-type="string" calcext:value-type="string">
            <text:p>F2274A1024F06C9238A4B7EAC67765E69CD215B6C512F40F4F50F38453F4BE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BWnP5FkkRa3h4B0PnNdQ==</text:p>
          </table:table-cell>
          <table:table-cell office:value-type="string" calcext:value-type="string">
            <text:p>5422A0B90F2FA94F8975BF0E4981F6D860E60189CAAF3058554AAE92F94127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g0xassttn28HN85n-TZGA==</text:p>
          </table:table-cell>
          <table:table-cell office:value-type="string" calcext:value-type="string">
            <text:p>D76A7EFACB8F81663D89FDB7E6F36CECB8F8F1E3EA2BEF394E023B5B1FB677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iZtg4UJLu9jeTWPbqlEg==</text:p>
          </table:table-cell>
          <table:table-cell office:value-type="string" calcext:value-type="string">
            <text:p>530DF198C13D678574160D94BD73666EDF2572C92225D93A105BDB303073F0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--cJZWnXAz_8Fbg_Ygnw==</text:p>
          </table:table-cell>
          <table:table-cell office:value-type="string" calcext:value-type="string">
            <text:p>B7BDBA39E1F66F5C6C310F5D140A13EBB4F790198A5C74EAC8129353AF34D1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GBUEbeZzV7xZBS_LyV9Q==</text:p>
          </table:table-cell>
          <table:table-cell office:value-type="string" calcext:value-type="string">
            <text:p>AB26AE4A959F123E2A1BCDE94A5635F5C6600597644B50A69EF87A6FDA5B68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PhaGLU2I9tZzQkxfWpWA==</text:p>
          </table:table-cell>
          <table:table-cell office:value-type="string" calcext:value-type="string">
            <text:p>C02DDDF2EAF1067D160C2E9226D6F88D0CB06987C86DA9ED5F5A101C569999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xrK0P4T5gf02MkfVXjQXQ==</text:p>
          </table:table-cell>
          <table:table-cell office:value-type="string" calcext:value-type="string">
            <text:p>B5420F88937FE9FE1529B7557BC5B79FA4770337AD31B614772A75D1632951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hFIZ-ZzGMLYefdMEBLvSA==</text:p>
          </table:table-cell>
          <table:table-cell office:value-type="string" calcext:value-type="string">
            <text:p>3727647FA347D9F171D5361786069CA0CACE9D491397821E89209B665838E3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bHShALiZtS4lRkGGeA9A==</text:p>
          </table:table-cell>
          <table:table-cell office:value-type="string" calcext:value-type="string">
            <text:p>B5D12D564FD4A327D3A8E8387C16EF701D75454293E813491D8F301BBB06BB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rKvlCKBdPf5ALCQmvW_w==</text:p>
          </table:table-cell>
          <table:table-cell office:value-type="string" calcext:value-type="string">
            <text:p>9F809C0B1E654509D559DAF54AAD10A9C0193EC2ACD7BA2B889F163C38B168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xLww2A1wejVNS8D4FXw_w==</text:p>
          </table:table-cell>
          <table:table-cell office:value-type="string" calcext:value-type="string">
            <text:p>C0BA65012D66D86ED1FC415174321F5A018337B98FEA310C26A57510B024DC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wkWQIk_OBmyYdWRQcwjHA==</text:p>
          </table:table-cell>
          <table:table-cell office:value-type="string" calcext:value-type="string">
            <text:p>02D3E083EFB10A9B4E112532B2E63AC84C67DF15C4AE81EF7B8F89B383D546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xbWxttuVmw5zLHyJeAFVg==</text:p>
          </table:table-cell>
          <table:table-cell office:value-type="string" calcext:value-type="string">
            <text:p>4CB99AE4ABBD889448481CE1278198A862801B7F5CB2C730980C690CC3F508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Qkj2w--vt-slkoGp9hAYA==</text:p>
          </table:table-cell>
          <table:table-cell office:value-type="string" calcext:value-type="string">
            <text:p>F1C9BE444A2190F08566F494F42EE7D7E74DBF49720AAD1B2006A129EFF9F5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Beartv0UIoprOLObYVXqg==</text:p>
          </table:table-cell>
          <table:table-cell office:value-type="string" calcext:value-type="string">
            <text:p>3200E5BBF612993CA86AE803C61BC5C2395C7410957BD0DB47FE903D9C28D1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weRBClONZWql43XFRbTIA==</text:p>
          </table:table-cell>
          <table:table-cell office:value-type="string" calcext:value-type="string">
            <text:p>5F2454BDD6041002E1EA87CE718907B21B3E4978CC22AA0F43849782FCC7C0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yHa7BkaYlZveba9ss1m9g==</text:p>
          </table:table-cell>
          <table:table-cell office:value-type="string" calcext:value-type="string">
            <text:p>FAE47708CA0EB939D35776D7E17C16A4072AFD54ADE3DD4B205012D59D25A9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BeHCUwrJBn3WQH3_5bTiw==</text:p>
          </table:table-cell>
          <table:table-cell office:value-type="string" calcext:value-type="string">
            <text:p>D168F858518EFC02757D470D7BAAF7686D3F7B41EBD23E293310B241C3EFB7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8UaeOUNkJAMbGMr17XwtA==</text:p>
          </table:table-cell>
          <table:table-cell office:value-type="string" calcext:value-type="string">
            <text:p>69BA79401738B99BA7AEB697746D8C38E387AD2DFF1A9AF5AF357D06196EC8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ThCgyuhtVlsxJMqYlGaA==</text:p>
          </table:table-cell>
          <table:table-cell office:value-type="string" calcext:value-type="string">
            <text:p>D52C91998035AF75ABC1941BB76E195E6CA0FEFB3E760421964D8927315D33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wSdAPQruM7o7lta8Wsng==</text:p>
          </table:table-cell>
          <table:table-cell office:value-type="string" calcext:value-type="string">
            <text:p>41CFE018E24C973B61C83B99D6BB7EDA43A0F75CF63447A42F299DF641DC81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xX7e_nwaJlpYhM_5CiCMw==</text:p>
          </table:table-cell>
          <table:table-cell office:value-type="string" calcext:value-type="string">
            <text:p>03A9AB957C3DE67AF68A7EEE8DFA6614C8F2DC3EFC8E5DDFEE13038C305DD8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SpTpgi0Q2xU8ptyp1fyQ==</text:p>
          </table:table-cell>
          <table:table-cell office:value-type="string" calcext:value-type="string">
            <text:p>60B314203DF1037ED757864D40D44CDB466E074F2C6658743333B97F62FF68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NSsGBaB99tCot7EO_4Hg==</text:p>
          </table:table-cell>
          <table:table-cell office:value-type="string" calcext:value-type="string">
            <text:p>D3E8E743629D491C5F261388D5B6DA2AADB4944420683BF57A548183A20B42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26q0Q7AZKYvvc4hTIjnQ==</text:p>
          </table:table-cell>
          <table:table-cell office:value-type="string" calcext:value-type="string">
            <text:p>305819CE883D6F717C4D0565443AFB021B1EC45A17D14829BA235A67A5C79E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eiKCgPg83elchPoDcsAA==</text:p>
          </table:table-cell>
          <table:table-cell office:value-type="string" calcext:value-type="string">
            <text:p>2D7E7E430068DB1C4E544F4DA0D1BAA2B438A04AC2EC0856FB356CDEF3F70F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ogcDW5URXC81lEiuM0HQ==</text:p>
          </table:table-cell>
          <table:table-cell office:value-type="string" calcext:value-type="string">
            <text:p>C15228AFA7D509D1E5C5135F5B8C606108855063F9C1D255F950C08BE4CF0E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xxgGRsG5_tO6LW432zXrQ==</text:p>
          </table:table-cell>
          <table:table-cell office:value-type="string" calcext:value-type="string">
            <text:p>0FBCFB2A145F044AA2AB122ECAD5CFDC73A901ABF9B54826A41BAD7980C3EC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BEAxGCW-CXqeRDr-H4gKQ==</text:p>
          </table:table-cell>
          <table:table-cell office:value-type="string" calcext:value-type="string">
            <text:p>B3CBF152BE10AEB5BDEEB5EB9540569FB00E0D1F89FD9E1AFCA1D1FDC11E01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a_whFapwF_MMF4lCwSyg==</text:p>
          </table:table-cell>
          <table:table-cell office:value-type="string" calcext:value-type="string">
            <text:p>80699E30957FDBF18A955BC1F31D37B63C2680C683087BE7BC2AFA75CFB923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bq0dYB5MQsMBMFJzAwQ==</text:p>
          </table:table-cell>
          <table:table-cell office:value-type="string" calcext:value-type="string">
            <text:p>9C4261FB49045ED8ED9639CF3FDA68CAD09E8533E3D211DC448D530301C5DDB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SlhWHLO9-fz-mPJlK7UQ==</text:p>
          </table:table-cell>
          <table:table-cell office:value-type="string" calcext:value-type="string">
            <text:p>7A2AFE87EBA13398BF1C0441883FF32E855597A17F04555F70387962E8ED9A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PMPXQjhRFWe-gpwZJDA==</text:p>
          </table:table-cell>
          <table:table-cell office:value-type="string" calcext:value-type="string">
            <text:p>B338B6075FE34AFFCA1ABE8EB763A42555F32CC0E4A2DE126F1BF64610DAD8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TLlsivYmkNBDIKWoADoPw==</text:p>
          </table:table-cell>
          <table:table-cell office:value-type="string" calcext:value-type="string">
            <text:p>AA1B27B3AE61A35AD9581A20714C4B844F668AA7BDAA74432E498392E1D04B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8ZKPqR72oMzqwj5F7EWqw==</text:p>
          </table:table-cell>
          <table:table-cell office:value-type="string" calcext:value-type="string">
            <text:p>D8088FE1722CEC4C3E8F0B7913EB13A26C6A4E355E31F060053A061FC3A04C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LUpALNMLJC1j5BSt2PVnw==</text:p>
          </table:table-cell>
          <table:table-cell office:value-type="string" calcext:value-type="string">
            <text:p>13FBDB8AB1847D6B49794806844DA461FC11A1C12CB0B7049220DEBD6AF28D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BVF4Gc7azGK2xt7r8Wog==</text:p>
          </table:table-cell>
          <table:table-cell office:value-type="string" calcext:value-type="string">
            <text:p>E196BA256F343C7FB809D3429F770219F15AB2515C0F9B06967F498E6FBDA6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Qcpd6WS8Gdmedi4C-_7yA==</text:p>
          </table:table-cell>
          <table:table-cell office:value-type="string" calcext:value-type="string">
            <text:p>DD98248D4889433B4E6372C2870532EED7340BE3B46C6D8F3E2D78AED00957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U6WUZUpZnSFm62a6Pwf7w==</text:p>
          </table:table-cell>
          <table:table-cell office:value-type="string" calcext:value-type="string">
            <text:p>4C0AD23CCB1C1D8CDC8EF033B14C1E1D1B0703BBC14AD71C5A732AF04337CD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WNAtsnIZrfifGT5htAi5A==</text:p>
          </table:table-cell>
          <table:table-cell office:value-type="string" calcext:value-type="string">
            <text:p>5AA984324316F6563E5EF9E7D1C49EBD8B38ED7E7F1A9526D2254D58E98210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_aQ6-_vK6yBDRISPDHs0g==</text:p>
          </table:table-cell>
          <table:table-cell office:value-type="string" calcext:value-type="string">
            <text:p>6AB457475A4E8E5244A55EEB68C802F1B96D6EB6C33FA89D10A38645CC09C6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tXGZqUnpACqKL1UrLyxlQ==</text:p>
          </table:table-cell>
          <table:table-cell office:value-type="string" calcext:value-type="string">
            <text:p>B4BB0B9C65E8213DDC38670387C5C21195962D56555105969D5A668D519848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DjB8SP8JU44aLq9QSdwng==</text:p>
          </table:table-cell>
          <table:table-cell office:value-type="string" calcext:value-type="string">
            <text:p>571EAFA7B6C99F13F8F393E07ADEF55748EE639A701B5BF556B9C5FB44509E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Uw3TWE1wDHVAWnZjADwyA==</text:p>
          </table:table-cell>
          <table:table-cell office:value-type="string" calcext:value-type="string">
            <text:p>E066FFC236AEFE6814FD2939DF2F88A76A9B0C7364E1E6F2F3B35F1483B332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ZoyukXxoiPVCt1deiy8Fg==</text:p>
          </table:table-cell>
          <table:table-cell office:value-type="string" calcext:value-type="string">
            <text:p>4800F52BE1BF3E5791F74D6A2345AA1210B9AD5B5A7E52162B28753A0193A9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DZ-AfzBY8D9X-jQx6p4yg==</text:p>
          </table:table-cell>
          <table:table-cell office:value-type="string" calcext:value-type="string">
            <text:p>A871D19BFF92A152D15F4EA04CDAB7FFF488416AB6980824AE2EDB38432A45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lVpxwnjU7ZvPpvEnkZg==</text:p>
          </table:table-cell>
          <table:table-cell office:value-type="string" calcext:value-type="string">
            <text:p>7DF59A2F7E53B8CEE69F52E304C62D903D63542E4E2C99C5D7BD9D3F87AFFD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9UoVdIGSzjPqRSmE2DvYw==</text:p>
          </table:table-cell>
          <table:table-cell office:value-type="string" calcext:value-type="string">
            <text:p>79BBEE0DD04AC65FF6220455BC1AFBF1ED07319FD65A7D6896E1BF631BCE06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PdAHhNdn82A81qcqaRPw==</text:p>
          </table:table-cell>
          <table:table-cell office:value-type="string" calcext:value-type="string">
            <text:p>B1EAC46E9BEBBDE9420BE7F5ADFE3668F116E71688F23D530922BDBF330EC3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ciSCKWTIyJ2ZFQO7A44Q==</text:p>
          </table:table-cell>
          <table:table-cell office:value-type="string" calcext:value-type="string">
            <text:p>19C715093EE0A25932B9446516D41072EE227A2B7058E1956BD1805D95AF32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unLNvGSmq2KnKL0Bp_Xw==</text:p>
          </table:table-cell>
          <table:table-cell office:value-type="string" calcext:value-type="string">
            <text:p>39A37F9AACAA14C75D3C80C2144295CADC094BEB1C3DD694518046029F3304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jLgFjbyqe8-gi_6xJSSA==</text:p>
          </table:table-cell>
          <table:table-cell office:value-type="string" calcext:value-type="string">
            <text:p>9A8CD2F4B78AD77DBD185CAF785F545577B070F50B606EF722B976AFB7D4DD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N6lDBIoVgxW6EFRcvOUw==</text:p>
          </table:table-cell>
          <table:table-cell office:value-type="string" calcext:value-type="string">
            <text:p>D1613878A3E6CE7D0C72C407B0E6ED92B8F9958546B8544A2F5C456A799AB6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g-LbFZx6NdyUowMlbDesA==</text:p>
          </table:table-cell>
          <table:table-cell office:value-type="string" calcext:value-type="string">
            <text:p>B7E324958C5F60641EAC3E4FE4BE6BE54943140B5616DC9B85EB5D157DB7F5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kX3X-GEY7wCAKfBqHBEkw==</text:p>
          </table:table-cell>
          <table:table-cell office:value-type="string" calcext:value-type="string">
            <text:p>7E294AE7F121C4541EB8014E30950179ECCB504AA2D475694D19AE00883F62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Oqh58imuru23IwsdNSJA==</text:p>
          </table:table-cell>
          <table:table-cell office:value-type="string" calcext:value-type="string">
            <text:p>FB0B1754507A85AF7206EAAE37D290882AC847E8B526BF0FCDFD0BFE3A1850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xA-g513-OgQ1foQBZFbQ==</text:p>
          </table:table-cell>
          <table:table-cell office:value-type="string" calcext:value-type="string">
            <text:p>352EC293F8A0BDD99C52C20DF53551B82BEE4DDF6EC23B8010B339A20753A5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BULBpAs10wWNeAIFeV53Q==</text:p>
          </table:table-cell>
          <table:table-cell office:value-type="string" calcext:value-type="string">
            <text:p>1A04940A7A8E22C332B8522AEE5CEF393C40D02FD3C1058A0DFF2184659E49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2Km0m035MFbg_WFX4ZgQ==</text:p>
          </table:table-cell>
          <table:table-cell office:value-type="string" calcext:value-type="string">
            <text:p>6B9938EAF8FADC65486AB19DAB06513D21C528922C3FF8680076AF161651D6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lUIVZh1ZEFQAD9E_AWmdg==</text:p>
          </table:table-cell>
          <table:table-cell office:value-type="string" calcext:value-type="string">
            <text:p>4634C29DBCF77EE3F864A3B64320AA08DD56017913AC5671E295351196CC47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nm0xQK5dwWgP5dGBJT9Zg==</text:p>
          </table:table-cell>
          <table:table-cell office:value-type="string" calcext:value-type="string">
            <text:p>221A00117187F067BCE04259B7D4C6EA5142C6433262714BC83DF3857DD3B4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7EAYogDfyl14yzfsyi1Cw==</text:p>
          </table:table-cell>
          <table:table-cell office:value-type="string" calcext:value-type="string">
            <text:p>B222B90BA567CBAC1C2FD71D8926C756DA73AC13019E5D9021A02E8F71952C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vnZiNZJzfOV_V8SUkXwQ==</text:p>
          </table:table-cell>
          <table:table-cell office:value-type="string" calcext:value-type="string">
            <text:p>B068C9FF088C1BA8E198A5111B3BEC83A588A7F7936F88708DCE832A6BAF2E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oG0NwOo3Y9IrdxNbpZjg==</text:p>
          </table:table-cell>
          <table:table-cell office:value-type="string" calcext:value-type="string">
            <text:p>B30A0C387803823B169183F63BFD94A27B2F5DB4F65581F26B43D08C1F9B60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f-wQvk1BHqz4roTRB3Vw==</text:p>
          </table:table-cell>
          <table:table-cell office:value-type="string" calcext:value-type="string">
            <text:p>404F844EDFB6FEBF145A6EA664D2D8A16EAD2D511513A4B60EC0F562DFD691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-Sasm_ByYFFCHPZ-ySSuQ==</text:p>
          </table:table-cell>
          <table:table-cell office:value-type="string" calcext:value-type="string">
            <text:p>897A7774F6AA205A48345229932E2A714035E4E464151A785329BFC891B6E2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DFJXydma88oxF96X9pdag==</text:p>
          </table:table-cell>
          <table:table-cell office:value-type="string" calcext:value-type="string">
            <text:p>84FF45F8D5EDF3236546E20173DAAF76F432A332FB63C604A0E371F80377B7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fO0xn6wflolk3UmeOmPA==</text:p>
          </table:table-cell>
          <table:table-cell office:value-type="string" calcext:value-type="string">
            <text:p>A5636641B25E4752160B3C52155E686F14A898CADB4F3B441E05D01E7F2DBDE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IHXlY0kSgFlDrVcykE4g==</text:p>
          </table:table-cell>
          <table:table-cell office:value-type="string" calcext:value-type="string">
            <text:p>CC1D87CBC9F5FA75121E2DD9162221A4BAEC2375715A9B3A25DED240C0C0DB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Y6wZ3kju6bBJPhQJiE3sw==</text:p>
          </table:table-cell>
          <table:table-cell office:value-type="string" calcext:value-type="string">
            <text:p>05C1629C00DDDD2E1EB1564710689CD990E9CE856CE143A914D62DFE8E0E96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_nUHCeYNgauIYZvf7ll1g==</text:p>
          </table:table-cell>
          <table:table-cell office:value-type="string" calcext:value-type="string">
            <text:p>7FC4BD8739B0EF01384659779D16EF91986BEB3AA6B1CD1554D2820854B2AC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BGXFv5mQ6BP95pnNEl8A==</text:p>
          </table:table-cell>
          <table:table-cell office:value-type="string" calcext:value-type="string">
            <text:p>49B206E7490954BCF78526205B091494ACB374D550B1C94D743B10AE2EB7AA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L21h2v_Ql3n8WQ5AZ5vA==</text:p>
          </table:table-cell>
          <table:table-cell office:value-type="string" calcext:value-type="string">
            <text:p>EDB3B51D720020BA7C8F32BAD1A0B425C2B7164DC029ED33817E5EC9996AC4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ZUvkpzzurzgvjTpBDs_1w==</text:p>
          </table:table-cell>
          <table:table-cell office:value-type="string" calcext:value-type="string">
            <text:p>50BD90764A8DCD4F240102D2BD5AC3788A1F90A514C2985917182B3179C4B9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71__5gfetey8IUrw9J78A==</text:p>
          </table:table-cell>
          <table:table-cell office:value-type="string" calcext:value-type="string">
            <text:p>2809DC06A570BA990584FF33B3D65543E5AE3596A29E8784E7B847E5709BC0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VfD8wyPr-cDvGIDIgC7g==</text:p>
          </table:table-cell>
          <table:table-cell office:value-type="string" calcext:value-type="string">
            <text:p>A001AB2CEBF43404C6C59EDB02BABFB2CA7ED2859C5577329712BFF4844B68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NgoQHdyp2K6vok0PkVo6Q==</text:p>
          </table:table-cell>
          <table:table-cell office:value-type="string" calcext:value-type="string">
            <text:p>7AD0472B02A894261FF9F967B18A56D328720B9F9CBC77E8AC67625BEE3BDB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4MDeRWy5Epv5VrGZ0i0cQ==</text:p>
          </table:table-cell>
          <table:table-cell office:value-type="string" calcext:value-type="string">
            <text:p>7378BB621618898137174B559EBFCD3DC54E9727BC61A52C4AEC8EB6CE9147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-wn_UIJRdQcPShreOBPw==</text:p>
          </table:table-cell>
          <table:table-cell office:value-type="string" calcext:value-type="string">
            <text:p>21353521F7BAC4068565AD4949777C69407D79A3303898638BB1F225B2628D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6CyjTPvA8ZzSvs5B8VOtQ==</text:p>
          </table:table-cell>
          <table:table-cell office:value-type="string" calcext:value-type="string">
            <text:p>E27F523B151EF8084E4C5D630CA53F5B8D96B07F6BF28D1BE2D2604845E742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jqonBQlp58j-2EnaTopsw==</text:p>
          </table:table-cell>
          <table:table-cell office:value-type="string" calcext:value-type="string">
            <text:p>41A57CE735B2733EA7A4ECA6562167AAEFF957C2F4518413A14A362DE06D36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uxm3zugINteYY24Z4bpsw==</text:p>
          </table:table-cell>
          <table:table-cell office:value-type="string" calcext:value-type="string">
            <text:p>BA75147604E82CBC51B2DD041434F112D6B2C4FBF08A85959FC851B62D0C25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VNy2bWlRUdCuEPwE6uuHQ==</text:p>
          </table:table-cell>
          <table:table-cell office:value-type="string" calcext:value-type="string">
            <text:p>8D3C337BC215CAB12951B9367BB8CC1DC878932F2F95131AE309361485E07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-uAGhxobsVHUo8e1i0Tyw==</text:p>
          </table:table-cell>
          <table:table-cell office:value-type="string" calcext:value-type="string">
            <text:p>E8EB0C528B2339E13DAA52A5D2FD9AD7511C9D173906E3270A68290C863148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vSgnJGnXW9i4FaINmmqoA==</text:p>
          </table:table-cell>
          <table:table-cell office:value-type="string" calcext:value-type="string">
            <text:p>59631C31F2D5C4A5F7E741DFDA198045D112988F3BC05818DEB7A5B46CB4E4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uXYeOI-xfYrJJyNEbS4Fg==</text:p>
          </table:table-cell>
          <table:table-cell office:value-type="string" calcext:value-type="string">
            <text:p>330E2152AC4C8F80DA0CB8DF25CCB2D73BF878A785487F7970135DDA562223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JCSPlD_XwaAReg4o57Psw==</text:p>
          </table:table-cell>
          <table:table-cell office:value-type="string" calcext:value-type="string">
            <text:p>220C899F957305A8CC799420A0413CC523FFBB03B0BBD39E19E9110FEB716C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xbfPQNFJpt2quQDO0pNrw==</text:p>
          </table:table-cell>
          <table:table-cell office:value-type="string" calcext:value-type="string">
            <text:p>404BE49104317F93C3F51D8B338FD796683AB2BCC75BB4522E2F0685F06928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4Qp1x9HmhT_YKtASMkREw==</text:p>
          </table:table-cell>
          <table:table-cell office:value-type="string" calcext:value-type="string">
            <text:p>ED1088565A0DECECBD137CB2FB627A03ED1FA0E26858C5E91B99E910FC0348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tFacO0VOlsG3gSwppMPAw==</text:p>
          </table:table-cell>
          <table:table-cell office:value-type="string" calcext:value-type="string">
            <text:p>1ED350B9883949530B0424B19A3CC2A6C8BF30C7308C04EE0762E77E03B76E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_7Pv0KOVm-ZirIt-bqdbQ==</text:p>
          </table:table-cell>
          <table:table-cell office:value-type="string" calcext:value-type="string">
            <text:p>C0396260587FA9F24EDF93D3C813FB146FDBE28F7E7EA22B1B4D8DA8DC67BD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ppQwLWgEzULUBe3Wh6LSA==</text:p>
          </table:table-cell>
          <table:table-cell office:value-type="string" calcext:value-type="string">
            <text:p>7B361D9CC55E502850F63B6E960EA2B8A2EFC945A1D330300E953FC59A3235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1NarMQ8bYBwhU7k97Wgg==</text:p>
          </table:table-cell>
          <table:table-cell office:value-type="string" calcext:value-type="string">
            <text:p>C2678CE91E6A7D967606418B98E65CD295720FE689D7B7DDD26D6CEFE1EDDB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rP8AoBIt1ibPDNugA1Qw==</text:p>
          </table:table-cell>
          <table:table-cell office:value-type="string" calcext:value-type="string">
            <text:p>4754C62CBEC4DAAFD377FA25BBB6A4A5C3E737EBE7B54FF8DA0D213688ECD3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tk44_eqgaP3HH22BsGbjw==</text:p>
          </table:table-cell>
          <table:table-cell office:value-type="string" calcext:value-type="string">
            <text:p>B6417D463D536C6DE8434CEA877ABC25B47DB7C3FEED1C2B1D3A424117ACF9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wqLdTdihTsnDEsvYyVnyg==</text:p>
          </table:table-cell>
          <table:table-cell office:value-type="string" calcext:value-type="string">
            <text:p>25E081A72DF794DD9441B6F271D679618C853A0E33D39486755C86164A5762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kzLCq_SEJnpHjCsaWdAA==</text:p>
          </table:table-cell>
          <table:table-cell office:value-type="string" calcext:value-type="string">
            <text:p>6650F89C03E12E5201417C4A447035CF2C75A85C7D507D7C909061085ED107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mVsMnE69gZoBfw4NFC7Q==</text:p>
          </table:table-cell>
          <table:table-cell office:value-type="string" calcext:value-type="string">
            <text:p>1E612EE7945DD092661BFB9118A3C579AC231AEFF18CCCE5867FED038506F7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9lzfwYieM4DPS3lcohMXQ==</text:p>
          </table:table-cell>
          <table:table-cell office:value-type="string" calcext:value-type="string">
            <text:p>C07068D862FFD8A8105F77B53EC64F20AAB0C0727EA930C45F55B762618D47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KdmlE0bSe0vlBqKc2d1OQ==</text:p>
          </table:table-cell>
          <table:table-cell office:value-type="string" calcext:value-type="string">
            <text:p>B66BF1CE9AF408B329873A670738E4865FCA5400297897B4E481B83234958D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Crf39klBX3YsxeJ0K2Sig==</text:p>
          </table:table-cell>
          <table:table-cell office:value-type="string" calcext:value-type="string">
            <text:p>5F7EEE1EB9488A8B900594C2F0119641B49B858BA3C0ECD2355E2CA179DF4F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7ghb_web5oLjwCApLmb2w==</text:p>
          </table:table-cell>
          <table:table-cell office:value-type="string" calcext:value-type="string">
            <text:p>B6BFC19D8EA15BFA2000E106F269B6AA38697923FF2CED912E643180FC8827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WWMm1CKKc-SZZTODlmAQ==</text:p>
          </table:table-cell>
          <table:table-cell office:value-type="string" calcext:value-type="string">
            <text:p>2A7C936E826234D7AE7647DB9E88431BC59D9F4853C1546AB7657C334E8EE4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Anoq5AjKHdkHOLaVe64ag==</text:p>
          </table:table-cell>
          <table:table-cell office:value-type="string" calcext:value-type="string">
            <text:p>AAC20BE1C04076D84DC4AE5C5732259D044F3B0412B12282B9E12116259FB9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EkbkAl96V0w58HCaM_33A==</text:p>
          </table:table-cell>
          <table:table-cell office:value-type="string" calcext:value-type="string">
            <text:p>597ABBA6A139FBE7599940EE4808050CC4DE49FC6CDC3DB21C7BE1D2D6809C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LUcMnque2oHvajrcpJ7xQ==</text:p>
          </table:table-cell>
          <table:table-cell office:value-type="string" calcext:value-type="string">
            <text:p>64B7AB3EDEEF97704A82FC90A6EEBF368A25693E5B4C50B96665719D40C11E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GvW_YMvYkEaMd6Jz6BVA==</text:p>
          </table:table-cell>
          <table:table-cell office:value-type="string" calcext:value-type="string">
            <text:p>77A3717A90DF38B14A416B5A7EB7F127757B128CDDF4DD9C6D8897065F1045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w8fzwaGJIs8hTMsrQLOg==</text:p>
          </table:table-cell>
          <table:table-cell office:value-type="string" calcext:value-type="string">
            <text:p>DC552928AC24EB05D0707247CFDB0867DA30673B93396D3853A2130AAB2105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ffENsz1jo1-C06F73_eg==</text:p>
          </table:table-cell>
          <table:table-cell office:value-type="string" calcext:value-type="string">
            <text:p>DE6784DF32C3D4A1C1310B8BFC5BB139FE8CF8BE0455861EAF2FD2E0C0CAA6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Dm4tE5ZsUNaGcLn93iDw==</text:p>
          </table:table-cell>
          <table:table-cell office:value-type="string" calcext:value-type="string">
            <text:p>2DE110F7947A00D9F2B7853468DBB4A629D429F2E0F82808D63B4525612B93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8s9QYtmL7bVTt9K46GpQ==</text:p>
          </table:table-cell>
          <table:table-cell office:value-type="string" calcext:value-type="string">
            <text:p>E49DC2910F1C728AC253FE69941BA4A0FF78B0080CDE355C4D3109B6666EA5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d_XsVicJ_YAOxJ1YqN7sA==</text:p>
          </table:table-cell>
          <table:table-cell office:value-type="string" calcext:value-type="string">
            <text:p>13716BFF615B5AB91FC7EC9FA384762CE81A37AB888FED2562AC0672338E75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M2VhtBGhScRJj_mogYrNg==</text:p>
          </table:table-cell>
          <table:table-cell office:value-type="string" calcext:value-type="string">
            <text:p>AA0BB0715A421422909A3BC704B19859E549B7C71A7CAA9C39ED79C1AEBC66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xt1GHUlag4PBbIJAjt5vQ==</text:p>
          </table:table-cell>
          <table:table-cell office:value-type="string" calcext:value-type="string">
            <text:p>662B9341585E082687F8005B732004C7DB23822C8AAC4679A1F0AB11EE5C2B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aypsI_DlLjWMffTQ-YcMg==</text:p>
          </table:table-cell>
          <table:table-cell office:value-type="string" calcext:value-type="string">
            <text:p>358F8A3F6C1C368A4B5970138A4F71E77C9A4DBA030E5F25894407E0DB27FA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K7n7L5mEya_wbI_ehMYQ==</text:p>
          </table:table-cell>
          <table:table-cell office:value-type="string" calcext:value-type="string">
            <text:p>0BBB03E08DAE583FD7C4C2E5C416D7D0AC59FD000F30D23E1550A8AAA563CC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Q2UTwSM9UHv9d0wmH532g==</text:p>
          </table:table-cell>
          <table:table-cell office:value-type="string" calcext:value-type="string">
            <text:p>30021A2FFD13395DEE8761768A008BD4AD90427236E3EC9D7DC39BC5D8092F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_3HXlqRbCD330IFBzCDg==</text:p>
          </table:table-cell>
          <table:table-cell office:value-type="string" calcext:value-type="string">
            <text:p>9EBC5FEAD08878AD694684078EBB5C013E7CC51AFC59F830520B912FCD3B41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7XAsnDATITCHv7la8W4TA==</text:p>
          </table:table-cell>
          <table:table-cell office:value-type="string" calcext:value-type="string">
            <text:p>9E3F3DF6B80EE1F409E1724EB1E30486E213B354B624C0527AD20B78C6D1D7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81v2deOEdMGm-ScUphPiQ==</text:p>
          </table:table-cell>
          <table:table-cell office:value-type="string" calcext:value-type="string">
            <text:p>492E521E2F4726153BDE50B01ECFE619BE801949ED13F26EDE04A3816FD747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aSAxJVgSQchfe1JMceAA==</text:p>
          </table:table-cell>
          <table:table-cell office:value-type="string" calcext:value-type="string">
            <text:p>73A744F9DDC9386AD5D418F81D0D9BE900317AAED524AAF44FD1039D450474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56fosPF24DWTg5ePRpvg==</text:p>
          </table:table-cell>
          <table:table-cell office:value-type="string" calcext:value-type="string">
            <text:p>A404DCA81A5519587D27BF014FC5144507D5E42FEA4AA6DACE62269ED1B8EF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002vnwsojtxk9-KApmSA==</text:p>
          </table:table-cell>
          <table:table-cell office:value-type="string" calcext:value-type="string">
            <text:p>CABFD7C6CBD8C93DAD16D7BAF5EE2B813ED43958AC0ED080D76E74E87FB226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g7Oomh0FjxnQbHk3Bc4ZA==</text:p>
          </table:table-cell>
          <table:table-cell office:value-type="string" calcext:value-type="string">
            <text:p>A29965C204EF6698DC99D03233F7CB98BCEA97314D9C19B2DE09CA7CAF2258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_RIAFgDwAbzz1TaKApcWg==</text:p>
          </table:table-cell>
          <table:table-cell office:value-type="string" calcext:value-type="string">
            <text:p>412C908A9EA89FD747878EF98233CE1C3514E39ACC3F95BF3FFF85097E4B3D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Nm3F7_BYftCrtDhwmTTA==</text:p>
          </table:table-cell>
          <table:table-cell office:value-type="string" calcext:value-type="string">
            <text:p>278C34DBEFE6825DFB61599ACF82E4AD17DFED60959C4E2075DADF7E11CD4F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jd86TvkXvm0qLD4031urg==</text:p>
          </table:table-cell>
          <table:table-cell office:value-type="string" calcext:value-type="string">
            <text:p>2307F95B0F5D706CDDCFC567E451A57575E41011864D2DC157B1B7075DDE12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VAYNMe8dfXjocT4zjJh5Q==</text:p>
          </table:table-cell>
          <table:table-cell office:value-type="string" calcext:value-type="string">
            <text:p>CC4EBCE1C7DF3D3BE85CA714C71C29D27C57D85D75EFFA90952E63F2A8A2B3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Fbp0Z-pNA2T5haclQDdA==</text:p>
          </table:table-cell>
          <table:table-cell office:value-type="string" calcext:value-type="string">
            <text:p>37BE7CDB164B3F2A7FC3546144254E5F08539E6E535FCD89C134DF1CF34DBD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Egotp6wqpQmN0QIDlLOA==</text:p>
          </table:table-cell>
          <table:table-cell office:value-type="string" calcext:value-type="string">
            <text:p>F8EFCB74F4A4C4DE2F2E6232F1494E49313C3C20A953756B5EA8AC0972AA38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SWdOmJi-lU-qHX5c_P7TA==</text:p>
          </table:table-cell>
          <table:table-cell office:value-type="string" calcext:value-type="string">
            <text:p>937978329F08BE16ECFECC75A10B900BBD7E0A36E935158D89D0DEA909F707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xrZdOlQNaIEcPqyb7sZNA==</text:p>
          </table:table-cell>
          <table:table-cell office:value-type="string" calcext:value-type="string">
            <text:p>2BB1548DCD2AB165239A44D71F063637E017D2FBEFC1D5C30B5591CCCCA0FF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1TrZJJ0dCbS8ZO3BsSgYw==</text:p>
          </table:table-cell>
          <table:table-cell office:value-type="string" calcext:value-type="string">
            <text:p>8D4E021CBCD38C1C32985AAAC9EFB3DF1AB7835D5E6921042BAC73B5793903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p15X33cEoTKwU18URpTfA==</text:p>
          </table:table-cell>
          <table:table-cell office:value-type="string" calcext:value-type="string">
            <text:p>3F3B51FBB9054153FE6332D08F9B048E06B62CC925E24ED7C504DB066E2E12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s-0DkIQ8KUPs7JLLtMCPw==</text:p>
          </table:table-cell>
          <table:table-cell office:value-type="string" calcext:value-type="string">
            <text:p>0A41C52AD73052CC4156215D9240E6549E85A70D5C4E801E251E88D05B826E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k23n0dWQp6vU_SeTh6k_Q==</text:p>
          </table:table-cell>
          <table:table-cell office:value-type="string" calcext:value-type="string">
            <text:p>3F88AB51C596DFBF559D15FE37EFA191A0285BB0F5A9F865B0186C10A12715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XP6nPuVRL8vhcsjnAmMw==</text:p>
          </table:table-cell>
          <table:table-cell office:value-type="string" calcext:value-type="string">
            <text:p>9ED85AB4C37038F67AC37C85AB337F0687DD7D7B12D7AFC6D38B21FFCE0130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VjdOetJDMl8Dr07IiR8Q==</text:p>
          </table:table-cell>
          <table:table-cell office:value-type="string" calcext:value-type="string">
            <text:p>A0510A53C4FA62EAF5FF68F718A925FCECBBAA55D4BE99E26C1DD56C1590E9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bpvhTqpPDth4gWfNqHDxQ==</text:p>
          </table:table-cell>
          <table:table-cell office:value-type="string" calcext:value-type="string">
            <text:p>2719EAE3F87E9899A2EC285B97F96200A74A95DA0631EF507269B36ACC7515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zi4DoTOWfK5mlj7oLIA==</text:p>
          </table:table-cell>
          <table:table-cell office:value-type="string" calcext:value-type="string">
            <text:p>17F48C7A2FE4D29DAE8C212425CB6F99AD6FB4DA21588E55452B90AF125838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k6RJPmtV8vKaLafcUu34g==</text:p>
          </table:table-cell>
          <table:table-cell office:value-type="string" calcext:value-type="string">
            <text:p>95E27E30CDECC1552818B7A89836BC24E34953C9EA94E9A468E16D7C866793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XRE41shFvgS6v1xxsKWg==</text:p>
          </table:table-cell>
          <table:table-cell office:value-type="string" calcext:value-type="string">
            <text:p>EFD865575B3F2EAB179DBAE389F468BA395E9798DC6F36EA54F973BCF17DBE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HyuZKKU33ITKL_G8uLkgQ==</text:p>
          </table:table-cell>
          <table:table-cell office:value-type="string" calcext:value-type="string">
            <text:p>CA3E3E14C22928B8DA865E09B880E90681E4B60DD207120110E81D950D530C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kg9GHPBRI4yu41gR52l1g==</text:p>
          </table:table-cell>
          <table:table-cell office:value-type="string" calcext:value-type="string">
            <text:p>E06F90626E23656DBE006D6AB2D03AC97401B19EE257D9ED463EB416110726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XEk8mtZWegk58Pv48cPnA==</text:p>
          </table:table-cell>
          <table:table-cell office:value-type="string" calcext:value-type="string">
            <text:p>ACA9E2B3C31EC3373F30CBD01146432B5B2E212AC6D300921C82FDD248F63B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YMFF02tvgQkxSFJ8sHa0g==</text:p>
          </table:table-cell>
          <table:table-cell office:value-type="string" calcext:value-type="string">
            <text:p>5DBD438938350CC7E596BD5C348C2CB913FFEF2447F23DC32432049A20E7E3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8ebZ5TZe4PI8XcHGRH_w==</text:p>
          </table:table-cell>
          <table:table-cell office:value-type="string" calcext:value-type="string">
            <text:p>9FD265CA7295552264064A8E71400AB1A8A74F85E2B42D069C4B55032C181F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ZpPaSxLBZV2k_cxKBX_qA==</text:p>
          </table:table-cell>
          <table:table-cell office:value-type="string" calcext:value-type="string">
            <text:p>3AF709215F44CB1FF5C17E478BBE5CED6BDC34ABF287989114A05960009BA8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dBDxnNplVzdW02STZR0A==</text:p>
          </table:table-cell>
          <table:table-cell office:value-type="string" calcext:value-type="string">
            <text:p>D6E06D8985058F4C6FD9B34D6F8FADA5C3861FC2D6D33A6E53AFEB3FC36B4C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7ak_eW9_4dygdGa1bBOXg==</text:p>
          </table:table-cell>
          <table:table-cell office:value-type="string" calcext:value-type="string">
            <text:p>3AE122BF4B8B0402AE0DC7EA9E0EFDBE209FDB2AA794DDCF16AE0241A89F52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Lil9HsL4Mtf78gpSmlpag==</text:p>
          </table:table-cell>
          <table:table-cell office:value-type="string" calcext:value-type="string">
            <text:p>3FB697DF7BD03BA9A1FBC8250DEFB44EA595B37B08F29C9256F110A313A309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mOUqVEsGcnxtdk2top6Jg==</text:p>
          </table:table-cell>
          <table:table-cell office:value-type="string" calcext:value-type="string">
            <text:p>280697BE5EF0E8B319DB2C0D7C644DD7432AC3F6094A91BF00B8D174F66413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_FRyvglvx99CzMxQbViEw==</text:p>
          </table:table-cell>
          <table:table-cell office:value-type="string" calcext:value-type="string">
            <text:p>72D863BB0AE275DD1911386DE55784338217B71636F379E33D4CBB55303130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DH5fu4FCsWrC6LPB0kTeQ==</text:p>
          </table:table-cell>
          <table:table-cell office:value-type="string" calcext:value-type="string">
            <text:p>F1A79CF593510EB47EE83E74B3D1739205AC1C340F98288874797359395E39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97fsQ_eFvYJ5EEfFPMxw==</text:p>
          </table:table-cell>
          <table:table-cell office:value-type="string" calcext:value-type="string">
            <text:p>FE16AC4FE4554B733F63FAFEB0CDEB24290B3392AAC8242D4FC9F06EA037E2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9WJFByYsjUqL57nS5kDw==</text:p>
          </table:table-cell>
          <table:table-cell office:value-type="string" calcext:value-type="string">
            <text:p>B38C67AA96A0797C9876A7730ABA1C2216980673C2F29A2BCDECDF1ADC33B4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2B7rl_D2jOEpvwm1hLrQ==</text:p>
          </table:table-cell>
          <table:table-cell office:value-type="string" calcext:value-type="string">
            <text:p>1DBDE474918A0658FF17E8EA7CFF9665F8BCC67251B96E66B5D5491B3DD494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j2ivmWoTqCVaHKVI5Bag==</text:p>
          </table:table-cell>
          <table:table-cell office:value-type="string" calcext:value-type="string">
            <text:p>C6D201FC398E9712AF026B9DE4B62DA23DE073789E27A818FAD7AD9EA4F100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XkuhBvSf5jhxcgh66lgQQ==</text:p>
          </table:table-cell>
          <table:table-cell office:value-type="string" calcext:value-type="string">
            <text:p>981B5817C1101D9D4CA08BA00CB9754E904C0B28DE19E7D0C5B35CDC0D46A6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Nq0RJfquIF1Std1KwMiVw==</text:p>
          </table:table-cell>
          <table:table-cell office:value-type="string" calcext:value-type="string">
            <text:p>19A1A68E0E06DACA3ACC4A31699ABB1B65EAEF6AB42E0672A31EB35C925B72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JUuvvAFL-1gDgmt4Dvt3w==</text:p>
          </table:table-cell>
          <table:table-cell office:value-type="string" calcext:value-type="string">
            <text:p>4ABEA368F08F4D3AB43B26BC786F4891FF823BEDE66917A6A6CE6D487494ED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HzOEqH-ZlJD07LEiBloA==</text:p>
          </table:table-cell>
          <table:table-cell office:value-type="string" calcext:value-type="string">
            <text:p>F694DBE3149D376094F18A5F255E33CC9FF46C86499231C43E2F639D0923C8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tem7eZZVAkaOZrEUzoAw==</text:p>
          </table:table-cell>
          <table:table-cell office:value-type="string" calcext:value-type="string">
            <text:p>3D68FAE72D092E3DD76D354D18A143F3AFAA3E19AA061990D79AF1512641D7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Ofkvx-qegq2DKcvK-XT8w==</text:p>
          </table:table-cell>
          <table:table-cell office:value-type="string" calcext:value-type="string">
            <text:p>01811B9994ADEB519908D80AA0F2BABF5EC233C193F53170F6CD05094BD465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oP_ipIiI2ms-bHJsAu6WQ==</text:p>
          </table:table-cell>
          <table:table-cell office:value-type="string" calcext:value-type="string">
            <text:p>83E2019E6C80CE7714696FE42E4115B86602D9C586E365457522878122A515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QXincyjHgxhexV34ViiDA==</text:p>
          </table:table-cell>
          <table:table-cell office:value-type="string" calcext:value-type="string">
            <text:p>9EF0DEC5AE822CF75E3313C2C5CE3B88BAB2E151A93835F673539F599F8DA5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euDmlS-QIUmPhQG0R_BTg==</text:p>
          </table:table-cell>
          <table:table-cell office:value-type="string" calcext:value-type="string">
            <text:p>99B100028B9CD2965B578C85A2A2CD4FF64A2F4ED44F1582B7A794C21D1992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K7tMDALKAS8aC_A0jRtxg==</text:p>
          </table:table-cell>
          <table:table-cell office:value-type="string" calcext:value-type="string">
            <text:p>4C077BFC5180F9CD673B58CB903C66FB7F48E0BC3D2EB0C641F38454EEA61E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RaUOwWHdcIwb402N0bNQ==</text:p>
          </table:table-cell>
          <table:table-cell office:value-type="string" calcext:value-type="string">
            <text:p>3F94A85FC29C05CDC3373DA018CF53B0781DDCB5B2EF79324F06A12DBA664E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AaDLoDUgP6e5LKjawhPMg==</text:p>
          </table:table-cell>
          <table:table-cell office:value-type="string" calcext:value-type="string">
            <text:p>53625DDBF37DEAEFF6C21B50C1DA5F4CFD86ACEAB722FB73E62EB81416E5FC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TltsXQTED4UC0pneBOuCA==</text:p>
          </table:table-cell>
          <table:table-cell office:value-type="string" calcext:value-type="string">
            <text:p>48BAF2DD9CE61E02D71133E923B75A6100026A3BF12281CF617D475A05D032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_4jNvhJO9ANo_5tmcrrdA==</text:p>
          </table:table-cell>
          <table:table-cell office:value-type="string" calcext:value-type="string">
            <text:p>B81D6FB157BB24FD8385C3970BB9BBFBB4C70C71E8DABEF0CE4B90C0F136E6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TxirAh9tA9nH98Gfa9RQ==</text:p>
          </table:table-cell>
          <table:table-cell office:value-type="string" calcext:value-type="string">
            <text:p>7E23DCD0F7182CE7BD4B630DC79CAFCA533B2379E06457FD28389EECA81CA7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_TGqqDhoFxPjF7bf5eZw==</text:p>
          </table:table-cell>
          <table:table-cell office:value-type="string" calcext:value-type="string">
            <text:p>E633A75000E80535E4007B73443298408684DC00CC4409B1B9A86D37730A0C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hUGO1ZynFrN3NR_3bf9A==</text:p>
          </table:table-cell>
          <table:table-cell office:value-type="string" calcext:value-type="string">
            <text:p>CF6C82E7A15B932B78F0410B93D849CF970B1035023BCAC60B137A72732F69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5BKIdrzVF_pTxpYAtMIpg==</text:p>
          </table:table-cell>
          <table:table-cell office:value-type="string" calcext:value-type="string">
            <text:p>EBD1F340BDEDEE62DD1906B5AB4122C7C256B5969125D6D5F3AA3F049FF484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9cn_7lEXMZZJ2syAwxKHA==</text:p>
          </table:table-cell>
          <table:table-cell office:value-type="string" calcext:value-type="string">
            <text:p>4C37317FD0987E3530545B5CE8D9ABA447928A483D1DCEE5D69A8EC6A19527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Dk2yLS1Mk5Gop-eK217Q==</text:p>
          </table:table-cell>
          <table:table-cell office:value-type="string" calcext:value-type="string">
            <text:p>79385DAA8815B2456CCEF50D432031238D32E42795BB52F856249F7584512A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hyLo4GsLGNtQ55bA2UK1w==</text:p>
          </table:table-cell>
          <table:table-cell office:value-type="string" calcext:value-type="string">
            <text:p>8D23704EE94D93A16F98FDAD26D4DBA2A87A2F353BC53D11FFE53619E337CC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ZpRdaffJv8qvdSvBnsKg==</text:p>
          </table:table-cell>
          <table:table-cell office:value-type="string" calcext:value-type="string">
            <text:p>69E542D674A3802B6579BF9C222E486785D4C696E4528A4D38BE58929968DB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BVjYcrriGZX0kgHUpMXqQ==</text:p>
          </table:table-cell>
          <table:table-cell office:value-type="string" calcext:value-type="string">
            <text:p>19C2F880C95661A1DC3C9638637B99E47A42A172FE2B4866FBB9165EE1ACB8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wBQJ4XHN0mXp50xshRHZA==</text:p>
          </table:table-cell>
          <table:table-cell office:value-type="string" calcext:value-type="string">
            <text:p>A57727A2952FC4AB65C104580D8292E6BAC8DA0B8B4CE6522ACA2E4FC634B7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3RGCuNSHnPgnKMXuuuQ0Q==</text:p>
          </table:table-cell>
          <table:table-cell office:value-type="string" calcext:value-type="string">
            <text:p>8868BD77FD42AFEA11F9BB95AB25858EFC5796C29A6243AEFB87922101427F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4EVasfI2rbyzOlI1xlalg==</text:p>
          </table:table-cell>
          <table:table-cell office:value-type="string" calcext:value-type="string">
            <text:p>E527FFEF7C1F3F089C29C7DCABEDF269D6FE27CD6B4B92D8BA00D2140F7D20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-jTH37ITcxL5pVY8XCkw==</text:p>
          </table:table-cell>
          <table:table-cell office:value-type="string" calcext:value-type="string">
            <text:p>1243A2D8327897921A78CF9861AB6930E2C9A4B441D0C3D172CDE149530C8F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13Hzitx0k7Zzl06eIMMOA==</text:p>
          </table:table-cell>
          <table:table-cell office:value-type="string" calcext:value-type="string">
            <text:p>5A56B81E3338851D33A3541752EA0DFED36B3F2AD30CFEBDBF59E7029F2669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l7wNpibzlVkp0kTeG0pA==</text:p>
          </table:table-cell>
          <table:table-cell office:value-type="string" calcext:value-type="string">
            <text:p>5E2185643FEFF05015E4C21A1B011EABA4DF8A463972CC670B328828E05F1C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02nLQJebE5v_SVzo1U3w==</text:p>
          </table:table-cell>
          <table:table-cell office:value-type="string" calcext:value-type="string">
            <text:p>C9C70F317171E825562D0C360CA7831494576EA1617E56686ACF61006D26CD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FCfMISKmDFhQlBeA5zg==</text:p>
          </table:table-cell>
          <table:table-cell office:value-type="string" calcext:value-type="string">
            <text:p>BA431595962ABA999B6E611E8F3AF6E317A6700042D3ADF83ADF4C45AF69D2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KG8h70KngNhhVXdrGfgw==</text:p>
          </table:table-cell>
          <table:table-cell office:value-type="string" calcext:value-type="string">
            <text:p>D911DB6BB69CFB9A9040B5F7292AC1A44EBC9EFDD10EE81928AAB0A8F9C6DE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jPBq8jtp8XzT_U788PF6w==</text:p>
          </table:table-cell>
          <table:table-cell office:value-type="string" calcext:value-type="string">
            <text:p>B365AD13B172F89E743EC87C6127F7E63A458AA3E18D3455F9F2FE51418947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Gqh3lmRQI1DWkU_uhWRXQ==</text:p>
          </table:table-cell>
          <table:table-cell office:value-type="string" calcext:value-type="string">
            <text:p>C3A188A7A34E7143DFB4CC2EB18E4C13B13D38C58DCCAFC9B10420CDA87C76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GxWxEIpaWOJf1eb5O5fw==</text:p>
          </table:table-cell>
          <table:table-cell office:value-type="string" calcext:value-type="string">
            <text:p>C4E502282FA1B838F6F96708B0C44F863E9F6043F5724CB3497CF1363AF262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nEJEHgKu6nE4jbLZKwXew==</text:p>
          </table:table-cell>
          <table:table-cell office:value-type="string" calcext:value-type="string">
            <text:p>76B57D3A8935406A53F5821E7682CFD2443D9A1D3DAF873AF83CCDE1BB73BF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U1B1OtqFKiFTJZvGQvbg==</text:p>
          </table:table-cell>
          <table:table-cell office:value-type="string" calcext:value-type="string">
            <text:p>43DF82F431D8F47E542D57332FF3597EA5019CDDFC239190DF3A0C7C08AB23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U1B1OtqFKiFTJZvGQvbg==</text:p>
          </table:table-cell>
          <table:table-cell office:value-type="string" calcext:value-type="string">
            <text:p>4607CE9FA98E718F5A70ACE18000DB295969DA090CFEC0938CF83DD5D889FB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Y-53q-r3HCv1cakGCLmw==</text:p>
          </table:table-cell>
          <table:table-cell office:value-type="string" calcext:value-type="string">
            <text:p>22AED4C334AC562F56E140D1A8C18D64B4B0CD0905BDFD3374971F788CD094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65rtwMGwp3SGm7HcNg_dA==</text:p>
          </table:table-cell>
          <table:table-cell office:value-type="string" calcext:value-type="string">
            <text:p>43DF82F431D8F47E542D57332FF3597EA5019CDDFC239190DF3A0C7C08AB23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uuQRb2TTQT6pQhs3IA2qg==</text:p>
          </table:table-cell>
          <table:table-cell office:value-type="string" calcext:value-type="string">
            <text:p>84A579DCD34EDAF39A4B683A82AAFA3C178446FA8E884F61E085910163083F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Ce6nb3YHKnCA7VmRdt5ow==</text:p>
          </table:table-cell>
          <table:table-cell office:value-type="string" calcext:value-type="string">
            <text:p>15975BFA8C595C64B76FEF3FEAC4FC4313CE24721962C210215E9B5684EE6D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1-eC3bx2EU3C65qV8BMQ==</text:p>
          </table:table-cell>
          <table:table-cell office:value-type="string" calcext:value-type="string">
            <text:p>F744957180DAEC63FC75BFF360FC183F8BF6B3F5E99DDB263B8CB5A4EAB255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eDuzMDvTWIEbHUtBkth8A==</text:p>
          </table:table-cell>
          <table:table-cell office:value-type="string" calcext:value-type="string">
            <text:p>862BDDA27DFC797234738C849490607D54E652501F93A0C6A1E341D8C4C9C5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OCdUm2GuydjaZQXOqHevg==</text:p>
          </table:table-cell>
          <table:table-cell office:value-type="string" calcext:value-type="string">
            <text:p>362720CFB88BE67A4A3D0C6F553FBCB207F5B773BB861A0830F19C3E90B510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UDsGBZQrqmwrKLejI8s7w==</text:p>
          </table:table-cell>
          <table:table-cell office:value-type="string" calcext:value-type="string">
            <text:p>DE92B694522183CA7761DA7EB1E0093CDD8227FC09E1FA874CF314D66222EF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AunZks6Qj6UbXMsPb6JA==</text:p>
          </table:table-cell>
          <table:table-cell office:value-type="string" calcext:value-type="string">
            <text:p>AB6F5288BBE851D8BD16C1C156A00362B544B3527B0037FC72A0B6F96FD6F3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JrlNKCeTqori0AhGQwu3Q==</text:p>
          </table:table-cell>
          <table:table-cell office:value-type="string" calcext:value-type="string">
            <text:p>9FD30DFEE02B7DF925A546480243A0DE8899BF518FC13F526E1F109230D50B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7GKIoegLxZypAAKRd5Vw==</text:p>
          </table:table-cell>
          <table:table-cell office:value-type="string" calcext:value-type="string">
            <text:p>F24475355352B4E89AB767ECD81574DEB2033CDDA8CF5A8A2156B9374D4D0F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74fTyX-SJ-oBdHi3WfVgw==</text:p>
          </table:table-cell>
          <table:table-cell office:value-type="string" calcext:value-type="string">
            <text:p>57E352785AA0727EF7BAEDB66EE10555C211E87BC6C04D2A5C3A044B40D0B5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P3Mn6N3RX3FUYCe6NBHQ==</text:p>
          </table:table-cell>
          <table:table-cell office:value-type="string" calcext:value-type="string">
            <text:p>9A8ECACD6ACD68873C28E627151353616990BA7871D617878A98E43B7EBFA4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_WccytMdkQd17o0KrIHgQ==</text:p>
          </table:table-cell>
          <table:table-cell office:value-type="string" calcext:value-type="string">
            <text:p>B2B307BB77F1F65A74A52BD46200C34F72CCC804966DFF18265BD12BFCC913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k2_Fjb3vROBnrexVvOFBQ==</text:p>
          </table:table-cell>
          <table:table-cell office:value-type="string" calcext:value-type="string">
            <text:p>D277C7B92DA4D421BAB123C9E57E1374EAE521D014C6403662EE6BD60E3D3E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2p7ZhSPIeUqWYwQhIx7A==</text:p>
          </table:table-cell>
          <table:table-cell office:value-type="string" calcext:value-type="string">
            <text:p>40C78BA045E3B84B9CA4EA432176DB621DEF8660539A2F61681BEA0E997FDEF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prGLg-Jb0Chs75kSuFzQ==</text:p>
          </table:table-cell>
          <table:table-cell office:value-type="string" calcext:value-type="string">
            <text:p>8603C19854DE86A0E97F5C8A9338203F88E0C03017586A22529F69E50A63EC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kg7u7yt3-bGsqdffmwV2Q==</text:p>
          </table:table-cell>
          <table:table-cell office:value-type="string" calcext:value-type="string">
            <text:p>0C8EB1E327B336C59444194745F8B7509E4CEBAF6A51CD6744527B47768FBB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IaLRprz0h_13zVG5h140g==</text:p>
          </table:table-cell>
          <table:table-cell office:value-type="string" calcext:value-type="string">
            <text:p>35D4290AC0421D5111AD42BEC95F747BE3A666EECA076D7C5135C796B9CEE6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V1xMgqSJ0MBgsF72FedSQ==</text:p>
          </table:table-cell>
          <table:table-cell office:value-type="string" calcext:value-type="string">
            <text:p>9C68E853829E467F643EE36A1BE1FECE840DDF460098A1270E54D3CE14C198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RU4w1Mb2k6M5otukNdQw==</text:p>
          </table:table-cell>
          <table:table-cell office:value-type="string" calcext:value-type="string">
            <text:p>FC7263CA5C76ADE4768AB1407B1BE76FBA0195F555129E7E45A6A0E8105C4F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juzabuCAA5Wg3c1W5HqHw==</text:p>
          </table:table-cell>
          <table:table-cell office:value-type="string" calcext:value-type="string">
            <text:p>71E0C39CA2FFE10E4C61C9105D9EFA9534B46466ADA433EF2B04FC5301BA7E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-C7FoOwZ6IkcGFZ8K7GQQ==</text:p>
          </table:table-cell>
          <table:table-cell office:value-type="string" calcext:value-type="string">
            <text:p>316939FBBDA372DB0BD37002ED47E24AEB8C2BA1E2C8E358E7B282AEB0B18E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dOwHhriYdtZNYnmTRYxA==</text:p>
          </table:table-cell>
          <table:table-cell office:value-type="string" calcext:value-type="string">
            <text:p>2ADAEB5828113E2119169764C6BD3AC112CE5F660DB8BE6729A1D000FFDF3B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dOwHhriYdtZNYnmTRYxA==</text:p>
          </table:table-cell>
          <table:table-cell office:value-type="string" calcext:value-type="string">
            <text:p>8F18D7AD299E66DB3641358B4CC892B91F3F1318729943B5824D06545BB4EE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fs_YC0-kFB5IJH8CFdCXQ==</text:p>
          </table:table-cell>
          <table:table-cell office:value-type="string" calcext:value-type="string">
            <text:p>16C85DE8CDE3AC6B1A39DD966803EDF244D3751755649C05607A15BB77B37F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h9xATIRbdIMVy5F1AJDQ==</text:p>
          </table:table-cell>
          <table:table-cell office:value-type="string" calcext:value-type="string">
            <text:p>777AB41B2AEFFC064EDB28A7B0D20A870B6EBBF8661C47D38F0BC024BF027D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-9xQR9vWfnM6aHYlOb5_Q==</text:p>
          </table:table-cell>
          <table:table-cell office:value-type="string" calcext:value-type="string">
            <text:p>6DE6EAFD33E164DFD6BE0769C91651DEA266497D70A4A79E4AD408787EE57C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mQBQSRXS-iLvsDovk5Gg==</text:p>
          </table:table-cell>
          <table:table-cell office:value-type="string" calcext:value-type="string">
            <text:p>5731DB55B1C372E189036B2924597FC54E178F9202CF35D2CF9E9330E4BD1E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MMl_d-JVtvW_AOB8AwJbA==</text:p>
          </table:table-cell>
          <table:table-cell office:value-type="string" calcext:value-type="string">
            <text:p>42C29A4767F80AD7D6F806F6A2EE8DBDD2D4F90ADB6673E4C327BB00DB28FA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-mAEHBXasEpkt94UQmGaA==</text:p>
          </table:table-cell>
          <table:table-cell office:value-type="string" calcext:value-type="string">
            <text:p>43DBE52AFF2E651A9EBA14B0308752F6121FED504A635F57D37A8D375B8B26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PeNC4UUj2bzfiyxnyEbKQ==</text:p>
          </table:table-cell>
          <table:table-cell office:value-type="string" calcext:value-type="string">
            <text:p>2ADAEB5828113E2119169764C6BD3AC112CE5F660DB8BE6729A1D000FFDF3B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PeNC4UUj2bzfiyxnyEbKQ==</text:p>
          </table:table-cell>
          <table:table-cell office:value-type="string" calcext:value-type="string">
            <text:p>8F18D7AD299E66DB3641358B4CC892B91F3F1318729943B5824D06545BB4EE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kHjlCyVLvSvnW021NKQw==</text:p>
          </table:table-cell>
          <table:table-cell office:value-type="string" calcext:value-type="string">
            <text:p>ACBA2060382A39823BE27B593B9226CDB3809C25C71C1CDF5F3D0C661A749F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BhX5bt8TBh8a_ZuNTCrOg==</text:p>
          </table:table-cell>
          <table:table-cell office:value-type="string" calcext:value-type="string">
            <text:p>6E289B955CEF74B2ED8DD38B66010DE452C2ABD886123C05E158C551A061DF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qV3MjQwX79H60Oje6Y_A==</text:p>
          </table:table-cell>
          <table:table-cell office:value-type="string" calcext:value-type="string">
            <text:p>027CFD800EE52ABFE507077B508AE492BB3A9CA9D4A817F7373A3F98D32F7E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OUJS1QJSdhr_1EyGBW-ow==</text:p>
          </table:table-cell>
          <table:table-cell office:value-type="string" calcext:value-type="string">
            <text:p>00F94FDC11F64B466F3E912BC38B7BE3A980D91E5842C81221E1CC8BD8B6C6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6h3_JHjJdD7uk_tvHu4w==</text:p>
          </table:table-cell>
          <table:table-cell office:value-type="string" calcext:value-type="string">
            <text:p>4C56DEC58C1E6451700E03577F6B0C44392113C4F163F8062C285ECEFCBF00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7XNl66o4GLPozGLJuW5WQ==</text:p>
          </table:table-cell>
          <table:table-cell office:value-type="string" calcext:value-type="string">
            <text:p>32DC24E56B5F43715372693FC70BEACAD42D6D5F1E1208AF8F8DF7FDE99E27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tZ1kAeHaFXr_vR0OdZJKg==</text:p>
          </table:table-cell>
          <table:table-cell office:value-type="string" calcext:value-type="string">
            <text:p>B26F3C7ED329A3E90DFBAA0D4E5BE4FE7D84254CC63F07D96465E844F0E4DA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488LxhtqeDSO2daGWvBkA==</text:p>
          </table:table-cell>
          <table:table-cell office:value-type="string" calcext:value-type="string">
            <text:p>8F33BA2162E4181EE80C422A6F03C0F7E228340012A91CE3766A63EDABD570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CwztCtDtN1gp8EiY6Wbg==</text:p>
          </table:table-cell>
          <table:table-cell office:value-type="string" calcext:value-type="string">
            <text:p>ED380E8C7EE3B562427983EF4C486FEFEC22D703A4B4A90E3EF23D60DCCC95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mfhwMWVXh8q1VG8jJjNcQ==</text:p>
          </table:table-cell>
          <table:table-cell office:value-type="string" calcext:value-type="string">
            <text:p>615778CC9A32A9DCAE0FFCCC1D63E95ECCE7815EAF390C7BA8E3D791947998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HXZPuvRcIqg95b4cgwZw==</text:p>
          </table:table-cell>
          <table:table-cell office:value-type="string" calcext:value-type="string">
            <text:p>5FA9EE17CFF300DDEE56821DFF5EA35CAA566414388C24EEF69312C5BAE823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6-rm5PDCFWst3zqHR_w8Q==</text:p>
          </table:table-cell>
          <table:table-cell office:value-type="string" calcext:value-type="string">
            <text:p>867C0D813BB12CE9F961A5F6B09CFD2DCACEF8FB571EBF51E78B79E4E8FCDD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78pE_ymLSR60yU3lggW1A==</text:p>
          </table:table-cell>
          <table:table-cell office:value-type="string" calcext:value-type="string">
            <text:p>E18B73A3BC73661184AF24794FF2867E23E672FB5DAA273023232EE87063EC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QIb5vkS3Qaoz5hR2ZSmkw==</text:p>
          </table:table-cell>
          <table:table-cell office:value-type="string" calcext:value-type="string">
            <text:p>7A3F39DEE494E6839F0FFA12B7AE1C9D1564BD4F34E8C519A93B865ECDE42D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EElxS7IENGF1bKukgXqig==</text:p>
          </table:table-cell>
          <table:table-cell office:value-type="string" calcext:value-type="string">
            <text:p>3340E1E5285936F813D5FA6228873763D20A020DB4F81EA464347D41CA0205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AX9o04FjCiKtY-fAFwqWQ==</text:p>
          </table:table-cell>
          <table:table-cell office:value-type="string" calcext:value-type="string">
            <text:p>F696E57CED9DA289A61D97943CA21885ABBDC6C338B1E13A069CD8319DAABA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W386lpVvmMZkxZEpNeOGg==</text:p>
          </table:table-cell>
          <table:table-cell office:value-type="string" calcext:value-type="string">
            <text:p>C1D242A9719198D2B66729133B6372D1B311E0C40672E7A2AA93FBD5BF3BA2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qeYDhph9ZrhVntwDq9tyA==</text:p>
          </table:table-cell>
          <table:table-cell office:value-type="string" calcext:value-type="string">
            <text:p>35E3CF3EE379E0773F2FBB04BDCEB655DD227CD097ADE47B85D9F026A91978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-YVSU0byw8JsUhCf5EHJw==</text:p>
          </table:table-cell>
          <table:table-cell office:value-type="string" calcext:value-type="string">
            <text:p>442568864E1B1BFD93D768D9EC3257DFC2D48E33406BF7EDE07DD787CC8776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cWDfb9cww2ajG78gubG9Q==</text:p>
          </table:table-cell>
          <table:table-cell office:value-type="string" calcext:value-type="string">
            <text:p>C2773C08E97BFDF1A1A43D268DF66462B62956F4C6A382DBD93AD27AFAEF4D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Wy_TDZUM2WY74wkniydKA==</text:p>
          </table:table-cell>
          <table:table-cell office:value-type="string" calcext:value-type="string">
            <text:p>01CFE7E15779615546FCA3962E82B1ED0B1D624617152722F158057AC32078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5HHwrrSz2mgOzZWiJWDQA==</text:p>
          </table:table-cell>
          <table:table-cell office:value-type="string" calcext:value-type="string">
            <text:p>47CDF6AEB307F483F8F4F45EBB76347F5DDD376C78D00E2B1A80D20F4E3D3D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KFgkJy9NyvqM6RauFkhQ==</text:p>
          </table:table-cell>
          <table:table-cell office:value-type="string" calcext:value-type="string">
            <text:p>6191F754C394BC107F60BD6A975E6787C30C194AA266F820991E428984FD91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6xgVFyhSElGflqBh3Y3aQ==</text:p>
          </table:table-cell>
          <table:table-cell office:value-type="string" calcext:value-type="string">
            <text:p>2910425AE84F8655E5167F401ABD28CA2599F66FE46152566D639E471964657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leDr8QACzyVlpzcy4hdQ==</text:p>
          </table:table-cell>
          <table:table-cell office:value-type="string" calcext:value-type="string">
            <text:p>3A19016A612B9C1428D0F9D7464B9B48488CB59EB562BBC0B3CEDD92CA649B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vCcZ9p6aMtlxdrdc3WK3w==</text:p>
          </table:table-cell>
          <table:table-cell office:value-type="string" calcext:value-type="string">
            <text:p>B61368F2C8AA16F32D0DDA8CCE58F3FAA36710C75120DFD80C97CC4EAFE44E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R1A1Awy_Snx8M0AoWRfGQ==</text:p>
          </table:table-cell>
          <table:table-cell office:value-type="string" calcext:value-type="string">
            <text:p>96E28FE9979AEB204FEE97B8178989321F9E5808E9C63F53166D204A20F611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6Cw-bjgXd8M2DNLbkt-Rw==</text:p>
          </table:table-cell>
          <table:table-cell office:value-type="string" calcext:value-type="string">
            <text:p>5CCB2FA77C91E82153699E886DCAF0A8B58D2E77500FDB429E50A183A6DD70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Y0Xr52Si1wqRDw_iGz_QA==</text:p>
          </table:table-cell>
          <table:table-cell office:value-type="string" calcext:value-type="string">
            <text:p>B837870FB92BEA68568BC6478BB048DCABE2EBFE8AB30EBC04DDA5A5535B15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lwia04TckFgF1r1s6C3qw==</text:p>
          </table:table-cell>
          <table:table-cell office:value-type="string" calcext:value-type="string">
            <text:p>4C4C6C14B4C2D0977C50BF613EAE0CCBCF2AEAE833E83EA8B2D641D21FFB4F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BAXnid4FTVinPFzKJXoSA==</text:p>
          </table:table-cell>
          <table:table-cell office:value-type="string" calcext:value-type="string">
            <text:p>0207731D04CB18BA03027C3CFF839DA28F031EF15AA23EC1F3D2EE17AACFAC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8wYoLyH7qzDl9NFyxKVFA==</text:p>
          </table:table-cell>
          <table:table-cell office:value-type="string" calcext:value-type="string">
            <text:p>A10B2699C52D81CD4491037CDFDF8C7A1F49FB8E28CF446BBEF81F3908B50E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-W5caW6vqhKcCgqs3t5w==</text:p>
          </table:table-cell>
          <table:table-cell office:value-type="string" calcext:value-type="string">
            <text:p>618BD760A31A6CA0D955505E62E9438703213D6010FBFCBAD7CA15D5500780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W-p1YtkADwbKxqK8kcUZQ==</text:p>
          </table:table-cell>
          <table:table-cell office:value-type="string" calcext:value-type="string">
            <text:p>7EBFB65AC178AB899EEB9CBDA10C2FAFA6F176F9CB701278E2B02244E57C17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2ReAvWwgsWXP2Q5tXpQEQ==</text:p>
          </table:table-cell>
          <table:table-cell office:value-type="string" calcext:value-type="string">
            <text:p>4FED09344402DB3F9B051F61EEE683AC0EFD5F4C70D171B1558EABB25CCB6F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50NhZUocsmefsy77oO_Fg==</text:p>
          </table:table-cell>
          <table:table-cell office:value-type="string" calcext:value-type="string">
            <text:p>D9F983BBF5AF88C1D4BB8EB81287CC3B22C9876ED76DB86393D311167EE1804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mIQ1AmUreQefiVnfOEQ==</text:p>
          </table:table-cell>
          <table:table-cell office:value-type="string" calcext:value-type="string">
            <text:p>99A107EB6779925649347DA5D3F3D87E2EEAFC8364DD76D3C387AE7B3D3888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lQyXouZYB3-gmVaW08Mw==</text:p>
          </table:table-cell>
          <table:table-cell office:value-type="string" calcext:value-type="string">
            <text:p>F12200CD73C819C4D4FC45669B1E974AFD71FFF77302F6B70A24A321198097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XYisLMQ1I7lIndRhayAdw==</text:p>
          </table:table-cell>
          <table:table-cell office:value-type="string" calcext:value-type="string">
            <text:p>B63D81C74B87C8DF6EEAFA7E60A7EA4E383A34E3AE9D94A781CF284306A8A4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_uFy3orXjm-Fnf2rG6nZQ==</text:p>
          </table:table-cell>
          <table:table-cell office:value-type="string" calcext:value-type="string">
            <text:p>F46D24277CBE8DD2D0AD7BF60587D2B827A2A22AE148E47ADC8098CE8CD0DC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lKWU72TKV_OWKZs04Ntw==</text:p>
          </table:table-cell>
          <table:table-cell office:value-type="string" calcext:value-type="string">
            <text:p>E58D2388E0339423E3B9A3E77593AD504B01C9447E5DA0FF0E821E8AAE2225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o0WpfEDRkaLLVN5MrQgA==</text:p>
          </table:table-cell>
          <table:table-cell office:value-type="string" calcext:value-type="string">
            <text:p>88AE634C405B97BEDD5E40CECEFF2A3DE1878501C6D456A19ABFD3F11A0FF0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VU6pYxfKf8XYjCtLO6wA==</text:p>
          </table:table-cell>
          <table:table-cell office:value-type="string" calcext:value-type="string">
            <text:p>523B7DB37E95640695E6B3C36C2B1210E2984E842B65724855B018D3485C31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wzrLyLBojrv0jv7nae4g==</text:p>
          </table:table-cell>
          <table:table-cell office:value-type="string" calcext:value-type="string">
            <text:p>A4BE2A06BFCFC0072FC1B93019CB01949D5758D87133383248D05733034BC3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XM-uz5m1Y0RlfSGNA7Zbg==</text:p>
          </table:table-cell>
          <table:table-cell office:value-type="string" calcext:value-type="string">
            <text:p>F256DB90F7F65D7895A883CC2BCC1326492B81AC1F1B416987EF98AADE0CF0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JUNAGsz8FsbsDgWuvJuBQ==</text:p>
          </table:table-cell>
          <table:table-cell office:value-type="string" calcext:value-type="string">
            <text:p>C84026DC059775BDD793EC602065711C588B5C6039B389A571568022A65708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ngK8qPyFqBqp9XaHFhaw==</text:p>
          </table:table-cell>
          <table:table-cell office:value-type="string" calcext:value-type="string">
            <text:p>0373981848342425E3A93F07C6A54AC8A17289A04C70CBD33A0AE24E75D690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h-eFl8wfl0OnTp4umjPg==</text:p>
          </table:table-cell>
          <table:table-cell office:value-type="string" calcext:value-type="string">
            <text:p>2BAAB2D01579CCA4EB364A79844BB217AC2A72F594C832FBAF63567DEE546F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YhiTpcAmCbZ3lxovWovw==</text:p>
          </table:table-cell>
          <table:table-cell office:value-type="string" calcext:value-type="string">
            <text:p>D496281C7B8EDAAD4B2447A76495DA9D74BC9B0615DCE57AC851F7072740D6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C0BGrwl2nge6cg1wWoAng==</text:p>
          </table:table-cell>
          <table:table-cell office:value-type="string" calcext:value-type="string">
            <text:p>22DFD2293A16FD85E75E1DFF5B039F7204E20DB20CF31927EC6958839FC51F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_stpd6lovrdm6mDES8wQ==</text:p>
          </table:table-cell>
          <table:table-cell office:value-type="string" calcext:value-type="string">
            <text:p>C64F803F901B9C439BF773DF4F1369138F5A61CA4A066C0744BDD545339CA1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OnM2wLh1sJ7gG0IZPULg==</text:p>
          </table:table-cell>
          <table:table-cell office:value-type="string" calcext:value-type="string">
            <text:p>BADC8D404DE6E6EF3531A855C6D3732D5A1225A3FEDFA2B7814A93EB968EA7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peOUOOWhsn0uesScM8Fg==</text:p>
          </table:table-cell>
          <table:table-cell office:value-type="string" calcext:value-type="string">
            <text:p>87763D8B84B5E99F0E6DBAFE1328A6C16B9B7E97039EB9646BD556046CEAB6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99ul2L1gPBCec8gkwkPg==</text:p>
          </table:table-cell>
          <table:table-cell office:value-type="string" calcext:value-type="string">
            <text:p>A9598C3CF685F44D2E6DB2054E5938D9D21883C99CBFF40942F952D9067D46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Qz-mKQzDaAaBsDoObrxGw==</text:p>
          </table:table-cell>
          <table:table-cell office:value-type="string" calcext:value-type="string">
            <text:p>57968AAB8102C29EA3362FCE7CC16760AE0D4C67280D2C3533FA9C9237AA42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bkgeThkXI0tgra8hhXg_Q==</text:p>
          </table:table-cell>
          <table:table-cell office:value-type="string" calcext:value-type="string">
            <text:p>7A9A29374F6DE1C453E01810812B29764BFAB0BE4A2C1586295F8E9341FD1B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Erts7amr3KSpjeY5dJvlw==</text:p>
          </table:table-cell>
          <table:table-cell office:value-type="string" calcext:value-type="string">
            <text:p>6FB8DDEDE2C86E28CDCDE81E328AA9D4A25CEE704A5B8538024E466410054C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jhLX3L1vUOvfdVNqStnkQ==</text:p>
          </table:table-cell>
          <table:table-cell office:value-type="string" calcext:value-type="string">
            <text:p>EF490AEC4839FE7237D2A148AC9CF2C82B052FFB9DE51B9B2D894815D62F87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MNxI6IGoHHaDWEycRvUSQ==</text:p>
          </table:table-cell>
          <table:table-cell office:value-type="string" calcext:value-type="string">
            <text:p>67AAA38E302B91A575BC2C533A69F82276EFF5EC8948147A5A9C1AB849DAAC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pK2pvUwH39p-6-jD5S2ZA==</text:p>
          </table:table-cell>
          <table:table-cell office:value-type="string" calcext:value-type="string">
            <text:p>4EA7AFAC01445325A7B64AFFCD13554F4068DBA9DFB811CAA7DC0D1C677C39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SBt2c7fMAlsBUpB4CE_JQ==</text:p>
          </table:table-cell>
          <table:table-cell office:value-type="string" calcext:value-type="string">
            <text:p>40984E54C5B20C0916289DC7334D093D6000F66A485B550A6F9501243099EF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i3fcv5pgYTgIMC3l7eBOg==</text:p>
          </table:table-cell>
          <table:table-cell office:value-type="string" calcext:value-type="string">
            <text:p>4E95AE89324E054887813EC686E1168FE7E0089803592DA1053A613A397DA3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pUz5JZzlVGIXk68UuDyrg==</text:p>
          </table:table-cell>
          <table:table-cell office:value-type="string" calcext:value-type="string">
            <text:p>DEB0B1C516A01861C072A75EC54AB55A8A15C76E318F46AAD36D110A21250E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95ML76dwhGurGz0SL3s9A==</text:p>
          </table:table-cell>
          <table:table-cell office:value-type="string" calcext:value-type="string">
            <text:p>3809627C7EB57884DA31DDF28E4297585A2E35C84C21B7F5AD0C8A0FCD31AD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ddYFpi5wFp4nJ7uy4TLKw==</text:p>
          </table:table-cell>
          <table:table-cell office:value-type="string" calcext:value-type="string">
            <text:p>DCC5C4F53277311EFE62590460B1A9BE7E31B90CBDF070D169E3122CC5CE00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ldOT-yt5Lnk_vXNNu4JEw==</text:p>
          </table:table-cell>
          <table:table-cell office:value-type="string" calcext:value-type="string">
            <text:p>106007AEDFB313D910F0C4989D3B8965C8CE99E0A617C616F5A3225ADE2617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-852Yc9m8XLGEMhQe4Rw==</text:p>
          </table:table-cell>
          <table:table-cell office:value-type="string" calcext:value-type="string">
            <text:p>486C8939269403A9323A66FC3B3454907050424AB857B733D1D22AB6AC4E1F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HyDA574hqHU1hxPVXG9w==</text:p>
          </table:table-cell>
          <table:table-cell office:value-type="string" calcext:value-type="string">
            <text:p>670751CFCA18099C4DAAD36583A30180A07C9BA96C8925E3FB3B3343BB96B0C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_BxvXTAUTr2be5MEAxtdw==</text:p>
          </table:table-cell>
          <table:table-cell office:value-type="string" calcext:value-type="string">
            <text:p>A7221E94FF385E7DBE6CCDD1A54F38BD912A6EC11179C0072B105DB35A568F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gfGJW8IquH7Ut3xeesmw==</text:p>
          </table:table-cell>
          <table:table-cell office:value-type="string" calcext:value-type="string">
            <text:p>73CA6C558785B9BED25778909F2AE32D23F5D6DB59ABB90505C9C22822ABBA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xR0Sg-73xdUruBGKcWJTg==</text:p>
          </table:table-cell>
          <table:table-cell office:value-type="string" calcext:value-type="string">
            <text:p>5F0F6CB95874AD726119809737292403BA43AEE70D71376992133BF3A6E3F5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8xSFxABNqbi3HMOiZ8G9g==</text:p>
          </table:table-cell>
          <table:table-cell office:value-type="string" calcext:value-type="string">
            <text:p>B9264863272EFF7CD791F732E22E58CC7D89FC4CBBFED9A41A0302EFE324C4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eat5AslS5YxcvrutKEIA==</text:p>
          </table:table-cell>
          <table:table-cell office:value-type="string" calcext:value-type="string">
            <text:p>E2CDEDB5D6083A5C1BEEF58F5B5134109D414A82694A2E71496C857F097A2C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3xKvi5D_dSrspCLIxw_g==</text:p>
          </table:table-cell>
          <table:table-cell office:value-type="string" calcext:value-type="string">
            <text:p>8C14C5EAD589E6A9E08C252CB81E1C52C16CF56492F0208D5C874E3C374141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0oH_xxj9MRv2-VybJ9PaQ==</text:p>
          </table:table-cell>
          <table:table-cell office:value-type="string" calcext:value-type="string">
            <text:p>41533F35E678512967D95C8EC3446F0740A4BEB7171F426F6B023223C24279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VP8mgwCL2fSdU63UbglQ==</text:p>
          </table:table-cell>
          <table:table-cell office:value-type="string" calcext:value-type="string">
            <text:p>41F1B3F6096AE91562340D8C337146DE4C2FDC0613FECDCFFBDB269C4AA9B5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wCn1PHcmmeN8qeIRT2DAA==</text:p>
          </table:table-cell>
          <table:table-cell office:value-type="string" calcext:value-type="string">
            <text:p>2530960D22F84616649AF4D556DDC1BC0ED1911CE848BC6ACF0F6C54373674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5lw0lbHqaCEs7mNjIBDug==</text:p>
          </table:table-cell>
          <table:table-cell office:value-type="string" calcext:value-type="string">
            <text:p>4A74A59ED3A71FD20834DA0FCA1A1EC90B432C02B83F6D9BDDBBDBECD1B187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pVr6gxBqA8PnFmZuLWBwA==</text:p>
          </table:table-cell>
          <table:table-cell office:value-type="string" calcext:value-type="string">
            <text:p>94DC829A1D0469F593E37A43A199616610A80C90FC04170FD484A9B97BBEA1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7ME-LcOJRy71QJGY7yMTg==</text:p>
          </table:table-cell>
          <table:table-cell office:value-type="string" calcext:value-type="string">
            <text:p>040A9838ABC785F5B34AC16290DA5836A5F40A5479587A6DA5A5896E8BB43C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DtLb9i6hf51P3VagQ88BQ==</text:p>
          </table:table-cell>
          <table:table-cell office:value-type="string" calcext:value-type="string">
            <text:p>C1CAD29189F26608987ECFFCAAF1FBC0310AD446DDA1CD840A8F1C160715AF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ClQJMEcM9TD-6o6zIn9_w==</text:p>
          </table:table-cell>
          <table:table-cell office:value-type="string" calcext:value-type="string">
            <text:p>E98C31B5EF0D727842712C43B6F7BAD72C7F321FC1E47626079F38EF974967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D_D59NuQyJXGJNDmTwqWQ==</text:p>
          </table:table-cell>
          <table:table-cell office:value-type="string" calcext:value-type="string">
            <text:p>2F78C56648CD0C309302769651BD8B145C74FE026C2425111B0F968C66A950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P23fO0FYfoy2rsMZakSA==</text:p>
          </table:table-cell>
          <table:table-cell office:value-type="string" calcext:value-type="string">
            <text:p>468606235288E5DC9EC817659973E2FD3DA8298FDD7FEBB27F627CA21AB0E6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-qBZl59497_U5W8UX5NuQ==</text:p>
          </table:table-cell>
          <table:table-cell office:value-type="string" calcext:value-type="string">
            <text:p>41FB4B154992C4D186A5A8D08DB04257A72114EBBA7AB2944ED32AE59C2D97C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rCS-VtcMPGyHM3BMi4zeg==</text:p>
          </table:table-cell>
          <table:table-cell office:value-type="string" calcext:value-type="string">
            <text:p>C6F4EDA538A3238E64876E9F956C518001C8DCE72E646B1AEBD00D5CACD07E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Fg2W2tSkQ95n950QvYOHw==</text:p>
          </table:table-cell>
          <table:table-cell office:value-type="string" calcext:value-type="string">
            <text:p>3DD7C50AD296F422D49FC7983ACA7CF265EF995C26B3AC580121643D48C90F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yX5-ZzaV3iuA56ZW7mhIQ==</text:p>
          </table:table-cell>
          <table:table-cell office:value-type="string" calcext:value-type="string">
            <text:p>6E1A8FE8FBC52F0C000E8E8141C483AD0734E1406C7181CF0E9A9EEF2BF6D1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GUK2r2PQRx-5rjVrUCtdw==</text:p>
          </table:table-cell>
          <table:table-cell office:value-type="string" calcext:value-type="string">
            <text:p>333AAA3B76B696C7779706DC03F729C0BE05941BC78A9E598D8DF2D454DF18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MbN_aGtlpwT_rDQpvABvg==</text:p>
          </table:table-cell>
          <table:table-cell office:value-type="string" calcext:value-type="string">
            <text:p>EB964B3752319A9A3EFA0B7BC9D4E71C300F2AA27E8FAF71E96E04657611E1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p-omfeU1ja6k3CYsgAoxQ==</text:p>
          </table:table-cell>
          <table:table-cell office:value-type="string" calcext:value-type="string">
            <text:p>D073DA4456B1A7642E9E266383850CEF939C78F021A54D0303C7150565EF8F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d1zLm3JQHASjiZhLGdmFw==</text:p>
          </table:table-cell>
          <table:table-cell office:value-type="string" calcext:value-type="string">
            <text:p>5E86DCAB8B984AD30EBD2D177409A107E234CA7CFE108B4A6249570C409AD2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R4vZBAlm4EUiqzMF1ClWw==</text:p>
          </table:table-cell>
          <table:table-cell office:value-type="string" calcext:value-type="string">
            <text:p>F9DE050F6A4741C1A610BD3093EB670D2DCC5BAA2B7FD4CAF7CFA54088316F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uRUNf0xwiiM68vGFwSgQ==</text:p>
          </table:table-cell>
          <table:table-cell office:value-type="string" calcext:value-type="string">
            <text:p>7AF6CEE76195DDA16C8B0C4D0FDB5C405674807426BA9D0A44523FDAF656EA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Kn_7I_0X75sLk-a2DNOQ==</text:p>
          </table:table-cell>
          <table:table-cell office:value-type="string" calcext:value-type="string">
            <text:p>B714457F790E297E7970B7A5282452B49CF42C32D3A4DF2C91CEC0D164FA38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zr27K8Gz-k0FCl3XPvw==</text:p>
          </table:table-cell>
          <table:table-cell office:value-type="string" calcext:value-type="string">
            <text:p>AC7C0842ACB5F4304BFA712C8070B19805B6B250B320036B8A9B3DF6EB2A35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7QmTDtGi22SrNbuN9TREA==</text:p>
          </table:table-cell>
          <table:table-cell office:value-type="string" calcext:value-type="string">
            <text:p>5374E5239E0079FD87E760AAEC0CC926C89921100895713C35284531B11905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dGLmXCGqHgygVckBtQ1g==</text:p>
          </table:table-cell>
          <table:table-cell office:value-type="string" calcext:value-type="string">
            <text:p>3093B0E226030E057E5E5EC21AC9F2D37280C64E43CCD14ED0A668ADCFD0162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9cSyVLqYOVqOWHuBf4Rw==</text:p>
          </table:table-cell>
          <table:table-cell office:value-type="string" calcext:value-type="string">
            <text:p>D0BD06DA8A777CBD59B61EC357A8D80A64ED81104F4CEF39B3728039BD3173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oFBDFUCe8G8Nqzz2W2Ow==</text:p>
          </table:table-cell>
          <table:table-cell office:value-type="string" calcext:value-type="string">
            <text:p>7150E0BC840DFEAD22D3E921891E84DE23C24AEB42BA1E84262FD05FE917F2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ZUM4CtKJPhISyn5y7n_gQ==</text:p>
          </table:table-cell>
          <table:table-cell office:value-type="string" calcext:value-type="string">
            <text:p>6A6CF668F06FF74F7B6414F94387B45E84BBADAEB3433091FD45841290278B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CUx1GdbSwnTsCfPCFiqg==</text:p>
          </table:table-cell>
          <table:table-cell office:value-type="string" calcext:value-type="string">
            <text:p>5BDFE8BD36901592562F615FC1FB8178DD1694D87D44CB26213FE02E8F75EB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dW4OyME_WLrnREM3paVQ==</text:p>
          </table:table-cell>
          <table:table-cell office:value-type="string" calcext:value-type="string">
            <text:p>2E36C9C29AA31AF3709C10B43F2DF98AD42DE6AB880D5C0BE36B49045E44AC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3urTYZqb7lkZ4lp_60A==</text:p>
          </table:table-cell>
          <table:table-cell office:value-type="string" calcext:value-type="string">
            <text:p>EC73F6E2020DC9B4B2B5AA902B58D9D6047B6D06AB150760D47C7D7EE2E87C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XU9279BkziS04Tp59lLQ==</text:p>
          </table:table-cell>
          <table:table-cell office:value-type="string" calcext:value-type="string">
            <text:p>751C5FF96D9D55A95B5055E99BE58E4B21C8B460D6A8A6C14636D876D796EC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9vf2OTIZ8MqDEy31-MzQ==</text:p>
          </table:table-cell>
          <table:table-cell office:value-type="string" calcext:value-type="string">
            <text:p>886ABD21E7042730C4D836808B363760F82D2A188E373C74FFBC17674E6695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JPfB90RQ-GtTP_RXYMQeQ==</text:p>
          </table:table-cell>
          <table:table-cell office:value-type="string" calcext:value-type="string">
            <text:p>61241611685D6FDDDD8B2CCB16229ABDD00ADF75E0616742E8A7502E7110E4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UZPBryhelqEzlt-qAtQw==</text:p>
          </table:table-cell>
          <table:table-cell office:value-type="string" calcext:value-type="string">
            <text:p>E32AFBA2C6B205F00B0B674958F55641783255D1710D89142844ABA16181A9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6LORmBNtzlFa-Z-ngtAtg==</text:p>
          </table:table-cell>
          <table:table-cell office:value-type="string" calcext:value-type="string">
            <text:p>17EFD98ADD0AF7DEF0E55D5BABF9E68E3A0BF7C5CCCD0DF319ADADDFE8DA4E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Kc6Q6NmL-RbsI1NTQyygw==</text:p>
          </table:table-cell>
          <table:table-cell office:value-type="string" calcext:value-type="string">
            <text:p>76B7B4926678B2484FC2555A7986EF311943C5A7AD2F5BCAD39000779744F3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r5KuBvzgwV4G8Kumld_g==</text:p>
          </table:table-cell>
          <table:table-cell office:value-type="string" calcext:value-type="string">
            <text:p>51A26925BCB4E993E4A392071AC2E354F6D6B90D924C8D5C97665CF6F2C5E2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qwNT8ZbdBGgbJNutdT9NA==</text:p>
          </table:table-cell>
          <table:table-cell office:value-type="string" calcext:value-type="string">
            <text:p>643A38F925427E3ED4D3CE43B7B6F6A29C69E0EE81318BCCDE303FF680157F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fUMMNPrMUYhzNka0SSXQ==</text:p>
          </table:table-cell>
          <table:table-cell office:value-type="string" calcext:value-type="string">
            <text:p>129E6ECABD045C5A46774CF42802E82772EC9975755979B9564C2FDBECC9AF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Z_dwV9_hhBvfCaMsJhyYQ==</text:p>
          </table:table-cell>
          <table:table-cell office:value-type="string" calcext:value-type="string">
            <text:p>55418E588E9FB821E270A0A9656277D7CE7010F52F447CB89B5155BC3D1DE2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ZXP5eMxEJns_9hL7Q3Q6w==</text:p>
          </table:table-cell>
          <table:table-cell office:value-type="string" calcext:value-type="string">
            <text:p>EAA959AD20092CA58E9AF1ECD950A15183BD0DC5AAD06B732DFEFCA0BDED81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UOuXykrhWk1MSq7Du6pTw==</text:p>
          </table:table-cell>
          <table:table-cell office:value-type="string" calcext:value-type="string">
            <text:p>601B28C2A2F99491DDF2880F0B7D117AE205F4743456808FF1746E8798AA84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EknwFtugoUYghak06QM_w==</text:p>
          </table:table-cell>
          <table:table-cell office:value-type="string" calcext:value-type="string">
            <text:p>CED66FDDA53DDB044CE1ADF09F21AF112E16030FD9AC5C44A52F0E30CD4D89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PNb7708tQgkQHBR4W0w0A==</text:p>
          </table:table-cell>
          <table:table-cell office:value-type="string" calcext:value-type="string">
            <text:p>9121334F2150B4104DF0486615490B0B0401D19698FB5A3567A6E747FE3520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3BKQLZ5qeNHpfnObREjmA==</text:p>
          </table:table-cell>
          <table:table-cell office:value-type="string" calcext:value-type="string">
            <text:p>BFE17F009903DE72649E57FBD2C8DED63D2B7CCEA0B18B732A65719AA0E3AF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y5agJ5Z3scMOmnlBWoBkA==</text:p>
          </table:table-cell>
          <table:table-cell office:value-type="string" calcext:value-type="string">
            <text:p>385F99531E63E2E287749F284964050B543A73CF1E4D90CFDBDDFE2179D70C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KZdHip6gGbGrIKKPXnkPQ==</text:p>
          </table:table-cell>
          <table:table-cell office:value-type="string" calcext:value-type="string">
            <text:p>B8945CDB7E1A7616CDF1B0F2918824F80CC3102AC5DB2640280FB17B1A2EE0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PymGdy3b_etWusYOHw5A==</text:p>
          </table:table-cell>
          <table:table-cell office:value-type="string" calcext:value-type="string">
            <text:p>51DC0E68DCB49461247BF5EC384FEAFDD88DB65C05A243773F864B13C14517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wPymGdy3b_etWusYOHw5A==</text:p>
          </table:table-cell>
          <table:table-cell office:value-type="string" calcext:value-type="string">
            <text:p>F08C985A05FE954D80223B8E46A37AB698EFF956BC028D63AD057AE2F161E8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6axSm3TEW4ktan9V7U8fA==</text:p>
          </table:table-cell>
          <table:table-cell office:value-type="string" calcext:value-type="string">
            <text:p>A9B010B948FDDD453008E7F071F4BDA1A9743E2CC55CF960B99F9C332A9FE3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RvEXgtcYzab9tz-6yFyLQ==</text:p>
          </table:table-cell>
          <table:table-cell office:value-type="string" calcext:value-type="string">
            <text:p>AB383A78095A64E8AB1FB97CDE5160CBA48CCAF816BF628EF9E1072C788BC2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OoQi4_c3K7H6djVkvhCGg==</text:p>
          </table:table-cell>
          <table:table-cell office:value-type="string" calcext:value-type="string">
            <text:p>1FFA7716C57B26A04EA09F7215343A7FD4A5D8FA4BCCF3A573DCE6C9456A0C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Z3Hqj_ft9bZxTwYYOabIQ==</text:p>
          </table:table-cell>
          <table:table-cell office:value-type="string" calcext:value-type="string">
            <text:p>8E1AECE0A126F586DD3B8AECB77409859C2DB196B36678539C7CD9EDD84DD0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s5jeGqj3HVl8qyX49MvA==</text:p>
          </table:table-cell>
          <table:table-cell office:value-type="string" calcext:value-type="string">
            <text:p>4B314B2B85E4607D61B41BECD63C8E8E1FD91174903E1DF4C12A1F66CA9CC8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Z3Cy0VkvaOtlITRTCfzA==</text:p>
          </table:table-cell>
          <table:table-cell office:value-type="string" calcext:value-type="string">
            <text:p>7671CA732FFBD16C2649F2B4CD4BD701701198795603EAFE02DE73EC328547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JMeZ7jXPAo0PmWFwWo-g==</text:p>
          </table:table-cell>
          <table:table-cell office:value-type="string" calcext:value-type="string">
            <text:p>51DC0E68DCB49461247BF5EC384FEAFDD88DB65C05A243773F864B13C14517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JMeZ7jXPAo0PmWFwWo-g==</text:p>
          </table:table-cell>
          <table:table-cell office:value-type="string" calcext:value-type="string">
            <text:p>F08C985A05FE954D80223B8E46A37AB698EFF956BC028D63AD057AE2F161E8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4SyOXwkeFBqAYeIjqw1w==</text:p>
          </table:table-cell>
          <table:table-cell office:value-type="string" calcext:value-type="string">
            <text:p>3A51A85F12EA829758EF2CA1EE0649A31FB747FF90E43D27BC45CB4D10291F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lQrnzFx0ZJXIyEEeGIoeg==</text:p>
          </table:table-cell>
          <table:table-cell office:value-type="string" calcext:value-type="string">
            <text:p>570B79C294DD40ABCC37CB2FDFCEBED03C3D8DA5270B0B577548174D0A4BC0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JpXBHz8iP4zWoT9YX68A==</text:p>
          </table:table-cell>
          <table:table-cell office:value-type="string" calcext:value-type="string">
            <text:p>C4718A4CA2599C75FEC881D416CB6B55D41C27145661B15D78012D09557350B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_gnD8S7Y51hCfjI7k5sg==</text:p>
          </table:table-cell>
          <table:table-cell office:value-type="string" calcext:value-type="string">
            <text:p>B604B1F92A4F4E4966F61F148159B62C808CF5367AED2D08FBE7E97E6696B3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DGRyiWXrTHSaLXwYzNe3A==</text:p>
          </table:table-cell>
          <table:table-cell office:value-type="string" calcext:value-type="string">
            <text:p>D5B3C8D3E1D4CA14111191C7BBC16E0993623149040192AFFD8BEF6F75F114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rufYsC9nDGV2DM67QVDKA==</text:p>
          </table:table-cell>
          <table:table-cell office:value-type="string" calcext:value-type="string">
            <text:p>B57BBD8E74D2B680FCCB4FA41C289F9D1BBBEF1F322E8ED53FB4BD99445715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cXc2BD8veH0fuvQ8wUbDg==</text:p>
          </table:table-cell>
          <table:table-cell office:value-type="string" calcext:value-type="string">
            <text:p>1975243E57E15612B139FE7BA4FEDCB4F5C43FEB4C5EF4ECDDC2ECC88C26C2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J5pUdsYR7Y1WmF3GK_7Hw==</text:p>
          </table:table-cell>
          <table:table-cell office:value-type="string" calcext:value-type="string">
            <text:p>B3003EE7CF60B91BAA1B24C46EDF36E4A4C536A9288C7D4E0774DDC4AC6883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dSg-gBJU4iISl-t6BD7kQ==</text:p>
          </table:table-cell>
          <table:table-cell office:value-type="string" calcext:value-type="string">
            <text:p>BB11BDA9DFCEE2996AA33C77EA9CA49AF41C5DEAEB5A7CF3CDAA7DDC3F957B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vxYozPLIFEMgVCrRrp0w==</text:p>
          </table:table-cell>
          <table:table-cell office:value-type="string" calcext:value-type="string">
            <text:p>DDA677D61D54B4055D0F107B6CD27CAD42E4BB84C8F2A289A8666A8933829C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YWcQMmrkjQL5UiUsRvrfA==</text:p>
          </table:table-cell>
          <table:table-cell office:value-type="string" calcext:value-type="string">
            <text:p>60A038A7CDD919352AFEA079DA451E1ABA5EB1060CADB358360C9126318164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5XIYIc4TrwrS8SYYUIsw==</text:p>
          </table:table-cell>
          <table:table-cell office:value-type="string" calcext:value-type="string">
            <text:p>EC5BE0D11BB41BFAEDA32B63294DD1C7BBFEA4C6465522102161724EAFA14F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dq-H6if8vWUtCr3mZYJJQ==</text:p>
          </table:table-cell>
          <table:table-cell office:value-type="string" calcext:value-type="string">
            <text:p>47DD531C97CB29DA588F6E2655FD5B9E2E23297103E828B0A21BFA506339FC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hHVimnALJzca8BzOhePhA==</text:p>
          </table:table-cell>
          <table:table-cell office:value-type="string" calcext:value-type="string">
            <text:p>B7C49A60DE6A854604B7695BFAC3A409620655B2905E40CC60AEDC0CD9D77F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ndZwZZR4kCWelX-AYELVw==</text:p>
          </table:table-cell>
          <table:table-cell office:value-type="string" calcext:value-type="string">
            <text:p>0C53C553D73FF02E610CCA1AB142F23123DCD9DD57EB12C4835EDA2A635D20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9McFzTzIcjnfb8cOMr0A==</text:p>
          </table:table-cell>
          <table:table-cell office:value-type="string" calcext:value-type="string">
            <text:p>E357CFCF50EE335E587E7E6EC7207D784ACDCD36C1F1BD6B6045EB98FFE7D2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WVqUdZJJqKxiy-EevRhQ==</text:p>
          </table:table-cell>
          <table:table-cell office:value-type="string" calcext:value-type="string">
            <text:p>3614A1D43E9AF9FF97FF2407C03618739735106F1A624827419880E94F9761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z-hhAU9pJ-qbJUY96DPNA==</text:p>
          </table:table-cell>
          <table:table-cell office:value-type="string" calcext:value-type="string">
            <text:p>6B5A0E3D6D9040C6B65BB3D78D4F794F8476F0EB8C949F33B5589EC4819D40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GCZwQb8OGdih_zvK8_Hw==</text:p>
          </table:table-cell>
          <table:table-cell office:value-type="string" calcext:value-type="string">
            <text:p>6783C70F1C5D44C4740AABD33405ABEC6825FFE650021BA0BD1912A2F6CCD3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rl7hT75veZ3sgp1qcqoQ==</text:p>
          </table:table-cell>
          <table:table-cell office:value-type="string" calcext:value-type="string">
            <text:p>EB513D0DA05D860E63C19159504FB2B470B73D4AEAB075530ACBA2BCD795A55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-UKBp2G1IP0UVno_kFZPw==</text:p>
          </table:table-cell>
          <table:table-cell office:value-type="string" calcext:value-type="string">
            <text:p>3AEFF2C459E43F19CDFA9C3462B30A39490ADD203E0EEBF8543FA91C9D51DC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k31T130BeTwf3kZcje30g==</text:p>
          </table:table-cell>
          <table:table-cell office:value-type="string" calcext:value-type="string">
            <text:p>BFEABB211915A983AD5AC5BE1B0EF3D7462CCEF7E87FCEA84A49B661A15445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buS-9YJtfDnUxPn74rRyw==</text:p>
          </table:table-cell>
          <table:table-cell office:value-type="string" calcext:value-type="string">
            <text:p>30A8770B92BA69B0A2ED8690492B6AE014619D682FC46ED2E327E3EB54E348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JmAxQj86w4-YeG3bK3zkg==</text:p>
          </table:table-cell>
          <table:table-cell office:value-type="string" calcext:value-type="string">
            <text:p>D0E763DA3521B89B96A5D3D77BA1FC13A2A98A1FAF1AFA0C4544483D0F3705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ZsAzOSoj_pwFEDWOsZjMw==</text:p>
          </table:table-cell>
          <table:table-cell office:value-type="string" calcext:value-type="string">
            <text:p>EC10114C6E0564B4780A229E793842ACDB01AC4135AC04EE77695F5C796DB3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ngxiYXJy5HLhhKxe1bxA==</text:p>
          </table:table-cell>
          <table:table-cell office:value-type="string" calcext:value-type="string">
            <text:p>47D826ABE91B7305C7173CB6E55728B17A6991678E7D0711E0EABC5AD46261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4JzkZmUMzjKq-wBva_8Rw==</text:p>
          </table:table-cell>
          <table:table-cell office:value-type="string" calcext:value-type="string">
            <text:p>34B68C244DC584CD076A44152934174EEC0067784E857F4FD9E5C10C7515E5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CHJBTy7vTL4052dPcYpng==</text:p>
          </table:table-cell>
          <table:table-cell office:value-type="string" calcext:value-type="string">
            <text:p>D4819B533EE92D71AA44BBEA0428B99AB03630D58BB8FF9DF61F7C87E599FF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t5hWYNvq9nKMkyZBpAqSA==</text:p>
          </table:table-cell>
          <table:table-cell office:value-type="string" calcext:value-type="string">
            <text:p>E8F95D53891C3A6CD851F53905C70533854C438C1182C6A79D456209C985CE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O_9n994gX56pvVDM_fMMA==</text:p>
          </table:table-cell>
          <table:table-cell office:value-type="string" calcext:value-type="string">
            <text:p>A18BE28118D9EAE9E82020D08312788AC66708DC1D0BF6E6BCA11B9E5FE4F9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94gRhmFXlP3GIJK7PTvdA==</text:p>
          </table:table-cell>
          <table:table-cell office:value-type="string" calcext:value-type="string">
            <text:p>70C57E751A7DC98DF464130A808F2E2B867FE49FEECFF60255AEAED837E410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Q14SE9R7ug0LO0F4QToXQ==</text:p>
          </table:table-cell>
          <table:table-cell office:value-type="string" calcext:value-type="string">
            <text:p>F29E127C9C575E94AE545DBE33DBABC7C3565F172AE4A2CAB284042BD3A7B1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PhLHKEsCNC1ABvTolYjcw==</text:p>
          </table:table-cell>
          <table:table-cell office:value-type="string" calcext:value-type="string">
            <text:p>A1F3B2ECB794B4C947DFA75784CF09F625753A15981B67E3EBE92703B72DF3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dCzFymissjZGd_ulYbf0Q==</text:p>
          </table:table-cell>
          <table:table-cell office:value-type="string" calcext:value-type="string">
            <text:p>87760BE9F6E6029A263C92E8F439540C7FFA47521DF866D3CCBA08603CC633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yJSEB3Yc5TIKNTUbGY2Q==</text:p>
          </table:table-cell>
          <table:table-cell office:value-type="string" calcext:value-type="string">
            <text:p>897EC547C18B8D6E51665FD398D360B162F0E37F8374E41CDFCB4C4D60AD14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3qe0dA70hVWYcJXTZqrQ==</text:p>
          </table:table-cell>
          <table:table-cell office:value-type="string" calcext:value-type="string">
            <text:p>4CF04A0F2B74D3795E0624FDC4D164AC42F7D51BB4DA0341E349335B5F4A2D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AANTR5lwHGVTXKYRtC_6w==</text:p>
          </table:table-cell>
          <table:table-cell office:value-type="string" calcext:value-type="string">
            <text:p>95A35C12AD0B4EC54933C0C9FED76F7150D6A868A5FF1B19603C6A7C5000D5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Q8-5vCEu2y6Z0tNmMohg==</text:p>
          </table:table-cell>
          <table:table-cell office:value-type="string" calcext:value-type="string">
            <text:p>80EF80262259EA2BFB5212A6A41257E98F6671E99460B0C8623B0987F8EF80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nI8r4ZaD8Ods-KBEm3N7w==</text:p>
          </table:table-cell>
          <table:table-cell office:value-type="string" calcext:value-type="string">
            <text:p>C7C3DBF5348FFF6EF0701B8665A443C0B7A6F99E32CE8FA8178C3263C8B28B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ygG1CVRDU8XVYzbPigDMg==</text:p>
          </table:table-cell>
          <table:table-cell office:value-type="string" calcext:value-type="string">
            <text:p>2A4E8BE839FEB113EFCBF35F4FEC5DE6B826411E4F4B3B2E65226783E29C86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ogOjcppIInQ10DImM5Hg==</text:p>
          </table:table-cell>
          <table:table-cell office:value-type="string" calcext:value-type="string">
            <text:p>91DD6920B236705DCB05399CC5B94E6592CE9541C441F4B80427DAEA7E526F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slzmm65RljmVZVROSCEOA==</text:p>
          </table:table-cell>
          <table:table-cell office:value-type="string" calcext:value-type="string">
            <text:p>BA726C7C4A0A6A781515BE5A1AE1EAAF53E36402A0D7ABE3F249450E3AB4DC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rH2HcDtmM71ZaKVWT8q9Q==</text:p>
          </table:table-cell>
          <table:table-cell office:value-type="string" calcext:value-type="string">
            <text:p>4D9A606A682C949BD168C4B15EA62A59349443E907C1A3F799F9F41405121B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XoEk6k58C_Dm_LOiEivOA==</text:p>
          </table:table-cell>
          <table:table-cell office:value-type="string" calcext:value-type="string">
            <text:p>2F5DEA599CF07464FEA9320B022790B9EE02418648BA8582F2E64106BDA17D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19d4UV8w2weBUYAeYv7Rw==</text:p>
          </table:table-cell>
          <table:table-cell office:value-type="string" calcext:value-type="string">
            <text:p>04466629447294CA272A888C8884CD5EC7DFEFAE00F769A20BCEEA447AFAFF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zh8nvTViM0Amhi2Ew19Q==</text:p>
          </table:table-cell>
          <table:table-cell office:value-type="string" calcext:value-type="string">
            <text:p>F4E729EA14C8A16B31B0A579D8FBBEC7AEA0870ABDB773864C221EC4FF5150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Cs8VseLyfydQV-uzwkVRw==</text:p>
          </table:table-cell>
          <table:table-cell office:value-type="string" calcext:value-type="string">
            <text:p>DE7ABAF813F8060BFFA87D8D014CC45B6661A6C51FAEF9273E3F60AF4A20E7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vl8tXk1_OmSmolhh9h1eQ==</text:p>
          </table:table-cell>
          <table:table-cell office:value-type="string" calcext:value-type="string">
            <text:p>B800F67412FF107C495188583F0E9C4D4742E3B7157A4E7090D1E35FF0501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60xkqU6P-k8OQ4OAFLTSA==</text:p>
          </table:table-cell>
          <table:table-cell office:value-type="string" calcext:value-type="string">
            <text:p>B1D6FAE65D2D71DF31ABBB746C93E3B03F6D32B4136476E349AD3EDBCA603B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icsnK_swFIrb2L2R0eNaw==</text:p>
          </table:table-cell>
          <table:table-cell office:value-type="string" calcext:value-type="string">
            <text:p>1B657AF039D7A4B80B36734142BC41CB394B68C0A3DF6BA625814B0CB0C837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mNcoWHv5hdaLrJzNg-XGQ==</text:p>
          </table:table-cell>
          <table:table-cell office:value-type="string" calcext:value-type="string">
            <text:p>7FEDE6417EE3FB711E8F84809F60A8D26D065709BCC325DD788EADB8AA4E9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9B_tgfJwM_P66qTtzpiA==</text:p>
          </table:table-cell>
          <table:table-cell office:value-type="string" calcext:value-type="string">
            <text:p>BE728EF997B93D4D4CDDAA9010C81A0C68B882A95B6DB92F57AD98A1634AAE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yna5uqursZEdZH4sDuQjw==</text:p>
          </table:table-cell>
          <table:table-cell office:value-type="string" calcext:value-type="string">
            <text:p>A7D31A0F4A5A762A4714B9D845282F9C5BDEDA8B67E59CBEBFC1510A7DD116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YzGcOSPaDehjKAU6KJYA==</text:p>
          </table:table-cell>
          <table:table-cell office:value-type="string" calcext:value-type="string">
            <text:p>22B89314B416528210C0B3B0BEB7A2F485FEB05CB5C3778BD036AAC5805F858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4rA0FiwJXbxBeOVmeC5fg==</text:p>
          </table:table-cell>
          <table:table-cell office:value-type="string" calcext:value-type="string">
            <text:p>83803D5445FA54FE63E5904D0318571351AFE9E547F2062113696E849AF089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2C7lHmH8UHXFoY3T1QSg==</text:p>
          </table:table-cell>
          <table:table-cell office:value-type="string" calcext:value-type="string">
            <text:p>724FBAAF972280E28DFEDF4B9761BBEB90855658546B890CC633DE07ADAE72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4NE30_4S_YclWLaXUSHNg==</text:p>
          </table:table-cell>
          <table:table-cell office:value-type="string" calcext:value-type="string">
            <text:p>4275EB768A3CF833F14777C8A54FDEC6545FDE6D2F277E149A81C71F33F0C8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KE3o-AbWejRDwPqP7G86w==</text:p>
          </table:table-cell>
          <table:table-cell office:value-type="string" calcext:value-type="string">
            <text:p>2B1BCEBC8657B42762611A5FFEC2AD976DD7A075FC1EC3A65CF356C714DB34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6JPXUGyyD-VwgxorbhrA==</text:p>
          </table:table-cell>
          <table:table-cell office:value-type="string" calcext:value-type="string">
            <text:p>A8F7BF4FF6C90F50631373A34653EDA93E87953969AD0A56985546A064D02E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AbZuvrC2l0U0UwwglAdw==</text:p>
          </table:table-cell>
          <table:table-cell office:value-type="string" calcext:value-type="string">
            <text:p>FCD947A56136C519E0AF0EFF8B912F45ECA50694826D1A8AE86649FCC0B6D0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1bnccVVAI_28FbwDFhFvw==</text:p>
          </table:table-cell>
          <table:table-cell office:value-type="string" calcext:value-type="string">
            <text:p>EE1F9869D4F31A47B7712F4EFA12164E71CD9AF119E6AAFE453A752B1586FE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Dl_XswPPYpfqrF_CCmaXw==</text:p>
          </table:table-cell>
          <table:table-cell office:value-type="string" calcext:value-type="string">
            <text:p>C49A70A93F8603631E558B8D1D1F0E4C86AB2203439BE08A75A1C9FFF9781E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vBpLj2o-cBSMynqsY5ng==</text:p>
          </table:table-cell>
          <table:table-cell office:value-type="string" calcext:value-type="string">
            <text:p>1645F79753DE283B9B40638F91F869F1AC3E242B3B5430EEFEEEC0FE63CC53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G-hgYQ_pSPRS5WmSNmhIA==</text:p>
          </table:table-cell>
          <table:table-cell office:value-type="string" calcext:value-type="string">
            <text:p>937E34833476C7AA27D7E15675C980C7DF3A29EC1BB904FDE5EB06C6D16E45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WBN6ngy9e4L6llrJYwR2w==</text:p>
          </table:table-cell>
          <table:table-cell office:value-type="string" calcext:value-type="string">
            <text:p>F79F5D39FEB98A295B06EF052B0A97FC12EA41BD9FD6D7E025073E5D1247F7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qFU_PcOu0HC6yMNkgInlg==</text:p>
          </table:table-cell>
          <table:table-cell office:value-type="string" calcext:value-type="string">
            <text:p>71800A44343F86B417EBC3F572589166E3DAFBC0C07BDE497119504863C1E3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2RaIk4TD8SyO8OOkO6h1Q==</text:p>
          </table:table-cell>
          <table:table-cell office:value-type="string" calcext:value-type="string">
            <text:p>DEED58B83E0B890ECE1A5C0E27FE6D3575F7E0C942161DDC522048ACD0E067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o7iD4WpRtOhmOWeMXH0g==</text:p>
          </table:table-cell>
          <table:table-cell office:value-type="string" calcext:value-type="string">
            <text:p>CC521792F2FDE5D5349B62AD0C1DE6362A1FB962D4735435DA878A37300BCC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v5wAHab_vXG2vnH7al2Q==</text:p>
          </table:table-cell>
          <table:table-cell office:value-type="string" calcext:value-type="string">
            <text:p>F117D3D48A1BF86D29573C2E8385011C9492CB7C08509758C06844E1482503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sVbCg_EKKuQrwR6RfSL1Q==</text:p>
          </table:table-cell>
          <table:table-cell office:value-type="string" calcext:value-type="string">
            <text:p>D72E0A0B3612FABC06FB5E9E8A40AA65B0296230553D55EF0086981005FC84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IoU7jV5qGa6MTxrnNpQ3g==</text:p>
          </table:table-cell>
          <table:table-cell office:value-type="string" calcext:value-type="string">
            <text:p>015DC89001719367BDE715F23866754E94B547004885102E4093B450F60D36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j5ath9BAuCUm7IWEEasrg==</text:p>
          </table:table-cell>
          <table:table-cell office:value-type="string" calcext:value-type="string">
            <text:p>7F3E8EC59735BE32A0427578DDBA4FA69AFC98D6E768815374ABDA7CFC7F2F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4Iikg5lqdZDC5IPN3cFjg==</text:p>
          </table:table-cell>
          <table:table-cell office:value-type="string" calcext:value-type="string">
            <text:p>F9A9F254F33418C979D21A31EAEB2D27E47AC760FB2F87010BE88C485DC907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vV_ghAwZE5CEUmi7cD67g==</text:p>
          </table:table-cell>
          <table:table-cell office:value-type="string" calcext:value-type="string">
            <text:p>478924780D82BBAA9045E2BB84C16054C2901638C24D869CFC7F1EEB54C48E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2bF3WvhYWTPiN6HOzsldw==</text:p>
          </table:table-cell>
          <table:table-cell office:value-type="string" calcext:value-type="string">
            <text:p>30EAE912DE37A109D9CA7AA2135323A94377DF5191D29C99D43DCDD27C5B62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Fr030n1u1f4Ya1cq5MgTg==</text:p>
          </table:table-cell>
          <table:table-cell office:value-type="string" calcext:value-type="string">
            <text:p>0BB4A6F761F01EC629E109FA04139D4F1F955FDE14EF8CB9AE3E2BCCFB390B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Fr030n1u1f4Ya1cq5MgTg==</text:p>
          </table:table-cell>
          <table:table-cell office:value-type="string" calcext:value-type="string">
            <text:p>90B9665A8A3C193FD86C2606E841415B48BEAA2EE0A57BF3A87312B331BF85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zrS3Ml_QI96GIjATEJqg==</text:p>
          </table:table-cell>
          <table:table-cell office:value-type="string" calcext:value-type="string">
            <text:p>1E93AFCF072AC8C285E450828F8E141F6C76A19214C74D217F19113E33DAE8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REozAHKZojm5tBDJek3w==</text:p>
          </table:table-cell>
          <table:table-cell office:value-type="string" calcext:value-type="string">
            <text:p>0BB4A6F761F01EC629E109FA04139D4F1F955FDE14EF8CB9AE3E2BCCFB390B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REozAHKZojm5tBDJek3w==</text:p>
          </table:table-cell>
          <table:table-cell office:value-type="string" calcext:value-type="string">
            <text:p>90B9665A8A3C193FD86C2606E841415B48BEAA2EE0A57BF3A87312B331BF85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Vs8YuYyz0JjTnETCwg5Bg==</text:p>
          </table:table-cell>
          <table:table-cell office:value-type="string" calcext:value-type="string">
            <text:p>77D7FF4E449F2BB25599F0EC979F5460ACDCE2688AC9EDEEA6E2D1ECA2064E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0A4ANqRtga9g5xEhqojvQ==</text:p>
          </table:table-cell>
          <table:table-cell office:value-type="string" calcext:value-type="string">
            <text:p>51F266D6C27C48FA186F087976FC32AC1A758DEA7878032BCB92425CB34A2A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nEotxtK6dGL_d8QTftMNA==</text:p>
          </table:table-cell>
          <table:table-cell office:value-type="string" calcext:value-type="string">
            <text:p>105FD0CC2931A4321EB737CA3B6984F2BC3FE9D7CEB2FBC5F4EDFFAFA9F9E7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ZvyMw00ZvmvaB2FF__i-g==</text:p>
          </table:table-cell>
          <table:table-cell office:value-type="string" calcext:value-type="string">
            <text:p>BC6D0EC935D30CBD1F3924786A385C5C6DA2131A5368CF57135D435CFAD18C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nHe6VM8U2aNclQvxtLYQQ==</text:p>
          </table:table-cell>
          <table:table-cell office:value-type="string" calcext:value-type="string">
            <text:p>70EEA2753866335082ADAA86E6A230C607ED870F1931BA8AAA11EE2D8B7181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LNiEuEoGmUznrCtNURrkQ==</text:p>
          </table:table-cell>
          <table:table-cell office:value-type="string" calcext:value-type="string">
            <text:p>33F2F58AAF444EC4FEBE5CC3FD5089458C0227D08DACF246ACD850118B2857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6jC-jZXbWxcT0w0RhGxOQ==</text:p>
          </table:table-cell>
          <table:table-cell office:value-type="string" calcext:value-type="string">
            <text:p>03EA67E5CF2303E30BEAB6D3008967A0B88134AAE373EE6BEB0EE5D58163C2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OUuPGxJoIOhw2njd9wtw==</text:p>
          </table:table-cell>
          <table:table-cell office:value-type="string" calcext:value-type="string">
            <text:p>74507BEEF619AAE6854E740245CE94284C4252244B62C2B6900DE6614CF104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Nuutt4SXY2VJxTYU0RlAA==</text:p>
          </table:table-cell>
          <table:table-cell office:value-type="string" calcext:value-type="string">
            <text:p>5A6A5887D387F0A86ED1B775150F43844AF9D2B8CED46DCAC6D9D6E85ED0EC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jNJMvCodjJYpEpjH5Rlaw==</text:p>
          </table:table-cell>
          <table:table-cell office:value-type="string" calcext:value-type="string">
            <text:p>3CF0A2BDD2701BB91302CA731147173ADBC0B1724CF49948610D9588B612DB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Zo3laAl-ZiQkqYyxpLA==</text:p>
          </table:table-cell>
          <table:table-cell office:value-type="string" calcext:value-type="string">
            <text:p>6045BD27D826178C21209FB8921447510FA3A5DFA05D9ADA08AEA379BEB01E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EcQbAmbaZt6akZ_2quQg==</text:p>
          </table:table-cell>
          <table:table-cell office:value-type="string" calcext:value-type="string">
            <text:p>ADFD269C8E179B2D46C44B7F30E98EE8038C4E6E3BC199BBAEE4B094DB532D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vo1k2Fb2lmHDP7TtIwkoA==</text:p>
          </table:table-cell>
          <table:table-cell office:value-type="string" calcext:value-type="string">
            <text:p>6489ECFF2BACC2AC8F83E8F41EA525C18175CCAD5B77B8EB45ABE0B6C76BC4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blgEb7RyHafTxs_M5J9Q==</text:p>
          </table:table-cell>
          <table:table-cell office:value-type="string" calcext:value-type="string">
            <text:p>3DF93C9FB9127845B57C757700E706129DE845EDA6C616942D2202CDA425AA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VojRsJdzKvEcy4QwayU2g==</text:p>
          </table:table-cell>
          <table:table-cell office:value-type="string" calcext:value-type="string">
            <text:p>9501411835865C92EFA049DC9A773A20040A755B31DEC6E8CB424467DCE5F5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3fNix6HnVEzIkj0kXixyw==</text:p>
          </table:table-cell>
          <table:table-cell office:value-type="string" calcext:value-type="string">
            <text:p>79C47280EBA5FC91C5411FE9C471CA9BEDC68424F1233F5E4F928CA126237C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hRiBpwRGnhn3-617U6Mg==</text:p>
          </table:table-cell>
          <table:table-cell office:value-type="string" calcext:value-type="string">
            <text:p>69FF324EF6C2721191C4B8CF0050A0097C44FA6BE9ED80EA15E4FFC37E8F62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ANoY1ENo0tjyDwiAmuYw==</text:p>
          </table:table-cell>
          <table:table-cell office:value-type="string" calcext:value-type="string">
            <text:p>B71F2428D5E2042C8DE46CD43BD24D0E03859B2B59A7307405960D8112697C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TC8z7PAQVImem5ypNhd8g==</text:p>
          </table:table-cell>
          <table:table-cell office:value-type="string" calcext:value-type="string">
            <text:p>3FAE3AA3FCC1D6C52E93D6B398A932C0CDC73762F226ADF916FEA9801E0A03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05jV8iz-dR-vzQTnMsFCQ==</text:p>
          </table:table-cell>
          <table:table-cell office:value-type="string" calcext:value-type="string">
            <text:p>1C6DD4AD076B849A0B7652C590C765DAA0AC4F4D398DE7E04CED4979456CF9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3QzjpEVDqxeAUSELvTgug==</text:p>
          </table:table-cell>
          <table:table-cell office:value-type="string" calcext:value-type="string">
            <text:p>FF45A360BBFAFB57F6F3E44678C58805F3C7A4FFF8DB3FD2C4F94E9449F606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l2yicoVIb6AuK9sL6g-A==</text:p>
          </table:table-cell>
          <table:table-cell office:value-type="string" calcext:value-type="string">
            <text:p>B0D69B0C0A074C782A31058B5639A206EDDDF12769D63BAD5E2C923C46EC90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vh-iy9QHrsZvs5RCVjZw==</text:p>
          </table:table-cell>
          <table:table-cell office:value-type="string" calcext:value-type="string">
            <text:p>CFB7167DEC5CA5B5D8D60125891A4C5C5B06ECDD0D6610ABABA773A327B686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3ocpGyVwyb_k3LtiyuvQA==</text:p>
          </table:table-cell>
          <table:table-cell office:value-type="string" calcext:value-type="string">
            <text:p>CECEDD0D3DCB9E69C43666F5EE55BAD565B1EE066EB2EF6264A8FA8684FB47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AOVeoNGyQ3CX4mdk2r5Aw==</text:p>
          </table:table-cell>
          <table:table-cell office:value-type="string" calcext:value-type="string">
            <text:p>37E6B433367112234DC4B3B6576D17E0726D24C64C42BEBD4DB9D6FC051642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dBzaZBaDaomI89AR8kIww==</text:p>
          </table:table-cell>
          <table:table-cell office:value-type="string" calcext:value-type="string">
            <text:p>19989E7FC3D51EA37DC57F1E61A57E6BB1687AE3B8B6E3546EFACA2C36E833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YhHFYj1m3yKoDXEnpuxAA==</text:p>
          </table:table-cell>
          <table:table-cell office:value-type="string" calcext:value-type="string">
            <text:p>66D3B8F403779F8E331935EAC3E98361629548DFFBA8CB7A64EF9C156D9CC1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pHOFDt82tRWk3EngVt_A==</text:p>
          </table:table-cell>
          <table:table-cell office:value-type="string" calcext:value-type="string">
            <text:p>FCB08806D244091D49ABA6CCC8D75AFD13B48A50D7AB721FF25526848AA0A8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_yZ5tGL0xt6MNsSn8piFA==</text:p>
          </table:table-cell>
          <table:table-cell office:value-type="string" calcext:value-type="string">
            <text:p>15E702B2C122C34B76C12C0D7D447FFBCA8D4A42E119E1DB94F74B9657CB8E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hetaJE77S5J_bZM4uUjjA==</text:p>
          </table:table-cell>
          <table:table-cell office:value-type="string" calcext:value-type="string">
            <text:p>8B417D53B45E44F4AB1465ABBCEBC45D3D62C244E1238AE9421DD97CAA3D09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lPSO1FHs201FnKAq9tEQ==</text:p>
          </table:table-cell>
          <table:table-cell office:value-type="string" calcext:value-type="string">
            <text:p>F06215AD2F1D1A080886D228127313971283D8B253FCF60D18FA855D6E9DAB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vfBwzDux8DMcCjpZ-rGQ==</text:p>
          </table:table-cell>
          <table:table-cell office:value-type="string" calcext:value-type="string">
            <text:p>5056E38E24A89BFDDBCA0257A616DD40F0E0E3D611D79D02FE2523A2468A15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1vFcFqpPO2b-cx0cVtTHg==</text:p>
          </table:table-cell>
          <table:table-cell office:value-type="string" calcext:value-type="string">
            <text:p>649D0650B5CE403C1B1708A2987F81EFE1FFBF4049C7FFE1A869C44BF51157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4Iex0FCcrIFPJ0iwo3l0Q==</text:p>
          </table:table-cell>
          <table:table-cell office:value-type="string" calcext:value-type="string">
            <text:p>1EC5DCF4146FD179879D927DA6A325C464F3747631B1BDA3C83E00BC2384D36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75w8zcs_E5PN3ERsUIxZw==</text:p>
          </table:table-cell>
          <table:table-cell office:value-type="string" calcext:value-type="string">
            <text:p>853ECA8BB1404E2D3501B313B1583900162DC656F27AF10094AF7CEAE07C6E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pg5pGb81ELPkr6bdF2OCg==</text:p>
          </table:table-cell>
          <table:table-cell office:value-type="string" calcext:value-type="string">
            <text:p>5A08BA07EA3043018D98C8C5CC3E00F32C08B0B8A1B681FF67566715442645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VGm4NC17hOIv3TFVe-Zg==</text:p>
          </table:table-cell>
          <table:table-cell office:value-type="string" calcext:value-type="string">
            <text:p>3227C3CE6CC9D1AE15931B08DD1317C85CCC185C5EE07AF008EA8C86E17DDC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xuyd1HlrspS0HCNJ5jzVQ==</text:p>
          </table:table-cell>
          <table:table-cell office:value-type="string" calcext:value-type="string">
            <text:p>E46D223809957AE7108DED5656AD0658589570E4BD228E69480D722BCC7BB5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-HGQd9kejkrRGfA3O1Lyg==</text:p>
          </table:table-cell>
          <table:table-cell office:value-type="string" calcext:value-type="string">
            <text:p>61F776F65818F1DC399F1E59691C303032910DA341AB8F046E6FA250F63726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P_6HELN2yqasGhQoN8Bw==</text:p>
          </table:table-cell>
          <table:table-cell office:value-type="string" calcext:value-type="string">
            <text:p>65267648DF7360F76A352160D797E1521FCB11A67F02C385AAA98AC7CBFF38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Z3-bC_2_wpwdkq9Jo1doQ==</text:p>
          </table:table-cell>
          <table:table-cell office:value-type="string" calcext:value-type="string">
            <text:p>80977486D2888AF05178752397D2ABCFF2038E26EA68AA8FF90C8720FC237D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dA5gZsH-ZK4xTNs4nmbgw==</text:p>
          </table:table-cell>
          <table:table-cell office:value-type="string" calcext:value-type="string">
            <text:p>8BC7502E09F3E932130CC19C499770000CC99AF195AD3F8543B39D216DEF92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pOjv-Eosrp9cdvUnFhtQ==</text:p>
          </table:table-cell>
          <table:table-cell office:value-type="string" calcext:value-type="string">
            <text:p>B2FA4B0C0529508A37A661DD87190F1186B8A4E88DB9E664712EA92FD2B3CF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JO9xnzDcm1x9cLuMLOrA==</text:p>
          </table:table-cell>
          <table:table-cell office:value-type="string" calcext:value-type="string">
            <text:p>494F5A0C6BE25270329B101C6EC5DBF5E6E9D41A84E03C9E72B9E716BE7D2E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JO9xnzDcm1x9cLuMLOrA==</text:p>
          </table:table-cell>
          <table:table-cell office:value-type="string" calcext:value-type="string">
            <text:p>80977486D2888AF05178752397D2ABCFF2038E26EA68AA8FF90C8720FC237D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2bbOEDa6y7odCQnIcHIBw==</text:p>
          </table:table-cell>
          <table:table-cell office:value-type="string" calcext:value-type="string">
            <text:p>C9E3D89527D29C4E33705E874D3B787FC8A064DF341714E15C7B458A940125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mPtpbQohZ1DFCtB7-qZw==</text:p>
          </table:table-cell>
          <table:table-cell office:value-type="string" calcext:value-type="string">
            <text:p>E2414635E0F4FC06196FFD126765AA3603D0F7E3E4839B85EF6EB27677A9A9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4gZU89wr8sR0rIF9-ejQ==</text:p>
          </table:table-cell>
          <table:table-cell office:value-type="string" calcext:value-type="string">
            <text:p>36AE0FA828BB58070F568315998E4A5CDD06003E444A89FA5860C1704190C6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kn-Y3bJjp7kpaQYMA0XA==</text:p>
          </table:table-cell>
          <table:table-cell office:value-type="string" calcext:value-type="string">
            <text:p>0A065D152390312B881E7BD28D00B2CF7DDB3C5838927C15426270A89CBA91A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2tnAPF5I9dP3d60zv9KSw==</text:p>
          </table:table-cell>
          <table:table-cell office:value-type="string" calcext:value-type="string">
            <text:p>6917582652A6BE5EB134015F14D649179D243BFD79F40C2F4AD69E7CDCE6BE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avY6e1lUzm0tSdgkbO4hA==</text:p>
          </table:table-cell>
          <table:table-cell office:value-type="string" calcext:value-type="string">
            <text:p>88AB388E8A54010C4D4BE6DDE9C28EFA3F4868BF0433A326DE89F02FE3A2DE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_Nl-Gm6mH941V59Euj4w==</text:p>
          </table:table-cell>
          <table:table-cell office:value-type="string" calcext:value-type="string">
            <text:p>2C4B00DB07C08A3927F3FA218011E5EE9F284EE0471BA2BD871C980EE65766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yKyFplRP9-Rk324r3FyQ==</text:p>
          </table:table-cell>
          <table:table-cell office:value-type="string" calcext:value-type="string">
            <text:p>CE67C9B6016BEE22409C102120A03446C10665B355D1F15BD5C8A65A981ED8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45O2cWc24FVUmgq7QGA4w==</text:p>
          </table:table-cell>
          <table:table-cell office:value-type="string" calcext:value-type="string">
            <text:p>64F23EA327E97E2C446AD1026434A77520CF1E80A02EC95776FE1EE7F24C24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1Sz3KT9U12QbCwyqkMFyQ==</text:p>
          </table:table-cell>
          <table:table-cell office:value-type="string" calcext:value-type="string">
            <text:p>CDFCC85CC8A830CDF8A8A78E0388AC48D3E2B1BC0EACAED1517699C342F6E5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QAhGc82jWN5nMi3BlIIkg==</text:p>
          </table:table-cell>
          <table:table-cell office:value-type="string" calcext:value-type="string">
            <text:p>AFFF45A694ECCFDC2289F772AA96754601E0AB046302440C592600CADE84E2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u3G0rHjEju1vF55cjx7gQ==</text:p>
          </table:table-cell>
          <table:table-cell office:value-type="string" calcext:value-type="string">
            <text:p>4BACE19B5347EB628D12C5D11C83807DBF79CCD4CDF47AABCB762B46CFC1BB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Clga21RgC-eWHuAzPuIQ==</text:p>
          </table:table-cell>
          <table:table-cell office:value-type="string" calcext:value-type="string">
            <text:p>1C64DBCA9CCD7D2F99FD6AD72B78E570931C88A061C19C5C94140D52610A86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M8uhKnqCoTrhDSRo7R9UQ==</text:p>
          </table:table-cell>
          <table:table-cell office:value-type="string" calcext:value-type="string">
            <text:p>90532CEF00237E7EB2E5DCF804D5C1FD5CE00CCC6CC5910EFA6DE27C0A45FB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lJIuvibV3TZsXH2yNrBUw==</text:p>
          </table:table-cell>
          <table:table-cell office:value-type="string" calcext:value-type="string">
            <text:p>734D06E06D094E93129FB2C0C6F5F49E1740A541B9F3718D14AF3EFC3974F3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ykHwI8nrDc90LE-BEhvw==</text:p>
          </table:table-cell>
          <table:table-cell office:value-type="string" calcext:value-type="string">
            <text:p>C3F473393129B8BD1FC4BFF0021B95DB6502CC884F7DC1AB2AC90062CCDB5E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_6C-ZYanUOB8U1UizoYOQ==</text:p>
          </table:table-cell>
          <table:table-cell office:value-type="string" calcext:value-type="string">
            <text:p>DF59D997C90BC85B8FD4A79870AE87F7EB68CB1B68BCB58B7374E0CEE2A378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gaBAAl0lNCJsvTorxW1Sg==</text:p>
          </table:table-cell>
          <table:table-cell office:value-type="string" calcext:value-type="string">
            <text:p>8AC11BE7BF59E37105231FF78390DB10105CF206AFD7066BBB5B1009C0C5634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zYmnkGqrd-Iux45PzGA==</text:p>
          </table:table-cell>
          <table:table-cell office:value-type="string" calcext:value-type="string">
            <text:p>A667D6DBB073C8862AEE7839556161C08B7C989F87DA4569201FB4D8DFBE37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EVI1Z6XXiAX0mq_7e6cg==</text:p>
          </table:table-cell>
          <table:table-cell office:value-type="string" calcext:value-type="string">
            <text:p>8E5461FEF053100B01DE0DF1EA05CE7FF89501E902E079A34CAB7AB0B92626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jVemBBtTUJ60A5ww5la1A==</text:p>
          </table:table-cell>
          <table:table-cell office:value-type="string" calcext:value-type="string">
            <text:p>366BC556E898089BC00499DF5BE3D7CFCC2C427FC5FFFCBF89DFA002B0861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HC0VP55lM6wPMnNHn1PZw==</text:p>
          </table:table-cell>
          <table:table-cell office:value-type="string" calcext:value-type="string">
            <text:p>51DD7E8421884F16978F1EDED1FF3F6C9C3FBE36F35E69A18C8CCED9C9E5188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612ND7Gg869L_Gsov6ZsQ==</text:p>
          </table:table-cell>
          <table:table-cell office:value-type="string" calcext:value-type="string">
            <text:p>31F9C9E2DBC5992D04D514547284C186EFD2FBDD7F7735CC8FF4ABBC9F2B3B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1DnmPOZVBMuBhl9BvdOPg==</text:p>
          </table:table-cell>
          <table:table-cell office:value-type="string" calcext:value-type="string">
            <text:p>952B2817493C98D0E375495E72681423B9390DE95EEC6074AB101A9986846B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6CLJ5CKl6Esy_UBzZISA==</text:p>
          </table:table-cell>
          <table:table-cell office:value-type="string" calcext:value-type="string">
            <text:p>51F07D3FF4DFC939A914B25E13D0D50698AD6DAC0EC8A726383E20F716BBC5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94ACiVCSKTtBg6FEOqtdQ==</text:p>
          </table:table-cell>
          <table:table-cell office:value-type="string" calcext:value-type="string">
            <text:p>53A8E13D4F739FFDD3C02A5D24830DD729BA423EE75DB0C9B04E04E343BF93A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7DDxT5cXbImMXLMjYIug==</text:p>
          </table:table-cell>
          <table:table-cell office:value-type="string" calcext:value-type="string">
            <text:p>5B544F5C0FF267A5B989830BEAFB5EEB52898DB82B603AFECF90263CE2DEC9D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sMZH1aSi42f6bEsCNzZpQ==</text:p>
          </table:table-cell>
          <table:table-cell office:value-type="string" calcext:value-type="string">
            <text:p>E9953B7B35C336EDFBBC58C0E2E05091BA4C0CA474C32FB9B13C6722DBD1A7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vqdmgwiBaus_UVoxaxylA==</text:p>
          </table:table-cell>
          <table:table-cell office:value-type="string" calcext:value-type="string">
            <text:p>85E4CE9948DBC8B8459272AC2015A7D7BB6049B1A64C54462725B0D9017485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yfjaLB4E5OcsNeWbQIQw==</text:p>
          </table:table-cell>
          <table:table-cell office:value-type="string" calcext:value-type="string">
            <text:p>93D4356C67FD69A01E782BB3DD773A5AD33C1A8F081A08B79B941360AFC1BC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G2YSzEbjjaNbfPPCw-cEA==</text:p>
          </table:table-cell>
          <table:table-cell office:value-type="string" calcext:value-type="string">
            <text:p>73F48D14F43DCC8F4DF0896AA7A4A05DAC0C419BF06770FAEC0FF369E332F0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1p3_kC7GX96bQ1lK2fa4A==</text:p>
          </table:table-cell>
          <table:table-cell office:value-type="string" calcext:value-type="string">
            <text:p>B1B499EAEB5B23A9995E5E5D19B98CEEA57B6B23341DFC33EFE011C491DB3E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6EdJdXwQiWcC-eOpvVWcw==</text:p>
          </table:table-cell>
          <table:table-cell office:value-type="string" calcext:value-type="string">
            <text:p>11E552DBAA0911B2E3D9280A3C22EF98D18765226B0D585ACA1408ADD05169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VZ5r6uFQg_Mph-suuHkUw==</text:p>
          </table:table-cell>
          <table:table-cell office:value-type="string" calcext:value-type="string">
            <text:p>D69BA138FF2AC24579178FE725E84C8CB963C09F5EBFD4BE94BD8A7A74019A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sgb-H0BmtlADrJxOHRboQ==</text:p>
          </table:table-cell>
          <table:table-cell office:value-type="string" calcext:value-type="string">
            <text:p>BB7F583EB554D03512FACB7B84BF28D75A1DE5F0D01E4D678845C1D3ABE492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HSQfDakYkpR7ZqIewQ2iQ==</text:p>
          </table:table-cell>
          <table:table-cell office:value-type="string" calcext:value-type="string">
            <text:p>C2BA7901B8FFA9588346C4D9AC5A42E008317E877FA172CF84EDA58FA4D248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vOIEDZSbuaWS7yTHRSz8A==</text:p>
          </table:table-cell>
          <table:table-cell office:value-type="string" calcext:value-type="string">
            <text:p>3D725822343C04DB43C180279D2F668627EC2BD73B6E5E3F300C8C481D74AA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qDCmItL7ULgfja1p3__YQ==</text:p>
          </table:table-cell>
          <table:table-cell office:value-type="string" calcext:value-type="string">
            <text:p>775ACD2E1200045546B046DFCB9B6B048DCB6C869E6F9181FCD5B901BB12FC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JPXRb2rshPx1inqjGbHg==</text:p>
          </table:table-cell>
          <table:table-cell office:value-type="string" calcext:value-type="string">
            <text:p>0948ED119B6A7F588FF958D620383099748B5D842CC26FE7E605331497FCD7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_jFOIUxeDSwKvQSgGKIuQ==</text:p>
          </table:table-cell>
          <table:table-cell office:value-type="string" calcext:value-type="string">
            <text:p>3C51BBCED1B1A7A8F43EFD746A45C8DCFD6A0D85A8BCFDB765899855DBF98F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_jFOIUxeDSwKvQSgGKIuQ==</text:p>
          </table:table-cell>
          <table:table-cell office:value-type="string" calcext:value-type="string">
            <text:p>3D725822343C04DB43C180279D2F668627EC2BD73B6E5E3F300C8C481D74AA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J7ETgy2hWaAyFIZWh0hwQ==</text:p>
          </table:table-cell>
          <table:table-cell office:value-type="string" calcext:value-type="string">
            <text:p>B6FE268B003A93CB0C5A4257B29950A99426CAEDE4B65A99F7C78DD343AB67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3YfLqckN4owi4hW1W-bvw==</text:p>
          </table:table-cell>
          <table:table-cell office:value-type="string" calcext:value-type="string">
            <text:p>494A8C4C037ACA04706EF9811D88C4B118C9D55145F6FA5C9D0C1FA411E091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0z5V2U8-_cGC2j8rw4wzg==</text:p>
          </table:table-cell>
          <table:table-cell office:value-type="string" calcext:value-type="string">
            <text:p>D1E2418BD218BAFC592BDF24CEC7BAC42917934020F1A3F95CCBF16F2B72B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9jf52k5OrIheJloYvRx1g==</text:p>
          </table:table-cell>
          <table:table-cell office:value-type="string" calcext:value-type="string">
            <text:p>B817C672BB6AF4200BE0858068A212819DD9478AF9E8D4BBEED3EC034CDA2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J4Z50l1fWcs4PaTic6Bg==</text:p>
          </table:table-cell>
          <table:table-cell office:value-type="string" calcext:value-type="string">
            <text:p>4416F5CB88ECD6C8E11062E4B1AB81026AFA072F1200B055061A5A929F4B59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49qhq5hkE1kQLAjmacJxQ==</text:p>
          </table:table-cell>
          <table:table-cell office:value-type="string" calcext:value-type="string">
            <text:p>19C8789D7E1814B45CC1ABBCB8227327FA2C8697B99AB3C9898EA3A424EFFC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o-AYGF0f_j3FRBDf6bsA==</text:p>
          </table:table-cell>
          <table:table-cell office:value-type="string" calcext:value-type="string">
            <text:p>24EE269ACBD24191F70470F5AFF796584AF170A5EE970AFEE2C4001F203D08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rb43Yf_g4tymotudPq4-w==</text:p>
          </table:table-cell>
          <table:table-cell office:value-type="string" calcext:value-type="string">
            <text:p>2E4BCC29FFA152C35472B53737CB66288A71412A383F3F200ADCD56ADFBBA4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1a3l1GpbHvMyTdHzDE9sA==</text:p>
          </table:table-cell>
          <table:table-cell office:value-type="string" calcext:value-type="string">
            <text:p>21CE16E940BFE4CF5459055C1063582C3D7BB32B9BFCBD8B41B10220DE97EA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c83SNPrgvCGkEwHt3bjg==</text:p>
          </table:table-cell>
          <table:table-cell office:value-type="string" calcext:value-type="string">
            <text:p>7EA5BC39BC09868893CACA9BE35B3A141E3413966DF36793029081F52CB3FDB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-zb3coaTGLYYYhJPXJbQ==</text:p>
          </table:table-cell>
          <table:table-cell office:value-type="string" calcext:value-type="string">
            <text:p>176EF6AECFD133C7958424D9D99C0726A0C3596C5A4935F46174223C0A4B78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JRVUIcOdd7Phxxbf5JdA==</text:p>
          </table:table-cell>
          <table:table-cell office:value-type="string" calcext:value-type="string">
            <text:p>476C2D8031AFDB4EBEDE0EE12C1FCEA4AA23118B7C425E3F4EFE7B4E8B2369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H0wf3AYfBIUOXn0j93x7g==</text:p>
          </table:table-cell>
          <table:table-cell office:value-type="string" calcext:value-type="string">
            <text:p>A662A482C373278E3EEBC2A7BC3EA5D3334FCE9B34F4C982F5796DB3F62BAA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g9NIoGCrrkKXsGgQoJRw==</text:p>
          </table:table-cell>
          <table:table-cell office:value-type="string" calcext:value-type="string">
            <text:p>22F9E8AE4AC174DDF3FFC317F06E2050805C1039D03A208D9B1F15D52E923A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U3dmubJpmlOlGi_ulNPKQ==</text:p>
          </table:table-cell>
          <table:table-cell office:value-type="string" calcext:value-type="string">
            <text:p>0BEFD8529B43846CDA412D1E2D04B86E4A6DAD31F07EE19B23FDB959EE34FF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2H7BMM2u-vxTRS1Qqf0ZQ==</text:p>
          </table:table-cell>
          <table:table-cell office:value-type="string" calcext:value-type="string">
            <text:p>99D9FB423B129D637408B757A1238ECC6A5C877769C92DE9A9F46E79D1128B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QVdQwPN21J7TLBFz-j63w==</text:p>
          </table:table-cell>
          <table:table-cell office:value-type="string" calcext:value-type="string">
            <text:p>26A8B216A37918BE6C3C58C459048A3D5612F10CA2FCF92E4F2AF5CEA524C3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WgJ963VtQBSl1ljvxrQgA==</text:p>
          </table:table-cell>
          <table:table-cell office:value-type="string" calcext:value-type="string">
            <text:p>18FC70DC17E56964231EE80D5DA0DB08640F37EBA4B94AEB44EB4EFDE415A0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ieN526csjGFu6sx5FGQMw==</text:p>
          </table:table-cell>
          <table:table-cell office:value-type="string" calcext:value-type="string">
            <text:p>9E645720F2D9FCB3CF400A5FA2AB0BD512C88DEFD4B004D9E38510BC9AE5D0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ZVS6BsWPhZd6gcLzNd-4w==</text:p>
          </table:table-cell>
          <table:table-cell office:value-type="string" calcext:value-type="string">
            <text:p>77D69F44F1C82DB06D85551F7B33CAE0C2DBE7FF394F779EE5A961C73462AB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xd-Wg_dH4caS8CTD6qtOA==</text:p>
          </table:table-cell>
          <table:table-cell office:value-type="string" calcext:value-type="string">
            <text:p>AA717A31B5123192179B6663588BC9B101685A451A5D525FED2A75EA82DD1C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14jZPfBcw6ROB0oVxB8bA==</text:p>
          </table:table-cell>
          <table:table-cell office:value-type="string" calcext:value-type="string">
            <text:p>41133352E5989CEB2B4988556118BEE9277A2F724B659DA7D8ADD7BA098AA9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qk2B_anpbIf4K7EPtixpg==</text:p>
          </table:table-cell>
          <table:table-cell office:value-type="string" calcext:value-type="string">
            <text:p>F481A76A3A14BE6736E9AB02A9A7D5463CA80D7A531518312F856D317B9E319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BLdtHXvig3S0FQwq6Jgrg==</text:p>
          </table:table-cell>
          <table:table-cell office:value-type="string" calcext:value-type="string">
            <text:p>911D04031184FC49A8BB37F09C7AF2FF4D41AC705A70566B312500B7EFF58E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ngFGppSNH4JTm0jf8WjLA==</text:p>
          </table:table-cell>
          <table:table-cell office:value-type="string" calcext:value-type="string">
            <text:p>1DF51A8CE3C707DE8F7290524AF6B429E327D3CA45690C49DA4F36247DCD38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6Y803j9CR4ZBdFTR6Rc1A==</text:p>
          </table:table-cell>
          <table:table-cell office:value-type="string" calcext:value-type="string">
            <text:p>DF292104772FE9D03C6D49AEDB2DF430ABF7942A9C676E457243C5DB9BB288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45OqGvGkTbtVFtSvDkwQ==</text:p>
          </table:table-cell>
          <table:table-cell office:value-type="string" calcext:value-type="string">
            <text:p>0467963B5C0DB9BA23409214E99CF14428D88BBDB3DF2D562929373596EA6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1Br6SoaECWDqv0clGH6yA==</text:p>
          </table:table-cell>
          <table:table-cell office:value-type="string" calcext:value-type="string">
            <text:p>15D96C17DF05BBACB2540CED8FA165462F04026489B9CB9311311B7C7F8A81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W16DEBz_IF23o7s6BiXQg==</text:p>
          </table:table-cell>
          <table:table-cell office:value-type="string" calcext:value-type="string">
            <text:p>C829903020CE156D9128E854BF71695312280E35DC2874CDBBA99BB932D934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HGOWGsPl42PpQIt8E65RA==</text:p>
          </table:table-cell>
          <table:table-cell office:value-type="string" calcext:value-type="string">
            <text:p>98C6A543DB66F20DDB07960215F15884EB45E327AE32082AB25EE33CA83797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qL_JqRxRFrNJ4SqAV_aw==</text:p>
          </table:table-cell>
          <table:table-cell office:value-type="string" calcext:value-type="string">
            <text:p>4893E74CBCE0E4CAA2DCFA2FED6B65CA6171D7CF3C8713B9956A9175ED1DAB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S3v7Fbhu4jOXU5HqAUYZQ==</text:p>
          </table:table-cell>
          <table:table-cell office:value-type="string" calcext:value-type="string">
            <text:p>22E3507E6629602FB8D2BA36076625162BE769052733EA5B4CB0C37AC96B41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We0fdKpChIL49eQAhOTXg==</text:p>
          </table:table-cell>
          <table:table-cell office:value-type="string" calcext:value-type="string">
            <text:p>018AA127D811B732B4E92FEEB7AC9E090939016EF6F04C0FD494CFFBFE0FBF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81Aot44FPtauUIa3O_aIg==</text:p>
          </table:table-cell>
          <table:table-cell office:value-type="string" calcext:value-type="string">
            <text:p>C5F02975F03D9C95C830B2DD551E31EC04D02EB6984B95ECBC24532D348383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_0XlqSyBuIHAtY8iD6_w==</text:p>
          </table:table-cell>
          <table:table-cell office:value-type="string" calcext:value-type="string">
            <text:p>31297FF0112A1BC636B385D6AE5688896762B46199F007215491ABD95C1DA98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onN914hJT_iThU2cOWdRQ==</text:p>
          </table:table-cell>
          <table:table-cell office:value-type="string" calcext:value-type="string">
            <text:p>8DB46518943DB5863BDB0FBEDDD128C121D1F3260E52CEE2493B56655A0364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XBAVWKk8tPzSOZfNFi6qg==</text:p>
          </table:table-cell>
          <table:table-cell office:value-type="string" calcext:value-type="string">
            <text:p>30E1B27E1B4DD1C3C5C3DD278C80C9B7023DCB7E8D7A318C5CA6CD90F3477B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QV6fhCzXdDdrBy3a-24Jw==</text:p>
          </table:table-cell>
          <table:table-cell office:value-type="string" calcext:value-type="string">
            <text:p>E42EF18884BCE7369677CA70AB1944496128E31EA2AF6E75AC5927772E30CD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rOd97lk869IkBBU-Jc6Pw==</text:p>
          </table:table-cell>
          <table:table-cell office:value-type="string" calcext:value-type="string">
            <text:p>085F7920CE580FF0C638EBD231DD2F3628FD68BDBB820C45D3662F0F6DDD19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h6B4yU8pd0JPaVmiU3CnQ==</text:p>
          </table:table-cell>
          <table:table-cell office:value-type="string" calcext:value-type="string">
            <text:p>C87FA9B3473A066FC2AB2BC601025E63F91A068ED1C0E52ADA366E42684F49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Fd8liiPwywVLhu_IM_icA==</text:p>
          </table:table-cell>
          <table:table-cell office:value-type="string" calcext:value-type="string">
            <text:p>C1E0377DE55253260D130DCD434F7B3D5A70A7F59FD16673A7ACD668A235BF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AAMmBe1zHKtrNt_MX2ziw==</text:p>
          </table:table-cell>
          <table:table-cell office:value-type="string" calcext:value-type="string">
            <text:p>F7347F9B22D8E508304E0C1B1ACBE4BDBEA8672931D4824F050D77846D2B27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NJD8-JmX5MbRr8sPFuCZA==</text:p>
          </table:table-cell>
          <table:table-cell office:value-type="string" calcext:value-type="string">
            <text:p>1319429843C69FF2546190404B4821C65A088A81C34601D2F4C9C852F1683B0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3cLdOm3rzwbgHV9w6XEw==</text:p>
          </table:table-cell>
          <table:table-cell office:value-type="string" calcext:value-type="string">
            <text:p>E317F3939BDD3331AA81430F1375CBEF27B7207545D0CDF56E091813F4A64D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-QBfb4cV51OPMDkeBiCMA==</text:p>
          </table:table-cell>
          <table:table-cell office:value-type="string" calcext:value-type="string">
            <text:p>CE8647CD4E32D7616B9026363D6F0AA51777321BB4460D109C9263B338641A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LA6ec9GppfjgOI3TstvA==</text:p>
          </table:table-cell>
          <table:table-cell office:value-type="string" calcext:value-type="string">
            <text:p>209ACA3BE5E57B8BDBDFD9917A8A6D4910771DFB454B5EC015A43710E55949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EI5TBg0eHcZfiE_6dpuw==</text:p>
          </table:table-cell>
          <table:table-cell office:value-type="string" calcext:value-type="string">
            <text:p>004B507BBCEA8CEB72A3B5E122843EEAF55CC9536F3056FE02D05D7D6B7866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hS-jrkKncaum7y6Ngu8pg==</text:p>
          </table:table-cell>
          <table:table-cell office:value-type="string" calcext:value-type="string">
            <text:p>23D0C4045135C14CD0EB31701174CC72C1977F3E001E2722789F629FB91D7D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DPLFOmzp03dm32E5_i52g==</text:p>
          </table:table-cell>
          <table:table-cell office:value-type="string" calcext:value-type="string">
            <text:p>64D8039F3EEAC5BEA63A966215EFA0E906939143728577B02E33B56E8AF6A7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NVuBzr6raRFocZnmW3bA==</text:p>
          </table:table-cell>
          <table:table-cell office:value-type="string" calcext:value-type="string">
            <text:p>71345F7ED88C3E07C3BB4126D37C7E20670CBEDA885D365A0EF3FBBFFC3A67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4tL-TtjsGZUlWLeHP57w==</text:p>
          </table:table-cell>
          <table:table-cell office:value-type="string" calcext:value-type="string">
            <text:p>4601C68B844C55EB91437EB9D15E0055AA2E8EB0B733EE151F172A6772EF65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SA2V_5rm5PkhpmFMgZzQ==</text:p>
          </table:table-cell>
          <table:table-cell office:value-type="string" calcext:value-type="string">
            <text:p>280CB3B2A9B5FCED9587DB4F863CDCCD068D591DC0A47F0E25FABF547FAF73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SA2V_5rm5PkhpmFMgZzQ==</text:p>
          </table:table-cell>
          <table:table-cell office:value-type="string" calcext:value-type="string">
            <text:p>64C093B2E8F70A2E8B238FF7F576EB583856CE85F094130C8961E3634FC807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qdbMUdAY5Hj0jCMcNJJzA==</text:p>
          </table:table-cell>
          <table:table-cell office:value-type="string" calcext:value-type="string">
            <text:p>FE6A7168CB3E4EB3AA761F5BE74A574BC363790EB2604C1205D1325800EBDF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YMJ_OGhLRFavjhP0Z45DA==</text:p>
          </table:table-cell>
          <table:table-cell office:value-type="string" calcext:value-type="string">
            <text:p>D591451A13C99C97F776A715FC3F0898DEFC2AD26D548FC52AEA8E2E8E8DC2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2MlSl34o3Dr1ciZ9bI1_w==</text:p>
          </table:table-cell>
          <table:table-cell office:value-type="string" calcext:value-type="string">
            <text:p>E8E5F0AB9C8B0B5CC891464780589996B91C26ACBE99B9DDB623054B85BDC8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P4InGm-64IODAnHYhg0Yw==</text:p>
          </table:table-cell>
          <table:table-cell office:value-type="string" calcext:value-type="string">
            <text:p>280CB3B2A9B5FCED9587DB4F863CDCCD068D591DC0A47F0E25FABF547FAF73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P4InGm-64IODAnHYhg0Yw==</text:p>
          </table:table-cell>
          <table:table-cell office:value-type="string" calcext:value-type="string">
            <text:p>64C093B2E8F70A2E8B238FF7F576EB583856CE85F094130C8961E3634FC807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XzUBnLDq8Wh-t9gS1IQ==</text:p>
          </table:table-cell>
          <table:table-cell office:value-type="string" calcext:value-type="string">
            <text:p>B9983C6BAFC9DA5F765AFBE1585757895639E14C59A85D10D033FA6BB04C63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jgnBQGYj_IO1SvWJ07wQ==</text:p>
          </table:table-cell>
          <table:table-cell office:value-type="string" calcext:value-type="string">
            <text:p>B97CA41C35247A72C27D3A6FA4585B853C78A147E164A46F7FCA46FA18E7A3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Cn0UeSP9_nmJV9Hq7kNMQ==</text:p>
          </table:table-cell>
          <table:table-cell office:value-type="string" calcext:value-type="string">
            <text:p>2F3CB19122C82C23741671ECC5F234EB9B835AFC59EE72F0B9BA284F6530C1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yD1CREFrl1LR40QpFiGew==</text:p>
          </table:table-cell>
          <table:table-cell office:value-type="string" calcext:value-type="string">
            <text:p>0DF62839518313C358B07E0D6FECA58719F375A53F8BC66B66B8E50D231E09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QfE6-9J5-02BhR-N_XrQ==</text:p>
          </table:table-cell>
          <table:table-cell office:value-type="string" calcext:value-type="string">
            <text:p>523A437E800DA664D080644B798507C2AFC8E5FDC0D2D42B141DB05153DFB4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wXySDIeBEm1V_VUR7Qj4g==</text:p>
          </table:table-cell>
          <table:table-cell office:value-type="string" calcext:value-type="string">
            <text:p>3001DD07F37083F99D673CF9100670FDE10AF52CEDD1AA6EF83DAF959CFB9D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Iui4eWz3isaWixyOGGqBQ==</text:p>
          </table:table-cell>
          <table:table-cell office:value-type="string" calcext:value-type="string">
            <text:p>A35C76B9BA4103D852D8560459E241999CCEDCC6708AE92BF32BB93BBB14C8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NxsiSZQ2EEBG15sNKWMA==</text:p>
          </table:table-cell>
          <table:table-cell office:value-type="string" calcext:value-type="string">
            <text:p>B35F3CAD2890AB55E1D4398361F29CFDCF476EE3B1A9A96C559DA7B1F57C5BF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xxPJMPV3ZpqGF8RY9lLxQ==</text:p>
          </table:table-cell>
          <table:table-cell office:value-type="string" calcext:value-type="string">
            <text:p>A83748C81A050D1DDC1A35E4CA02DD63D298EE5B957DC73683ED3947F56972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y2AJV2mUR_u1nD7Gy_0qw==</text:p>
          </table:table-cell>
          <table:table-cell office:value-type="string" calcext:value-type="string">
            <text:p>54D132B0FB735BDAB1B17EF2F743F91A24D5D15147FAC2A15946F5A8EF2B78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RJCj_Ce2vvLM_8nCOtdkw==</text:p>
          </table:table-cell>
          <table:table-cell office:value-type="string" calcext:value-type="string">
            <text:p>F1CFA564DFF6E6C24FFA9905979AD29DC853DD8EB88DB3E8122F1FF955046B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BNKUATuIdCsGpFjg1XT6A==</text:p>
          </table:table-cell>
          <table:table-cell office:value-type="string" calcext:value-type="string">
            <text:p>86E64033A21949A300A5BB94A78B78F58904FAC022B9ACFD713F7108BE4920B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gSNimmHEQek7NmbzbDR_Q==</text:p>
          </table:table-cell>
          <table:table-cell office:value-type="string" calcext:value-type="string">
            <text:p>36FDF0218F56756B6EA6E7E4F5958A7202672FA70F8C289591AC308A2A7F11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hCOhfybft8BzAMOcdXBRw==</text:p>
          </table:table-cell>
          <table:table-cell office:value-type="string" calcext:value-type="string">
            <text:p>482143D7F645AD84A0F6D3F9362A3987F7A1472C1567E0C0CD9A463C634DAE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1E5Zsu27rAO88a9wHcSrQ==</text:p>
          </table:table-cell>
          <table:table-cell office:value-type="string" calcext:value-type="string">
            <text:p>B8D86EBF1D0F1DD5965BAF982469C8C59E7A75F4CBEEE2720B4C515E22C4F7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CGSe5bzogDLOh97TqOUCg==</text:p>
          </table:table-cell>
          <table:table-cell office:value-type="string" calcext:value-type="string">
            <text:p>4BEA169E4179407E5CB50937E3437969DEF5069B7105F2693625F4F6A4F490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DqwghR_x7lzQViBq2EOaQ==</text:p>
          </table:table-cell>
          <table:table-cell office:value-type="string" calcext:value-type="string">
            <text:p>9D54506D88FFD63575A3F554026813C30299BB7586F2FAA7B0BDBB2273C486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mNQ3Kv_kzqysRZcikRGPg==</text:p>
          </table:table-cell>
          <table:table-cell office:value-type="string" calcext:value-type="string">
            <text:p>8A957ED86B7B7538F7384BFF515D583A0789A8DAECFE1BFAC0FBFBA079F412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GDlvJqCDkx0Q0-pTN29Ig==</text:p>
          </table:table-cell>
          <table:table-cell office:value-type="string" calcext:value-type="string">
            <text:p>8427C96FA8C48F9E01ABE3FC76BD139BAA75E0C9D97DE625A51BF0A12673F4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Lm95qcD1-scAYRB5xjZw==</text:p>
          </table:table-cell>
          <table:table-cell office:value-type="string" calcext:value-type="string">
            <text:p>68343502670F8077A2F3E9D2B7478EE9498D93F040593CA51F2FE3A81BC7BF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zVPRLy-ysuyEBLPCp9ydA==</text:p>
          </table:table-cell>
          <table:table-cell office:value-type="string" calcext:value-type="string">
            <text:p>AE62784C93A78CCE3F7AEDA38D06C3D0204B621091C6EF35D5FC08A9347248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Cj6wcG9dUAx4qR38WYcUw==</text:p>
          </table:table-cell>
          <table:table-cell office:value-type="string" calcext:value-type="string">
            <text:p>D21B1791E0FD830753758261CEA9558EFA00A37F505E55AA0A0D630F49DCCF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sV1z31mcbNtcKJILPYHvg==</text:p>
          </table:table-cell>
          <table:table-cell office:value-type="string" calcext:value-type="string">
            <text:p>F0D4DED726EDDC35612045776185212CD1E3E3DE391EE60C7AEC26253652DC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gcOLC694FgyztH-aAVKPg==</text:p>
          </table:table-cell>
          <table:table-cell office:value-type="string" calcext:value-type="string">
            <text:p>F00F4245C09831167F6B677B685250C90AE4670D1F7E5EA5963760AC53B652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Ip3BhoVmclf0IXcwZdfUw==</text:p>
          </table:table-cell>
          <table:table-cell office:value-type="string" calcext:value-type="string">
            <text:p>268C332240550D1B87CEA0DDCCD371C9C92983B7EC1B3127176054C0982116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AvZZKEVwVLsFkfm55brw==</text:p>
          </table:table-cell>
          <table:table-cell office:value-type="string" calcext:value-type="string">
            <text:p>ABD27189D5989C40D4C369083E85203DEAFE17ABDCD2C0C817006DBDBAF37D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NP5aRNtcZCZBdD1703cdg==</text:p>
          </table:table-cell>
          <table:table-cell office:value-type="string" calcext:value-type="string">
            <text:p>2DF19C44B5DDB88FCC8576AC91639E30BBC1E2E5154C4E8576B99228CF0D2E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piJH7KW8Q_DDO8Ud39g6A==</text:p>
          </table:table-cell>
          <table:table-cell office:value-type="string" calcext:value-type="string">
            <text:p>353EE5756EAB7CB5D4EE3AE46CF9E0588696FC7FB06C7FC0132FA0429AA1FA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0HEKc2lXPLjv89L2N32g==</text:p>
          </table:table-cell>
          <table:table-cell office:value-type="string" calcext:value-type="string">
            <text:p>99B563853FFA1490C5A67976BF24BE9C370798B3FF2B1E8EC0C7BDC419AA4EE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OLrSbTtn9UGqoZNAVCPiw==</text:p>
          </table:table-cell>
          <table:table-cell office:value-type="string" calcext:value-type="string">
            <text:p>2803E75DE65639370E9C5ACBEE771D3E7A675FD9B8255C918C53FCC9CDFD76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x-NhIgE7Xt-spR_YbGTg==</text:p>
          </table:table-cell>
          <table:table-cell office:value-type="string" calcext:value-type="string">
            <text:p>48C121F6ABFFEC180E76677896D6B68B0F4C2F65F49649BF4B1DB52B75E104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FnWwJypKlkUSa-7atcw==</text:p>
          </table:table-cell>
          <table:table-cell office:value-type="string" calcext:value-type="string">
            <text:p>7C856A0197233E4632F648A7B7FB69638FB1680DEEC4B8A38AB23F18FEBDE5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N5leFtPH3fZ0huZi8F_TA==</text:p>
          </table:table-cell>
          <table:table-cell office:value-type="string" calcext:value-type="string">
            <text:p>9B586CD202E5891FD4C64A1AB8DAB564C3E852EBAAB4B1126763D7922FF672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QjANuPw7DsbeZLRBV5-g==</text:p>
          </table:table-cell>
          <table:table-cell office:value-type="string" calcext:value-type="string">
            <text:p>970BCE1D24E3916149748F750255EFD18077E4A12A238A2DB0D104589368CA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Vb7r7-4Nm5vqfqrHUiRmw==</text:p>
          </table:table-cell>
          <table:table-cell office:value-type="string" calcext:value-type="string">
            <text:p>621FA715F46CC9AA764E515CFC6803B7BA473F3104C441F190D65B50CC4EB4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7BzeTiwgw9RpPGM8gFjMQ==</text:p>
          </table:table-cell>
          <table:table-cell office:value-type="string" calcext:value-type="string">
            <text:p>FFA3FD3A872C22780B4B8D6028FC6606D34A5E6DE052A0CDD5B2ACD5EE3EF6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aEoscwwdlktMGgngy0vOQ==</text:p>
          </table:table-cell>
          <table:table-cell office:value-type="string" calcext:value-type="string">
            <text:p>80D3DAFCF05EB3F52C36ED25B8028A60EA9971D77733902D44E9BAA6C449DDC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tDrkuSgW-Sa-y9XbY1IQg==</text:p>
          </table:table-cell>
          <table:table-cell office:value-type="string" calcext:value-type="string">
            <text:p>0ABDAFE54BDECAC4C364CF614D22492B21400FDBD416224B627271F4518CE49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BQZ4UkAev2LfLb8HO8TfA==</text:p>
          </table:table-cell>
          <table:table-cell office:value-type="string" calcext:value-type="string">
            <text:p>0CB3AB252B582B9D8BE6BAC64E1A855E32AC5AE01FC2C8257790526880F0E3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1a4sB0m6l0kV5bkcc3WFg==</text:p>
          </table:table-cell>
          <table:table-cell office:value-type="string" calcext:value-type="string">
            <text:p>37A133372E3AEBFAD9FF281D64B3F644776EAD3384B859B1EB43BFB03639AD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enKbiJwO28L8Ma7Vy9CRA==</text:p>
          </table:table-cell>
          <table:table-cell office:value-type="string" calcext:value-type="string">
            <text:p>4BD5D9B23B3C895FBEB6CEA9E98F167FD845E54EF3A53AD60F666887891EC5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h0X4BCmDaw9S6ul3Opaw==</text:p>
          </table:table-cell>
          <table:table-cell office:value-type="string" calcext:value-type="string">
            <text:p>A9676728177CE5B7DE921A57153070B42D0AD339717D2BAF5BD79BE8E4B096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_aBJv5r-_NnQZ72yK-Osg==</text:p>
          </table:table-cell>
          <table:table-cell office:value-type="string" calcext:value-type="string">
            <text:p>1E35B9E98781EDD7C48EBF729EFFD9B91687CB76C9042F01040D59C050ABF1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UTIS-6lU-2YMiPmOtLDPw==</text:p>
          </table:table-cell>
          <table:table-cell office:value-type="string" calcext:value-type="string">
            <text:p>3D3F9A236C08D2B57B8448E95FE09B76EBFCF3BC67B7665F31D75730EDE890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UTIS-6lU-2YMiPmOtLDPw==</text:p>
          </table:table-cell>
          <table:table-cell office:value-type="string" calcext:value-type="string">
            <text:p>3EAC5FDBD8DF1A5A9497ABE76CC82BAE8D540A2E2FF15FC39DD14BF0697002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9rOtdyR4qJCdHnTPSwCcQ==</text:p>
          </table:table-cell>
          <table:table-cell office:value-type="string" calcext:value-type="string">
            <text:p>E421E5EA26F1149C6464D218D0FA99F1DA3B44CDBC740C32CCDF0993610EA7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AbQLkzDf4M40r_xdqUsQ==</text:p>
          </table:table-cell>
          <table:table-cell office:value-type="string" calcext:value-type="string">
            <text:p>FE4BE69FC4F036134B963A84DF8B0521E18C45DC187CBC0E53D2E26E6A2F30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Qxh85fN601BBWZ5oSjztA==</text:p>
          </table:table-cell>
          <table:table-cell office:value-type="string" calcext:value-type="string">
            <text:p>CB684F336014AB0FD96748FC430250EBAFBB3C5D8D900DB125F61D984060B66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sIdQPH0-hY_rG6srHQtkw==</text:p>
          </table:table-cell>
          <table:table-cell office:value-type="string" calcext:value-type="string">
            <text:p>35FD26F5863DA572D18981688207A219272EBCC945CFA8B264ADA2B271D570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TuIrBqyJezJMrcj7te8xg==</text:p>
          </table:table-cell>
          <table:table-cell office:value-type="string" calcext:value-type="string">
            <text:p>5FF7748AC970E3E9C775B308C401F6AD29E8BECD8073A5011EA63977A5927B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vagKxnbwkplZ1FWBQzYBg==</text:p>
          </table:table-cell>
          <table:table-cell office:value-type="string" calcext:value-type="string">
            <text:p>3D3F9A236C08D2B57B8448E95FE09B76EBFCF3BC67B7665F31D75730EDE890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Bx9upcAucytTIHCfoeeig==</text:p>
          </table:table-cell>
          <table:table-cell office:value-type="string" calcext:value-type="string">
            <text:p>4C97566A902A12E19C8BA12A165608C4D643E4CE91ADF76B86C099467ED0FE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C6kU4G3W1D27q9NZU3IwA==</text:p>
          </table:table-cell>
          <table:table-cell office:value-type="string" calcext:value-type="string">
            <text:p>BED7103B081DB0001D637A4FBA7A626D70730298EAAE163AF269C1C9A51FFC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4vOyjKD5EFKfZPPL8S_5Q==</text:p>
          </table:table-cell>
          <table:table-cell office:value-type="string" calcext:value-type="string">
            <text:p>A1DAB2CEF0B9920F9D74B9D09F5CCF821F824862E45F39F6B481FEFD6B694F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6IVMyXzcRZfKzdN9LBrfg==</text:p>
          </table:table-cell>
          <table:table-cell office:value-type="string" calcext:value-type="string">
            <text:p>95A32A6544804194630B9F6FBDEFC8B8CCBB85964777E63A9BEA7A85AEE1EDD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jEsxPD862kmhvbYWZ3wMQ==</text:p>
          </table:table-cell>
          <table:table-cell office:value-type="string" calcext:value-type="string">
            <text:p>65E8182BC1824182CBA7791476CAF30A78262C8D8978A0F872A7B4756F5908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6ak9ea6Y-buC-_e6Np2JA==</text:p>
          </table:table-cell>
          <table:table-cell office:value-type="string" calcext:value-type="string">
            <text:p>2A50A5F0DFF42FAFCF563AEB1388BA861EAF98AA9B13B5E8B237E52114DFBA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hFfDIi0_ySkX1LmUrXL8Q==</text:p>
          </table:table-cell>
          <table:table-cell office:value-type="string" calcext:value-type="string">
            <text:p>992BA70D6017E3AB5215184502028076E13AEDBDF2C7EA0BE7182C7B50F695A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vvL9Z0S5xmcYBHurO4uQ==</text:p>
          </table:table-cell>
          <table:table-cell office:value-type="string" calcext:value-type="string">
            <text:p>26545D14CC1E6316F11AB6E960E79DF40320E2F444A88EFB1E4ED3E56D3845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2hhGvTrozkQH49KdyKVw==</text:p>
          </table:table-cell>
          <table:table-cell office:value-type="string" calcext:value-type="string">
            <text:p>7423B0B9F770DEE7159E252B20893EB7C8A99EA1D29D6122610F7928345991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JXj0fLbFXhHThsUgKJ2w==</text:p>
          </table:table-cell>
          <table:table-cell office:value-type="string" calcext:value-type="string">
            <text:p>9EC2B9759C98E95904E23914863B10031932F14FA61655085A33B7D9E0CCBC0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-P2vXEPlRoMO8SIOnwVQ==</text:p>
          </table:table-cell>
          <table:table-cell office:value-type="string" calcext:value-type="string">
            <text:p>734A4A6434C34C12BBB8C30818E6DDC989F5A0950067CD5F43A57D7A005A80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2hGCI0BpskJssuMc7osg==</text:p>
          </table:table-cell>
          <table:table-cell office:value-type="string" calcext:value-type="string">
            <text:p>FCE77A4F8C5493D661E3FD5FD05B0004FBF877F4ED7ED679B982A0B8532535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dIVwEj4pr8jay3DvvtTg==</text:p>
          </table:table-cell>
          <table:table-cell office:value-type="string" calcext:value-type="string">
            <text:p>30CC9DD988D7EE83EA9A5686640BF2E1D00C0BE118EFEC26FD78E3572398AE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9eXUcTsx5M22PY5LCov7g==</text:p>
          </table:table-cell>
          <table:table-cell office:value-type="string" calcext:value-type="string">
            <text:p>5BCF49651013199016FF8E57D7C354DEA23CBEC63077B0B7C17EF7DAF38508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oXASDMDZvpkZU-qQwpmg==</text:p>
          </table:table-cell>
          <table:table-cell office:value-type="string" calcext:value-type="string">
            <text:p>447751A9D0412D386ACB01CB1ED215A530251B83EA3D6F1A78599446C75D8F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7i6xtgbs-JAcQ1r5idlg==</text:p>
          </table:table-cell>
          <table:table-cell office:value-type="string" calcext:value-type="string">
            <text:p>8D0B69D32B04C1D592F69EB49C31A23FD6909190DE50343CF4F350A830A1A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WQLnHKg49VTT3iklK7UrA==</text:p>
          </table:table-cell>
          <table:table-cell office:value-type="string" calcext:value-type="string">
            <text:p>FE3351A946711152F13C286EB45F617B89F0504C21EBF54C95CC7D313E4B95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ANwhAp72OdcX3CkKXHurw==</text:p>
          </table:table-cell>
          <table:table-cell office:value-type="string" calcext:value-type="string">
            <text:p>679CFD1DFCE5D84B87131DCB3BA996EDE748767B3A2DA0F6CDEB71CF4B335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EtXl9xzSxo6nTfGh9H1g==</text:p>
          </table:table-cell>
          <table:table-cell office:value-type="string" calcext:value-type="string">
            <text:p>97C0052D0FC9310E8CF3C94CA4F675F6926E8AD13D75245322C860AA4050D20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6gIsTf3jLI_GihEZ89Jxw==</text:p>
          </table:table-cell>
          <table:table-cell office:value-type="string" calcext:value-type="string">
            <text:p>747CB7E008ED3730CAD6B0111B34C41767BA6BF483A048A2A89D2AAA2B63536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wn8u9udqk6tMpqopPtjYg==</text:p>
          </table:table-cell>
          <table:table-cell office:value-type="string" calcext:value-type="string">
            <text:p>15B3EBEA9C15095CC0F5969300A6C57C16A7523E18FE46E85C232925502988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tJVnhkwdUmJpmqEJENFw==</text:p>
          </table:table-cell>
          <table:table-cell office:value-type="string" calcext:value-type="string">
            <text:p>0F4BA8C1B1ACAF66EEA1F52B33313ED38F5A36D0F75B27DA98AD7A4E4C6DB6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3gQo7MbiOJIdf-FdlBlA==</text:p>
          </table:table-cell>
          <table:table-cell office:value-type="string" calcext:value-type="string">
            <text:p>5987226A8A4EA800E14227BFBBD20AE345C0DE150146C3B268D14B14DB5694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7St5-TNVOk6GMaYjnOxg==</text:p>
          </table:table-cell>
          <table:table-cell office:value-type="string" calcext:value-type="string">
            <text:p>4497C230D3FF2D0C16093CCE189D44904D5C342CBCA1C2EB037F8695240F11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6c6JsgO3Or56TWOE3c6PA==</text:p>
          </table:table-cell>
          <table:table-cell office:value-type="string" calcext:value-type="string">
            <text:p>E0F33ADF477DAB7A6963D6B7126C496617CC4178517F74E6D12756BD01C23F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PBBSHZp3LsXPm1rAyZNLw==</text:p>
          </table:table-cell>
          <table:table-cell office:value-type="string" calcext:value-type="string">
            <text:p>BB64FDD65AFB3C7A54E8B9881E40A7D0C6D49B348628E7F9F4CF387907A4FC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XSEsCT2VgAPPM-rRIEgYA==</text:p>
          </table:table-cell>
          <table:table-cell office:value-type="string" calcext:value-type="string">
            <text:p>30E283FA726D3650805AA58BF70F7AE74FC340EDA44085E6C41D9B491BA320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XvStWKk-A3h3OJ003JiA==</text:p>
          </table:table-cell>
          <table:table-cell office:value-type="string" calcext:value-type="string">
            <text:p>0BC3338167E5E990119D244530A3CA5BAC30797D4FE7F09BF6F6EE2F2C914D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2QR-VX-wRTNNHu6jxX53A==</text:p>
          </table:table-cell>
          <table:table-cell office:value-type="string" calcext:value-type="string">
            <text:p>816C74790DEF07E5B1753815FCC9B1BD9CFAE01758D37A23BBC41D6B8F52EA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P8-3RnyIP8-Iywu1SY7Ew==</text:p>
          </table:table-cell>
          <table:table-cell office:value-type="string" calcext:value-type="string">
            <text:p>65B6F8B69F987CAE62B9CC998CBF85498D76BC1AA2E22394AD086E38A6A924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d2tA6X9YYH-1mVVdL93Gw==</text:p>
          </table:table-cell>
          <table:table-cell office:value-type="string" calcext:value-type="string">
            <text:p>621511ACEF8D82DA8DB0192B9B391AE672F6726401412B3137CF1CDBC2D0D4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qR6xRQp_wVQQ3_Pu2nkgQ==</text:p>
          </table:table-cell>
          <table:table-cell office:value-type="string" calcext:value-type="string">
            <text:p>5A759C9A479748C483F43E9063E11260382097F5A8C6623D8D43B3912C8485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ukbdw-6tV_zKbyrSdl3A==</text:p>
          </table:table-cell>
          <table:table-cell office:value-type="string" calcext:value-type="string">
            <text:p>CDCD06D324CD69B1AEFB41CDEE52B66C8B706983CAD6F68F8413D639B383CB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M5QPu6vcrLp7gNr_8W2bg==</text:p>
          </table:table-cell>
          <table:table-cell office:value-type="string" calcext:value-type="string">
            <text:p>538C363359D3C351B7BBD84042B4F53863E38D6428350E30D851933475A1A8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MrLX3wyE0l_ywfAHIPxkA==</text:p>
          </table:table-cell>
          <table:table-cell office:value-type="string" calcext:value-type="string">
            <text:p>567DA96BAC47CA1DEEE03D360AD4B9CB590F6408FB95195E31B97CD56C07A4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PLDolRzBpSx4GjCXr-Aw==</text:p>
          </table:table-cell>
          <table:table-cell office:value-type="string" calcext:value-type="string">
            <text:p>B0050DE51799E8A16DB9FE742625A516213DDDBAD72041E447DC34CA0952FF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TNDg6yifKTdGsndqaQ5w==</text:p>
          </table:table-cell>
          <table:table-cell office:value-type="string" calcext:value-type="string">
            <text:p>7C34D4F1DDF75649CEA4BCEAD9E4731B3953F16619F552BFAB236B954E0D24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x6mZzteSPMkeRBh39D6kw==</text:p>
          </table:table-cell>
          <table:table-cell office:value-type="string" calcext:value-type="string">
            <text:p>A50413D256DFC3CE0509975BE2832A109AD1BB4F100653A3EFC97D39146F85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zd_sD7QPAapSuY9n-m3MA==</text:p>
          </table:table-cell>
          <table:table-cell office:value-type="string" calcext:value-type="string">
            <text:p>B344DB0E3AE91DDCB5727B047D105294F1B6C87EF90674BDDCADA3A13E5C52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3eNOwTNoEVQyyZ1Tc_0AA==</text:p>
          </table:table-cell>
          <table:table-cell office:value-type="string" calcext:value-type="string">
            <text:p>BF4BADBB56989AE58F65488307A901EC7A0CF434D97A87086DE986975B9817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zswuH94V6pwQhsTymDIg==</text:p>
          </table:table-cell>
          <table:table-cell office:value-type="string" calcext:value-type="string">
            <text:p>B3F958614985A75477715077C270DB406127F38959D9BDE507BC0AC1884B35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jIGhmypXo7aABR9SzCn0A==</text:p>
          </table:table-cell>
          <table:table-cell office:value-type="string" calcext:value-type="string">
            <text:p>743EC9FFFF3CF9467A8FB02943BA2EEEF37C953C131B3DBE7C94CC333427BB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6mVlWSE8z1Py1E2hx01Vg==</text:p>
          </table:table-cell>
          <table:table-cell office:value-type="string" calcext:value-type="string">
            <text:p>A8BBC2CD8783BCE59CA32F4CE21A608A95AE9878E9288E820A3DAD5B6165F76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FbrxL_4hSNe1xNm_Snrw==</text:p>
          </table:table-cell>
          <table:table-cell office:value-type="string" calcext:value-type="string">
            <text:p>79165FFAAC01C122DD0B0DA31CA98DBC43C04FCFDF5EB1D31953E5324D6C99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gH1MxG_XSMCpRy4n1SsLg==</text:p>
          </table:table-cell>
          <table:table-cell office:value-type="string" calcext:value-type="string">
            <text:p>58BCC40BD4274A529AEAF5EEE897726D00615548D6289A9BF6AF9641759C26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otsi0laZctGNec59vIug==</text:p>
          </table:table-cell>
          <table:table-cell office:value-type="string" calcext:value-type="string">
            <text:p>85BC64DF15A1D0D0969DD96F567328642A1B29929AB65EFB3A920E9FFF93F1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uq8rAsrtkwc0V7euuQoAA==</text:p>
          </table:table-cell>
          <table:table-cell office:value-type="string" calcext:value-type="string">
            <text:p>1959C43C552CE9624F0FFCE55B786AC3981F216D64E28EFBD5DD5B155A1ED8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82puZxcM1XXIx6o6hKfg==</text:p>
          </table:table-cell>
          <table:table-cell office:value-type="string" calcext:value-type="string">
            <text:p>F77B983B63ACEBAAB9B02EFA8511C807F0C01C28B86285FBD0F0EA14C8E6CC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00_yrfa0II0cxWSAL8PSQ==</text:p>
          </table:table-cell>
          <table:table-cell office:value-type="string" calcext:value-type="string">
            <text:p>EEACE2D6ADD5E2FDFD62B84E0B64B085EDE7E6EDA10A7FCE0CDB7CCE8562E6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7tC3yM9ttiNiqn8i2u_w==</text:p>
          </table:table-cell>
          <table:table-cell office:value-type="string" calcext:value-type="string">
            <text:p>3F8EB268EE46EDD7A20314F3BF9C3FA812B0B0E9C276947DC96ADF1770D262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e1Koqt-gjUFcPQCFU8QA==</text:p>
          </table:table-cell>
          <table:table-cell office:value-type="string" calcext:value-type="string">
            <text:p>1A7C7BC14C2A82E9CAE5D5C13520CECEB45560B5C14E4086375D572132F6BF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sYkoTKciVtlrse3R4Prg==</text:p>
          </table:table-cell>
          <table:table-cell office:value-type="string" calcext:value-type="string">
            <text:p>58BA6E036E542A646EB53B07B5EEDF71659B387DEB445B07BADE029ED9F566A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6_9PSp_bISpM-wcEs4MoA==</text:p>
          </table:table-cell>
          <table:table-cell office:value-type="string" calcext:value-type="string">
            <text:p>AA997013AB8EDE60CA33E8C03572667BB4772E90768EA51746FC423ADB54B4C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HSeGkgtgZcRYw5vji4dg==</text:p>
          </table:table-cell>
          <table:table-cell office:value-type="string" calcext:value-type="string">
            <text:p>1A2EE1453E1F927AE34BA9A7AA56C163BF53CC4B520AE4536E1F94AF258136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wwnaR4ncRBKrQPbaV35Jw==</text:p>
          </table:table-cell>
          <table:table-cell office:value-type="string" calcext:value-type="string">
            <text:p>BC0CD380DBE7CFF1CFDC61A5A5AB4A46E04C79F09B3EA190BD96899B4730AC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Bs1zgitoZBbXqOhGsE4sw==</text:p>
          </table:table-cell>
          <table:table-cell office:value-type="string" calcext:value-type="string">
            <text:p>6AB16D54E04950F80A3AC03B23990A1DD34453E9D241DFD213391B6FB98E00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nYbPkAWdq_C8Okeuq8t5g==</text:p>
          </table:table-cell>
          <table:table-cell office:value-type="string" calcext:value-type="string">
            <text:p>03F5FE56FB81885ABFC999FC70460DD8A0DF1D5A27BCFC231A9F7B92F3D2EB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qzERTNObCAlFpeAdKRkg==</text:p>
          </table:table-cell>
          <table:table-cell office:value-type="string" calcext:value-type="string">
            <text:p>67B3CA4628422CDE9300FB77B701B0BAD67FBB42E4354B85E08E6BF2B76A4F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rWvPOQ8gynI9hPKpg5eg==</text:p>
          </table:table-cell>
          <table:table-cell office:value-type="string" calcext:value-type="string">
            <text:p>AD07FFAC23FC4281E230EF6C3F454F85D96DBD4B8AF8EE480A5BA0D9C54265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pu-ygYL-galmb2NPCR7zQ==</text:p>
          </table:table-cell>
          <table:table-cell office:value-type="string" calcext:value-type="string">
            <text:p>9C1406550BE3791175B936A9AC8C1874BD775631AC76C5B68424EF9CBED4AA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7taCWkyVx5GY6BX1U9g1g==</text:p>
          </table:table-cell>
          <table:table-cell office:value-type="string" calcext:value-type="string">
            <text:p>9BE05C686DB682574096B3E7481AED255E1256DFEEB7EC274D881DC7D956E5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2tMpgi0aTsUaiosh-hS8w==</text:p>
          </table:table-cell>
          <table:table-cell office:value-type="string" calcext:value-type="string">
            <text:p>0197EDE7E59407917F7F63C10BBEE3A1DC0EA29276BDF54C8916890E1D3978D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jEdbs4Itu1r5S2fpbRLXA==</text:p>
          </table:table-cell>
          <table:table-cell office:value-type="string" calcext:value-type="string">
            <text:p>A156A2BD6D55530D11F60BA8655DEFA816A2CF4C955828D9E762ACA11C3A09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zlviJQAcKyAAblGwfOfrQ==</text:p>
          </table:table-cell>
          <table:table-cell office:value-type="string" calcext:value-type="string">
            <text:p>D16971C5B193D0E9E779392FF6AA2AE7A5F680F2F6D89DC7FB1A6DD12FDBC2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AAQGgziaTr2mcGEgFl5ow==</text:p>
          </table:table-cell>
          <table:table-cell office:value-type="string" calcext:value-type="string">
            <text:p>300CC266754B03A2A59E016ADD7C1AAACE423D1F77E7EF9DF7CCFE2C058782E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5pt1m1y8j6FhKg0f5BXuQ==</text:p>
          </table:table-cell>
          <table:table-cell office:value-type="string" calcext:value-type="string">
            <text:p>03727C121F91F02DBAD2FB79D59FA696A20F74F351BA61EDDA0C471186C564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7_47NRO6X4i6ixxQ2G6nQ==</text:p>
          </table:table-cell>
          <table:table-cell office:value-type="string" calcext:value-type="string">
            <text:p>8CF6D82B45F9556255F972EAA84BDC6BCE2A7F77BDB449BB6B58DE5025AC2B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YGNc8C897t_c4uMjFn4A==</text:p>
          </table:table-cell>
          <table:table-cell office:value-type="string" calcext:value-type="string">
            <text:p>0033ED3E483D781495908A16AC881B3B4D2AD5D82D24D41DADEE504C98ABD9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S_iCFnOr_uUaYF8PVukKg==</text:p>
          </table:table-cell>
          <table:table-cell office:value-type="string" calcext:value-type="string">
            <text:p>D1E7F634EC83A2372C69537486ADA7EF7FBA20FCC8D651D73B5C0B9CEF0272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HK7Fl2iNV-bEkPWBZBbw==</text:p>
          </table:table-cell>
          <table:table-cell office:value-type="string" calcext:value-type="string">
            <text:p>D23525F956F0578F1EB32362F588768551D1CB614C9790A6EAD264FE43642F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x7qZZowi0mcAE3tdRm7-w==</text:p>
          </table:table-cell>
          <table:table-cell office:value-type="string" calcext:value-type="string">
            <text:p>9CA0ED16BDCF16336E35CE77AF7290381702ECD069072149E1F9F7D0F96790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MJUXliMZTozAOwp0Y77Pg==</text:p>
          </table:table-cell>
          <table:table-cell office:value-type="string" calcext:value-type="string">
            <text:p>F9680032DD3973BE82A717CD03BC19D79DFADE2741859EE0622A76905D179B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hM5jSEX_zYRvp9s0dR5Hw==</text:p>
          </table:table-cell>
          <table:table-cell office:value-type="string" calcext:value-type="string">
            <text:p>3089AE21CB294D26C4FED3BE3CFF068437074FD073C12335EA2D21C5BEAD51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Y9gnrz4EKMjHWiSo3C1NA==</text:p>
          </table:table-cell>
          <table:table-cell office:value-type="string" calcext:value-type="string">
            <text:p>4DC8AF98021B59BA2CD6E9CC3B3EE1B404BBFD5A45E16F35CD740BB74F768EF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yYc1rP7KnJ2oEZCOfMy6g==</text:p>
          </table:table-cell>
          <table:table-cell office:value-type="string" calcext:value-type="string">
            <text:p>67A9FC88BB7A2F37F247F80B9666B229162B6AC7BF375FFC8342DDC210B136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SuVob-aCTslD1Om-HI4-g==</text:p>
          </table:table-cell>
          <table:table-cell office:value-type="string" calcext:value-type="string">
            <text:p>B928B86CBC5D1F9E0A449D969665609A489309F74B80AB137FC555BF3040B2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ErRYdTnOY_KM4Jhj1nh6w==</text:p>
          </table:table-cell>
          <table:table-cell office:value-type="string" calcext:value-type="string">
            <text:p>95DA20AE87163E874B73B6657668BC7D31EAB7FB356856A7FF5DBC07F27CE1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VOa2j33q4tds1ii9puFlw==</text:p>
          </table:table-cell>
          <table:table-cell office:value-type="string" calcext:value-type="string">
            <text:p>229FFDA6944A401A33E6D19C2E21D8014E316C4387DC278C59153BCE89B520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aFtmD3752QLIOFDmAcxw==</text:p>
          </table:table-cell>
          <table:table-cell office:value-type="string" calcext:value-type="string">
            <text:p>6303471791129F03BBCFD79B0C3F5DECE0BFAC53203AD42449298A35763870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C6A52W98PZC_isQmsoHMg==</text:p>
          </table:table-cell>
          <table:table-cell office:value-type="string" calcext:value-type="string">
            <text:p>F460A026F824818A2C394509A29DF18767DB235C7E0ECE037D543A26BAB081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NTlTD-2JyB2vhIyzimw==</text:p>
          </table:table-cell>
          <table:table-cell office:value-type="string" calcext:value-type="string">
            <text:p>4584693773E49F666016FB6B9C48D1DF7223F2C54DDC5B70C298BA329BD096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GznEGtvm7FbzDNu0n6-Q==</text:p>
          </table:table-cell>
          <table:table-cell office:value-type="string" calcext:value-type="string">
            <text:p>086EB985B1EC764482C2D0BA088788ED58B85CA7E3A69F2CECED49C0881A26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GeJXjntKn-w7M8u0DMLA==</text:p>
          </table:table-cell>
          <table:table-cell office:value-type="string" calcext:value-type="string">
            <text:p>C0D26FBEFF2C89341B87F3970A83863CC22B37F81B8BED2DA0BC26CA0CC7813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Pkv79ezsqauSRVvD9lnAQ==</text:p>
          </table:table-cell>
          <table:table-cell office:value-type="string" calcext:value-type="string">
            <text:p>34BCD553092C1F0FC2061534376A2CCDAB2ADE930D07F1EFA0C6583456F5DA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b8ZOqzumvMxipRttaw8fg==</text:p>
          </table:table-cell>
          <table:table-cell office:value-type="string" calcext:value-type="string">
            <text:p>2829A4F77CBEDE4DF908B7280BF9C5F87748735F9251405FCEF768755C5BE3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uB92XUJpK5uE_EQiKE5Q==</text:p>
          </table:table-cell>
          <table:table-cell office:value-type="string" calcext:value-type="string">
            <text:p>65FC2E9920C6F297FEE7699D5F660A2D4B22F462ADC5BD152A728B8AB8B0EB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Xa5mQsSDAEt_xw_Ign0TA==</text:p>
          </table:table-cell>
          <table:table-cell office:value-type="string" calcext:value-type="string">
            <text:p>32AE97869C565C30AB6CA94163F9CED243C63262F8FF43003215994BC919DC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2qqENRqW6xIdSrdqT1JTw==</text:p>
          </table:table-cell>
          <table:table-cell office:value-type="string" calcext:value-type="string">
            <text:p>94EFC16FB8B61B0692B6562C90A2A40FD75EBC303524FB014A43146C56BBE4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e6Nfx4C3MhDiYVNA6qBA==</text:p>
          </table:table-cell>
          <table:table-cell office:value-type="string" calcext:value-type="string">
            <text:p>A0161A1BC7E31D41613CF37F26651C3F1F3C432FB891967437062256EE5B55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zFuwQjchNO6K0cujkVUg==</text:p>
          </table:table-cell>
          <table:table-cell office:value-type="string" calcext:value-type="string">
            <text:p>A9B525BAA060C11CAA6A6A90FC65EE9ADA2212882FA16F17DDB6180D5CDE08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cJBP-qj4yYKpZplPnNkKg==</text:p>
          </table:table-cell>
          <table:table-cell office:value-type="string" calcext:value-type="string">
            <text:p>8423AE042DB3C0CB1856C4A34D8B35EA9533245459789D564903615C8E6267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s_RBdbf6BkDUATP4b2nkg==</text:p>
          </table:table-cell>
          <table:table-cell office:value-type="string" calcext:value-type="string">
            <text:p>C8E0420D6249B7E87D41BCC08050196A7F7D599CB87E98DEC9A4C1308FECA8B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-aQxr-x86rU_mVaqLByWA==</text:p>
          </table:table-cell>
          <table:table-cell office:value-type="string" calcext:value-type="string">
            <text:p>E29A3D1B3D5F9CDA2BDE6B6704DE6D6232421E911BD79D956DDC136F8FCF82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37HXMpNcTI2j-L2tF-9g==</text:p>
          </table:table-cell>
          <table:table-cell office:value-type="string" calcext:value-type="string">
            <text:p>B35E0C0B5368318B895E3DB7B145A98FDE87F522459BC59511D3B0DD7E32F5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4PxI1y3oUdRreULHwnVig==</text:p>
          </table:table-cell>
          <table:table-cell office:value-type="string" calcext:value-type="string">
            <text:p>850EBA916F2B3CFB19EE720C5630EACBCF1C56A443D912586C20BAA62E77F4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MIiE_-C82G0vvn4LPJd0w==</text:p>
          </table:table-cell>
          <table:table-cell office:value-type="string" calcext:value-type="string">
            <text:p>13EE1369370828D9D0DD4F3655DFF317833AF3043B1DC7332C3B2B93FB5447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uGdg0lNx7OiX6SG0OKqWg==</text:p>
          </table:table-cell>
          <table:table-cell office:value-type="string" calcext:value-type="string">
            <text:p>DEF413B697F6C6BCE4FC83DEF2918A2A8EF8D4B21C1FF7A0F0908C653A82C3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nYblAxNEFwy9KpT3_LgQA==</text:p>
          </table:table-cell>
          <table:table-cell office:value-type="string" calcext:value-type="string">
            <text:p>155B0901516DB72A486BEC81656FCE45D1E3B3C8605D1507922F7C87E4B70C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Z7MINAm8FW9MpaHp_g2eA==</text:p>
          </table:table-cell>
          <table:table-cell office:value-type="string" calcext:value-type="string">
            <text:p>95F486418AF123FAFF1BD074CF718A9D44CCA34288B235CF8CE19DB83C3DD2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TEiDBcJsXfBqoTYhk5Fg==</text:p>
          </table:table-cell>
          <table:table-cell office:value-type="string" calcext:value-type="string">
            <text:p>199E684E303646E1168915D361B626EBC045EA4C137BF706B1987D293DBAEC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BLt7eHW6e8TjiR4XpTx-Q==</text:p>
          </table:table-cell>
          <table:table-cell office:value-type="string" calcext:value-type="string">
            <text:p>DCDB6110BE61838BE608784C0F60F8DC5AF5F5D4019485B83B996EEEA31A0F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Ez2n4Sx94FEkWJRtd47hA==</text:p>
          </table:table-cell>
          <table:table-cell office:value-type="string" calcext:value-type="string">
            <text:p>2E61B6B95A54F1E3880478E3A23291FAD497F8DCBC96CB2B3F0EEC4BE35E8D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XwcFc6-rMDXl4HlntOmTQ==</text:p>
          </table:table-cell>
          <table:table-cell office:value-type="string" calcext:value-type="string">
            <text:p>B669310281888CA75B534C30E23789310F06E056060FD10AD4F6C3C95BF4F1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pEGDRNuwjWV_llR5TFb7A==</text:p>
          </table:table-cell>
          <table:table-cell office:value-type="string" calcext:value-type="string">
            <text:p>B056849679CA47A2CA7BDEF472CEAC8756174067A9C9D4981D1BBEC0C12640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2BJlXcG6K_ZBohYNdxnog==</text:p>
          </table:table-cell>
          <table:table-cell office:value-type="string" calcext:value-type="string">
            <text:p>A3DF1826ED23ECC1712E7B3CFFBA135EAE49E496CB365013FACE9477B06E94D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FxeNyfxKgnZ2s3P7FWQZw==</text:p>
          </table:table-cell>
          <table:table-cell office:value-type="string" calcext:value-type="string">
            <text:p>B63A413C1BD796E71CC5BEE3968A628B46097BF0661435BC8D7B0634F1CD69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zCy2XFxuQFcFuNfC3hkZA==</text:p>
          </table:table-cell>
          <table:table-cell office:value-type="string" calcext:value-type="string">
            <text:p>81A75D62C432765421802170EAB15724EE025486F888692CA8236404CFC822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KAptHdRFi76irsr40s6Q==</text:p>
          </table:table-cell>
          <table:table-cell office:value-type="string" calcext:value-type="string">
            <text:p>7B327D81E0FBA4D8E5D78FF083BFC6B3EC5C4FBDCE057BC8919A8441671C50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uk7SUcA8YQOtN-CA1XTHA==</text:p>
          </table:table-cell>
          <table:table-cell office:value-type="string" calcext:value-type="string">
            <text:p>FA90A93A7017356031F93A221CF0FF53BA437A468E6D5D72209A22757F83F2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FRPvL55qE0lqL6MrpENw==</text:p>
          </table:table-cell>
          <table:table-cell office:value-type="string" calcext:value-type="string">
            <text:p>6070AFAFE98BD0FCA49243493AF4A4322C540B597B526D058251F4CCDE74433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psz8pl_Mtqd07RIm1TYjg==</text:p>
          </table:table-cell>
          <table:table-cell office:value-type="string" calcext:value-type="string">
            <text:p>A3C846C5961B58DFD15F8577E05F1135216BCDFBEA94521A0371282454FF4AA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GyQwh_YaNtjBctpUp6AIw==</text:p>
          </table:table-cell>
          <table:table-cell office:value-type="string" calcext:value-type="string">
            <text:p>4E9E7C1D1BA3D16ED13F8365529922994A9017DB070CCC2398B661700F7BD5F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JycctUPCb3VWSD-dc0fzg==</text:p>
          </table:table-cell>
          <table:table-cell office:value-type="string" calcext:value-type="string">
            <text:p>722822364BD616FB51B0AD8884C1666B0BE8E904B52BE028AD7DA1BF014926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0eGJq6gcHCFr96oDZw4A==</text:p>
          </table:table-cell>
          <table:table-cell office:value-type="string" calcext:value-type="string">
            <text:p>E7AE215059F92FAEAE245FA7F6ACB44C71AEA7B3CEA217D9E5E0ADFDADFD8B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3WSbLtsP52qyeGqD1fJVQ==</text:p>
          </table:table-cell>
          <table:table-cell office:value-type="string" calcext:value-type="string">
            <text:p>5D158FCB45017F3EACCBEA34148D461778430FFB02A9B1A1C96D44D9C5237B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CDkujge7CrqCg63YUJarQ==</text:p>
          </table:table-cell>
          <table:table-cell office:value-type="string" calcext:value-type="string">
            <text:p>805ED675304A8F076DB1E6D2F52A32B6BCA813BC108CE1497BDD4F08D57022D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mDXOCl7f4cXplJI0auvXg==</text:p>
          </table:table-cell>
          <table:table-cell office:value-type="string" calcext:value-type="string">
            <text:p>34D4A33B39C04E1B104F7A27579138BFE34D1D55EB3E9B34B85514F19BC839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NaJMW6SjtWSpxt5ZwyIyw==</text:p>
          </table:table-cell>
          <table:table-cell office:value-type="string" calcext:value-type="string">
            <text:p>3224BEF9C4F227084C425F036029BDD7BF1FF39D656DD5862F2B1F71F58587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QTif8Pe8wVLa4Rjzs-Wg==</text:p>
          </table:table-cell>
          <table:table-cell office:value-type="string" calcext:value-type="string">
            <text:p>AF92B378364ECCE3B5E257E2AD491953C3F1126C45E8A21C4C1FD1A7D5F060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86XzyuDXvm_z2QPVLAsOw==</text:p>
          </table:table-cell>
          <table:table-cell office:value-type="string" calcext:value-type="string">
            <text:p>9AE239BABFB03CE76D30283ECAC562FF97C300D6475D28A72C932439E586EF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vyoHPNlquXQOx48kBgzwA==</text:p>
          </table:table-cell>
          <table:table-cell office:value-type="string" calcext:value-type="string">
            <text:p>6CC0789A728764222CB2C912AF7785F493C6CBFDEA6B9B4D680BB6F40E0761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eR5sOig2QtK1mKKPmo2hg==</text:p>
          </table:table-cell>
          <table:table-cell office:value-type="string" calcext:value-type="string">
            <text:p>5A2B00C33D2B8E3D9C31E9BA9ED2F877D4DCC703048C668950DC6AC36C6B09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eR5sOig2QtK1mKKPmo2hg==</text:p>
          </table:table-cell>
          <table:table-cell office:value-type="string" calcext:value-type="string">
            <text:p>F85BDDCF87B59DF82FE1DE03E8E53EECC91F295B8B02A5C2C8936FD8CEA463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Uje-63lGi5xwll9P6bP2Q==</text:p>
          </table:table-cell>
          <table:table-cell office:value-type="string" calcext:value-type="string">
            <text:p>B74D56441CF29DF9542D5ECB174F0A6B7BC88A21BC4F065589640164905AC8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0zNZFLKQR-RrhcYwsuCcg==</text:p>
          </table:table-cell>
          <table:table-cell office:value-type="string" calcext:value-type="string">
            <text:p>01F607360BCE823BA9749FC6CC82C91BA74D7674EC7210DE0D844BB4CE3779D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23CyAc-CnxmTikCeOcrug==</text:p>
          </table:table-cell>
          <table:table-cell office:value-type="string" calcext:value-type="string">
            <text:p>F1572B3F6D4EAEC53BF2F37978093378CF94DFA2D51911A3C673B8E44F32EC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Bf0oPhT5sBY0_RhAYiQA==</text:p>
          </table:table-cell>
          <table:table-cell office:value-type="string" calcext:value-type="string">
            <text:p>E665DB1DA7C2951B573E8A1D30C25AFC3E3A371A5157902021546DAA58BBEFC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8MjC7m1y32WEyhnVGWb9w==</text:p>
          </table:table-cell>
          <table:table-cell office:value-type="string" calcext:value-type="string">
            <text:p>1F4B38C8F4C07F0963AD69A46FC29411334775E81F8CC6F09DE7C4603C7FB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1kphGRaWjcrVV0EqwMCQ==</text:p>
          </table:table-cell>
          <table:table-cell office:value-type="string" calcext:value-type="string">
            <text:p>2F73012B018EE71F47C5E876DEE860388AE49C2E2A8BA25CD5FD18E243470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1YSpcCfAE5CjSLm2VaiyA==</text:p>
          </table:table-cell>
          <table:table-cell office:value-type="string" calcext:value-type="string">
            <text:p>91C613C4DE500D44E4B2C313EBF2B955A6BFBC54617223D2209E37E760BF70B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Hh-B3Kfz1RVetJhmozGCA==</text:p>
          </table:table-cell>
          <table:table-cell office:value-type="string" calcext:value-type="string">
            <text:p>7FC49923106C2A0ECB11FDFA46020D7255BD7251A74EB7A83D45FFC137B9F1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jk1xbywvbAfZThOD-lBKQ==</text:p>
          </table:table-cell>
          <table:table-cell office:value-type="string" calcext:value-type="string">
            <text:p>13C489E47509DF06EA13BA9E9939ABF01EAD83A4B2CD921C004EC973E76C7F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JCAa4uH_b80r09yLs_Q==</text:p>
          </table:table-cell>
          <table:table-cell office:value-type="string" calcext:value-type="string">
            <text:p>58E0F890A9957F84E636075E1BD0D3029C27C9138B11C4FD75A1A22CED2EF6B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jCKN9BaFF1nFr1HThQq9w==</text:p>
          </table:table-cell>
          <table:table-cell office:value-type="string" calcext:value-type="string">
            <text:p>F84304D7892C6BEFCD54C4E472BF3B2E2EEC4990316B10A0B5A5A960277C81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6eQuiPO-yFhP17j-QFmXA==</text:p>
          </table:table-cell>
          <table:table-cell office:value-type="string" calcext:value-type="string">
            <text:p>F1767FBE0FA65DB04E1B851C599F84CCA8A2FEB67686C9B082FB7E5F72DA64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SSFaJQNU69pgLDn20zqw==</text:p>
          </table:table-cell>
          <table:table-cell office:value-type="string" calcext:value-type="string">
            <text:p>03FDEDB59F410A40CE1CC1712699DF0CB153CEA41F9B5E5483998E3375A3CF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mPgJLFSWl-H0VxLPX6U1g==</text:p>
          </table:table-cell>
          <table:table-cell office:value-type="string" calcext:value-type="string">
            <text:p>9B42CA8D52D5EDDC2BD5851A73332D3F8CC2772F1B2915A5F12911A48DC8F1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dLF11MA5Rd_5-1zDYiKw==</text:p>
          </table:table-cell>
          <table:table-cell office:value-type="string" calcext:value-type="string">
            <text:p>8900C9F0172FF55DBEDD3D1D051549BA9A8BF27F09218AB6AE5B42FC58DF0D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y873gglUq70eMQKm1U-TA==</text:p>
          </table:table-cell>
          <table:table-cell office:value-type="string" calcext:value-type="string">
            <text:p>5FBD9D30FD14CCDD0A50A8490E439BF7768E7125241D3C6423FBDF439B8782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yfCQHs4VrjewCR-rTT-g==</text:p>
          </table:table-cell>
          <table:table-cell office:value-type="string" calcext:value-type="string">
            <text:p>5A2B00C33D2B8E3D9C31E9BA9ED2F877D4DCC703048C668950DC6AC36C6B09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yfCQHs4VrjewCR-rTT-g==</text:p>
          </table:table-cell>
          <table:table-cell office:value-type="string" calcext:value-type="string">
            <text:p>F85BDDCF87B59DF82FE1DE03E8E53EECC91F295B8B02A5C2C8936FD8CEA463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Wm69IJlzUintW1xbGsiw==</text:p>
          </table:table-cell>
          <table:table-cell office:value-type="string" calcext:value-type="string">
            <text:p>EBD9CBB3091A0E350C1647AD1FE9929CDFD473FBBC087551FE019AECFE5A7DC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Fxd_99F5IhhKjmuVErHKQ==</text:p>
          </table:table-cell>
          <table:table-cell office:value-type="string" calcext:value-type="string">
            <text:p>455F7F3889170909E6F3FACACFF1A579E5CE03BB972FC4784069399C89C108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XHtPoPZuksHCThrvbA_1Q==</text:p>
          </table:table-cell>
          <table:table-cell office:value-type="string" calcext:value-type="string">
            <text:p>DE004A7152B7A91B81532B4D80961AC374A7F2CEEEE4B9189C405ED52F6158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ZqpS8OxFmwvUm1Hklj5AA==</text:p>
          </table:table-cell>
          <table:table-cell office:value-type="string" calcext:value-type="string">
            <text:p>D29668B6BAC0A30549D01AE9AD0708696C9479B843B9C60CB51B7A920B8A8B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TePstNbvLb1_P_vzLfERg==</text:p>
          </table:table-cell>
          <table:table-cell office:value-type="string" calcext:value-type="string">
            <text:p>3AB5FCED21EB5A5EE2B6C77362F3D3578DC0B9B3F588F1B3F39C131945CF8BA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yUk69HfZyI3LNjYuCcoGg==</text:p>
          </table:table-cell>
          <table:table-cell office:value-type="string" calcext:value-type="string">
            <text:p>59AE96DB286544CCE8F2BAEB56EEE9DF37250C0F2A92AC0DB23F326D9D2A1E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Rmxv9NTIZdrjpJRuVw5Cw==</text:p>
          </table:table-cell>
          <table:table-cell office:value-type="string" calcext:value-type="string">
            <text:p>20F5B1D244D9E5E1F651534FB431F9A60218E8B4E865E6901F65FE8EFFE73F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kRlgOOo5s9rZpa6ZHNfow==</text:p>
          </table:table-cell>
          <table:table-cell office:value-type="string" calcext:value-type="string">
            <text:p>90F7A0B540457F9F17F035815F0FC9E72E145D87236A4FEB1A81816B28B379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inD4IWDasNtxorsFWKDA==</text:p>
          </table:table-cell>
          <table:table-cell office:value-type="string" calcext:value-type="string">
            <text:p>31150F87D7EDDA7D5037AD82CFCD9ADD4C9025BCC9B2228B38109B4BE5404B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TyCAx-T-xLvVv1H6-EZEw==</text:p>
          </table:table-cell>
          <table:table-cell office:value-type="string" calcext:value-type="string">
            <text:p>7ED41912BDCC60D6D9825C858022F83526B7F1A3B49A0764E039D95A55E5E3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V6yp0scLqpFWMSzeWp7eQ==</text:p>
          </table:table-cell>
          <table:table-cell office:value-type="string" calcext:value-type="string">
            <text:p>C0C9D0B4198A98574E32FA303BE46425501BD104B3FD2B17C06BEEDB6BEEFFC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V6yp0scLqpFWMSzeWp7eQ==</text:p>
          </table:table-cell>
          <table:table-cell office:value-type="string" calcext:value-type="string">
            <text:p>C9E87C0407B468DDFBD1F7B42665F73FE8B73300D94C9524A24A4A68D9C71B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vphzgL70xGx3r1S23ViUw==</text:p>
          </table:table-cell>
          <table:table-cell office:value-type="string" calcext:value-type="string">
            <text:p>ED14B233B31602E1FD884D7BE0F9C1AE548C5E0E7E9B599045D5C929439516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mmNi6hLOxf0IzKzCPpMBQ==</text:p>
          </table:table-cell>
          <table:table-cell office:value-type="string" calcext:value-type="string">
            <text:p>A9D04C6E571086A94024D5EECD1178B16DDB5C99655C80CBE5455C9E281E74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Rec6nQdZVjQ11Hzk2LRhQ==</text:p>
          </table:table-cell>
          <table:table-cell office:value-type="string" calcext:value-type="string">
            <text:p>14A08E28EF5C586F05104DF202AED6990E1E78A2377371BC19D16C2D2BD6D4C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03LvBbZNR8tIfKwrEQR5A==</text:p>
          </table:table-cell>
          <table:table-cell office:value-type="string" calcext:value-type="string">
            <text:p>0E5205E260DE11B85FA0E7DB22F325545C02D8EE3F9153C01ADB425646B5C6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03LvBbZNR8tIfKwrEQR5A==</text:p>
          </table:table-cell>
          <table:table-cell office:value-type="string" calcext:value-type="string">
            <text:p>40F70FA25AB4CB0C14A79F8AD8FE0B9794CD6E786C50ACF68979296EBEF856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DGRpPecFFAQzSLGFLMbBA==</text:p>
          </table:table-cell>
          <table:table-cell office:value-type="string" calcext:value-type="string">
            <text:p>D2468C309DC9FB2E6EDC926FA09423132DA7287EC7349E832E1E181B68B1DB9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NRwnF7Lbw1S4faoFz9Jhg==</text:p>
          </table:table-cell>
          <table:table-cell office:value-type="string" calcext:value-type="string">
            <text:p>660FB3A09F163F10370463457A128CDA31A159A754175F434B362E974E134A1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ahsFdttdhIwF4CSWYdzCQ==</text:p>
          </table:table-cell>
          <table:table-cell office:value-type="string" calcext:value-type="string">
            <text:p>72287433E7C62AD9405E44311911F72CDD0BCEB2287A4B75237964C61BEFC9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8qwudtg8I8jhmdkp7BdA==</text:p>
          </table:table-cell>
          <table:table-cell office:value-type="string" calcext:value-type="string">
            <text:p>8B5952E9647753BA4783385949C02393F2AF73D4083228ED8E37CE058705B5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lVQeRbd1D97NzuAfeZ_w==</text:p>
          </table:table-cell>
          <table:table-cell office:value-type="string" calcext:value-type="string">
            <text:p>CB20D87186E921F74164AA0E41BA3CF7FE62473DE6F26FA80A149CCFA1A162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NfuaqvnjXMwwXiZzH5voA==</text:p>
          </table:table-cell>
          <table:table-cell office:value-type="string" calcext:value-type="string">
            <text:p>87B4E1E0E2DF0597E8A160BC50936102DECF508A3948AE8650301D5F88EC8A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0ORgoiwGjvLwxtX9y2BPw==</text:p>
          </table:table-cell>
          <table:table-cell office:value-type="string" calcext:value-type="string">
            <text:p>54A33749D4B7F893982D910ABDAE3DD8C0DE2D0ADB286F7F5B9C61A5FE2CA5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dOnWlVSK-8jk2hnDOOTEA==</text:p>
          </table:table-cell>
          <table:table-cell office:value-type="string" calcext:value-type="string">
            <text:p>73D96C8A03C8C01EC0966EF806BEA6C36E3402D910572BEAAC41EB33C851FC4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efNNSLM3RCYA0ltYJEUQ==</text:p>
          </table:table-cell>
          <table:table-cell office:value-type="string" calcext:value-type="string">
            <text:p>8D19FC14E51DF9CD12B7DC44BFE65F0847C36BA7AC31AF450584DD6AEE4FD8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mImfVURU7EvoLBk0u8Yog==</text:p>
          </table:table-cell>
          <table:table-cell office:value-type="string" calcext:value-type="string">
            <text:p>666E01C533269789FE2E3C81BA02F80B34C9C80CA4FE90A7D063C7B79DBE09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_MQiZ0aDDjFbJJlokspg==</text:p>
          </table:table-cell>
          <table:table-cell office:value-type="string" calcext:value-type="string">
            <text:p>C9E87C0407B468DDFBD1F7B42665F73FE8B73300D94C9524A24A4A68D9C71B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6TbfJH9HnbuLemmll0pEw==</text:p>
          </table:table-cell>
          <table:table-cell office:value-type="string" calcext:value-type="string">
            <text:p>6CA6E3B97C010A1CC5B715E83F08ECF4924080F196AC41E9DF5BE798A13A7A7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IjKtWuNcWzDjT0sz3ONCA==</text:p>
          </table:table-cell>
          <table:table-cell office:value-type="string" calcext:value-type="string">
            <text:p>7166667E189C7A662F33208ED632398679B73AFE23957116BD6640A9EB26AF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vzT7tesrlxVGkd2PlNc8Q==</text:p>
          </table:table-cell>
          <table:table-cell office:value-type="string" calcext:value-type="string">
            <text:p>32C114C0FEE2EFF3D1AC0FBEC43DBF881D9F4512D9BD361E4E015A43657D13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vzT7tesrlxVGkd2PlNc8Q==</text:p>
          </table:table-cell>
          <table:table-cell office:value-type="string" calcext:value-type="string">
            <text:p>C02A617BC4183EFBEC40EED8D658A6909526CE99061B73B614F6E607EE2DC0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oy3Q2VDnQIzoo-qsolkw==</text:p>
          </table:table-cell>
          <table:table-cell office:value-type="string" calcext:value-type="string">
            <text:p>68DFFE6364E59B24AEC03E7D55912EEC2CA6180D072CDC83874EE1F0977DA4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2roqjrtzMTeCDr_XSpmrw==</text:p>
          </table:table-cell>
          <table:table-cell office:value-type="string" calcext:value-type="string">
            <text:p>04A7CA6C53D3E2FDC1CE8180FF76D8E2A1D0BEE3349528BD85EE647680E6A5B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qThTlKpaEIp_TAGVtErKQ==</text:p>
          </table:table-cell>
          <table:table-cell office:value-type="string" calcext:value-type="string">
            <text:p>27E2D4C9A4FBC24C8754B76D03A134DA678BF82B35DB078E11C7131EDF4364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qNCYW8Mbm-4JbjJWhLsYQ==</text:p>
          </table:table-cell>
          <table:table-cell office:value-type="string" calcext:value-type="string">
            <text:p>C476FE794FEFEF0886F7C067DBB96858EA25ADD8C19293818B0578266D9544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6BJkQKNSI8GAtjjmIqvqg==</text:p>
          </table:table-cell>
          <table:table-cell office:value-type="string" calcext:value-type="string">
            <text:p>B664B2223EF7028709BBF0DA5854468E2C25684BBD7B6F953F57358A2E2D92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BwdJP3Z6ko4SlveTRpwxA==</text:p>
          </table:table-cell>
          <table:table-cell office:value-type="string" calcext:value-type="string">
            <text:p>D7BEBC48335373BA056A953911D8B293FEEAD679BDD713A6A44C84744D3EA4F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NXjgh_L4tWsZfJucOvhtw==</text:p>
          </table:table-cell>
          <table:table-cell office:value-type="string" calcext:value-type="string">
            <text:p>C02A617BC4183EFBEC40EED8D658A6909526CE99061B73B614F6E607EE2DC0D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4zaw34C9ThMX3paSP6Qpg==</text:p>
          </table:table-cell>
          <table:table-cell office:value-type="string" calcext:value-type="string">
            <text:p>17AC4F7F547C4414AF92E6C7DAAC317A3B740FF9DA833FDEEB507003A01AFD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tmCr6yffDZXCajsamQzg==</text:p>
          </table:table-cell>
          <table:table-cell office:value-type="string" calcext:value-type="string">
            <text:p>E7752BF2123C932842466CC84126C07134354A9314780384BA5AB5AF3EB40B5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lzt2aJkKai2xvKr5KWaVA==</text:p>
          </table:table-cell>
          <table:table-cell office:value-type="string" calcext:value-type="string">
            <text:p>0E5205E260DE11B85FA0E7DB22F325545C02D8EE3F9153C01ADB425646B5C6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lzt2aJkKai2xvKr5KWaVA==</text:p>
          </table:table-cell>
          <table:table-cell office:value-type="string" calcext:value-type="string">
            <text:p>40F70FA25AB4CB0C14A79F8AD8FE0B9794CD6E786C50ACF68979296EBEF856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Zx6yQ1KpkoQhTvWopcPAQ==</text:p>
          </table:table-cell>
          <table:table-cell office:value-type="string" calcext:value-type="string">
            <text:p>8F94C32750931E1719D8BCA7B5B4744117FE57B861C338639F2979D8FB0790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EIrHLYe3qtiy4zcumKyw==</text:p>
          </table:table-cell>
          <table:table-cell office:value-type="string" calcext:value-type="string">
            <text:p>6006EF0322CDC163279D4367F2B15D1F1712A5731CE508B723F97D67488E5D4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qqDnJn_teiBJ7tpcuysA==</text:p>
          </table:table-cell>
          <table:table-cell office:value-type="string" calcext:value-type="string">
            <text:p>98AB84F32991145EF3C3601251CA7B960C843B96DEADAA3AC02E46D14338F3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VMJEbgLRrfddIGry5FvVw==</text:p>
          </table:table-cell>
          <table:table-cell office:value-type="string" calcext:value-type="string">
            <text:p>30EF4275EA76D85DEF58E417EAB580DA95FD0E469C245DB741AA8BC0F54C0C1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vdtG0WLbpQOgqioK2rh2Q==</text:p>
          </table:table-cell>
          <table:table-cell office:value-type="string" calcext:value-type="string">
            <text:p>2D2A1B5854E48741FE1CD4C101704A71A3CA90102D2127D41D87CF79AE8225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eK1X8mRKOh-iYB4K5oIVQ==</text:p>
          </table:table-cell>
          <table:table-cell office:value-type="string" calcext:value-type="string">
            <text:p>C3530DC1C45BFDE71A6C62EFB012DAEFBAC991508D26C948632F7C0E94BCDB1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JTqrutvZznCP7_5v_XcA==</text:p>
          </table:table-cell>
          <table:table-cell office:value-type="string" calcext:value-type="string">
            <text:p>E9F2610C0B398A1BE32F75C4D9E29327B8EDE6E853C3A80E9C0170320515C8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8qT_ZjLHmncNGPiWQZZJw==</text:p>
          </table:table-cell>
          <table:table-cell office:value-type="string" calcext:value-type="string">
            <text:p>59410A86124AC5407C3517C00BB1CEA2A18D945090F13D66154C570C908101A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eiG6taec8NS_kl-Zs12PA==</text:p>
          </table:table-cell>
          <table:table-cell office:value-type="string" calcext:value-type="string">
            <text:p>D5025913448B037E15AC1B136AAB9C18B7FC6372BFC11951029E9BC4A6CF66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G2-r5uZlTrkNUOPBVEfMg==</text:p>
          </table:table-cell>
          <table:table-cell office:value-type="string" calcext:value-type="string">
            <text:p>3F90E6F4D0FDB9929D17EC276A7E9AE853A66C4FDF8368F3C52F4CA5023E35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OKBKcT1fh6THUOo1a1SMA==</text:p>
          </table:table-cell>
          <table:table-cell office:value-type="string" calcext:value-type="string">
            <text:p>199F436D7720B9E19B9594BAD11E7433D221DFD826F0FCEA482DD533D69263F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L7WqEfn9JPUUgnAtNY_A==</text:p>
          </table:table-cell>
          <table:table-cell office:value-type="string" calcext:value-type="string">
            <text:p>D475B48043FF73B0C7ADA9FCA1A9FB3230E1E7A86FD2FB1D852BC2AB99786E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AV-utYmj_Z1d4b3pFjXQ==</text:p>
          </table:table-cell>
          <table:table-cell office:value-type="string" calcext:value-type="string">
            <text:p>DF669033F0FFFD4F2F3B022C052DFD0D6F1B52A5543FA558B933EE53AF42F2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qt6DI6bF5tMAPyolxw79A==</text:p>
          </table:table-cell>
          <table:table-cell office:value-type="string" calcext:value-type="string">
            <text:p>6D272939E1301D98E73676E39B550697738E52A83AA80BE7BF592EB85A49AE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zRv1ZkUbfUcU4bcCWGM_w==</text:p>
          </table:table-cell>
          <table:table-cell office:value-type="string" calcext:value-type="string">
            <text:p>A2B4092D7DCD0F81F8222AFB50A417E55897C514B13C67667A717BD148CC85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ZZPP0VpAGKcByQsbR6lA==</text:p>
          </table:table-cell>
          <table:table-cell office:value-type="string" calcext:value-type="string">
            <text:p>671B43E31D3EEDEF7A917E198040264C6F5049E150C50AEE5CBF419FD583978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3u2TloSTeMeoahZ1Hty2w==</text:p>
          </table:table-cell>
          <table:table-cell office:value-type="string" calcext:value-type="string">
            <text:p>B3B8D8B024F8A9510891AF2DC40639F6FBE1B32651E72251A99941A1E68488A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PrzQiYqOwfjMtmMGIRuDA==</text:p>
          </table:table-cell>
          <table:table-cell office:value-type="string" calcext:value-type="string">
            <text:p>C1D81DE87D45D205840B35D663D43716C77E6FBBF5B852FD7B43A4D6B3345B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16YpeAjQwVD6QoeCkI8rA==</text:p>
          </table:table-cell>
          <table:table-cell office:value-type="string" calcext:value-type="string">
            <text:p>C6F857F890A816CF5BEE9A132660F0B51A947DC13D14C315371C19C1F6A336F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KCtAP6EZ-cGvd8DyFbiHQ==</text:p>
          </table:table-cell>
          <table:table-cell office:value-type="string" calcext:value-type="string">
            <text:p>16A192BD4E7ABB662F9F2D057A3FCA7EAF273B09961710619D9E40178FA85B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x7XvMJ9537jy-Zs8hF1A==</text:p>
          </table:table-cell>
          <table:table-cell office:value-type="string" calcext:value-type="string">
            <text:p>253466D64110349D1D28D1FDB55EB9164313EBF262433F31D502F29CED3CAB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x7XvMJ9537jy-Zs8hF1A==</text:p>
          </table:table-cell>
          <table:table-cell office:value-type="string" calcext:value-type="string">
            <text:p>E0CF89235B706516117C2FB7E47D61015C1AE2E19E65532FD3809E3F5B81E3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9qtlTGM2MHdnDGd-AVSA==</text:p>
          </table:table-cell>
          <table:table-cell office:value-type="string" calcext:value-type="string">
            <text:p>058F9B0DC7C80463A69108C641AF401F1C3A3018394B9F1114772043708A10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drMrUGNeNW8G9686aoNsQ==</text:p>
          </table:table-cell>
          <table:table-cell office:value-type="string" calcext:value-type="string">
            <text:p>BA0255DFC0B970EB781A286FBBFDB922994F513CE1D4B4731F0D3311796CE7A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P8UamrYEypw_RDJ6_TVwg==</text:p>
          </table:table-cell>
          <table:table-cell office:value-type="string" calcext:value-type="string">
            <text:p>314752D110ABF41683E7CDEE8B59950166EC9DCE8D5A58AD89560D8D37ACCD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zSdO6yqW8iZLnee9hy8WA==</text:p>
          </table:table-cell>
          <table:table-cell office:value-type="string" calcext:value-type="string">
            <text:p>1318A41AB12E1C835D1F953A8A8A2612CD96975BD8A063AEA0C2211F91BE82F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gUPVd2amMxbib-OEuf2xA==</text:p>
          </table:table-cell>
          <table:table-cell office:value-type="string" calcext:value-type="string">
            <text:p>D5D5730212D7A92F48D2D2B649EBBECD45126BEAC07515607BC5FD40792495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XyOPigbZ45JF-eA_y7h3w==</text:p>
          </table:table-cell>
          <table:table-cell office:value-type="string" calcext:value-type="string">
            <text:p>16725EBB37EF9748DE084F0EAA279F0BC14DA463BAFD07A9CBFC199536E509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hpJditWBHxmPRqW4jhNAw==</text:p>
          </table:table-cell>
          <table:table-cell office:value-type="string" calcext:value-type="string">
            <text:p>DCFCD2765F745F5A4AC2F44816C0160DC4A1A66DEB87A3DFD923B0A47E0A65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bCEXqK1Hj-0njRNwhHq3Q==</text:p>
          </table:table-cell>
          <table:table-cell office:value-type="string" calcext:value-type="string">
            <text:p>E4389D23C133B266FEE2E2F093382FB68E58DD849F53E13196419AA55B266F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PndOqinRYceaz7aaey9yQ==</text:p>
          </table:table-cell>
          <table:table-cell office:value-type="string" calcext:value-type="string">
            <text:p>C6A9856CD472400BA0C1D47ACA3BA0D7BA1E4631C31D0998F7010D690F5D48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0411N_WZuThII9pnOUjuA==</text:p>
          </table:table-cell>
          <table:table-cell office:value-type="string" calcext:value-type="string">
            <text:p>B57AC128F51FC11F5D00D831578D90327F0C42D58F2853C58E18C96BC4ED7D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Qx9PQDCwotApJhf_KhZUw==</text:p>
          </table:table-cell>
          <table:table-cell office:value-type="string" calcext:value-type="string">
            <text:p>E9FAF85AABA9DC5EDEF4F5FB26BD2A24CA5E44843FD739E26476D525AB15CF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ioJNaFzyToN8m9brrmIZQ==</text:p>
          </table:table-cell>
          <table:table-cell office:value-type="string" calcext:value-type="string">
            <text:p>9BD290562CBB34E80C7D16ACB3A8D48EA5DEBC80605A2C8E67FFBADFC5DA14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rWmLJNG0jwg07n4kt7Jg==</text:p>
          </table:table-cell>
          <table:table-cell office:value-type="string" calcext:value-type="string">
            <text:p>3B291E27C6C5914B30043EEFADC736252EC339F31C41D4243CB91EDF6CEC2E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nB3xjGjBlr8JwpLXodag==</text:p>
          </table:table-cell>
          <table:table-cell office:value-type="string" calcext:value-type="string">
            <text:p>A69A4AA30B6BF14B7FFC5589B6526063D2CF8D0CD439604FB880131ACBFED6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tdDSSIkFa4TOYni36magA==</text:p>
          </table:table-cell>
          <table:table-cell office:value-type="string" calcext:value-type="string">
            <text:p>A49BC71D307864C9A0FFD3E521916A3BBFE4D4B65150F5E873372C39B3788E9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f2N-OFXQiARIj_5PSnhw==</text:p>
          </table:table-cell>
          <table:table-cell office:value-type="string" calcext:value-type="string">
            <text:p>3FD7CA2FB9BEC1AD71047188ACA44F4D6121AEE90FAE52030123FF76EED9D4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TgBOfdLNzFLl92WKJxKw==</text:p>
          </table:table-cell>
          <table:table-cell office:value-type="string" calcext:value-type="string">
            <text:p>253466D64110349D1D28D1FDB55EB9164313EBF262433F31D502F29CED3CAB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1TgBOfdLNzFLl92WKJxKw==</text:p>
          </table:table-cell>
          <table:table-cell office:value-type="string" calcext:value-type="string">
            <text:p>E0CF89235B706516117C2FB7E47D61015C1AE2E19E65532FD3809E3F5B81E3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lKYGXqmdqrSi6bIaEUPA==</text:p>
          </table:table-cell>
          <table:table-cell office:value-type="string" calcext:value-type="string">
            <text:p>2EF0A56F72EBB13A16940CA72EFDAF2DCE19E588626F5028BA50D71249983D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v_r0Xl5JCAVRo7NnQV8g==</text:p>
          </table:table-cell>
          <table:table-cell office:value-type="string" calcext:value-type="string">
            <text:p>800634270137C5CDD8ECCBB5477EFE4A29596FBB1BB83366B524D0486A744D5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OglLhkhmd4MDlqMJY3Rvw==</text:p>
          </table:table-cell>
          <table:table-cell office:value-type="string" calcext:value-type="string">
            <text:p>494A276DD5CACCA4C92018D7768A4F46CF738B53975BA25F5C95FF0C049881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5ZDa31mNTBEv6y1PwB1sw==</text:p>
          </table:table-cell>
          <table:table-cell office:value-type="string" calcext:value-type="string">
            <text:p>6948F12536B7EA3E956854A12C5B3C4E719E8BC3DB959B89438C4C2FC5F014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GgR9Jv2V6X1ZxAACin77A==</text:p>
          </table:table-cell>
          <table:table-cell office:value-type="string" calcext:value-type="string">
            <text:p>562BAF5EC94F5469D3650BE43E40CA2C14348F59D38B9719AB0627EC183132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Hxmy8XDyV0TogBGjAr9w==</text:p>
          </table:table-cell>
          <table:table-cell office:value-type="string" calcext:value-type="string">
            <text:p>2896C3EB64B740542F8CE6FC8152BA48A316A8966C6DAB44027DA179184C54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gRDdjjfybhYJLPrmzTKcA==</text:p>
          </table:table-cell>
          <table:table-cell office:value-type="string" calcext:value-type="string">
            <text:p>91B1E9DF6C02A6BBD50C54C918DFBE96DA2D09C180B3B828BC0DE282F85DA2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ug6bLFt2BEZoxjrCCOmZQ==</text:p>
          </table:table-cell>
          <table:table-cell office:value-type="string" calcext:value-type="string">
            <text:p>51B60F87BDD8DDFA21A8D62C2F9F56B55B7DD2A0D7841E3CA8AAC6ED620185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XqCXCX5ZQrbOIiT3Ed6w==</text:p>
          </table:table-cell>
          <table:table-cell office:value-type="string" calcext:value-type="string">
            <text:p>5434AE6EFB16B6D866770EE591CEC7CBB5FA023602E6D8C1DFFE92C0859271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tXqCXCX5ZQrbOIiT3Ed6w==</text:p>
          </table:table-cell>
          <table:table-cell office:value-type="string" calcext:value-type="string">
            <text:p>C7CE60724FA8222C88D190A5A2194AD1FF5879B25A3C5B78F707916F702B02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THchAMCwtEj4bIybM-8Ig==</text:p>
          </table:table-cell>
          <table:table-cell office:value-type="string" calcext:value-type="string">
            <text:p>936FE8457404272E903D2920F5F5BC306DA8D0CB587CA26A2FD718536E0707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v-BvNx1CmiUB-X8JRq_g==</text:p>
          </table:table-cell>
          <table:table-cell office:value-type="string" calcext:value-type="string">
            <text:p>A566B7C5D34B9EDFF8E9F542B886895BDFA3DE1020CADA9BA65922D2E4224C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8ulMlYf61LFQzWr4lGSQ==</text:p>
          </table:table-cell>
          <table:table-cell office:value-type="string" calcext:value-type="string">
            <text:p>272B66D15A0CA19DFF29C74EC03B947F786D6B2311240E02C0CE7C3EB348244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_Wo6NTAbMl89oVQjyT3yg==</text:p>
          </table:table-cell>
          <table:table-cell office:value-type="string" calcext:value-type="string">
            <text:p>BD68E301CAD1F8850921BA9EF0D5D9BD9E582DC1E636541BCDB3B40F378CCF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nmrVnnaI_hQ3dmN3XKPkg==</text:p>
          </table:table-cell>
          <table:table-cell office:value-type="string" calcext:value-type="string">
            <text:p>422CAD8269634FBF959F239B4CCFB97329C6649449093263B0F398E951AD4F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--z8yZIpVnehwNaYPq0Q==</text:p>
          </table:table-cell>
          <table:table-cell office:value-type="string" calcext:value-type="string">
            <text:p>48CB445B595EB377848AC103CD883C198E7CB0662FDB0D567B86CE35A8D399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ZCl3f4DNnYq08rUBuOa1g==</text:p>
          </table:table-cell>
          <table:table-cell office:value-type="string" calcext:value-type="string">
            <text:p>CD7A1B80DA04471B3ABBED8F254D492FF994E7DFCAA770B5C8A1A09E0D0B5D0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lGadCndavFDlgsQIvGUZw==</text:p>
          </table:table-cell>
          <table:table-cell office:value-type="string" calcext:value-type="string">
            <text:p>E8E9580EA4C4805A8B6325D2959BB75DCFE5A0775C7BBE1DECF6A36ABD7B3E2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Wnsl_yHl8MuOpIlgm_5UA==</text:p>
          </table:table-cell>
          <table:table-cell office:value-type="string" calcext:value-type="string">
            <text:p>AE89B2ECB23B2A2F9E8DE24B3F9234828027E367283E31D4E93BB238758F0C7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BDToSs363yh7jULHj76-Q==</text:p>
          </table:table-cell>
          <table:table-cell office:value-type="string" calcext:value-type="string">
            <text:p>FE5908886F6991D285E3C6939787F9DB309AACFD1790919B48DF3ABD421C60C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fczUezaGe8UW7WGKclB7A==</text:p>
          </table:table-cell>
          <table:table-cell office:value-type="string" calcext:value-type="string">
            <text:p>E85930F6A13F05E38F5AC1BE89AD3B1094DC3B4BA933ADFC982E020AA0E6F8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Y48k6EflQ4KH2VNp-QhA==</text:p>
          </table:table-cell>
          <table:table-cell office:value-type="string" calcext:value-type="string">
            <text:p>10B8766536702DA6F27EB8FAC087A2E46BDFA7C642053227A64A88E1E10C96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yq1gs6Af5K18zpTc6NzbA==</text:p>
          </table:table-cell>
          <table:table-cell office:value-type="string" calcext:value-type="string">
            <text:p>123E4430ED45193E80B569C11512A65454DBA89FED9A898B59F9D55F8D0341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eF-GDYacdp_PyB8pRpHng==</text:p>
          </table:table-cell>
          <table:table-cell office:value-type="string" calcext:value-type="string">
            <text:p>32964AC9FD31588876CB20CE85D4FAAF828DF6CC5AE830BD5BC90BC0505E51E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tSS3e6X-mLqblYMZTIABQ==</text:p>
          </table:table-cell>
          <table:table-cell office:value-type="string" calcext:value-type="string">
            <text:p>C0194EF1B8482268B540D148EAB2318A9CFF5C5A1944C052AC1F1A04C2CFAAE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IEXtn7SMT-NyyvaiACIVg==</text:p>
          </table:table-cell>
          <table:table-cell office:value-type="string" calcext:value-type="string">
            <text:p>521BF4B08744D0DA2B90B724FBA6217E7ACE22172348278680FAAFF6749A15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GyJmS33A9sdj8PU3jCfw==</text:p>
          </table:table-cell>
          <table:table-cell office:value-type="string" calcext:value-type="string">
            <text:p>A173E74F7D6F8C577A4C3423230A642CB9FEAB1ECED41C677EBF525C6C4F71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4uxpzamzaHcF7IJBl6ISg==</text:p>
          </table:table-cell>
          <table:table-cell office:value-type="string" calcext:value-type="string">
            <text:p>5434AE6EFB16B6D866770EE591CEC7CBB5FA023602E6D8C1DFFE92C0859271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4uxpzamzaHcF7IJBl6ISg==</text:p>
          </table:table-cell>
          <table:table-cell office:value-type="string" calcext:value-type="string">
            <text:p>C7CE60724FA8222C88D190A5A2194AD1FF5879B25A3C5B78F707916F702B02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3ySzEtzZH-_fzXk_640pQ==</text:p>
          </table:table-cell>
          <table:table-cell office:value-type="string" calcext:value-type="string">
            <text:p>B4CF662FD7A24DA891A190AA395E510BAC029FF9CE3A169E9098BC7F3A67AA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z67xCsw8HxecC1T7dGtnA==</text:p>
          </table:table-cell>
          <table:table-cell office:value-type="string" calcext:value-type="string">
            <text:p>67120C6C7619D9A7C450CCCDAC8CD7EEB63335E197CC7C7B3898C464D181A0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BPjgDrHGVhmNons6DqOSg==</text:p>
          </table:table-cell>
          <table:table-cell office:value-type="string" calcext:value-type="string">
            <text:p>A423FDC64B952CA043EB39BBD6BCDDF42C5672005100F0ACD13E8B116070CA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Ho-eixyOTf44R3YQAKGDQ==</text:p>
          </table:table-cell>
          <table:table-cell office:value-type="string" calcext:value-type="string">
            <text:p>4D964F206877C8A09C7FAE69EDB4322F8CCDC834168D84FDAA95F8C87EE51B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0ZUjtWfeNOQ1CEY5GbhJg==</text:p>
          </table:table-cell>
          <table:table-cell office:value-type="string" calcext:value-type="string">
            <text:p>5A3B6C31660720544E28830307A6C4872CEF8A86A99E62972D09FA17D7DF0D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lNfssbTmbtS5EIOQqE8yw==</text:p>
          </table:table-cell>
          <table:table-cell office:value-type="string" calcext:value-type="string">
            <text:p>D2078F30509D55CE5166BD2D9570C80E567B1C31FAD70494FFA486EB8258A2B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kaR6wl0_FMy0J0bZGTcow==</text:p>
          </table:table-cell>
          <table:table-cell office:value-type="string" calcext:value-type="string">
            <text:p>80C9E20D953C3DE8F6F2C0B6D14BD3B52A4794DEB4B7B6DF554F51463B2209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209Tz1kjHq7V0pEc_FB1w==</text:p>
          </table:table-cell>
          <table:table-cell office:value-type="string" calcext:value-type="string">
            <text:p>171AE6DBB953244734EE4C79AD95510328E04852CFE299D2D139A77E9D4855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6UDhc2rN2sxY-liHmC-kg==</text:p>
          </table:table-cell>
          <table:table-cell office:value-type="string" calcext:value-type="string">
            <text:p>D0BBA9D42A84D50F25DEE0B9D8AE61F7A2C2BCFE27205AC63C385C36B4ED7B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QfSBiYSktHoguYpm3kQQ==</text:p>
          </table:table-cell>
          <table:table-cell office:value-type="string" calcext:value-type="string">
            <text:p>79D258DA2604E364DA76930B57C8DBD649AC61C4DDFFAE0B31393FDCD80F7D0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DHGL0f2Nl9ieft4eGdRfA==</text:p>
          </table:table-cell>
          <table:table-cell office:value-type="string" calcext:value-type="string">
            <text:p>D6D9B6C423F8194F8651F68AB7A1014DAE3232D11C17D5CF5ADC0807817BA5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IjjCvSGJN9UZD46yJvDPw==</text:p>
          </table:table-cell>
          <table:table-cell office:value-type="string" calcext:value-type="string">
            <text:p>13A9C79C53C7B5048BE37155356F81133E152A7AD267E1AF715297530FCFF4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pya6i_swUww6wtnKLINhA==</text:p>
          </table:table-cell>
          <table:table-cell office:value-type="string" calcext:value-type="string">
            <text:p>0927AD2C4557BC8B61573FC58430A0BAB6F08A9327F2BBB2CF3EE250DA4A4DE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PcJSM6wHNwMzkq9JPu8g==</text:p>
          </table:table-cell>
          <table:table-cell office:value-type="string" calcext:value-type="string">
            <text:p>C6BDFBD25D16D26E74B8804DEF62CBE9BEF48FC73382168C5084A1EA2ECB2EC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UEcDyXf-aOz__jp8w78g==</text:p>
          </table:table-cell>
          <table:table-cell office:value-type="string" calcext:value-type="string">
            <text:p>9B960DFD794D7AA1A8AA4979353EE87F8FE61657785AB8805E613524DB99E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Dem7LX1_Kf5BEuYtR68YA==</text:p>
          </table:table-cell>
          <table:table-cell office:value-type="string" calcext:value-type="string">
            <text:p>A3ADB51C684ADAD4EF9AC3D2B1EA7FE4CA18F47192D7C9C21FA3A9B635C4CC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Glawb4TaTFqPO2AcGgCJw==</text:p>
          </table:table-cell>
          <table:table-cell office:value-type="string" calcext:value-type="string">
            <text:p>9D8F7C2F30D80263B8FF8B80BEDA3B9F93863B76EAC823DBC256A5FEB589A8B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KLZwwCMHZ_BCSjQeJr2yQ==</text:p>
          </table:table-cell>
          <table:table-cell office:value-type="string" calcext:value-type="string">
            <text:p>B2793E615B9181BCB3D61A908000CCD092778C6BDB9CCC4CB284F89D190AEE0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q6K1gghNarWXDFYOX0quQ==</text:p>
          </table:table-cell>
          <table:table-cell office:value-type="string" calcext:value-type="string">
            <text:p>FF69E347461ADA0CA8E553C2EFCB2B69AEBED279DFF213D11F8D95C98F3FEFA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L1Pfy7lJLZV9SCGrDUNGA==</text:p>
          </table:table-cell>
          <table:table-cell office:value-type="string" calcext:value-type="string">
            <text:p>CF4551164874DE90A1C673516D8C770F2DC79594D524B1A6974596F03E8A0A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feTJc5A6ElQ9b_yiBi1A==</text:p>
          </table:table-cell>
          <table:table-cell office:value-type="string" calcext:value-type="string">
            <text:p>C272B580B336B15EAE509F5D639E91DEE1280AAD10528F2A0426D226245939D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8DQ7aNkNy4-TFsxXgya3w==</text:p>
          </table:table-cell>
          <table:table-cell office:value-type="string" calcext:value-type="string">
            <text:p>3AE13D390208C989546E308B52A4BDC29D48F6E8676DACFD24F36D54FE7434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ayAt5AfUnmPwj70XBjohw==</text:p>
          </table:table-cell>
          <table:table-cell office:value-type="string" calcext:value-type="string">
            <text:p>FB3DE39C6C4EE714DFDB512D09FEC1AE1407928BCBA99E985B4D034A4383D1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8Kb0q6sBgF8qDRg2Ga21w==</text:p>
          </table:table-cell>
          <table:table-cell office:value-type="string" calcext:value-type="string">
            <text:p>DB3A98576D8C40CB696411149B6AA4C96906C0133F75E9E0F350B06B17F677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ddOI1sSmHwOkW19wQXwDg==</text:p>
          </table:table-cell>
          <table:table-cell office:value-type="string" calcext:value-type="string">
            <text:p>7EEF694C525619C74426198A0C019C60CB86F6324E5D8B8486B85CA8AE7E4C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KNgbEHl7iPf_nUzxWgbUw==</text:p>
          </table:table-cell>
          <table:table-cell office:value-type="string" calcext:value-type="string">
            <text:p>439AA0EE58A4FD91EED314487D7F95448F3CADE83E1EBC7CA4A8A23166A4ED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8DEd4bJiWhMdve_aNEJbg==</text:p>
          </table:table-cell>
          <table:table-cell office:value-type="string" calcext:value-type="string">
            <text:p>9DFC2FBF050294B562C6834C514E2A76024A1955CB30A8642E17AE35BE04E5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LK2A-fq-UsOTz8dSdw8w==</text:p>
          </table:table-cell>
          <table:table-cell office:value-type="string" calcext:value-type="string">
            <text:p>9514153B359CC654BBC163598EBF2EC44DDD876CA2D91D8A546E1DDDA88E0E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fgilrqwwJ8BrBW5Yal8Qw==</text:p>
          </table:table-cell>
          <table:table-cell office:value-type="string" calcext:value-type="string">
            <text:p>184ECC64BB08BD894A42E6E06639E29545E3A408EA0A458C30CD979DE1E53CC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9Auch5Up1BDFsNmfS4Z3w==</text:p>
          </table:table-cell>
          <table:table-cell office:value-type="string" calcext:value-type="string">
            <text:p>AC5CA372EDC4CD97E5AF249B2E0D97513A8DB4DF0839A2CCF0010D1E9D0A01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xykevI3WCF7eBn003Semw==</text:p>
          </table:table-cell>
          <table:table-cell office:value-type="string" calcext:value-type="string">
            <text:p>BCB7F382AA1CCAC034DB49DF2845D7115E83790C241DEE3288CBE3ACF05E95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BO9w1HCIUqMw98HIIYs2g==</text:p>
          </table:table-cell>
          <table:table-cell office:value-type="string" calcext:value-type="string">
            <text:p>BE180D58D0556F7A3C6C3A1DB33342008B3C62C7795B68B1DCB0D7E9BF826DC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PDaMDjMHtPJDvzOTiGrg==</text:p>
          </table:table-cell>
          <table:table-cell office:value-type="string" calcext:value-type="string">
            <text:p>87D2D44258CAB8BF0BDE0C85A35ED0966075F03FB12EED2551201A53A433B5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TisqL1aAkgDIz1RyuNDQg==</text:p>
          </table:table-cell>
          <table:table-cell office:value-type="string" calcext:value-type="string">
            <text:p>64B3FC41C708390B3B8A8503FE9CB0EB1EF69BEBCB0F817331C571E8196400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D-OtDJEJlnu6jhHrWAefQ==</text:p>
          </table:table-cell>
          <table:table-cell office:value-type="string" calcext:value-type="string">
            <text:p>8E72BF009BF768EC2A67196F37E1BEE4DA75AF5092D99EB525DD9632A85514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SH2IfZ3nJBcHtn0ud_YnA==</text:p>
          </table:table-cell>
          <table:table-cell office:value-type="string" calcext:value-type="string">
            <text:p>0656317EE8DB67C0E6B2985A4F6394A52EC60EA06DAB51CD27EB3D32468EEB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QDVTD5wb8slAopMFl4GlA==</text:p>
          </table:table-cell>
          <table:table-cell office:value-type="string" calcext:value-type="string">
            <text:p>09838FC1D4E50EC69D507B5B80B0928491BFA22E2672027BF944F1F801B34D3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sjEP_fCcmF8zh47pvE3nw==</text:p>
          </table:table-cell>
          <table:table-cell office:value-type="string" calcext:value-type="string">
            <text:p>3BD021FC374065140EB45F6D4C9A3701A6B1779A2A8DA98DF86D1431F6E3F4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DL9wZ2o6ggpu7RnuMeK-Q==</text:p>
          </table:table-cell>
          <table:table-cell office:value-type="string" calcext:value-type="string">
            <text:p>F40C760F7542A4610C547703A5A6AA686D9189355B50EDF5AD2D6A7EAAFE5CB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V6FHEOCLMj5QsQfD8CYw==</text:p>
          </table:table-cell>
          <table:table-cell office:value-type="string" calcext:value-type="string">
            <text:p>8DC11CFFA3C5569A656296AAB1DCDAC971E98A6D55CC1C52A9EFFAFA32B494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kiZX3AtYpQWqtb11LuwGw==</text:p>
          </table:table-cell>
          <table:table-cell office:value-type="string" calcext:value-type="string">
            <text:p>802B9B9A75289081335D9BE392F5D5D8702732C2133612AD4058B12549B241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u86aw1wQyzrAoF4oZJitw==</text:p>
          </table:table-cell>
          <table:table-cell office:value-type="string" calcext:value-type="string">
            <text:p>E6014EC3AC089BADCBEBF292DA0DF49ACDD8A21F1AE25274E36BD0A768F4D4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4TM3jNUfR-H10DnX_CbLg==</text:p>
          </table:table-cell>
          <table:table-cell office:value-type="string" calcext:value-type="string">
            <text:p>6355C3CF9DD9D025B54CE25F7AC39C670E2E8F463C7B80463397EFDBA7D098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bvPCc6Kp6hPXDLIRLhY8g==</text:p>
          </table:table-cell>
          <table:table-cell office:value-type="string" calcext:value-type="string">
            <text:p>EB5D7B9895920EF76A83B2A48F09FC5F861B4FFE98B907B14CEDC1793C7088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W-fTJejmfNE5Fy_0UwfuA==</text:p>
          </table:table-cell>
          <table:table-cell office:value-type="string" calcext:value-type="string">
            <text:p>3C5C12FDEBFCBC13FA009BD79D1090DC72D4975645EEA7C5634502936D0DA4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zZQDKSGoQJOQBSMH7Yaew==</text:p>
          </table:table-cell>
          <table:table-cell office:value-type="string" calcext:value-type="string">
            <text:p>A8DCE7BA56F810FBD964B055747830C6F9AB2DA85122519C230EE972426C7AF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Iwl1Qyyhew0AT_3IuRtSw==</text:p>
          </table:table-cell>
          <table:table-cell office:value-type="string" calcext:value-type="string">
            <text:p>15655B9731ABEAF1E5DF7D0841EF12D3A02F11B5744EC614765EA5991468F1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0DAxEx7v9k5Xu-zHS-1g==</text:p>
          </table:table-cell>
          <table:table-cell office:value-type="string" calcext:value-type="string">
            <text:p>82E46BBE44947FE1798ED336C4FF3D4A3311706D384293DF0EC73C0A0E7CE56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4vSSkC9RT4FThkRlhRyFA==</text:p>
          </table:table-cell>
          <table:table-cell office:value-type="string" calcext:value-type="string">
            <text:p>0AF617E829287F4E540AE70706B475BB01D8C1B60929724CF14EB219490B17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cbD4P2IOT2R01GfCwKp2Q==</text:p>
          </table:table-cell>
          <table:table-cell office:value-type="string" calcext:value-type="string">
            <text:p>B682C59A286C7FB905B4B1C29DFDEBDFC6469D993A814E8AFB77A869B9F557A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B7PVtASFBT6FsJr-dqHUA==</text:p>
          </table:table-cell>
          <table:table-cell office:value-type="string" calcext:value-type="string">
            <text:p>EC6CA6C5430A7240F5DEE26A4A99DF611A63261D133DEA061AB6FD6B320B58B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8GH6awdlhzSlf4cznYpYw==</text:p>
          </table:table-cell>
          <table:table-cell office:value-type="string" calcext:value-type="string">
            <text:p>B1EBDEB7F3F9560A49831717B3002BA861EC26A1DF78D1D0381A2708904819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cvSPyhBYgo2vYU1Vj_yQ==</text:p>
          </table:table-cell>
          <table:table-cell office:value-type="string" calcext:value-type="string">
            <text:p>8761881BD9BD54773CAE53A72E0E57FDC7764DADBCAC3004498CC683DEBD48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7y9-1O7oTbJvN6b57OATQ==</text:p>
          </table:table-cell>
          <table:table-cell office:value-type="string" calcext:value-type="string">
            <text:p>864B6B040627BE343868A3280D6FD61F002EAE79D8986C32EEC9A21E67C403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OF75Wa_Ed88JO5RAxppg==</text:p>
          </table:table-cell>
          <table:table-cell office:value-type="string" calcext:value-type="string">
            <text:p>0B88D694DB76BF66F4144EFA4DC015D045FACB2508E8072436D02B0F6B9F7A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rd5IVd_ULMPiZ5GvItBwQ==</text:p>
          </table:table-cell>
          <table:table-cell office:value-type="string" calcext:value-type="string">
            <text:p>859767092B8E264B4C7645EA6CB0FEED71B4830A8EF637379B7C9A56446C3DC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DQ5eEq5VrORzDhgfj9FQg==</text:p>
          </table:table-cell>
          <table:table-cell office:value-type="string" calcext:value-type="string">
            <text:p>C2066D6285A1E1CA5FCF76955CD5C661939BF012ECB8FEF0EEDDD1A122E0685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7Xc_0xby-O0CyNuKkfCYg==</text:p>
          </table:table-cell>
          <table:table-cell office:value-type="string" calcext:value-type="string">
            <text:p>9DB5FD370B588A73CDD2C9003EAA9C2AD7EE874A9185BC0E221AA3F372CE24D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lTxEUwa1jkc5jcwys8WWw==</text:p>
          </table:table-cell>
          <table:table-cell office:value-type="string" calcext:value-type="string">
            <text:p>BBF75B7A2CE20A3B69C286E65B6C71543C71F84A684F7EA34860B1C3E07AFE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WMBmjahoHYJayfvgmiuYw==</text:p>
          </table:table-cell>
          <table:table-cell office:value-type="string" calcext:value-type="string">
            <text:p>7EBC40D8B79249C5EA6AF62530300C0C09712159603D3087990A61597E4DDD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6ldiU_3HwlELkc8R4xupw==</text:p>
          </table:table-cell>
          <table:table-cell office:value-type="string" calcext:value-type="string">
            <text:p>3EAB256DE1A7F2EBB619A90CAD645EB34F751F650464FDF35378FC931E540110</text:p>
          </table:table-cell>
          <table:table-cell table:number-columns-repeated="16382"/>
        </table:table-row>
        <table:table-row table:style-name="ro1" table:number-rows-repeated="10448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_vital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Old Database ID</text:p>
          </table:table-cell>
          <table:table-cell office:value-type="string" calcext:value-type="string">
            <text:p>Heureka 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MprP_Sp9-Kz7-I-5Z1Vw==</text:p>
          </table:table-cell>
          <table:table-cell office:value-type="string" calcext:value-type="string">
            <text:p>9A93865C4BFA2E820E27AACDEB135EFB78AFCC4013B4E55CC8CBC5F17AAE16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fyvIbp9w-ry6Is5nDuu6A==</text:p>
          </table:table-cell>
          <table:table-cell office:value-type="string" calcext:value-type="string">
            <text:p>DE94F8A7F797291D331BC330A416E2985AA704AC43B32A2868BC49D7A35224D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ynSMtWPknfQST_I335R1A==</text:p>
          </table:table-cell>
          <table:table-cell office:value-type="string" calcext:value-type="string">
            <text:p>62A11BC0A69F1191BB1D337EB1C81755370FCA32F5D959041A8232BA3FD411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tAmluBoreqVVlew6SIeA==</text:p>
          </table:table-cell>
          <table:table-cell office:value-type="string" calcext:value-type="string">
            <text:p>483979BD9E7221193F437CCD91F58BDD92790D91A1A9E4C05BB26083A939E9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07RUQiAoL-oHg3kLfONuw==</text:p>
          </table:table-cell>
          <table:table-cell office:value-type="string" calcext:value-type="string">
            <text:p>E51ACB18C35B76A203935A706FE41DDC0B3C8FCDCCF631AD166EAD0797B95FF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pbIMcIgBmj-kJbUKHpGcw==</text:p>
          </table:table-cell>
          <table:table-cell office:value-type="string" calcext:value-type="string">
            <text:p>56E8A0E7678419089DCEB4C1D9DB5BBE80C47D479897B8C1398BC1266A6413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jabfwkgM-XXXcM6s0Ugfg==</text:p>
          </table:table-cell>
          <table:table-cell office:value-type="string" calcext:value-type="string">
            <text:p>804395EC5B8DD2E6CE66DDE88D112A902E30A17306E3DAA9387E9C186355D0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44Q0EyqEGV7JjFZYg3DuA==</text:p>
          </table:table-cell>
          <table:table-cell office:value-type="string" calcext:value-type="string">
            <text:p>3BD4F8C346DD48A433987581069FB50245149263ACA7DF6DE14D1EDA155B18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yRKGAzO6P3IBwaEthHPNw==</text:p>
          </table:table-cell>
          <table:table-cell office:value-type="string" calcext:value-type="string">
            <text:p>7BB727A0DB1DA92B126BFDC8EE59FEB8D1C84D1982D7A7BD3BB12DF0C4E081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K_4ZuYuGEShYwO3USI-A==</text:p>
          </table:table-cell>
          <table:table-cell office:value-type="string" calcext:value-type="string">
            <text:p>BB742B708E8E34B6AA3D5D3863C329DB60217993349DB5E72C44C7C8E310F9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JKCXp7V1AWvgWfSyX0GXA==</text:p>
          </table:table-cell>
          <table:table-cell office:value-type="string" calcext:value-type="string">
            <text:p>0C23ED74136580ECDAB6470017D59FC6B2B27686EDC02EF8134FDB34A60942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nUuvEuRvXih5IYXnBy8ng==</text:p>
          </table:table-cell>
          <table:table-cell office:value-type="string" calcext:value-type="string">
            <text:p>94E7802933C65C8F4F279668D329026D9470AD50111CA0A06D32791599758F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h7CUD4zUMiMcaRAyLmnnw==</text:p>
          </table:table-cell>
          <table:table-cell office:value-type="string" calcext:value-type="string">
            <text:p>0CBD9EB4EE17DF2106CFB7DE69E085375717923331D7BC83F13CDCEC306049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uLD2GrVUkhmekBg8iRp4g==</text:p>
          </table:table-cell>
          <table:table-cell office:value-type="string" calcext:value-type="string">
            <text:p>93959C8A31AD3F72A83D6226120127C704ED5C2B110CA0A043310E523FCF29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LSeMa5-5HaEdvgaXJiOA==</text:p>
          </table:table-cell>
          <table:table-cell office:value-type="string" calcext:value-type="string">
            <text:p>CFBC83999D1968060282F49123D42A2780952B9F2CF910BF12043AB069D36C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SrViOEV5H7wZPTE_Sl68g==</text:p>
          </table:table-cell>
          <table:table-cell office:value-type="string" calcext:value-type="string">
            <text:p>2DDCCF2027B1A81169DFF43BA95AB7FC14660BBFC9B15D82DB5A3FF7FDC380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kbfrV7eMcXHl1ixQ5lckQ==</text:p>
          </table:table-cell>
          <table:table-cell office:value-type="string" calcext:value-type="string">
            <text:p>13402F111254F65BA723C4EA6F09EE5CE2D231C5FA0078AE52DC67D2976C44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FJV4CxY-h1JNUs7PjpOKQ==</text:p>
          </table:table-cell>
          <table:table-cell office:value-type="string" calcext:value-type="string">
            <text:p>A1A48B4BF2B28829E1BF79B04EC097644CD20E3346CB1A2FBDE0900E455812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AK0d7Qb1rPHF09zjlhbg==</text:p>
          </table:table-cell>
          <table:table-cell office:value-type="string" calcext:value-type="string">
            <text:p>8847CFEDDD23D8F1AA658C589B15B0BF7DB34580D2F115C6E9DF5C11117F1EE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8OA2o3pvq_NQyzXWg0AwA==</text:p>
          </table:table-cell>
          <table:table-cell office:value-type="string" calcext:value-type="string">
            <text:p>354EEA2EEAEFCA1A87FCB67BD3BD14083E95F0F096FB9D2B23614561F91CD5B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u9X9gRFKvBcqYeu4CZBCg==</text:p>
          </table:table-cell>
          <table:table-cell office:value-type="string" calcext:value-type="string">
            <text:p>F564B1FBD31313D807A20C8C4661D59536B2C2B7337648545B4624FBF0C2A43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p1VW3I40EZVE_V-HjyAbw==</text:p>
          </table:table-cell>
          <table:table-cell office:value-type="string" calcext:value-type="string">
            <text:p>EA676D13201B80D3EC774DA00610842B1B1823C87E4181462EC472D8C47BD6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G3s9-94HYsf62TCN3lEaQ==</text:p>
          </table:table-cell>
          <table:table-cell office:value-type="string" calcext:value-type="string">
            <text:p>C9700E49076EF1D335D83B85E8A4552FCE458266DC12B7EF3F2E3B97A509C9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VaEmRjCcfQHiWgiaAW6g==</text:p>
          </table:table-cell>
          <table:table-cell office:value-type="string" calcext:value-type="string">
            <text:p>7419E352A82BEE5CA85F202F972AA370B3B8CAB664425AD866AED5DA6ADE626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Bi8mCTnJ1J-zXIbD4jBA==</text:p>
          </table:table-cell>
          <table:table-cell office:value-type="string" calcext:value-type="string">
            <text:p>B9402234944B1739724C7F969A9D4539D25CAB3E1ACCD18ACCF637DF43EB1F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Ciy68TgUIjFtticrF22A==</text:p>
          </table:table-cell>
          <table:table-cell office:value-type="string" calcext:value-type="string">
            <text:p>19C20B9721FEC8D81BF39C78B910DDCFFB3BF678B8DBE07CDF7490EC98BFC9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FVPbBiwJ261PjaAXq2hyA==</text:p>
          </table:table-cell>
          <table:table-cell office:value-type="string" calcext:value-type="string">
            <text:p>45ABB8B7AAD26FDCBDDE352A27669EC1909F9DE68201F3CA626CC9A51933F0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x0Jv0LKU8rVPXa0fMnjTg==</text:p>
          </table:table-cell>
          <table:table-cell office:value-type="string" calcext:value-type="string">
            <text:p>F9409204DC4110606C68017A729CE9027DFFE8C92E7025FB2F10A2967D7ECDD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VbNRNs3sze75EXy2UrIWw==</text:p>
          </table:table-cell>
          <table:table-cell office:value-type="string" calcext:value-type="string">
            <text:p>AE0C4FC79B3B2030AF756BBE82085FF19A26036446596EE35546EDECEA9C3EF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Lke9w7wkGxvGzDuFEP-7w==</text:p>
          </table:table-cell>
          <table:table-cell office:value-type="string" calcext:value-type="string">
            <text:p>EDF7886720DD08429805C2A955FE1A9E23F532965C66905AC3EECD598B16F5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NTYpCl21VaRMf_rELQMg==</text:p>
          </table:table-cell>
          <table:table-cell office:value-type="string" calcext:value-type="string">
            <text:p>14BE647FF4688F2643D129C9E603C350D9308D771B1A17029D1E53256569DE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EmCTXtOFYk-6dMkiTnQw==</text:p>
          </table:table-cell>
          <table:table-cell office:value-type="string" calcext:value-type="string">
            <text:p>58EE58D9106F252955E3E8C791637AFDE9CA37536B51FCA51CAB986026D748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X6dh9A-rhqN3lf7ZmScOA==</text:p>
          </table:table-cell>
          <table:table-cell office:value-type="string" calcext:value-type="string">
            <text:p>078C12C5C4D991FA63447012518C625F378A7AA42E6D489D3486EF2279E587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SkNhdJBZ5vVA2mpsjexlQ==</text:p>
          </table:table-cell>
          <table:table-cell office:value-type="string" calcext:value-type="string">
            <text:p>DB16755D2D369185A29045425849D1D17B5FF8A3DBCFE7780217E92B8C0E7BC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lemQxmTwOtzJp2prjA8WA==</text:p>
          </table:table-cell>
          <table:table-cell office:value-type="string" calcext:value-type="string">
            <text:p>57885CD569F756A0A6259995103AF941BF39747C2639581064740BB58E9F0B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8Bp2dFQwb1oQ-fhbZV31g==</text:p>
          </table:table-cell>
          <table:table-cell office:value-type="string" calcext:value-type="string">
            <text:p>C1CDA8E0A38EFE46E8860E7E430675E10CF2317B98D0711C46213501DA71595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_aexvtNfSaPFvRPIBrsWQ==</text:p>
          </table:table-cell>
          <table:table-cell office:value-type="string" calcext:value-type="string">
            <text:p>6E8F4FF35147769E01F1B8832C17E1DF61B1C5F58F276ECD4100C5E460D36F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4EKtLWL1RwkkMn_q3yBew==</text:p>
          </table:table-cell>
          <table:table-cell office:value-type="string" calcext:value-type="string">
            <text:p>37866CDAA4A889DD186C21AD2DEC580847A4F72286ECC3ED60AD57A8FA1EF62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HWY0SSqNfEOzczb87Dv9g==</text:p>
          </table:table-cell>
          <table:table-cell office:value-type="string" calcext:value-type="string">
            <text:p>F5BEFB66011719F4608F4B8A3DA98EC1A7A77CE9014C86CD892F047409A66AF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yfkB3ZpkvADLKO3SQaRiw==</text:p>
          </table:table-cell>
          <table:table-cell office:value-type="string" calcext:value-type="string">
            <text:p>4A943608B25011069E03BC994027EC3BD6CD31B15E48A8EB2BFE0EBF133DBA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jx4L9j8nbVcf9JMgo4Iw==</text:p>
          </table:table-cell>
          <table:table-cell office:value-type="string" calcext:value-type="string">
            <text:p>183E268FB87F217D5C40464AFFDCF1F72F281338DFDE107549DFEBE0E3A655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R1_poSRhqomnhxVf3sw==</text:p>
          </table:table-cell>
          <table:table-cell office:value-type="string" calcext:value-type="string">
            <text:p>EFE923CAFB305CFC86D66D9DA48ED560F9F4F2108E95D2485913DC21CA0EE0A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j2WaxfRjFoBlJBK3K0obA==</text:p>
          </table:table-cell>
          <table:table-cell office:value-type="string" calcext:value-type="string">
            <text:p>5D89814163A92B0FC1866AFC4EFC1A28463640FCB9BC0DA2F829681FDC8D34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tYeBTvYNytFlibgfge46Q==</text:p>
          </table:table-cell>
          <table:table-cell office:value-type="string" calcext:value-type="string">
            <text:p>73E046A6C2DCFF7FEBA33B3B5FD7026C21871D9D239A57A09E69C41E14158B3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IAXAPXwkWe3uDJhUJ9Eg==</text:p>
          </table:table-cell>
          <table:table-cell office:value-type="string" calcext:value-type="string">
            <text:p>5415B4F3D8ABE97E7AA705E9AAFCE573900711AFF492B3C49DA0180D72E13C5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LovobwN60aSROeTVm9o0A==</text:p>
          </table:table-cell>
          <table:table-cell office:value-type="string" calcext:value-type="string">
            <text:p>EB72979EAB84D90279DDE4F67D73BD11699B326789F2482100F30517F2A82C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kYQjCKmdY95FOHnbP8RA==</text:p>
          </table:table-cell>
          <table:table-cell office:value-type="string" calcext:value-type="string">
            <text:p>B3D35032E5BF3FE39BF9C281656D463FE2FBD0ED96848963DAD5DBE46FC391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6mCzuTmz-lUOVqzqHObw==</text:p>
          </table:table-cell>
          <table:table-cell office:value-type="string" calcext:value-type="string">
            <text:p>A85A34233B94B68ACDE11A9D1C40A2DA54A46F92B9C9E2F26146A54196F5D7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fz5FhDSwKZcV_JQVG9ITQ==</text:p>
          </table:table-cell>
          <table:table-cell office:value-type="string" calcext:value-type="string">
            <text:p>DF73268451EF6E0B826D5D39FC459FDF6E6640A6D46365E893CF079E865D20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TgxizI8lPUjepEcB6zSeg==</text:p>
          </table:table-cell>
          <table:table-cell office:value-type="string" calcext:value-type="string">
            <text:p>A51A48E86C975F86FA93BCA416994D4B63C83868E59EFFAAF3D7624D5CB5C2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8DC7ho013Mw77bs7-VAg==</text:p>
          </table:table-cell>
          <table:table-cell office:value-type="string" calcext:value-type="string">
            <text:p>A2948E46AC5E14B82F8ACBD9C75BC8E55D138669288EB9D8D497626D191A9B8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6LHHoFWmCwVQR9CGqRH5g==</text:p>
          </table:table-cell>
          <table:table-cell office:value-type="string" calcext:value-type="string">
            <text:p>DA47344C0077C05C06142EC68BE3A60BB6A457985CE979A5A17562EA4D3CAB7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jNUm2MMvhrTKqG3JOLbpQ==</text:p>
          </table:table-cell>
          <table:table-cell office:value-type="string" calcext:value-type="string">
            <text:p>F3FFEF7384B86508EAB72CBD91EA71A10F5EB1EFEA1516BF5509234322CADA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sg9aRDZv42vYyE83fCpJA==</text:p>
          </table:table-cell>
          <table:table-cell office:value-type="string" calcext:value-type="string">
            <text:p>624C7C086C41CC31A8943CD69419B1DDB1635F54AA8DAAF69F5273E405F3B2E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UO9tIyZ4gE0V9uDy_yBw==</text:p>
          </table:table-cell>
          <table:table-cell office:value-type="string" calcext:value-type="string">
            <text:p>06ED83F0CEA6853315047001821EBFE9211932B488502687453077E0408F2E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VMOgCLNpzpIcSpjeqcHA==</text:p>
          </table:table-cell>
          <table:table-cell office:value-type="string" calcext:value-type="string">
            <text:p>3FA47776E188013EA51FFCBB0191B52A71E76C536FC9CCF69391570DDFA89D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1LeZOBtxNjbXZ4JOYl_w==</text:p>
          </table:table-cell>
          <table:table-cell office:value-type="string" calcext:value-type="string">
            <text:p>57247BAA6D97D43222FCB1AD952EE2D7F79117F50C4D38C3DE17F06B4E9BF6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mQVbm9VP5wtNIdwb-2_-A==</text:p>
          </table:table-cell>
          <table:table-cell office:value-type="string" calcext:value-type="string">
            <text:p>EAB4A88CEA69E935B83D844B0CD1E9B068C4891C286DBA440A10F3585D79BC7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CPxkobeBlLiX2aDl2EVA==</text:p>
          </table:table-cell>
          <table:table-cell office:value-type="string" calcext:value-type="string">
            <text:p>1FF26E1DF13AAA13102157FEE9757A6925F1CB4F58F0D62DC9F6F5CC16CB31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qFGR4ZZT8SrkK4cweaWWw==</text:p>
          </table:table-cell>
          <table:table-cell office:value-type="string" calcext:value-type="string">
            <text:p>93D9A7AEFCB942BB14971570965F09B1F190647C96C4EDA5BA608330D1AE4B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_tD0y6fATLrZkc1WD-A5Q==</text:p>
          </table:table-cell>
          <table:table-cell office:value-type="string" calcext:value-type="string">
            <text:p>0E1CC7CF22A856F36975B79890358D92C67DBFEF9A4E87B63A176C40470C971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RmwGqbZ21_nR6op7kUEQ==</text:p>
          </table:table-cell>
          <table:table-cell office:value-type="string" calcext:value-type="string">
            <text:p>6ED85067CD4AD5AEAE0D18587C86A338F79DF495122B9C0EB34031D285BBC6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5ymKWyheHN-_nfiUlYeQ==</text:p>
          </table:table-cell>
          <table:table-cell office:value-type="string" calcext:value-type="string">
            <text:p>341746086AFA46D250B7F600151C1207FA48930FB0867008EF98A7867E5D24F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JHwlPo63dgWvK1O4_R2mg==</text:p>
          </table:table-cell>
          <table:table-cell office:value-type="string" calcext:value-type="string">
            <text:p>081EFC05E763B12DFABE5F07EC069301BBBC9478F709D69611F174C1003286E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DGQOZPr_LE3JMWll9ocqA==</text:p>
          </table:table-cell>
          <table:table-cell office:value-type="string" calcext:value-type="string">
            <text:p>15686A28E22C7D4B914160DDA3C479856F7E8A3414590C6EAA34AF76B0C4AE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crvNwdNwY1_XsttcVozkg==</text:p>
          </table:table-cell>
          <table:table-cell office:value-type="string" calcext:value-type="string">
            <text:p>05265E7A3818D48759D7C0E591E9FF4F456AEDEF9D8CB94E3A20EC5DF20991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wTsI--JFNji3FaKPrzUQ==</text:p>
          </table:table-cell>
          <table:table-cell office:value-type="string" calcext:value-type="string">
            <text:p>561F42450AC07E58B91FCF6A4D11537009A0EDD95925F2A4FDFA6C2761C26F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ZImlfksu5uSIBU5E0demg==</text:p>
          </table:table-cell>
          <table:table-cell office:value-type="string" calcext:value-type="string">
            <text:p>8180D5000FDD2E7EC1C9E46F5D8FCB015F339C080F45EF880AA922F05C9922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XIobMlTiO64u1tu7o5ftg==</text:p>
          </table:table-cell>
          <table:table-cell office:value-type="string" calcext:value-type="string">
            <text:p>770571BE7362B0231BD57107F5DA3DE733C55D48D02BE215F10F172FAD0BF4E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3Q5a-Aun0pKHRSCo-tk8A==</text:p>
          </table:table-cell>
          <table:table-cell office:value-type="string" calcext:value-type="string">
            <text:p>DDB9427A708CD5A94E379EE447A02A0CA22DC66A5A6792D91483A61BBE8621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G_08ctpOm7p2IEYgTMCeQ==</text:p>
          </table:table-cell>
          <table:table-cell office:value-type="string" calcext:value-type="string">
            <text:p>C920A01A1B36850B53F8AE8CD94507113729BEE349D23BA3FDA72B5E71C9873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8V8WKPboal-IS_G3_ynMA==</text:p>
          </table:table-cell>
          <table:table-cell office:value-type="string" calcext:value-type="string">
            <text:p>4A270FF738404D50A01A824E24EF99633365F3922027722990E70B323BF4D6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FP4XuAeBWDCP0Bmyakgug==</text:p>
          </table:table-cell>
          <table:table-cell office:value-type="string" calcext:value-type="string">
            <text:p>D840C7E2946F86540969DD7D6A74D1BC0D644280C5F704E6CB05EB45372D29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Qzjvg133bemMjiukLyqg==</text:p>
          </table:table-cell>
          <table:table-cell office:value-type="string" calcext:value-type="string">
            <text:p>4CBAF76FF7F62F44346016242692E2B1EC1DA00E6562C78E049F597FEAAD3C2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ZnAy9FF-CGBeKs2yXpByg==</text:p>
          </table:table-cell>
          <table:table-cell office:value-type="string" calcext:value-type="string">
            <text:p>6191B0465788DFB5F776A8BD82D1AE4E39F34C824CF0C200346D06AFF4E7D1D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FKnAisBGSdZmUptRajFQQ==</text:p>
          </table:table-cell>
          <table:table-cell office:value-type="string" calcext:value-type="string">
            <text:p>0ADE5C15E0617DC71D5758C5240A1D980059D3035C432F972989007F4A6BC5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2bpIXQhCb_ilg9wsMaIuA==</text:p>
          </table:table-cell>
          <table:table-cell office:value-type="string" calcext:value-type="string">
            <text:p>28CF089E04C0D8E5463E32D5E1BAF6845D41ABA0197EB7AAC32A388B630BAF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3dr7wLN9hA3rhkOqfQTBw==</text:p>
          </table:table-cell>
          <table:table-cell office:value-type="string" calcext:value-type="string">
            <text:p>11290583835120BA052CDE7B190182926F57E1C37EF2B7858143359DD1D3BDF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_e2J_kaz2Bq697oKfqhag==</text:p>
          </table:table-cell>
          <table:table-cell office:value-type="string" calcext:value-type="string">
            <text:p>132269E5CBF1A2762A95B0A514EF1AE024040A391A232BF848EEFAA99BC94E7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XrwNt721BeWh0jIKGs6kA==</text:p>
          </table:table-cell>
          <table:table-cell office:value-type="string" calcext:value-type="string">
            <text:p>6D3F0D36FEC5EFCF77CA63406A0FA745888B61C82C32ACD93DB96064BAD521A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HV3NcNvqEwFGSZGSk99MA==</text:p>
          </table:table-cell>
          <table:table-cell office:value-type="string" calcext:value-type="string">
            <text:p>E2F60547079FE3B6C224F65B40821A7227F9CBDD9EC970FE987DBAA5B982B6E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_h6uLGrF3qzOTOuXnHrU6Q==</text:p>
          </table:table-cell>
          <table:table-cell office:value-type="string" calcext:value-type="string">
            <text:p>1F40A8A9137B1BAD74924F9DC4424A8CA7D7AE68D7A8F59CBE8D3547E6AD7AD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w9-osEi1Zjk9Ocxrdy-Bg==</text:p>
          </table:table-cell>
          <table:table-cell office:value-type="string" calcext:value-type="string">
            <text:p>A447A53B48E47DD27078AF09E8B82518376ABDB35CC469AF565951EE27A867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ZNiJN4CaL9xU1yUjP5Qg==</text:p>
          </table:table-cell>
          <table:table-cell office:value-type="string" calcext:value-type="string">
            <text:p>BBAB75F138C409E7C87717D839251AF414A3A3630441F950799F99E360A383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6mLkQp1f3h428OSyyKZVw==</text:p>
          </table:table-cell>
          <table:table-cell office:value-type="string" calcext:value-type="string">
            <text:p>3C75FFFB944662C60F06C078F690290C0C30B8E99BEBB6CC2191BA8B21E572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Rs7ln3sWyU5b0dyie01Q==</text:p>
          </table:table-cell>
          <table:table-cell office:value-type="string" calcext:value-type="string">
            <text:p>C07672DDC90E04B3869F780FEEFE76C6A39F217531E9715F38C663240C42FE2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NoZccsfaCoEqusDc3nWSg==</text:p>
          </table:table-cell>
          <table:table-cell office:value-type="string" calcext:value-type="string">
            <text:p>52427E18233A2BA9176ABFE3F55CD14E50CA5670F1D8FAD507B6CB92749C7E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t5A78o4QKNZGPWz3w7ew==</text:p>
          </table:table-cell>
          <table:table-cell office:value-type="string" calcext:value-type="string">
            <text:p>2C7B67AB8FCFA8602C9A05D90C1E9F311B426D3EA4D8DFE2BCC66CE0F794EA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yaVeuMs2LU8zx-sVcbeQ==</text:p>
          </table:table-cell>
          <table:table-cell office:value-type="string" calcext:value-type="string">
            <text:p>E3C1243D5C51BEB0B21B49BF8131E844CD8A2E1495A494BA8DD6CB7A5298C1D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bTMzn6NGFhYuWyq7N1H1g==</text:p>
          </table:table-cell>
          <table:table-cell office:value-type="string" calcext:value-type="string">
            <text:p>74D38B3D4CA450D3C5359D1CEA0F0966BEEEEEC31A5319B690CA63C2A854391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nBjacXPACNpgy_R-n5d4A==</text:p>
          </table:table-cell>
          <table:table-cell office:value-type="string" calcext:value-type="string">
            <text:p>23B4586196CCEE21A4A0FB0491866145CB9639BFE030B23CCA7242616535BA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znwgLqYd-mC-GjBeLBDRg==</text:p>
          </table:table-cell>
          <table:table-cell office:value-type="string" calcext:value-type="string">
            <text:p>A07090FEEA2F1A3800B0A589A913221EABCF6D10AE0A6C9A487C57ACE822154F</text:p>
          </table:table-cell>
          <table:table-cell table:number-columns-repeated="16382"/>
        </table:table-row>
        <table:table-row table:style-name="ro1" table:number-rows-repeated="10484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fo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TOTAL MATCHES</text:p>
          </table:table-cell>
          <table:table-cell office:value-type="float" office:value="3794" calcext:value-type="float">
            <text:p>37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TAL MATCHES</text:p>
          </table:table-cell>
          <table:table-cell office:value-type="float" office:value="92" calcext:value-type="float">
            <text:p>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 MATCHES</text:p>
          </table:table-cell>
          <table:table-cell office:value-type="float" office:value="3702" calcext:value-type="float">
            <text:p>37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OR MATCHES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IENTS Old Database</text:p>
          </table:table-cell>
          <table:table-cell office:value-type="float" office:value="4874" calcext:value-type="float">
            <text:p>48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IENTS Heureka</text:p>
          </table:table-cell>
          <table:table-cell office:value-type="float" office:value="4955" calcext:value-type="float">
            <text:p>49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 PATIENTS</text:p>
          </table:table-cell>
          <table:table-cell office:value-type="float" office:value="4958" calcext:value-type="float">
            <text:p>4958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fo" style:display-name="PageStyle_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_5f_vital" style:display-name="PageStyle_a_vit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_5f_labor" style:display-name="PageStyle_a_lab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_5f_medi" style:display-name="PageStyle_a_med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5-03-13T13:25:57</meta:creation-date>
    <dc:date>2025-03-13T14:27:03.215820896</dc:date>
    <dc:title>Untitled Spreadsheet</dc:title>
    <meta:generator>LibreOffice/7.4.7.2$Linux_X86_64 LibreOffice_project/40$Build-2</meta:generator>
    <meta:editing-duration>PT59S</meta:editing-duration>
    <meta:editing-cycles>1</meta:editing-cycles>
    <meta:document-statistic meta:table-count="4" meta:cell-count="7608" meta:object-count="0"/>
    <meta:user-defined meta:name="AppVersion">12.0000</meta:user-defined>
  </office:meta>
</office:document-meta>
</file>